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964.89pt" svg:height="602.36pt" svg:x="371.76pt" svg:y="3pt">
            <draw:object draw:notify-on-update-of-ranges="'relay1.comm.sub.network'.E2:'relay1.comm.sub.network'.E991 'relay1.comm.sub.network'.F2:'relay1.comm.sub.network'.F99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911304.92991" calcext:value-type="float">
            <text:p>1455911304.92991</text:p>
          </table:table-cell>
          <table:table-cell office:value-type="float" office:value="1455911304.93021" calcext:value-type="float">
            <text:p>1455911304.93021</text:p>
          </table:table-cell>
          <table:table-cell office:value-type="float" office:value="4544" calcext:value-type="float">
            <text:p>4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911305.03193" calcext:value-type="float">
            <text:p>1455911305.03193</text:p>
          </table:table-cell>
          <table:table-cell office:value-type="float" office:value="1455911305.0321" calcext:value-type="float">
            <text:p>1455911305.0321</text:p>
          </table:table-cell>
          <table:table-cell office:value-type="float" office:value="4400" calcext:value-type="float">
            <text:p>4400</text:p>
          </table:table-cell>
          <table:table-cell table:formula="of:=[.B3]-[.B$2]" office:value-type="float" office:value="0.102016687393188" calcext:value-type="float">
            <text:p>0.1020166874</text:p>
          </table:table-cell>
          <table:table-cell table:formula="of:=[.D3]/([.E3]-[.E2])" office:value-type="float" office:value="43130.1987197614" calcext:value-type="float">
            <text:p>43130.1987197614</text:p>
          </table:table-cell>
          <table:table-cell table:formula="of:=[.E3]-[.E2]" office:value-type="float" office:value="0.102016687393188" calcext:value-type="float">
            <text:p>0.1020166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911305.12546" calcext:value-type="float">
            <text:p>1455911305.12546</text:p>
          </table:table-cell>
          <table:table-cell office:value-type="float" office:value="1455911305.12563" calcext:value-type="float">
            <text:p>1455911305.12563</text:p>
          </table:table-cell>
          <table:table-cell office:value-type="float" office:value="4368" calcext:value-type="float">
            <text:p>4368</text:p>
          </table:table-cell>
          <table:table-cell table:formula="of:=[.B4]-[.B$2]" office:value-type="float" office:value="0.195550680160522" calcext:value-type="float">
            <text:p>0.1955506802</text:p>
          </table:table-cell>
          <table:table-cell table:formula="of:=[.D4]/([.E4]-[.E3])" office:value-type="float" office:value="46699.5994800031" calcext:value-type="float">
            <text:p>46699.5994800031</text:p>
          </table:table-cell>
          <table:table-cell table:formula="of:=[.E4]-[.E3]" office:value-type="float" office:value="0.093533992767334" calcext:value-type="float">
            <text:p>0.09353399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911305.21626" calcext:value-type="float">
            <text:p>1455911305.21626</text:p>
          </table:table-cell>
          <table:table-cell office:value-type="float" office:value="1455911305.21643" calcext:value-type="float">
            <text:p>1455911305.21643</text:p>
          </table:table-cell>
          <table:table-cell office:value-type="float" office:value="4336" calcext:value-type="float">
            <text:p>4336</text:p>
          </table:table-cell>
          <table:table-cell table:formula="of:=[.B5]-[.B$2]" office:value-type="float" office:value="0.28635311126709" calcext:value-type="float">
            <text:p>0.2863531113</text:p>
          </table:table-cell>
          <table:table-cell table:formula="of:=[.D5]/([.E5]-[.E4])" office:value-type="float" office:value="47752.0254376361" calcext:value-type="float">
            <text:p>47752.0254376361</text:p>
          </table:table-cell>
          <table:table-cell table:formula="of:=[.E5]-[.E4]" office:value-type="float" office:value="0.0908024311065674" calcext:value-type="float">
            <text:p>0.0908024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911305.30795" calcext:value-type="float">
            <text:p>1455911305.30795</text:p>
          </table:table-cell>
          <table:table-cell office:value-type="float" office:value="1455911305.30811" calcext:value-type="float">
            <text:p>1455911305.30811</text:p>
          </table:table-cell>
          <table:table-cell office:value-type="float" office:value="4312" calcext:value-type="float">
            <text:p>4312</text:p>
          </table:table-cell>
          <table:table-cell table:formula="of:=[.B6]-[.B$2]" office:value-type="float" office:value="0.378037214279175" calcext:value-type="float">
            <text:p>0.3780372143</text:p>
          </table:table-cell>
          <table:table-cell table:formula="of:=[.D6]/([.E6]-[.E5])" office:value-type="float" office:value="47031.0540032401" calcext:value-type="float">
            <text:p>47031.0540032401</text:p>
          </table:table-cell>
          <table:table-cell table:formula="of:=[.E6]-[.E5]" office:value-type="float" office:value="0.091684103012085" calcext:value-type="float">
            <text:p>0.091684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911305.39835" calcext:value-type="float">
            <text:p>1455911305.39835</text:p>
          </table:table-cell>
          <table:table-cell office:value-type="float" office:value="1455911305.39852" calcext:value-type="float">
            <text:p>1455911305.39852</text:p>
          </table:table-cell>
          <table:table-cell office:value-type="float" office:value="4296" calcext:value-type="float">
            <text:p>4296</text:p>
          </table:table-cell>
          <table:table-cell table:formula="of:=[.B7]-[.B$2]" office:value-type="float" office:value="0.468438863754272" calcext:value-type="float">
            <text:p>0.4684388638</text:p>
          </table:table-cell>
          <table:table-cell table:formula="of:=[.D7]/([.E7]-[.E6])" office:value-type="float" office:value="47521.2568016626" calcext:value-type="float">
            <text:p>47521.2568016626</text:p>
          </table:table-cell>
          <table:table-cell table:formula="of:=[.E7]-[.E6]" office:value-type="float" office:value="0.0904016494750977" calcext:value-type="float">
            <text:p>0.09040164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911305.48995" calcext:value-type="float">
            <text:p>1455911305.48995</text:p>
          </table:table-cell>
          <table:table-cell office:value-type="float" office:value="1455911305.49012" calcext:value-type="float">
            <text:p>1455911305.49012</text:p>
          </table:table-cell>
          <table:table-cell office:value-type="float" office:value="4296" calcext:value-type="float">
            <text:p>4296</text:p>
          </table:table-cell>
          <table:table-cell table:formula="of:=[.B8]-[.B$2]" office:value-type="float" office:value="0.560045719146729" calcext:value-type="float">
            <text:p>0.5600457191</text:p>
          </table:table-cell>
          <table:table-cell table:formula="of:=[.D8]/([.E8]-[.E7])" office:value-type="float" office:value="46896.0535933185" calcext:value-type="float">
            <text:p>46896.0535933185</text:p>
          </table:table-cell>
          <table:table-cell table:formula="of:=[.E8]-[.E7]" office:value-type="float" office:value="0.0916068553924561" calcext:value-type="float">
            <text:p>0.0916068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911305.58028" calcext:value-type="float">
            <text:p>1455911305.58028</text:p>
          </table:table-cell>
          <table:table-cell office:value-type="float" office:value="1455911305.58049" calcext:value-type="float">
            <text:p>1455911305.58049</text:p>
          </table:table-cell>
          <table:table-cell office:value-type="float" office:value="4296" calcext:value-type="float">
            <text:p>4296</text:p>
          </table:table-cell>
          <table:table-cell table:formula="of:=[.B9]-[.B$2]" office:value-type="float" office:value="0.650376319885254" calcext:value-type="float">
            <text:p>0.6503763199</text:p>
          </table:table-cell>
          <table:table-cell table:formula="of:=[.D9]/([.E9]-[.E8])" office:value-type="float" office:value="47558.6342266822" calcext:value-type="float">
            <text:p>47558.6342266822</text:p>
          </table:table-cell>
          <table:table-cell table:formula="of:=[.E9]-[.E8]" office:value-type="float" office:value="0.0903306007385254" calcext:value-type="float">
            <text:p>0.0903306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911305.67136" calcext:value-type="float">
            <text:p>1455911305.67136</text:p>
          </table:table-cell>
          <table:table-cell office:value-type="float" office:value="1455911305.67152" calcext:value-type="float">
            <text:p>1455911305.67152</text:p>
          </table:table-cell>
          <table:table-cell office:value-type="float" office:value="4304" calcext:value-type="float">
            <text:p>4304</text:p>
          </table:table-cell>
          <table:table-cell table:formula="of:=[.B10]-[.B$2]" office:value-type="float" office:value="0.741446971893311" calcext:value-type="float">
            <text:p>0.7414469719</text:p>
          </table:table-cell>
          <table:table-cell table:formula="of:=[.D10]/([.E10]-[.E9])" office:value-type="float" office:value="47260.0108278487" calcext:value-type="float">
            <text:p>47260.0108278487</text:p>
          </table:table-cell>
          <table:table-cell table:formula="of:=[.E10]-[.E9]" office:value-type="float" office:value="0.0910706520080566" calcext:value-type="float">
            <text:p>0.0910706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911305.7637" calcext:value-type="float">
            <text:p>1455911305.7637</text:p>
          </table:table-cell>
          <table:table-cell office:value-type="float" office:value="1455911305.76388" calcext:value-type="float">
            <text:p>1455911305.76388</text:p>
          </table:table-cell>
          <table:table-cell office:value-type="float" office:value="4312" calcext:value-type="float">
            <text:p>4312</text:p>
          </table:table-cell>
          <table:table-cell table:formula="of:=[.B11]-[.B$2]" office:value-type="float" office:value="0.833788394927979" calcext:value-type="float">
            <text:p>0.8337883949</text:p>
          </table:table-cell>
          <table:table-cell table:formula="of:=[.D11]/([.E11]-[.E10])" office:value-type="float" office:value="46696.2697594679" calcext:value-type="float">
            <text:p>46696.2697594679</text:p>
          </table:table-cell>
          <table:table-cell table:formula="of:=[.E11]-[.E10]" office:value-type="float" office:value="0.092341423034668" calcext:value-type="float">
            <text:p>0.0923414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911305.85482" calcext:value-type="float">
            <text:p>1455911305.85482</text:p>
          </table:table-cell>
          <table:table-cell office:value-type="float" office:value="1455911305.855" calcext:value-type="float">
            <text:p>1455911305.855</text:p>
          </table:table-cell>
          <table:table-cell office:value-type="float" office:value="4336" calcext:value-type="float">
            <text:p>4336</text:p>
          </table:table-cell>
          <table:table-cell table:formula="of:=[.B12]-[.B$2]" office:value-type="float" office:value="0.924915313720703" calcext:value-type="float">
            <text:p>0.9249153137</text:p>
          </table:table-cell>
          <table:table-cell table:formula="of:=[.D12]/([.E12]-[.E11])" office:value-type="float" office:value="47581.9884776591" calcext:value-type="float">
            <text:p>47581.9884776591</text:p>
          </table:table-cell>
          <table:table-cell table:formula="of:=[.E12]-[.E11]" office:value-type="float" office:value="0.0911269187927246" calcext:value-type="float">
            <text:p>0.09112691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911305.94677" calcext:value-type="float">
            <text:p>1455911305.94677</text:p>
          </table:table-cell>
          <table:table-cell office:value-type="float" office:value="1455911305.94695" calcext:value-type="float">
            <text:p>1455911305.94695</text:p>
          </table:table-cell>
          <table:table-cell office:value-type="float" office:value="4368" calcext:value-type="float">
            <text:p>4368</text:p>
          </table:table-cell>
          <table:table-cell table:formula="of:=[.B13]-[.B$2]" office:value-type="float" office:value="1.01686453819275" calcext:value-type="float">
            <text:p>1.0168645382</text:p>
          </table:table-cell>
          <table:table-cell table:formula="of:=[.D13]/([.E13]-[.E12])" office:value-type="float" office:value="47504.4789673886" calcext:value-type="float">
            <text:p>47504.4789673886</text:p>
          </table:table-cell>
          <table:table-cell table:formula="of:=[.E13]-[.E12]" office:value-type="float" office:value="0.0919492244720459" calcext:value-type="float">
            <text:p>0.0919492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911306.0379" calcext:value-type="float">
            <text:p>1455911306.0379</text:p>
          </table:table-cell>
          <table:table-cell office:value-type="float" office:value="1455911306.03807" calcext:value-type="float">
            <text:p>1455911306.03807</text:p>
          </table:table-cell>
          <table:table-cell office:value-type="float" office:value="4400" calcext:value-type="float">
            <text:p>4400</text:p>
          </table:table-cell>
          <table:table-cell table:formula="of:=[.B14]-[.B$2]" office:value-type="float" office:value="1.10799431800842" calcext:value-type="float">
            <text:p>1.107994318</text:p>
          </table:table-cell>
          <table:table-cell table:formula="of:=[.D14]/([.E14]-[.E13])" office:value-type="float" office:value="48282.7897631244" calcext:value-type="float">
            <text:p>48282.7897631244</text:p>
          </table:table-cell>
          <table:table-cell table:formula="of:=[.E14]-[.E13]" office:value-type="float" office:value="0.0911297798156738" calcext:value-type="float">
            <text:p>0.0911297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911306.12923" calcext:value-type="float">
            <text:p>1455911306.12923</text:p>
          </table:table-cell>
          <table:table-cell office:value-type="float" office:value="1455911306.1294" calcext:value-type="float">
            <text:p>1455911306.1294</text:p>
          </table:table-cell>
          <table:table-cell office:value-type="float" office:value="4448" calcext:value-type="float">
            <text:p>4448</text:p>
          </table:table-cell>
          <table:table-cell table:formula="of:=[.B15]-[.B$2]" office:value-type="float" office:value="1.19932651519775" calcext:value-type="float">
            <text:p>1.1993265152</text:p>
          </table:table-cell>
          <table:table-cell table:formula="of:=[.D15]/([.E15]-[.E14])" office:value-type="float" office:value="48701.3357488742" calcext:value-type="float">
            <text:p>48701.3357488742</text:p>
          </table:table-cell>
          <table:table-cell table:formula="of:=[.E15]-[.E14]" office:value-type="float" office:value="0.0913321971893311" calcext:value-type="float">
            <text:p>0.09133219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911306.22018" calcext:value-type="float">
            <text:p>1455911306.22018</text:p>
          </table:table-cell>
          <table:table-cell office:value-type="float" office:value="1455911306.22034" calcext:value-type="float">
            <text:p>1455911306.22034</text:p>
          </table:table-cell>
          <table:table-cell office:value-type="float" office:value="4496" calcext:value-type="float">
            <text:p>4496</text:p>
          </table:table-cell>
          <table:table-cell table:formula="of:=[.B16]-[.B$2]" office:value-type="float" office:value="1.29027128219605" calcext:value-type="float">
            <text:p>1.2902712822</text:p>
          </table:table-cell>
          <table:table-cell table:formula="of:=[.D16]/([.E16]-[.E15])" office:value-type="float" office:value="49436.5992502294" calcext:value-type="float">
            <text:p>49436.5992502294</text:p>
          </table:table-cell>
          <table:table-cell table:formula="of:=[.E16]-[.E15]" office:value-type="float" office:value="0.090944766998291" calcext:value-type="float">
            <text:p>0.0909447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911306.31066" calcext:value-type="float">
            <text:p>1455911306.31066</text:p>
          </table:table-cell>
          <table:table-cell office:value-type="float" office:value="1455911306.31083" calcext:value-type="float">
            <text:p>1455911306.31083</text:p>
          </table:table-cell>
          <table:table-cell office:value-type="float" office:value="4552" calcext:value-type="float">
            <text:p>4552</text:p>
          </table:table-cell>
          <table:table-cell table:formula="of:=[.B17]-[.B$2]" office:value-type="float" office:value="1.38075041770935" calcext:value-type="float">
            <text:p>1.3807504177</text:p>
          </table:table-cell>
          <table:table-cell table:formula="of:=[.D17]/([.E17]-[.E16])" office:value-type="float" office:value="50309.9413381397" calcext:value-type="float">
            <text:p>50309.9413381397</text:p>
          </table:table-cell>
          <table:table-cell table:formula="of:=[.E17]-[.E16]" office:value-type="float" office:value="0.0904791355133057" calcext:value-type="float">
            <text:p>0.0904791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911306.40268" calcext:value-type="float">
            <text:p>1455911306.40268</text:p>
          </table:table-cell>
          <table:table-cell office:value-type="float" office:value="1455911306.40298" calcext:value-type="float">
            <text:p>1455911306.40298</text:p>
          </table:table-cell>
          <table:table-cell office:value-type="float" office:value="4616" calcext:value-type="float">
            <text:p>4616</text:p>
          </table:table-cell>
          <table:table-cell table:formula="of:=[.B18]-[.B$2]" office:value-type="float" office:value="1.47277092933655" calcext:value-type="float">
            <text:p>1.4727709293</text:p>
          </table:table-cell>
          <table:table-cell table:formula="of:=[.D18]/([.E18]-[.E17])" office:value-type="float" office:value="50162.7291391381" calcext:value-type="float">
            <text:p>50162.7291391381</text:p>
          </table:table-cell>
          <table:table-cell table:formula="of:=[.E18]-[.E17]" office:value-type="float" office:value="0.0920205116271973" calcext:value-type="float">
            <text:p>0.09202051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911306.49386" calcext:value-type="float">
            <text:p>1455911306.49386</text:p>
          </table:table-cell>
          <table:table-cell office:value-type="float" office:value="1455911306.49403" calcext:value-type="float">
            <text:p>1455911306.49403</text:p>
          </table:table-cell>
          <table:table-cell office:value-type="float" office:value="4680" calcext:value-type="float">
            <text:p>4680</text:p>
          </table:table-cell>
          <table:table-cell table:formula="of:=[.B19]-[.B$2]" office:value-type="float" office:value="1.56395196914673" calcext:value-type="float">
            <text:p>1.5639519691</text:p>
          </table:table-cell>
          <table:table-cell table:formula="of:=[.D19]/([.E19]-[.E18])" office:value-type="float" office:value="51326.4600814243" calcext:value-type="float">
            <text:p>51326.4600814243</text:p>
          </table:table-cell>
          <table:table-cell table:formula="of:=[.E19]-[.E18]" office:value-type="float" office:value="0.0911810398101807" calcext:value-type="float">
            <text:p>0.09118103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911306.58652" calcext:value-type="float">
            <text:p>1455911306.58652</text:p>
          </table:table-cell>
          <table:table-cell office:value-type="float" office:value="1455911306.5867" calcext:value-type="float">
            <text:p>1455911306.5867</text:p>
          </table:table-cell>
          <table:table-cell office:value-type="float" office:value="4760" calcext:value-type="float">
            <text:p>4760</text:p>
          </table:table-cell>
          <table:table-cell table:formula="of:=[.B20]-[.B$2]" office:value-type="float" office:value="1.65661358833313" calcext:value-type="float">
            <text:p>1.6566135883</text:p>
          </table:table-cell>
          <table:table-cell table:formula="of:=[.D20]/([.E20]-[.E19])" office:value-type="float" office:value="51369.7045421213" calcext:value-type="float">
            <text:p>51369.7045421213</text:p>
          </table:table-cell>
          <table:table-cell table:formula="of:=[.E20]-[.E19]" office:value-type="float" office:value="0.0926616191864014" calcext:value-type="float">
            <text:p>0.09266161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911306.6774" calcext:value-type="float">
            <text:p>1455911306.6774</text:p>
          </table:table-cell>
          <table:table-cell office:value-type="float" office:value="1455911306.67759" calcext:value-type="float">
            <text:p>1455911306.67759</text:p>
          </table:table-cell>
          <table:table-cell office:value-type="float" office:value="4840" calcext:value-type="float">
            <text:p>4840</text:p>
          </table:table-cell>
          <table:table-cell table:formula="of:=[.B21]-[.B$2]" office:value-type="float" office:value="1.74749374389648" calcext:value-type="float">
            <text:p>1.7474937439</text:p>
          </table:table-cell>
          <table:table-cell table:formula="of:=[.D21]/([.E21]-[.E20])" office:value-type="float" office:value="53256.9510912196" calcext:value-type="float">
            <text:p>53256.9510912196</text:p>
          </table:table-cell>
          <table:table-cell table:formula="of:=[.E21]-[.E20]" office:value-type="float" office:value="0.0908801555633545" calcext:value-type="float">
            <text:p>0.0908801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911306.76923" calcext:value-type="float">
            <text:p>1455911306.76923</text:p>
          </table:table-cell>
          <table:table-cell office:value-type="float" office:value="1455911306.76941" calcext:value-type="float">
            <text:p>1455911306.76941</text:p>
          </table:table-cell>
          <table:table-cell office:value-type="float" office:value="4920" calcext:value-type="float">
            <text:p>4920</text:p>
          </table:table-cell>
          <table:table-cell table:formula="of:=[.B22]-[.B$2]" office:value-type="float" office:value="1.83932566642761" calcext:value-type="float">
            <text:p>1.8393256664</text:p>
          </table:table-cell>
          <table:table-cell table:formula="of:=[.D22]/([.E22]-[.E21])" office:value-type="float" office:value="53576.1406751806" calcext:value-type="float">
            <text:p>53576.1406751806</text:p>
          </table:table-cell>
          <table:table-cell table:formula="of:=[.E22]-[.E21]" office:value-type="float" office:value="0.0918319225311279" calcext:value-type="float">
            <text:p>0.09183192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911306.86029" calcext:value-type="float">
            <text:p>1455911306.86029</text:p>
          </table:table-cell>
          <table:table-cell office:value-type="float" office:value="1455911306.86052" calcext:value-type="float">
            <text:p>1455911306.86052</text:p>
          </table:table-cell>
          <table:table-cell office:value-type="float" office:value="5008" calcext:value-type="float">
            <text:p>5008</text:p>
          </table:table-cell>
          <table:table-cell table:formula="of:=[.B23]-[.B$2]" office:value-type="float" office:value="1.93038463592529" calcext:value-type="float">
            <text:p>1.9303846359</text:p>
          </table:table-cell>
          <table:table-cell table:formula="of:=[.D23]/([.E23]-[.E22])" office:value-type="float" office:value="54997.3278593665" calcext:value-type="float">
            <text:p>54997.3278593665</text:p>
          </table:table-cell>
          <table:table-cell table:formula="of:=[.E23]-[.E22]" office:value-type="float" office:value="0.0910589694976807" calcext:value-type="float">
            <text:p>0.09105896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911306.95095" calcext:value-type="float">
            <text:p>1455911306.95095</text:p>
          </table:table-cell>
          <table:table-cell office:value-type="float" office:value="1455911306.95112" calcext:value-type="float">
            <text:p>1455911306.95112</text:p>
          </table:table-cell>
          <table:table-cell office:value-type="float" office:value="5104" calcext:value-type="float">
            <text:p>5104</text:p>
          </table:table-cell>
          <table:table-cell table:formula="of:=[.B24]-[.B$2]" office:value-type="float" office:value="2.02103853225708" calcext:value-type="float">
            <text:p>2.0210385323</text:p>
          </table:table-cell>
          <table:table-cell table:formula="of:=[.D24]/([.E24]-[.E23])" office:value-type="float" office:value="56302.047750046" calcext:value-type="float">
            <text:p>56302.047750046</text:p>
          </table:table-cell>
          <table:table-cell table:formula="of:=[.E24]-[.E23]" office:value-type="float" office:value="0.0906538963317871" calcext:value-type="float">
            <text:p>0.09065389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911307.04276" calcext:value-type="float">
            <text:p>1455911307.04276</text:p>
          </table:table-cell>
          <table:table-cell office:value-type="float" office:value="1455911307.04293" calcext:value-type="float">
            <text:p>1455911307.04293</text:p>
          </table:table-cell>
          <table:table-cell office:value-type="float" office:value="5200" calcext:value-type="float">
            <text:p>5200</text:p>
          </table:table-cell>
          <table:table-cell table:formula="of:=[.B25]-[.B$2]" office:value-type="float" office:value="2.11285209655762" calcext:value-type="float">
            <text:p>2.1128520966</text:p>
          </table:table-cell>
          <table:table-cell table:formula="of:=[.D25]/([.E25]-[.E24])" office:value-type="float" office:value="56636.5116049588" calcext:value-type="float">
            <text:p>56636.5116049588</text:p>
          </table:table-cell>
          <table:table-cell table:formula="of:=[.E25]-[.E24]" office:value-type="float" office:value="0.0918135643005371" calcext:value-type="float">
            <text:p>0.09181356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911307.13453" calcext:value-type="float">
            <text:p>1455911307.13453</text:p>
          </table:table-cell>
          <table:table-cell office:value-type="float" office:value="1455911307.13469" calcext:value-type="float">
            <text:p>1455911307.13469</text:p>
          </table:table-cell>
          <table:table-cell office:value-type="float" office:value="5304" calcext:value-type="float">
            <text:p>5304</text:p>
          </table:table-cell>
          <table:table-cell table:formula="of:=[.B26]-[.B$2]" office:value-type="float" office:value="2.20461702346802" calcext:value-type="float">
            <text:p>2.2046170235</text:p>
          </table:table-cell>
          <table:table-cell table:formula="of:=[.D26]/([.E26]-[.E25])" office:value-type="float" office:value="57799.8607810024" calcext:value-type="float">
            <text:p>57799.8607810024</text:p>
          </table:table-cell>
          <table:table-cell table:formula="of:=[.E26]-[.E25]" office:value-type="float" office:value="0.0917649269104004" calcext:value-type="float">
            <text:p>0.09176492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911307.22652" calcext:value-type="float">
            <text:p>1455911307.22652</text:p>
          </table:table-cell>
          <table:table-cell office:value-type="float" office:value="1455911307.22669" calcext:value-type="float">
            <text:p>1455911307.22669</text:p>
          </table:table-cell>
          <table:table-cell office:value-type="float" office:value="5408" calcext:value-type="float">
            <text:p>5408</text:p>
          </table:table-cell>
          <table:table-cell table:formula="of:=[.B27]-[.B$2]" office:value-type="float" office:value="2.29661393165588" calcext:value-type="float">
            <text:p>2.2966139317</text:p>
          </table:table-cell>
          <table:table-cell table:formula="of:=[.D27]/([.E27]-[.E26])" office:value-type="float" office:value="58784.5842488137" calcext:value-type="float">
            <text:p>58784.5842488137</text:p>
          </table:table-cell>
          <table:table-cell table:formula="of:=[.E27]-[.E26]" office:value-type="float" office:value="0.0919969081878662" calcext:value-type="float">
            <text:p>0.09199690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911307.31786" calcext:value-type="float">
            <text:p>1455911307.31786</text:p>
          </table:table-cell>
          <table:table-cell office:value-type="float" office:value="1455911307.31803" calcext:value-type="float">
            <text:p>1455911307.31803</text:p>
          </table:table-cell>
          <table:table-cell office:value-type="float" office:value="5520" calcext:value-type="float">
            <text:p>5520</text:p>
          </table:table-cell>
          <table:table-cell table:formula="of:=[.B28]-[.B$2]" office:value-type="float" office:value="2.38795495033264" calcext:value-type="float">
            <text:p>2.3879549503</text:p>
          </table:table-cell>
          <table:table-cell table:formula="of:=[.D28]/([.E28]-[.E27])" office:value-type="float" office:value="60432.8710142204" calcext:value-type="float">
            <text:p>60432.8710142204</text:p>
          </table:table-cell>
          <table:table-cell table:formula="of:=[.E28]-[.E27]" office:value-type="float" office:value="0.0913410186767578" calcext:value-type="float">
            <text:p>0.09134101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911307.41012" calcext:value-type="float">
            <text:p>1455911307.41012</text:p>
          </table:table-cell>
          <table:table-cell office:value-type="float" office:value="1455911307.41029" calcext:value-type="float">
            <text:p>1455911307.41029</text:p>
          </table:table-cell>
          <table:table-cell office:value-type="float" office:value="5632" calcext:value-type="float">
            <text:p>5632</text:p>
          </table:table-cell>
          <table:table-cell table:formula="of:=[.B29]-[.B$2]" office:value-type="float" office:value="2.48021245002747" calcext:value-type="float">
            <text:p>2.48021245</text:p>
          </table:table-cell>
          <table:table-cell table:formula="of:=[.D29]/([.E29]-[.E28])" office:value-type="float" office:value="61046.5275845316" calcext:value-type="float">
            <text:p>61046.5275845316</text:p>
          </table:table-cell>
          <table:table-cell table:formula="of:=[.E29]-[.E28]" office:value-type="float" office:value="0.0922574996948242" calcext:value-type="float">
            <text:p>0.09225749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911307.50127" calcext:value-type="float">
            <text:p>1455911307.50127</text:p>
          </table:table-cell>
          <table:table-cell office:value-type="float" office:value="1455911307.50143" calcext:value-type="float">
            <text:p>1455911307.50143</text:p>
          </table:table-cell>
          <table:table-cell office:value-type="float" office:value="5744" calcext:value-type="float">
            <text:p>5744</text:p>
          </table:table-cell>
          <table:table-cell table:formula="of:=[.B30]-[.B$2]" office:value-type="float" office:value="2.57136130332947" calcext:value-type="float">
            <text:p>2.5713613033</text:p>
          </table:table-cell>
          <table:table-cell table:formula="of:=[.D30]/([.E30]-[.E29])" office:value-type="float" office:value="63017.7977222434" calcext:value-type="float">
            <text:p>63017.7977222434</text:p>
          </table:table-cell>
          <table:table-cell table:formula="of:=[.E30]-[.E29]" office:value-type="float" office:value="0.091148853302002" calcext:value-type="float">
            <text:p>0.09114885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911307.59194" calcext:value-type="float">
            <text:p>1455911307.59194</text:p>
          </table:table-cell>
          <table:table-cell office:value-type="float" office:value="1455911307.59212" calcext:value-type="float">
            <text:p>1455911307.59212</text:p>
          </table:table-cell>
          <table:table-cell office:value-type="float" office:value="5856" calcext:value-type="float">
            <text:p>5856</text:p>
          </table:table-cell>
          <table:table-cell table:formula="of:=[.B31]-[.B$2]" office:value-type="float" office:value="2.66202807426453" calcext:value-type="float">
            <text:p>2.6620280743</text:p>
          </table:table-cell>
          <table:table-cell table:formula="of:=[.D31]/([.E31]-[.E30])" office:value-type="float" office:value="64588.1610165035" calcext:value-type="float">
            <text:p>64588.1610165035</text:p>
          </table:table-cell>
          <table:table-cell table:formula="of:=[.E31]-[.E30]" office:value-type="float" office:value="0.0906667709350586" calcext:value-type="float">
            <text:p>0.09066677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911307.68385" calcext:value-type="float">
            <text:p>1455911307.68385</text:p>
          </table:table-cell>
          <table:table-cell office:value-type="float" office:value="1455911307.68402" calcext:value-type="float">
            <text:p>1455911307.68402</text:p>
          </table:table-cell>
          <table:table-cell office:value-type="float" office:value="5968" calcext:value-type="float">
            <text:p>5968</text:p>
          </table:table-cell>
          <table:table-cell table:formula="of:=[.B32]-[.B$2]" office:value-type="float" office:value="2.75394201278687" calcext:value-type="float">
            <text:p>2.7539420128</text:p>
          </table:table-cell>
          <table:table-cell table:formula="of:=[.D32]/([.E32]-[.E31])" office:value-type="float" office:value="64930.3043253829" calcext:value-type="float">
            <text:p>64930.3043253829</text:p>
          </table:table-cell>
          <table:table-cell table:formula="of:=[.E32]-[.E31]" office:value-type="float" office:value="0.0919139385223389" calcext:value-type="float">
            <text:p>0.09191393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911307.77493" calcext:value-type="float">
            <text:p>1455911307.77493</text:p>
          </table:table-cell>
          <table:table-cell office:value-type="float" office:value="1455911307.7751" calcext:value-type="float">
            <text:p>1455911307.7751</text:p>
          </table:table-cell>
          <table:table-cell office:value-type="float" office:value="6080" calcext:value-type="float">
            <text:p>6080</text:p>
          </table:table-cell>
          <table:table-cell table:formula="of:=[.B33]-[.B$2]" office:value-type="float" office:value="2.84502387046814" calcext:value-type="float">
            <text:p>2.8450238705</text:p>
          </table:table-cell>
          <table:table-cell table:formula="of:=[.D33]/([.E33]-[.E32])" office:value-type="float" office:value="66753.1400301028" calcext:value-type="float">
            <text:p>66753.1400301028</text:p>
          </table:table-cell>
          <table:table-cell table:formula="of:=[.E33]-[.E32]" office:value-type="float" office:value="0.0910818576812744" calcext:value-type="float">
            <text:p>0.09108185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911307.86737" calcext:value-type="float">
            <text:p>1455911307.86737</text:p>
          </table:table-cell>
          <table:table-cell office:value-type="float" office:value="1455911307.86754" calcext:value-type="float">
            <text:p>1455911307.86754</text:p>
          </table:table-cell>
          <table:table-cell office:value-type="float" office:value="6200" calcext:value-type="float">
            <text:p>6200</text:p>
          </table:table-cell>
          <table:table-cell table:formula="of:=[.B34]-[.B$2]" office:value-type="float" office:value="2.93746304512024" calcext:value-type="float">
            <text:p>2.9374630451</text:p>
          </table:table-cell>
          <table:table-cell table:formula="of:=[.D34]/([.E34]-[.E33])" office:value-type="float" office:value="67071.1310798054" calcext:value-type="float">
            <text:p>67071.1310798054</text:p>
          </table:table-cell>
          <table:table-cell table:formula="of:=[.E34]-[.E33]" office:value-type="float" office:value="0.0924391746520996" calcext:value-type="float">
            <text:p>0.09243917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911307.95937" calcext:value-type="float">
            <text:p>1455911307.95937</text:p>
          </table:table-cell>
          <table:table-cell office:value-type="float" office:value="1455911307.95954" calcext:value-type="float">
            <text:p>1455911307.95954</text:p>
          </table:table-cell>
          <table:table-cell office:value-type="float" office:value="6312" calcext:value-type="float">
            <text:p>6312</text:p>
          </table:table-cell>
          <table:table-cell table:formula="of:=[.B35]-[.B$2]" office:value-type="float" office:value="3.02945923805237" calcext:value-type="float">
            <text:p>3.0294592381</text:p>
          </table:table-cell>
          <table:table-cell table:formula="of:=[.D35]/([.E35]-[.E34])" office:value-type="float" office:value="68611.534877935" calcext:value-type="float">
            <text:p>68611.534877935</text:p>
          </table:table-cell>
          <table:table-cell table:formula="of:=[.E35]-[.E34]" office:value-type="float" office:value="0.0919961929321289" calcext:value-type="float">
            <text:p>0.09199619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911308.05121" calcext:value-type="float">
            <text:p>1455911308.05121</text:p>
          </table:table-cell>
          <table:table-cell office:value-type="float" office:value="1455911308.05138" calcext:value-type="float">
            <text:p>1455911308.05138</text:p>
          </table:table-cell>
          <table:table-cell office:value-type="float" office:value="6424" calcext:value-type="float">
            <text:p>6424</text:p>
          </table:table-cell>
          <table:table-cell table:formula="of:=[.B36]-[.B$2]" office:value-type="float" office:value="3.12130236625671" calcext:value-type="float">
            <text:p>3.1213023663</text:p>
          </table:table-cell>
          <table:table-cell table:formula="of:=[.D36]/([.E36]-[.E35])" office:value-type="float" office:value="69945.3527509099" calcext:value-type="float">
            <text:p>69945.3527509099</text:p>
          </table:table-cell>
          <table:table-cell table:formula="of:=[.E36]-[.E35]" office:value-type="float" office:value="0.0918431282043457" calcext:value-type="float">
            <text:p>0.09184312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911308.14241" calcext:value-type="float">
            <text:p>1455911308.14241</text:p>
          </table:table-cell>
          <table:table-cell office:value-type="float" office:value="1455911308.14258" calcext:value-type="float">
            <text:p>1455911308.14258</text:p>
          </table:table-cell>
          <table:table-cell office:value-type="float" office:value="6536" calcext:value-type="float">
            <text:p>6536</text:p>
          </table:table-cell>
          <table:table-cell table:formula="of:=[.B37]-[.B$2]" office:value-type="float" office:value="3.21250605583191" calcext:value-type="float">
            <text:p>3.2125060558</text:p>
          </table:table-cell>
          <table:table-cell table:formula="of:=[.D37]/([.E37]-[.E36])" office:value-type="float" office:value="71663.767446724" calcext:value-type="float">
            <text:p>71663.767446724</text:p>
          </table:table-cell>
          <table:table-cell table:formula="of:=[.E37]-[.E36]" office:value-type="float" office:value="0.0912036895751953" calcext:value-type="float">
            <text:p>0.09120368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911308.23421" calcext:value-type="float">
            <text:p>1455911308.23421</text:p>
          </table:table-cell>
          <table:table-cell office:value-type="float" office:value="1455911308.23439" calcext:value-type="float">
            <text:p>1455911308.23439</text:p>
          </table:table-cell>
          <table:table-cell office:value-type="float" office:value="6648" calcext:value-type="float">
            <text:p>6648</text:p>
          </table:table-cell>
          <table:table-cell table:formula="of:=[.B38]-[.B$2]" office:value-type="float" office:value="3.3043065071106" calcext:value-type="float">
            <text:p>3.3043065071</text:p>
          </table:table-cell>
          <table:table-cell table:formula="of:=[.D38]/([.E38]-[.E37])" office:value-type="float" office:value="72417.944654957" calcext:value-type="float">
            <text:p>72417.944654957</text:p>
          </table:table-cell>
          <table:table-cell table:formula="of:=[.E38]-[.E37]" office:value-type="float" office:value="0.0918004512786865" calcext:value-type="float">
            <text:p>0.09180045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911308.3269" calcext:value-type="float">
            <text:p>1455911308.3269</text:p>
          </table:table-cell>
          <table:table-cell office:value-type="float" office:value="1455911308.32707" calcext:value-type="float">
            <text:p>1455911308.32707</text:p>
          </table:table-cell>
          <table:table-cell office:value-type="float" office:value="6760" calcext:value-type="float">
            <text:p>6760</text:p>
          </table:table-cell>
          <table:table-cell table:formula="of:=[.B39]-[.B$2]" office:value-type="float" office:value="3.39699196815491" calcext:value-type="float">
            <text:p>3.3969919682</text:p>
          </table:table-cell>
          <table:table-cell table:formula="of:=[.D39]/([.E39]-[.E38])" office:value-type="float" office:value="72934.8478589123" calcext:value-type="float">
            <text:p>72934.8478589123</text:p>
          </table:table-cell>
          <table:table-cell table:formula="of:=[.E39]-[.E38]" office:value-type="float" office:value="0.0926854610443115" calcext:value-type="float">
            <text:p>0.0926854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911308.41802" calcext:value-type="float">
            <text:p>1455911308.41802</text:p>
          </table:table-cell>
          <table:table-cell office:value-type="float" office:value="1455911308.41819" calcext:value-type="float">
            <text:p>1455911308.41819</text:p>
          </table:table-cell>
          <table:table-cell office:value-type="float" office:value="6864" calcext:value-type="float">
            <text:p>6864</text:p>
          </table:table-cell>
          <table:table-cell table:formula="of:=[.B40]-[.B$2]" office:value-type="float" office:value="3.48810839653015" calcext:value-type="float">
            <text:p>3.4881083965</text:p>
          </table:table-cell>
          <table:table-cell table:formula="of:=[.D40]/([.E40]-[.E39])" office:value-type="float" office:value="75332.1889630269" calcext:value-type="float">
            <text:p>75332.1889630269</text:p>
          </table:table-cell>
          <table:table-cell table:formula="of:=[.E40]-[.E39]" office:value-type="float" office:value="0.0911164283752441" calcext:value-type="float">
            <text:p>0.09111642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911308.51007" calcext:value-type="float">
            <text:p>1455911308.51007</text:p>
          </table:table-cell>
          <table:table-cell office:value-type="float" office:value="1455911308.51026" calcext:value-type="float">
            <text:p>1455911308.51026</text:p>
          </table:table-cell>
          <table:table-cell office:value-type="float" office:value="6968" calcext:value-type="float">
            <text:p>6968</text:p>
          </table:table-cell>
          <table:table-cell table:formula="of:=[.B41]-[.B$2]" office:value-type="float" office:value="3.58016514778137" calcext:value-type="float">
            <text:p>3.5801651478</text:p>
          </table:table-cell>
          <table:table-cell table:formula="of:=[.D41]/([.E41]-[.E40])" office:value-type="float" office:value="75692.4386890918" calcext:value-type="float">
            <text:p>75692.4386890918</text:p>
          </table:table-cell>
          <table:table-cell table:formula="of:=[.E41]-[.E40]" office:value-type="float" office:value="0.0920567512512207" calcext:value-type="float">
            <text:p>0.09205675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911308.60149" calcext:value-type="float">
            <text:p>1455911308.60149</text:p>
          </table:table-cell>
          <table:table-cell office:value-type="float" office:value="1455911308.60167" calcext:value-type="float">
            <text:p>1455911308.60167</text:p>
          </table:table-cell>
          <table:table-cell office:value-type="float" office:value="7064" calcext:value-type="float">
            <text:p>7064</text:p>
          </table:table-cell>
          <table:table-cell table:formula="of:=[.B42]-[.B$2]" office:value-type="float" office:value="3.67158389091492" calcext:value-type="float">
            <text:p>3.6715838909</text:p>
          </table:table-cell>
          <table:table-cell table:formula="of:=[.D42]/([.E42]-[.E41])" office:value-type="float" office:value="77270.8063780846" calcext:value-type="float">
            <text:p>77270.8063780846</text:p>
          </table:table-cell>
          <table:table-cell table:formula="of:=[.E42]-[.E41]" office:value-type="float" office:value="0.0914187431335449" calcext:value-type="float">
            <text:p>0.09141874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911308.69347" calcext:value-type="float">
            <text:p>1455911308.69347</text:p>
          </table:table-cell>
          <table:table-cell office:value-type="float" office:value="1455911308.69364" calcext:value-type="float">
            <text:p>1455911308.69364</text:p>
          </table:table-cell>
          <table:table-cell office:value-type="float" office:value="7160" calcext:value-type="float">
            <text:p>7160</text:p>
          </table:table-cell>
          <table:table-cell table:formula="of:=[.B43]-[.B$2]" office:value-type="float" office:value="3.76355910301208" calcext:value-type="float">
            <text:p>3.763559103</text:p>
          </table:table-cell>
          <table:table-cell table:formula="of:=[.D43]/([.E43]-[.E42])" office:value-type="float" office:value="77847.0615804154" calcext:value-type="float">
            <text:p>77847.0615804154</text:p>
          </table:table-cell>
          <table:table-cell table:formula="of:=[.E43]-[.E42]" office:value-type="float" office:value="0.091975212097168" calcext:value-type="float">
            <text:p>0.0919752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911308.78485" calcext:value-type="float">
            <text:p>1455911308.78485</text:p>
          </table:table-cell>
          <table:table-cell office:value-type="float" office:value="1455911308.78502" calcext:value-type="float">
            <text:p>1455911308.78502</text:p>
          </table:table-cell>
          <table:table-cell office:value-type="float" office:value="7248" calcext:value-type="float">
            <text:p>7248</text:p>
          </table:table-cell>
          <table:table-cell table:formula="of:=[.B44]-[.B$2]" office:value-type="float" office:value="3.85493850708008" calcext:value-type="float">
            <text:p>3.8549385071</text:p>
          </table:table-cell>
          <table:table-cell table:formula="of:=[.D44]/([.E44]-[.E43])" office:value-type="float" office:value="79317.6544969252" calcext:value-type="float">
            <text:p>79317.6544969252</text:p>
          </table:table-cell>
          <table:table-cell table:formula="of:=[.E44]-[.E43]" office:value-type="float" office:value="0.0913794040679932" calcext:value-type="float">
            <text:p>0.09137940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911308.87612" calcext:value-type="float">
            <text:p>1455911308.87612</text:p>
          </table:table-cell>
          <table:table-cell office:value-type="float" office:value="1455911308.87629" calcext:value-type="float">
            <text:p>1455911308.87629</text:p>
          </table:table-cell>
          <table:table-cell office:value-type="float" office:value="7336" calcext:value-type="float">
            <text:p>7336</text:p>
          </table:table-cell>
          <table:table-cell table:formula="of:=[.B45]-[.B$2]" office:value-type="float" office:value="3.9462103843689" calcext:value-type="float">
            <text:p>3.9462103844</text:p>
          </table:table-cell>
          <table:table-cell table:formula="of:=[.D45]/([.E45]-[.E44])" office:value-type="float" office:value="80375.2504923959" calcext:value-type="float">
            <text:p>80375.2504923959</text:p>
          </table:table-cell>
          <table:table-cell table:formula="of:=[.E45]-[.E44]" office:value-type="float" office:value="0.0912718772888184" calcext:value-type="float">
            <text:p>0.09127187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911308.96844" calcext:value-type="float">
            <text:p>1455911308.96844</text:p>
          </table:table-cell>
          <table:table-cell office:value-type="float" office:value="1455911308.96861" calcext:value-type="float">
            <text:p>1455911308.96861</text:p>
          </table:table-cell>
          <table:table-cell office:value-type="float" office:value="7416" calcext:value-type="float">
            <text:p>7416</text:p>
          </table:table-cell>
          <table:table-cell table:formula="of:=[.B46]-[.B$2]" office:value-type="float" office:value="4.03853225708008" calcext:value-type="float">
            <text:p>4.0385322571</text:p>
          </table:table-cell>
          <table:table-cell table:formula="of:=[.D46]/([.E46]-[.E45])" office:value-type="float" office:value="80327.6599815095" calcext:value-type="float">
            <text:p>80327.6599815095</text:p>
          </table:table-cell>
          <table:table-cell table:formula="of:=[.E46]-[.E45]" office:value-type="float" office:value="0.0923218727111816" calcext:value-type="float">
            <text:p>0.0923218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911309.05979" calcext:value-type="float">
            <text:p>1455911309.05979</text:p>
          </table:table-cell>
          <table:table-cell office:value-type="float" office:value="1455911309.05996" calcext:value-type="float">
            <text:p>1455911309.05996</text:p>
          </table:table-cell>
          <table:table-cell office:value-type="float" office:value="7496" calcext:value-type="float">
            <text:p>7496</text:p>
          </table:table-cell>
          <table:table-cell table:formula="of:=[.B47]-[.B$2]" office:value-type="float" office:value="4.12988495826721" calcext:value-type="float">
            <text:p>4.1298849583</text:p>
          </table:table-cell>
          <table:table-cell table:formula="of:=[.D47]/([.E47]-[.E46])" office:value-type="float" office:value="82055.5922549529" calcext:value-type="float">
            <text:p>82055.5922549529</text:p>
          </table:table-cell>
          <table:table-cell table:formula="of:=[.E47]-[.E46]" office:value-type="float" office:value="0.0913527011871338" calcext:value-type="float">
            <text:p>0.09135270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911309.15257" calcext:value-type="float">
            <text:p>1455911309.15257</text:p>
          </table:table-cell>
          <table:table-cell office:value-type="float" office:value="1455911309.15274" calcext:value-type="float">
            <text:p>1455911309.15274</text:p>
          </table:table-cell>
          <table:table-cell office:value-type="float" office:value="7560" calcext:value-type="float">
            <text:p>7560</text:p>
          </table:table-cell>
          <table:table-cell table:formula="of:=[.B48]-[.B$2]" office:value-type="float" office:value="4.22266292572022" calcext:value-type="float">
            <text:p>4.2226629257</text:p>
          </table:table-cell>
          <table:table-cell table:formula="of:=[.D48]/([.E48]-[.E47])" office:value-type="float" office:value="81484.8633521698" calcext:value-type="float">
            <text:p>81484.8633521698</text:p>
          </table:table-cell>
          <table:table-cell table:formula="of:=[.E48]-[.E47]" office:value-type="float" office:value="0.0927779674530029" calcext:value-type="float">
            <text:p>0.09277796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911309.2439" calcext:value-type="float">
            <text:p>1455911309.2439</text:p>
          </table:table-cell>
          <table:table-cell office:value-type="float" office:value="1455911309.24407" calcext:value-type="float">
            <text:p>1455911309.24407</text:p>
          </table:table-cell>
          <table:table-cell office:value-type="float" office:value="7624" calcext:value-type="float">
            <text:p>7624</text:p>
          </table:table-cell>
          <table:table-cell table:formula="of:=[.B49]-[.B$2]" office:value-type="float" office:value="4.31399130821228" calcext:value-type="float">
            <text:p>4.3139913082</text:p>
          </table:table-cell>
          <table:table-cell table:formula="of:=[.D49]/([.E49]-[.E48])" office:value-type="float" office:value="83478.9776405201" calcext:value-type="float">
            <text:p>83478.9776405201</text:p>
          </table:table-cell>
          <table:table-cell table:formula="of:=[.E49]-[.E48]" office:value-type="float" office:value="0.0913283824920654" calcext:value-type="float">
            <text:p>0.09132838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911309.33623" calcext:value-type="float">
            <text:p>1455911309.33623</text:p>
          </table:table-cell>
          <table:table-cell office:value-type="float" office:value="1455911309.33648" calcext:value-type="float">
            <text:p>1455911309.33648</text:p>
          </table:table-cell>
          <table:table-cell office:value-type="float" office:value="7680" calcext:value-type="float">
            <text:p>7680</text:p>
          </table:table-cell>
          <table:table-cell table:formula="of:=[.B50]-[.B$2]" office:value-type="float" office:value="4.40632200241089" calcext:value-type="float">
            <text:p>4.4063220024</text:p>
          </table:table-cell>
          <table:table-cell table:formula="of:=[.D50]/([.E50]-[.E49])" office:value-type="float" office:value="83179.2727939411" calcext:value-type="float">
            <text:p>83179.2727939411</text:p>
          </table:table-cell>
          <table:table-cell table:formula="of:=[.E50]-[.E49]" office:value-type="float" office:value="0.0923306941986084" calcext:value-type="float">
            <text:p>0.09233069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911309.42745" calcext:value-type="float">
            <text:p>1455911309.42745</text:p>
          </table:table-cell>
          <table:table-cell office:value-type="float" office:value="1455911309.42764" calcext:value-type="float">
            <text:p>1455911309.42764</text:p>
          </table:table-cell>
          <table:table-cell office:value-type="float" office:value="7736" calcext:value-type="float">
            <text:p>7736</text:p>
          </table:table-cell>
          <table:table-cell table:formula="of:=[.B51]-[.B$2]" office:value-type="float" office:value="4.49754548072815" calcext:value-type="float">
            <text:p>4.4975454807</text:p>
          </table:table-cell>
          <table:table-cell table:formula="of:=[.D51]/([.E51]-[.E50])" office:value-type="float" office:value="84802.7299846584" calcext:value-type="float">
            <text:p>84802.7299846584</text:p>
          </table:table-cell>
          <table:table-cell table:formula="of:=[.E51]-[.E50]" office:value-type="float" office:value="0.0912234783172607" calcext:value-type="float">
            <text:p>0.09122347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911309.51899" calcext:value-type="float">
            <text:p>1455911309.51899</text:p>
          </table:table-cell>
          <table:table-cell office:value-type="float" office:value="1455911309.51915" calcext:value-type="float">
            <text:p>1455911309.51915</text:p>
          </table:table-cell>
          <table:table-cell office:value-type="float" office:value="7776" calcext:value-type="float">
            <text:p>7776</text:p>
          </table:table-cell>
          <table:table-cell table:formula="of:=[.B52]-[.B$2]" office:value-type="float" office:value="4.58907890319824" calcext:value-type="float">
            <text:p>4.5890789032</text:p>
          </table:table-cell>
          <table:table-cell table:formula="of:=[.D52]/([.E52]-[.E51])" office:value-type="float" office:value="84952.5756839333" calcext:value-type="float">
            <text:p>84952.5756839333</text:p>
          </table:table-cell>
          <table:table-cell table:formula="of:=[.E52]-[.E51]" office:value-type="float" office:value="0.0915334224700928" calcext:value-type="float">
            <text:p>0.09153342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911309.61115" calcext:value-type="float">
            <text:p>1455911309.61115</text:p>
          </table:table-cell>
          <table:table-cell office:value-type="float" office:value="1455911309.61132" calcext:value-type="float">
            <text:p>1455911309.61132</text:p>
          </table:table-cell>
          <table:table-cell office:value-type="float" office:value="7816" calcext:value-type="float">
            <text:p>7816</text:p>
          </table:table-cell>
          <table:table-cell table:formula="of:=[.B53]-[.B$2]" office:value-type="float" office:value="4.68123888969421" calcext:value-type="float">
            <text:p>4.6812388897</text:p>
          </table:table-cell>
          <table:table-cell table:formula="of:=[.D53]/([.E53]-[.E52])" office:value-type="float" office:value="84809.040204684" calcext:value-type="float">
            <text:p>84809.040204684</text:p>
          </table:table-cell>
          <table:table-cell table:formula="of:=[.E53]-[.E52]" office:value-type="float" office:value="0.0921599864959717" calcext:value-type="float">
            <text:p>0.09215998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911309.70249" calcext:value-type="float">
            <text:p>1455911309.70249</text:p>
          </table:table-cell>
          <table:table-cell office:value-type="float" office:value="1455911309.70265" calcext:value-type="float">
            <text:p>1455911309.70265</text:p>
          </table:table-cell>
          <table:table-cell office:value-type="float" office:value="7848" calcext:value-type="float">
            <text:p>7848</text:p>
          </table:table-cell>
          <table:table-cell table:formula="of:=[.B54]-[.B$2]" office:value-type="float" office:value="4.77258062362671" calcext:value-type="float">
            <text:p>4.7725806236</text:p>
          </table:table-cell>
          <table:table-cell table:formula="of:=[.D54]/([.E54]-[.E53])" office:value-type="float" office:value="85919.1046865824" calcext:value-type="float">
            <text:p>85919.1046865824</text:p>
          </table:table-cell>
          <table:table-cell table:formula="of:=[.E54]-[.E53]" office:value-type="float" office:value="0.0913417339324951" calcext:value-type="float">
            <text:p>0.09134173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911309.7947" calcext:value-type="float">
            <text:p>1455911309.7947</text:p>
          </table:table-cell>
          <table:table-cell office:value-type="float" office:value="1455911309.79488" calcext:value-type="float">
            <text:p>1455911309.79488</text:p>
          </table:table-cell>
          <table:table-cell office:value-type="float" office:value="7864" calcext:value-type="float">
            <text:p>7864</text:p>
          </table:table-cell>
          <table:table-cell table:formula="of:=[.B55]-[.B$2]" office:value-type="float" office:value="4.86479210853577" calcext:value-type="float">
            <text:p>4.8647921085</text:p>
          </table:table-cell>
          <table:table-cell table:formula="of:=[.D55]/([.E55]-[.E54])" office:value-type="float" office:value="85282.2184541955" calcext:value-type="float">
            <text:p>85282.2184541955</text:p>
          </table:table-cell>
          <table:table-cell table:formula="of:=[.E55]-[.E54]" office:value-type="float" office:value="0.0922114849090576" calcext:value-type="float">
            <text:p>0.09221148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911309.88621" calcext:value-type="float">
            <text:p>1455911309.88621</text:p>
          </table:table-cell>
          <table:table-cell office:value-type="float" office:value="1455911309.88638" calcext:value-type="float">
            <text:p>1455911309.88638</text:p>
          </table:table-cell>
          <table:table-cell office:value-type="float" office:value="7880" calcext:value-type="float">
            <text:p>7880</text:p>
          </table:table-cell>
          <table:table-cell table:formula="of:=[.B56]-[.B$2]" office:value-type="float" office:value="4.95630240440369" calcext:value-type="float">
            <text:p>4.9563024044</text:p>
          </table:table-cell>
          <table:table-cell table:formula="of:=[.D56]/([.E56]-[.E55])" office:value-type="float" office:value="86110.5291515338" calcext:value-type="float">
            <text:p>86110.5291515338</text:p>
          </table:table-cell>
          <table:table-cell table:formula="of:=[.E56]-[.E55]" office:value-type="float" office:value="0.0915102958679199" calcext:value-type="float">
            <text:p>0.09151029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911309.97889" calcext:value-type="float">
            <text:p>1455911309.97889</text:p>
          </table:table-cell>
          <table:table-cell office:value-type="float" office:value="1455911309.97906" calcext:value-type="float">
            <text:p>1455911309.97906</text:p>
          </table:table-cell>
          <table:table-cell office:value-type="float" office:value="7888" calcext:value-type="float">
            <text:p>7888</text:p>
          </table:table-cell>
          <table:table-cell table:formula="of:=[.B57]-[.B$2]" office:value-type="float" office:value="5.04897809028626" calcext:value-type="float">
            <text:p>5.0489780903</text:p>
          </table:table-cell>
          <table:table-cell table:formula="of:=[.D57]/([.E57]-[.E56])" office:value-type="float" office:value="85114.0180391552" calcext:value-type="float">
            <text:p>85114.0180391552</text:p>
          </table:table-cell>
          <table:table-cell table:formula="of:=[.E57]-[.E56]" office:value-type="float" office:value="0.0926756858825684" calcext:value-type="float">
            <text:p>0.09267568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911310.07019" calcext:value-type="float">
            <text:p>1455911310.07019</text:p>
          </table:table-cell>
          <table:table-cell office:value-type="float" office:value="1455911310.07036" calcext:value-type="float">
            <text:p>1455911310.07036</text:p>
          </table:table-cell>
          <table:table-cell office:value-type="float" office:value="7888" calcext:value-type="float">
            <text:p>7888</text:p>
          </table:table-cell>
          <table:table-cell table:formula="of:=[.B58]-[.B$2]" office:value-type="float" office:value="5.14027976989746" calcext:value-type="float">
            <text:p>5.1402797699</text:p>
          </table:table-cell>
          <table:table-cell table:formula="of:=[.D58]/([.E58]-[.E57])" office:value-type="float" office:value="86394.905697133" calcext:value-type="float">
            <text:p>86394.905697133</text:p>
          </table:table-cell>
          <table:table-cell table:formula="of:=[.E58]-[.E57]" office:value-type="float" office:value="0.0913016796112061" calcext:value-type="float">
            <text:p>0.09130167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911310.16198" calcext:value-type="float">
            <text:p>1455911310.16198</text:p>
          </table:table-cell>
          <table:table-cell office:value-type="float" office:value="1455911310.16216" calcext:value-type="float">
            <text:p>1455911310.16216</text:p>
          </table:table-cell>
          <table:table-cell office:value-type="float" office:value="7888" calcext:value-type="float">
            <text:p>7888</text:p>
          </table:table-cell>
          <table:table-cell table:formula="of:=[.B59]-[.B$2]" office:value-type="float" office:value="5.23206853866577" calcext:value-type="float">
            <text:p>5.2320685387</text:p>
          </table:table-cell>
          <table:table-cell table:formula="of:=[.D59]/([.E59]-[.E58])" office:value-type="float" office:value="85936.4397828515" calcext:value-type="float">
            <text:p>85936.4397828515</text:p>
          </table:table-cell>
          <table:table-cell table:formula="of:=[.E59]-[.E58]" office:value-type="float" office:value="0.0917887687683106" calcext:value-type="float">
            <text:p>0.09178876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911310.25559" calcext:value-type="float">
            <text:p>1455911310.25559</text:p>
          </table:table-cell>
          <table:table-cell office:value-type="float" office:value="1455911310.25576" calcext:value-type="float">
            <text:p>1455911310.25576</text:p>
          </table:table-cell>
          <table:table-cell office:value-type="float" office:value="7872" calcext:value-type="float">
            <text:p>7872</text:p>
          </table:table-cell>
          <table:table-cell table:formula="of:=[.B60]-[.B$2]" office:value-type="float" office:value="5.32568168640137" calcext:value-type="float">
            <text:p>5.3256816864</text:p>
          </table:table-cell>
          <table:table-cell table:formula="of:=[.D60]/([.E60]-[.E59])" office:value-type="float" office:value="84090.752104971" calcext:value-type="float">
            <text:p>84090.752104971</text:p>
          </table:table-cell>
          <table:table-cell table:formula="of:=[.E60]-[.E59]" office:value-type="float" office:value="0.0936131477355957" calcext:value-type="float">
            <text:p>0.09361314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911310.34722" calcext:value-type="float">
            <text:p>1455911310.34722</text:p>
          </table:table-cell>
          <table:table-cell office:value-type="float" office:value="1455911310.3474" calcext:value-type="float">
            <text:p>1455911310.3474</text:p>
          </table:table-cell>
          <table:table-cell office:value-type="float" office:value="7848" calcext:value-type="float">
            <text:p>7848</text:p>
          </table:table-cell>
          <table:table-cell table:formula="of:=[.B61]-[.B$2]" office:value-type="float" office:value="5.41730856895447" calcext:value-type="float">
            <text:p>5.417308569</text:p>
          </table:table-cell>
          <table:table-cell table:formula="of:=[.D61]/([.E61]-[.E60])" office:value-type="float" office:value="85651.7190296401" calcext:value-type="float">
            <text:p>85651.7190296401</text:p>
          </table:table-cell>
          <table:table-cell table:formula="of:=[.E61]-[.E60]" office:value-type="float" office:value="0.0916268825531006" calcext:value-type="float">
            <text:p>0.09162688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911310.44061" calcext:value-type="float">
            <text:p>1455911310.44061</text:p>
          </table:table-cell>
          <table:table-cell office:value-type="float" office:value="1455911310.44078" calcext:value-type="float">
            <text:p>1455911310.44078</text:p>
          </table:table-cell>
          <table:table-cell office:value-type="float" office:value="7816" calcext:value-type="float">
            <text:p>7816</text:p>
          </table:table-cell>
          <table:table-cell table:formula="of:=[.B62]-[.B$2]" office:value-type="float" office:value="5.51069974899292" calcext:value-type="float">
            <text:p>5.510699749</text:p>
          </table:table-cell>
          <table:table-cell table:formula="of:=[.D62]/([.E62]-[.E61])" office:value-type="float" office:value="83690.9866304495" calcext:value-type="float">
            <text:p>83690.9866304495</text:p>
          </table:table-cell>
          <table:table-cell table:formula="of:=[.E62]-[.E61]" office:value-type="float" office:value="0.0933911800384522" calcext:value-type="float">
            <text:p>0.09339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911310.5318" calcext:value-type="float">
            <text:p>1455911310.5318</text:p>
          </table:table-cell>
          <table:table-cell office:value-type="float" office:value="1455911310.53196" calcext:value-type="float">
            <text:p>1455911310.53196</text:p>
          </table:table-cell>
          <table:table-cell office:value-type="float" office:value="7784" calcext:value-type="float">
            <text:p>7784</text:p>
          </table:table-cell>
          <table:table-cell table:formula="of:=[.B63]-[.B$2]" office:value-type="float" office:value="5.60188961029053" calcext:value-type="float">
            <text:p>5.6018896103</text:p>
          </table:table-cell>
          <table:table-cell table:formula="of:=[.D63]/([.E63]-[.E62])" office:value-type="float" office:value="85360.3667034444" calcext:value-type="float">
            <text:p>85360.3667034444</text:p>
          </table:table-cell>
          <table:table-cell table:formula="of:=[.E63]-[.E62]" office:value-type="float" office:value="0.0911898612976074" calcext:value-type="float">
            <text:p>0.09118986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911310.62388" calcext:value-type="float">
            <text:p>1455911310.62388</text:p>
          </table:table-cell>
          <table:table-cell office:value-type="float" office:value="1455911310.62412" calcext:value-type="float">
            <text:p>1455911310.62412</text:p>
          </table:table-cell>
          <table:table-cell office:value-type="float" office:value="7744" calcext:value-type="float">
            <text:p>7744</text:p>
          </table:table-cell>
          <table:table-cell table:formula="of:=[.B64]-[.B$2]" office:value-type="float" office:value="5.69397449493408" calcext:value-type="float">
            <text:p>5.6939744949</text:p>
          </table:table-cell>
          <table:table-cell table:formula="of:=[.D64]/([.E64]-[.E63])" office:value-type="float" office:value="84096.320802005" calcext:value-type="float">
            <text:p>84096.320802005</text:p>
          </table:table-cell>
          <table:table-cell table:formula="of:=[.E64]-[.E63]" office:value-type="float" office:value="0.0920848846435547" calcext:value-type="float">
            <text:p>0.09208488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911310.71489" calcext:value-type="float">
            <text:p>1455911310.71489</text:p>
          </table:table-cell>
          <table:table-cell office:value-type="float" office:value="1455911310.71508" calcext:value-type="float">
            <text:p>1455911310.71508</text:p>
          </table:table-cell>
          <table:table-cell office:value-type="float" office:value="7688" calcext:value-type="float">
            <text:p>7688</text:p>
          </table:table-cell>
          <table:table-cell table:formula="of:=[.B65]-[.B$2]" office:value-type="float" office:value="5.78498196601868" calcext:value-type="float">
            <text:p>5.784981966</text:p>
          </table:table-cell>
          <table:table-cell table:formula="of:=[.D65]/([.E65]-[.E64])" office:value-type="float" office:value="84476.5809705197" calcext:value-type="float">
            <text:p>84476.5809705197</text:p>
          </table:table-cell>
          <table:table-cell table:formula="of:=[.E65]-[.E64]" office:value-type="float" office:value="0.0910074710845947" calcext:value-type="float">
            <text:p>0.09100747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911310.8069" calcext:value-type="float">
            <text:p>1455911310.8069</text:p>
          </table:table-cell>
          <table:table-cell office:value-type="float" office:value="1455911310.80708" calcext:value-type="float">
            <text:p>1455911310.80708</text:p>
          </table:table-cell>
          <table:table-cell office:value-type="float" office:value="7632" calcext:value-type="float">
            <text:p>7632</text:p>
          </table:table-cell>
          <table:table-cell table:formula="of:=[.B66]-[.B$2]" office:value-type="float" office:value="5.8769965171814" calcext:value-type="float">
            <text:p>5.8769965172</text:p>
          </table:table-cell>
          <table:table-cell table:formula="of:=[.D66]/([.E66]-[.E65])" office:value-type="float" office:value="82943.4030113723" calcext:value-type="float">
            <text:p>82943.4030113723</text:p>
          </table:table-cell>
          <table:table-cell table:formula="of:=[.E66]-[.E65]" office:value-type="float" office:value="0.0920145511627197" calcext:value-type="float">
            <text:p>0.09201455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911310.90203" calcext:value-type="float">
            <text:p>1455911310.90203</text:p>
          </table:table-cell>
          <table:table-cell office:value-type="float" office:value="1455911310.9022" calcext:value-type="float">
            <text:p>1455911310.9022</text:p>
          </table:table-cell>
          <table:table-cell office:value-type="float" office:value="7568" calcext:value-type="float">
            <text:p>7568</text:p>
          </table:table-cell>
          <table:table-cell table:formula="of:=[.B67]-[.B$2]" office:value-type="float" office:value="5.97212195396423" calcext:value-type="float">
            <text:p>5.972121954</text:p>
          </table:table-cell>
          <table:table-cell table:formula="of:=[.D67]/([.E67]-[.E66])" office:value-type="float" office:value="79558.1103851022" calcext:value-type="float">
            <text:p>79558.1103851022</text:p>
          </table:table-cell>
          <table:table-cell table:formula="of:=[.E67]-[.E66]" office:value-type="float" office:value="0.0951254367828369" calcext:value-type="float">
            <text:p>0.09512543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911310.99318" calcext:value-type="float">
            <text:p>1455911310.99318</text:p>
          </table:table-cell>
          <table:table-cell office:value-type="float" office:value="1455911310.99341" calcext:value-type="float">
            <text:p>1455911310.99341</text:p>
          </table:table-cell>
          <table:table-cell office:value-type="float" office:value="7504" calcext:value-type="float">
            <text:p>7504</text:p>
          </table:table-cell>
          <table:table-cell table:formula="of:=[.B68]-[.B$2]" office:value-type="float" office:value="6.06327319145203" calcext:value-type="float">
            <text:p>6.0632731915</text:p>
          </table:table-cell>
          <table:table-cell table:formula="of:=[.D68]/([.E68]-[.E67])" office:value-type="float" office:value="82324.7188608376" calcext:value-type="float">
            <text:p>82324.7188608376</text:p>
          </table:table-cell>
          <table:table-cell table:formula="of:=[.E68]-[.E67]" office:value-type="float" office:value="0.091151237487793" calcext:value-type="float">
            <text:p>0.09115123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911311.08555" calcext:value-type="float">
            <text:p>1455911311.08555</text:p>
          </table:table-cell>
          <table:table-cell office:value-type="float" office:value="1455911311.08572" calcext:value-type="float">
            <text:p>1455911311.08572</text:p>
          </table:table-cell>
          <table:table-cell office:value-type="float" office:value="7424" calcext:value-type="float">
            <text:p>7424</text:p>
          </table:table-cell>
          <table:table-cell table:formula="of:=[.B69]-[.B$2]" office:value-type="float" office:value="6.15564203262329" calcext:value-type="float">
            <text:p>6.1556420326</text:p>
          </table:table-cell>
          <table:table-cell table:formula="of:=[.D69]/([.E69]-[.E68])" office:value-type="float" office:value="80373.4236119177" calcext:value-type="float">
            <text:p>80373.4236119177</text:p>
          </table:table-cell>
          <table:table-cell table:formula="of:=[.E69]-[.E68]" office:value-type="float" office:value="0.0923688411712647" calcext:value-type="float">
            <text:p>0.09236884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911311.17713" calcext:value-type="float">
            <text:p>1455911311.17713</text:p>
          </table:table-cell>
          <table:table-cell office:value-type="float" office:value="1455911311.17731" calcext:value-type="float">
            <text:p>1455911311.17731</text:p>
          </table:table-cell>
          <table:table-cell office:value-type="float" office:value="7344" calcext:value-type="float">
            <text:p>7344</text:p>
          </table:table-cell>
          <table:table-cell table:formula="of:=[.B70]-[.B$2]" office:value-type="float" office:value="6.24722504615784" calcext:value-type="float">
            <text:p>6.2472250462</text:p>
          </table:table-cell>
          <table:table-cell table:formula="of:=[.D70]/([.E70]-[.E69])" office:value-type="float" office:value="80189.5429792751" calcext:value-type="float">
            <text:p>80189.5429792751</text:p>
          </table:table-cell>
          <table:table-cell table:formula="of:=[.E70]-[.E69]" office:value-type="float" office:value="0.0915830135345459" calcext:value-type="float">
            <text:p>0.09158301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11311.26936" calcext:value-type="float">
            <text:p>1455911311.26936</text:p>
          </table:table-cell>
          <table:table-cell office:value-type="float" office:value="1455911311.26955" calcext:value-type="float">
            <text:p>1455911311.26955</text:p>
          </table:table-cell>
          <table:table-cell office:value-type="float" office:value="7264" calcext:value-type="float">
            <text:p>7264</text:p>
          </table:table-cell>
          <table:table-cell table:formula="of:=[.B71]-[.B$2]" office:value-type="float" office:value="6.33945512771606" calcext:value-type="float">
            <text:p>6.3394551277</text:p>
          </table:table-cell>
          <table:table-cell table:formula="of:=[.D71]/([.E71]-[.E70])" office:value-type="float" office:value="78759.5530360019" calcext:value-type="float">
            <text:p>78759.5530360019</text:p>
          </table:table-cell>
          <table:table-cell table:formula="of:=[.E71]-[.E70]" office:value-type="float" office:value="0.0922300815582275" calcext:value-type="float">
            <text:p>0.09223008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911311.36076" calcext:value-type="float">
            <text:p>1455911311.36076</text:p>
          </table:table-cell>
          <table:table-cell office:value-type="float" office:value="1455911311.36092" calcext:value-type="float">
            <text:p>1455911311.36092</text:p>
          </table:table-cell>
          <table:table-cell office:value-type="float" office:value="7176" calcext:value-type="float">
            <text:p>7176</text:p>
          </table:table-cell>
          <table:table-cell table:formula="of:=[.B72]-[.B$2]" office:value-type="float" office:value="6.43084907531738" calcext:value-type="float">
            <text:p>6.4308490753</text:p>
          </table:table-cell>
          <table:table-cell table:formula="of:=[.D72]/([.E72]-[.E71])" office:value-type="float" office:value="78517.2343282881" calcext:value-type="float">
            <text:p>78517.2343282881</text:p>
          </table:table-cell>
          <table:table-cell table:formula="of:=[.E72]-[.E71]" office:value-type="float" office:value="0.0913939476013184" calcext:value-type="float">
            <text:p>0.0913939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911311.45191" calcext:value-type="float">
            <text:p>1455911311.45191</text:p>
          </table:table-cell>
          <table:table-cell office:value-type="float" office:value="1455911311.45209" calcext:value-type="float">
            <text:p>1455911311.45209</text:p>
          </table:table-cell>
          <table:table-cell office:value-type="float" office:value="7080" calcext:value-type="float">
            <text:p>7080</text:p>
          </table:table-cell>
          <table:table-cell table:formula="of:=[.B73]-[.B$2]" office:value-type="float" office:value="6.5220057964325" calcext:value-type="float">
            <text:p>6.5220057964</text:p>
          </table:table-cell>
          <table:table-cell table:formula="of:=[.D73]/([.E73]-[.E72])" office:value-type="float" office:value="77668.4364399133" calcext:value-type="float">
            <text:p>77668.4364399133</text:p>
          </table:table-cell>
          <table:table-cell table:formula="of:=[.E73]-[.E72]" office:value-type="float" office:value="0.0911567211151123" calcext:value-type="float">
            <text:p>0.0911567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911311.54466" calcext:value-type="float">
            <text:p>1455911311.54466</text:p>
          </table:table-cell>
          <table:table-cell office:value-type="float" office:value="1455911311.54483" calcext:value-type="float">
            <text:p>1455911311.54483</text:p>
          </table:table-cell>
          <table:table-cell office:value-type="float" office:value="6976" calcext:value-type="float">
            <text:p>6976</text:p>
          </table:table-cell>
          <table:table-cell table:formula="of:=[.B74]-[.B$2]" office:value-type="float" office:value="6.6147518157959" calcext:value-type="float">
            <text:p>6.6147518158</text:p>
          </table:table-cell>
          <table:table-cell table:formula="of:=[.D74]/([.E74]-[.E73])" office:value-type="float" office:value="75216.1661263994" calcext:value-type="float">
            <text:p>75216.1661263994</text:p>
          </table:table-cell>
          <table:table-cell table:formula="of:=[.E74]-[.E73]" office:value-type="float" office:value="0.0927460193634033" calcext:value-type="float">
            <text:p>0.09274601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911311.63602" calcext:value-type="float">
            <text:p>1455911311.63602</text:p>
          </table:table-cell>
          <table:table-cell office:value-type="float" office:value="1455911311.63618" calcext:value-type="float">
            <text:p>1455911311.63618</text:p>
          </table:table-cell>
          <table:table-cell office:value-type="float" office:value="6880" calcext:value-type="float">
            <text:p>6880</text:p>
          </table:table-cell>
          <table:table-cell table:formula="of:=[.B75]-[.B$2]" office:value-type="float" office:value="6.70610785484314" calcext:value-type="float">
            <text:p>6.7061078548</text:p>
          </table:table-cell>
          <table:table-cell table:formula="of:=[.D75]/([.E75]-[.E74])" office:value-type="float" office:value="75309.7449468259" calcext:value-type="float">
            <text:p>75309.7449468259</text:p>
          </table:table-cell>
          <table:table-cell table:formula="of:=[.E75]-[.E74]" office:value-type="float" office:value="0.0913560390472412" calcext:value-type="float">
            <text:p>0.0913560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911311.72801" calcext:value-type="float">
            <text:p>1455911311.72801</text:p>
          </table:table-cell>
          <table:table-cell office:value-type="float" office:value="1455911311.72833" calcext:value-type="float">
            <text:p>1455911311.72833</text:p>
          </table:table-cell>
          <table:table-cell office:value-type="float" office:value="6776" calcext:value-type="float">
            <text:p>6776</text:p>
          </table:table-cell>
          <table:table-cell table:formula="of:=[.B76]-[.B$2]" office:value-type="float" office:value="6.79809927940369" calcext:value-type="float">
            <text:p>6.7980992794</text:p>
          </table:table-cell>
          <table:table-cell table:formula="of:=[.D76]/([.E76]-[.E75])" office:value-type="float" office:value="73659.0397677794" calcext:value-type="float">
            <text:p>73659.0397677794</text:p>
          </table:table-cell>
          <table:table-cell table:formula="of:=[.E76]-[.E75]" office:value-type="float" office:value="0.0919914245605469" calcext:value-type="float">
            <text:p>0.09199142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911311.81903" calcext:value-type="float">
            <text:p>1455911311.81903</text:p>
          </table:table-cell>
          <table:table-cell office:value-type="float" office:value="1455911311.81921" calcext:value-type="float">
            <text:p>1455911311.81921</text:p>
          </table:table-cell>
          <table:table-cell office:value-type="float" office:value="6664" calcext:value-type="float">
            <text:p>6664</text:p>
          </table:table-cell>
          <table:table-cell table:formula="of:=[.B77]-[.B$2]" office:value-type="float" office:value="6.88912606239319" calcext:value-type="float">
            <text:p>6.8891260624</text:p>
          </table:table-cell>
          <table:table-cell table:formula="of:=[.D77]/([.E77]-[.E76])" office:value-type="float" office:value="73209.2223974185" calcext:value-type="float">
            <text:p>73209.2223974185</text:p>
          </table:table-cell>
          <table:table-cell table:formula="of:=[.E77]-[.E76]" office:value-type="float" office:value="0.091026782989502" calcext:value-type="float">
            <text:p>0.0910267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911311.91109" calcext:value-type="float">
            <text:p>1455911311.91109</text:p>
          </table:table-cell>
          <table:table-cell office:value-type="float" office:value="1455911311.91132" calcext:value-type="float">
            <text:p>1455911311.91132</text:p>
          </table:table-cell>
          <table:table-cell office:value-type="float" office:value="6552" calcext:value-type="float">
            <text:p>6552</text:p>
          </table:table-cell>
          <table:table-cell table:formula="of:=[.B78]-[.B$2]" office:value-type="float" office:value="6.98118543624878" calcext:value-type="float">
            <text:p>6.9811854362</text:p>
          </table:table-cell>
          <table:table-cell table:formula="of:=[.D78]/([.E78]-[.E77])" office:value-type="float" office:value="71171.4595221755" calcext:value-type="float">
            <text:p>71171.4595221755</text:p>
          </table:table-cell>
          <table:table-cell table:formula="of:=[.E78]-[.E77]" office:value-type="float" office:value="0.0920593738555908" calcext:value-type="float">
            <text:p>0.09205937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911312.00173" calcext:value-type="float">
            <text:p>1455911312.00173</text:p>
          </table:table-cell>
          <table:table-cell office:value-type="float" office:value="1455911312.0019" calcext:value-type="float">
            <text:p>1455911312.0019</text:p>
          </table:table-cell>
          <table:table-cell office:value-type="float" office:value="6440" calcext:value-type="float">
            <text:p>6440</text:p>
          </table:table-cell>
          <table:table-cell table:formula="of:=[.B79]-[.B$2]" office:value-type="float" office:value="7.07182216644287" calcext:value-type="float">
            <text:p>7.0718221664</text:p>
          </table:table-cell>
          <table:table-cell table:formula="of:=[.D79]/([.E79]-[.E78])" office:value-type="float" office:value="71052.8721215915" calcext:value-type="float">
            <text:p>71052.8721215915</text:p>
          </table:table-cell>
          <table:table-cell table:formula="of:=[.E79]-[.E78]" office:value-type="float" office:value="0.0906367301940918" calcext:value-type="float">
            <text:p>0.09063673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911312.09278" calcext:value-type="float">
            <text:p>1455911312.09278</text:p>
          </table:table-cell>
          <table:table-cell office:value-type="float" office:value="1455911312.093" calcext:value-type="float">
            <text:p>1455911312.093</text:p>
          </table:table-cell>
          <table:table-cell office:value-type="float" office:value="6328" calcext:value-type="float">
            <text:p>6328</text:p>
          </table:table-cell>
          <table:table-cell table:formula="of:=[.B80]-[.B$2]" office:value-type="float" office:value="7.16286849975586" calcext:value-type="float">
            <text:p>7.1628684998</text:p>
          </table:table-cell>
          <table:table-cell table:formula="of:=[.D80]/([.E80]-[.E79])" office:value-type="float" office:value="69503.0735421969" calcext:value-type="float">
            <text:p>69503.0735421969</text:p>
          </table:table-cell>
          <table:table-cell table:formula="of:=[.E80]-[.E79]" office:value-type="float" office:value="0.0910463333129883" calcext:value-type="float">
            <text:p>0.091046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911312.18473" calcext:value-type="float">
            <text:p>1455911312.18473</text:p>
          </table:table-cell>
          <table:table-cell office:value-type="float" office:value="1455911312.18491" calcext:value-type="float">
            <text:p>1455911312.18491</text:p>
          </table:table-cell>
          <table:table-cell office:value-type="float" office:value="6216" calcext:value-type="float">
            <text:p>6216</text:p>
          </table:table-cell>
          <table:table-cell table:formula="of:=[.B81]-[.B$2]" office:value-type="float" office:value="7.2548234462738" calcext:value-type="float">
            <text:p>7.2548234463</text:p>
          </table:table-cell>
          <table:table-cell table:formula="of:=[.D81]/([.E81]-[.E80])" office:value-type="float" office:value="67598.3210841952" calcext:value-type="float">
            <text:p>67598.3210841952</text:p>
          </table:table-cell>
          <table:table-cell table:formula="of:=[.E81]-[.E80]" office:value-type="float" office:value="0.0919549465179443" calcext:value-type="float">
            <text:p>0.09195494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911312.2755" calcext:value-type="float">
            <text:p>1455911312.2755</text:p>
          </table:table-cell>
          <table:table-cell office:value-type="float" office:value="1455911312.27568" calcext:value-type="float">
            <text:p>1455911312.27568</text:p>
          </table:table-cell>
          <table:table-cell office:value-type="float" office:value="6104" calcext:value-type="float">
            <text:p>6104</text:p>
          </table:table-cell>
          <table:table-cell table:formula="of:=[.B82]-[.B$2]" office:value-type="float" office:value="7.34559631347656" calcext:value-type="float">
            <text:p>7.3455963135</text:p>
          </table:table-cell>
          <table:table-cell table:formula="of:=[.D82]/([.E82]-[.E81])" office:value-type="float" office:value="67244.7636402796" calcext:value-type="float">
            <text:p>67244.7636402796</text:p>
          </table:table-cell>
          <table:table-cell table:formula="of:=[.E82]-[.E81]" office:value-type="float" office:value="0.0907728672027588" calcext:value-type="float">
            <text:p>0.09077286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911312.36827" calcext:value-type="float">
            <text:p>1455911312.36827</text:p>
          </table:table-cell>
          <table:table-cell office:value-type="float" office:value="1455911312.36843" calcext:value-type="float">
            <text:p>1455911312.36843</text:p>
          </table:table-cell>
          <table:table-cell office:value-type="float" office:value="5984" calcext:value-type="float">
            <text:p>5984</text:p>
          </table:table-cell>
          <table:table-cell table:formula="of:=[.B83]-[.B$2]" office:value-type="float" office:value="7.43835997581482" calcext:value-type="float">
            <text:p>7.4383599758</text:p>
          </table:table-cell>
          <table:table-cell table:formula="of:=[.D83]/([.E83]-[.E82])" office:value-type="float" office:value="64508.0180014856" calcext:value-type="float">
            <text:p>64508.0180014856</text:p>
          </table:table-cell>
          <table:table-cell table:formula="of:=[.E83]-[.E82]" office:value-type="float" office:value="0.0927636623382568" calcext:value-type="float">
            <text:p>0.09276366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911312.45888" calcext:value-type="float">
            <text:p>1455911312.45888</text:p>
          </table:table-cell>
          <table:table-cell office:value-type="float" office:value="1455911312.45905" calcext:value-type="float">
            <text:p>1455911312.45905</text:p>
          </table:table-cell>
          <table:table-cell office:value-type="float" office:value="5872" calcext:value-type="float">
            <text:p>5872</text:p>
          </table:table-cell>
          <table:table-cell table:formula="of:=[.B84]-[.B$2]" office:value-type="float" office:value="7.52897524833679" calcext:value-type="float">
            <text:p>7.5289752483</text:p>
          </table:table-cell>
          <table:table-cell table:formula="of:=[.D84]/([.E84]-[.E83])" office:value-type="float" office:value="64801.4383952345" calcext:value-type="float">
            <text:p>64801.4383952345</text:p>
          </table:table-cell>
          <table:table-cell table:formula="of:=[.E84]-[.E83]" office:value-type="float" office:value="0.0906152725219727" calcext:value-type="float">
            <text:p>0.09061527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911312.55069" calcext:value-type="float">
            <text:p>1455911312.55069</text:p>
          </table:table-cell>
          <table:table-cell office:value-type="float" office:value="1455911312.55086" calcext:value-type="float">
            <text:p>1455911312.55086</text:p>
          </table:table-cell>
          <table:table-cell office:value-type="float" office:value="5760" calcext:value-type="float">
            <text:p>5760</text:p>
          </table:table-cell>
          <table:table-cell table:formula="of:=[.B85]-[.B$2]" office:value-type="float" office:value="7.62077951431274" calcext:value-type="float">
            <text:p>7.6207795143</text:p>
          </table:table-cell>
          <table:table-cell table:formula="of:=[.D85]/([.E85]-[.E84])" office:value-type="float" office:value="62742.1823895288" calcext:value-type="float">
            <text:p>62742.1823895288</text:p>
          </table:table-cell>
          <table:table-cell table:formula="of:=[.E85]-[.E84]" office:value-type="float" office:value="0.0918042659759522" calcext:value-type="float">
            <text:p>0.0918042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911312.64187" calcext:value-type="float">
            <text:p>1455911312.64187</text:p>
          </table:table-cell>
          <table:table-cell office:value-type="float" office:value="1455911312.64204" calcext:value-type="float">
            <text:p>1455911312.64204</text:p>
          </table:table-cell>
          <table:table-cell office:value-type="float" office:value="5648" calcext:value-type="float">
            <text:p>5648</text:p>
          </table:table-cell>
          <table:table-cell table:formula="of:=[.B86]-[.B$2]" office:value-type="float" office:value="7.71196246147156" calcext:value-type="float">
            <text:p>7.7119624615</text:p>
          </table:table-cell>
          <table:table-cell table:formula="of:=[.D86]/([.E86]-[.E85])" office:value-type="float" office:value="61941.4065457094" calcext:value-type="float">
            <text:p>61941.4065457094</text:p>
          </table:table-cell>
          <table:table-cell table:formula="of:=[.E86]-[.E85]" office:value-type="float" office:value="0.0911829471588135" calcext:value-type="float">
            <text:p>0.09118294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911312.73224" calcext:value-type="float">
            <text:p>1455911312.73224</text:p>
          </table:table-cell>
          <table:table-cell office:value-type="float" office:value="1455911312.73255" calcext:value-type="float">
            <text:p>1455911312.73255</text:p>
          </table:table-cell>
          <table:table-cell office:value-type="float" office:value="5536" calcext:value-type="float">
            <text:p>5536</text:p>
          </table:table-cell>
          <table:table-cell table:formula="of:=[.B87]-[.B$2]" office:value-type="float" office:value="7.802330493927" calcext:value-type="float">
            <text:p>7.8023304939</text:p>
          </table:table-cell>
          <table:table-cell table:formula="of:=[.D87]/([.E87]-[.E86])" office:value-type="float" office:value="61260.6012278679" calcext:value-type="float">
            <text:p>61260.6012278679</text:p>
          </table:table-cell>
          <table:table-cell table:formula="of:=[.E87]-[.E86]" office:value-type="float" office:value="0.0903680324554443" calcext:value-type="float">
            <text:p>0.09036803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911312.82394" calcext:value-type="float">
            <text:p>1455911312.82394</text:p>
          </table:table-cell>
          <table:table-cell office:value-type="float" office:value="1455911312.82411" calcext:value-type="float">
            <text:p>1455911312.82411</text:p>
          </table:table-cell>
          <table:table-cell office:value-type="float" office:value="5432" calcext:value-type="float">
            <text:p>5432</text:p>
          </table:table-cell>
          <table:table-cell table:formula="of:=[.B88]-[.B$2]" office:value-type="float" office:value="7.89402914047241" calcext:value-type="float">
            <text:p>7.8940291405</text:p>
          </table:table-cell>
          <table:table-cell table:formula="of:=[.D88]/([.E88]-[.E87])" office:value-type="float" office:value="59237.5155429368" calcext:value-type="float">
            <text:p>59237.5155429368</text:p>
          </table:table-cell>
          <table:table-cell table:formula="of:=[.E88]-[.E87]" office:value-type="float" office:value="0.0916986465454102" calcext:value-type="float">
            <text:p>0.09169864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911312.9149" calcext:value-type="float">
            <text:p>1455911312.9149</text:p>
          </table:table-cell>
          <table:table-cell office:value-type="float" office:value="1455911312.91516" calcext:value-type="float">
            <text:p>1455911312.91516</text:p>
          </table:table-cell>
          <table:table-cell office:value-type="float" office:value="5320" calcext:value-type="float">
            <text:p>5320</text:p>
          </table:table-cell>
          <table:table-cell table:formula="of:=[.B89]-[.B$2]" office:value-type="float" office:value="7.98499226570129" calcext:value-type="float">
            <text:p>7.9849922657</text:p>
          </table:table-cell>
          <table:table-cell table:formula="of:=[.D89]/([.E89]-[.E88])" office:value-type="float" office:value="58485.2376895999" calcext:value-type="float">
            <text:p>58485.2376895999</text:p>
          </table:table-cell>
          <table:table-cell table:formula="of:=[.E89]-[.E88]" office:value-type="float" office:value="0.0909631252288818" calcext:value-type="float">
            <text:p>0.09096312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911313.00702" calcext:value-type="float">
            <text:p>1455911313.00702</text:p>
          </table:table-cell>
          <table:table-cell office:value-type="float" office:value="1455911313.00719" calcext:value-type="float">
            <text:p>1455911313.00719</text:p>
          </table:table-cell>
          <table:table-cell office:value-type="float" office:value="5224" calcext:value-type="float">
            <text:p>5224</text:p>
          </table:table-cell>
          <table:table-cell table:formula="of:=[.B90]-[.B$2]" office:value-type="float" office:value="8.0771119594574" calcext:value-type="float">
            <text:p>8.0771119595</text:p>
          </table:table-cell>
          <table:table-cell table:formula="of:=[.D90]/([.E90]-[.E89])" office:value-type="float" office:value="56708.829426106" calcext:value-type="float">
            <text:p>56708.829426106</text:p>
          </table:table-cell>
          <table:table-cell table:formula="of:=[.E90]-[.E89]" office:value-type="float" office:value="0.0921196937561035" calcext:value-type="float">
            <text:p>0.09211969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911313.09739" calcext:value-type="float">
            <text:p>1455911313.09739</text:p>
          </table:table-cell>
          <table:table-cell office:value-type="float" office:value="1455911313.09758" calcext:value-type="float">
            <text:p>1455911313.09758</text:p>
          </table:table-cell>
          <table:table-cell office:value-type="float" office:value="5120" calcext:value-type="float">
            <text:p>5120</text:p>
          </table:table-cell>
          <table:table-cell table:formula="of:=[.B91]-[.B$2]" office:value-type="float" office:value="8.16748118400574" calcext:value-type="float">
            <text:p>8.167481184</text:p>
          </table:table-cell>
          <table:table-cell table:formula="of:=[.D91]/([.E91]-[.E90])" office:value-type="float" office:value="56656.456062221" calcext:value-type="float">
            <text:p>56656.456062221</text:p>
          </table:table-cell>
          <table:table-cell table:formula="of:=[.E91]-[.E90]" office:value-type="float" office:value="0.0903692245483398" calcext:value-type="float">
            <text:p>0.09036922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911313.19029" calcext:value-type="float">
            <text:p>1455911313.19029</text:p>
          </table:table-cell>
          <table:table-cell office:value-type="float" office:value="1455911313.19052" calcext:value-type="float">
            <text:p>1455911313.19052</text:p>
          </table:table-cell>
          <table:table-cell office:value-type="float" office:value="5024" calcext:value-type="float">
            <text:p>5024</text:p>
          </table:table-cell>
          <table:table-cell table:formula="of:=[.B92]-[.B$2]" office:value-type="float" office:value="8.26038408279419" calcext:value-type="float">
            <text:p>8.2603840828</text:p>
          </table:table-cell>
          <table:table-cell table:formula="of:=[.D92]/([.E92]-[.E91])" office:value-type="float" office:value="54077.9681314367" calcext:value-type="float">
            <text:p>54077.9681314367</text:p>
          </table:table-cell>
          <table:table-cell table:formula="of:=[.E92]-[.E91]" office:value-type="float" office:value="0.0929028987884522" calcext:value-type="float">
            <text:p>0.09290289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911313.28095" calcext:value-type="float">
            <text:p>1455911313.28095</text:p>
          </table:table-cell>
          <table:table-cell office:value-type="float" office:value="1455911313.28113" calcext:value-type="float">
            <text:p>1455911313.28113</text:p>
          </table:table-cell>
          <table:table-cell office:value-type="float" office:value="4936" calcext:value-type="float">
            <text:p>4936</text:p>
          </table:table-cell>
          <table:table-cell table:formula="of:=[.B93]-[.B$2]" office:value-type="float" office:value="8.35104656219482" calcext:value-type="float">
            <text:p>8.3510465622</text:p>
          </table:table-cell>
          <table:table-cell table:formula="of:=[.D93]/([.E93]-[.E92])" office:value-type="float" office:value="54443.6908479854" calcext:value-type="float">
            <text:p>54443.6908479854</text:p>
          </table:table-cell>
          <table:table-cell table:formula="of:=[.E93]-[.E92]" office:value-type="float" office:value="0.0906624794006348" calcext:value-type="float">
            <text:p>0.09066247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911313.3715" calcext:value-type="float">
            <text:p>1455911313.3715</text:p>
          </table:table-cell>
          <table:table-cell office:value-type="float" office:value="1455911313.37167" calcext:value-type="float">
            <text:p>1455911313.37167</text:p>
          </table:table-cell>
          <table:table-cell office:value-type="float" office:value="4848" calcext:value-type="float">
            <text:p>4848</text:p>
          </table:table-cell>
          <table:table-cell table:formula="of:=[.B94]-[.B$2]" office:value-type="float" office:value="8.44159078598022" calcext:value-type="float">
            <text:p>8.441590786</text:p>
          </table:table-cell>
          <table:table-cell table:formula="of:=[.D94]/([.E94]-[.E93])" office:value-type="float" office:value="53542.8964689154" calcext:value-type="float">
            <text:p>53542.8964689154</text:p>
          </table:table-cell>
          <table:table-cell table:formula="of:=[.E94]-[.E93]" office:value-type="float" office:value="0.0905442237854004" calcext:value-type="float">
            <text:p>0.09054422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911313.46316" calcext:value-type="float">
            <text:p>1455911313.46316</text:p>
          </table:table-cell>
          <table:table-cell office:value-type="float" office:value="1455911313.46332" calcext:value-type="float">
            <text:p>1455911313.46332</text:p>
          </table:table-cell>
          <table:table-cell office:value-type="float" office:value="4768" calcext:value-type="float">
            <text:p>4768</text:p>
          </table:table-cell>
          <table:table-cell table:formula="of:=[.B95]-[.B$2]" office:value-type="float" office:value="8.53324675559998" calcext:value-type="float">
            <text:p>8.5332467556</text:p>
          </table:table-cell>
          <table:table-cell table:formula="of:=[.D95]/([.E95]-[.E94])" office:value-type="float" office:value="52020.6160033088" calcext:value-type="float">
            <text:p>52020.6160033088</text:p>
          </table:table-cell>
          <table:table-cell table:formula="of:=[.E95]-[.E94]" office:value-type="float" office:value="0.091655969619751" calcext:value-type="float">
            <text:p>0.09165596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911313.55394" calcext:value-type="float">
            <text:p>1455911313.55394</text:p>
          </table:table-cell>
          <table:table-cell office:value-type="float" office:value="1455911313.55411" calcext:value-type="float">
            <text:p>1455911313.55411</text:p>
          </table:table-cell>
          <table:table-cell office:value-type="float" office:value="4696" calcext:value-type="float">
            <text:p>4696</text:p>
          </table:table-cell>
          <table:table-cell table:formula="of:=[.B96]-[.B$2]" office:value-type="float" office:value="8.6240348815918" calcext:value-type="float">
            <text:p>8.6240348816</text:p>
          </table:table-cell>
          <table:table-cell table:formula="of:=[.D96]/([.E96]-[.E95])" office:value-type="float" office:value="51724.8257819865" calcext:value-type="float">
            <text:p>51724.8257819865</text:p>
          </table:table-cell>
          <table:table-cell table:formula="of:=[.E96]-[.E95]" office:value-type="float" office:value="0.0907881259918213" calcext:value-type="float">
            <text:p>0.0907881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911313.64561" calcext:value-type="float">
            <text:p>1455911313.64561</text:p>
          </table:table-cell>
          <table:table-cell office:value-type="float" office:value="1455911313.64578" calcext:value-type="float">
            <text:p>1455911313.64578</text:p>
          </table:table-cell>
          <table:table-cell office:value-type="float" office:value="4624" calcext:value-type="float">
            <text:p>4624</text:p>
          </table:table-cell>
          <table:table-cell table:formula="of:=[.B97]-[.B$2]" office:value-type="float" office:value="8.71570110321045" calcext:value-type="float">
            <text:p>8.7157011032</text:p>
          </table:table-cell>
          <table:table-cell table:formula="of:=[.D97]/([.E97]-[.E96])" office:value-type="float" office:value="50443.881272173" calcext:value-type="float">
            <text:p>50443.881272173</text:p>
          </table:table-cell>
          <table:table-cell table:formula="of:=[.E97]-[.E96]" office:value-type="float" office:value="0.0916662216186523" calcext:value-type="float">
            <text:p>0.09166622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911313.73617" calcext:value-type="float">
            <text:p>1455911313.73617</text:p>
          </table:table-cell>
          <table:table-cell office:value-type="float" office:value="1455911313.73649" calcext:value-type="float">
            <text:p>1455911313.73649</text:p>
          </table:table-cell>
          <table:table-cell office:value-type="float" office:value="4560" calcext:value-type="float">
            <text:p>4560</text:p>
          </table:table-cell>
          <table:table-cell table:formula="of:=[.B98]-[.B$2]" office:value-type="float" office:value="8.80626440048218" calcext:value-type="float">
            <text:p>8.8062644005</text:p>
          </table:table-cell>
          <table:table-cell table:formula="of:=[.D98]/([.E98]-[.E97])" office:value-type="float" office:value="50351.5236014216" calcext:value-type="float">
            <text:p>50351.5236014216</text:p>
          </table:table-cell>
          <table:table-cell table:formula="of:=[.E98]-[.E97]" office:value-type="float" office:value="0.0905632972717285" calcext:value-type="float">
            <text:p>0.09056329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911313.8277" calcext:value-type="float">
            <text:p>1455911313.8277</text:p>
          </table:table-cell>
          <table:table-cell office:value-type="float" office:value="1455911313.82787" calcext:value-type="float">
            <text:p>1455911313.82787</text:p>
          </table:table-cell>
          <table:table-cell office:value-type="float" office:value="4504" calcext:value-type="float">
            <text:p>4504</text:p>
          </table:table-cell>
          <table:table-cell table:formula="of:=[.B99]-[.B$2]" office:value-type="float" office:value="8.89778685569763" calcext:value-type="float">
            <text:p>8.8977868557</text:p>
          </table:table-cell>
          <table:table-cell table:formula="of:=[.D99]/([.E99]-[.E98])" office:value-type="float" office:value="49211.966499337" calcext:value-type="float">
            <text:p>49211.966499337</text:p>
          </table:table-cell>
          <table:table-cell table:formula="of:=[.E99]-[.E98]" office:value-type="float" office:value="0.0915224552154541" calcext:value-type="float">
            <text:p>0.09152245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911313.91843" calcext:value-type="float">
            <text:p>1455911313.91843</text:p>
          </table:table-cell>
          <table:table-cell office:value-type="float" office:value="1455911313.9186" calcext:value-type="float">
            <text:p>1455911313.9186</text:p>
          </table:table-cell>
          <table:table-cell office:value-type="float" office:value="4456" calcext:value-type="float">
            <text:p>4456</text:p>
          </table:table-cell>
          <table:table-cell table:formula="of:=[.B100]-[.B$2]" office:value-type="float" office:value="8.98852610588074" calcext:value-type="float">
            <text:p>8.9885261059</text:p>
          </table:table-cell>
          <table:table-cell table:formula="of:=[.D100]/([.E100]-[.E99])" office:value-type="float" office:value="49107.7454465196" calcext:value-type="float">
            <text:p>49107.7454465196</text:p>
          </table:table-cell>
          <table:table-cell table:formula="of:=[.E100]-[.E99]" office:value-type="float" office:value="0.0907392501831055" calcext:value-type="float">
            <text:p>0.09073925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911314.00932" calcext:value-type="float">
            <text:p>1455911314.00932</text:p>
          </table:table-cell>
          <table:table-cell office:value-type="float" office:value="1455911314.0095" calcext:value-type="float">
            <text:p>1455911314.0095</text:p>
          </table:table-cell>
          <table:table-cell office:value-type="float" office:value="4408" calcext:value-type="float">
            <text:p>4408</text:p>
          </table:table-cell>
          <table:table-cell table:formula="of:=[.B101]-[.B$2]" office:value-type="float" office:value="9.07940697669983" calcext:value-type="float">
            <text:p>9.0794069767</text:p>
          </table:table-cell>
          <table:table-cell table:formula="of:=[.D101]/([.E101]-[.E100])" office:value-type="float" office:value="48503.0563667749" calcext:value-type="float">
            <text:p>48503.0563667749</text:p>
          </table:table-cell>
          <table:table-cell table:formula="of:=[.E101]-[.E100]" office:value-type="float" office:value="0.0908808708190918" calcext:value-type="float">
            <text:p>0.09088087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911314.10144" calcext:value-type="float">
            <text:p>1455911314.10144</text:p>
          </table:table-cell>
          <table:table-cell office:value-type="float" office:value="1455911314.10162" calcext:value-type="float">
            <text:p>1455911314.10162</text:p>
          </table:table-cell>
          <table:table-cell office:value-type="float" office:value="4376" calcext:value-type="float">
            <text:p>4376</text:p>
          </table:table-cell>
          <table:table-cell table:formula="of:=[.B102]-[.B$2]" office:value-type="float" office:value="9.17153096199036" calcext:value-type="float">
            <text:p>9.171530962</text:p>
          </table:table-cell>
          <table:table-cell table:formula="of:=[.D102]/([.E102]-[.E101])" office:value-type="float" office:value="47501.201627346" calcext:value-type="float">
            <text:p>47501.201627346</text:p>
          </table:table-cell>
          <table:table-cell table:formula="of:=[.E102]-[.E101]" office:value-type="float" office:value="0.0921239852905273" calcext:value-type="float">
            <text:p>0.09212398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911314.19268" calcext:value-type="float">
            <text:p>1455911314.19268</text:p>
          </table:table-cell>
          <table:table-cell office:value-type="float" office:value="1455911314.19285" calcext:value-type="float">
            <text:p>1455911314.19285</text:p>
          </table:table-cell>
          <table:table-cell office:value-type="float" office:value="4344" calcext:value-type="float">
            <text:p>4344</text:p>
          </table:table-cell>
          <table:table-cell table:formula="of:=[.B103]-[.B$2]" office:value-type="float" office:value="9.26277542114258" calcext:value-type="float">
            <text:p>9.2627754211</text:p>
          </table:table-cell>
          <table:table-cell table:formula="of:=[.D103]/([.E103]-[.E102])" office:value-type="float" office:value="47608.3703094012" calcext:value-type="float">
            <text:p>47608.3703094012</text:p>
          </table:table-cell>
          <table:table-cell table:formula="of:=[.E103]-[.E102]" office:value-type="float" office:value="0.0912444591522217" calcext:value-type="float">
            <text:p>0.09124445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911314.28443" calcext:value-type="float">
            <text:p>1455911314.28443</text:p>
          </table:table-cell>
          <table:table-cell office:value-type="float" office:value="1455911314.2846" calcext:value-type="float">
            <text:p>1455911314.2846</text:p>
          </table:table-cell>
          <table:table-cell office:value-type="float" office:value="4320" calcext:value-type="float">
            <text:p>4320</text:p>
          </table:table-cell>
          <table:table-cell table:formula="of:=[.B104]-[.B$2]" office:value-type="float" office:value="9.35452270507813" calcext:value-type="float">
            <text:p>9.3545227051</text:p>
          </table:table-cell>
          <table:table-cell table:formula="of:=[.D104]/([.E104]-[.E103])" office:value-type="float" office:value="47085.862542098" calcext:value-type="float">
            <text:p>47085.862542098</text:p>
          </table:table-cell>
          <table:table-cell table:formula="of:=[.E104]-[.E103]" office:value-type="float" office:value="0.0917472839355469" calcext:value-type="float">
            <text:p>0.09174728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911314.37476" calcext:value-type="float">
            <text:p>1455911314.37476</text:p>
          </table:table-cell>
          <table:table-cell office:value-type="float" office:value="1455911314.37492" calcext:value-type="float">
            <text:p>1455911314.37492</text:p>
          </table:table-cell>
          <table:table-cell office:value-type="float" office:value="4304" calcext:value-type="float">
            <text:p>4304</text:p>
          </table:table-cell>
          <table:table-cell table:formula="of:=[.B105]-[.B$2]" office:value-type="float" office:value="9.44485020637512" calcext:value-type="float">
            <text:p>9.4448502064</text:p>
          </table:table-cell>
          <table:table-cell table:formula="of:=[.D105]/([.E105]-[.E104])" office:value-type="float" office:value="47648.8327275703" calcext:value-type="float">
            <text:p>47648.8327275703</text:p>
          </table:table-cell>
          <table:table-cell table:formula="of:=[.E105]-[.E104]" office:value-type="float" office:value="0.0903275012969971" calcext:value-type="float">
            <text:p>0.09032750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911314.46656" calcext:value-type="float">
            <text:p>1455911314.46656</text:p>
          </table:table-cell>
          <table:table-cell office:value-type="float" office:value="1455911314.46674" calcext:value-type="float">
            <text:p>1455911314.46674</text:p>
          </table:table-cell>
          <table:table-cell office:value-type="float" office:value="4296" calcext:value-type="float">
            <text:p>4296</text:p>
          </table:table-cell>
          <table:table-cell table:formula="of:=[.B106]-[.B$2]" office:value-type="float" office:value="9.53665566444397" calcext:value-type="float">
            <text:p>9.5366556644</text:p>
          </table:table-cell>
          <table:table-cell table:formula="of:=[.D106]/([.E106]-[.E105])" office:value-type="float" office:value="46794.6033968732" calcext:value-type="float">
            <text:p>46794.6033968732</text:p>
          </table:table-cell>
          <table:table-cell table:formula="of:=[.E106]-[.E105]" office:value-type="float" office:value="0.0918054580688477" calcext:value-type="float">
            <text:p>0.09180545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911314.55747" calcext:value-type="float">
            <text:p>1455911314.55747</text:p>
          </table:table-cell>
          <table:table-cell office:value-type="float" office:value="1455911314.55772" calcext:value-type="float">
            <text:p>1455911314.55772</text:p>
          </table:table-cell>
          <table:table-cell office:value-type="float" office:value="4296" calcext:value-type="float">
            <text:p>4296</text:p>
          </table:table-cell>
          <table:table-cell table:formula="of:=[.B107]-[.B$2]" office:value-type="float" office:value="9.62756180763245" calcext:value-type="float">
            <text:p>9.6275618076</text:p>
          </table:table-cell>
          <table:table-cell table:formula="of:=[.D107]/([.E107]-[.E106])" office:value-type="float" office:value="47257.5323220243" calcext:value-type="float">
            <text:p>47257.5323220243</text:p>
          </table:table-cell>
          <table:table-cell table:formula="of:=[.E107]-[.E106]" office:value-type="float" office:value="0.0909061431884766" calcext:value-type="float">
            <text:p>0.09090614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911314.64815" calcext:value-type="float">
            <text:p>1455911314.64815</text:p>
          </table:table-cell>
          <table:table-cell office:value-type="float" office:value="1455911314.64832" calcext:value-type="float">
            <text:p>1455911314.64832</text:p>
          </table:table-cell>
          <table:table-cell office:value-type="float" office:value="4296" calcext:value-type="float">
            <text:p>4296</text:p>
          </table:table-cell>
          <table:table-cell table:formula="of:=[.B108]-[.B$2]" office:value-type="float" office:value="9.71823787689209" calcext:value-type="float">
            <text:p>9.7182378769</text:p>
          </table:table-cell>
          <table:table-cell table:formula="of:=[.D108]/([.E108]-[.E107])" office:value-type="float" office:value="47377.4396604991" calcext:value-type="float">
            <text:p>47377.4396604991</text:p>
          </table:table-cell>
          <table:table-cell table:formula="of:=[.E108]-[.E107]" office:value-type="float" office:value="0.0906760692596436" calcext:value-type="float">
            <text:p>0.09067606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911314.74005" calcext:value-type="float">
            <text:p>1455911314.74005</text:p>
          </table:table-cell>
          <table:table-cell office:value-type="float" office:value="1455911314.74021" calcext:value-type="float">
            <text:p>1455911314.74021</text:p>
          </table:table-cell>
          <table:table-cell office:value-type="float" office:value="4312" calcext:value-type="float">
            <text:p>4312</text:p>
          </table:table-cell>
          <table:table-cell table:formula="of:=[.B109]-[.B$2]" office:value-type="float" office:value="9.81013989448547" calcext:value-type="float">
            <text:p>9.8101398945</text:p>
          </table:table-cell>
          <table:table-cell table:formula="of:=[.D109]/([.E109]-[.E108])" office:value-type="float" office:value="46919.5357503275" calcext:value-type="float">
            <text:p>46919.5357503275</text:p>
          </table:table-cell>
          <table:table-cell table:formula="of:=[.E109]-[.E108]" office:value-type="float" office:value="0.0919020175933838" calcext:value-type="float">
            <text:p>0.09190201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911314.83114" calcext:value-type="float">
            <text:p>1455911314.83114</text:p>
          </table:table-cell>
          <table:table-cell office:value-type="float" office:value="1455911314.8313" calcext:value-type="float">
            <text:p>1455911314.8313</text:p>
          </table:table-cell>
          <table:table-cell office:value-type="float" office:value="4328" calcext:value-type="float">
            <text:p>4328</text:p>
          </table:table-cell>
          <table:table-cell table:formula="of:=[.B110]-[.B$2]" office:value-type="float" office:value="9.90122866630554" calcext:value-type="float">
            <text:p>9.9012286663</text:p>
          </table:table-cell>
          <table:table-cell table:formula="of:=[.D110]/([.E110]-[.E109])" office:value-type="float" office:value="47514.0888774885" calcext:value-type="float">
            <text:p>47514.0888774885</text:p>
          </table:table-cell>
          <table:table-cell table:formula="of:=[.E110]-[.E109]" office:value-type="float" office:value="0.0910887718200684" calcext:value-type="float">
            <text:p>0.09108877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911314.92394" calcext:value-type="float">
            <text:p>1455911314.92394</text:p>
          </table:table-cell>
          <table:table-cell office:value-type="float" office:value="1455911314.92413" calcext:value-type="float">
            <text:p>1455911314.92413</text:p>
          </table:table-cell>
          <table:table-cell office:value-type="float" office:value="4360" calcext:value-type="float">
            <text:p>4360</text:p>
          </table:table-cell>
          <table:table-cell table:formula="of:=[.B111]-[.B$2]" office:value-type="float" office:value="9.99403405189514" calcext:value-type="float">
            <text:p>9.9940340519</text:p>
          </table:table-cell>
          <table:table-cell table:formula="of:=[.D111]/([.E111]-[.E110])" office:value-type="float" office:value="46980.0321640882" calcext:value-type="float">
            <text:p>46980.0321640882</text:p>
          </table:table-cell>
          <table:table-cell table:formula="of:=[.E111]-[.E110]" office:value-type="float" office:value="0.0928053855895996" calcext:value-type="float">
            <text:p>0.09280538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911315.01511" calcext:value-type="float">
            <text:p>1455911315.01511</text:p>
          </table:table-cell>
          <table:table-cell office:value-type="float" office:value="1455911315.01527" calcext:value-type="float">
            <text:p>1455911315.01527</text:p>
          </table:table-cell>
          <table:table-cell office:value-type="float" office:value="4392" calcext:value-type="float">
            <text:p>4392</text:p>
          </table:table-cell>
          <table:table-cell table:formula="of:=[.B112]-[.B$2]" office:value-type="float" office:value="10.0851988792419" calcext:value-type="float">
            <text:p>10.0851988792</text:p>
          </table:table-cell>
          <table:table-cell table:formula="of:=[.D112]/([.E112]-[.E111])" office:value-type="float" office:value="48176.4747197109" calcext:value-type="float">
            <text:p>48176.4747197109</text:p>
          </table:table-cell>
          <table:table-cell table:formula="of:=[.E112]-[.E111]" office:value-type="float" office:value="0.0911648273468018" calcext:value-type="float">
            <text:p>0.09116482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911315.10683" calcext:value-type="float">
            <text:p>1455911315.10683</text:p>
          </table:table-cell>
          <table:table-cell office:value-type="float" office:value="1455911315.107" calcext:value-type="float">
            <text:p>1455911315.107</text:p>
          </table:table-cell>
          <table:table-cell office:value-type="float" office:value="4432" calcext:value-type="float">
            <text:p>4432</text:p>
          </table:table-cell>
          <table:table-cell table:formula="of:=[.B113]-[.B$2]" office:value-type="float" office:value="10.1769218444824" calcext:value-type="float">
            <text:p>10.1769218445</text:p>
          </table:table-cell>
          <table:table-cell table:formula="of:=[.D113]/([.E113]-[.E112])" office:value-type="float" office:value="48319.4147548569" calcext:value-type="float">
            <text:p>48319.4147548569</text:p>
          </table:table-cell>
          <table:table-cell table:formula="of:=[.E113]-[.E112]" office:value-type="float" office:value="0.0917229652404785" calcext:value-type="float">
            <text:p>0.09172296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911315.19763" calcext:value-type="float">
            <text:p>1455911315.19763</text:p>
          </table:table-cell>
          <table:table-cell office:value-type="float" office:value="1455911315.1978" calcext:value-type="float">
            <text:p>1455911315.1978</text:p>
          </table:table-cell>
          <table:table-cell office:value-type="float" office:value="4480" calcext:value-type="float">
            <text:p>4480</text:p>
          </table:table-cell>
          <table:table-cell table:formula="of:=[.B114]-[.B$2]" office:value-type="float" office:value="10.2677199840546" calcext:value-type="float">
            <text:p>10.2677199841</text:p>
          </table:table-cell>
          <table:table-cell table:formula="of:=[.D114]/([.E114]-[.E113])" office:value-type="float" office:value="49340.2179946696" calcext:value-type="float">
            <text:p>49340.2179946696</text:p>
          </table:table-cell>
          <table:table-cell table:formula="of:=[.E114]-[.E113]" office:value-type="float" office:value="0.0907981395721436" calcext:value-type="float">
            <text:p>0.09079813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911315.28884" calcext:value-type="float">
            <text:p>1455911315.28884</text:p>
          </table:table-cell>
          <table:table-cell office:value-type="float" office:value="1455911315.28902" calcext:value-type="float">
            <text:p>1455911315.28902</text:p>
          </table:table-cell>
          <table:table-cell office:value-type="float" office:value="4536" calcext:value-type="float">
            <text:p>4536</text:p>
          </table:table-cell>
          <table:table-cell table:formula="of:=[.B115]-[.B$2]" office:value-type="float" office:value="10.3589346408844" calcext:value-type="float">
            <text:p>10.3589346409</text:p>
          </table:table-cell>
          <table:table-cell table:formula="of:=[.D115]/([.E115]-[.E114])" office:value-type="float" office:value="49728.8501393165" calcext:value-type="float">
            <text:p>49728.8501393165</text:p>
          </table:table-cell>
          <table:table-cell table:formula="of:=[.E115]-[.E114]" office:value-type="float" office:value="0.091214656829834" calcext:value-type="float">
            <text:p>0.091214656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911315.38071" calcext:value-type="float">
            <text:p>1455911315.38071</text:p>
          </table:table-cell>
          <table:table-cell office:value-type="float" office:value="1455911315.38088" calcext:value-type="float">
            <text:p>1455911315.38088</text:p>
          </table:table-cell>
          <table:table-cell office:value-type="float" office:value="4600" calcext:value-type="float">
            <text:p>4600</text:p>
          </table:table-cell>
          <table:table-cell table:formula="of:=[.B116]-[.B$2]" office:value-type="float" office:value="10.4507992267609" calcext:value-type="float">
            <text:p>10.4507992268</text:p>
          </table:table-cell>
          <table:table-cell table:formula="of:=[.D116]/([.E116]-[.E115])" office:value-type="float" office:value="50073.7031154297" calcext:value-type="float">
            <text:p>50073.7031154297</text:p>
          </table:table-cell>
          <table:table-cell table:formula="of:=[.E116]-[.E115]" office:value-type="float" office:value="0.0918645858764648" calcext:value-type="float">
            <text:p>0.09186458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911315.4716" calcext:value-type="float">
            <text:p>1455911315.4716</text:p>
          </table:table-cell>
          <table:table-cell office:value-type="float" office:value="1455911315.47181" calcext:value-type="float">
            <text:p>1455911315.47181</text:p>
          </table:table-cell>
          <table:table-cell office:value-type="float" office:value="4664" calcext:value-type="float">
            <text:p>4664</text:p>
          </table:table-cell>
          <table:table-cell table:formula="of:=[.B117]-[.B$2]" office:value-type="float" office:value="10.5416867733002" calcext:value-type="float">
            <text:p>10.5416867733</text:p>
          </table:table-cell>
          <table:table-cell table:formula="of:=[.D117]/([.E117]-[.E116])" office:value-type="float" office:value="51316.1613179088" calcext:value-type="float">
            <text:p>51316.1613179088</text:p>
          </table:table-cell>
          <table:table-cell table:formula="of:=[.E117]-[.E116]" office:value-type="float" office:value="0.0908875465393066" calcext:value-type="float">
            <text:p>0.09088754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911315.56407" calcext:value-type="float">
            <text:p>1455911315.56407</text:p>
          </table:table-cell>
          <table:table-cell office:value-type="float" office:value="1455911315.56425" calcext:value-type="float">
            <text:p>1455911315.56425</text:p>
          </table:table-cell>
          <table:table-cell office:value-type="float" office:value="4736" calcext:value-type="float">
            <text:p>4736</text:p>
          </table:table-cell>
          <table:table-cell table:formula="of:=[.B118]-[.B$2]" office:value-type="float" office:value="10.6341645717621" calcext:value-type="float">
            <text:p>10.6341645718</text:p>
          </table:table-cell>
          <table:table-cell table:formula="of:=[.D118]/([.E118]-[.E117])" office:value-type="float" office:value="51212.2918015881" calcext:value-type="float">
            <text:p>51212.2918015881</text:p>
          </table:table-cell>
          <table:table-cell table:formula="of:=[.E118]-[.E117]" office:value-type="float" office:value="0.0924777984619141" calcext:value-type="float">
            <text:p>0.09247779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911315.65585" calcext:value-type="float">
            <text:p>1455911315.65585</text:p>
          </table:table-cell>
          <table:table-cell office:value-type="float" office:value="1455911315.65603" calcext:value-type="float">
            <text:p>1455911315.65603</text:p>
          </table:table-cell>
          <table:table-cell office:value-type="float" office:value="4816" calcext:value-type="float">
            <text:p>4816</text:p>
          </table:table-cell>
          <table:table-cell table:formula="of:=[.B119]-[.B$2]" office:value-type="float" office:value="10.7259447574615" calcext:value-type="float">
            <text:p>10.7259447575</text:p>
          </table:table-cell>
          <table:table-cell table:formula="of:=[.D119]/([.E119]-[.E118])" office:value-type="float" office:value="52473.1995615061" calcext:value-type="float">
            <text:p>52473.1995615061</text:p>
          </table:table-cell>
          <table:table-cell table:formula="of:=[.E119]-[.E118]" office:value-type="float" office:value="0.0917801856994629" calcext:value-type="float">
            <text:p>0.09178018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911315.74834" calcext:value-type="float">
            <text:p>1455911315.74834</text:p>
          </table:table-cell>
          <table:table-cell office:value-type="float" office:value="1455911315.74852" calcext:value-type="float">
            <text:p>1455911315.74852</text:p>
          </table:table-cell>
          <table:table-cell office:value-type="float" office:value="4904" calcext:value-type="float">
            <text:p>4904</text:p>
          </table:table-cell>
          <table:table-cell table:formula="of:=[.B120]-[.B$2]" office:value-type="float" office:value="10.818436384201" calcext:value-type="float">
            <text:p>10.8184363842</text:p>
          </table:table-cell>
          <table:table-cell table:formula="of:=[.D120]/([.E120]-[.E119])" office:value-type="float" office:value="53021.0157705613" calcext:value-type="float">
            <text:p>53021.0157705613</text:p>
          </table:table-cell>
          <table:table-cell table:formula="of:=[.E120]-[.E119]" office:value-type="float" office:value="0.092491626739502" calcext:value-type="float">
            <text:p>0.09249162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911315.83944" calcext:value-type="float">
            <text:p>1455911315.83944</text:p>
          </table:table-cell>
          <table:table-cell office:value-type="float" office:value="1455911315.83961" calcext:value-type="float">
            <text:p>1455911315.83961</text:p>
          </table:table-cell>
          <table:table-cell office:value-type="float" office:value="4992" calcext:value-type="float">
            <text:p>4992</text:p>
          </table:table-cell>
          <table:table-cell table:formula="of:=[.B121]-[.B$2]" office:value-type="float" office:value="10.9095270633698" calcext:value-type="float">
            <text:p>10.9095270634</text:p>
          </table:table-cell>
          <table:table-cell table:formula="of:=[.D121]/([.E121]-[.E120])" office:value-type="float" office:value="54802.5335364417" calcext:value-type="float">
            <text:p>54802.5335364417</text:p>
          </table:table-cell>
          <table:table-cell table:formula="of:=[.E121]-[.E120]" office:value-type="float" office:value="0.0910906791687012" calcext:value-type="float">
            <text:p>0.09109067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911315.93099" calcext:value-type="float">
            <text:p>1455911315.93099</text:p>
          </table:table-cell>
          <table:table-cell office:value-type="float" office:value="1455911315.93117" calcext:value-type="float">
            <text:p>1455911315.93117</text:p>
          </table:table-cell>
          <table:table-cell office:value-type="float" office:value="5080" calcext:value-type="float">
            <text:p>5080</text:p>
          </table:table-cell>
          <table:table-cell table:formula="of:=[.B122]-[.B$2]" office:value-type="float" office:value="11.0010857582092" calcext:value-type="float">
            <text:p>11.0010857582</text:p>
          </table:table-cell>
          <table:table-cell table:formula="of:=[.D122]/([.E122]-[.E121])" office:value-type="float" office:value="55483.5344573921" calcext:value-type="float">
            <text:p>55483.5344573921</text:p>
          </table:table-cell>
          <table:table-cell table:formula="of:=[.E122]-[.E121]" office:value-type="float" office:value="0.0915586948394775" calcext:value-type="float">
            <text:p>0.09155869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911316.02281" calcext:value-type="float">
            <text:p>1455911316.02281</text:p>
          </table:table-cell>
          <table:table-cell office:value-type="float" office:value="1455911316.02298" calcext:value-type="float">
            <text:p>1455911316.02298</text:p>
          </table:table-cell>
          <table:table-cell office:value-type="float" office:value="5184" calcext:value-type="float">
            <text:p>5184</text:p>
          </table:table-cell>
          <table:table-cell table:formula="of:=[.B123]-[.B$2]" office:value-type="float" office:value="11.0929038524628" calcext:value-type="float">
            <text:p>11.0929038525</text:p>
          </table:table-cell>
          <table:table-cell table:formula="of:=[.D123]/([.E123]-[.E122])" office:value-type="float" office:value="56459.4597845308" calcext:value-type="float">
            <text:p>56459.4597845308</text:p>
          </table:table-cell>
          <table:table-cell table:formula="of:=[.E123]-[.E122]" office:value-type="float" office:value="0.09181809425354" calcext:value-type="float">
            <text:p>0.09181809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911316.11383" calcext:value-type="float">
            <text:p>1455911316.11383</text:p>
          </table:table-cell>
          <table:table-cell office:value-type="float" office:value="1455911316.11414" calcext:value-type="float">
            <text:p>1455911316.11414</text:p>
          </table:table-cell>
          <table:table-cell office:value-type="float" office:value="5280" calcext:value-type="float">
            <text:p>5280</text:p>
          </table:table-cell>
          <table:table-cell table:formula="of:=[.B124]-[.B$2]" office:value-type="float" office:value="11.1839213371277" calcext:value-type="float">
            <text:p>11.1839213371</text:p>
          </table:table-cell>
          <table:table-cell table:formula="of:=[.D124]/([.E124]-[.E123])" office:value-type="float" office:value="58010.8318686068" calcext:value-type="float">
            <text:p>58010.8318686068</text:p>
          </table:table-cell>
          <table:table-cell table:formula="of:=[.E124]-[.E123]" office:value-type="float" office:value="0.091017484664917" calcext:value-type="float">
            <text:p>0.09101748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911316.20558" calcext:value-type="float">
            <text:p>1455911316.20558</text:p>
          </table:table-cell>
          <table:table-cell office:value-type="float" office:value="1455911316.20575" calcext:value-type="float">
            <text:p>1455911316.20575</text:p>
          </table:table-cell>
          <table:table-cell office:value-type="float" office:value="5384" calcext:value-type="float">
            <text:p>5384</text:p>
          </table:table-cell>
          <table:table-cell table:formula="of:=[.B125]-[.B$2]" office:value-type="float" office:value="11.2756741046906" calcext:value-type="float">
            <text:p>11.2756741047</text:p>
          </table:table-cell>
          <table:table-cell table:formula="of:=[.D125]/([.E125]-[.E124])" office:value-type="float" office:value="58679.4288936412" calcext:value-type="float">
            <text:p>58679.4288936412</text:p>
          </table:table-cell>
          <table:table-cell table:formula="of:=[.E125]-[.E124]" office:value-type="float" office:value="0.0917527675628662" calcext:value-type="float">
            <text:p>0.09175276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911316.29646" calcext:value-type="float">
            <text:p>1455911316.29646</text:p>
          </table:table-cell>
          <table:table-cell office:value-type="float" office:value="1455911316.29662" calcext:value-type="float">
            <text:p>1455911316.29662</text:p>
          </table:table-cell>
          <table:table-cell office:value-type="float" office:value="5496" calcext:value-type="float">
            <text:p>5496</text:p>
          </table:table-cell>
          <table:table-cell table:formula="of:=[.B126]-[.B$2]" office:value-type="float" office:value="11.3665480613709" calcext:value-type="float">
            <text:p>11.3665480614</text:p>
          </table:table-cell>
          <table:table-cell table:formula="of:=[.D126]/([.E126]-[.E125])" office:value-type="float" office:value="60479.3738577422" calcext:value-type="float">
            <text:p>60479.3738577422</text:p>
          </table:table-cell>
          <table:table-cell table:formula="of:=[.E126]-[.E125]" office:value-type="float" office:value="0.0908739566802979" calcext:value-type="float">
            <text:p>0.09087395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911316.38836" calcext:value-type="float">
            <text:p>1455911316.38836</text:p>
          </table:table-cell>
          <table:table-cell office:value-type="float" office:value="1455911316.38852" calcext:value-type="float">
            <text:p>1455911316.38852</text:p>
          </table:table-cell>
          <table:table-cell office:value-type="float" office:value="5600" calcext:value-type="float">
            <text:p>5600</text:p>
          </table:table-cell>
          <table:table-cell table:formula="of:=[.B127]-[.B$2]" office:value-type="float" office:value="11.4584500789642" calcext:value-type="float">
            <text:p>11.458450079</text:p>
          </table:table-cell>
          <table:table-cell table:formula="of:=[.D127]/([.E127]-[.E126])" office:value-type="float" office:value="60934.4620134124" calcext:value-type="float">
            <text:p>60934.4620134124</text:p>
          </table:table-cell>
          <table:table-cell table:formula="of:=[.E127]-[.E126]" office:value-type="float" office:value="0.0919020175933838" calcext:value-type="float">
            <text:p>0.09190201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911316.47949" calcext:value-type="float">
            <text:p>1455911316.47949</text:p>
          </table:table-cell>
          <table:table-cell office:value-type="float" office:value="1455911316.47971" calcext:value-type="float">
            <text:p>1455911316.47971</text:p>
          </table:table-cell>
          <table:table-cell office:value-type="float" office:value="5712" calcext:value-type="float">
            <text:p>5712</text:p>
          </table:table-cell>
          <table:table-cell table:formula="of:=[.B128]-[.B$2]" office:value-type="float" office:value="11.5495779514313" calcext:value-type="float">
            <text:p>11.5495779514</text:p>
          </table:table-cell>
          <table:table-cell table:formula="of:=[.D128]/([.E128]-[.E127])" office:value-type="float" office:value="62681.1517196992" calcext:value-type="float">
            <text:p>62681.1517196992</text:p>
          </table:table-cell>
          <table:table-cell table:formula="of:=[.E128]-[.E127]" office:value-type="float" office:value="0.091127872467041" calcext:value-type="float">
            <text:p>0.09112787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911316.57029" calcext:value-type="float">
            <text:p>1455911316.57029</text:p>
          </table:table-cell>
          <table:table-cell office:value-type="float" office:value="1455911316.57047" calcext:value-type="float">
            <text:p>1455911316.57047</text:p>
          </table:table-cell>
          <table:table-cell office:value-type="float" office:value="5824" calcext:value-type="float">
            <text:p>5824</text:p>
          </table:table-cell>
          <table:table-cell table:formula="of:=[.B129]-[.B$2]" office:value-type="float" office:value="11.6403801441193" calcext:value-type="float">
            <text:p>11.6403801441</text:p>
          </table:table-cell>
          <table:table-cell table:formula="of:=[.D129]/([.E129]-[.E128])" office:value-type="float" office:value="64139.4202892462" calcext:value-type="float">
            <text:p>64139.4202892462</text:p>
          </table:table-cell>
          <table:table-cell table:formula="of:=[.E129]-[.E128]" office:value-type="float" office:value="0.0908021926879883" calcext:value-type="float">
            <text:p>0.09080219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911316.66377" calcext:value-type="float">
            <text:p>1455911316.66377</text:p>
          </table:table-cell>
          <table:table-cell office:value-type="float" office:value="1455911316.66394" calcext:value-type="float">
            <text:p>1455911316.66394</text:p>
          </table:table-cell>
          <table:table-cell office:value-type="float" office:value="5944" calcext:value-type="float">
            <text:p>5944</text:p>
          </table:table-cell>
          <table:table-cell table:formula="of:=[.B130]-[.B$2]" office:value-type="float" office:value="11.7338626384735" calcext:value-type="float">
            <text:p>11.7338626385</text:p>
          </table:table-cell>
          <table:table-cell table:formula="of:=[.D130]/([.E130]-[.E129])" office:value-type="float" office:value="63584.0971195683" calcext:value-type="float">
            <text:p>63584.0971195683</text:p>
          </table:table-cell>
          <table:table-cell table:formula="of:=[.E130]-[.E129]" office:value-type="float" office:value="0.0934824943542481" calcext:value-type="float">
            <text:p>0.09348249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911316.75846" calcext:value-type="float">
            <text:p>1455911316.75846</text:p>
          </table:table-cell>
          <table:table-cell office:value-type="float" office:value="1455911316.75865" calcext:value-type="float">
            <text:p>1455911316.75865</text:p>
          </table:table-cell>
          <table:table-cell office:value-type="float" office:value="6064" calcext:value-type="float">
            <text:p>6064</text:p>
          </table:table-cell>
          <table:table-cell table:formula="of:=[.B131]-[.B$2]" office:value-type="float" office:value="11.8285496234894" calcext:value-type="float">
            <text:p>11.8285496235</text:p>
          </table:table-cell>
          <table:table-cell table:formula="of:=[.D131]/([.E131]-[.E130])" office:value-type="float" office:value="64042.5925377569" calcext:value-type="float">
            <text:p>64042.5925377569</text:p>
          </table:table-cell>
          <table:table-cell table:formula="of:=[.E131]-[.E130]" office:value-type="float" office:value="0.0946869850158691" calcext:value-type="float">
            <text:p>0.0946869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911316.85103" calcext:value-type="float">
            <text:p>1455911316.85103</text:p>
          </table:table-cell>
          <table:table-cell office:value-type="float" office:value="1455911316.8512" calcext:value-type="float">
            <text:p>1455911316.8512</text:p>
          </table:table-cell>
          <table:table-cell office:value-type="float" office:value="6176" calcext:value-type="float">
            <text:p>6176</text:p>
          </table:table-cell>
          <table:table-cell table:formula="of:=[.B132]-[.B$2]" office:value-type="float" office:value="11.9211227893829" calcext:value-type="float">
            <text:p>11.9211227894</text:p>
          </table:table-cell>
          <table:table-cell table:formula="of:=[.D132]/([.E132]-[.E131])" office:value-type="float" office:value="66714.7973215206" calcext:value-type="float">
            <text:p>66714.7973215206</text:p>
          </table:table-cell>
          <table:table-cell table:formula="of:=[.E132]-[.E131]" office:value-type="float" office:value="0.0925731658935547" calcext:value-type="float">
            <text:p>0.09257316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911316.9427" calcext:value-type="float">
            <text:p>1455911316.9427</text:p>
          </table:table-cell>
          <table:table-cell office:value-type="float" office:value="1455911316.94287" calcext:value-type="float">
            <text:p>1455911316.94287</text:p>
          </table:table-cell>
          <table:table-cell office:value-type="float" office:value="6296" calcext:value-type="float">
            <text:p>6296</text:p>
          </table:table-cell>
          <table:table-cell table:formula="of:=[.B133]-[.B$2]" office:value-type="float" office:value="12.0127913951874" calcext:value-type="float">
            <text:p>12.0127913952</text:p>
          </table:table-cell>
          <table:table-cell table:formula="of:=[.D133]/([.E133]-[.E132])" office:value-type="float" office:value="68682.1834449109" calcext:value-type="float">
            <text:p>68682.1834449109</text:p>
          </table:table-cell>
          <table:table-cell table:formula="of:=[.E133]-[.E132]" office:value-type="float" office:value="0.0916686058044434" calcext:value-type="float">
            <text:p>0.09166860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911317.03479" calcext:value-type="float">
            <text:p>1455911317.03479</text:p>
          </table:table-cell>
          <table:table-cell office:value-type="float" office:value="1455911317.03496" calcext:value-type="float">
            <text:p>1455911317.03496</text:p>
          </table:table-cell>
          <table:table-cell office:value-type="float" office:value="6408" calcext:value-type="float">
            <text:p>6408</text:p>
          </table:table-cell>
          <table:table-cell table:formula="of:=[.B134]-[.B$2]" office:value-type="float" office:value="12.1048843860626" calcext:value-type="float">
            <text:p>12.1048843861</text:p>
          </table:table-cell>
          <table:table-cell table:formula="of:=[.D134]/([.E134]-[.E133])" office:value-type="float" office:value="69581.8426472949" calcext:value-type="float">
            <text:p>69581.8426472949</text:p>
          </table:table-cell>
          <table:table-cell table:formula="of:=[.E134]-[.E133]" office:value-type="float" office:value="0.0920929908752441" calcext:value-type="float">
            <text:p>0.09209299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911317.12631" calcext:value-type="float">
            <text:p>1455911317.12631</text:p>
          </table:table-cell>
          <table:table-cell office:value-type="float" office:value="1455911317.12648" calcext:value-type="float">
            <text:p>1455911317.12648</text:p>
          </table:table-cell>
          <table:table-cell office:value-type="float" office:value="6520" calcext:value-type="float">
            <text:p>6520</text:p>
          </table:table-cell>
          <table:table-cell table:formula="of:=[.B135]-[.B$2]" office:value-type="float" office:value="12.1964018344879" calcext:value-type="float">
            <text:p>12.1964018345</text:p>
          </table:table-cell>
          <table:table-cell table:formula="of:=[.D135]/([.E135]-[.E134])" office:value-type="float" office:value="71243.2450006773" calcext:value-type="float">
            <text:p>71243.2450006773</text:p>
          </table:table-cell>
          <table:table-cell table:formula="of:=[.E135]-[.E134]" office:value-type="float" office:value="0.091517448425293" calcext:value-type="float">
            <text:p>0.09151744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911317.21758" calcext:value-type="float">
            <text:p>1455911317.21758</text:p>
          </table:table-cell>
          <table:table-cell office:value-type="float" office:value="1455911317.21775" calcext:value-type="float">
            <text:p>1455911317.21775</text:p>
          </table:table-cell>
          <table:table-cell office:value-type="float" office:value="6632" calcext:value-type="float">
            <text:p>6632</text:p>
          </table:table-cell>
          <table:table-cell table:formula="of:=[.B136]-[.B$2]" office:value-type="float" office:value="12.2876713275909" calcext:value-type="float">
            <text:p>12.2876713276</text:p>
          </table:table-cell>
          <table:table-cell table:formula="of:=[.D136]/([.E136]-[.E135])" office:value-type="float" office:value="72663.9293648057" calcext:value-type="float">
            <text:p>72663.9293648057</text:p>
          </table:table-cell>
          <table:table-cell table:formula="of:=[.E136]-[.E135]" office:value-type="float" office:value="0.0912694931030273" calcext:value-type="float">
            <text:p>0.09126949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911317.30929" calcext:value-type="float">
            <text:p>1455911317.30929</text:p>
          </table:table-cell>
          <table:table-cell office:value-type="float" office:value="1455911317.30946" calcext:value-type="float">
            <text:p>1455911317.30946</text:p>
          </table:table-cell>
          <table:table-cell office:value-type="float" office:value="6736" calcext:value-type="float">
            <text:p>6736</text:p>
          </table:table-cell>
          <table:table-cell table:formula="of:=[.B137]-[.B$2]" office:value-type="float" office:value="12.3793840408325" calcext:value-type="float">
            <text:p>12.3793840408</text:p>
          </table:table-cell>
          <table:table-cell table:formula="of:=[.D137]/([.E137]-[.E136])" office:value-type="float" office:value="73446.7421354872" calcext:value-type="float">
            <text:p>73446.7421354872</text:p>
          </table:table-cell>
          <table:table-cell table:formula="of:=[.E137]-[.E136]" office:value-type="float" office:value="0.0917127132415772" calcext:value-type="float">
            <text:p>0.09171271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911317.40031" calcext:value-type="float">
            <text:p>1455911317.40031</text:p>
          </table:table-cell>
          <table:table-cell office:value-type="float" office:value="1455911317.40048" calcext:value-type="float">
            <text:p>1455911317.40048</text:p>
          </table:table-cell>
          <table:table-cell office:value-type="float" office:value="6840" calcext:value-type="float">
            <text:p>6840</text:p>
          </table:table-cell>
          <table:table-cell table:formula="of:=[.B138]-[.B$2]" office:value-type="float" office:value="12.4704010486603" calcext:value-type="float">
            <text:p>12.4704010487</text:p>
          </table:table-cell>
          <table:table-cell table:formula="of:=[.D138]/([.E138]-[.E137])" office:value-type="float" office:value="75150.7895419289" calcext:value-type="float">
            <text:p>75150.7895419289</text:p>
          </table:table-cell>
          <table:table-cell table:formula="of:=[.E138]-[.E137]" office:value-type="float" office:value="0.0910170078277588" calcext:value-type="float">
            <text:p>0.09101700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911317.49318" calcext:value-type="float">
            <text:p>1455911317.49318</text:p>
          </table:table-cell>
          <table:table-cell office:value-type="float" office:value="1455911317.49343" calcext:value-type="float">
            <text:p>1455911317.49343</text:p>
          </table:table-cell>
          <table:table-cell office:value-type="float" office:value="6952" calcext:value-type="float">
            <text:p>6952</text:p>
          </table:table-cell>
          <table:table-cell table:formula="of:=[.B139]-[.B$2]" office:value-type="float" office:value="12.5632739067078" calcext:value-type="float">
            <text:p>12.5632739067</text:p>
          </table:table-cell>
          <table:table-cell table:formula="of:=[.D139]/([.E139]-[.E138])" office:value-type="float" office:value="74855.0238051841" calcext:value-type="float">
            <text:p>74855.0238051841</text:p>
          </table:table-cell>
          <table:table-cell table:formula="of:=[.E139]-[.E138]" office:value-type="float" office:value="0.0928728580474854" calcext:value-type="float">
            <text:p>0.0928728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911317.58428" calcext:value-type="float">
            <text:p>1455911317.58428</text:p>
          </table:table-cell>
          <table:table-cell office:value-type="float" office:value="1455911317.58444" calcext:value-type="float">
            <text:p>1455911317.58444</text:p>
          </table:table-cell>
          <table:table-cell office:value-type="float" office:value="7048" calcext:value-type="float">
            <text:p>7048</text:p>
          </table:table-cell>
          <table:table-cell table:formula="of:=[.B140]-[.B$2]" office:value-type="float" office:value="12.6543686389923" calcext:value-type="float">
            <text:p>12.654368639</text:p>
          </table:table-cell>
          <table:table-cell table:formula="of:=[.D140]/([.E140]-[.E139])" office:value-type="float" office:value="77370.0061819676" calcext:value-type="float">
            <text:p>77370.0061819676</text:p>
          </table:table-cell>
          <table:table-cell table:formula="of:=[.E140]-[.E139]" office:value-type="float" office:value="0.0910947322845459" calcext:value-type="float">
            <text:p>0.09109473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911317.67647" calcext:value-type="float">
            <text:p>1455911317.67647</text:p>
          </table:table-cell>
          <table:table-cell office:value-type="float" office:value="1455911317.67665" calcext:value-type="float">
            <text:p>1455911317.67665</text:p>
          </table:table-cell>
          <table:table-cell office:value-type="float" office:value="7144" calcext:value-type="float">
            <text:p>7144</text:p>
          </table:table-cell>
          <table:table-cell table:formula="of:=[.B141]-[.B$2]" office:value-type="float" office:value="12.746565580368" calcext:value-type="float">
            <text:p>12.7465655804</text:p>
          </table:table-cell>
          <table:table-cell table:formula="of:=[.D141]/([.E141]-[.E140])" office:value-type="float" office:value="77486.3015345149" calcext:value-type="float">
            <text:p>77486.3015345149</text:p>
          </table:table-cell>
          <table:table-cell table:formula="of:=[.E141]-[.E140]" office:value-type="float" office:value="0.0921969413757324" calcext:value-type="float">
            <text:p>0.09219694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911317.76769" calcext:value-type="float">
            <text:p>1455911317.76769</text:p>
          </table:table-cell>
          <table:table-cell office:value-type="float" office:value="1455911317.76785" calcext:value-type="float">
            <text:p>1455911317.76785</text:p>
          </table:table-cell>
          <table:table-cell office:value-type="float" office:value="7232" calcext:value-type="float">
            <text:p>7232</text:p>
          </table:table-cell>
          <table:table-cell table:formula="of:=[.B142]-[.B$2]" office:value-type="float" office:value="12.8377811908722" calcext:value-type="float">
            <text:p>12.8377811909</text:p>
          </table:table-cell>
          <table:table-cell table:formula="of:=[.D142]/([.E142]-[.E141])" office:value-type="float" office:value="79284.6746300178" calcext:value-type="float">
            <text:p>79284.6746300178</text:p>
          </table:table-cell>
          <table:table-cell table:formula="of:=[.E142]-[.E141]" office:value-type="float" office:value="0.0912156105041504" calcext:value-type="float">
            <text:p>0.09121561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911317.85911" calcext:value-type="float">
            <text:p>1455911317.85911</text:p>
          </table:table-cell>
          <table:table-cell office:value-type="float" office:value="1455911317.85928" calcext:value-type="float">
            <text:p>1455911317.85928</text:p>
          </table:table-cell>
          <table:table-cell office:value-type="float" office:value="7320" calcext:value-type="float">
            <text:p>7320</text:p>
          </table:table-cell>
          <table:table-cell table:formula="of:=[.B143]-[.B$2]" office:value-type="float" office:value="12.9291987419128" calcext:value-type="float">
            <text:p>12.9291987419</text:p>
          </table:table-cell>
          <table:table-cell table:formula="of:=[.D143]/([.E143]-[.E142])" office:value-type="float" office:value="80072.1515362528" calcext:value-type="float">
            <text:p>80072.1515362528</text:p>
          </table:table-cell>
          <table:table-cell table:formula="of:=[.E143]-[.E142]" office:value-type="float" office:value="0.0914175510406494" calcext:value-type="float">
            <text:p>0.0914175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911317.95121" calcext:value-type="float">
            <text:p>1455911317.95121</text:p>
          </table:table-cell>
          <table:table-cell office:value-type="float" office:value="1455911317.95138" calcext:value-type="float">
            <text:p>1455911317.95138</text:p>
          </table:table-cell>
          <table:table-cell office:value-type="float" office:value="7400" calcext:value-type="float">
            <text:p>7400</text:p>
          </table:table-cell>
          <table:table-cell table:formula="of:=[.B144]-[.B$2]" office:value-type="float" office:value="13.0212976932526" calcext:value-type="float">
            <text:p>13.0212976933</text:p>
          </table:table-cell>
          <table:table-cell table:formula="of:=[.D144]/([.E144]-[.E143])" office:value-type="float" office:value="80348.363280532" calcext:value-type="float">
            <text:p>80348.363280532</text:p>
          </table:table-cell>
          <table:table-cell table:formula="of:=[.E144]-[.E143]" office:value-type="float" office:value="0.0920989513397217" calcext:value-type="float">
            <text:p>0.09209895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911318.04271" calcext:value-type="float">
            <text:p>1455911318.04271</text:p>
          </table:table-cell>
          <table:table-cell office:value-type="float" office:value="1455911318.04288" calcext:value-type="float">
            <text:p>1455911318.04288</text:p>
          </table:table-cell>
          <table:table-cell office:value-type="float" office:value="7480" calcext:value-type="float">
            <text:p>7480</text:p>
          </table:table-cell>
          <table:table-cell table:formula="of:=[.B145]-[.B$2]" office:value-type="float" office:value="13.1127986907959" calcext:value-type="float">
            <text:p>13.1127986908</text:p>
          </table:table-cell>
          <table:table-cell table:formula="of:=[.D145]/([.E145]-[.E144])" office:value-type="float" office:value="81747.7426566576" calcext:value-type="float">
            <text:p>81747.7426566576</text:p>
          </table:table-cell>
          <table:table-cell table:formula="of:=[.E145]-[.E144]" office:value-type="float" office:value="0.091500997543335" calcext:value-type="float">
            <text:p>0.09150099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911318.13552" calcext:value-type="float">
            <text:p>1455911318.13552</text:p>
          </table:table-cell>
          <table:table-cell office:value-type="float" office:value="1455911318.1357" calcext:value-type="float">
            <text:p>1455911318.1357</text:p>
          </table:table-cell>
          <table:table-cell office:value-type="float" office:value="7552" calcext:value-type="float">
            <text:p>7552</text:p>
          </table:table-cell>
          <table:table-cell table:formula="of:=[.B146]-[.B$2]" office:value-type="float" office:value="13.2056119441986" calcext:value-type="float">
            <text:p>13.2056119442</text:p>
          </table:table-cell>
          <table:table-cell table:formula="of:=[.D146]/([.E146]-[.E145])" office:value-type="float" office:value="81367.6896685479" calcext:value-type="float">
            <text:p>81367.6896685479</text:p>
          </table:table-cell>
          <table:table-cell table:formula="of:=[.E146]-[.E145]" office:value-type="float" office:value="0.09281325340271" calcext:value-type="float">
            <text:p>0.09281325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911318.2267" calcext:value-type="float">
            <text:p>1455911318.2267</text:p>
          </table:table-cell>
          <table:table-cell office:value-type="float" office:value="1455911318.22687" calcext:value-type="float">
            <text:p>1455911318.22687</text:p>
          </table:table-cell>
          <table:table-cell office:value-type="float" office:value="7616" calcext:value-type="float">
            <text:p>7616</text:p>
          </table:table-cell>
          <table:table-cell table:formula="of:=[.B147]-[.B$2]" office:value-type="float" office:value="13.2967927455902" calcext:value-type="float">
            <text:p>13.2967927456</text:p>
          </table:table-cell>
          <table:table-cell table:formula="of:=[.D147]/([.E147]-[.E146])" office:value-type="float" office:value="83526.3551511348" calcext:value-type="float">
            <text:p>83526.3551511348</text:p>
          </table:table-cell>
          <table:table-cell table:formula="of:=[.E147]-[.E146]" office:value-type="float" office:value="0.0911808013916016" calcext:value-type="float">
            <text:p>0.09118080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911318.31946" calcext:value-type="float">
            <text:p>1455911318.31946</text:p>
          </table:table-cell>
          <table:table-cell office:value-type="float" office:value="1455911318.31962" calcext:value-type="float">
            <text:p>1455911318.31962</text:p>
          </table:table-cell>
          <table:table-cell office:value-type="float" office:value="7672" calcext:value-type="float">
            <text:p>7672</text:p>
          </table:table-cell>
          <table:table-cell table:formula="of:=[.B148]-[.B$2]" office:value-type="float" office:value="13.3895471096039" calcext:value-type="float">
            <text:p>13.3895471096</text:p>
          </table:table-cell>
          <table:table-cell table:formula="of:=[.D148]/([.E148]-[.E147])" office:value-type="float" office:value="82713.0893687025" calcext:value-type="float">
            <text:p>82713.0893687025</text:p>
          </table:table-cell>
          <table:table-cell table:formula="of:=[.E148]-[.E147]" office:value-type="float" office:value="0.0927543640136719" calcext:value-type="float">
            <text:p>0.0927543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911318.41109" calcext:value-type="float">
            <text:p>1455911318.41109</text:p>
          </table:table-cell>
          <table:table-cell office:value-type="float" office:value="1455911318.41131" calcext:value-type="float">
            <text:p>1455911318.41131</text:p>
          </table:table-cell>
          <table:table-cell office:value-type="float" office:value="7728" calcext:value-type="float">
            <text:p>7728</text:p>
          </table:table-cell>
          <table:table-cell table:formula="of:=[.B149]-[.B$2]" office:value-type="float" office:value="13.48117852211" calcext:value-type="float">
            <text:p>13.4811785221</text:p>
          </table:table-cell>
          <table:table-cell table:formula="of:=[.D149]/([.E149]-[.E148])" office:value-type="float" office:value="84337.8901256733" calcext:value-type="float">
            <text:p>84337.8901256733</text:p>
          </table:table-cell>
          <table:table-cell table:formula="of:=[.E149]-[.E148]" office:value-type="float" office:value="0.0916314125061035" calcext:value-type="float">
            <text:p>0.09163141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911318.50214" calcext:value-type="float">
            <text:p>1455911318.50214</text:p>
          </table:table-cell>
          <table:table-cell office:value-type="float" office:value="1455911318.50231" calcext:value-type="float">
            <text:p>1455911318.50231</text:p>
          </table:table-cell>
          <table:table-cell office:value-type="float" office:value="7768" calcext:value-type="float">
            <text:p>7768</text:p>
          </table:table-cell>
          <table:table-cell table:formula="of:=[.B150]-[.B$2]" office:value-type="float" office:value="13.5722312927246" calcext:value-type="float">
            <text:p>13.5722312927</text:p>
          </table:table-cell>
          <table:table-cell table:formula="of:=[.D150]/([.E150]-[.E149])" office:value-type="float" office:value="85313.1645260708" calcext:value-type="float">
            <text:p>85313.1645260708</text:p>
          </table:table-cell>
          <table:table-cell table:formula="of:=[.E150]-[.E149]" office:value-type="float" office:value="0.091052770614624" calcext:value-type="float">
            <text:p>0.09105277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911318.59421" calcext:value-type="float">
            <text:p>1455911318.59421</text:p>
          </table:table-cell>
          <table:table-cell office:value-type="float" office:value="1455911318.59439" calcext:value-type="float">
            <text:p>1455911318.59439</text:p>
          </table:table-cell>
          <table:table-cell office:value-type="float" office:value="7808" calcext:value-type="float">
            <text:p>7808</text:p>
          </table:table-cell>
          <table:table-cell table:formula="of:=[.B151]-[.B$2]" office:value-type="float" office:value="13.6642966270447" calcext:value-type="float">
            <text:p>13.664296627</text:p>
          </table:table-cell>
          <table:table-cell table:formula="of:=[.D151]/([.E151]-[.E150])" office:value-type="float" office:value="84809.3373870258" calcext:value-type="float">
            <text:p>84809.3373870258</text:p>
          </table:table-cell>
          <table:table-cell table:formula="of:=[.E151]-[.E150]" office:value-type="float" office:value="0.0920653343200684" calcext:value-type="float">
            <text:p>0.09206533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911318.68535" calcext:value-type="float">
            <text:p>1455911318.68535</text:p>
          </table:table-cell>
          <table:table-cell office:value-type="float" office:value="1455911318.68553" calcext:value-type="float">
            <text:p>1455911318.68553</text:p>
          </table:table-cell>
          <table:table-cell office:value-type="float" office:value="7840" calcext:value-type="float">
            <text:p>7840</text:p>
          </table:table-cell>
          <table:table-cell table:formula="of:=[.B152]-[.B$2]" office:value-type="float" office:value="13.7554447650909" calcext:value-type="float">
            <text:p>13.7554447651</text:p>
          </table:table-cell>
          <table:table-cell table:formula="of:=[.D152]/([.E152]-[.E151])" office:value-type="float" office:value="86013.8250549957" calcext:value-type="float">
            <text:p>86013.8250549957</text:p>
          </table:table-cell>
          <table:table-cell table:formula="of:=[.E152]-[.E151]" office:value-type="float" office:value="0.0911481380462647" calcext:value-type="float">
            <text:p>0.0911481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911318.77773" calcext:value-type="float">
            <text:p>1455911318.77773</text:p>
          </table:table-cell>
          <table:table-cell office:value-type="float" office:value="1455911318.7779" calcext:value-type="float">
            <text:p>1455911318.7779</text:p>
          </table:table-cell>
          <table:table-cell office:value-type="float" office:value="7864" calcext:value-type="float">
            <text:p>7864</text:p>
          </table:table-cell>
          <table:table-cell table:formula="of:=[.B153]-[.B$2]" office:value-type="float" office:value="13.8478171825409" calcext:value-type="float">
            <text:p>13.8478171825</text:p>
          </table:table-cell>
          <table:table-cell table:formula="of:=[.D153]/([.E153]-[.E152])" office:value-type="float" office:value="85133.6385589436" calcext:value-type="float">
            <text:p>85133.6385589436</text:p>
          </table:table-cell>
          <table:table-cell table:formula="of:=[.E153]-[.E152]" office:value-type="float" office:value="0.0923724174499512" calcext:value-type="float">
            <text:p>0.09237241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911318.86928" calcext:value-type="float">
            <text:p>1455911318.86928</text:p>
          </table:table-cell>
          <table:table-cell office:value-type="float" office:value="1455911318.86946" calcext:value-type="float">
            <text:p>1455911318.86946</text:p>
          </table:table-cell>
          <table:table-cell office:value-type="float" office:value="7880" calcext:value-type="float">
            <text:p>7880</text:p>
          </table:table-cell>
          <table:table-cell table:formula="of:=[.B154]-[.B$2]" office:value-type="float" office:value="13.9393734931946" calcext:value-type="float">
            <text:p>13.9393734932</text:p>
          </table:table-cell>
          <table:table-cell table:formula="of:=[.D154]/([.E154]-[.E153])" office:value-type="float" office:value="86067.2513313282" calcext:value-type="float">
            <text:p>86067.2513313282</text:p>
          </table:table-cell>
          <table:table-cell table:formula="of:=[.E154]-[.E153]" office:value-type="float" office:value="0.0915563106536865" calcext:value-type="float">
            <text:p>0.09155631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911318.96218" calcext:value-type="float">
            <text:p>1455911318.96218</text:p>
          </table:table-cell>
          <table:table-cell office:value-type="float" office:value="1455911318.96235" calcext:value-type="float">
            <text:p>1455911318.96235</text:p>
          </table:table-cell>
          <table:table-cell office:value-type="float" office:value="7888" calcext:value-type="float">
            <text:p>7888</text:p>
          </table:table-cell>
          <table:table-cell table:formula="of:=[.B155]-[.B$2]" office:value-type="float" office:value="14.0322709083557" calcext:value-type="float">
            <text:p>14.0322709084</text:p>
          </table:table-cell>
          <table:table-cell table:formula="of:=[.D155]/([.E155]-[.E154])" office:value-type="float" office:value="84910.8663176265" calcext:value-type="float">
            <text:p>84910.8663176265</text:p>
          </table:table-cell>
          <table:table-cell table:formula="of:=[.E155]-[.E154]" office:value-type="float" office:value="0.0928974151611328" calcext:value-type="float">
            <text:p>0.0928974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911319.05401" calcext:value-type="float">
            <text:p>1455911319.05401</text:p>
          </table:table-cell>
          <table:table-cell office:value-type="float" office:value="1455911319.05418" calcext:value-type="float">
            <text:p>1455911319.05418</text:p>
          </table:table-cell>
          <table:table-cell office:value-type="float" office:value="7888" calcext:value-type="float">
            <text:p>7888</text:p>
          </table:table-cell>
          <table:table-cell table:formula="of:=[.B156]-[.B$2]" office:value-type="float" office:value="14.124100446701" calcext:value-type="float">
            <text:p>14.1241004467</text:p>
          </table:table-cell>
          <table:table-cell table:formula="of:=[.D156]/([.E156]-[.E155])" office:value-type="float" office:value="85898.2865658776" calcext:value-type="float">
            <text:p>85898.2865658776</text:p>
          </table:table-cell>
          <table:table-cell table:formula="of:=[.E156]-[.E155]" office:value-type="float" office:value="0.0918295383453369" calcext:value-type="float">
            <text:p>0.09182953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911319.14579" calcext:value-type="float">
            <text:p>1455911319.14579</text:p>
          </table:table-cell>
          <table:table-cell office:value-type="float" office:value="1455911319.14598" calcext:value-type="float">
            <text:p>1455911319.14598</text:p>
          </table:table-cell>
          <table:table-cell office:value-type="float" office:value="7888" calcext:value-type="float">
            <text:p>7888</text:p>
          </table:table-cell>
          <table:table-cell table:formula="of:=[.B157]-[.B$2]" office:value-type="float" office:value="14.2158803939819" calcext:value-type="float">
            <text:p>14.215880394</text:p>
          </table:table-cell>
          <table:table-cell table:formula="of:=[.D157]/([.E157]-[.E156])" office:value-type="float" office:value="85944.6996178754" calcext:value-type="float">
            <text:p>85944.6996178754</text:p>
          </table:table-cell>
          <table:table-cell table:formula="of:=[.E157]-[.E156]" office:value-type="float" office:value="0.0917799472808838" calcext:value-type="float">
            <text:p>0.09177994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911319.238" calcext:value-type="float">
            <text:p>1455911319.238</text:p>
          </table:table-cell>
          <table:table-cell office:value-type="float" office:value="1455911319.23817" calcext:value-type="float">
            <text:p>1455911319.23817</text:p>
          </table:table-cell>
          <table:table-cell office:value-type="float" office:value="7872" calcext:value-type="float">
            <text:p>7872</text:p>
          </table:table-cell>
          <table:table-cell table:formula="of:=[.B158]-[.B$2]" office:value-type="float" office:value="14.3080892562866" calcext:value-type="float">
            <text:p>14.3080892563</text:p>
          </table:table-cell>
          <table:table-cell table:formula="of:=[.D158]/([.E158]-[.E157])" office:value-type="float" office:value="85371.4036074797" calcext:value-type="float">
            <text:p>85371.4036074797</text:p>
          </table:table-cell>
          <table:table-cell table:formula="of:=[.E158]-[.E157]" office:value-type="float" office:value="0.0922088623046875" calcext:value-type="float">
            <text:p>0.09220886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911319.32933" calcext:value-type="float">
            <text:p>1455911319.32933</text:p>
          </table:table-cell>
          <table:table-cell office:value-type="float" office:value="1455911319.3295" calcext:value-type="float">
            <text:p>1455911319.3295</text:p>
          </table:table-cell>
          <table:table-cell office:value-type="float" office:value="7856" calcext:value-type="float">
            <text:p>7856</text:p>
          </table:table-cell>
          <table:table-cell table:formula="of:=[.B159]-[.B$2]" office:value-type="float" office:value="14.3994262218475" calcext:value-type="float">
            <text:p>14.3994262218</text:p>
          </table:table-cell>
          <table:table-cell table:formula="of:=[.D159]/([.E159]-[.E158])" office:value-type="float" office:value="86011.1779689111" calcext:value-type="float">
            <text:p>86011.1779689111</text:p>
          </table:table-cell>
          <table:table-cell table:formula="of:=[.E159]-[.E158]" office:value-type="float" office:value="0.0913369655609131" calcext:value-type="float">
            <text:p>0.09133696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911319.4216" calcext:value-type="float">
            <text:p>1455911319.4216</text:p>
          </table:table-cell>
          <table:table-cell office:value-type="float" office:value="1455911319.42177" calcext:value-type="float">
            <text:p>1455911319.42177</text:p>
          </table:table-cell>
          <table:table-cell office:value-type="float" office:value="7824" calcext:value-type="float">
            <text:p>7824</text:p>
          </table:table-cell>
          <table:table-cell table:formula="of:=[.B160]-[.B$2]" office:value-type="float" office:value="14.4916915893555" calcext:value-type="float">
            <text:p>14.4916915894</text:p>
          </table:table-cell>
          <table:table-cell table:formula="of:=[.D160]/([.E160]-[.E159])" office:value-type="float" office:value="84798.8818700273" calcext:value-type="float">
            <text:p>84798.8818700273</text:p>
          </table:table-cell>
          <table:table-cell table:formula="of:=[.E160]-[.E159]" office:value-type="float" office:value="0.0922653675079346" calcext:value-type="float">
            <text:p>0.09226536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911319.51293" calcext:value-type="float">
            <text:p>1455911319.51293</text:p>
          </table:table-cell>
          <table:table-cell office:value-type="float" office:value="1455911319.51311" calcext:value-type="float">
            <text:p>1455911319.51311</text:p>
          </table:table-cell>
          <table:table-cell office:value-type="float" office:value="7792" calcext:value-type="float">
            <text:p>7792</text:p>
          </table:table-cell>
          <table:table-cell table:formula="of:=[.B161]-[.B$2]" office:value-type="float" office:value="14.5830175876617" calcext:value-type="float">
            <text:p>14.5830175877</text:p>
          </table:table-cell>
          <table:table-cell table:formula="of:=[.D161]/([.E161]-[.E160])" office:value-type="float" office:value="85320.7207641842" calcext:value-type="float">
            <text:p>85320.7207641842</text:p>
          </table:table-cell>
          <table:table-cell table:formula="of:=[.E161]-[.E160]" office:value-type="float" office:value="0.0913259983062744" calcext:value-type="float">
            <text:p>0.09132599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911319.60526" calcext:value-type="float">
            <text:p>1455911319.60526</text:p>
          </table:table-cell>
          <table:table-cell office:value-type="float" office:value="1455911319.60543" calcext:value-type="float">
            <text:p>1455911319.60543</text:p>
          </table:table-cell>
          <table:table-cell office:value-type="float" office:value="7752" calcext:value-type="float">
            <text:p>7752</text:p>
          </table:table-cell>
          <table:table-cell table:formula="of:=[.B162]-[.B$2]" office:value-type="float" office:value="14.6753506660461" calcext:value-type="float">
            <text:p>14.675350666</text:p>
          </table:table-cell>
          <table:table-cell table:formula="of:=[.D162]/([.E162]-[.E161])" office:value-type="float" office:value="83956.9105204856" calcext:value-type="float">
            <text:p>83956.9105204856</text:p>
          </table:table-cell>
          <table:table-cell table:formula="of:=[.E162]-[.E161]" office:value-type="float" office:value="0.0923330783843994" calcext:value-type="float">
            <text:p>0.092333078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911319.69676" calcext:value-type="float">
            <text:p>1455911319.69676</text:p>
          </table:table-cell>
          <table:table-cell office:value-type="float" office:value="1455911319.69693" calcext:value-type="float">
            <text:p>1455911319.69693</text:p>
          </table:table-cell>
          <table:table-cell office:value-type="float" office:value="7704" calcext:value-type="float">
            <text:p>7704</text:p>
          </table:table-cell>
          <table:table-cell table:formula="of:=[.B163]-[.B$2]" office:value-type="float" office:value="14.7668468952179" calcext:value-type="float">
            <text:p>14.7668468952</text:p>
          </table:table-cell>
          <table:table-cell table:formula="of:=[.D163]/([.E163]-[.E162])" office:value-type="float" office:value="84200.1913055714" calcext:value-type="float">
            <text:p>84200.1913055714</text:p>
          </table:table-cell>
          <table:table-cell table:formula="of:=[.E163]-[.E162]" office:value-type="float" office:value="0.0914962291717529" calcext:value-type="float">
            <text:p>0.09149622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911319.78835" calcext:value-type="float">
            <text:p>1455911319.78835</text:p>
          </table:table-cell>
          <table:table-cell office:value-type="float" office:value="1455911319.78853" calcext:value-type="float">
            <text:p>1455911319.78853</text:p>
          </table:table-cell>
          <table:table-cell office:value-type="float" office:value="7648" calcext:value-type="float">
            <text:p>7648</text:p>
          </table:table-cell>
          <table:table-cell table:formula="of:=[.B164]-[.B$2]" office:value-type="float" office:value="14.8584461212158" calcext:value-type="float">
            <text:p>14.8584461212</text:p>
          </table:table-cell>
          <table:table-cell table:formula="of:=[.D164]/([.E164]-[.E163])" office:value-type="float" office:value="83494.155290933" calcext:value-type="float">
            <text:p>83494.155290933</text:p>
          </table:table-cell>
          <table:table-cell table:formula="of:=[.E164]-[.E163]" office:value-type="float" office:value="0.0915992259979248" calcext:value-type="float">
            <text:p>0.0915992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911319.88091" calcext:value-type="float">
            <text:p>1455911319.88091</text:p>
          </table:table-cell>
          <table:table-cell office:value-type="float" office:value="1455911319.88108" calcext:value-type="float">
            <text:p>1455911319.88108</text:p>
          </table:table-cell>
          <table:table-cell office:value-type="float" office:value="7584" calcext:value-type="float">
            <text:p>7584</text:p>
          </table:table-cell>
          <table:table-cell table:formula="of:=[.B165]-[.B$2]" office:value-type="float" office:value="14.9509980678558" calcext:value-type="float">
            <text:p>14.9509980679</text:p>
          </table:table-cell>
          <table:table-cell table:formula="of:=[.D165]/([.E165]-[.E164])" office:value-type="float" office:value="81943.1711090675" calcext:value-type="float">
            <text:p>81943.1711090675</text:p>
          </table:table-cell>
          <table:table-cell table:formula="of:=[.E165]-[.E164]" office:value-type="float" office:value="0.0925519466400147" calcext:value-type="float">
            <text:p>0.09255194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911319.97238" calcext:value-type="float">
            <text:p>1455911319.97238</text:p>
          </table:table-cell>
          <table:table-cell office:value-type="float" office:value="1455911319.97256" calcext:value-type="float">
            <text:p>1455911319.97256</text:p>
          </table:table-cell>
          <table:table-cell office:value-type="float" office:value="7520" calcext:value-type="float">
            <text:p>7520</text:p>
          </table:table-cell>
          <table:table-cell table:formula="of:=[.B166]-[.B$2]" office:value-type="float" office:value="15.0424728393555" calcext:value-type="float">
            <text:p>15.0424728394</text:p>
          </table:table-cell>
          <table:table-cell table:formula="of:=[.D166]/([.E166]-[.E165])" office:value-type="float" office:value="82208.4589741785" calcext:value-type="float">
            <text:p>82208.4589741785</text:p>
          </table:table-cell>
          <table:table-cell table:formula="of:=[.E166]-[.E165]" office:value-type="float" office:value="0.0914747714996338" calcext:value-type="float">
            <text:p>0.09147477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911320.06458" calcext:value-type="float">
            <text:p>1455911320.06458</text:p>
          </table:table-cell>
          <table:table-cell office:value-type="float" office:value="1455911320.06475" calcext:value-type="float">
            <text:p>1455911320.06475</text:p>
          </table:table-cell>
          <table:table-cell office:value-type="float" office:value="7448" calcext:value-type="float">
            <text:p>7448</text:p>
          </table:table-cell>
          <table:table-cell table:formula="of:=[.B167]-[.B$2]" office:value-type="float" office:value="15.1346697807312" calcext:value-type="float">
            <text:p>15.1346697807</text:p>
          </table:table-cell>
          <table:table-cell table:formula="of:=[.D167]/([.E167]-[.E166])" office:value-type="float" office:value="80783.5909615156" calcext:value-type="float">
            <text:p>80783.5909615156</text:p>
          </table:table-cell>
          <table:table-cell table:formula="of:=[.E167]-[.E166]" office:value-type="float" office:value="0.0921969413757324" calcext:value-type="float">
            <text:p>0.09219694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911320.15605" calcext:value-type="float">
            <text:p>1455911320.15605</text:p>
          </table:table-cell>
          <table:table-cell office:value-type="float" office:value="1455911320.15636" calcext:value-type="float">
            <text:p>1455911320.15636</text:p>
          </table:table-cell>
          <table:table-cell office:value-type="float" office:value="7368" calcext:value-type="float">
            <text:p>7368</text:p>
          </table:table-cell>
          <table:table-cell table:formula="of:=[.B168]-[.B$2]" office:value-type="float" office:value="15.2261397838593" calcext:value-type="float">
            <text:p>15.2261397839</text:p>
          </table:table-cell>
          <table:table-cell table:formula="of:=[.D168]/([.E168]-[.E167])" office:value-type="float" office:value="80550.997573328" calcext:value-type="float">
            <text:p>80550.997573328</text:p>
          </table:table-cell>
          <table:table-cell table:formula="of:=[.E168]-[.E167]" office:value-type="float" office:value="0.0914700031280518" calcext:value-type="float">
            <text:p>0.09147000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911320.24821" calcext:value-type="float">
            <text:p>1455911320.24821</text:p>
          </table:table-cell>
          <table:table-cell office:value-type="float" office:value="1455911320.24839" calcext:value-type="float">
            <text:p>1455911320.24839</text:p>
          </table:table-cell>
          <table:table-cell office:value-type="float" office:value="7280" calcext:value-type="float">
            <text:p>7280</text:p>
          </table:table-cell>
          <table:table-cell table:formula="of:=[.B169]-[.B$2]" office:value-type="float" office:value="15.3183023929596" calcext:value-type="float">
            <text:p>15.318302393</text:p>
          </table:table-cell>
          <table:table-cell table:formula="of:=[.D169]/([.E169]-[.E168])" office:value-type="float" office:value="78990.8192819706" calcext:value-type="float">
            <text:p>78990.8192819706</text:p>
          </table:table-cell>
          <table:table-cell table:formula="of:=[.E169]-[.E168]" office:value-type="float" office:value="0.0921626091003418" calcext:value-type="float">
            <text:p>0.09216260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911320.33949" calcext:value-type="float">
            <text:p>1455911320.33949</text:p>
          </table:table-cell>
          <table:table-cell office:value-type="float" office:value="1455911320.33966" calcext:value-type="float">
            <text:p>1455911320.33966</text:p>
          </table:table-cell>
          <table:table-cell office:value-type="float" office:value="7192" calcext:value-type="float">
            <text:p>7192</text:p>
          </table:table-cell>
          <table:table-cell table:formula="of:=[.B170]-[.B$2]" office:value-type="float" office:value="15.4095830917358" calcext:value-type="float">
            <text:p>15.4095830917</text:p>
          </table:table-cell>
          <table:table-cell table:formula="of:=[.D170]/([.E170]-[.E169])" office:value-type="float" office:value="78789.9314577952" calcext:value-type="float">
            <text:p>78789.9314577952</text:p>
          </table:table-cell>
          <table:table-cell table:formula="of:=[.E170]-[.E169]" office:value-type="float" office:value="0.0912806987762451" calcext:value-type="float">
            <text:p>0.09128069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911320.43066" calcext:value-type="float">
            <text:p>1455911320.43066</text:p>
          </table:table-cell>
          <table:table-cell office:value-type="float" office:value="1455911320.43091" calcext:value-type="float">
            <text:p>1455911320.43091</text:p>
          </table:table-cell>
          <table:table-cell office:value-type="float" office:value="7104" calcext:value-type="float">
            <text:p>7104</text:p>
          </table:table-cell>
          <table:table-cell table:formula="of:=[.B171]-[.B$2]" office:value-type="float" office:value="15.5007481575012" calcext:value-type="float">
            <text:p>15.5007481575</text:p>
          </table:table-cell>
          <table:table-cell table:formula="of:=[.D171]/([.E171]-[.E170])" office:value-type="float" office:value="77924.5859184987" calcext:value-type="float">
            <text:p>77924.5859184987</text:p>
          </table:table-cell>
          <table:table-cell table:formula="of:=[.E171]-[.E170]" office:value-type="float" office:value="0.0911650657653809" calcext:value-type="float">
            <text:p>0.09116506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911320.52263" calcext:value-type="float">
            <text:p>1455911320.52263</text:p>
          </table:table-cell>
          <table:table-cell office:value-type="float" office:value="1455911320.52279" calcext:value-type="float">
            <text:p>1455911320.52279</text:p>
          </table:table-cell>
          <table:table-cell office:value-type="float" office:value="7000" calcext:value-type="float">
            <text:p>7000</text:p>
          </table:table-cell>
          <table:table-cell table:formula="of:=[.B172]-[.B$2]" office:value-type="float" office:value="15.5927209854126" calcext:value-type="float">
            <text:p>15.5927209854</text:p>
          </table:table-cell>
          <table:table-cell table:formula="of:=[.D172]/([.E172]-[.E171])" office:value-type="float" office:value="76109.4353513306" calcext:value-type="float">
            <text:p>76109.4353513306</text:p>
          </table:table-cell>
          <table:table-cell table:formula="of:=[.E172]-[.E171]" office:value-type="float" office:value="0.091972827911377" calcext:value-type="float">
            <text:p>0.09197282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911320.61347" calcext:value-type="float">
            <text:p>1455911320.61347</text:p>
          </table:table-cell>
          <table:table-cell office:value-type="float" office:value="1455911320.61363" calcext:value-type="float">
            <text:p>1455911320.61363</text:p>
          </table:table-cell>
          <table:table-cell office:value-type="float" office:value="6904" calcext:value-type="float">
            <text:p>6904</text:p>
          </table:table-cell>
          <table:table-cell table:formula="of:=[.B173]-[.B$2]" office:value-type="float" office:value="15.6835582256317" calcext:value-type="float">
            <text:p>15.6835582256</text:p>
          </table:table-cell>
          <table:table-cell table:formula="of:=[.D173]/([.E173]-[.E172])" office:value-type="float" office:value="76004.0703938855" calcext:value-type="float">
            <text:p>76004.0703938855</text:p>
          </table:table-cell>
          <table:table-cell table:formula="of:=[.E173]-[.E172]" office:value-type="float" office:value="0.0908372402191162" calcext:value-type="float">
            <text:p>0.09083724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911320.70599" calcext:value-type="float">
            <text:p>1455911320.70599</text:p>
          </table:table-cell>
          <table:table-cell office:value-type="float" office:value="1455911320.70622" calcext:value-type="float">
            <text:p>1455911320.70622</text:p>
          </table:table-cell>
          <table:table-cell office:value-type="float" office:value="6800" calcext:value-type="float">
            <text:p>6800</text:p>
          </table:table-cell>
          <table:table-cell table:formula="of:=[.B174]-[.B$2]" office:value-type="float" office:value="15.776083946228" calcext:value-type="float">
            <text:p>15.7760839462</text:p>
          </table:table-cell>
          <table:table-cell table:formula="of:=[.D174]/([.E174]-[.E173])" office:value-type="float" office:value="73493.0779914502" calcext:value-type="float">
            <text:p>73493.0779914502</text:p>
          </table:table-cell>
          <table:table-cell table:formula="of:=[.E174]-[.E173]" office:value-type="float" office:value="0.0925257205963135" calcext:value-type="float">
            <text:p>0.09252572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911320.79722" calcext:value-type="float">
            <text:p>1455911320.79722</text:p>
          </table:table-cell>
          <table:table-cell office:value-type="float" office:value="1455911320.79739" calcext:value-type="float">
            <text:p>1455911320.79739</text:p>
          </table:table-cell>
          <table:table-cell office:value-type="float" office:value="6688" calcext:value-type="float">
            <text:p>6688</text:p>
          </table:table-cell>
          <table:table-cell table:formula="of:=[.B175]-[.B$2]" office:value-type="float" office:value="15.8673067092896" calcext:value-type="float">
            <text:p>15.8673067093</text:p>
          </table:table-cell>
          <table:table-cell table:formula="of:=[.D175]/([.E175]-[.E174])" office:value-type="float" office:value="73315.0342693458" calcext:value-type="float">
            <text:p>73315.0342693458</text:p>
          </table:table-cell>
          <table:table-cell table:formula="of:=[.E175]-[.E174]" office:value-type="float" office:value="0.0912227630615234" calcext:value-type="float">
            <text:p>0.09122276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911320.88948" calcext:value-type="float">
            <text:p>1455911320.88948</text:p>
          </table:table-cell>
          <table:table-cell office:value-type="float" office:value="1455911320.88965" calcext:value-type="float">
            <text:p>1455911320.88965</text:p>
          </table:table-cell>
          <table:table-cell office:value-type="float" office:value="6584" calcext:value-type="float">
            <text:p>6584</text:p>
          </table:table-cell>
          <table:table-cell table:formula="of:=[.B176]-[.B$2]" office:value-type="float" office:value="15.9595668315887" calcext:value-type="float">
            <text:p>15.9595668316</text:p>
          </table:table-cell>
          <table:table-cell table:formula="of:=[.D176]/([.E176]-[.E175])" office:value-type="float" office:value="71363.4432290092" calcext:value-type="float">
            <text:p>71363.4432290092</text:p>
          </table:table-cell>
          <table:table-cell table:formula="of:=[.E176]-[.E175]" office:value-type="float" office:value="0.0922601222991943" calcext:value-type="float">
            <text:p>0.09226012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911320.98089" calcext:value-type="float">
            <text:p>1455911320.98089</text:p>
          </table:table-cell>
          <table:table-cell office:value-type="float" office:value="1455911320.98106" calcext:value-type="float">
            <text:p>1455911320.98106</text:p>
          </table:table-cell>
          <table:table-cell office:value-type="float" office:value="6472" calcext:value-type="float">
            <text:p>6472</text:p>
          </table:table-cell>
          <table:table-cell table:formula="of:=[.B177]-[.B$2]" office:value-type="float" office:value="16.0509812831879" calcext:value-type="float">
            <text:p>16.0509812832</text:p>
          </table:table-cell>
          <table:table-cell table:formula="of:=[.D177]/([.E177]-[.E176])" office:value-type="float" office:value="70798.4338010537" calcext:value-type="float">
            <text:p>70798.4338010537</text:p>
          </table:table-cell>
          <table:table-cell table:formula="of:=[.E177]-[.E176]" office:value-type="float" office:value="0.0914144515991211" calcext:value-type="float">
            <text:p>0.09141445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911321.07234" calcext:value-type="float">
            <text:p>1455911321.07234</text:p>
          </table:table-cell>
          <table:table-cell office:value-type="float" office:value="1455911321.0725" calcext:value-type="float">
            <text:p>1455911321.0725</text:p>
          </table:table-cell>
          <table:table-cell office:value-type="float" office:value="6352" calcext:value-type="float">
            <text:p>6352</text:p>
          </table:table-cell>
          <table:table-cell table:formula="of:=[.B178]-[.B$2]" office:value-type="float" office:value="16.1424272060394" calcext:value-type="float">
            <text:p>16.142427206</text:p>
          </table:table-cell>
          <table:table-cell table:formula="of:=[.D178]/([.E178]-[.E177])" office:value-type="float" office:value="69461.817453696" calcext:value-type="float">
            <text:p>69461.817453696</text:p>
          </table:table-cell>
          <table:table-cell table:formula="of:=[.E178]-[.E177]" office:value-type="float" office:value="0.0914459228515625" calcext:value-type="float">
            <text:p>0.09144592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911321.16408" calcext:value-type="float">
            <text:p>1455911321.16408</text:p>
          </table:table-cell>
          <table:table-cell office:value-type="float" office:value="1455911321.16425" calcext:value-type="float">
            <text:p>1455911321.16425</text:p>
          </table:table-cell>
          <table:table-cell office:value-type="float" office:value="6240" calcext:value-type="float">
            <text:p>6240</text:p>
          </table:table-cell>
          <table:table-cell table:formula="of:=[.B179]-[.B$2]" office:value-type="float" office:value="16.2341742515564" calcext:value-type="float">
            <text:p>16.2341742516</text:p>
          </table:table-cell>
          <table:table-cell table:formula="of:=[.D179]/([.E179]-[.E178])" office:value-type="float" office:value="68013.0893026519" calcext:value-type="float">
            <text:p>68013.0893026519</text:p>
          </table:table-cell>
          <table:table-cell table:formula="of:=[.E179]-[.E178]" office:value-type="float" office:value="0.0917470455169678" calcext:value-type="float">
            <text:p>0.09174704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911321.25514" calcext:value-type="float">
            <text:p>1455911321.25514</text:p>
          </table:table-cell>
          <table:table-cell office:value-type="float" office:value="1455911321.25546" calcext:value-type="float">
            <text:p>1455911321.25546</text:p>
          </table:table-cell>
          <table:table-cell office:value-type="float" office:value="6128" calcext:value-type="float">
            <text:p>6128</text:p>
          </table:table-cell>
          <table:table-cell table:formula="of:=[.B180]-[.B$2]" office:value-type="float" office:value="16.3252329826355" calcext:value-type="float">
            <text:p>16.3252329826</text:p>
          </table:table-cell>
          <table:table-cell table:formula="of:=[.D180]/([.E180]-[.E179])" office:value-type="float" office:value="67297.2259483463" calcext:value-type="float">
            <text:p>67297.2259483463</text:p>
          </table:table-cell>
          <table:table-cell table:formula="of:=[.E180]-[.E179]" office:value-type="float" office:value="0.0910587310791016" calcext:value-type="float">
            <text:p>0.09105873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911321.34705" calcext:value-type="float">
            <text:p>1455911321.34705</text:p>
          </table:table-cell>
          <table:table-cell office:value-type="float" office:value="1455911321.34723" calcext:value-type="float">
            <text:p>1455911321.34723</text:p>
          </table:table-cell>
          <table:table-cell office:value-type="float" office:value="6008" calcext:value-type="float">
            <text:p>6008</text:p>
          </table:table-cell>
          <table:table-cell table:formula="of:=[.B181]-[.B$2]" office:value-type="float" office:value="16.4171452522278" calcext:value-type="float">
            <text:p>16.4171452522</text:p>
          </table:table-cell>
          <table:table-cell table:formula="of:=[.D181]/([.E181]-[.E180])" office:value-type="float" office:value="65366.6809300974" calcext:value-type="float">
            <text:p>65366.6809300974</text:p>
          </table:table-cell>
          <table:table-cell table:formula="of:=[.E181]-[.E180]" office:value-type="float" office:value="0.0919122695922852" calcext:value-type="float">
            <text:p>0.09191226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911321.43834" calcext:value-type="float">
            <text:p>1455911321.43834</text:p>
          </table:table-cell>
          <table:table-cell office:value-type="float" office:value="1455911321.43856" calcext:value-type="float">
            <text:p>1455911321.43856</text:p>
          </table:table-cell>
          <table:table-cell office:value-type="float" office:value="5896" calcext:value-type="float">
            <text:p>5896</text:p>
          </table:table-cell>
          <table:table-cell table:formula="of:=[.B182]-[.B$2]" office:value-type="float" office:value="16.5084314346313" calcext:value-type="float">
            <text:p>16.5084314346</text:p>
          </table:table-cell>
          <table:table-cell table:formula="of:=[.D182]/([.E182]-[.E181])" office:value-type="float" office:value="64588.088194274" calcext:value-type="float">
            <text:p>64588.088194274</text:p>
          </table:table-cell>
          <table:table-cell table:formula="of:=[.E182]-[.E181]" office:value-type="float" office:value="0.0912861824035645" calcext:value-type="float">
            <text:p>0.09128618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911321.53079" calcext:value-type="float">
            <text:p>1455911321.53079</text:p>
          </table:table-cell>
          <table:table-cell office:value-type="float" office:value="1455911321.53095" calcext:value-type="float">
            <text:p>1455911321.53095</text:p>
          </table:table-cell>
          <table:table-cell office:value-type="float" office:value="5784" calcext:value-type="float">
            <text:p>5784</text:p>
          </table:table-cell>
          <table:table-cell table:formula="of:=[.B183]-[.B$2]" office:value-type="float" office:value="16.6008789539337" calcext:value-type="float">
            <text:p>16.6008789539</text:p>
          </table:table-cell>
          <table:table-cell table:formula="of:=[.D183]/([.E183]-[.E182])" office:value-type="float" office:value="62565.2266674919" calcext:value-type="float">
            <text:p>62565.2266674919</text:p>
          </table:table-cell>
          <table:table-cell table:formula="of:=[.E183]-[.E182]" office:value-type="float" office:value="0.0924475193023682" calcext:value-type="float">
            <text:p>0.09244751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911321.62187" calcext:value-type="float">
            <text:p>1455911321.62187</text:p>
          </table:table-cell>
          <table:table-cell office:value-type="float" office:value="1455911321.62203" calcext:value-type="float">
            <text:p>1455911321.62203</text:p>
          </table:table-cell>
          <table:table-cell office:value-type="float" office:value="5672" calcext:value-type="float">
            <text:p>5672</text:p>
          </table:table-cell>
          <table:table-cell table:formula="of:=[.B184]-[.B$2]" office:value-type="float" office:value="16.6919574737549" calcext:value-type="float">
            <text:p>16.6919574738</text:p>
          </table:table-cell>
          <table:table-cell table:formula="of:=[.D184]/([.E184]-[.E183])" office:value-type="float" office:value="62275.9352165252" calcext:value-type="float">
            <text:p>62275.9352165252</text:p>
          </table:table-cell>
          <table:table-cell table:formula="of:=[.E184]-[.E183]" office:value-type="float" office:value="0.091078519821167" calcext:value-type="float">
            <text:p>0.09107851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911321.71275" calcext:value-type="float">
            <text:p>1455911321.71275</text:p>
          </table:table-cell>
          <table:table-cell office:value-type="float" office:value="1455911321.71293" calcext:value-type="float">
            <text:p>1455911321.71293</text:p>
          </table:table-cell>
          <table:table-cell office:value-type="float" office:value="5560" calcext:value-type="float">
            <text:p>5560</text:p>
          </table:table-cell>
          <table:table-cell table:formula="of:=[.B185]-[.B$2]" office:value-type="float" office:value="16.7828452587128" calcext:value-type="float">
            <text:p>16.7828452587</text:p>
          </table:table-cell>
          <table:table-cell table:formula="of:=[.D185]/([.E185]-[.E184])" office:value-type="float" office:value="61174.337151866" calcext:value-type="float">
            <text:p>61174.337151866</text:p>
          </table:table-cell>
          <table:table-cell table:formula="of:=[.E185]-[.E184]" office:value-type="float" office:value="0.0908877849578857" calcext:value-type="float">
            <text:p>0.0908877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911321.80453" calcext:value-type="float">
            <text:p>1455911321.80453</text:p>
          </table:table-cell>
          <table:table-cell office:value-type="float" office:value="1455911321.8047" calcext:value-type="float">
            <text:p>1455911321.8047</text:p>
          </table:table-cell>
          <table:table-cell office:value-type="float" office:value="5448" calcext:value-type="float">
            <text:p>5448</text:p>
          </table:table-cell>
          <table:table-cell table:formula="of:=[.B186]-[.B$2]" office:value-type="float" office:value="16.8746235370636" calcext:value-type="float">
            <text:p>16.8746235371</text:p>
          </table:table-cell>
          <table:table-cell table:formula="of:=[.D186]/([.E186]-[.E185])" office:value-type="float" office:value="59360.4510554727" calcext:value-type="float">
            <text:p>59360.4510554727</text:p>
          </table:table-cell>
          <table:table-cell table:formula="of:=[.E186]-[.E185]" office:value-type="float" office:value="0.0917782783508301" calcext:value-type="float">
            <text:p>0.09177827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911321.8956" calcext:value-type="float">
            <text:p>1455911321.8956</text:p>
          </table:table-cell>
          <table:table-cell office:value-type="float" office:value="1455911321.89577" calcext:value-type="float">
            <text:p>1455911321.89577</text:p>
          </table:table-cell>
          <table:table-cell office:value-type="float" office:value="5344" calcext:value-type="float">
            <text:p>5344</text:p>
          </table:table-cell>
          <table:table-cell table:formula="of:=[.B187]-[.B$2]" office:value-type="float" office:value="16.9656937122345" calcext:value-type="float">
            <text:p>16.9656937122</text:p>
          </table:table-cell>
          <table:table-cell table:formula="of:=[.D187]/([.E187]-[.E186])" office:value-type="float" office:value="58680.0232894213" calcext:value-type="float">
            <text:p>58680.0232894213</text:p>
          </table:table-cell>
          <table:table-cell table:formula="of:=[.E187]-[.E186]" office:value-type="float" office:value="0.0910701751708984" calcext:value-type="float">
            <text:p>0.091070175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911321.98741" calcext:value-type="float">
            <text:p>1455911321.98741</text:p>
          </table:table-cell>
          <table:table-cell office:value-type="float" office:value="1455911321.98757" calcext:value-type="float">
            <text:p>1455911321.98757</text:p>
          </table:table-cell>
          <table:table-cell office:value-type="float" office:value="5240" calcext:value-type="float">
            <text:p>5240</text:p>
          </table:table-cell>
          <table:table-cell table:formula="of:=[.B188]-[.B$2]" office:value-type="float" office:value="17.0574989318848" calcext:value-type="float">
            <text:p>17.0574989319</text:p>
          </table:table-cell>
          <table:table-cell table:formula="of:=[.D188]/([.E188]-[.E187])" office:value-type="float" office:value="57077.364663597" calcext:value-type="float">
            <text:p>57077.364663597</text:p>
          </table:table-cell>
          <table:table-cell table:formula="of:=[.E188]-[.E187]" office:value-type="float" office:value="0.0918052196502686" calcext:value-type="float">
            <text:p>0.091805219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911322.07783" calcext:value-type="float">
            <text:p>1455911322.07783</text:p>
          </table:table-cell>
          <table:table-cell office:value-type="float" office:value="1455911322.078" calcext:value-type="float">
            <text:p>1455911322.078</text:p>
          </table:table-cell>
          <table:table-cell office:value-type="float" office:value="5144" calcext:value-type="float">
            <text:p>5144</text:p>
          </table:table-cell>
          <table:table-cell table:formula="of:=[.B189]-[.B$2]" office:value-type="float" office:value="17.1479189395905" calcext:value-type="float">
            <text:p>17.1479189396</text:p>
          </table:table-cell>
          <table:table-cell table:formula="of:=[.D189]/([.E189]-[.E188])" office:value-type="float" office:value="56890.063720669" calcext:value-type="float">
            <text:p>56890.063720669</text:p>
          </table:table-cell>
          <table:table-cell table:formula="of:=[.E189]-[.E188]" office:value-type="float" office:value="0.0904200077056885" calcext:value-type="float">
            <text:p>0.09042000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911322.16953" calcext:value-type="float">
            <text:p>1455911322.16953</text:p>
          </table:table-cell>
          <table:table-cell office:value-type="float" office:value="1455911322.1697" calcext:value-type="float">
            <text:p>1455911322.1697</text:p>
          </table:table-cell>
          <table:table-cell office:value-type="float" office:value="5048" calcext:value-type="float">
            <text:p>5048</text:p>
          </table:table-cell>
          <table:table-cell table:formula="of:=[.B190]-[.B$2]" office:value-type="float" office:value="17.2396237850189" calcext:value-type="float">
            <text:p>17.239623785</text:p>
          </table:table-cell>
          <table:table-cell table:formula="of:=[.D190]/([.E190]-[.E189])" office:value-type="float" office:value="55046.1644247318" calcext:value-type="float">
            <text:p>55046.1644247318</text:p>
          </table:table-cell>
          <table:table-cell table:formula="of:=[.E190]-[.E189]" office:value-type="float" office:value="0.0917048454284668" calcext:value-type="float">
            <text:p>0.09170484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911322.26043" calcext:value-type="float">
            <text:p>1455911322.26043</text:p>
          </table:table-cell>
          <table:table-cell office:value-type="float" office:value="1455911322.26061" calcext:value-type="float">
            <text:p>1455911322.26061</text:p>
          </table:table-cell>
          <table:table-cell office:value-type="float" office:value="4960" calcext:value-type="float">
            <text:p>4960</text:p>
          </table:table-cell>
          <table:table-cell table:formula="of:=[.B191]-[.B$2]" office:value-type="float" office:value="17.3305194377899" calcext:value-type="float">
            <text:p>17.3305194378</text:p>
          </table:table-cell>
          <table:table-cell table:formula="of:=[.D191]/([.E191]-[.E190])" office:value-type="float" office:value="54568.0662253045" calcext:value-type="float">
            <text:p>54568.0662253045</text:p>
          </table:table-cell>
          <table:table-cell table:formula="of:=[.E191]-[.E190]" office:value-type="float" office:value="0.0908956527709961" calcext:value-type="float">
            <text:p>0.09089565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911322.35143" calcext:value-type="float">
            <text:p>1455911322.35143</text:p>
          </table:table-cell>
          <table:table-cell office:value-type="float" office:value="1455911322.3516" calcext:value-type="float">
            <text:p>1455911322.3516</text:p>
          </table:table-cell>
          <table:table-cell office:value-type="float" office:value="4872" calcext:value-type="float">
            <text:p>4872</text:p>
          </table:table-cell>
          <table:table-cell table:formula="of:=[.B192]-[.B$2]" office:value-type="float" office:value="17.4215202331543" calcext:value-type="float">
            <text:p>17.4215202332</text:p>
          </table:table-cell>
          <table:table-cell table:formula="of:=[.D192]/([.E192]-[.E191])" office:value-type="float" office:value="53537.993602054" calcext:value-type="float">
            <text:p>53537.993602054</text:p>
          </table:table-cell>
          <table:table-cell table:formula="of:=[.E192]-[.E191]" office:value-type="float" office:value="0.0910007953643799" calcext:value-type="float">
            <text:p>0.091000795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911322.44376" calcext:value-type="float">
            <text:p>1455911322.44376</text:p>
          </table:table-cell>
          <table:table-cell office:value-type="float" office:value="1455911322.44394" calcext:value-type="float">
            <text:p>1455911322.44394</text:p>
          </table:table-cell>
          <table:table-cell office:value-type="float" office:value="4784" calcext:value-type="float">
            <text:p>4784</text:p>
          </table:table-cell>
          <table:table-cell table:formula="of:=[.B193]-[.B$2]" office:value-type="float" office:value="17.5138506889343" calcext:value-type="float">
            <text:p>17.5138506889</text:p>
          </table:table-cell>
          <table:table-cell table:formula="of:=[.D193]/([.E193]-[.E192])" office:value-type="float" office:value="51813.8891396522" calcext:value-type="float">
            <text:p>51813.8891396522</text:p>
          </table:table-cell>
          <table:table-cell table:formula="of:=[.E193]-[.E192]" office:value-type="float" office:value="0.0923304557800293" calcext:value-type="float">
            <text:p>0.09233045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911322.53495" calcext:value-type="float">
            <text:p>1455911322.53495</text:p>
          </table:table-cell>
          <table:table-cell office:value-type="float" office:value="1455911322.53512" calcext:value-type="float">
            <text:p>1455911322.53512</text:p>
          </table:table-cell>
          <table:table-cell office:value-type="float" office:value="4712" calcext:value-type="float">
            <text:p>4712</text:p>
          </table:table-cell>
          <table:table-cell table:formula="of:=[.B194]-[.B$2]" office:value-type="float" office:value="17.6050412654877" calcext:value-type="float">
            <text:p>17.6050412655</text:p>
          </table:table-cell>
          <table:table-cell table:formula="of:=[.D194]/([.E194]-[.E193])" office:value-type="float" office:value="51672.0057937518" calcext:value-type="float">
            <text:p>51672.0057937518</text:p>
          </table:table-cell>
          <table:table-cell table:formula="of:=[.E194]-[.E193]" office:value-type="float" office:value="0.0911905765533447" calcext:value-type="float">
            <text:p>0.09119057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911322.62681" calcext:value-type="float">
            <text:p>1455911322.62681</text:p>
          </table:table-cell>
          <table:table-cell office:value-type="float" office:value="1455911322.62699" calcext:value-type="float">
            <text:p>1455911322.62699</text:p>
          </table:table-cell>
          <table:table-cell office:value-type="float" office:value="4640" calcext:value-type="float">
            <text:p>4640</text:p>
          </table:table-cell>
          <table:table-cell table:formula="of:=[.B195]-[.B$2]" office:value-type="float" office:value="17.6969060897827" calcext:value-type="float">
            <text:p>17.6969060898</text:p>
          </table:table-cell>
          <table:table-cell table:formula="of:=[.D195]/([.E195]-[.E194])" office:value-type="float" office:value="50508.995533455" calcext:value-type="float">
            <text:p>50508.995533455</text:p>
          </table:table-cell>
          <table:table-cell table:formula="of:=[.E195]-[.E194]" office:value-type="float" office:value="0.0918648242950439" calcext:value-type="float">
            <text:p>0.09186482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911322.71742" calcext:value-type="float">
            <text:p>1455911322.71742</text:p>
          </table:table-cell>
          <table:table-cell office:value-type="float" office:value="1455911322.71759" calcext:value-type="float">
            <text:p>1455911322.71759</text:p>
          </table:table-cell>
          <table:table-cell office:value-type="float" office:value="4576" calcext:value-type="float">
            <text:p>4576</text:p>
          </table:table-cell>
          <table:table-cell table:formula="of:=[.B196]-[.B$2]" office:value-type="float" office:value="17.7875084877014" calcext:value-type="float">
            <text:p>17.7875084877</text:p>
          </table:table-cell>
          <table:table-cell table:formula="of:=[.D196]/([.E196]-[.E195])" office:value-type="float" office:value="50506.3895119654" calcext:value-type="float">
            <text:p>50506.3895119654</text:p>
          </table:table-cell>
          <table:table-cell table:formula="of:=[.E196]-[.E195]" office:value-type="float" office:value="0.0906023979187012" calcext:value-type="float">
            <text:p>0.09060239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911322.80917" calcext:value-type="float">
            <text:p>1455911322.80917</text:p>
          </table:table-cell>
          <table:table-cell office:value-type="float" office:value="1455911322.80934" calcext:value-type="float">
            <text:p>1455911322.80934</text:p>
          </table:table-cell>
          <table:table-cell office:value-type="float" office:value="4520" calcext:value-type="float">
            <text:p>4520</text:p>
          </table:table-cell>
          <table:table-cell table:formula="of:=[.B197]-[.B$2]" office:value-type="float" office:value="17.8792643547058" calcext:value-type="float">
            <text:p>17.8792643547</text:p>
          </table:table-cell>
          <table:table-cell table:formula="of:=[.D197]/([.E197]-[.E196])" office:value-type="float" office:value="49261.1551453546" calcext:value-type="float">
            <text:p>49261.1551453546</text:p>
          </table:table-cell>
          <table:table-cell table:formula="of:=[.E197]-[.E196]" office:value-type="float" office:value="0.0917558670043945" calcext:value-type="float">
            <text:p>0.0917558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911322.90002" calcext:value-type="float">
            <text:p>1455911322.90002</text:p>
          </table:table-cell>
          <table:table-cell office:value-type="float" office:value="1455911322.90019" calcext:value-type="float">
            <text:p>1455911322.90019</text:p>
          </table:table-cell>
          <table:table-cell office:value-type="float" office:value="4464" calcext:value-type="float">
            <text:p>4464</text:p>
          </table:table-cell>
          <table:table-cell table:formula="of:=[.B198]-[.B$2]" office:value-type="float" office:value="17.970112323761" calcext:value-type="float">
            <text:p>17.9701123238</text:p>
          </table:table-cell>
          <table:table-cell table:formula="of:=[.D198]/([.E198]-[.E197])" office:value-type="float" office:value="49137.0368146461" calcext:value-type="float">
            <text:p>49137.0368146461</text:p>
          </table:table-cell>
          <table:table-cell table:formula="of:=[.E198]-[.E197]" office:value-type="float" office:value="0.0908479690551758" calcext:value-type="float">
            <text:p>0.09084796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911322.99074" calcext:value-type="float">
            <text:p>1455911322.99074</text:p>
          </table:table-cell>
          <table:table-cell office:value-type="float" office:value="1455911322.99091" calcext:value-type="float">
            <text:p>1455911322.99091</text:p>
          </table:table-cell>
          <table:table-cell office:value-type="float" office:value="4416" calcext:value-type="float">
            <text:p>4416</text:p>
          </table:table-cell>
          <table:table-cell table:formula="of:=[.B199]-[.B$2]" office:value-type="float" office:value="18.0608303546906" calcext:value-type="float">
            <text:p>18.0608303547</text:p>
          </table:table-cell>
          <table:table-cell table:formula="of:=[.D199]/([.E199]-[.E198])" office:value-type="float" office:value="48678.305236019" calcext:value-type="float">
            <text:p>48678.305236019</text:p>
          </table:table-cell>
          <table:table-cell table:formula="of:=[.E199]-[.E198]" office:value-type="float" office:value="0.0907180309295654" calcext:value-type="float">
            <text:p>0.09071803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911323.08245" calcext:value-type="float">
            <text:p>1455911323.08245</text:p>
          </table:table-cell>
          <table:table-cell office:value-type="float" office:value="1455911323.08261" calcext:value-type="float">
            <text:p>1455911323.08261</text:p>
          </table:table-cell>
          <table:table-cell office:value-type="float" office:value="4384" calcext:value-type="float">
            <text:p>4384</text:p>
          </table:table-cell>
          <table:table-cell table:formula="of:=[.B200]-[.B$2]" office:value-type="float" office:value="18.1525368690491" calcext:value-type="float">
            <text:p>18.152536869</text:p>
          </table:table-cell>
          <table:table-cell table:formula="of:=[.D200]/([.E200]-[.E199])" office:value-type="float" office:value="47804.673753721" calcext:value-type="float">
            <text:p>47804.673753721</text:p>
          </table:table-cell>
          <table:table-cell table:formula="of:=[.E200]-[.E199]" office:value-type="float" office:value="0.0917065143585205" calcext:value-type="float">
            <text:p>0.09170651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911323.17315" calcext:value-type="float">
            <text:p>1455911323.17315</text:p>
          </table:table-cell>
          <table:table-cell office:value-type="float" office:value="1455911323.17333" calcext:value-type="float">
            <text:p>1455911323.17333</text:p>
          </table:table-cell>
          <table:table-cell office:value-type="float" office:value="4352" calcext:value-type="float">
            <text:p>4352</text:p>
          </table:table-cell>
          <table:table-cell table:formula="of:=[.B201]-[.B$2]" office:value-type="float" office:value="18.2432386875153" calcext:value-type="float">
            <text:p>18.2432386875</text:p>
          </table:table-cell>
          <table:table-cell table:formula="of:=[.D201]/([.E201]-[.E200])" office:value-type="float" office:value="47981.3974360659" calcext:value-type="float">
            <text:p>47981.3974360659</text:p>
          </table:table-cell>
          <table:table-cell table:formula="of:=[.E201]-[.E200]" office:value-type="float" office:value="0.0907018184661865" calcext:value-type="float">
            <text:p>0.0907018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911323.26576" calcext:value-type="float">
            <text:p>1455911323.26576</text:p>
          </table:table-cell>
          <table:table-cell office:value-type="float" office:value="1455911323.26609" calcext:value-type="float">
            <text:p>1455911323.26609</text:p>
          </table:table-cell>
          <table:table-cell office:value-type="float" office:value="4320" calcext:value-type="float">
            <text:p>4320</text:p>
          </table:table-cell>
          <table:table-cell table:formula="of:=[.B202]-[.B$2]" office:value-type="float" office:value="18.3358516693115" calcext:value-type="float">
            <text:p>18.3358516693</text:p>
          </table:table-cell>
          <table:table-cell table:formula="of:=[.D202]/([.E202]-[.E201])" office:value-type="float" office:value="46645.7284520153" calcext:value-type="float">
            <text:p>46645.7284520153</text:p>
          </table:table-cell>
          <table:table-cell table:formula="of:=[.E202]-[.E201]" office:value-type="float" office:value="0.0926129817962647" calcext:value-type="float">
            <text:p>0.09261298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911323.35678" calcext:value-type="float">
            <text:p>1455911323.35678</text:p>
          </table:table-cell>
          <table:table-cell office:value-type="float" office:value="1455911323.35695" calcext:value-type="float">
            <text:p>1455911323.35695</text:p>
          </table:table-cell>
          <table:table-cell office:value-type="float" office:value="4304" calcext:value-type="float">
            <text:p>4304</text:p>
          </table:table-cell>
          <table:table-cell table:formula="of:=[.B203]-[.B$2]" office:value-type="float" office:value="18.4268748760223" calcext:value-type="float">
            <text:p>18.426874876</text:p>
          </table:table-cell>
          <table:table-cell table:formula="of:=[.D203]/([.E203]-[.E202])" office:value-type="float" office:value="47284.644823314" calcext:value-type="float">
            <text:p>47284.644823314</text:p>
          </table:table-cell>
          <table:table-cell table:formula="of:=[.E203]-[.E202]" office:value-type="float" office:value="0.0910232067108154" calcext:value-type="float">
            <text:p>0.09102320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911323.44871" calcext:value-type="float">
            <text:p>1455911323.44871</text:p>
          </table:table-cell>
          <table:table-cell office:value-type="float" office:value="1455911323.44887" calcext:value-type="float">
            <text:p>1455911323.44887</text:p>
          </table:table-cell>
          <table:table-cell office:value-type="float" office:value="4296" calcext:value-type="float">
            <text:p>4296</text:p>
          </table:table-cell>
          <table:table-cell table:formula="of:=[.B204]-[.B$2]" office:value-type="float" office:value="18.5187985897064" calcext:value-type="float">
            <text:p>18.5187985897</text:p>
          </table:table-cell>
          <table:table-cell table:formula="of:=[.D204]/([.E204]-[.E203])" office:value-type="float" office:value="46734.4042992458" calcext:value-type="float">
            <text:p>46734.4042992458</text:p>
          </table:table-cell>
          <table:table-cell table:formula="of:=[.E204]-[.E203]" office:value-type="float" office:value="0.091923713684082" calcext:value-type="float">
            <text:p>0.09192371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911323.53921" calcext:value-type="float">
            <text:p>1455911323.53921</text:p>
          </table:table-cell>
          <table:table-cell office:value-type="float" office:value="1455911323.53938" calcext:value-type="float">
            <text:p>1455911323.53938</text:p>
          </table:table-cell>
          <table:table-cell office:value-type="float" office:value="4296" calcext:value-type="float">
            <text:p>4296</text:p>
          </table:table-cell>
          <table:table-cell table:formula="of:=[.B205]-[.B$2]" office:value-type="float" office:value="18.6093060970306" calcext:value-type="float">
            <text:p>18.609306097</text:p>
          </table:table-cell>
          <table:table-cell table:formula="of:=[.D205]/([.E205]-[.E204])" office:value-type="float" office:value="47465.6757987018" calcext:value-type="float">
            <text:p>47465.6757987018</text:p>
          </table:table-cell>
          <table:table-cell table:formula="of:=[.E205]-[.E204]" office:value-type="float" office:value="0.0905075073242188" calcext:value-type="float">
            <text:p>0.09050750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911323.63019" calcext:value-type="float">
            <text:p>1455911323.63019</text:p>
          </table:table-cell>
          <table:table-cell office:value-type="float" office:value="1455911323.63036" calcext:value-type="float">
            <text:p>1455911323.63036</text:p>
          </table:table-cell>
          <table:table-cell office:value-type="float" office:value="4296" calcext:value-type="float">
            <text:p>4296</text:p>
          </table:table-cell>
          <table:table-cell table:formula="of:=[.B206]-[.B$2]" office:value-type="float" office:value="18.7002849578857" calcext:value-type="float">
            <text:p>18.7002849579</text:p>
          </table:table-cell>
          <table:table-cell table:formula="of:=[.D206]/([.E206]-[.E205])" office:value-type="float" office:value="47219.7602786215" calcext:value-type="float">
            <text:p>47219.7602786215</text:p>
          </table:table-cell>
          <table:table-cell table:formula="of:=[.E206]-[.E205]" office:value-type="float" office:value="0.0909788608551025" calcext:value-type="float">
            <text:p>0.09097886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911323.7217" calcext:value-type="float">
            <text:p>1455911323.7217</text:p>
          </table:table-cell>
          <table:table-cell office:value-type="float" office:value="1455911323.72192" calcext:value-type="float">
            <text:p>1455911323.72192</text:p>
          </table:table-cell>
          <table:table-cell office:value-type="float" office:value="4304" calcext:value-type="float">
            <text:p>4304</text:p>
          </table:table-cell>
          <table:table-cell table:formula="of:=[.B207]-[.B$2]" office:value-type="float" office:value="18.7917883396149" calcext:value-type="float">
            <text:p>18.7917883396</text:p>
          </table:table-cell>
          <table:table-cell table:formula="of:=[.D207]/([.E207]-[.E206])" office:value-type="float" office:value="47036.5129535974" calcext:value-type="float">
            <text:p>47036.5129535974</text:p>
          </table:table-cell>
          <table:table-cell table:formula="of:=[.E207]-[.E206]" office:value-type="float" office:value="0.091503381729126" calcext:value-type="float">
            <text:p>0.09150338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911323.81238" calcext:value-type="float">
            <text:p>1455911323.81238</text:p>
          </table:table-cell>
          <table:table-cell office:value-type="float" office:value="1455911323.81254" calcext:value-type="float">
            <text:p>1455911323.81254</text:p>
          </table:table-cell>
          <table:table-cell office:value-type="float" office:value="4328" calcext:value-type="float">
            <text:p>4328</text:p>
          </table:table-cell>
          <table:table-cell table:formula="of:=[.B208]-[.B$2]" office:value-type="float" office:value="18.8824677467346" calcext:value-type="float">
            <text:p>18.8824677467</text:p>
          </table:table-cell>
          <table:table-cell table:formula="of:=[.D208]/([.E208]-[.E207])" office:value-type="float" office:value="47728.5873107271" calcext:value-type="float">
            <text:p>47728.5873107271</text:p>
          </table:table-cell>
          <table:table-cell table:formula="of:=[.E208]-[.E207]" office:value-type="float" office:value="0.090679407119751" calcext:value-type="float">
            <text:p>0.09067940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911323.90406" calcext:value-type="float">
            <text:p>1455911323.90406</text:p>
          </table:table-cell>
          <table:table-cell office:value-type="float" office:value="1455911323.90423" calcext:value-type="float">
            <text:p>1455911323.90423</text:p>
          </table:table-cell>
          <table:table-cell office:value-type="float" office:value="4352" calcext:value-type="float">
            <text:p>4352</text:p>
          </table:table-cell>
          <table:table-cell table:formula="of:=[.B209]-[.B$2]" office:value-type="float" office:value="18.9741494655609" calcext:value-type="float">
            <text:p>18.9741494656</text:p>
          </table:table-cell>
          <table:table-cell table:formula="of:=[.D209]/([.E209]-[.E208])" office:value-type="float" office:value="47468.5690420527" calcext:value-type="float">
            <text:p>47468.5690420527</text:p>
          </table:table-cell>
          <table:table-cell table:formula="of:=[.E209]-[.E208]" office:value-type="float" office:value="0.0916817188262939" calcext:value-type="float">
            <text:p>0.09168171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911323.99504" calcext:value-type="float">
            <text:p>1455911323.99504</text:p>
          </table:table-cell>
          <table:table-cell office:value-type="float" office:value="1455911323.99526" calcext:value-type="float">
            <text:p>1455911323.99526</text:p>
          </table:table-cell>
          <table:table-cell office:value-type="float" office:value="4384" calcext:value-type="float">
            <text:p>4384</text:p>
          </table:table-cell>
          <table:table-cell table:formula="of:=[.B210]-[.B$2]" office:value-type="float" office:value="19.0651292800903" calcext:value-type="float">
            <text:p>19.0651292801</text:p>
          </table:table-cell>
          <table:table-cell table:formula="of:=[.D210]/([.E210]-[.E209])" office:value-type="float" office:value="48186.5128289793" calcext:value-type="float">
            <text:p>48186.5128289793</text:p>
          </table:table-cell>
          <table:table-cell table:formula="of:=[.E210]-[.E209]" office:value-type="float" office:value="0.0909798145294189" calcext:value-type="float">
            <text:p>0.09097981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911324.08669" calcext:value-type="float">
            <text:p>1455911324.08669</text:p>
          </table:table-cell>
          <table:table-cell office:value-type="float" office:value="1455911324.08688" calcext:value-type="float">
            <text:p>1455911324.08688</text:p>
          </table:table-cell>
          <table:table-cell office:value-type="float" office:value="4424" calcext:value-type="float">
            <text:p>4424</text:p>
          </table:table-cell>
          <table:table-cell table:formula="of:=[.B211]-[.B$2]" office:value-type="float" office:value="19.1567811965942" calcext:value-type="float">
            <text:p>19.1567811966</text:p>
          </table:table-cell>
          <table:table-cell table:formula="of:=[.D211]/([.E211]-[.E210])" office:value-type="float" office:value="48269.5852826105" calcext:value-type="float">
            <text:p>48269.5852826105</text:p>
          </table:table-cell>
          <table:table-cell table:formula="of:=[.E211]-[.E210]" office:value-type="float" office:value="0.0916519165039063" calcext:value-type="float">
            <text:p>0.09165191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911324.17743" calcext:value-type="float">
            <text:p>1455911324.17743</text:p>
          </table:table-cell>
          <table:table-cell office:value-type="float" office:value="1455911324.1776" calcext:value-type="float">
            <text:p>1455911324.1776</text:p>
          </table:table-cell>
          <table:table-cell office:value-type="float" office:value="4472" calcext:value-type="float">
            <text:p>4472</text:p>
          </table:table-cell>
          <table:table-cell table:formula="of:=[.B212]-[.B$2]" office:value-type="float" office:value="19.2475247383118" calcext:value-type="float">
            <text:p>19.2475247383</text:p>
          </table:table-cell>
          <table:table-cell table:formula="of:=[.D212]/([.E212]-[.E211])" office:value-type="float" office:value="49281.7440818064" calcext:value-type="float">
            <text:p>49281.7440818064</text:p>
          </table:table-cell>
          <table:table-cell table:formula="of:=[.E212]-[.E211]" office:value-type="float" office:value="0.0907435417175293" calcext:value-type="float">
            <text:p>0.09074354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911324.26829" calcext:value-type="float">
            <text:p>1455911324.26829</text:p>
          </table:table-cell>
          <table:table-cell office:value-type="float" office:value="1455911324.26845" calcext:value-type="float">
            <text:p>1455911324.26845</text:p>
          </table:table-cell>
          <table:table-cell office:value-type="float" office:value="4520" calcext:value-type="float">
            <text:p>4520</text:p>
          </table:table-cell>
          <table:table-cell table:formula="of:=[.B213]-[.B$2]" office:value-type="float" office:value="19.3383767604828" calcext:value-type="float">
            <text:p>19.3383767605</text:p>
          </table:table-cell>
          <table:table-cell table:formula="of:=[.D213]/([.E213]-[.E212])" office:value-type="float" office:value="49751.2316400786" calcext:value-type="float">
            <text:p>49751.2316400786</text:p>
          </table:table-cell>
          <table:table-cell table:formula="of:=[.E213]-[.E212]" office:value-type="float" office:value="0.0908520221710205" calcext:value-type="float">
            <text:p>0.09085202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911324.35976" calcext:value-type="float">
            <text:p>1455911324.35976</text:p>
          </table:table-cell>
          <table:table-cell office:value-type="float" office:value="1455911324.35993" calcext:value-type="float">
            <text:p>1455911324.35993</text:p>
          </table:table-cell>
          <table:table-cell office:value-type="float" office:value="4584" calcext:value-type="float">
            <text:p>4584</text:p>
          </table:table-cell>
          <table:table-cell table:formula="of:=[.B214]-[.B$2]" office:value-type="float" office:value="19.4298501014709" calcext:value-type="float">
            <text:p>19.4298501015</text:p>
          </table:table-cell>
          <table:table-cell table:formula="of:=[.D214]/([.E214]-[.E213])" office:value-type="float" office:value="50112.9613336565" calcext:value-type="float">
            <text:p>50112.9613336565</text:p>
          </table:table-cell>
          <table:table-cell table:formula="of:=[.E214]-[.E213]" office:value-type="float" office:value="0.0914733409881592" calcext:value-type="float">
            <text:p>0.09147334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911324.45057" calcext:value-type="float">
            <text:p>1455911324.45057</text:p>
          </table:table-cell>
          <table:table-cell office:value-type="float" office:value="1455911324.45073" calcext:value-type="float">
            <text:p>1455911324.45073</text:p>
          </table:table-cell>
          <table:table-cell office:value-type="float" office:value="4648" calcext:value-type="float">
            <text:p>4648</text:p>
          </table:table-cell>
          <table:table-cell table:formula="of:=[.B215]-[.B$2]" office:value-type="float" office:value="19.5206606388092" calcext:value-type="float">
            <text:p>19.5206606388</text:p>
          </table:table-cell>
          <table:table-cell table:formula="of:=[.D215]/([.E215]-[.E214])" office:value-type="float" office:value="51183.487470037" calcext:value-type="float">
            <text:p>51183.487470037</text:p>
          </table:table-cell>
          <table:table-cell table:formula="of:=[.E215]-[.E214]" office:value-type="float" office:value="0.0908105373382568" calcext:value-type="float">
            <text:p>0.090810537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911324.54246" calcext:value-type="float">
            <text:p>1455911324.54246</text:p>
          </table:table-cell>
          <table:table-cell office:value-type="float" office:value="1455911324.54263" calcext:value-type="float">
            <text:p>1455911324.54263</text:p>
          </table:table-cell>
          <table:table-cell office:value-type="float" office:value="4720" calcext:value-type="float">
            <text:p>4720</text:p>
          </table:table-cell>
          <table:table-cell table:formula="of:=[.B216]-[.B$2]" office:value-type="float" office:value="19.6125521659851" calcext:value-type="float">
            <text:p>19.612552166</text:p>
          </table:table-cell>
          <table:table-cell table:formula="of:=[.D216]/([.E216]-[.E215])" office:value-type="float" office:value="51364.9097480418" calcext:value-type="float">
            <text:p>51364.9097480418</text:p>
          </table:table-cell>
          <table:table-cell table:formula="of:=[.E216]-[.E215]" office:value-type="float" office:value="0.0918915271759033" calcext:value-type="float">
            <text:p>0.09189152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911324.63355" calcext:value-type="float">
            <text:p>1455911324.63355</text:p>
          </table:table-cell>
          <table:table-cell office:value-type="float" office:value="1455911324.63372" calcext:value-type="float">
            <text:p>1455911324.63372</text:p>
          </table:table-cell>
          <table:table-cell office:value-type="float" office:value="4800" calcext:value-type="float">
            <text:p>4800</text:p>
          </table:table-cell>
          <table:table-cell table:formula="of:=[.B217]-[.B$2]" office:value-type="float" office:value="19.7036368846893" calcext:value-type="float">
            <text:p>19.7036368847</text:p>
          </table:table-cell>
          <table:table-cell table:formula="of:=[.D217]/([.E217]-[.E216])" office:value-type="float" office:value="52698.1920599314" calcext:value-type="float">
            <text:p>52698.1920599314</text:p>
          </table:table-cell>
          <table:table-cell table:formula="of:=[.E217]-[.E216]" office:value-type="float" office:value="0.0910847187042236" calcext:value-type="float">
            <text:p>0.09108471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911324.72539" calcext:value-type="float">
            <text:p>1455911324.72539</text:p>
          </table:table-cell>
          <table:table-cell office:value-type="float" office:value="1455911324.72555" calcext:value-type="float">
            <text:p>1455911324.72555</text:p>
          </table:table-cell>
          <table:table-cell office:value-type="float" office:value="4880" calcext:value-type="float">
            <text:p>4880</text:p>
          </table:table-cell>
          <table:table-cell table:formula="of:=[.B218]-[.B$2]" office:value-type="float" office:value="19.7954766750336" calcext:value-type="float">
            <text:p>19.795476675</text:p>
          </table:table-cell>
          <table:table-cell table:formula="of:=[.D218]/([.E218]-[.E217])" office:value-type="float" office:value="53136.0098025981" calcext:value-type="float">
            <text:p>53136.0098025981</text:p>
          </table:table-cell>
          <table:table-cell table:formula="of:=[.E218]-[.E217]" office:value-type="float" office:value="0.0918397903442383" calcext:value-type="float">
            <text:p>0.091839790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911324.8161" calcext:value-type="float">
            <text:p>1455911324.8161</text:p>
          </table:table-cell>
          <table:table-cell office:value-type="float" office:value="1455911324.81627" calcext:value-type="float">
            <text:p>1455911324.81627</text:p>
          </table:table-cell>
          <table:table-cell office:value-type="float" office:value="4968" calcext:value-type="float">
            <text:p>4968</text:p>
          </table:table-cell>
          <table:table-cell table:formula="of:=[.B219]-[.B$2]" office:value-type="float" office:value="19.8861939907074" calcext:value-type="float">
            <text:p>19.8861939907</text:p>
          </table:table-cell>
          <table:table-cell table:formula="of:=[.D219]/([.E219]-[.E218])" office:value-type="float" office:value="54763.5251671503" calcext:value-type="float">
            <text:p>54763.5251671503</text:p>
          </table:table-cell>
          <table:table-cell table:formula="of:=[.E219]-[.E218]" office:value-type="float" office:value="0.0907173156738281" calcext:value-type="float">
            <text:p>0.09071731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911324.90759" calcext:value-type="float">
            <text:p>1455911324.90759</text:p>
          </table:table-cell>
          <table:table-cell office:value-type="float" office:value="1455911324.90776" calcext:value-type="float">
            <text:p>1455911324.90776</text:p>
          </table:table-cell>
          <table:table-cell office:value-type="float" office:value="5056" calcext:value-type="float">
            <text:p>5056</text:p>
          </table:table-cell>
          <table:table-cell table:formula="of:=[.B220]-[.B$2]" office:value-type="float" office:value="19.9776837825775" calcext:value-type="float">
            <text:p>19.9776837826</text:p>
          </table:table-cell>
          <table:table-cell table:formula="of:=[.D220]/([.E220]-[.E219])" office:value-type="float" office:value="55262.9959764005" calcext:value-type="float">
            <text:p>55262.9959764005</text:p>
          </table:table-cell>
          <table:table-cell table:formula="of:=[.E220]-[.E219]" office:value-type="float" office:value="0.0914897918701172" calcext:value-type="float">
            <text:p>0.09148979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911324.9998" calcext:value-type="float">
            <text:p>1455911324.9998</text:p>
          </table:table-cell>
          <table:table-cell office:value-type="float" office:value="1455911324.99998" calcext:value-type="float">
            <text:p>1455911324.99998</text:p>
          </table:table-cell>
          <table:table-cell office:value-type="float" office:value="5160" calcext:value-type="float">
            <text:p>5160</text:p>
          </table:table-cell>
          <table:table-cell table:formula="of:=[.B221]-[.B$2]" office:value-type="float" office:value="20.0698935985565" calcext:value-type="float">
            <text:p>20.0698935986</text:p>
          </table:table-cell>
          <table:table-cell table:formula="of:=[.D221]/([.E221]-[.E220])" office:value-type="float" office:value="55959.3351880772" calcext:value-type="float">
            <text:p>55959.3351880772</text:p>
          </table:table-cell>
          <table:table-cell table:formula="of:=[.E221]-[.E220]" office:value-type="float" office:value="0.0922098159790039" calcext:value-type="float">
            <text:p>0.0922098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911325.09069" calcext:value-type="float">
            <text:p>1455911325.09069</text:p>
          </table:table-cell>
          <table:table-cell office:value-type="float" office:value="1455911325.09091" calcext:value-type="float">
            <text:p>1455911325.09091</text:p>
          </table:table-cell>
          <table:table-cell office:value-type="float" office:value="5256" calcext:value-type="float">
            <text:p>5256</text:p>
          </table:table-cell>
          <table:table-cell table:formula="of:=[.B222]-[.B$2]" office:value-type="float" office:value="20.1607837677002" calcext:value-type="float">
            <text:p>20.1607837677</text:p>
          </table:table-cell>
          <table:table-cell table:formula="of:=[.D222]/([.E222]-[.E221])" office:value-type="float" office:value="57828.0362939083" calcext:value-type="float">
            <text:p>57828.0362939083</text:p>
          </table:table-cell>
          <table:table-cell table:formula="of:=[.E222]-[.E221]" office:value-type="float" office:value="0.0908901691436768" calcext:value-type="float">
            <text:p>0.090890169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911325.18297" calcext:value-type="float">
            <text:p>1455911325.18297</text:p>
          </table:table-cell>
          <table:table-cell office:value-type="float" office:value="1455911325.18313" calcext:value-type="float">
            <text:p>1455911325.18313</text:p>
          </table:table-cell>
          <table:table-cell office:value-type="float" office:value="5360" calcext:value-type="float">
            <text:p>5360</text:p>
          </table:table-cell>
          <table:table-cell table:formula="of:=[.B223]-[.B$2]" office:value-type="float" office:value="20.2530570030212" calcext:value-type="float">
            <text:p>20.253057003</text:p>
          </table:table-cell>
          <table:table-cell table:formula="of:=[.D223]/([.E223]-[.E222])" office:value-type="float" office:value="58088.3501196314" calcext:value-type="float">
            <text:p>58088.3501196314</text:p>
          </table:table-cell>
          <table:table-cell table:formula="of:=[.E223]-[.E222]" office:value-type="float" office:value="0.0922732353210449" calcext:value-type="float">
            <text:p>0.09227323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911325.2736" calcext:value-type="float">
            <text:p>1455911325.2736</text:p>
          </table:table-cell>
          <table:table-cell office:value-type="float" office:value="1455911325.27376" calcext:value-type="float">
            <text:p>1455911325.27376</text:p>
          </table:table-cell>
          <table:table-cell office:value-type="float" office:value="5464" calcext:value-type="float">
            <text:p>5464</text:p>
          </table:table-cell>
          <table:table-cell table:formula="of:=[.B224]-[.B$2]" office:value-type="float" office:value="20.3436872959137" calcext:value-type="float">
            <text:p>20.3436872959</text:p>
          </table:table-cell>
          <table:table-cell table:formula="of:=[.D224]/([.E224]-[.E223])" office:value-type="float" office:value="60288.892660688" calcext:value-type="float">
            <text:p>60288.892660688</text:p>
          </table:table-cell>
          <table:table-cell table:formula="of:=[.E224]-[.E223]" office:value-type="float" office:value="0.0906302928924561" calcext:value-type="float">
            <text:p>0.09063029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911325.36529" calcext:value-type="float">
            <text:p>1455911325.36529</text:p>
          </table:table-cell>
          <table:table-cell office:value-type="float" office:value="1455911325.36561" calcext:value-type="float">
            <text:p>1455911325.36561</text:p>
          </table:table-cell>
          <table:table-cell office:value-type="float" office:value="5576" calcext:value-type="float">
            <text:p>5576</text:p>
          </table:table-cell>
          <table:table-cell table:formula="of:=[.B225]-[.B$2]" office:value-type="float" office:value="20.4353840351105" calcext:value-type="float">
            <text:p>20.4353840351</text:p>
          </table:table-cell>
          <table:table-cell table:formula="of:=[.D225]/([.E225]-[.E224])" office:value-type="float" office:value="60809.141620992" calcext:value-type="float">
            <text:p>60809.141620992</text:p>
          </table:table-cell>
          <table:table-cell table:formula="of:=[.E225]-[.E224]" office:value-type="float" office:value="0.0916967391967773" calcext:value-type="float">
            <text:p>0.09169673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911325.45616" calcext:value-type="float">
            <text:p>1455911325.45616</text:p>
          </table:table-cell>
          <table:table-cell office:value-type="float" office:value="1455911325.45632" calcext:value-type="float">
            <text:p>1455911325.45632</text:p>
          </table:table-cell>
          <table:table-cell office:value-type="float" office:value="5688" calcext:value-type="float">
            <text:p>5688</text:p>
          </table:table-cell>
          <table:table-cell table:formula="of:=[.B226]-[.B$2]" office:value-type="float" office:value="20.5262532234192" calcext:value-type="float">
            <text:p>20.5262532234</text:p>
          </table:table-cell>
          <table:table-cell table:formula="of:=[.D226]/([.E226]-[.E225])" office:value-type="float" office:value="62595.474944442" calcext:value-type="float">
            <text:p>62595.474944442</text:p>
          </table:table-cell>
          <table:table-cell table:formula="of:=[.E226]-[.E225]" office:value-type="float" office:value="0.0908691883087158" calcext:value-type="float">
            <text:p>0.090869188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911325.54676" calcext:value-type="float">
            <text:p>1455911325.54676</text:p>
          </table:table-cell>
          <table:table-cell office:value-type="float" office:value="1455911325.54693" calcext:value-type="float">
            <text:p>1455911325.54693</text:p>
          </table:table-cell>
          <table:table-cell office:value-type="float" office:value="5800" calcext:value-type="float">
            <text:p>5800</text:p>
          </table:table-cell>
          <table:table-cell table:formula="of:=[.B227]-[.B$2]" office:value-type="float" office:value="20.6168467998505" calcext:value-type="float">
            <text:p>20.6168467999</text:p>
          </table:table-cell>
          <table:table-cell table:formula="of:=[.D227]/([.E227]-[.E226])" office:value-type="float" office:value="64022.199238375" calcext:value-type="float">
            <text:p>64022.199238375</text:p>
          </table:table-cell>
          <table:table-cell table:formula="of:=[.E227]-[.E226]" office:value-type="float" office:value="0.0905935764312744" calcext:value-type="float">
            <text:p>0.09059357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911325.63863" calcext:value-type="float">
            <text:p>1455911325.63863</text:p>
          </table:table-cell>
          <table:table-cell office:value-type="float" office:value="1455911325.63879" calcext:value-type="float">
            <text:p>1455911325.63879</text:p>
          </table:table-cell>
          <table:table-cell office:value-type="float" office:value="5912" calcext:value-type="float">
            <text:p>5912</text:p>
          </table:table-cell>
          <table:table-cell table:formula="of:=[.B228]-[.B$2]" office:value-type="float" office:value="20.7087202072144" calcext:value-type="float">
            <text:p>20.7087202072</text:p>
          </table:table-cell>
          <table:table-cell table:formula="of:=[.D228]/([.E228]-[.E227])" office:value-type="float" office:value="64349.4148049151" calcext:value-type="float">
            <text:p>64349.4148049151</text:p>
          </table:table-cell>
          <table:table-cell table:formula="of:=[.E228]-[.E227]" office:value-type="float" office:value="0.0918734073638916" calcext:value-type="float">
            <text:p>0.09187340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911325.72966" calcext:value-type="float">
            <text:p>1455911325.72966</text:p>
          </table:table-cell>
          <table:table-cell office:value-type="float" office:value="1455911325.72983" calcext:value-type="float">
            <text:p>1455911325.72983</text:p>
          </table:table-cell>
          <table:table-cell office:value-type="float" office:value="6024" calcext:value-type="float">
            <text:p>6024</text:p>
          </table:table-cell>
          <table:table-cell table:formula="of:=[.B229]-[.B$2]" office:value-type="float" office:value="20.799751996994" calcext:value-type="float">
            <text:p>20.799751997</text:p>
          </table:table-cell>
          <table:table-cell table:formula="of:=[.D229]/([.E229]-[.E228])" office:value-type="float" office:value="66174.6848499928" calcext:value-type="float">
            <text:p>66174.6848499928</text:p>
          </table:table-cell>
          <table:table-cell table:formula="of:=[.E229]-[.E228]" office:value-type="float" office:value="0.0910317897796631" calcext:value-type="float">
            <text:p>0.09103178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911325.82231" calcext:value-type="float">
            <text:p>1455911325.82231</text:p>
          </table:table-cell>
          <table:table-cell office:value-type="float" office:value="1455911325.82248" calcext:value-type="float">
            <text:p>1455911325.82248</text:p>
          </table:table-cell>
          <table:table-cell office:value-type="float" office:value="6144" calcext:value-type="float">
            <text:p>6144</text:p>
          </table:table-cell>
          <table:table-cell table:formula="of:=[.B230]-[.B$2]" office:value-type="float" office:value="20.8924043178558" calcext:value-type="float">
            <text:p>20.8924043179</text:p>
          </table:table-cell>
          <table:table-cell table:formula="of:=[.D230]/([.E230]-[.E229])" office:value-type="float" office:value="66312.4241557131" calcext:value-type="float">
            <text:p>66312.4241557131</text:p>
          </table:table-cell>
          <table:table-cell table:formula="of:=[.E230]-[.E229]" office:value-type="float" office:value="0.0926523208618164" calcext:value-type="float">
            <text:p>0.092652320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911325.91355" calcext:value-type="float">
            <text:p>1455911325.91355</text:p>
          </table:table-cell>
          <table:table-cell office:value-type="float" office:value="1455911325.91373" calcext:value-type="float">
            <text:p>1455911325.91373</text:p>
          </table:table-cell>
          <table:table-cell office:value-type="float" office:value="6256" calcext:value-type="float">
            <text:p>6256</text:p>
          </table:table-cell>
          <table:table-cell table:formula="of:=[.B231]-[.B$2]" office:value-type="float" office:value="20.9836430549622" calcext:value-type="float">
            <text:p>20.983643055</text:p>
          </table:table-cell>
          <table:table-cell table:formula="of:=[.D231]/([.E231]-[.E230])" office:value-type="float" office:value="68567.3673092351" calcext:value-type="float">
            <text:p>68567.3673092351</text:p>
          </table:table-cell>
          <table:table-cell table:formula="of:=[.E231]-[.E230]" office:value-type="float" office:value="0.0912387371063232" calcext:value-type="float">
            <text:p>0.09123873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911326.00583" calcext:value-type="float">
            <text:p>1455911326.00583</text:p>
          </table:table-cell>
          <table:table-cell office:value-type="float" office:value="1455911326.006" calcext:value-type="float">
            <text:p>1455911326.006</text:p>
          </table:table-cell>
          <table:table-cell office:value-type="float" office:value="6368" calcext:value-type="float">
            <text:p>6368</text:p>
          </table:table-cell>
          <table:table-cell table:formula="of:=[.B232]-[.B$2]" office:value-type="float" office:value="21.0759217739105" calcext:value-type="float">
            <text:p>21.0759217739</text:p>
          </table:table-cell>
          <table:table-cell table:formula="of:=[.D232]/([.E232]-[.E231])" office:value-type="float" office:value="69008.326866385" calcext:value-type="float">
            <text:p>69008.326866385</text:p>
          </table:table-cell>
          <table:table-cell table:formula="of:=[.E232]-[.E231]" office:value-type="float" office:value="0.0922787189483643" calcext:value-type="float">
            <text:p>0.092278718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911326.09732" calcext:value-type="float">
            <text:p>1455911326.09732</text:p>
          </table:table-cell>
          <table:table-cell office:value-type="float" office:value="1455911326.09749" calcext:value-type="float">
            <text:p>1455911326.09749</text:p>
          </table:table-cell>
          <table:table-cell office:value-type="float" office:value="6480" calcext:value-type="float">
            <text:p>6480</text:p>
          </table:table-cell>
          <table:table-cell table:formula="of:=[.B233]-[.B$2]" office:value-type="float" office:value="21.1674156188965" calcext:value-type="float">
            <text:p>21.1674156189</text:p>
          </table:table-cell>
          <table:table-cell table:formula="of:=[.D233]/([.E233]-[.E232])" office:value-type="float" office:value="70824.4363431687" calcext:value-type="float">
            <text:p>70824.4363431687</text:p>
          </table:table-cell>
          <table:table-cell table:formula="of:=[.E233]-[.E232]" office:value-type="float" office:value="0.0914938449859619" calcext:value-type="float">
            <text:p>0.0914938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911326.18888" calcext:value-type="float">
            <text:p>1455911326.18888</text:p>
          </table:table-cell>
          <table:table-cell office:value-type="float" office:value="1455911326.18904" calcext:value-type="float">
            <text:p>1455911326.18904</text:p>
          </table:table-cell>
          <table:table-cell office:value-type="float" office:value="6592" calcext:value-type="float">
            <text:p>6592</text:p>
          </table:table-cell>
          <table:table-cell table:formula="of:=[.B234]-[.B$2]" office:value-type="float" office:value="21.2589688301086" calcext:value-type="float">
            <text:p>21.2589688301</text:p>
          </table:table-cell>
          <table:table-cell table:formula="of:=[.D234]/([.E234]-[.E233])" office:value-type="float" office:value="72001.8436570643" calcext:value-type="float">
            <text:p>72001.8436570643</text:p>
          </table:table-cell>
          <table:table-cell table:formula="of:=[.E234]-[.E233]" office:value-type="float" office:value="0.0915532112121582" calcext:value-type="float">
            <text:p>0.09155321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911326.28218" calcext:value-type="float">
            <text:p>1455911326.28218</text:p>
          </table:table-cell>
          <table:table-cell office:value-type="float" office:value="1455911326.28241" calcext:value-type="float">
            <text:p>1455911326.28241</text:p>
          </table:table-cell>
          <table:table-cell office:value-type="float" office:value="6704" calcext:value-type="float">
            <text:p>6704</text:p>
          </table:table-cell>
          <table:table-cell table:formula="of:=[.B235]-[.B$2]" office:value-type="float" office:value="21.3522691726685" calcext:value-type="float">
            <text:p>21.3522691727</text:p>
          </table:table-cell>
          <table:table-cell table:formula="of:=[.D235]/([.E235]-[.E234])" office:value-type="float" office:value="71853.9698361996" calcext:value-type="float">
            <text:p>71853.9698361996</text:p>
          </table:table-cell>
          <table:table-cell table:formula="of:=[.E235]-[.E234]" office:value-type="float" office:value="0.0933003425598145" calcext:value-type="float">
            <text:p>0.09330034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911326.37385" calcext:value-type="float">
            <text:p>1455911326.37385</text:p>
          </table:table-cell>
          <table:table-cell office:value-type="float" office:value="1455911326.37425" calcext:value-type="float">
            <text:p>1455911326.37425</text:p>
          </table:table-cell>
          <table:table-cell office:value-type="float" office:value="6816" calcext:value-type="float">
            <text:p>6816</text:p>
          </table:table-cell>
          <table:table-cell table:formula="of:=[.B236]-[.B$2]" office:value-type="float" office:value="21.4439435005188" calcext:value-type="float">
            <text:p>21.4439435005</text:p>
          </table:table-cell>
          <table:table-cell table:formula="of:=[.D236]/([.E236]-[.E235])" office:value-type="float" office:value="74350.1497074198" calcext:value-type="float">
            <text:p>74350.1497074198</text:p>
          </table:table-cell>
          <table:table-cell table:formula="of:=[.E236]-[.E235]" office:value-type="float" office:value="0.0916743278503418" calcext:value-type="float">
            <text:p>0.09167432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911326.46701" calcext:value-type="float">
            <text:p>1455911326.46701</text:p>
          </table:table-cell>
          <table:table-cell office:value-type="float" office:value="1455911326.46718" calcext:value-type="float">
            <text:p>1455911326.46718</text:p>
          </table:table-cell>
          <table:table-cell office:value-type="float" office:value="6920" calcext:value-type="float">
            <text:p>6920</text:p>
          </table:table-cell>
          <table:table-cell table:formula="of:=[.B237]-[.B$2]" office:value-type="float" office:value="21.5371022224426" calcext:value-type="float">
            <text:p>21.5371022224</text:p>
          </table:table-cell>
          <table:table-cell table:formula="of:=[.D237]/([.E237]-[.E236])" office:value-type="float" office:value="74281.8262970394" calcext:value-type="float">
            <text:p>74281.8262970394</text:p>
          </table:table-cell>
          <table:table-cell table:formula="of:=[.E237]-[.E236]" office:value-type="float" office:value="0.0931587219238281" calcext:value-type="float">
            <text:p>0.09315872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911326.55835" calcext:value-type="float">
            <text:p>1455911326.55835</text:p>
          </table:table-cell>
          <table:table-cell office:value-type="float" office:value="1455911326.55852" calcext:value-type="float">
            <text:p>1455911326.55852</text:p>
          </table:table-cell>
          <table:table-cell office:value-type="float" office:value="7016" calcext:value-type="float">
            <text:p>7016</text:p>
          </table:table-cell>
          <table:table-cell table:formula="of:=[.B238]-[.B$2]" office:value-type="float" office:value="21.628445148468" calcext:value-type="float">
            <text:p>21.6284451485</text:p>
          </table:table-cell>
          <table:table-cell table:formula="of:=[.D238]/([.E238]-[.E237])" office:value-type="float" office:value="76809.4509918563" calcext:value-type="float">
            <text:p>76809.4509918563</text:p>
          </table:table-cell>
          <table:table-cell table:formula="of:=[.E238]-[.E237]" office:value-type="float" office:value="0.0913429260253906" calcext:value-type="float">
            <text:p>0.0913429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911326.65032" calcext:value-type="float">
            <text:p>1455911326.65032</text:p>
          </table:table-cell>
          <table:table-cell office:value-type="float" office:value="1455911326.65049" calcext:value-type="float">
            <text:p>1455911326.65049</text:p>
          </table:table-cell>
          <table:table-cell office:value-type="float" office:value="7120" calcext:value-type="float">
            <text:p>7120</text:p>
          </table:table-cell>
          <table:table-cell table:formula="of:=[.B239]-[.B$2]" office:value-type="float" office:value="21.7204146385193" calcext:value-type="float">
            <text:p>21.7204146385</text:p>
          </table:table-cell>
          <table:table-cell table:formula="of:=[.D239]/([.E239]-[.E238])" office:value-type="float" office:value="77416.9781308004" calcext:value-type="float">
            <text:p>77416.9781308004</text:p>
          </table:table-cell>
          <table:table-cell table:formula="of:=[.E239]-[.E238]" office:value-type="float" office:value="0.0919694900512695" calcext:value-type="float">
            <text:p>0.09196949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911326.74173" calcext:value-type="float">
            <text:p>1455911326.74173</text:p>
          </table:table-cell>
          <table:table-cell office:value-type="float" office:value="1455911326.74189" calcext:value-type="float">
            <text:p>1455911326.74189</text:p>
          </table:table-cell>
          <table:table-cell office:value-type="float" office:value="7208" calcext:value-type="float">
            <text:p>7208</text:p>
          </table:table-cell>
          <table:table-cell table:formula="of:=[.B240]-[.B$2]" office:value-type="float" office:value="21.8118181228638" calcext:value-type="float">
            <text:p>21.8118181229</text:p>
          </table:table-cell>
          <table:table-cell table:formula="of:=[.D240]/([.E240]-[.E239])" office:value-type="float" office:value="78859.1381575172" calcext:value-type="float">
            <text:p>78859.1381575172</text:p>
          </table:table-cell>
          <table:table-cell table:formula="of:=[.E240]-[.E239]" office:value-type="float" office:value="0.0914034843444824" calcext:value-type="float">
            <text:p>0.091403484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911326.83318" calcext:value-type="float">
            <text:p>1455911326.83318</text:p>
          </table:table-cell>
          <table:table-cell office:value-type="float" office:value="1455911326.83336" calcext:value-type="float">
            <text:p>1455911326.83336</text:p>
          </table:table-cell>
          <table:table-cell office:value-type="float" office:value="7296" calcext:value-type="float">
            <text:p>7296</text:p>
          </table:table-cell>
          <table:table-cell table:formula="of:=[.B241]-[.B$2]" office:value-type="float" office:value="21.9032762050629" calcext:value-type="float">
            <text:p>21.9032762051</text:p>
          </table:table-cell>
          <table:table-cell table:formula="of:=[.D241]/([.E241]-[.E240])" office:value-type="float" office:value="79774.2509417288" calcext:value-type="float">
            <text:p>79774.2509417288</text:p>
          </table:table-cell>
          <table:table-cell table:formula="of:=[.E241]-[.E240]" office:value-type="float" office:value="0.0914580821990967" calcext:value-type="float">
            <text:p>0.09145808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911326.92571" calcext:value-type="float">
            <text:p>1455911326.92571</text:p>
          </table:table-cell>
          <table:table-cell office:value-type="float" office:value="1455911326.92589" calcext:value-type="float">
            <text:p>1455911326.92589</text:p>
          </table:table-cell>
          <table:table-cell office:value-type="float" office:value="7384" calcext:value-type="float">
            <text:p>7384</text:p>
          </table:table-cell>
          <table:table-cell table:formula="of:=[.B242]-[.B$2]" office:value-type="float" office:value="21.9958040714264" calcext:value-type="float">
            <text:p>21.9958040714</text:p>
          </table:table-cell>
          <table:table-cell table:formula="of:=[.D242]/([.E242]-[.E241])" office:value-type="float" office:value="79802.985740421" calcext:value-type="float">
            <text:p>79802.985740421</text:p>
          </table:table-cell>
          <table:table-cell table:formula="of:=[.E242]-[.E241]" office:value-type="float" office:value="0.0925278663635254" calcext:value-type="float">
            <text:p>0.09252786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911327.01702" calcext:value-type="float">
            <text:p>1455911327.01702</text:p>
          </table:table-cell>
          <table:table-cell office:value-type="float" office:value="1455911327.01718" calcext:value-type="float">
            <text:p>1455911327.01718</text:p>
          </table:table-cell>
          <table:table-cell office:value-type="float" office:value="7456" calcext:value-type="float">
            <text:p>7456</text:p>
          </table:table-cell>
          <table:table-cell table:formula="of:=[.B243]-[.B$2]" office:value-type="float" office:value="22.0871071815491" calcext:value-type="float">
            <text:p>22.0871071815</text:p>
          </table:table-cell>
          <table:table-cell table:formula="of:=[.D243]/([.E243]-[.E242])" office:value-type="float" office:value="81662.0593754325" calcext:value-type="float">
            <text:p>81662.0593754325</text:p>
          </table:table-cell>
          <table:table-cell table:formula="of:=[.E243]-[.E242]" office:value-type="float" office:value="0.0913031101226807" calcext:value-type="float">
            <text:p>0.09130311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911327.10933" calcext:value-type="float">
            <text:p>1455911327.10933</text:p>
          </table:table-cell>
          <table:table-cell office:value-type="float" office:value="1455911327.1095" calcext:value-type="float">
            <text:p>1455911327.1095</text:p>
          </table:table-cell>
          <table:table-cell office:value-type="float" office:value="7528" calcext:value-type="float">
            <text:p>7528</text:p>
          </table:table-cell>
          <table:table-cell table:formula="of:=[.B244]-[.B$2]" office:value-type="float" office:value="22.1794250011444" calcext:value-type="float">
            <text:p>22.1794250011</text:p>
          </table:table-cell>
          <table:table-cell table:formula="of:=[.D244]/([.E244]-[.E243])" office:value-type="float" office:value="81544.3869124943" calcext:value-type="float">
            <text:p>81544.3869124943</text:p>
          </table:table-cell>
          <table:table-cell table:formula="of:=[.E244]-[.E243]" office:value-type="float" office:value="0.0923178195953369" calcext:value-type="float">
            <text:p>0.092317819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911327.20073" calcext:value-type="float">
            <text:p>1455911327.20073</text:p>
          </table:table-cell>
          <table:table-cell office:value-type="float" office:value="1455911327.2009" calcext:value-type="float">
            <text:p>1455911327.2009</text:p>
          </table:table-cell>
          <table:table-cell office:value-type="float" office:value="7600" calcext:value-type="float">
            <text:p>7600</text:p>
          </table:table-cell>
          <table:table-cell table:formula="of:=[.B245]-[.B$2]" office:value-type="float" office:value="22.2708232402802" calcext:value-type="float">
            <text:p>22.2708232403</text:p>
          </table:table-cell>
          <table:table-cell table:formula="of:=[.D245]/([.E245]-[.E244])" office:value-type="float" office:value="83152.5866566498" calcext:value-type="float">
            <text:p>83152.5866566498</text:p>
          </table:table-cell>
          <table:table-cell table:formula="of:=[.E245]-[.E244]" office:value-type="float" office:value="0.0913982391357422" calcext:value-type="float">
            <text:p>0.09139823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911327.29338" calcext:value-type="float">
            <text:p>1455911327.29338</text:p>
          </table:table-cell>
          <table:table-cell office:value-type="float" office:value="1455911327.29356" calcext:value-type="float">
            <text:p>1455911327.29356</text:p>
          </table:table-cell>
          <table:table-cell office:value-type="float" office:value="7656" calcext:value-type="float">
            <text:p>7656</text:p>
          </table:table-cell>
          <table:table-cell table:formula="of:=[.B246]-[.B$2]" office:value-type="float" office:value="22.3634743690491" calcext:value-type="float">
            <text:p>22.363474369</text:p>
          </table:table-cell>
          <table:table-cell table:formula="of:=[.D246]/([.E246]-[.E245])" office:value-type="float" office:value="82632.5604633988" calcext:value-type="float">
            <text:p>82632.5604633988</text:p>
          </table:table-cell>
          <table:table-cell table:formula="of:=[.E246]-[.E245]" office:value-type="float" office:value="0.0926511287689209" calcext:value-type="float">
            <text:p>0.09265112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911327.38461" calcext:value-type="float">
            <text:p>1455911327.38461</text:p>
          </table:table-cell>
          <table:table-cell office:value-type="float" office:value="1455911327.38478" calcext:value-type="float">
            <text:p>1455911327.38478</text:p>
          </table:table-cell>
          <table:table-cell office:value-type="float" office:value="7712" calcext:value-type="float">
            <text:p>7712</text:p>
          </table:table-cell>
          <table:table-cell table:formula="of:=[.B247]-[.B$2]" office:value-type="float" office:value="22.4547030925751" calcext:value-type="float">
            <text:p>22.4547030926</text:p>
          </table:table-cell>
          <table:table-cell table:formula="of:=[.D247]/([.E247]-[.E246])" office:value-type="float" office:value="84534.7792003471" calcext:value-type="float">
            <text:p>84534.7792003471</text:p>
          </table:table-cell>
          <table:table-cell table:formula="of:=[.E247]-[.E246]" office:value-type="float" office:value="0.091228723526001" calcext:value-type="float">
            <text:p>0.09122872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911327.47648" calcext:value-type="float">
            <text:p>1455911327.47648</text:p>
          </table:table-cell>
          <table:table-cell office:value-type="float" office:value="1455911327.47666" calcext:value-type="float">
            <text:p>1455911327.47666</text:p>
          </table:table-cell>
          <table:table-cell office:value-type="float" office:value="7760" calcext:value-type="float">
            <text:p>7760</text:p>
          </table:table-cell>
          <table:table-cell table:formula="of:=[.B248]-[.B$2]" office:value-type="float" office:value="22.5465762615204" calcext:value-type="float">
            <text:p>22.5465762615</text:p>
          </table:table-cell>
          <table:table-cell table:formula="of:=[.D248]/([.E248]-[.E247])" office:value-type="float" office:value="84464.2683939545" calcext:value-type="float">
            <text:p>84464.2683939545</text:p>
          </table:table-cell>
          <table:table-cell table:formula="of:=[.E248]-[.E247]" office:value-type="float" office:value="0.0918731689453125" calcext:value-type="float">
            <text:p>0.09187316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911327.56854" calcext:value-type="float">
            <text:p>1455911327.56854</text:p>
          </table:table-cell>
          <table:table-cell office:value-type="float" office:value="1455911327.56871" calcext:value-type="float">
            <text:p>1455911327.56871</text:p>
          </table:table-cell>
          <table:table-cell office:value-type="float" office:value="7800" calcext:value-type="float">
            <text:p>7800</text:p>
          </table:table-cell>
          <table:table-cell table:formula="of:=[.B249]-[.B$2]" office:value-type="float" office:value="22.6386294364929" calcext:value-type="float">
            <text:p>22.6386294365</text:p>
          </table:table-cell>
          <table:table-cell table:formula="of:=[.D249]/([.E249]-[.E248])" office:value-type="float" office:value="84733.6336017446" calcext:value-type="float">
            <text:p>84733.6336017446</text:p>
          </table:table-cell>
          <table:table-cell table:formula="of:=[.E249]-[.E248]" office:value-type="float" office:value="0.0920531749725342" calcext:value-type="float">
            <text:p>0.0920531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911327.65987" calcext:value-type="float">
            <text:p>1455911327.65987</text:p>
          </table:table-cell>
          <table:table-cell office:value-type="float" office:value="1455911327.66004" calcext:value-type="float">
            <text:p>1455911327.66004</text:p>
          </table:table-cell>
          <table:table-cell office:value-type="float" office:value="7832" calcext:value-type="float">
            <text:p>7832</text:p>
          </table:table-cell>
          <table:table-cell table:formula="of:=[.B250]-[.B$2]" office:value-type="float" office:value="22.7299599647522" calcext:value-type="float">
            <text:p>22.7299599648</text:p>
          </table:table-cell>
          <table:table-cell table:formula="of:=[.D250]/([.E250]-[.E249])" office:value-type="float" office:value="85754.4585504401" calcext:value-type="float">
            <text:p>85754.4585504401</text:p>
          </table:table-cell>
          <table:table-cell table:formula="of:=[.E250]-[.E249]" office:value-type="float" office:value="0.0913305282592773" calcext:value-type="float">
            <text:p>0.09133052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911327.75201" calcext:value-type="float">
            <text:p>1455911327.75201</text:p>
          </table:table-cell>
          <table:table-cell office:value-type="float" office:value="1455911327.7522" calcext:value-type="float">
            <text:p>1455911327.7522</text:p>
          </table:table-cell>
          <table:table-cell office:value-type="float" office:value="7856" calcext:value-type="float">
            <text:p>7856</text:p>
          </table:table-cell>
          <table:table-cell table:formula="of:=[.B251]-[.B$2]" office:value-type="float" office:value="22.8220999240875" calcext:value-type="float">
            <text:p>22.8220999241</text:p>
          </table:table-cell>
          <table:table-cell table:formula="of:=[.D251]/([.E251]-[.E250])" office:value-type="float" office:value="85261.5961269255" calcext:value-type="float">
            <text:p>85261.5961269255</text:p>
          </table:table-cell>
          <table:table-cell table:formula="of:=[.E251]-[.E250]" office:value-type="float" office:value="0.0921399593353272" calcext:value-type="float">
            <text:p>0.09213995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911327.84347" calcext:value-type="float">
            <text:p>1455911327.84347</text:p>
          </table:table-cell>
          <table:table-cell office:value-type="float" office:value="1455911327.84364" calcext:value-type="float">
            <text:p>1455911327.84364</text:p>
          </table:table-cell>
          <table:table-cell office:value-type="float" office:value="7880" calcext:value-type="float">
            <text:p>7880</text:p>
          </table:table-cell>
          <table:table-cell table:formula="of:=[.B252]-[.B$2]" office:value-type="float" office:value="22.913560628891" calcext:value-type="float">
            <text:p>22.9135606289</text:p>
          </table:table-cell>
          <table:table-cell table:formula="of:=[.D252]/([.E252]-[.E251])" office:value-type="float" office:value="86157.2192881386" calcext:value-type="float">
            <text:p>86157.2192881386</text:p>
          </table:table-cell>
          <table:table-cell table:formula="of:=[.E252]-[.E251]" office:value-type="float" office:value="0.0914607048034668" calcext:value-type="float">
            <text:p>0.091460704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911327.93561" calcext:value-type="float">
            <text:p>1455911327.93561</text:p>
          </table:table-cell>
          <table:table-cell office:value-type="float" office:value="1455911327.93578" calcext:value-type="float">
            <text:p>1455911327.93578</text:p>
          </table:table-cell>
          <table:table-cell office:value-type="float" office:value="7888" calcext:value-type="float">
            <text:p>7888</text:p>
          </table:table-cell>
          <table:table-cell table:formula="of:=[.B253]-[.B$2]" office:value-type="float" office:value="23.0057013034821" calcext:value-type="float">
            <text:p>23.0057013035</text:p>
          </table:table-cell>
          <table:table-cell table:formula="of:=[.D253]/([.E253]-[.E252])" office:value-type="float" office:value="85608.2293190087" calcext:value-type="float">
            <text:p>85608.2293190087</text:p>
          </table:table-cell>
          <table:table-cell table:formula="of:=[.E253]-[.E252]" office:value-type="float" office:value="0.0921406745910645" calcext:value-type="float">
            <text:p>0.09214067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911328.02762" calcext:value-type="float">
            <text:p>1455911328.02762</text:p>
          </table:table-cell>
          <table:table-cell office:value-type="float" office:value="1455911328.02782" calcext:value-type="float">
            <text:p>1455911328.02782</text:p>
          </table:table-cell>
          <table:table-cell office:value-type="float" office:value="7888" calcext:value-type="float">
            <text:p>7888</text:p>
          </table:table-cell>
          <table:table-cell table:formula="of:=[.B254]-[.B$2]" office:value-type="float" office:value="23.0977146625519" calcext:value-type="float">
            <text:p>23.0977146626</text:p>
          </table:table-cell>
          <table:table-cell table:formula="of:=[.D254]/([.E254]-[.E253])" office:value-type="float" office:value="85726.6822963631" calcext:value-type="float">
            <text:p>85726.6822963631</text:p>
          </table:table-cell>
          <table:table-cell table:formula="of:=[.E254]-[.E253]" office:value-type="float" office:value="0.0920133590698242" calcext:value-type="float">
            <text:p>0.09201335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911328.11912" calcext:value-type="float">
            <text:p>1455911328.11912</text:p>
          </table:table-cell>
          <table:table-cell office:value-type="float" office:value="1455911328.11929" calcext:value-type="float">
            <text:p>1455911328.11929</text:p>
          </table:table-cell>
          <table:table-cell office:value-type="float" office:value="7888" calcext:value-type="float">
            <text:p>7888</text:p>
          </table:table-cell>
          <table:table-cell table:formula="of:=[.B255]-[.B$2]" office:value-type="float" office:value="23.1892099380493" calcext:value-type="float">
            <text:p>23.189209938</text:p>
          </table:table-cell>
          <table:table-cell table:formula="of:=[.D255]/([.E255]-[.E254])" office:value-type="float" office:value="86212.1017409364" calcext:value-type="float">
            <text:p>86212.1017409364</text:p>
          </table:table-cell>
          <table:table-cell table:formula="of:=[.E255]-[.E254]" office:value-type="float" office:value="0.0914952754974365" calcext:value-type="float">
            <text:p>0.09149527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911328.21219" calcext:value-type="float">
            <text:p>1455911328.21219</text:p>
          </table:table-cell>
          <table:table-cell office:value-type="float" office:value="1455911328.21235" calcext:value-type="float">
            <text:p>1455911328.21235</text:p>
          </table:table-cell>
          <table:table-cell office:value-type="float" office:value="7880" calcext:value-type="float">
            <text:p>7880</text:p>
          </table:table-cell>
          <table:table-cell table:formula="of:=[.B256]-[.B$2]" office:value-type="float" office:value="23.282279253006" calcext:value-type="float">
            <text:p>23.282279253</text:p>
          </table:table-cell>
          <table:table-cell table:formula="of:=[.D256]/([.E256]-[.E255])" office:value-type="float" office:value="84668.0778049037" calcext:value-type="float">
            <text:p>84668.0778049037</text:p>
          </table:table-cell>
          <table:table-cell table:formula="of:=[.E256]-[.E255]" office:value-type="float" office:value="0.093069314956665" calcext:value-type="float">
            <text:p>0.0930693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911328.30348" calcext:value-type="float">
            <text:p>1455911328.30348</text:p>
          </table:table-cell>
          <table:table-cell office:value-type="float" office:value="1455911328.30367" calcext:value-type="float">
            <text:p>1455911328.30367</text:p>
          </table:table-cell>
          <table:table-cell office:value-type="float" office:value="7864" calcext:value-type="float">
            <text:p>7864</text:p>
          </table:table-cell>
          <table:table-cell table:formula="of:=[.B257]-[.B$2]" office:value-type="float" office:value="23.373575925827" calcext:value-type="float">
            <text:p>23.3735759258</text:p>
          </table:table-cell>
          <table:table-cell table:formula="of:=[.D257]/([.E257]-[.E256])" office:value-type="float" office:value="86136.7644296809" calcext:value-type="float">
            <text:p>86136.7644296809</text:p>
          </table:table-cell>
          <table:table-cell table:formula="of:=[.E257]-[.E256]" office:value-type="float" office:value="0.0912966728210449" calcext:value-type="float">
            <text:p>0.09129667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911328.39744" calcext:value-type="float">
            <text:p>1455911328.39744</text:p>
          </table:table-cell>
          <table:table-cell office:value-type="float" office:value="1455911328.39766" calcext:value-type="float">
            <text:p>1455911328.39766</text:p>
          </table:table-cell>
          <table:table-cell office:value-type="float" office:value="7832" calcext:value-type="float">
            <text:p>7832</text:p>
          </table:table-cell>
          <table:table-cell table:formula="of:=[.B258]-[.B$2]" office:value-type="float" office:value="23.4675269126892" calcext:value-type="float">
            <text:p>23.4675269127</text:p>
          </table:table-cell>
          <table:table-cell table:formula="of:=[.D258]/([.E258]-[.E257])" office:value-type="float" office:value="83362.6155677196" calcext:value-type="float">
            <text:p>83362.6155677196</text:p>
          </table:table-cell>
          <table:table-cell table:formula="of:=[.E258]-[.E257]" office:value-type="float" office:value="0.0939509868621826" calcext:value-type="float">
            <text:p>0.093950986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911328.49618" calcext:value-type="float">
            <text:p>1455911328.49618</text:p>
          </table:table-cell>
          <table:table-cell office:value-type="float" office:value="1455911328.49636" calcext:value-type="float">
            <text:p>1455911328.49636</text:p>
          </table:table-cell>
          <table:table-cell office:value-type="float" office:value="7800" calcext:value-type="float">
            <text:p>7800</text:p>
          </table:table-cell>
          <table:table-cell table:formula="of:=[.B259]-[.B$2]" office:value-type="float" office:value="23.56627368927" calcext:value-type="float">
            <text:p>23.5662736893</text:p>
          </table:table-cell>
          <table:table-cell table:formula="of:=[.D259]/([.E259]-[.E258])" office:value-type="float" office:value="78989.9201784757" calcext:value-type="float">
            <text:p>78989.9201784757</text:p>
          </table:table-cell>
          <table:table-cell table:formula="of:=[.E259]-[.E258]" office:value-type="float" office:value="0.0987467765808106" calcext:value-type="float">
            <text:p>0.098746776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911328.58837" calcext:value-type="float">
            <text:p>1455911328.58837</text:p>
          </table:table-cell>
          <table:table-cell office:value-type="float" office:value="1455911328.58854" calcext:value-type="float">
            <text:p>1455911328.58854</text:p>
          </table:table-cell>
          <table:table-cell office:value-type="float" office:value="7760" calcext:value-type="float">
            <text:p>7760</text:p>
          </table:table-cell>
          <table:table-cell table:formula="of:=[.B260]-[.B$2]" office:value-type="float" office:value="23.6584568023682" calcext:value-type="float">
            <text:p>23.6584568024</text:p>
          </table:table-cell>
          <table:table-cell table:formula="of:=[.D260]/([.E260]-[.E259])" office:value-type="float" office:value="84180.2770507237" calcext:value-type="float">
            <text:p>84180.2770507237</text:p>
          </table:table-cell>
          <table:table-cell table:formula="of:=[.E260]-[.E259]" office:value-type="float" office:value="0.0921831130981445" calcext:value-type="float">
            <text:p>0.092183113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911328.6798" calcext:value-type="float">
            <text:p>1455911328.6798</text:p>
          </table:table-cell>
          <table:table-cell office:value-type="float" office:value="1455911328.67999" calcext:value-type="float">
            <text:p>1455911328.67999</text:p>
          </table:table-cell>
          <table:table-cell office:value-type="float" office:value="7712" calcext:value-type="float">
            <text:p>7712</text:p>
          </table:table-cell>
          <table:table-cell table:formula="of:=[.B261]-[.B$2]" office:value-type="float" office:value="23.7498865127563" calcext:value-type="float">
            <text:p>23.7498865128</text:p>
          </table:table-cell>
          <table:table-cell table:formula="of:=[.D261]/([.E261]-[.E260])" office:value-type="float" office:value="84348.9492338663" calcext:value-type="float">
            <text:p>84348.9492338663</text:p>
          </table:table-cell>
          <table:table-cell table:formula="of:=[.E261]-[.E260]" office:value-type="float" office:value="0.0914297103881836" calcext:value-type="float">
            <text:p>0.09142971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911328.77139" calcext:value-type="float">
            <text:p>1455911328.77139</text:p>
          </table:table-cell>
          <table:table-cell office:value-type="float" office:value="1455911328.77156" calcext:value-type="float">
            <text:p>1455911328.77156</text:p>
          </table:table-cell>
          <table:table-cell office:value-type="float" office:value="7656" calcext:value-type="float">
            <text:p>7656</text:p>
          </table:table-cell>
          <table:table-cell table:formula="of:=[.B262]-[.B$2]" office:value-type="float" office:value="23.8414807319641" calcext:value-type="float">
            <text:p>23.841480732</text:p>
          </table:table-cell>
          <table:table-cell table:formula="of:=[.D262]/([.E262]-[.E261])" office:value-type="float" office:value="83586.0610660794" calcext:value-type="float">
            <text:p>83586.0610660794</text:p>
          </table:table-cell>
          <table:table-cell table:formula="of:=[.E262]-[.E261]" office:value-type="float" office:value="0.0915942192077637" calcext:value-type="float">
            <text:p>0.09159421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911328.8635" calcext:value-type="float">
            <text:p>1455911328.8635</text:p>
          </table:table-cell>
          <table:table-cell office:value-type="float" office:value="1455911328.86366" calcext:value-type="float">
            <text:p>1455911328.86366</text:p>
          </table:table-cell>
          <table:table-cell office:value-type="float" office:value="7600" calcext:value-type="float">
            <text:p>7600</text:p>
          </table:table-cell>
          <table:table-cell table:formula="of:=[.B263]-[.B$2]" office:value-type="float" office:value="23.9335877895355" calcext:value-type="float">
            <text:p>23.9335877895</text:p>
          </table:table-cell>
          <table:table-cell table:formula="of:=[.D263]/([.E263]-[.E262])" office:value-type="float" office:value="82512.6781854656" calcext:value-type="float">
            <text:p>82512.6781854656</text:p>
          </table:table-cell>
          <table:table-cell table:formula="of:=[.E263]-[.E262]" office:value-type="float" office:value="0.0921070575714111" calcext:value-type="float">
            <text:p>0.092107057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911328.95487" calcext:value-type="float">
            <text:p>1455911328.95487</text:p>
          </table:table-cell>
          <table:table-cell office:value-type="float" office:value="1455911328.95505" calcext:value-type="float">
            <text:p>1455911328.95505</text:p>
          </table:table-cell>
          <table:table-cell office:value-type="float" office:value="7528" calcext:value-type="float">
            <text:p>7528</text:p>
          </table:table-cell>
          <table:table-cell table:formula="of:=[.B264]-[.B$2]" office:value-type="float" office:value="24.0249633789062" calcext:value-type="float">
            <text:p>24.0249633789</text:p>
          </table:table-cell>
          <table:table-cell table:formula="of:=[.D264]/([.E264]-[.E263])" office:value-type="float" office:value="82385.2415272259" calcext:value-type="float">
            <text:p>82385.2415272259</text:p>
          </table:table-cell>
          <table:table-cell table:formula="of:=[.E264]-[.E263]" office:value-type="float" office:value="0.0913755893707275" calcext:value-type="float">
            <text:p>0.09137558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911329.04811" calcext:value-type="float">
            <text:p>1455911329.04811</text:p>
          </table:table-cell>
          <table:table-cell office:value-type="float" office:value="1455911329.04828" calcext:value-type="float">
            <text:p>1455911329.04828</text:p>
          </table:table-cell>
          <table:table-cell office:value-type="float" office:value="7456" calcext:value-type="float">
            <text:p>7456</text:p>
          </table:table-cell>
          <table:table-cell table:formula="of:=[.B265]-[.B$2]" office:value-type="float" office:value="24.1182024478912" calcext:value-type="float">
            <text:p>24.1182024479</text:p>
          </table:table-cell>
          <table:table-cell table:formula="of:=[.D265]/([.E265]-[.E264])" office:value-type="float" office:value="79966.4784426437" calcext:value-type="float">
            <text:p>79966.4784426437</text:p>
          </table:table-cell>
          <table:table-cell table:formula="of:=[.E265]-[.E264]" office:value-type="float" office:value="0.0932390689849854" calcext:value-type="float">
            <text:p>0.09323906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911329.1398" calcext:value-type="float">
            <text:p>1455911329.1398</text:p>
          </table:table-cell>
          <table:table-cell office:value-type="float" office:value="1455911329.13997" calcext:value-type="float">
            <text:p>1455911329.13997</text:p>
          </table:table-cell>
          <table:table-cell office:value-type="float" office:value="7384" calcext:value-type="float">
            <text:p>7384</text:p>
          </table:table-cell>
          <table:table-cell table:formula="of:=[.B266]-[.B$2]" office:value-type="float" office:value="24.2098903656006" calcext:value-type="float">
            <text:p>24.2098903656</text:p>
          </table:table-cell>
          <table:table-cell table:formula="of:=[.D266]/([.E266]-[.E265])" office:value-type="float" office:value="80534.0570979829" calcext:value-type="float">
            <text:p>80534.0570979829</text:p>
          </table:table-cell>
          <table:table-cell table:formula="of:=[.E266]-[.E265]" office:value-type="float" office:value="0.0916879177093506" calcext:value-type="float">
            <text:p>0.09168791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911329.23192" calcext:value-type="float">
            <text:p>1455911329.23192</text:p>
          </table:table-cell>
          <table:table-cell office:value-type="float" office:value="1455911329.23209" calcext:value-type="float">
            <text:p>1455911329.23209</text:p>
          </table:table-cell>
          <table:table-cell office:value-type="float" office:value="7296" calcext:value-type="float">
            <text:p>7296</text:p>
          </table:table-cell>
          <table:table-cell table:formula="of:=[.B267]-[.B$2]" office:value-type="float" office:value="24.3020107746124" calcext:value-type="float">
            <text:p>24.3020107746</text:p>
          </table:table-cell>
          <table:table-cell table:formula="of:=[.D267]/([.E267]-[.E266])" office:value-type="float" office:value="79200.6904687342" calcext:value-type="float">
            <text:p>79200.6904687342</text:p>
          </table:table-cell>
          <table:table-cell table:formula="of:=[.E267]-[.E266]" office:value-type="float" office:value="0.0921204090118408" calcext:value-type="float">
            <text:p>0.0921204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911329.32296" calcext:value-type="float">
            <text:p>1455911329.32296</text:p>
          </table:table-cell>
          <table:table-cell office:value-type="float" office:value="1455911329.32313" calcext:value-type="float">
            <text:p>1455911329.32313</text:p>
          </table:table-cell>
          <table:table-cell office:value-type="float" office:value="7208" calcext:value-type="float">
            <text:p>7208</text:p>
          </table:table-cell>
          <table:table-cell table:formula="of:=[.B268]-[.B$2]" office:value-type="float" office:value="24.3930554389954" calcext:value-type="float">
            <text:p>24.393055439</text:p>
          </table:table-cell>
          <table:table-cell table:formula="of:=[.D268]/([.E268]-[.E267])" office:value-type="float" office:value="79169.9332284108" calcext:value-type="float">
            <text:p>79169.9332284108</text:p>
          </table:table-cell>
          <table:table-cell table:formula="of:=[.E268]-[.E267]" office:value-type="float" office:value="0.0910446643829346" calcext:value-type="float">
            <text:p>0.091044664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911329.41401" calcext:value-type="float">
            <text:p>1455911329.41401</text:p>
          </table:table-cell>
          <table:table-cell office:value-type="float" office:value="1455911329.41418" calcext:value-type="float">
            <text:p>1455911329.41418</text:p>
          </table:table-cell>
          <table:table-cell office:value-type="float" office:value="7120" calcext:value-type="float">
            <text:p>7120</text:p>
          </table:table-cell>
          <table:table-cell table:formula="of:=[.B269]-[.B$2]" office:value-type="float" office:value="24.4841034412384" calcext:value-type="float">
            <text:p>24.4841034412</text:p>
          </table:table-cell>
          <table:table-cell table:formula="of:=[.D269]/([.E269]-[.E268])" office:value-type="float" office:value="78200.5076947652" calcext:value-type="float">
            <text:p>78200.5076947652</text:p>
          </table:table-cell>
          <table:table-cell table:formula="of:=[.E269]-[.E268]" office:value-type="float" office:value="0.091048002243042" calcext:value-type="float">
            <text:p>0.091048002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911329.50601" calcext:value-type="float">
            <text:p>1455911329.50601</text:p>
          </table:table-cell>
          <table:table-cell office:value-type="float" office:value="1455911329.50618" calcext:value-type="float">
            <text:p>1455911329.50618</text:p>
          </table:table-cell>
          <table:table-cell office:value-type="float" office:value="7024" calcext:value-type="float">
            <text:p>7024</text:p>
          </table:table-cell>
          <table:table-cell table:formula="of:=[.B270]-[.B$2]" office:value-type="float" office:value="24.5760974884033" calcext:value-type="float">
            <text:p>24.5760974884</text:p>
          </table:table-cell>
          <table:table-cell table:formula="of:=[.D270]/([.E270]-[.E269])" office:value-type="float" office:value="76352.7664720319" calcext:value-type="float">
            <text:p>76352.7664720319</text:p>
          </table:table-cell>
          <table:table-cell table:formula="of:=[.E270]-[.E269]" office:value-type="float" office:value="0.091994047164917" calcext:value-type="float">
            <text:p>0.091994047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911329.59718" calcext:value-type="float">
            <text:p>1455911329.59718</text:p>
          </table:table-cell>
          <table:table-cell office:value-type="float" office:value="1455911329.59737" calcext:value-type="float">
            <text:p>1455911329.59737</text:p>
          </table:table-cell>
          <table:table-cell office:value-type="float" office:value="6920" calcext:value-type="float">
            <text:p>6920</text:p>
          </table:table-cell>
          <table:table-cell table:formula="of:=[.B271]-[.B$2]" office:value-type="float" office:value="24.6672751903534" calcext:value-type="float">
            <text:p>24.6672751904</text:p>
          </table:table-cell>
          <table:table-cell table:formula="of:=[.D271]/([.E271]-[.E270])" office:value-type="float" office:value="75895.7492018084" calcext:value-type="float">
            <text:p>75895.7492018084</text:p>
          </table:table-cell>
          <table:table-cell table:formula="of:=[.E271]-[.E270]" office:value-type="float" office:value="0.0911777019500732" calcext:value-type="float">
            <text:p>0.09117770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911329.6894" calcext:value-type="float">
            <text:p>1455911329.6894</text:p>
          </table:table-cell>
          <table:table-cell office:value-type="float" office:value="1455911329.68957" calcext:value-type="float">
            <text:p>1455911329.68957</text:p>
          </table:table-cell>
          <table:table-cell office:value-type="float" office:value="6816" calcext:value-type="float">
            <text:p>6816</text:p>
          </table:table-cell>
          <table:table-cell table:formula="of:=[.B272]-[.B$2]" office:value-type="float" office:value="24.7594938278198" calcext:value-type="float">
            <text:p>24.7594938278</text:p>
          </table:table-cell>
          <table:table-cell table:formula="of:=[.D272]/([.E272]-[.E271])" office:value-type="float" office:value="73911.3067299563" calcext:value-type="float">
            <text:p>73911.3067299563</text:p>
          </table:table-cell>
          <table:table-cell table:formula="of:=[.E272]-[.E271]" office:value-type="float" office:value="0.0922186374664307" calcext:value-type="float">
            <text:p>0.092218637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911329.78055" calcext:value-type="float">
            <text:p>1455911329.78055</text:p>
          </table:table-cell>
          <table:table-cell office:value-type="float" office:value="1455911329.78072" calcext:value-type="float">
            <text:p>1455911329.78072</text:p>
          </table:table-cell>
          <table:table-cell office:value-type="float" office:value="6712" calcext:value-type="float">
            <text:p>6712</text:p>
          </table:table-cell>
          <table:table-cell table:formula="of:=[.B273]-[.B$2]" office:value-type="float" office:value="24.8506410121918" calcext:value-type="float">
            <text:p>24.8506410122</text:p>
          </table:table-cell>
          <table:table-cell table:formula="of:=[.D273]/([.E273]-[.E272])" office:value-type="float" office:value="73639.1370314858" calcext:value-type="float">
            <text:p>73639.1370314858</text:p>
          </table:table-cell>
          <table:table-cell table:formula="of:=[.E273]-[.E272]" office:value-type="float" office:value="0.0911471843719482" calcext:value-type="float">
            <text:p>0.09114718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911329.87323" calcext:value-type="float">
            <text:p>1455911329.87323</text:p>
          </table:table-cell>
          <table:table-cell office:value-type="float" office:value="1455911329.8734" calcext:value-type="float">
            <text:p>1455911329.8734</text:p>
          </table:table-cell>
          <table:table-cell office:value-type="float" office:value="6600" calcext:value-type="float">
            <text:p>6600</text:p>
          </table:table-cell>
          <table:table-cell table:formula="of:=[.B274]-[.B$2]" office:value-type="float" office:value="24.9433188438415" calcext:value-type="float">
            <text:p>24.9433188438</text:p>
          </table:table-cell>
          <table:table-cell table:formula="of:=[.D274]/([.E274]-[.E273])" office:value-type="float" office:value="71214.441280205" calcext:value-type="float">
            <text:p>71214.441280205</text:p>
          </table:table-cell>
          <table:table-cell table:formula="of:=[.E274]-[.E273]" office:value-type="float" office:value="0.0926778316497803" calcext:value-type="float">
            <text:p>0.09267783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911329.96446" calcext:value-type="float">
            <text:p>1455911329.96446</text:p>
          </table:table-cell>
          <table:table-cell office:value-type="float" office:value="1455911329.96464" calcext:value-type="float">
            <text:p>1455911329.96464</text:p>
          </table:table-cell>
          <table:table-cell office:value-type="float" office:value="6488" calcext:value-type="float">
            <text:p>6488</text:p>
          </table:table-cell>
          <table:table-cell table:formula="of:=[.B275]-[.B$2]" office:value-type="float" office:value="25.0345561504364" calcext:value-type="float">
            <text:p>25.0345561504</text:p>
          </table:table-cell>
          <table:table-cell table:formula="of:=[.D275]/([.E275]-[.E274])" office:value-type="float" office:value="71111.2618526852" calcext:value-type="float">
            <text:p>71111.2618526852</text:p>
          </table:table-cell>
          <table:table-cell table:formula="of:=[.E275]-[.E274]" office:value-type="float" office:value="0.0912373065948486" calcext:value-type="float">
            <text:p>0.091237306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911330.0553" calcext:value-type="float">
            <text:p>1455911330.0553</text:p>
          </table:table-cell>
          <table:table-cell office:value-type="float" office:value="1455911330.05547" calcext:value-type="float">
            <text:p>1455911330.05547</text:p>
          </table:table-cell>
          <table:table-cell office:value-type="float" office:value="6376" calcext:value-type="float">
            <text:p>6376</text:p>
          </table:table-cell>
          <table:table-cell table:formula="of:=[.B276]-[.B$2]" office:value-type="float" office:value="25.1253926753998" calcext:value-type="float">
            <text:p>25.1253926754</text:p>
          </table:table-cell>
          <table:table-cell table:formula="of:=[.D276]/([.E276]-[.E275])" office:value-type="float" office:value="70192.0290606726" calcext:value-type="float">
            <text:p>70192.0290606726</text:p>
          </table:table-cell>
          <table:table-cell table:formula="of:=[.E276]-[.E275]" office:value-type="float" office:value="0.0908365249633789" calcext:value-type="float">
            <text:p>0.0908365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911330.1472" calcext:value-type="float">
            <text:p>1455911330.1472</text:p>
          </table:table-cell>
          <table:table-cell office:value-type="float" office:value="1455911330.14736" calcext:value-type="float">
            <text:p>1455911330.14736</text:p>
          </table:table-cell>
          <table:table-cell office:value-type="float" office:value="6264" calcext:value-type="float">
            <text:p>6264</text:p>
          </table:table-cell>
          <table:table-cell table:formula="of:=[.B277]-[.B$2]" office:value-type="float" office:value="25.2172880172729" calcext:value-type="float">
            <text:p>25.2172880173</text:p>
          </table:table-cell>
          <table:table-cell table:formula="of:=[.D277]/([.E277]-[.E276])" office:value-type="float" office:value="68164.4996614233" calcext:value-type="float">
            <text:p>68164.4996614233</text:p>
          </table:table-cell>
          <table:table-cell table:formula="of:=[.E277]-[.E276]" office:value-type="float" office:value="0.0918953418731689" calcext:value-type="float">
            <text:p>0.09189534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911330.2381" calcext:value-type="float">
            <text:p>1455911330.2381</text:p>
          </table:table-cell>
          <table:table-cell office:value-type="float" office:value="1455911330.23827" calcext:value-type="float">
            <text:p>1455911330.23827</text:p>
          </table:table-cell>
          <table:table-cell office:value-type="float" office:value="6152" calcext:value-type="float">
            <text:p>6152</text:p>
          </table:table-cell>
          <table:table-cell table:formula="of:=[.B278]-[.B$2]" office:value-type="float" office:value="25.3081884384155" calcext:value-type="float">
            <text:p>25.3081884384</text:p>
          </table:table-cell>
          <table:table-cell table:formula="of:=[.D278]/([.E278]-[.E277])" office:value-type="float" office:value="67678.4543203659" calcext:value-type="float">
            <text:p>67678.4543203659</text:p>
          </table:table-cell>
          <table:table-cell table:formula="of:=[.E278]-[.E277]" office:value-type="float" office:value="0.0909004211425781" calcext:value-type="float">
            <text:p>0.090900421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911330.33022" calcext:value-type="float">
            <text:p>1455911330.33022</text:p>
          </table:table-cell>
          <table:table-cell office:value-type="float" office:value="1455911330.33039" calcext:value-type="float">
            <text:p>1455911330.33039</text:p>
          </table:table-cell>
          <table:table-cell office:value-type="float" office:value="6032" calcext:value-type="float">
            <text:p>6032</text:p>
          </table:table-cell>
          <table:table-cell table:formula="of:=[.B279]-[.B$2]" office:value-type="float" office:value="25.4003114700317" calcext:value-type="float">
            <text:p>25.40031147</text:p>
          </table:table-cell>
          <table:table-cell table:formula="of:=[.D279]/([.E279]-[.E278])" office:value-type="float" office:value="65477.6541129216" calcext:value-type="float">
            <text:p>65477.6541129216</text:p>
          </table:table-cell>
          <table:table-cell table:formula="of:=[.E279]-[.E278]" office:value-type="float" office:value="0.0921230316162109" calcext:value-type="float">
            <text:p>0.09212303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911330.42147" calcext:value-type="float">
            <text:p>1455911330.42147</text:p>
          </table:table-cell>
          <table:table-cell office:value-type="float" office:value="1455911330.42164" calcext:value-type="float">
            <text:p>1455911330.42164</text:p>
          </table:table-cell>
          <table:table-cell office:value-type="float" office:value="5920" calcext:value-type="float">
            <text:p>5920</text:p>
          </table:table-cell>
          <table:table-cell table:formula="of:=[.B280]-[.B$2]" office:value-type="float" office:value="25.4915595054626" calcext:value-type="float">
            <text:p>25.4915595055</text:p>
          </table:table-cell>
          <table:table-cell table:formula="of:=[.D280]/([.E280]-[.E279])" office:value-type="float" office:value="64878.1091235936" calcext:value-type="float">
            <text:p>64878.1091235936</text:p>
          </table:table-cell>
          <table:table-cell table:formula="of:=[.E280]-[.E279]" office:value-type="float" office:value="0.0912480354309082" calcext:value-type="float">
            <text:p>0.091248035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911330.51285" calcext:value-type="float">
            <text:p>1455911330.51285</text:p>
          </table:table-cell>
          <table:table-cell office:value-type="float" office:value="1455911330.51303" calcext:value-type="float">
            <text:p>1455911330.51303</text:p>
          </table:table-cell>
          <table:table-cell office:value-type="float" office:value="5808" calcext:value-type="float">
            <text:p>5808</text:p>
          </table:table-cell>
          <table:table-cell table:formula="of:=[.B281]-[.B$2]" office:value-type="float" office:value="25.5829374790192" calcext:value-type="float">
            <text:p>25.582937479</text:p>
          </table:table-cell>
          <table:table-cell table:formula="of:=[.D281]/([.E281]-[.E280])" office:value-type="float" office:value="63560.1751050834" calcext:value-type="float">
            <text:p>63560.1751050834</text:p>
          </table:table-cell>
          <table:table-cell table:formula="of:=[.E281]-[.E280]" office:value-type="float" office:value="0.0913779735565186" calcext:value-type="float">
            <text:p>0.09137797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911330.60388" calcext:value-type="float">
            <text:p>1455911330.60388</text:p>
          </table:table-cell>
          <table:table-cell office:value-type="float" office:value="1455911330.60405" calcext:value-type="float">
            <text:p>1455911330.60405</text:p>
          </table:table-cell>
          <table:table-cell office:value-type="float" office:value="5696" calcext:value-type="float">
            <text:p>5696</text:p>
          </table:table-cell>
          <table:table-cell table:formula="of:=[.B282]-[.B$2]" office:value-type="float" office:value="25.6739690303802" calcext:value-type="float">
            <text:p>25.6739690304</text:p>
          </table:table-cell>
          <table:table-cell table:formula="of:=[.D282]/([.E282]-[.E281])" office:value-type="float" office:value="62571.7118387487" calcext:value-type="float">
            <text:p>62571.7118387487</text:p>
          </table:table-cell>
          <table:table-cell table:formula="of:=[.E282]-[.E281]" office:value-type="float" office:value="0.091031551361084" calcext:value-type="float">
            <text:p>0.09103155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911330.69513" calcext:value-type="float">
            <text:p>1455911330.69513</text:p>
          </table:table-cell>
          <table:table-cell office:value-type="float" office:value="1455911330.6953" calcext:value-type="float">
            <text:p>1455911330.6953</text:p>
          </table:table-cell>
          <table:table-cell office:value-type="float" office:value="5584" calcext:value-type="float">
            <text:p>5584</text:p>
          </table:table-cell>
          <table:table-cell table:formula="of:=[.B283]-[.B$2]" office:value-type="float" office:value="25.7652201652527" calcext:value-type="float">
            <text:p>25.7652201653</text:p>
          </table:table-cell>
          <table:table-cell table:formula="of:=[.D283]/([.E283]-[.E282])" office:value-type="float" office:value="61193.7594837159" calcext:value-type="float">
            <text:p>61193.7594837159</text:p>
          </table:table-cell>
          <table:table-cell table:formula="of:=[.E283]-[.E282]" office:value-type="float" office:value="0.0912511348724365" calcext:value-type="float">
            <text:p>0.09125113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911330.78733" calcext:value-type="float">
            <text:p>1455911330.78733</text:p>
          </table:table-cell>
          <table:table-cell office:value-type="float" office:value="1455911330.78751" calcext:value-type="float">
            <text:p>1455911330.78751</text:p>
          </table:table-cell>
          <table:table-cell office:value-type="float" office:value="5472" calcext:value-type="float">
            <text:p>5472</text:p>
          </table:table-cell>
          <table:table-cell table:formula="of:=[.B284]-[.B$2]" office:value-type="float" office:value="25.8574254512787" calcext:value-type="float">
            <text:p>25.8574254513</text:p>
          </table:table-cell>
          <table:table-cell table:formula="of:=[.D284]/([.E284]-[.E283])" office:value-type="float" office:value="59345.8383552647" calcext:value-type="float">
            <text:p>59345.8383552647</text:p>
          </table:table-cell>
          <table:table-cell table:formula="of:=[.E284]-[.E283]" office:value-type="float" office:value="0.092205286026001" calcext:value-type="float">
            <text:p>0.0922052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911330.8781" calcext:value-type="float">
            <text:p>1455911330.8781</text:p>
          </table:table-cell>
          <table:table-cell office:value-type="float" office:value="1455911330.87827" calcext:value-type="float">
            <text:p>1455911330.87827</text:p>
          </table:table-cell>
          <table:table-cell office:value-type="float" office:value="5368" calcext:value-type="float">
            <text:p>5368</text:p>
          </table:table-cell>
          <table:table-cell table:formula="of:=[.B285]-[.B$2]" office:value-type="float" office:value="25.9481892585754" calcext:value-type="float">
            <text:p>25.9481892586</text:p>
          </table:table-cell>
          <table:table-cell table:formula="of:=[.D285]/([.E285]-[.E284])" office:value-type="float" office:value="59142.5168233554" calcext:value-type="float">
            <text:p>59142.5168233554</text:p>
          </table:table-cell>
          <table:table-cell table:formula="of:=[.E285]-[.E284]" office:value-type="float" office:value="0.0907638072967529" calcext:value-type="float">
            <text:p>0.09076380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911330.97006" calcext:value-type="float">
            <text:p>1455911330.97006</text:p>
          </table:table-cell>
          <table:table-cell office:value-type="float" office:value="1455911330.97023" calcext:value-type="float">
            <text:p>1455911330.97023</text:p>
          </table:table-cell>
          <table:table-cell office:value-type="float" office:value="5264" calcext:value-type="float">
            <text:p>5264</text:p>
          </table:table-cell>
          <table:table-cell table:formula="of:=[.B286]-[.B$2]" office:value-type="float" office:value="26.0401566028595" calcext:value-type="float">
            <text:p>26.0401566029</text:p>
          </table:table-cell>
          <table:table-cell table:formula="of:=[.D286]/([.E286]-[.E285])" office:value-type="float" office:value="57237.7080253747" calcext:value-type="float">
            <text:p>57237.7080253747</text:p>
          </table:table-cell>
          <table:table-cell table:formula="of:=[.E286]-[.E285]" office:value-type="float" office:value="0.0919673442840576" calcext:value-type="float">
            <text:p>0.091967344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911331.06085" calcext:value-type="float">
            <text:p>1455911331.06085</text:p>
          </table:table-cell>
          <table:table-cell office:value-type="float" office:value="1455911331.06102" calcext:value-type="float">
            <text:p>1455911331.06102</text:p>
          </table:table-cell>
          <table:table-cell office:value-type="float" office:value="5160" calcext:value-type="float">
            <text:p>5160</text:p>
          </table:table-cell>
          <table:table-cell table:formula="of:=[.B287]-[.B$2]" office:value-type="float" office:value="26.1309382915497" calcext:value-type="float">
            <text:p>26.1309382915</text:p>
          </table:table-cell>
          <table:table-cell table:formula="of:=[.D287]/([.E287]-[.E286])" office:value-type="float" office:value="56839.6564819338" calcext:value-type="float">
            <text:p>56839.6564819338</text:p>
          </table:table-cell>
          <table:table-cell table:formula="of:=[.E287]-[.E286]" office:value-type="float" office:value="0.0907816886901856" calcext:value-type="float">
            <text:p>0.09078168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911331.15271" calcext:value-type="float">
            <text:p>1455911331.15271</text:p>
          </table:table-cell>
          <table:table-cell office:value-type="float" office:value="1455911331.15288" calcext:value-type="float">
            <text:p>1455911331.15288</text:p>
          </table:table-cell>
          <table:table-cell office:value-type="float" office:value="5064" calcext:value-type="float">
            <text:p>5064</text:p>
          </table:table-cell>
          <table:table-cell table:formula="of:=[.B288]-[.B$2]" office:value-type="float" office:value="26.2228014469147" calcext:value-type="float">
            <text:p>26.2228014469</text:p>
          </table:table-cell>
          <table:table-cell table:formula="of:=[.D288]/([.E288]-[.E287])" office:value-type="float" office:value="55125.4741890777" calcext:value-type="float">
            <text:p>55125.4741890777</text:p>
          </table:table-cell>
          <table:table-cell table:formula="of:=[.E288]-[.E287]" office:value-type="float" office:value="0.0918631553649902" calcext:value-type="float">
            <text:p>0.091863155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911331.24371" calcext:value-type="float">
            <text:p>1455911331.24371</text:p>
          </table:table-cell>
          <table:table-cell office:value-type="float" office:value="1455911331.24388" calcext:value-type="float">
            <text:p>1455911331.24388</text:p>
          </table:table-cell>
          <table:table-cell office:value-type="float" office:value="4976" calcext:value-type="float">
            <text:p>4976</text:p>
          </table:table-cell>
          <table:table-cell table:formula="of:=[.B289]-[.B$2]" office:value-type="float" office:value="26.3137979507446" calcext:value-type="float">
            <text:p>26.3137979507</text:p>
          </table:table-cell>
          <table:table-cell table:formula="of:=[.D289]/([.E289]-[.E288])" office:value-type="float" office:value="54683.4195882798" calcext:value-type="float">
            <text:p>54683.4195882798</text:p>
          </table:table-cell>
          <table:table-cell table:formula="of:=[.E289]-[.E288]" office:value-type="float" office:value="0.0909965038299561" calcext:value-type="float">
            <text:p>0.09099650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911331.33453" calcext:value-type="float">
            <text:p>1455911331.33453</text:p>
          </table:table-cell>
          <table:table-cell office:value-type="float" office:value="1455911331.3347" calcext:value-type="float">
            <text:p>1455911331.3347</text:p>
          </table:table-cell>
          <table:table-cell office:value-type="float" office:value="4888" calcext:value-type="float">
            <text:p>4888</text:p>
          </table:table-cell>
          <table:table-cell table:formula="of:=[.B290]-[.B$2]" office:value-type="float" office:value="26.404620885849" calcext:value-type="float">
            <text:p>26.4046208858</text:p>
          </table:table-cell>
          <table:table-cell table:formula="of:=[.D290]/([.E290]-[.E289])" office:value-type="float" office:value="53819.0050165512" calcext:value-type="float">
            <text:p>53819.0050165512</text:p>
          </table:table-cell>
          <table:table-cell table:formula="of:=[.E290]-[.E289]" office:value-type="float" office:value="0.0908229351043701" calcext:value-type="float">
            <text:p>0.09082293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911331.42632" calcext:value-type="float">
            <text:p>1455911331.42632</text:p>
          </table:table-cell>
          <table:table-cell office:value-type="float" office:value="1455911331.42651" calcext:value-type="float">
            <text:p>1455911331.42651</text:p>
          </table:table-cell>
          <table:table-cell office:value-type="float" office:value="4800" calcext:value-type="float">
            <text:p>4800</text:p>
          </table:table-cell>
          <table:table-cell table:formula="of:=[.B291]-[.B$2]" office:value-type="float" office:value="26.4964122772217" calcext:value-type="float">
            <text:p>26.4964122772</text:p>
          </table:table-cell>
          <table:table-cell table:formula="of:=[.D291]/([.E291]-[.E290])" office:value-type="float" office:value="52292.4854740637" calcext:value-type="float">
            <text:p>52292.4854740637</text:p>
          </table:table-cell>
          <table:table-cell table:formula="of:=[.E291]-[.E290]" office:value-type="float" office:value="0.0917913913726807" calcext:value-type="float">
            <text:p>0.09179139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911331.51718" calcext:value-type="float">
            <text:p>1455911331.51718</text:p>
          </table:table-cell>
          <table:table-cell office:value-type="float" office:value="1455911331.51735" calcext:value-type="float">
            <text:p>1455911331.51735</text:p>
          </table:table-cell>
          <table:table-cell office:value-type="float" office:value="4728" calcext:value-type="float">
            <text:p>4728</text:p>
          </table:table-cell>
          <table:table-cell table:formula="of:=[.B292]-[.B$2]" office:value-type="float" office:value="26.5872702598572" calcext:value-type="float">
            <text:p>26.5872702599</text:p>
          </table:table-cell>
          <table:table-cell table:formula="of:=[.D292]/([.E292]-[.E291])" office:value-type="float" office:value="52037.2548768519" calcext:value-type="float">
            <text:p>52037.2548768519</text:p>
          </table:table-cell>
          <table:table-cell table:formula="of:=[.E292]-[.E291]" office:value-type="float" office:value="0.0908579826354981" calcext:value-type="float">
            <text:p>0.09085798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911331.60992" calcext:value-type="float">
            <text:p>1455911331.60992</text:p>
          </table:table-cell>
          <table:table-cell office:value-type="float" office:value="1455911331.6101" calcext:value-type="float">
            <text:p>1455911331.6101</text:p>
          </table:table-cell>
          <table:table-cell office:value-type="float" office:value="4656" calcext:value-type="float">
            <text:p>4656</text:p>
          </table:table-cell>
          <table:table-cell table:formula="of:=[.B293]-[.B$2]" office:value-type="float" office:value="26.6800110340118" calcext:value-type="float">
            <text:p>26.680011034</text:p>
          </table:table-cell>
          <table:table-cell table:formula="of:=[.D293]/([.E293]-[.E292])" office:value-type="float" office:value="50204.4547550921" calcext:value-type="float">
            <text:p>50204.4547550921</text:p>
          </table:table-cell>
          <table:table-cell table:formula="of:=[.E293]-[.E292]" office:value-type="float" office:value="0.0927407741546631" calcext:value-type="float">
            <text:p>0.09274077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911331.70111" calcext:value-type="float">
            <text:p>1455911331.70111</text:p>
          </table:table-cell>
          <table:table-cell office:value-type="float" office:value="1455911331.70128" calcext:value-type="float">
            <text:p>1455911331.70128</text:p>
          </table:table-cell>
          <table:table-cell office:value-type="float" office:value="4584" calcext:value-type="float">
            <text:p>4584</text:p>
          </table:table-cell>
          <table:table-cell table:formula="of:=[.B294]-[.B$2]" office:value-type="float" office:value="26.771201133728" calcext:value-type="float">
            <text:p>26.7712011337</text:p>
          </table:table-cell>
          <table:table-cell table:formula="of:=[.D294]/([.E294]-[.E293])" office:value-type="float" office:value="50268.6148415992" calcext:value-type="float">
            <text:p>50268.6148415992</text:p>
          </table:table-cell>
          <table:table-cell table:formula="of:=[.E294]-[.E293]" office:value-type="float" office:value="0.0911900997161865" calcext:value-type="float">
            <text:p>0.09119009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911331.79297" calcext:value-type="float">
            <text:p>1455911331.79297</text:p>
          </table:table-cell>
          <table:table-cell office:value-type="float" office:value="1455911331.79314" calcext:value-type="float">
            <text:p>1455911331.79314</text:p>
          </table:table-cell>
          <table:table-cell office:value-type="float" office:value="4528" calcext:value-type="float">
            <text:p>4528</text:p>
          </table:table-cell>
          <table:table-cell table:formula="of:=[.B295]-[.B$2]" office:value-type="float" office:value="26.8630623817444" calcext:value-type="float">
            <text:p>26.8630623817</text:p>
          </table:table-cell>
          <table:table-cell table:formula="of:=[.D295]/([.E295]-[.E294])" office:value-type="float" office:value="49291.7317996128" calcext:value-type="float">
            <text:p>49291.7317996128</text:p>
          </table:table-cell>
          <table:table-cell table:formula="of:=[.E295]-[.E294]" office:value-type="float" office:value="0.0918612480163574" calcext:value-type="float">
            <text:p>0.09186124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911331.88397" calcext:value-type="float">
            <text:p>1455911331.88397</text:p>
          </table:table-cell>
          <table:table-cell office:value-type="float" office:value="1455911331.88414" calcext:value-type="float">
            <text:p>1455911331.88414</text:p>
          </table:table-cell>
          <table:table-cell office:value-type="float" office:value="4472" calcext:value-type="float">
            <text:p>4472</text:p>
          </table:table-cell>
          <table:table-cell table:formula="of:=[.B296]-[.B$2]" office:value-type="float" office:value="26.9540655612946" calcext:value-type="float">
            <text:p>26.9540655613</text:p>
          </table:table-cell>
          <table:table-cell table:formula="of:=[.D296]/([.E296]-[.E295])" office:value-type="float" office:value="49141.140145928" calcext:value-type="float">
            <text:p>49141.140145928</text:p>
          </table:table-cell>
          <table:table-cell table:formula="of:=[.E296]-[.E295]" office:value-type="float" office:value="0.0910031795501709" calcext:value-type="float">
            <text:p>0.09100317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911331.97448" calcext:value-type="float">
            <text:p>1455911331.97448</text:p>
          </table:table-cell>
          <table:table-cell office:value-type="float" office:value="1455911331.97466" calcext:value-type="float">
            <text:p>1455911331.97466</text:p>
          </table:table-cell>
          <table:table-cell office:value-type="float" office:value="4424" calcext:value-type="float">
            <text:p>4424</text:p>
          </table:table-cell>
          <table:table-cell table:formula="of:=[.B297]-[.B$2]" office:value-type="float" office:value="27.0445754528046" calcext:value-type="float">
            <text:p>27.0445754528</text:p>
          </table:table-cell>
          <table:table-cell table:formula="of:=[.D297]/([.E297]-[.E296])" office:value-type="float" office:value="48878.6355412959" calcext:value-type="float">
            <text:p>48878.6355412959</text:p>
          </table:table-cell>
          <table:table-cell table:formula="of:=[.E297]-[.E296]" office:value-type="float" office:value="0.0905098915100098" calcext:value-type="float">
            <text:p>0.09050989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911332.0663" calcext:value-type="float">
            <text:p>1455911332.0663</text:p>
          </table:table-cell>
          <table:table-cell office:value-type="float" office:value="1455911332.06647" calcext:value-type="float">
            <text:p>1455911332.06647</text:p>
          </table:table-cell>
          <table:table-cell office:value-type="float" office:value="4384" calcext:value-type="float">
            <text:p>4384</text:p>
          </table:table-cell>
          <table:table-cell table:formula="of:=[.B298]-[.B$2]" office:value-type="float" office:value="27.1363914012909" calcext:value-type="float">
            <text:p>27.1363914013</text:p>
          </table:table-cell>
          <table:table-cell table:formula="of:=[.D298]/([.E298]-[.E297])" office:value-type="float" office:value="47747.6960405501" calcext:value-type="float">
            <text:p>47747.6960405501</text:p>
          </table:table-cell>
          <table:table-cell table:formula="of:=[.E298]-[.E297]" office:value-type="float" office:value="0.0918159484863281" calcext:value-type="float">
            <text:p>0.091815948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911332.15703" calcext:value-type="float">
            <text:p>1455911332.15703</text:p>
          </table:table-cell>
          <table:table-cell office:value-type="float" office:value="1455911332.15719" calcext:value-type="float">
            <text:p>1455911332.15719</text:p>
          </table:table-cell>
          <table:table-cell office:value-type="float" office:value="4352" calcext:value-type="float">
            <text:p>4352</text:p>
          </table:table-cell>
          <table:table-cell table:formula="of:=[.B299]-[.B$2]" office:value-type="float" office:value="27.2271165847778" calcext:value-type="float">
            <text:p>27.2271165848</text:p>
          </table:table-cell>
          <table:table-cell table:formula="of:=[.D299]/([.E299]-[.E298])" office:value-type="float" office:value="47969.0404883728" calcext:value-type="float">
            <text:p>47969.0404883728</text:p>
          </table:table-cell>
          <table:table-cell table:formula="of:=[.E299]-[.E298]" office:value-type="float" office:value="0.0907251834869385" calcext:value-type="float">
            <text:p>0.090725183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911332.24875" calcext:value-type="float">
            <text:p>1455911332.24875</text:p>
          </table:table-cell>
          <table:table-cell office:value-type="float" office:value="1455911332.24892" calcext:value-type="float">
            <text:p>1455911332.24892</text:p>
          </table:table-cell>
          <table:table-cell office:value-type="float" office:value="4328" calcext:value-type="float">
            <text:p>4328</text:p>
          </table:table-cell>
          <table:table-cell table:formula="of:=[.B300]-[.B$2]" office:value-type="float" office:value="27.3188405036926" calcext:value-type="float">
            <text:p>27.3188405037</text:p>
          </table:table-cell>
          <table:table-cell table:formula="of:=[.D300]/([.E300]-[.E299])" office:value-type="float" office:value="47185.0750731705" calcext:value-type="float">
            <text:p>47185.0750731705</text:p>
          </table:table-cell>
          <table:table-cell table:formula="of:=[.E300]-[.E299]" office:value-type="float" office:value="0.0917239189147949" calcext:value-type="float">
            <text:p>0.09172391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911332.33967" calcext:value-type="float">
            <text:p>1455911332.33967</text:p>
          </table:table-cell>
          <table:table-cell office:value-type="float" office:value="1455911332.33986" calcext:value-type="float">
            <text:p>1455911332.33986</text:p>
          </table:table-cell>
          <table:table-cell office:value-type="float" office:value="4312" calcext:value-type="float">
            <text:p>4312</text:p>
          </table:table-cell>
          <table:table-cell table:formula="of:=[.B301]-[.B$2]" office:value-type="float" office:value="27.4097647666931" calcext:value-type="float">
            <text:p>27.4097647667</text:p>
          </table:table-cell>
          <table:table-cell table:formula="of:=[.D301]/([.E301]-[.E300])" office:value-type="float" office:value="47424.0852518853" calcext:value-type="float">
            <text:p>47424.0852518853</text:p>
          </table:table-cell>
          <table:table-cell table:formula="of:=[.E301]-[.E300]" office:value-type="float" office:value="0.0909242630004883" calcext:value-type="float">
            <text:p>0.0909242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911332.43193" calcext:value-type="float">
            <text:p>1455911332.43193</text:p>
          </table:table-cell>
          <table:table-cell office:value-type="float" office:value="1455911332.43211" calcext:value-type="float">
            <text:p>1455911332.43211</text:p>
          </table:table-cell>
          <table:table-cell office:value-type="float" office:value="4296" calcext:value-type="float">
            <text:p>4296</text:p>
          </table:table-cell>
          <table:table-cell table:formula="of:=[.B302]-[.B$2]" office:value-type="float" office:value="27.5020236968994" calcext:value-type="float">
            <text:p>27.5020236969</text:p>
          </table:table-cell>
          <table:table-cell table:formula="of:=[.D302]/([.E302]-[.E301])" office:value-type="float" office:value="46564.5980328818" calcext:value-type="float">
            <text:p>46564.5980328818</text:p>
          </table:table-cell>
          <table:table-cell table:formula="of:=[.E302]-[.E301]" office:value-type="float" office:value="0.0922589302062988" calcext:value-type="float">
            <text:p>0.09225893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911332.52288" calcext:value-type="float">
            <text:p>1455911332.52288</text:p>
          </table:table-cell>
          <table:table-cell office:value-type="float" office:value="1455911332.52305" calcext:value-type="float">
            <text:p>1455911332.52305</text:p>
          </table:table-cell>
          <table:table-cell office:value-type="float" office:value="4296" calcext:value-type="float">
            <text:p>4296</text:p>
          </table:table-cell>
          <table:table-cell table:formula="of:=[.B303]-[.B$2]" office:value-type="float" office:value="27.5929682254791" calcext:value-type="float">
            <text:p>27.5929682255</text:p>
          </table:table-cell>
          <table:table-cell table:formula="of:=[.D303]/([.E303]-[.E302])" office:value-type="float" office:value="47237.5861098076" calcext:value-type="float">
            <text:p>47237.5861098076</text:p>
          </table:table-cell>
          <table:table-cell table:formula="of:=[.E303]-[.E302]" office:value-type="float" office:value="0.0909445285797119" calcext:value-type="float">
            <text:p>0.090944528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911332.61366" calcext:value-type="float">
            <text:p>1455911332.61366</text:p>
          </table:table-cell>
          <table:table-cell office:value-type="float" office:value="1455911332.61383" calcext:value-type="float">
            <text:p>1455911332.61383</text:p>
          </table:table-cell>
          <table:table-cell office:value-type="float" office:value="4296" calcext:value-type="float">
            <text:p>4296</text:p>
          </table:table-cell>
          <table:table-cell table:formula="of:=[.B304]-[.B$2]" office:value-type="float" office:value="27.6837477684021" calcext:value-type="float">
            <text:p>27.6837477684</text:p>
          </table:table-cell>
          <table:table-cell table:formula="of:=[.D304]/([.E304]-[.E303])" office:value-type="float" office:value="47323.4372158621" calcext:value-type="float">
            <text:p>47323.4372158621</text:p>
          </table:table-cell>
          <table:table-cell table:formula="of:=[.E304]-[.E303]" office:value-type="float" office:value="0.0907795429229736" calcext:value-type="float">
            <text:p>0.090779542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911332.70535" calcext:value-type="float">
            <text:p>1455911332.70535</text:p>
          </table:table-cell>
          <table:table-cell office:value-type="float" office:value="1455911332.70552" calcext:value-type="float">
            <text:p>1455911332.70552</text:p>
          </table:table-cell>
          <table:table-cell office:value-type="float" office:value="4304" calcext:value-type="float">
            <text:p>4304</text:p>
          </table:table-cell>
          <table:table-cell table:formula="of:=[.B305]-[.B$2]" office:value-type="float" office:value="27.7754435539246" calcext:value-type="float">
            <text:p>27.7754435539</text:p>
          </table:table-cell>
          <table:table-cell table:formula="of:=[.D305]/([.E305]-[.E304])" office:value-type="float" office:value="46937.8169942798" calcext:value-type="float">
            <text:p>46937.8169942798</text:p>
          </table:table-cell>
          <table:table-cell table:formula="of:=[.E305]-[.E304]" office:value-type="float" office:value="0.0916957855224609" calcext:value-type="float">
            <text:p>0.09169578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911332.79641" calcext:value-type="float">
            <text:p>1455911332.79641</text:p>
          </table:table-cell>
          <table:table-cell office:value-type="float" office:value="1455911332.79658" calcext:value-type="float">
            <text:p>1455911332.79658</text:p>
          </table:table-cell>
          <table:table-cell office:value-type="float" office:value="4320" calcext:value-type="float">
            <text:p>4320</text:p>
          </table:table-cell>
          <table:table-cell table:formula="of:=[.B306]-[.B$2]" office:value-type="float" office:value="27.8665058612823" calcext:value-type="float">
            <text:p>27.8665058613</text:p>
          </table:table-cell>
          <table:table-cell table:formula="of:=[.D306]/([.E306]-[.E305])" office:value-type="float" office:value="47440.0454518083" calcext:value-type="float">
            <text:p>47440.0454518083</text:p>
          </table:table-cell>
          <table:table-cell table:formula="of:=[.E306]-[.E305]" office:value-type="float" office:value="0.0910623073577881" calcext:value-type="float">
            <text:p>0.091062307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911332.88845" calcext:value-type="float">
            <text:p>1455911332.88845</text:p>
          </table:table-cell>
          <table:table-cell office:value-type="float" office:value="1455911332.88887" calcext:value-type="float">
            <text:p>1455911332.88887</text:p>
          </table:table-cell>
          <table:table-cell office:value-type="float" office:value="4344" calcext:value-type="float">
            <text:p>4344</text:p>
          </table:table-cell>
          <table:table-cell table:formula="of:=[.B307]-[.B$2]" office:value-type="float" office:value="27.9585449695587" calcext:value-type="float">
            <text:p>27.9585449696</text:p>
          </table:table-cell>
          <table:table-cell table:formula="of:=[.D307]/([.E307]-[.E306])" office:value-type="float" office:value="47197.3281939695" calcext:value-type="float">
            <text:p>47197.3281939695</text:p>
          </table:table-cell>
          <table:table-cell table:formula="of:=[.E307]-[.E306]" office:value-type="float" office:value="0.0920391082763672" calcext:value-type="float">
            <text:p>0.09203910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911332.97944" calcext:value-type="float">
            <text:p>1455911332.97944</text:p>
          </table:table-cell>
          <table:table-cell office:value-type="float" office:value="1455911332.97968" calcext:value-type="float">
            <text:p>1455911332.97968</text:p>
          </table:table-cell>
          <table:table-cell office:value-type="float" office:value="4376" calcext:value-type="float">
            <text:p>4376</text:p>
          </table:table-cell>
          <table:table-cell table:formula="of:=[.B308]-[.B$2]" office:value-type="float" office:value="28.0495357513428" calcext:value-type="float">
            <text:p>28.0495357513</text:p>
          </table:table-cell>
          <table:table-cell table:formula="of:=[.D308]/([.E308]-[.E307])" office:value-type="float" office:value="48092.7838424915" calcext:value-type="float">
            <text:p>48092.7838424915</text:p>
          </table:table-cell>
          <table:table-cell table:formula="of:=[.E308]-[.E307]" office:value-type="float" office:value="0.0909907817840576" calcext:value-type="float">
            <text:p>0.09099078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911333.07119" calcext:value-type="float">
            <text:p>1455911333.07119</text:p>
          </table:table-cell>
          <table:table-cell office:value-type="float" office:value="1455911333.07142" calcext:value-type="float">
            <text:p>1455911333.07142</text:p>
          </table:table-cell>
          <table:table-cell office:value-type="float" office:value="4416" calcext:value-type="float">
            <text:p>4416</text:p>
          </table:table-cell>
          <table:table-cell table:formula="of:=[.B309]-[.B$2]" office:value-type="float" office:value="28.1412796974182" calcext:value-type="float">
            <text:p>28.1412796974</text:p>
          </table:table-cell>
          <table:table-cell table:formula="of:=[.D309]/([.E309]-[.E308])" office:value-type="float" office:value="48133.9662059968" calcext:value-type="float">
            <text:p>48133.9662059968</text:p>
          </table:table-cell>
          <table:table-cell table:formula="of:=[.E309]-[.E308]" office:value-type="float" office:value="0.0917439460754395" calcext:value-type="float">
            <text:p>0.091743946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911333.16178" calcext:value-type="float">
            <text:p>1455911333.16178</text:p>
          </table:table-cell>
          <table:table-cell office:value-type="float" office:value="1455911333.16195" calcext:value-type="float">
            <text:p>1455911333.16195</text:p>
          </table:table-cell>
          <table:table-cell office:value-type="float" office:value="4464" calcext:value-type="float">
            <text:p>4464</text:p>
          </table:table-cell>
          <table:table-cell table:formula="of:=[.B310]-[.B$2]" office:value-type="float" office:value="28.2318727970123" calcext:value-type="float">
            <text:p>28.231872797</text:p>
          </table:table-cell>
          <table:table-cell table:formula="of:=[.D310]/([.E310]-[.E309])" office:value-type="float" office:value="49275.2761523784" calcext:value-type="float">
            <text:p>49275.2761523784</text:p>
          </table:table-cell>
          <table:table-cell table:formula="of:=[.E310]-[.E309]" office:value-type="float" office:value="0.0905930995941162" calcext:value-type="float">
            <text:p>0.09059309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911333.25254" calcext:value-type="float">
            <text:p>1455911333.25254</text:p>
          </table:table-cell>
          <table:table-cell office:value-type="float" office:value="1455911333.25273" calcext:value-type="float">
            <text:p>1455911333.25273</text:p>
          </table:table-cell>
          <table:table-cell office:value-type="float" office:value="4512" calcext:value-type="float">
            <text:p>4512</text:p>
          </table:table-cell>
          <table:table-cell table:formula="of:=[.B311]-[.B$2]" office:value-type="float" office:value="28.3226296901703" calcext:value-type="float">
            <text:p>28.3226296902</text:p>
          </table:table-cell>
          <table:table-cell table:formula="of:=[.D311]/([.E311]-[.E310])" office:value-type="float" office:value="49715.2320116008" calcext:value-type="float">
            <text:p>49715.2320116008</text:p>
          </table:table-cell>
          <table:table-cell table:formula="of:=[.E311]-[.E310]" office:value-type="float" office:value="0.090756893157959" calcext:value-type="float">
            <text:p>0.090756893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911333.34505" calcext:value-type="float">
            <text:p>1455911333.34505</text:p>
          </table:table-cell>
          <table:table-cell office:value-type="float" office:value="1455911333.34522" calcext:value-type="float">
            <text:p>1455911333.34522</text:p>
          </table:table-cell>
          <table:table-cell office:value-type="float" office:value="4576" calcext:value-type="float">
            <text:p>4576</text:p>
          </table:table-cell>
          <table:table-cell table:formula="of:=[.B312]-[.B$2]" office:value-type="float" office:value="28.4151434898376" calcext:value-type="float">
            <text:p>28.4151434898</text:p>
          </table:table-cell>
          <table:table-cell table:formula="of:=[.D312]/([.E312]-[.E311])" office:value-type="float" office:value="49462.891119524" calcext:value-type="float">
            <text:p>49462.891119524</text:p>
          </table:table-cell>
          <table:table-cell table:formula="of:=[.E312]-[.E311]" office:value-type="float" office:value="0.0925137996673584" calcext:value-type="float">
            <text:p>0.092513799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911333.43604" calcext:value-type="float">
            <text:p>1455911333.43604</text:p>
          </table:table-cell>
          <table:table-cell office:value-type="float" office:value="1455911333.43621" calcext:value-type="float">
            <text:p>1455911333.43621</text:p>
          </table:table-cell>
          <table:table-cell office:value-type="float" office:value="4640" calcext:value-type="float">
            <text:p>4640</text:p>
          </table:table-cell>
          <table:table-cell table:formula="of:=[.B313]-[.B$2]" office:value-type="float" office:value="28.5061328411102" calcext:value-type="float">
            <text:p>28.5061328411</text:p>
          </table:table-cell>
          <table:table-cell table:formula="of:=[.D313]/([.E313]-[.E312])" office:value-type="float" office:value="50994.9783694977" calcext:value-type="float">
            <text:p>50994.9783694977</text:p>
          </table:table-cell>
          <table:table-cell table:formula="of:=[.E313]-[.E312]" office:value-type="float" office:value="0.090989351272583" calcext:value-type="float">
            <text:p>0.09098935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911333.52801" calcext:value-type="float">
            <text:p>1455911333.52801</text:p>
          </table:table-cell>
          <table:table-cell office:value-type="float" office:value="1455911333.52818" calcext:value-type="float">
            <text:p>1455911333.52818</text:p>
          </table:table-cell>
          <table:table-cell office:value-type="float" office:value="4712" calcext:value-type="float">
            <text:p>4712</text:p>
          </table:table-cell>
          <table:table-cell table:formula="of:=[.B314]-[.B$2]" office:value-type="float" office:value="28.5980985164642" calcext:value-type="float">
            <text:p>28.5980985165</text:p>
          </table:table-cell>
          <table:table-cell table:formula="of:=[.D314]/([.E314]-[.E313])" office:value-type="float" office:value="51236.5073367001" calcext:value-type="float">
            <text:p>51236.5073367001</text:p>
          </table:table-cell>
          <table:table-cell table:formula="of:=[.E314]-[.E313]" office:value-type="float" office:value="0.0919656753540039" calcext:value-type="float">
            <text:p>0.091965675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911333.61881" calcext:value-type="float">
            <text:p>1455911333.61881</text:p>
          </table:table-cell>
          <table:table-cell office:value-type="float" office:value="1455911333.61897" calcext:value-type="float">
            <text:p>1455911333.61897</text:p>
          </table:table-cell>
          <table:table-cell office:value-type="float" office:value="4784" calcext:value-type="float">
            <text:p>4784</text:p>
          </table:table-cell>
          <table:table-cell table:formula="of:=[.B315]-[.B$2]" office:value-type="float" office:value="28.6888990402222" calcext:value-type="float">
            <text:p>28.6888990402</text:p>
          </table:table-cell>
          <table:table-cell table:formula="of:=[.D315]/([.E315]-[.E314])" office:value-type="float" office:value="52686.9207577886" calcext:value-type="float">
            <text:p>52686.9207577886</text:p>
          </table:table-cell>
          <table:table-cell table:formula="of:=[.E315]-[.E314]" office:value-type="float" office:value="0.0908005237579346" calcext:value-type="float">
            <text:p>0.090800523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911333.71054" calcext:value-type="float">
            <text:p>1455911333.71054</text:p>
          </table:table-cell>
          <table:table-cell office:value-type="float" office:value="1455911333.71071" calcext:value-type="float">
            <text:p>1455911333.71071</text:p>
          </table:table-cell>
          <table:table-cell office:value-type="float" office:value="4864" calcext:value-type="float">
            <text:p>4864</text:p>
          </table:table-cell>
          <table:table-cell table:formula="of:=[.B316]-[.B$2]" office:value-type="float" office:value="28.7806341648102" calcext:value-type="float">
            <text:p>28.7806341648</text:p>
          </table:table-cell>
          <table:table-cell table:formula="of:=[.D316]/([.E316]-[.E315])" office:value-type="float" office:value="53022.2204618403" calcext:value-type="float">
            <text:p>53022.2204618403</text:p>
          </table:table-cell>
          <table:table-cell table:formula="of:=[.E316]-[.E315]" office:value-type="float" office:value="0.0917351245880127" calcext:value-type="float">
            <text:p>0.091735124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911333.80121" calcext:value-type="float">
            <text:p>1455911333.80121</text:p>
          </table:table-cell>
          <table:table-cell office:value-type="float" office:value="1455911333.80138" calcext:value-type="float">
            <text:p>1455911333.80138</text:p>
          </table:table-cell>
          <table:table-cell office:value-type="float" office:value="4952" calcext:value-type="float">
            <text:p>4952</text:p>
          </table:table-cell>
          <table:table-cell table:formula="of:=[.B317]-[.B$2]" office:value-type="float" office:value="28.8713026046753" calcext:value-type="float">
            <text:p>28.8713026047</text:p>
          </table:table-cell>
          <table:table-cell table:formula="of:=[.D317]/([.E317]-[.E316])" office:value-type="float" office:value="54616.5789040498" calcext:value-type="float">
            <text:p>54616.5789040498</text:p>
          </table:table-cell>
          <table:table-cell table:formula="of:=[.E317]-[.E316]" office:value-type="float" office:value="0.0906684398651123" calcext:value-type="float">
            <text:p>0.09066843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911333.8924" calcext:value-type="float">
            <text:p>1455911333.8924</text:p>
          </table:table-cell>
          <table:table-cell office:value-type="float" office:value="1455911333.89273" calcext:value-type="float">
            <text:p>1455911333.89273</text:p>
          </table:table-cell>
          <table:table-cell office:value-type="float" office:value="5040" calcext:value-type="float">
            <text:p>5040</text:p>
          </table:table-cell>
          <table:table-cell table:formula="of:=[.B318]-[.B$2]" office:value-type="float" office:value="28.9624955654144" calcext:value-type="float">
            <text:p>28.9624955654</text:p>
          </table:table-cell>
          <table:table-cell table:formula="of:=[.D318]/([.E318]-[.E317])" office:value-type="float" office:value="55267.4237040872" calcext:value-type="float">
            <text:p>55267.4237040872</text:p>
          </table:table-cell>
          <table:table-cell table:formula="of:=[.E318]-[.E317]" office:value-type="float" office:value="0.0911929607391357" calcext:value-type="float">
            <text:p>0.09119296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911333.98497" calcext:value-type="float">
            <text:p>1455911333.98497</text:p>
          </table:table-cell>
          <table:table-cell office:value-type="float" office:value="1455911333.98514" calcext:value-type="float">
            <text:p>1455911333.98514</text:p>
          </table:table-cell>
          <table:table-cell office:value-type="float" office:value="5144" calcext:value-type="float">
            <text:p>5144</text:p>
          </table:table-cell>
          <table:table-cell table:formula="of:=[.B319]-[.B$2]" office:value-type="float" office:value="29.0550603866577" calcext:value-type="float">
            <text:p>29.0550603867</text:p>
          </table:table-cell>
          <table:table-cell table:formula="of:=[.D319]/([.E319]-[.E318])" office:value-type="float" office:value="55571.8677020953" calcext:value-type="float">
            <text:p>55571.8677020953</text:p>
          </table:table-cell>
          <table:table-cell table:formula="of:=[.E319]-[.E318]" office:value-type="float" office:value="0.0925648212432861" calcext:value-type="float">
            <text:p>0.09256482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911334.07592" calcext:value-type="float">
            <text:p>1455911334.07592</text:p>
          </table:table-cell>
          <table:table-cell office:value-type="float" office:value="1455911334.07609" calcext:value-type="float">
            <text:p>1455911334.07609</text:p>
          </table:table-cell>
          <table:table-cell office:value-type="float" office:value="5240" calcext:value-type="float">
            <text:p>5240</text:p>
          </table:table-cell>
          <table:table-cell table:formula="of:=[.B320]-[.B$2]" office:value-type="float" office:value="29.1460161209106" calcext:value-type="float">
            <text:p>29.1460161209</text:p>
          </table:table-cell>
          <table:table-cell table:formula="of:=[.D320]/([.E320]-[.E319])" office:value-type="float" office:value="57610.4414200935" calcext:value-type="float">
            <text:p>57610.4414200935</text:p>
          </table:table-cell>
          <table:table-cell table:formula="of:=[.E320]-[.E319]" office:value-type="float" office:value="0.0909557342529297" calcext:value-type="float">
            <text:p>0.09095573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911334.16756" calcext:value-type="float">
            <text:p>1455911334.16756</text:p>
          </table:table-cell>
          <table:table-cell office:value-type="float" office:value="1455911334.16776" calcext:value-type="float">
            <text:p>1455911334.16776</text:p>
          </table:table-cell>
          <table:table-cell office:value-type="float" office:value="5344" calcext:value-type="float">
            <text:p>5344</text:p>
          </table:table-cell>
          <table:table-cell table:formula="of:=[.B321]-[.B$2]" office:value-type="float" office:value="29.237649679184" calcext:value-type="float">
            <text:p>29.2376496792</text:p>
          </table:table-cell>
          <table:table-cell table:formula="of:=[.D321]/([.E321]-[.E320])" office:value-type="float" office:value="58319.2457075655" calcext:value-type="float">
            <text:p>58319.2457075655</text:p>
          </table:table-cell>
          <table:table-cell table:formula="of:=[.E321]-[.E320]" office:value-type="float" office:value="0.0916335582733154" calcext:value-type="float">
            <text:p>0.091633558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911334.25905" calcext:value-type="float">
            <text:p>1455911334.25905</text:p>
          </table:table-cell>
          <table:table-cell office:value-type="float" office:value="1455911334.25922" calcext:value-type="float">
            <text:p>1455911334.25922</text:p>
          </table:table-cell>
          <table:table-cell office:value-type="float" office:value="5448" calcext:value-type="float">
            <text:p>5448</text:p>
          </table:table-cell>
          <table:table-cell table:formula="of:=[.B322]-[.B$2]" office:value-type="float" office:value="29.329142332077" calcext:value-type="float">
            <text:p>29.3291423321</text:p>
          </table:table-cell>
          <table:table-cell table:formula="of:=[.D322]/([.E322]-[.E321])" office:value-type="float" office:value="59545.764908221" calcext:value-type="float">
            <text:p>59545.764908221</text:p>
          </table:table-cell>
          <table:table-cell table:formula="of:=[.E322]-[.E321]" office:value-type="float" office:value="0.0914926528930664" calcext:value-type="float">
            <text:p>0.09149265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911334.35084" calcext:value-type="float">
            <text:p>1455911334.35084</text:p>
          </table:table-cell>
          <table:table-cell office:value-type="float" office:value="1455911334.351" calcext:value-type="float">
            <text:p>1455911334.351</text:p>
          </table:table-cell>
          <table:table-cell office:value-type="float" office:value="5560" calcext:value-type="float">
            <text:p>5560</text:p>
          </table:table-cell>
          <table:table-cell table:formula="of:=[.B323]-[.B$2]" office:value-type="float" office:value="29.420930147171" calcext:value-type="float">
            <text:p>29.4209301472</text:p>
          </table:table-cell>
          <table:table-cell table:formula="of:=[.D323]/([.E323]-[.E322])" office:value-type="float" office:value="60574.4890463549" calcext:value-type="float">
            <text:p>60574.4890463549</text:p>
          </table:table-cell>
          <table:table-cell table:formula="of:=[.E323]-[.E322]" office:value-type="float" office:value="0.0917878150939941" calcext:value-type="float">
            <text:p>0.09178781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911334.44178" calcext:value-type="float">
            <text:p>1455911334.44178</text:p>
          </table:table-cell>
          <table:table-cell office:value-type="float" office:value="1455911334.44194" calcext:value-type="float">
            <text:p>1455911334.44194</text:p>
          </table:table-cell>
          <table:table-cell office:value-type="float" office:value="5664" calcext:value-type="float">
            <text:p>5664</text:p>
          </table:table-cell>
          <table:table-cell table:formula="of:=[.B324]-[.B$2]" office:value-type="float" office:value="29.5118684768677" calcext:value-type="float">
            <text:p>29.5118684769</text:p>
          </table:table-cell>
          <table:table-cell table:formula="of:=[.D324]/([.E324]-[.E323])" office:value-type="float" office:value="62283.9678152602" calcext:value-type="float">
            <text:p>62283.9678152602</text:p>
          </table:table-cell>
          <table:table-cell table:formula="of:=[.E324]-[.E323]" office:value-type="float" office:value="0.0909383296966553" calcext:value-type="float">
            <text:p>0.090938329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911334.5331" calcext:value-type="float">
            <text:p>1455911334.5331</text:p>
          </table:table-cell>
          <table:table-cell office:value-type="float" office:value="1455911334.53327" calcext:value-type="float">
            <text:p>1455911334.53327</text:p>
          </table:table-cell>
          <table:table-cell office:value-type="float" office:value="5776" calcext:value-type="float">
            <text:p>5776</text:p>
          </table:table-cell>
          <table:table-cell table:formula="of:=[.B325]-[.B$2]" office:value-type="float" office:value="29.6031899452209" calcext:value-type="float">
            <text:p>29.6031899452</text:p>
          </table:table-cell>
          <table:table-cell table:formula="of:=[.D325]/([.E325]-[.E324])" office:value-type="float" office:value="63249.0925097251" calcext:value-type="float">
            <text:p>63249.0925097251</text:p>
          </table:table-cell>
          <table:table-cell table:formula="of:=[.E325]-[.E324]" office:value-type="float" office:value="0.0913214683532715" calcext:value-type="float">
            <text:p>0.091321468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911334.62522" calcext:value-type="float">
            <text:p>1455911334.62522</text:p>
          </table:table-cell>
          <table:table-cell office:value-type="float" office:value="1455911334.62538" calcext:value-type="float">
            <text:p>1455911334.62538</text:p>
          </table:table-cell>
          <table:table-cell office:value-type="float" office:value="5896" calcext:value-type="float">
            <text:p>5896</text:p>
          </table:table-cell>
          <table:table-cell table:formula="of:=[.B326]-[.B$2]" office:value-type="float" office:value="29.6953070163727" calcext:value-type="float">
            <text:p>29.6953070164</text:p>
          </table:table-cell>
          <table:table-cell table:formula="of:=[.D326]/([.E326]-[.E325])" office:value-type="float" office:value="64005.5087106301" calcext:value-type="float">
            <text:p>64005.5087106301</text:p>
          </table:table-cell>
          <table:table-cell table:formula="of:=[.E326]-[.E325]" office:value-type="float" office:value="0.0921170711517334" calcext:value-type="float">
            <text:p>0.09211707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911334.71638" calcext:value-type="float">
            <text:p>1455911334.71638</text:p>
          </table:table-cell>
          <table:table-cell office:value-type="float" office:value="1455911334.71655" calcext:value-type="float">
            <text:p>1455911334.71655</text:p>
          </table:table-cell>
          <table:table-cell office:value-type="float" office:value="6008" calcext:value-type="float">
            <text:p>6008</text:p>
          </table:table-cell>
          <table:table-cell table:formula="of:=[.B327]-[.B$2]" office:value-type="float" office:value="29.7864739894867" calcext:value-type="float">
            <text:p>29.7864739895</text:p>
          </table:table-cell>
          <table:table-cell table:formula="of:=[.D327]/([.E327]-[.E326])" office:value-type="float" office:value="65901.0581878854" calcext:value-type="float">
            <text:p>65901.0581878854</text:p>
          </table:table-cell>
          <table:table-cell table:formula="of:=[.E327]-[.E326]" office:value-type="float" office:value="0.0911669731140137" calcext:value-type="float">
            <text:p>0.09116697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911334.80918" calcext:value-type="float">
            <text:p>1455911334.80918</text:p>
          </table:table-cell>
          <table:table-cell office:value-type="float" office:value="1455911334.80935" calcext:value-type="float">
            <text:p>1455911334.80935</text:p>
          </table:table-cell>
          <table:table-cell office:value-type="float" office:value="6128" calcext:value-type="float">
            <text:p>6128</text:p>
          </table:table-cell>
          <table:table-cell table:formula="of:=[.B328]-[.B$2]" office:value-type="float" office:value="29.8792729377747" calcext:value-type="float">
            <text:p>29.8792729378</text:p>
          </table:table-cell>
          <table:table-cell table:formula="of:=[.D328]/([.E328]-[.E327])" office:value-type="float" office:value="66035.2311427522" calcext:value-type="float">
            <text:p>66035.2311427522</text:p>
          </table:table-cell>
          <table:table-cell table:formula="of:=[.E328]-[.E327]" office:value-type="float" office:value="0.0927989482879639" calcext:value-type="float">
            <text:p>0.092798948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911334.9006" calcext:value-type="float">
            <text:p>1455911334.9006</text:p>
          </table:table-cell>
          <table:table-cell office:value-type="float" office:value="1455911334.90077" calcext:value-type="float">
            <text:p>1455911334.90077</text:p>
          </table:table-cell>
          <table:table-cell office:value-type="float" office:value="6240" calcext:value-type="float">
            <text:p>6240</text:p>
          </table:table-cell>
          <table:table-cell table:formula="of:=[.B329]-[.B$2]" office:value-type="float" office:value="29.9706904888153" calcext:value-type="float">
            <text:p>29.9706904888</text:p>
          </table:table-cell>
          <table:table-cell table:formula="of:=[.D329]/([.E329]-[.E328])" office:value-type="float" office:value="68258.2275391007" calcext:value-type="float">
            <text:p>68258.2275391007</text:p>
          </table:table-cell>
          <table:table-cell table:formula="of:=[.E329]-[.E328]" office:value-type="float" office:value="0.0914175510406494" calcext:value-type="float">
            <text:p>0.0914175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911334.99292" calcext:value-type="float">
            <text:p>1455911334.99292</text:p>
          </table:table-cell>
          <table:table-cell office:value-type="float" office:value="1455911334.9933" calcext:value-type="float">
            <text:p>1455911334.9933</text:p>
          </table:table-cell>
          <table:table-cell office:value-type="float" office:value="6352" calcext:value-type="float">
            <text:p>6352</text:p>
          </table:table-cell>
          <table:table-cell table:formula="of:=[.B330]-[.B$2]" office:value-type="float" office:value="30.0630116462708" calcext:value-type="float">
            <text:p>30.0630116463</text:p>
          </table:table-cell>
          <table:table-cell table:formula="of:=[.D330]/([.E330]-[.E329])" office:value-type="float" office:value="68803.296828959" calcext:value-type="float">
            <text:p>68803.296828959</text:p>
          </table:table-cell>
          <table:table-cell table:formula="of:=[.E330]-[.E329]" office:value-type="float" office:value="0.0923211574554443" calcext:value-type="float">
            <text:p>0.092321157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911335.08403" calcext:value-type="float">
            <text:p>1455911335.08403</text:p>
          </table:table-cell>
          <table:table-cell office:value-type="float" office:value="1455911335.08422" calcext:value-type="float">
            <text:p>1455911335.08422</text:p>
          </table:table-cell>
          <table:table-cell office:value-type="float" office:value="6464" calcext:value-type="float">
            <text:p>6464</text:p>
          </table:table-cell>
          <table:table-cell table:formula="of:=[.B331]-[.B$2]" office:value-type="float" office:value="30.1541185379028" calcext:value-type="float">
            <text:p>30.1541185379</text:p>
          </table:table-cell>
          <table:table-cell table:formula="of:=[.D331]/([.E331]-[.E330])" office:value-type="float" office:value="70949.6272368042" calcext:value-type="float">
            <text:p>70949.6272368042</text:p>
          </table:table-cell>
          <table:table-cell table:formula="of:=[.E331]-[.E330]" office:value-type="float" office:value="0.0911068916320801" calcext:value-type="float">
            <text:p>0.09110689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911335.17647" calcext:value-type="float">
            <text:p>1455911335.17647</text:p>
          </table:table-cell>
          <table:table-cell office:value-type="float" office:value="1455911335.17664" calcext:value-type="float">
            <text:p>1455911335.17664</text:p>
          </table:table-cell>
          <table:table-cell office:value-type="float" office:value="6584" calcext:value-type="float">
            <text:p>6584</text:p>
          </table:table-cell>
          <table:table-cell table:formula="of:=[.B332]-[.B$2]" office:value-type="float" office:value="30.2465651035309" calcext:value-type="float">
            <text:p>30.2465651035</text:p>
          </table:table-cell>
          <table:table-cell table:formula="of:=[.D332]/([.E332]-[.E331])" office:value-type="float" office:value="71219.5196789676" calcext:value-type="float">
            <text:p>71219.5196789676</text:p>
          </table:table-cell>
          <table:table-cell table:formula="of:=[.E332]-[.E331]" office:value-type="float" office:value="0.0924465656280518" calcext:value-type="float">
            <text:p>0.092446565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911335.26892" calcext:value-type="float">
            <text:p>1455911335.26892</text:p>
          </table:table-cell>
          <table:table-cell office:value-type="float" office:value="1455911335.2691" calcext:value-type="float">
            <text:p>1455911335.2691</text:p>
          </table:table-cell>
          <table:table-cell office:value-type="float" office:value="6688" calcext:value-type="float">
            <text:p>6688</text:p>
          </table:table-cell>
          <table:table-cell table:formula="of:=[.B333]-[.B$2]" office:value-type="float" office:value="30.3390147686005" calcext:value-type="float">
            <text:p>30.3390147686</text:p>
          </table:table-cell>
          <table:table-cell table:formula="of:=[.D333]/([.E333]-[.E332])" office:value-type="float" office:value="72342.0684646768" calcext:value-type="float">
            <text:p>72342.0684646768</text:p>
          </table:table-cell>
          <table:table-cell table:formula="of:=[.E333]-[.E332]" office:value-type="float" office:value="0.0924496650695801" calcext:value-type="float">
            <text:p>0.09244966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911335.35972" calcext:value-type="float">
            <text:p>1455911335.35972</text:p>
          </table:table-cell>
          <table:table-cell office:value-type="float" office:value="1455911335.35988" calcext:value-type="float">
            <text:p>1455911335.35988</text:p>
          </table:table-cell>
          <table:table-cell office:value-type="float" office:value="6800" calcext:value-type="float">
            <text:p>6800</text:p>
          </table:table-cell>
          <table:table-cell table:formula="of:=[.B334]-[.B$2]" office:value-type="float" office:value="30.4298071861267" calcext:value-type="float">
            <text:p>30.4298071861</text:p>
          </table:table-cell>
          <table:table-cell table:formula="of:=[.D334]/([.E334]-[.E333])" office:value-type="float" office:value="74896.1222233601" calcext:value-type="float">
            <text:p>74896.1222233601</text:p>
          </table:table-cell>
          <table:table-cell table:formula="of:=[.E334]-[.E333]" office:value-type="float" office:value="0.0907924175262451" calcext:value-type="float">
            <text:p>0.09079241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911335.45194" calcext:value-type="float">
            <text:p>1455911335.45194</text:p>
          </table:table-cell>
          <table:table-cell office:value-type="float" office:value="1455911335.45212" calcext:value-type="float">
            <text:p>1455911335.45212</text:p>
          </table:table-cell>
          <table:table-cell office:value-type="float" office:value="6904" calcext:value-type="float">
            <text:p>6904</text:p>
          </table:table-cell>
          <table:table-cell table:formula="of:=[.B335]-[.B$2]" office:value-type="float" office:value="30.5220365524292" calcext:value-type="float">
            <text:p>30.5220365524</text:p>
          </table:table-cell>
          <table:table-cell table:formula="of:=[.D335]/([.E335]-[.E334])" office:value-type="float" office:value="74856.851746726" calcext:value-type="float">
            <text:p>74856.851746726</text:p>
          </table:table-cell>
          <table:table-cell table:formula="of:=[.E335]-[.E334]" office:value-type="float" office:value="0.0922293663024902" calcext:value-type="float">
            <text:p>0.092229366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911335.54317" calcext:value-type="float">
            <text:p>1455911335.54317</text:p>
          </table:table-cell>
          <table:table-cell office:value-type="float" office:value="1455911335.54334" calcext:value-type="float">
            <text:p>1455911335.54334</text:p>
          </table:table-cell>
          <table:table-cell office:value-type="float" office:value="7000" calcext:value-type="float">
            <text:p>7000</text:p>
          </table:table-cell>
          <table:table-cell table:formula="of:=[.B336]-[.B$2]" office:value-type="float" office:value="30.6132659912109" calcext:value-type="float">
            <text:p>30.6132659912</text:p>
          </table:table-cell>
          <table:table-cell table:formula="of:=[.D336]/([.E336]-[.E335])" office:value-type="float" office:value="76729.6181306907" calcext:value-type="float">
            <text:p>76729.6181306907</text:p>
          </table:table-cell>
          <table:table-cell table:formula="of:=[.E336]-[.E335]" office:value-type="float" office:value="0.0912294387817383" calcext:value-type="float">
            <text:p>0.09122943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911335.63562" calcext:value-type="float">
            <text:p>1455911335.63562</text:p>
          </table:table-cell>
          <table:table-cell office:value-type="float" office:value="1455911335.63585" calcext:value-type="float">
            <text:p>1455911335.63585</text:p>
          </table:table-cell>
          <table:table-cell office:value-type="float" office:value="7104" calcext:value-type="float">
            <text:p>7104</text:p>
          </table:table-cell>
          <table:table-cell table:formula="of:=[.B337]-[.B$2]" office:value-type="float" office:value="30.7057147026062" calcext:value-type="float">
            <text:p>30.7057147026</text:p>
          </table:table-cell>
          <table:table-cell table:formula="of:=[.D337]/([.E337]-[.E336])" office:value-type="float" office:value="76842.6070280948" calcext:value-type="float">
            <text:p>76842.6070280948</text:p>
          </table:table-cell>
          <table:table-cell table:formula="of:=[.E337]-[.E336]" office:value-type="float" office:value="0.0924487113952637" calcext:value-type="float">
            <text:p>0.09244871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911335.72671" calcext:value-type="float">
            <text:p>1455911335.72671</text:p>
          </table:table-cell>
          <table:table-cell office:value-type="float" office:value="1455911335.72688" calcext:value-type="float">
            <text:p>1455911335.72688</text:p>
          </table:table-cell>
          <table:table-cell office:value-type="float" office:value="7192" calcext:value-type="float">
            <text:p>7192</text:p>
          </table:table-cell>
          <table:table-cell table:formula="of:=[.B338]-[.B$2]" office:value-type="float" office:value="30.7968039512634" calcext:value-type="float">
            <text:p>30.7968039513</text:p>
          </table:table-cell>
          <table:table-cell table:formula="of:=[.D338]/([.E338]-[.E337])" office:value-type="float" office:value="78955.5310425697" calcext:value-type="float">
            <text:p>78955.5310425697</text:p>
          </table:table-cell>
          <table:table-cell table:formula="of:=[.E338]-[.E337]" office:value-type="float" office:value="0.0910892486572266" calcext:value-type="float">
            <text:p>0.091089248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911335.81833" calcext:value-type="float">
            <text:p>1455911335.81833</text:p>
          </table:table-cell>
          <table:table-cell office:value-type="float" office:value="1455911335.81851" calcext:value-type="float">
            <text:p>1455911335.81851</text:p>
          </table:table-cell>
          <table:table-cell office:value-type="float" office:value="7280" calcext:value-type="float">
            <text:p>7280</text:p>
          </table:table-cell>
          <table:table-cell table:formula="of:=[.B339]-[.B$2]" office:value-type="float" office:value="30.8884222507477" calcext:value-type="float">
            <text:p>30.8884222507</text:p>
          </table:table-cell>
          <table:table-cell table:formula="of:=[.D339]/([.E339]-[.E338])" office:value-type="float" office:value="79460.1083078525" calcext:value-type="float">
            <text:p>79460.1083078525</text:p>
          </table:table-cell>
          <table:table-cell table:formula="of:=[.E339]-[.E338]" office:value-type="float" office:value="0.0916182994842529" calcext:value-type="float">
            <text:p>0.091618299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911335.91068" calcext:value-type="float">
            <text:p>1455911335.91068</text:p>
          </table:table-cell>
          <table:table-cell office:value-type="float" office:value="1455911335.91086" calcext:value-type="float">
            <text:p>1455911335.91086</text:p>
          </table:table-cell>
          <table:table-cell office:value-type="float" office:value="7368" calcext:value-type="float">
            <text:p>7368</text:p>
          </table:table-cell>
          <table:table-cell table:formula="of:=[.B340]-[.B$2]" office:value-type="float" office:value="30.9807720184326" calcext:value-type="float">
            <text:p>30.9807720184</text:p>
          </table:table-cell>
          <table:table-cell table:formula="of:=[.D340]/([.E340]-[.E339])" office:value-type="float" office:value="79783.6332965873" calcext:value-type="float">
            <text:p>79783.6332965873</text:p>
          </table:table-cell>
          <table:table-cell table:formula="of:=[.E340]-[.E339]" office:value-type="float" office:value="0.0923497676849365" calcext:value-type="float">
            <text:p>0.092349767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911336.00177" calcext:value-type="float">
            <text:p>1455911336.00177</text:p>
          </table:table-cell>
          <table:table-cell office:value-type="float" office:value="1455911336.00195" calcext:value-type="float">
            <text:p>1455911336.00195</text:p>
          </table:table-cell>
          <table:table-cell office:value-type="float" office:value="7448" calcext:value-type="float">
            <text:p>7448</text:p>
          </table:table-cell>
          <table:table-cell table:formula="of:=[.B341]-[.B$2]" office:value-type="float" office:value="31.0718657970428" calcext:value-type="float">
            <text:p>31.071865797</text:p>
          </table:table-cell>
          <table:table-cell table:formula="of:=[.D341]/([.E341]-[.E340])" office:value-type="float" office:value="81761.8954184388" calcext:value-type="float">
            <text:p>81761.8954184388</text:p>
          </table:table-cell>
          <table:table-cell table:formula="of:=[.E341]-[.E340]" office:value-type="float" office:value="0.0910937786102295" calcext:value-type="float">
            <text:p>0.091093778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911336.09409" calcext:value-type="float">
            <text:p>1455911336.09409</text:p>
          </table:table-cell>
          <table:table-cell office:value-type="float" office:value="1455911336.09426" calcext:value-type="float">
            <text:p>1455911336.09426</text:p>
          </table:table-cell>
          <table:table-cell office:value-type="float" office:value="7520" calcext:value-type="float">
            <text:p>7520</text:p>
          </table:table-cell>
          <table:table-cell table:formula="of:=[.B342]-[.B$2]" office:value-type="float" office:value="31.1641829013824" calcext:value-type="float">
            <text:p>31.1641829014</text:p>
          </table:table-cell>
          <table:table-cell table:formula="of:=[.D342]/([.E342]-[.E341])" office:value-type="float" office:value="81458.3608725071" calcext:value-type="float">
            <text:p>81458.3608725071</text:p>
          </table:table-cell>
          <table:table-cell table:formula="of:=[.E342]-[.E341]" office:value-type="float" office:value="0.0923171043395996" calcext:value-type="float">
            <text:p>0.092317104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911336.1854" calcext:value-type="float">
            <text:p>1455911336.1854</text:p>
          </table:table-cell>
          <table:table-cell office:value-type="float" office:value="1455911336.18556" calcext:value-type="float">
            <text:p>1455911336.18556</text:p>
          </table:table-cell>
          <table:table-cell office:value-type="float" office:value="7584" calcext:value-type="float">
            <text:p>7584</text:p>
          </table:table-cell>
          <table:table-cell table:formula="of:=[.B343]-[.B$2]" office:value-type="float" office:value="31.2554895877838" calcext:value-type="float">
            <text:p>31.2554895878</text:p>
          </table:table-cell>
          <table:table-cell table:formula="of:=[.D343]/([.E343]-[.E342])" office:value-type="float" office:value="83060.7297110986" calcext:value-type="float">
            <text:p>83060.7297110986</text:p>
          </table:table-cell>
          <table:table-cell table:formula="of:=[.E343]-[.E342]" office:value-type="float" office:value="0.0913066864013672" calcext:value-type="float">
            <text:p>0.09130668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911336.27821" calcext:value-type="float">
            <text:p>1455911336.27821</text:p>
          </table:table-cell>
          <table:table-cell office:value-type="float" office:value="1455911336.27844" calcext:value-type="float">
            <text:p>1455911336.27844</text:p>
          </table:table-cell>
          <table:table-cell office:value-type="float" office:value="7648" calcext:value-type="float">
            <text:p>7648</text:p>
          </table:table-cell>
          <table:table-cell table:formula="of:=[.B344]-[.B$2]" office:value-type="float" office:value="31.3483064174652" calcext:value-type="float">
            <text:p>31.3483064175</text:p>
          </table:table-cell>
          <table:table-cell table:formula="of:=[.D344]/([.E344]-[.E343])" office:value-type="float" office:value="82398.8497156449" calcext:value-type="float">
            <text:p>82398.8497156449</text:p>
          </table:table-cell>
          <table:table-cell table:formula="of:=[.E344]-[.E343]" office:value-type="float" office:value="0.0928168296813965" calcext:value-type="float">
            <text:p>0.092816829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911336.36935" calcext:value-type="float">
            <text:p>1455911336.36935</text:p>
          </table:table-cell>
          <table:table-cell office:value-type="float" office:value="1455911336.36952" calcext:value-type="float">
            <text:p>1455911336.36952</text:p>
          </table:table-cell>
          <table:table-cell office:value-type="float" office:value="7704" calcext:value-type="float">
            <text:p>7704</text:p>
          </table:table-cell>
          <table:table-cell table:formula="of:=[.B345]-[.B$2]" office:value-type="float" office:value="31.4394402503967" calcext:value-type="float">
            <text:p>31.4394402504</text:p>
          </table:table-cell>
          <table:table-cell table:formula="of:=[.D345]/([.E345]-[.E344])" office:value-type="float" office:value="84535.0157255986" calcext:value-type="float">
            <text:p>84535.0157255986</text:p>
          </table:table-cell>
          <table:table-cell table:formula="of:=[.E345]-[.E344]" office:value-type="float" office:value="0.0911338329315186" calcext:value-type="float">
            <text:p>0.09113383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911336.46097" calcext:value-type="float">
            <text:p>1455911336.46097</text:p>
          </table:table-cell>
          <table:table-cell office:value-type="float" office:value="1455911336.46114" calcext:value-type="float">
            <text:p>1455911336.46114</text:p>
          </table:table-cell>
          <table:table-cell office:value-type="float" office:value="7752" calcext:value-type="float">
            <text:p>7752</text:p>
          </table:table-cell>
          <table:table-cell table:formula="of:=[.B346]-[.B$2]" office:value-type="float" office:value="31.5310645103455" calcext:value-type="float">
            <text:p>31.5310645103</text:p>
          </table:table-cell>
          <table:table-cell table:formula="of:=[.D346]/([.E346]-[.E345])" office:value-type="float" office:value="84606.4132396565" calcext:value-type="float">
            <text:p>84606.4132396565</text:p>
          </table:table-cell>
          <table:table-cell table:formula="of:=[.E346]-[.E345]" office:value-type="float" office:value="0.0916242599487305" calcext:value-type="float">
            <text:p>0.091624259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911336.55409" calcext:value-type="float">
            <text:p>1455911336.55409</text:p>
          </table:table-cell>
          <table:table-cell office:value-type="float" office:value="1455911336.55425" calcext:value-type="float">
            <text:p>1455911336.55425</text:p>
          </table:table-cell>
          <table:table-cell office:value-type="float" office:value="7792" calcext:value-type="float">
            <text:p>7792</text:p>
          </table:table-cell>
          <table:table-cell table:formula="of:=[.B347]-[.B$2]" office:value-type="float" office:value="31.6241784095764" calcext:value-type="float">
            <text:p>31.6241784096</text:p>
          </table:table-cell>
          <table:table-cell table:formula="of:=[.D347]/([.E347]-[.E346])" office:value-type="float" office:value="83682.4584122822" calcext:value-type="float">
            <text:p>83682.4584122822</text:p>
          </table:table-cell>
          <table:table-cell table:formula="of:=[.E347]-[.E346]" office:value-type="float" office:value="0.093113899230957" calcext:value-type="float">
            <text:p>0.09311389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911336.64561" calcext:value-type="float">
            <text:p>1455911336.64561</text:p>
          </table:table-cell>
          <table:table-cell office:value-type="float" office:value="1455911336.64578" calcext:value-type="float">
            <text:p>1455911336.64578</text:p>
          </table:table-cell>
          <table:table-cell office:value-type="float" office:value="7824" calcext:value-type="float">
            <text:p>7824</text:p>
          </table:table-cell>
          <table:table-cell table:formula="of:=[.B348]-[.B$2]" office:value-type="float" office:value="31.7157046794891" calcext:value-type="float">
            <text:p>31.7157046795</text:p>
          </table:table-cell>
          <table:table-cell table:formula="of:=[.D348]/([.E348]-[.E347])" office:value-type="float" office:value="85483.6541187687" calcext:value-type="float">
            <text:p>85483.6541187687</text:p>
          </table:table-cell>
          <table:table-cell table:formula="of:=[.E348]-[.E347]" office:value-type="float" office:value="0.0915262699127197" calcext:value-type="float">
            <text:p>0.091526269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911336.73803" calcext:value-type="float">
            <text:p>1455911336.73803</text:p>
          </table:table-cell>
          <table:table-cell office:value-type="float" office:value="1455911336.73821" calcext:value-type="float">
            <text:p>1455911336.73821</text:p>
          </table:table-cell>
          <table:table-cell office:value-type="float" office:value="7856" calcext:value-type="float">
            <text:p>7856</text:p>
          </table:table-cell>
          <table:table-cell table:formula="of:=[.B349]-[.B$2]" office:value-type="float" office:value="31.8081233501434" calcext:value-type="float">
            <text:p>31.8081233501</text:p>
          </table:table-cell>
          <table:table-cell table:formula="of:=[.D349]/([.E349]-[.E348])" office:value-type="float" office:value="85004.4687332315" calcext:value-type="float">
            <text:p>85004.4687332315</text:p>
          </table:table-cell>
          <table:table-cell table:formula="of:=[.E349]-[.E348]" office:value-type="float" office:value="0.0924186706542969" calcext:value-type="float">
            <text:p>0.09241867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911336.82993" calcext:value-type="float">
            <text:p>1455911336.82993</text:p>
          </table:table-cell>
          <table:table-cell office:value-type="float" office:value="1455911336.83009" calcext:value-type="float">
            <text:p>1455911336.83009</text:p>
          </table:table-cell>
          <table:table-cell office:value-type="float" office:value="7872" calcext:value-type="float">
            <text:p>7872</text:p>
          </table:table-cell>
          <table:table-cell table:formula="of:=[.B350]-[.B$2]" office:value-type="float" office:value="31.9000186920166" calcext:value-type="float">
            <text:p>31.900018692</text:p>
          </table:table-cell>
          <table:table-cell table:formula="of:=[.D350]/([.E350]-[.E349])" office:value-type="float" office:value="85662.6662411756" calcext:value-type="float">
            <text:p>85662.6662411756</text:p>
          </table:table-cell>
          <table:table-cell table:formula="of:=[.E350]-[.E349]" office:value-type="float" office:value="0.0918953418731689" calcext:value-type="float">
            <text:p>0.091895341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911336.9231" calcext:value-type="float">
            <text:p>1455911336.9231</text:p>
          </table:table-cell>
          <table:table-cell office:value-type="float" office:value="1455911336.92329" calcext:value-type="float">
            <text:p>1455911336.92329</text:p>
          </table:table-cell>
          <table:table-cell office:value-type="float" office:value="7888" calcext:value-type="float">
            <text:p>7888</text:p>
          </table:table-cell>
          <table:table-cell table:formula="of:=[.B351]-[.B$2]" office:value-type="float" office:value="31.9931945800781" calcext:value-type="float">
            <text:p>31.9931945801</text:p>
          </table:table-cell>
          <table:table-cell table:formula="of:=[.D351]/([.E351]-[.E350])" office:value-type="float" office:value="84657.0949212913" calcext:value-type="float">
            <text:p>84657.0949212913</text:p>
          </table:table-cell>
          <table:table-cell table:formula="of:=[.E351]-[.E350]" office:value-type="float" office:value="0.0931758880615234" calcext:value-type="float">
            <text:p>0.09317588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911337.01506" calcext:value-type="float">
            <text:p>1455911337.01506</text:p>
          </table:table-cell>
          <table:table-cell office:value-type="float" office:value="1455911337.01523" calcext:value-type="float">
            <text:p>1455911337.01523</text:p>
          </table:table-cell>
          <table:table-cell office:value-type="float" office:value="7888" calcext:value-type="float">
            <text:p>7888</text:p>
          </table:table-cell>
          <table:table-cell table:formula="of:=[.B352]-[.B$2]" office:value-type="float" office:value="32.0851538181305" calcext:value-type="float">
            <text:p>32.0851538181</text:p>
          </table:table-cell>
          <table:table-cell table:formula="of:=[.D352]/([.E352]-[.E351])" office:value-type="float" office:value="85777.1352510338" calcext:value-type="float">
            <text:p>85777.1352510338</text:p>
          </table:table-cell>
          <table:table-cell table:formula="of:=[.E352]-[.E351]" office:value-type="float" office:value="0.0919592380523682" calcext:value-type="float">
            <text:p>0.09195923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911337.10666" calcext:value-type="float">
            <text:p>1455911337.10666</text:p>
          </table:table-cell>
          <table:table-cell office:value-type="float" office:value="1455911337.10684" calcext:value-type="float">
            <text:p>1455911337.10684</text:p>
          </table:table-cell>
          <table:table-cell office:value-type="float" office:value="7888" calcext:value-type="float">
            <text:p>7888</text:p>
          </table:table-cell>
          <table:table-cell table:formula="of:=[.B353]-[.B$2]" office:value-type="float" office:value="32.1767556667328" calcext:value-type="float">
            <text:p>32.1767556667</text:p>
          </table:table-cell>
          <table:table-cell table:formula="of:=[.D353]/([.E353]-[.E352])" office:value-type="float" office:value="86111.7992743476" calcext:value-type="float">
            <text:p>86111.7992743476</text:p>
          </table:table-cell>
          <table:table-cell table:formula="of:=[.E353]-[.E352]" office:value-type="float" office:value="0.0916018486022949" calcext:value-type="float">
            <text:p>0.09160184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911337.199" calcext:value-type="float">
            <text:p>1455911337.199</text:p>
          </table:table-cell>
          <table:table-cell office:value-type="float" office:value="1455911337.19932" calcext:value-type="float">
            <text:p>1455911337.19932</text:p>
          </table:table-cell>
          <table:table-cell office:value-type="float" office:value="7880" calcext:value-type="float">
            <text:p>7880</text:p>
          </table:table-cell>
          <table:table-cell table:formula="of:=[.B354]-[.B$2]" office:value-type="float" office:value="32.2690930366516" calcext:value-type="float">
            <text:p>32.2690930367</text:p>
          </table:table-cell>
          <table:table-cell table:formula="of:=[.D354]/([.E354]-[.E353])" office:value-type="float" office:value="85339.229468281" calcext:value-type="float">
            <text:p>85339.229468281</text:p>
          </table:table-cell>
          <table:table-cell table:formula="of:=[.E354]-[.E353]" office:value-type="float" office:value="0.0923373699188232" calcext:value-type="float">
            <text:p>0.09233736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911337.29061" calcext:value-type="float">
            <text:p>1455911337.29061</text:p>
          </table:table-cell>
          <table:table-cell office:value-type="float" office:value="1455911337.29078" calcext:value-type="float">
            <text:p>1455911337.29078</text:p>
          </table:table-cell>
          <table:table-cell office:value-type="float" office:value="7864" calcext:value-type="float">
            <text:p>7864</text:p>
          </table:table-cell>
          <table:table-cell table:formula="of:=[.B355]-[.B$2]" office:value-type="float" office:value="32.3607017993927" calcext:value-type="float">
            <text:p>32.3607017994</text:p>
          </table:table-cell>
          <table:table-cell table:formula="of:=[.D355]/([.E355]-[.E354])" office:value-type="float" office:value="85843.3163454657" calcext:value-type="float">
            <text:p>85843.3163454657</text:p>
          </table:table-cell>
          <table:table-cell table:formula="of:=[.E355]-[.E354]" office:value-type="float" office:value="0.0916087627410889" calcext:value-type="float">
            <text:p>0.09160876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911337.38347" calcext:value-type="float">
            <text:p>1455911337.38347</text:p>
          </table:table-cell>
          <table:table-cell office:value-type="float" office:value="1455911337.38365" calcext:value-type="float">
            <text:p>1455911337.38365</text:p>
          </table:table-cell>
          <table:table-cell office:value-type="float" office:value="7840" calcext:value-type="float">
            <text:p>7840</text:p>
          </table:table-cell>
          <table:table-cell table:formula="of:=[.B356]-[.B$2]" office:value-type="float" office:value="32.4535586833954" calcext:value-type="float">
            <text:p>32.4535586834</text:p>
          </table:table-cell>
          <table:table-cell table:formula="of:=[.D356]/([.E356]-[.E355])" office:value-type="float" office:value="84431.0045959894" calcext:value-type="float">
            <text:p>84431.0045959894</text:p>
          </table:table-cell>
          <table:table-cell table:formula="of:=[.E356]-[.E355]" office:value-type="float" office:value="0.0928568840026856" calcext:value-type="float">
            <text:p>0.0928568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911337.47452" calcext:value-type="float">
            <text:p>1455911337.47452</text:p>
          </table:table-cell>
          <table:table-cell office:value-type="float" office:value="1455911337.47469" calcext:value-type="float">
            <text:p>1455911337.47469</text:p>
          </table:table-cell>
          <table:table-cell office:value-type="float" office:value="7808" calcext:value-type="float">
            <text:p>7808</text:p>
          </table:table-cell>
          <table:table-cell table:formula="of:=[.B357]-[.B$2]" office:value-type="float" office:value="32.5446162223816" calcext:value-type="float">
            <text:p>32.5446162224</text:p>
          </table:table-cell>
          <table:table-cell table:formula="of:=[.D357]/([.E357]-[.E356])" office:value-type="float" office:value="85747.9796503484" calcext:value-type="float">
            <text:p>85747.9796503484</text:p>
          </table:table-cell>
          <table:table-cell table:formula="of:=[.E357]-[.E356]" office:value-type="float" office:value="0.0910575389862061" calcext:value-type="float">
            <text:p>0.0910575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911337.56648" calcext:value-type="float">
            <text:p>1455911337.56648</text:p>
          </table:table-cell>
          <table:table-cell office:value-type="float" office:value="1455911337.56665" calcext:value-type="float">
            <text:p>1455911337.56665</text:p>
          </table:table-cell>
          <table:table-cell office:value-type="float" office:value="7768" calcext:value-type="float">
            <text:p>7768</text:p>
          </table:table-cell>
          <table:table-cell table:formula="of:=[.B358]-[.B$2]" office:value-type="float" office:value="32.636572599411" calcext:value-type="float">
            <text:p>32.6365725994</text:p>
          </table:table-cell>
          <table:table-cell table:formula="of:=[.D358]/([.E358]-[.E357])" office:value-type="float" office:value="84474.8374276951" calcext:value-type="float">
            <text:p>84474.8374276951</text:p>
          </table:table-cell>
          <table:table-cell table:formula="of:=[.E358]-[.E357]" office:value-type="float" office:value="0.0919563770294189" calcext:value-type="float">
            <text:p>0.09195637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911337.65779" calcext:value-type="float">
            <text:p>1455911337.65779</text:p>
          </table:table-cell>
          <table:table-cell office:value-type="float" office:value="1455911337.65796" calcext:value-type="float">
            <text:p>1455911337.65796</text:p>
          </table:table-cell>
          <table:table-cell office:value-type="float" office:value="7720" calcext:value-type="float">
            <text:p>7720</text:p>
          </table:table-cell>
          <table:table-cell table:formula="of:=[.B359]-[.B$2]" office:value-type="float" office:value="32.7278845310211" calcext:value-type="float">
            <text:p>32.727884531</text:p>
          </table:table-cell>
          <table:table-cell table:formula="of:=[.D359]/([.E359]-[.E358])" office:value-type="float" office:value="84545.3585733309" calcext:value-type="float">
            <text:p>84545.3585733309</text:p>
          </table:table-cell>
          <table:table-cell table:formula="of:=[.E359]-[.E358]" office:value-type="float" office:value="0.0913119316101074" calcext:value-type="float">
            <text:p>0.09131193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911337.74894" calcext:value-type="float">
            <text:p>1455911337.74894</text:p>
          </table:table-cell>
          <table:table-cell office:value-type="float" office:value="1455911337.74917" calcext:value-type="float">
            <text:p>1455911337.74917</text:p>
          </table:table-cell>
          <table:table-cell office:value-type="float" office:value="7672" calcext:value-type="float">
            <text:p>7672</text:p>
          </table:table-cell>
          <table:table-cell table:formula="of:=[.B360]-[.B$2]" office:value-type="float" office:value="32.8190298080444" calcext:value-type="float">
            <text:p>32.819029808</text:p>
          </table:table-cell>
          <table:table-cell table:formula="of:=[.D360]/([.E360]-[.E359])" office:value-type="float" office:value="84173.3137531357" calcext:value-type="float">
            <text:p>84173.3137531357</text:p>
          </table:table-cell>
          <table:table-cell table:formula="of:=[.E360]-[.E359]" office:value-type="float" office:value="0.0911452770233154" calcext:value-type="float">
            <text:p>0.09114527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911337.84149" calcext:value-type="float">
            <text:p>1455911337.84149</text:p>
          </table:table-cell>
          <table:table-cell office:value-type="float" office:value="1455911337.84183" calcext:value-type="float">
            <text:p>1455911337.84183</text:p>
          </table:table-cell>
          <table:table-cell office:value-type="float" office:value="7616" calcext:value-type="float">
            <text:p>7616</text:p>
          </table:table-cell>
          <table:table-cell table:formula="of:=[.B361]-[.B$2]" office:value-type="float" office:value="32.9115862846375" calcext:value-type="float">
            <text:p>32.9115862846</text:p>
          </table:table-cell>
          <table:table-cell table:formula="of:=[.D361]/([.E361]-[.E360])" office:value-type="float" office:value="82284.8954534917" calcext:value-type="float">
            <text:p>82284.8954534917</text:p>
          </table:table-cell>
          <table:table-cell table:formula="of:=[.E361]-[.E360]" office:value-type="float" office:value="0.0925564765930176" calcext:value-type="float">
            <text:p>0.09255647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911337.93329" calcext:value-type="float">
            <text:p>1455911337.93329</text:p>
          </table:table-cell>
          <table:table-cell office:value-type="float" office:value="1455911337.93346" calcext:value-type="float">
            <text:p>1455911337.93346</text:p>
          </table:table-cell>
          <table:table-cell office:value-type="float" office:value="7552" calcext:value-type="float">
            <text:p>7552</text:p>
          </table:table-cell>
          <table:table-cell table:formula="of:=[.B362]-[.B$2]" office:value-type="float" office:value="33.0033855438232" calcext:value-type="float">
            <text:p>33.0033855438</text:p>
          </table:table-cell>
          <table:table-cell table:formula="of:=[.D362]/([.E362]-[.E361])" office:value-type="float" office:value="82266.45908673" calcext:value-type="float">
            <text:p>82266.45908673</text:p>
          </table:table-cell>
          <table:table-cell table:formula="of:=[.E362]-[.E361]" office:value-type="float" office:value="0.091799259185791" calcext:value-type="float">
            <text:p>0.09179925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911338.02571" calcext:value-type="float">
            <text:p>1455911338.02571</text:p>
          </table:table-cell>
          <table:table-cell office:value-type="float" office:value="1455911338.02589" calcext:value-type="float">
            <text:p>1455911338.02589</text:p>
          </table:table-cell>
          <table:table-cell office:value-type="float" office:value="7480" calcext:value-type="float">
            <text:p>7480</text:p>
          </table:table-cell>
          <table:table-cell table:formula="of:=[.B363]-[.B$2]" office:value-type="float" office:value="33.0958049297333" calcext:value-type="float">
            <text:p>33.0958049297</text:p>
          </table:table-cell>
          <table:table-cell table:formula="of:=[.D363]/([.E363]-[.E362])" office:value-type="float" office:value="80935.4003637442" calcext:value-type="float">
            <text:p>80935.4003637442</text:p>
          </table:table-cell>
          <table:table-cell table:formula="of:=[.E363]-[.E362]" office:value-type="float" office:value="0.0924193859100342" calcext:value-type="float">
            <text:p>0.09241938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911338.11704" calcext:value-type="float">
            <text:p>1455911338.11704</text:p>
          </table:table-cell>
          <table:table-cell office:value-type="float" office:value="1455911338.11721" calcext:value-type="float">
            <text:p>1455911338.11721</text:p>
          </table:table-cell>
          <table:table-cell office:value-type="float" office:value="7400" calcext:value-type="float">
            <text:p>7400</text:p>
          </table:table-cell>
          <table:table-cell table:formula="of:=[.B364]-[.B$2]" office:value-type="float" office:value="33.1871335506439" calcext:value-type="float">
            <text:p>33.1871335506</text:p>
          </table:table-cell>
          <table:table-cell table:formula="of:=[.D364]/([.E364]-[.E363])" office:value-type="float" office:value="81026.0784211351" calcext:value-type="float">
            <text:p>81026.0784211351</text:p>
          </table:table-cell>
          <table:table-cell table:formula="of:=[.E364]-[.E363]" office:value-type="float" office:value="0.0913286209106445" calcext:value-type="float">
            <text:p>0.091328620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911338.2102" calcext:value-type="float">
            <text:p>1455911338.2102</text:p>
          </table:table-cell>
          <table:table-cell office:value-type="float" office:value="1455911338.21036" calcext:value-type="float">
            <text:p>1455911338.21036</text:p>
          </table:table-cell>
          <table:table-cell office:value-type="float" office:value="7320" calcext:value-type="float">
            <text:p>7320</text:p>
          </table:table-cell>
          <table:table-cell table:formula="of:=[.B365]-[.B$2]" office:value-type="float" office:value="33.2802886962891" calcext:value-type="float">
            <text:p>33.2802886963</text:p>
          </table:table-cell>
          <table:table-cell table:formula="of:=[.D365]/([.E365]-[.E364])" office:value-type="float" office:value="78578.5900425111" calcext:value-type="float">
            <text:p>78578.5900425111</text:p>
          </table:table-cell>
          <table:table-cell table:formula="of:=[.E365]-[.E364]" office:value-type="float" office:value="0.0931551456451416" calcext:value-type="float">
            <text:p>0.093155145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911338.30101" calcext:value-type="float">
            <text:p>1455911338.30101</text:p>
          </table:table-cell>
          <table:table-cell office:value-type="float" office:value="1455911338.30118" calcext:value-type="float">
            <text:p>1455911338.30118</text:p>
          </table:table-cell>
          <table:table-cell office:value-type="float" office:value="7232" calcext:value-type="float">
            <text:p>7232</text:p>
          </table:table-cell>
          <table:table-cell table:formula="of:=[.B366]-[.B$2]" office:value-type="float" office:value="33.3711059093475" calcext:value-type="float">
            <text:p>33.3711059093</text:p>
          </table:table-cell>
          <table:table-cell table:formula="of:=[.D366]/([.E366]-[.E365])" office:value-type="float" office:value="79632.4810732053" calcext:value-type="float">
            <text:p>79632.4810732053</text:p>
          </table:table-cell>
          <table:table-cell table:formula="of:=[.E366]-[.E365]" office:value-type="float" office:value="0.0908172130584717" calcext:value-type="float">
            <text:p>0.09081721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911338.39255" calcext:value-type="float">
            <text:p>1455911338.39255</text:p>
          </table:table-cell>
          <table:table-cell office:value-type="float" office:value="1455911338.39272" calcext:value-type="float">
            <text:p>1455911338.39272</text:p>
          </table:table-cell>
          <table:table-cell office:value-type="float" office:value="7144" calcext:value-type="float">
            <text:p>7144</text:p>
          </table:table-cell>
          <table:table-cell table:formula="of:=[.B367]-[.B$2]" office:value-type="float" office:value="33.4626383781433" calcext:value-type="float">
            <text:p>33.4626383781</text:p>
          </table:table-cell>
          <table:table-cell table:formula="of:=[.D367]/([.E367]-[.E366])" office:value-type="float" office:value="78048.8070953206" calcext:value-type="float">
            <text:p>78048.8070953206</text:p>
          </table:table-cell>
          <table:table-cell table:formula="of:=[.E367]-[.E366]" office:value-type="float" office:value="0.0915324687957764" calcext:value-type="float">
            <text:p>0.091532468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911338.48454" calcext:value-type="float">
            <text:p>1455911338.48454</text:p>
          </table:table-cell>
          <table:table-cell office:value-type="float" office:value="1455911338.48471" calcext:value-type="float">
            <text:p>1455911338.48471</text:p>
          </table:table-cell>
          <table:table-cell office:value-type="float" office:value="7048" calcext:value-type="float">
            <text:p>7048</text:p>
          </table:table-cell>
          <table:table-cell table:formula="of:=[.B368]-[.B$2]" office:value-type="float" office:value="33.5546312332153" calcext:value-type="float">
            <text:p>33.5546312332</text:p>
          </table:table-cell>
          <table:table-cell table:formula="of:=[.D368]/([.E368]-[.E367])" office:value-type="float" office:value="76614.6457187583" calcext:value-type="float">
            <text:p>76614.6457187583</text:p>
          </table:table-cell>
          <table:table-cell table:formula="of:=[.E368]-[.E367]" office:value-type="float" office:value="0.0919928550720215" calcext:value-type="float">
            <text:p>0.091992855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911338.57581" calcext:value-type="float">
            <text:p>1455911338.57581</text:p>
          </table:table-cell>
          <table:table-cell office:value-type="float" office:value="1455911338.57598" calcext:value-type="float">
            <text:p>1455911338.57598</text:p>
          </table:table-cell>
          <table:table-cell office:value-type="float" office:value="6944" calcext:value-type="float">
            <text:p>6944</text:p>
          </table:table-cell>
          <table:table-cell table:formula="of:=[.B369]-[.B$2]" office:value-type="float" office:value="33.6459033489227" calcext:value-type="float">
            <text:p>33.6459033489</text:p>
          </table:table-cell>
          <table:table-cell table:formula="of:=[.D369]/([.E369]-[.E368])" office:value-type="float" office:value="76080.1910439028" calcext:value-type="float">
            <text:p>76080.1910439028</text:p>
          </table:table-cell>
          <table:table-cell table:formula="of:=[.E369]-[.E368]" office:value-type="float" office:value="0.0912721157073975" calcext:value-type="float">
            <text:p>0.091272115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911338.66808" calcext:value-type="float">
            <text:p>1455911338.66808</text:p>
          </table:table-cell>
          <table:table-cell office:value-type="float" office:value="1455911338.66833" calcext:value-type="float">
            <text:p>1455911338.66833</text:p>
          </table:table-cell>
          <table:table-cell office:value-type="float" office:value="6840" calcext:value-type="float">
            <text:p>6840</text:p>
          </table:table-cell>
          <table:table-cell table:formula="of:=[.B370]-[.B$2]" office:value-type="float" office:value="33.7381708621979" calcext:value-type="float">
            <text:p>33.7381708622</text:p>
          </table:table-cell>
          <table:table-cell table:formula="of:=[.D370]/([.E370]-[.E369])" office:value-type="float" office:value="74132.2677636577" calcext:value-type="float">
            <text:p>74132.2677636577</text:p>
          </table:table-cell>
          <table:table-cell table:formula="of:=[.E370]-[.E369]" office:value-type="float" office:value="0.0922675132751465" calcext:value-type="float">
            <text:p>0.09226751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911338.75927" calcext:value-type="float">
            <text:p>1455911338.75927</text:p>
          </table:table-cell>
          <table:table-cell office:value-type="float" office:value="1455911338.75946" calcext:value-type="float">
            <text:p>1455911338.75946</text:p>
          </table:table-cell>
          <table:table-cell office:value-type="float" office:value="6736" calcext:value-type="float">
            <text:p>6736</text:p>
          </table:table-cell>
          <table:table-cell table:formula="of:=[.B371]-[.B$2]" office:value-type="float" office:value="33.8293647766113" calcext:value-type="float">
            <text:p>33.8293647766</text:p>
          </table:table-cell>
          <table:table-cell table:formula="of:=[.D371]/([.E371]-[.E370])" office:value-type="float" office:value="73864.577952653" calcext:value-type="float">
            <text:p>73864.577952653</text:p>
          </table:table-cell>
          <table:table-cell table:formula="of:=[.E371]-[.E370]" office:value-type="float" office:value="0.0911939144134522" calcext:value-type="float">
            <text:p>0.091193914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911338.8515" calcext:value-type="float">
            <text:p>1455911338.8515</text:p>
          </table:table-cell>
          <table:table-cell office:value-type="float" office:value="1455911338.85167" calcext:value-type="float">
            <text:p>1455911338.85167</text:p>
          </table:table-cell>
          <table:table-cell office:value-type="float" office:value="6624" calcext:value-type="float">
            <text:p>6624</text:p>
          </table:table-cell>
          <table:table-cell table:formula="of:=[.B372]-[.B$2]" office:value-type="float" office:value="33.9215912818909" calcext:value-type="float">
            <text:p>33.9215912819</text:p>
          </table:table-cell>
          <table:table-cell table:formula="of:=[.D372]/([.E372]-[.E371])" office:value-type="float" office:value="71823.1703556638" calcext:value-type="float">
            <text:p>71823.1703556638</text:p>
          </table:table-cell>
          <table:table-cell table:formula="of:=[.E372]-[.E371]" office:value-type="float" office:value="0.092226505279541" calcext:value-type="float">
            <text:p>0.092226505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911338.94276" calcext:value-type="float">
            <text:p>1455911338.94276</text:p>
          </table:table-cell>
          <table:table-cell office:value-type="float" office:value="1455911338.94295" calcext:value-type="float">
            <text:p>1455911338.94295</text:p>
          </table:table-cell>
          <table:table-cell office:value-type="float" office:value="6512" calcext:value-type="float">
            <text:p>6512</text:p>
          </table:table-cell>
          <table:table-cell table:formula="of:=[.B373]-[.B$2]" office:value-type="float" office:value="34.0128507614136" calcext:value-type="float">
            <text:p>34.0128507614</text:p>
          </table:table-cell>
          <table:table-cell table:formula="of:=[.D373]/([.E373]-[.E372])" office:value-type="float" office:value="71356.9706298822" calcext:value-type="float">
            <text:p>71356.9706298822</text:p>
          </table:table-cell>
          <table:table-cell table:formula="of:=[.E373]-[.E372]" office:value-type="float" office:value="0.0912594795227051" calcext:value-type="float">
            <text:p>0.09125947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911339.03363" calcext:value-type="float">
            <text:p>1455911339.03363</text:p>
          </table:table-cell>
          <table:table-cell office:value-type="float" office:value="1455911339.0338" calcext:value-type="float">
            <text:p>1455911339.0338</text:p>
          </table:table-cell>
          <table:table-cell office:value-type="float" office:value="6408" calcext:value-type="float">
            <text:p>6408</text:p>
          </table:table-cell>
          <table:table-cell table:formula="of:=[.B374]-[.B$2]" office:value-type="float" office:value="34.1037187576294" calcext:value-type="float">
            <text:p>34.1037187576</text:p>
          </table:table-cell>
          <table:table-cell table:formula="of:=[.D374]/([.E374]-[.E373])" office:value-type="float" office:value="70519.8779202788" calcext:value-type="float">
            <text:p>70519.8779202788</text:p>
          </table:table-cell>
          <table:table-cell table:formula="of:=[.E374]-[.E373]" office:value-type="float" office:value="0.0908679962158203" calcext:value-type="float">
            <text:p>0.090867996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911339.12613" calcext:value-type="float">
            <text:p>1455911339.12613</text:p>
          </table:table-cell>
          <table:table-cell office:value-type="float" office:value="1455911339.1263" calcext:value-type="float">
            <text:p>1455911339.1263</text:p>
          </table:table-cell>
          <table:table-cell office:value-type="float" office:value="6288" calcext:value-type="float">
            <text:p>6288</text:p>
          </table:table-cell>
          <table:table-cell table:formula="of:=[.B375]-[.B$2]" office:value-type="float" office:value="34.1962201595306" calcext:value-type="float">
            <text:p>34.1962201595</text:p>
          </table:table-cell>
          <table:table-cell table:formula="of:=[.D375]/([.E375]-[.E374])" office:value-type="float" office:value="67977.3481348217" calcext:value-type="float">
            <text:p>67977.3481348217</text:p>
          </table:table-cell>
          <table:table-cell table:formula="of:=[.E375]-[.E374]" office:value-type="float" office:value="0.0925014019012451" calcext:value-type="float">
            <text:p>0.09250140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911339.21691" calcext:value-type="float">
            <text:p>1455911339.21691</text:p>
          </table:table-cell>
          <table:table-cell office:value-type="float" office:value="1455911339.21707" calcext:value-type="float">
            <text:p>1455911339.21707</text:p>
          </table:table-cell>
          <table:table-cell office:value-type="float" office:value="6176" calcext:value-type="float">
            <text:p>6176</text:p>
          </table:table-cell>
          <table:table-cell table:formula="of:=[.B376]-[.B$2]" office:value-type="float" office:value="34.2869973182678" calcext:value-type="float">
            <text:p>34.2869973183</text:p>
          </table:table-cell>
          <table:table-cell table:formula="of:=[.D376]/([.E376]-[.E375])" office:value-type="float" office:value="68034.7356748707" calcext:value-type="float">
            <text:p>68034.7356748707</text:p>
          </table:table-cell>
          <table:table-cell table:formula="of:=[.E376]-[.E375]" office:value-type="float" office:value="0.0907771587371826" calcext:value-type="float">
            <text:p>0.09077715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911339.30878" calcext:value-type="float">
            <text:p>1455911339.30878</text:p>
          </table:table-cell>
          <table:table-cell office:value-type="float" office:value="1455911339.30895" calcext:value-type="float">
            <text:p>1455911339.30895</text:p>
          </table:table-cell>
          <table:table-cell office:value-type="float" office:value="6064" calcext:value-type="float">
            <text:p>6064</text:p>
          </table:table-cell>
          <table:table-cell table:formula="of:=[.B377]-[.B$2]" office:value-type="float" office:value="34.3788721561432" calcext:value-type="float">
            <text:p>34.3788721561</text:p>
          </table:table-cell>
          <table:table-cell table:formula="of:=[.D377]/([.E377]-[.E376])" office:value-type="float" office:value="66002.8375584856" calcext:value-type="float">
            <text:p>66002.8375584856</text:p>
          </table:table-cell>
          <table:table-cell table:formula="of:=[.E377]-[.E376]" office:value-type="float" office:value="0.0918748378753662" calcext:value-type="float">
            <text:p>0.091874837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911339.39992" calcext:value-type="float">
            <text:p>1455911339.39992</text:p>
          </table:table-cell>
          <table:table-cell office:value-type="float" office:value="1455911339.40009" calcext:value-type="float">
            <text:p>1455911339.40009</text:p>
          </table:table-cell>
          <table:table-cell office:value-type="float" office:value="5944" calcext:value-type="float">
            <text:p>5944</text:p>
          </table:table-cell>
          <table:table-cell table:formula="of:=[.B378]-[.B$2]" office:value-type="float" office:value="34.4700086116791" calcext:value-type="float">
            <text:p>34.4700086117</text:p>
          </table:table-cell>
          <table:table-cell table:formula="of:=[.D378]/([.E378]-[.E377])" office:value-type="float" office:value="65220.8818638916" calcext:value-type="float">
            <text:p>65220.8818638916</text:p>
          </table:table-cell>
          <table:table-cell table:formula="of:=[.E378]-[.E377]" office:value-type="float" office:value="0.0911364555358887" calcext:value-type="float">
            <text:p>0.091136455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911339.4918" calcext:value-type="float">
            <text:p>1455911339.4918</text:p>
          </table:table-cell>
          <table:table-cell office:value-type="float" office:value="1455911339.49197" calcext:value-type="float">
            <text:p>1455911339.49197</text:p>
          </table:table-cell>
          <table:table-cell office:value-type="float" office:value="5832" calcext:value-type="float">
            <text:p>5832</text:p>
          </table:table-cell>
          <table:table-cell table:formula="of:=[.B379]-[.B$2]" office:value-type="float" office:value="34.5618929862976" calcext:value-type="float">
            <text:p>34.5618929863</text:p>
          </table:table-cell>
          <table:table-cell table:formula="of:=[.D379]/([.E379]-[.E378])" office:value-type="float" office:value="63471.0746436736" calcext:value-type="float">
            <text:p>63471.0746436736</text:p>
          </table:table-cell>
          <table:table-cell table:formula="of:=[.E379]-[.E378]" office:value-type="float" office:value="0.0918843746185303" calcext:value-type="float">
            <text:p>0.091884374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911339.58275" calcext:value-type="float">
            <text:p>1455911339.58275</text:p>
          </table:table-cell>
          <table:table-cell office:value-type="float" office:value="1455911339.58292" calcext:value-type="float">
            <text:p>1455911339.58292</text:p>
          </table:table-cell>
          <table:table-cell office:value-type="float" office:value="5720" calcext:value-type="float">
            <text:p>5720</text:p>
          </table:table-cell>
          <table:table-cell table:formula="of:=[.B380]-[.B$2]" office:value-type="float" office:value="34.6528425216675" calcext:value-type="float">
            <text:p>34.6528425217</text:p>
          </table:table-cell>
          <table:table-cell table:formula="of:=[.D380]/([.E380]-[.E379])" office:value-type="float" office:value="62892.0200277872" calcext:value-type="float">
            <text:p>62892.0200277872</text:p>
          </table:table-cell>
          <table:table-cell table:formula="of:=[.E380]-[.E379]" office:value-type="float" office:value="0.0909495353698731" calcext:value-type="float">
            <text:p>0.09094953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911339.67359" calcext:value-type="float">
            <text:p>1455911339.67359</text:p>
          </table:table-cell>
          <table:table-cell office:value-type="float" office:value="1455911339.67377" calcext:value-type="float">
            <text:p>1455911339.67377</text:p>
          </table:table-cell>
          <table:table-cell office:value-type="float" office:value="5608" calcext:value-type="float">
            <text:p>5608</text:p>
          </table:table-cell>
          <table:table-cell table:formula="of:=[.B381]-[.B$2]" office:value-type="float" office:value="34.7436804771423" calcext:value-type="float">
            <text:p>34.7436804771</text:p>
          </table:table-cell>
          <table:table-cell table:formula="of:=[.D381]/([.E381]-[.E380])" office:value-type="float" office:value="61736.3080298791" calcext:value-type="float">
            <text:p>61736.3080298791</text:p>
          </table:table-cell>
          <table:table-cell table:formula="of:=[.E381]-[.E380]" office:value-type="float" office:value="0.0908379554748535" calcext:value-type="float">
            <text:p>0.090837955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911339.76543" calcext:value-type="float">
            <text:p>1455911339.76543</text:p>
          </table:table-cell>
          <table:table-cell office:value-type="float" office:value="1455911339.7656" calcext:value-type="float">
            <text:p>1455911339.7656</text:p>
          </table:table-cell>
          <table:table-cell office:value-type="float" office:value="5496" calcext:value-type="float">
            <text:p>5496</text:p>
          </table:table-cell>
          <table:table-cell table:formula="of:=[.B382]-[.B$2]" office:value-type="float" office:value="34.8355202674866" calcext:value-type="float">
            <text:p>34.8355202675</text:p>
          </table:table-cell>
          <table:table-cell table:formula="of:=[.D382]/([.E382]-[.E381])" office:value-type="float" office:value="59843.3421875162" calcext:value-type="float">
            <text:p>59843.3421875162</text:p>
          </table:table-cell>
          <table:table-cell table:formula="of:=[.E382]-[.E381]" office:value-type="float" office:value="0.0918397903442383" calcext:value-type="float">
            <text:p>0.091839790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911339.85618" calcext:value-type="float">
            <text:p>1455911339.85618</text:p>
          </table:table-cell>
          <table:table-cell office:value-type="float" office:value="1455911339.85635" calcext:value-type="float">
            <text:p>1455911339.85635</text:p>
          </table:table-cell>
          <table:table-cell office:value-type="float" office:value="5392" calcext:value-type="float">
            <text:p>5392</text:p>
          </table:table-cell>
          <table:table-cell table:formula="of:=[.B383]-[.B$2]" office:value-type="float" office:value="34.9262676239014" calcext:value-type="float">
            <text:p>34.9262676239</text:p>
          </table:table-cell>
          <table:table-cell table:formula="of:=[.D383]/([.E383]-[.E382])" office:value-type="float" office:value="59417.7088239776" calcext:value-type="float">
            <text:p>59417.7088239776</text:p>
          </table:table-cell>
          <table:table-cell table:formula="of:=[.E383]-[.E382]" office:value-type="float" office:value="0.0907473564147949" calcext:value-type="float">
            <text:p>0.090747356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911339.94856" calcext:value-type="float">
            <text:p>1455911339.94856</text:p>
          </table:table-cell>
          <table:table-cell office:value-type="float" office:value="1455911339.94873" calcext:value-type="float">
            <text:p>1455911339.94873</text:p>
          </table:table-cell>
          <table:table-cell office:value-type="float" office:value="5288" calcext:value-type="float">
            <text:p>5288</text:p>
          </table:table-cell>
          <table:table-cell table:formula="of:=[.B384]-[.B$2]" office:value-type="float" office:value="35.0186505317688" calcext:value-type="float">
            <text:p>35.0186505318</text:p>
          </table:table-cell>
          <table:table-cell table:formula="of:=[.D384]/([.E384]-[.E383])" office:value-type="float" office:value="57240.0254773125" calcext:value-type="float">
            <text:p>57240.0254773125</text:p>
          </table:table-cell>
          <table:table-cell table:formula="of:=[.E384]-[.E383]" office:value-type="float" office:value="0.0923829078674316" calcext:value-type="float">
            <text:p>0.092382907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911340.03917" calcext:value-type="float">
            <text:p>1455911340.03917</text:p>
          </table:table-cell>
          <table:table-cell office:value-type="float" office:value="1455911340.03935" calcext:value-type="float">
            <text:p>1455911340.03935</text:p>
          </table:table-cell>
          <table:table-cell office:value-type="float" office:value="5184" calcext:value-type="float">
            <text:p>5184</text:p>
          </table:table-cell>
          <table:table-cell table:formula="of:=[.B385]-[.B$2]" office:value-type="float" office:value="35.1092612743378" calcext:value-type="float">
            <text:p>35.1092612743</text:p>
          </table:table-cell>
          <table:table-cell table:formula="of:=[.D385]/([.E385]-[.E384])" office:value-type="float" office:value="57211.759367871" calcext:value-type="float">
            <text:p>57211.759367871</text:p>
          </table:table-cell>
          <table:table-cell table:formula="of:=[.E385]-[.E384]" office:value-type="float" office:value="0.0906107425689697" calcext:value-type="float">
            <text:p>0.090610742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911340.13117" calcext:value-type="float">
            <text:p>1455911340.13117</text:p>
          </table:table-cell>
          <table:table-cell office:value-type="float" office:value="1455911340.13134" calcext:value-type="float">
            <text:p>1455911340.13134</text:p>
          </table:table-cell>
          <table:table-cell office:value-type="float" office:value="5088" calcext:value-type="float">
            <text:p>5088</text:p>
          </table:table-cell>
          <table:table-cell table:formula="of:=[.B386]-[.B$2]" office:value-type="float" office:value="35.2012627124786" calcext:value-type="float">
            <text:p>35.2012627125</text:p>
          </table:table-cell>
          <table:table-cell table:formula="of:=[.D386]/([.E386]-[.E385])" office:value-type="float" office:value="55303.4833239177" calcext:value-type="float">
            <text:p>55303.4833239177</text:p>
          </table:table-cell>
          <table:table-cell table:formula="of:=[.E386]-[.E385]" office:value-type="float" office:value="0.0920014381408691" calcext:value-type="float">
            <text:p>0.092001438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911340.22195" calcext:value-type="float">
            <text:p>1455911340.22195</text:p>
          </table:table-cell>
          <table:table-cell office:value-type="float" office:value="1455911340.22211" calcext:value-type="float">
            <text:p>1455911340.22211</text:p>
          </table:table-cell>
          <table:table-cell office:value-type="float" office:value="4992" calcext:value-type="float">
            <text:p>4992</text:p>
          </table:table-cell>
          <table:table-cell table:formula="of:=[.B387]-[.B$2]" office:value-type="float" office:value="35.2920401096344" calcext:value-type="float">
            <text:p>35.2920401096</text:p>
          </table:table-cell>
          <table:table-cell table:formula="of:=[.D387]/([.E387]-[.E386])" office:value-type="float" office:value="54991.662643008" calcext:value-type="float">
            <text:p>54991.662643008</text:p>
          </table:table-cell>
          <table:table-cell table:formula="of:=[.E387]-[.E386]" office:value-type="float" office:value="0.0907773971557617" calcext:value-type="float">
            <text:p>0.090777397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911340.31255" calcext:value-type="float">
            <text:p>1455911340.31255</text:p>
          </table:table-cell>
          <table:table-cell office:value-type="float" office:value="1455911340.31272" calcext:value-type="float">
            <text:p>1455911340.31272</text:p>
          </table:table-cell>
          <table:table-cell office:value-type="float" office:value="4904" calcext:value-type="float">
            <text:p>4904</text:p>
          </table:table-cell>
          <table:table-cell table:formula="of:=[.B388]-[.B$2]" office:value-type="float" office:value="35.3826439380646" calcext:value-type="float">
            <text:p>35.3826439381</text:p>
          </table:table-cell>
          <table:table-cell table:formula="of:=[.D388]/([.E388]-[.E387])" office:value-type="float" office:value="54125.7481606231" calcext:value-type="float">
            <text:p>54125.7481606231</text:p>
          </table:table-cell>
          <table:table-cell table:formula="of:=[.E388]-[.E387]" office:value-type="float" office:value="0.0906038284301758" calcext:value-type="float">
            <text:p>0.090603828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911340.40417" calcext:value-type="float">
            <text:p>1455911340.40417</text:p>
          </table:table-cell>
          <table:table-cell office:value-type="float" office:value="1455911340.40434" calcext:value-type="float">
            <text:p>1455911340.40434</text:p>
          </table:table-cell>
          <table:table-cell office:value-type="float" office:value="4824" calcext:value-type="float">
            <text:p>4824</text:p>
          </table:table-cell>
          <table:table-cell table:formula="of:=[.B389]-[.B$2]" office:value-type="float" office:value="35.4742577075958" calcext:value-type="float">
            <text:p>35.4742577076</text:p>
          </table:table-cell>
          <table:table-cell table:formula="of:=[.D389]/([.E389]-[.E388])" office:value-type="float" office:value="52655.8401065956" calcext:value-type="float">
            <text:p>52655.8401065956</text:p>
          </table:table-cell>
          <table:table-cell table:formula="of:=[.E389]-[.E388]" office:value-type="float" office:value="0.09161376953125" calcext:value-type="float">
            <text:p>0.091613769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911340.49475" calcext:value-type="float">
            <text:p>1455911340.49475</text:p>
          </table:table-cell>
          <table:table-cell office:value-type="float" office:value="1455911340.49491" calcext:value-type="float">
            <text:p>1455911340.49491</text:p>
          </table:table-cell>
          <table:table-cell office:value-type="float" office:value="4744" calcext:value-type="float">
            <text:p>4744</text:p>
          </table:table-cell>
          <table:table-cell table:formula="of:=[.B390]-[.B$2]" office:value-type="float" office:value="35.5648381710052" calcext:value-type="float">
            <text:p>35.564838171</text:p>
          </table:table-cell>
          <table:table-cell table:formula="of:=[.D390]/([.E390]-[.E389])" office:value-type="float" office:value="52373.3244613368" calcext:value-type="float">
            <text:p>52373.3244613368</text:p>
          </table:table-cell>
          <table:table-cell table:formula="of:=[.E390]-[.E389]" office:value-type="float" office:value="0.0905804634094238" calcext:value-type="float">
            <text:p>0.090580463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911340.58638" calcext:value-type="float">
            <text:p>1455911340.58638</text:p>
          </table:table-cell>
          <table:table-cell office:value-type="float" office:value="1455911340.58657" calcext:value-type="float">
            <text:p>1455911340.58657</text:p>
          </table:table-cell>
          <table:table-cell office:value-type="float" office:value="4672" calcext:value-type="float">
            <text:p>4672</text:p>
          </table:table-cell>
          <table:table-cell table:formula="of:=[.B391]-[.B$2]" office:value-type="float" office:value="35.6564683914185" calcext:value-type="float">
            <text:p>35.6564683914</text:p>
          </table:table-cell>
          <table:table-cell table:formula="of:=[.D391]/([.E391]-[.E390])" office:value-type="float" office:value="50987.5451453848" calcext:value-type="float">
            <text:p>50987.5451453848</text:p>
          </table:table-cell>
          <table:table-cell table:formula="of:=[.E391]-[.E390]" office:value-type="float" office:value="0.091630220413208" calcext:value-type="float">
            <text:p>0.091630220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911340.67746" calcext:value-type="float">
            <text:p>1455911340.67746</text:p>
          </table:table-cell>
          <table:table-cell office:value-type="float" office:value="1455911340.67763" calcext:value-type="float">
            <text:p>1455911340.67763</text:p>
          </table:table-cell>
          <table:table-cell office:value-type="float" office:value="4600" calcext:value-type="float">
            <text:p>4600</text:p>
          </table:table-cell>
          <table:table-cell table:formula="of:=[.B392]-[.B$2]" office:value-type="float" office:value="35.7475514411926" calcext:value-type="float">
            <text:p>35.7475514412</text:p>
          </table:table-cell>
          <table:table-cell table:formula="of:=[.D392]/([.E392]-[.E391])" office:value-type="float" office:value="50503.3594220349" calcext:value-type="float">
            <text:p>50503.3594220349</text:p>
          </table:table-cell>
          <table:table-cell table:formula="of:=[.E392]-[.E391]" office:value-type="float" office:value="0.0910830497741699" calcext:value-type="float">
            <text:p>0.091083049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911340.7695" calcext:value-type="float">
            <text:p>1455911340.7695</text:p>
          </table:table-cell>
          <table:table-cell office:value-type="float" office:value="1455911340.76967" calcext:value-type="float">
            <text:p>1455911340.76967</text:p>
          </table:table-cell>
          <table:table-cell office:value-type="float" office:value="4544" calcext:value-type="float">
            <text:p>4544</text:p>
          </table:table-cell>
          <table:table-cell table:formula="of:=[.B393]-[.B$2]" office:value-type="float" office:value="35.8395919799805" calcext:value-type="float">
            <text:p>35.83959198</text:p>
          </table:table-cell>
          <table:table-cell table:formula="of:=[.D393]/([.E393]-[.E392])" office:value-type="float" office:value="49369.550198681" calcext:value-type="float">
            <text:p>49369.550198681</text:p>
          </table:table-cell>
          <table:table-cell table:formula="of:=[.E393]-[.E392]" office:value-type="float" office:value="0.0920405387878418" calcext:value-type="float">
            <text:p>0.092040538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911340.86062" calcext:value-type="float">
            <text:p>1455911340.86062</text:p>
          </table:table-cell>
          <table:table-cell office:value-type="float" office:value="1455911340.86078" calcext:value-type="float">
            <text:p>1455911340.86078</text:p>
          </table:table-cell>
          <table:table-cell office:value-type="float" office:value="4488" calcext:value-type="float">
            <text:p>4488</text:p>
          </table:table-cell>
          <table:table-cell table:formula="of:=[.B394]-[.B$2]" office:value-type="float" office:value="35.9307103157043" calcext:value-type="float">
            <text:p>35.9307103157</text:p>
          </table:table-cell>
          <table:table-cell table:formula="of:=[.D394]/([.E394]-[.E393])" office:value-type="float" office:value="49254.6309625358" calcext:value-type="float">
            <text:p>49254.6309625358</text:p>
          </table:table-cell>
          <table:table-cell table:formula="of:=[.E394]-[.E393]" office:value-type="float" office:value="0.091118335723877" calcext:value-type="float">
            <text:p>0.091118335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911340.95129" calcext:value-type="float">
            <text:p>1455911340.95129</text:p>
          </table:table-cell>
          <table:table-cell office:value-type="float" office:value="1455911340.95146" calcext:value-type="float">
            <text:p>1455911340.95146</text:p>
          </table:table-cell>
          <table:table-cell office:value-type="float" office:value="4440" calcext:value-type="float">
            <text:p>4440</text:p>
          </table:table-cell>
          <table:table-cell table:formula="of:=[.B395]-[.B$2]" office:value-type="float" office:value="36.0213801860809" calcext:value-type="float">
            <text:p>36.0213801861</text:p>
          </table:table-cell>
          <table:table-cell table:formula="of:=[.D395]/([.E395]-[.E394])" office:value-type="float" office:value="48968.8579189423" calcext:value-type="float">
            <text:p>48968.8579189423</text:p>
          </table:table-cell>
          <table:table-cell table:formula="of:=[.E395]-[.E394]" office:value-type="float" office:value="0.0906698703765869" calcext:value-type="float">
            <text:p>0.090669870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911341.04284" calcext:value-type="float">
            <text:p>1455911341.04284</text:p>
          </table:table-cell>
          <table:table-cell office:value-type="float" office:value="1455911341.04301" calcext:value-type="float">
            <text:p>1455911341.04301</text:p>
          </table:table-cell>
          <table:table-cell office:value-type="float" office:value="4400" calcext:value-type="float">
            <text:p>4400</text:p>
          </table:table-cell>
          <table:table-cell table:formula="of:=[.B396]-[.B$2]" office:value-type="float" office:value="36.1129305362701" calcext:value-type="float">
            <text:p>36.1129305363</text:p>
          </table:table-cell>
          <table:table-cell table:formula="of:=[.D396]/([.E396]-[.E395])" office:value-type="float" office:value="48060.9849214823" calcext:value-type="float">
            <text:p>48060.9849214823</text:p>
          </table:table-cell>
          <table:table-cell table:formula="of:=[.E396]-[.E395]" office:value-type="float" office:value="0.091550350189209" calcext:value-type="float">
            <text:p>0.091550350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911341.13359" calcext:value-type="float">
            <text:p>1455911341.13359</text:p>
          </table:table-cell>
          <table:table-cell office:value-type="float" office:value="1455911341.13377" calcext:value-type="float">
            <text:p>1455911341.13377</text:p>
          </table:table-cell>
          <table:table-cell office:value-type="float" office:value="4360" calcext:value-type="float">
            <text:p>4360</text:p>
          </table:table-cell>
          <table:table-cell table:formula="of:=[.B397]-[.B$2]" office:value-type="float" office:value="36.2036867141724" calcext:value-type="float">
            <text:p>36.2036867142</text:p>
          </table:table-cell>
          <table:table-cell table:formula="of:=[.D397]/([.E397]-[.E396])" office:value-type="float" office:value="48040.8067062647" calcext:value-type="float">
            <text:p>48040.8067062647</text:p>
          </table:table-cell>
          <table:table-cell table:formula="of:=[.E397]-[.E396]" office:value-type="float" office:value="0.0907561779022217" calcext:value-type="float">
            <text:p>0.090756177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911341.22535" calcext:value-type="float">
            <text:p>1455911341.22535</text:p>
          </table:table-cell>
          <table:table-cell office:value-type="float" office:value="1455911341.22551" calcext:value-type="float">
            <text:p>1455911341.22551</text:p>
          </table:table-cell>
          <table:table-cell office:value-type="float" office:value="4336" calcext:value-type="float">
            <text:p>4336</text:p>
          </table:table-cell>
          <table:table-cell table:formula="of:=[.B398]-[.B$2]" office:value-type="float" office:value="36.2954425811768" calcext:value-type="float">
            <text:p>36.2954425812</text:p>
          </table:table-cell>
          <table:table-cell table:formula="of:=[.D398]/([.E398]-[.E397])" office:value-type="float" office:value="47255.8337854552" calcext:value-type="float">
            <text:p>47255.8337854552</text:p>
          </table:table-cell>
          <table:table-cell table:formula="of:=[.E398]-[.E397]" office:value-type="float" office:value="0.0917558670043945" calcext:value-type="float">
            <text:p>0.09175586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911341.31603" calcext:value-type="float">
            <text:p>1455911341.31603</text:p>
          </table:table-cell>
          <table:table-cell office:value-type="float" office:value="1455911341.3162" calcext:value-type="float">
            <text:p>1455911341.3162</text:p>
          </table:table-cell>
          <table:table-cell office:value-type="float" office:value="4312" calcext:value-type="float">
            <text:p>4312</text:p>
          </table:table-cell>
          <table:table-cell table:formula="of:=[.B399]-[.B$2]" office:value-type="float" office:value="36.386123418808" calcext:value-type="float">
            <text:p>36.3861234188</text:p>
          </table:table-cell>
          <table:table-cell table:formula="of:=[.D399]/([.E399]-[.E398])" office:value-type="float" office:value="47551.3913704209" calcext:value-type="float">
            <text:p>47551.3913704209</text:p>
          </table:table-cell>
          <table:table-cell table:formula="of:=[.E399]-[.E398]" office:value-type="float" office:value="0.0906808376312256" calcext:value-type="float">
            <text:p>0.090680837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911341.40815" calcext:value-type="float">
            <text:p>1455911341.40815</text:p>
          </table:table-cell>
          <table:table-cell office:value-type="float" office:value="1455911341.40832" calcext:value-type="float">
            <text:p>1455911341.40832</text:p>
          </table:table-cell>
          <table:table-cell office:value-type="float" office:value="4296" calcext:value-type="float">
            <text:p>4296</text:p>
          </table:table-cell>
          <table:table-cell table:formula="of:=[.B400]-[.B$2]" office:value-type="float" office:value="36.4782402515411" calcext:value-type="float">
            <text:p>36.4782402515</text:p>
          </table:table-cell>
          <table:table-cell table:formula="of:=[.D400]/([.E400]-[.E399])" office:value-type="float" office:value="46636.4275945606" calcext:value-type="float">
            <text:p>46636.4275945606</text:p>
          </table:table-cell>
          <table:table-cell table:formula="of:=[.E400]-[.E399]" office:value-type="float" office:value="0.0921168327331543" calcext:value-type="float">
            <text:p>0.09211683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911341.49892" calcext:value-type="float">
            <text:p>1455911341.49892</text:p>
          </table:table-cell>
          <table:table-cell office:value-type="float" office:value="1455911341.49916" calcext:value-type="float">
            <text:p>1455911341.49916</text:p>
          </table:table-cell>
          <table:table-cell office:value-type="float" office:value="4296" calcext:value-type="float">
            <text:p>4296</text:p>
          </table:table-cell>
          <table:table-cell table:formula="of:=[.B401]-[.B$2]" office:value-type="float" office:value="36.5690066814423" calcext:value-type="float">
            <text:p>36.5690066814</text:p>
          </table:table-cell>
          <table:table-cell table:formula="of:=[.D401]/([.E401]-[.E400])" office:value-type="float" office:value="47330.2740306066" calcext:value-type="float">
            <text:p>47330.2740306066</text:p>
          </table:table-cell>
          <table:table-cell table:formula="of:=[.E401]-[.E400]" office:value-type="float" office:value="0.0907664299011231" calcext:value-type="float">
            <text:p>0.09076642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911341.58979" calcext:value-type="float">
            <text:p>1455911341.58979</text:p>
          </table:table-cell>
          <table:table-cell office:value-type="float" office:value="1455911341.58996" calcext:value-type="float">
            <text:p>1455911341.58996</text:p>
          </table:table-cell>
          <table:table-cell office:value-type="float" office:value="4296" calcext:value-type="float">
            <text:p>4296</text:p>
          </table:table-cell>
          <table:table-cell table:formula="of:=[.B402]-[.B$2]" office:value-type="float" office:value="36.6598839759827" calcext:value-type="float">
            <text:p>36.659883976</text:p>
          </table:table-cell>
          <table:table-cell table:formula="of:=[.D402]/([.E402]-[.E401])" office:value-type="float" office:value="47272.5340441329" calcext:value-type="float">
            <text:p>47272.5340441329</text:p>
          </table:table-cell>
          <table:table-cell table:formula="of:=[.E402]-[.E401]" office:value-type="float" office:value="0.0908772945404053" calcext:value-type="float">
            <text:p>0.090877294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911341.68144" calcext:value-type="float">
            <text:p>1455911341.68144</text:p>
          </table:table-cell>
          <table:table-cell office:value-type="float" office:value="1455911341.68161" calcext:value-type="float">
            <text:p>1455911341.68161</text:p>
          </table:table-cell>
          <table:table-cell office:value-type="float" office:value="4304" calcext:value-type="float">
            <text:p>4304</text:p>
          </table:table-cell>
          <table:table-cell table:formula="of:=[.B403]-[.B$2]" office:value-type="float" office:value="36.751528263092" calcext:value-type="float">
            <text:p>36.7515282631</text:p>
          </table:table-cell>
          <table:table-cell table:formula="of:=[.D403]/([.E403]-[.E402])" office:value-type="float" office:value="46964.1931401931" calcext:value-type="float">
            <text:p>46964.1931401931</text:p>
          </table:table-cell>
          <table:table-cell table:formula="of:=[.E403]-[.E402]" office:value-type="float" office:value="0.091644287109375" calcext:value-type="float">
            <text:p>0.091644287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911341.77191" calcext:value-type="float">
            <text:p>1455911341.77191</text:p>
          </table:table-cell>
          <table:table-cell office:value-type="float" office:value="1455911341.77207" calcext:value-type="float">
            <text:p>1455911341.77207</text:p>
          </table:table-cell>
          <table:table-cell office:value-type="float" office:value="4320" calcext:value-type="float">
            <text:p>4320</text:p>
          </table:table-cell>
          <table:table-cell table:formula="of:=[.B404]-[.B$2]" office:value-type="float" office:value="36.8419976234436" calcext:value-type="float">
            <text:p>36.8419976234</text:p>
          </table:table-cell>
          <table:table-cell table:formula="of:=[.D404]/([.E404]-[.E403])" office:value-type="float" office:value="47750.9731826615" calcext:value-type="float">
            <text:p>47750.9731826615</text:p>
          </table:table-cell>
          <table:table-cell table:formula="of:=[.E404]-[.E403]" office:value-type="float" office:value="0.0904693603515625" calcext:value-type="float">
            <text:p>0.09046936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911341.86348" calcext:value-type="float">
            <text:p>1455911341.86348</text:p>
          </table:table-cell>
          <table:table-cell office:value-type="float" office:value="1455911341.86365" calcext:value-type="float">
            <text:p>1455911341.86365</text:p>
          </table:table-cell>
          <table:table-cell office:value-type="float" office:value="4336" calcext:value-type="float">
            <text:p>4336</text:p>
          </table:table-cell>
          <table:table-cell table:formula="of:=[.B405]-[.B$2]" office:value-type="float" office:value="36.9335696697235" calcext:value-type="float">
            <text:p>36.9335696697</text:p>
          </table:table-cell>
          <table:table-cell table:formula="of:=[.D405]/([.E405]-[.E404])" office:value-type="float" office:value="47350.6946295182" calcext:value-type="float">
            <text:p>47350.6946295182</text:p>
          </table:table-cell>
          <table:table-cell table:formula="of:=[.E405]-[.E404]" office:value-type="float" office:value="0.0915720462799072" calcext:value-type="float">
            <text:p>0.091572046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911341.95441" calcext:value-type="float">
            <text:p>1455911341.95441</text:p>
          </table:table-cell>
          <table:table-cell office:value-type="float" office:value="1455911341.95457" calcext:value-type="float">
            <text:p>1455911341.95457</text:p>
          </table:table-cell>
          <table:table-cell office:value-type="float" office:value="4368" calcext:value-type="float">
            <text:p>4368</text:p>
          </table:table-cell>
          <table:table-cell table:formula="of:=[.B406]-[.B$2]" office:value-type="float" office:value="37.0244970321655" calcext:value-type="float">
            <text:p>37.0244970322</text:p>
          </table:table-cell>
          <table:table-cell table:formula="of:=[.D406]/([.E406]-[.E405])" office:value-type="float" office:value="48038.3449237893" calcext:value-type="float">
            <text:p>48038.3449237893</text:p>
          </table:table-cell>
          <table:table-cell table:formula="of:=[.E406]-[.E405]" office:value-type="float" office:value="0.0909273624420166" calcext:value-type="float">
            <text:p>0.09092736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911342.04619" calcext:value-type="float">
            <text:p>1455911342.04619</text:p>
          </table:table-cell>
          <table:table-cell office:value-type="float" office:value="1455911342.04636" calcext:value-type="float">
            <text:p>1455911342.04636</text:p>
          </table:table-cell>
          <table:table-cell office:value-type="float" office:value="4408" calcext:value-type="float">
            <text:p>4408</text:p>
          </table:table-cell>
          <table:table-cell table:formula="of:=[.B407]-[.B$2]" office:value-type="float" office:value="37.1162800788879" calcext:value-type="float">
            <text:p>37.1162800789</text:p>
          </table:table-cell>
          <table:table-cell table:formula="of:=[.D407]/([.E407]-[.E406])" office:value-type="float" office:value="48026.2985094788" calcext:value-type="float">
            <text:p>48026.2985094788</text:p>
          </table:table-cell>
          <table:table-cell table:formula="of:=[.E407]-[.E406]" office:value-type="float" office:value="0.0917830467224121" calcext:value-type="float">
            <text:p>0.091783046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911342.13764" calcext:value-type="float">
            <text:p>1455911342.13764</text:p>
          </table:table-cell>
          <table:table-cell office:value-type="float" office:value="1455911342.13787" calcext:value-type="float">
            <text:p>1455911342.13787</text:p>
          </table:table-cell>
          <table:table-cell office:value-type="float" office:value="4448" calcext:value-type="float">
            <text:p>4448</text:p>
          </table:table-cell>
          <table:table-cell table:formula="of:=[.B408]-[.B$2]" office:value-type="float" office:value="37.2077348232269" calcext:value-type="float">
            <text:p>37.2077348232</text:p>
          </table:table-cell>
          <table:table-cell table:formula="of:=[.D408]/([.E408]-[.E407])" office:value-type="float" office:value="48636.0771346415" calcext:value-type="float">
            <text:p>48636.0771346415</text:p>
          </table:table-cell>
          <table:table-cell table:formula="of:=[.E408]-[.E407]" office:value-type="float" office:value="0.0914547443389893" calcext:value-type="float">
            <text:p>0.091454744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911342.2285" calcext:value-type="float">
            <text:p>1455911342.2285</text:p>
          </table:table-cell>
          <table:table-cell office:value-type="float" office:value="1455911342.22867" calcext:value-type="float">
            <text:p>1455911342.22867</text:p>
          </table:table-cell>
          <table:table-cell office:value-type="float" office:value="4496" calcext:value-type="float">
            <text:p>4496</text:p>
          </table:table-cell>
          <table:table-cell table:formula="of:=[.B409]-[.B$2]" office:value-type="float" office:value="37.298588514328" calcext:value-type="float">
            <text:p>37.2985885143</text:p>
          </table:table-cell>
          <table:table-cell table:formula="of:=[.D409]/([.E409]-[.E408])" office:value-type="float" office:value="49486.1567594235" calcext:value-type="float">
            <text:p>49486.1567594235</text:p>
          </table:table-cell>
          <table:table-cell table:formula="of:=[.E409]-[.E408]" office:value-type="float" office:value="0.0908536911010742" calcext:value-type="float">
            <text:p>0.09085369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911342.32199" calcext:value-type="float">
            <text:p>1455911342.32199</text:p>
          </table:table-cell>
          <table:table-cell office:value-type="float" office:value="1455911342.32216" calcext:value-type="float">
            <text:p>1455911342.32216</text:p>
          </table:table-cell>
          <table:table-cell office:value-type="float" office:value="4560" calcext:value-type="float">
            <text:p>4560</text:p>
          </table:table-cell>
          <table:table-cell table:formula="of:=[.B410]-[.B$2]" office:value-type="float" office:value="37.3920772075653" calcext:value-type="float">
            <text:p>37.3920772076</text:p>
          </table:table-cell>
          <table:table-cell table:formula="of:=[.D410]/([.E410]-[.E409])" office:value-type="float" office:value="48775.951851474" calcext:value-type="float">
            <text:p>48775.951851474</text:p>
          </table:table-cell>
          <table:table-cell table:formula="of:=[.E410]-[.E409]" office:value-type="float" office:value="0.0934886932373047" calcext:value-type="float">
            <text:p>0.093488693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911342.41324" calcext:value-type="float">
            <text:p>1455911342.41324</text:p>
          </table:table-cell>
          <table:table-cell office:value-type="float" office:value="1455911342.41359" calcext:value-type="float">
            <text:p>1455911342.41359</text:p>
          </table:table-cell>
          <table:table-cell office:value-type="float" office:value="4624" calcext:value-type="float">
            <text:p>4624</text:p>
          </table:table-cell>
          <table:table-cell table:formula="of:=[.B411]-[.B$2]" office:value-type="float" office:value="37.4833288192749" calcext:value-type="float">
            <text:p>37.4833288193</text:p>
          </table:table-cell>
          <table:table-cell table:formula="of:=[.D411]/([.E411]-[.E410])" office:value-type="float" office:value="50673.0775859141" calcext:value-type="float">
            <text:p>50673.0775859141</text:p>
          </table:table-cell>
          <table:table-cell table:formula="of:=[.E411]-[.E410]" office:value-type="float" office:value="0.0912516117095947" calcext:value-type="float">
            <text:p>0.09125161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911342.50549" calcext:value-type="float">
            <text:p>1455911342.50549</text:p>
          </table:table-cell>
          <table:table-cell office:value-type="float" office:value="1455911342.50567" calcext:value-type="float">
            <text:p>1455911342.50567</text:p>
          </table:table-cell>
          <table:table-cell office:value-type="float" office:value="4688" calcext:value-type="float">
            <text:p>4688</text:p>
          </table:table-cell>
          <table:table-cell table:formula="of:=[.B412]-[.B$2]" office:value-type="float" office:value="37.5755848884582" calcext:value-type="float">
            <text:p>37.5755848885</text:p>
          </table:table-cell>
          <table:table-cell table:formula="of:=[.D412]/([.E412]-[.E411])" office:value-type="float" office:value="50815.0850290735" calcext:value-type="float">
            <text:p>50815.0850290735</text:p>
          </table:table-cell>
          <table:table-cell table:formula="of:=[.E412]-[.E411]" office:value-type="float" office:value="0.0922560691833496" calcext:value-type="float">
            <text:p>0.092256069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911342.59617" calcext:value-type="float">
            <text:p>1455911342.59617</text:p>
          </table:table-cell>
          <table:table-cell office:value-type="float" office:value="1455911342.59633" calcext:value-type="float">
            <text:p>1455911342.59633</text:p>
          </table:table-cell>
          <table:table-cell office:value-type="float" office:value="4768" calcext:value-type="float">
            <text:p>4768</text:p>
          </table:table-cell>
          <table:table-cell table:formula="of:=[.B413]-[.B$2]" office:value-type="float" office:value="37.6662580966949" calcext:value-type="float">
            <text:p>37.6662580967</text:p>
          </table:table-cell>
          <table:table-cell table:formula="of:=[.D413]/([.E413]-[.E412])" office:value-type="float" office:value="52584.4413440579" calcext:value-type="float">
            <text:p>52584.4413440579</text:p>
          </table:table-cell>
          <table:table-cell table:formula="of:=[.E413]-[.E412]" office:value-type="float" office:value="0.0906732082366943" calcext:value-type="float">
            <text:p>0.090673208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911342.68752" calcext:value-type="float">
            <text:p>1455911342.68752</text:p>
          </table:table-cell>
          <table:table-cell office:value-type="float" office:value="1455911342.6877" calcext:value-type="float">
            <text:p>1455911342.6877</text:p>
          </table:table-cell>
          <table:table-cell office:value-type="float" office:value="4848" calcext:value-type="float">
            <text:p>4848</text:p>
          </table:table-cell>
          <table:table-cell table:formula="of:=[.B414]-[.B$2]" office:value-type="float" office:value="37.7576160430908" calcext:value-type="float">
            <text:p>37.7576160431</text:p>
          </table:table-cell>
          <table:table-cell table:formula="of:=[.D414]/([.E414]-[.E413])" office:value-type="float" office:value="53065.991424463" calcext:value-type="float">
            <text:p>53065.991424463</text:p>
          </table:table-cell>
          <table:table-cell table:formula="of:=[.E414]-[.E413]" office:value-type="float" office:value="0.091357946395874" calcext:value-type="float">
            <text:p>0.091357946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911342.77865" calcext:value-type="float">
            <text:p>1455911342.77865</text:p>
          </table:table-cell>
          <table:table-cell office:value-type="float" office:value="1455911342.77881" calcext:value-type="float">
            <text:p>1455911342.77881</text:p>
          </table:table-cell>
          <table:table-cell office:value-type="float" office:value="4928" calcext:value-type="float">
            <text:p>4928</text:p>
          </table:table-cell>
          <table:table-cell table:formula="of:=[.B415]-[.B$2]" office:value-type="float" office:value="37.8487374782562" calcext:value-type="float">
            <text:p>37.8487374783</text:p>
          </table:table-cell>
          <table:table-cell table:formula="of:=[.D415]/([.E415]-[.E414])" office:value-type="float" office:value="54081.6767323145" calcext:value-type="float">
            <text:p>54081.6767323145</text:p>
          </table:table-cell>
          <table:table-cell table:formula="of:=[.E415]-[.E414]" office:value-type="float" office:value="0.0911214351654053" calcext:value-type="float">
            <text:p>0.091121435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911342.86962" calcext:value-type="float">
            <text:p>1455911342.86962</text:p>
          </table:table-cell>
          <table:table-cell office:value-type="float" office:value="1455911342.86979" calcext:value-type="float">
            <text:p>1455911342.86979</text:p>
          </table:table-cell>
          <table:table-cell office:value-type="float" office:value="5024" calcext:value-type="float">
            <text:p>5024</text:p>
          </table:table-cell>
          <table:table-cell table:formula="of:=[.B416]-[.B$2]" office:value-type="float" office:value="37.9397084712982" calcext:value-type="float">
            <text:p>37.9397084713</text:p>
          </table:table-cell>
          <table:table-cell table:formula="of:=[.D416]/([.E416]-[.E415])" office:value-type="float" office:value="55226.3950518922" calcext:value-type="float">
            <text:p>55226.3950518922</text:p>
          </table:table-cell>
          <table:table-cell table:formula="of:=[.E416]-[.E415]" office:value-type="float" office:value="0.0909709930419922" calcext:value-type="float">
            <text:p>0.0909709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911342.9622" calcext:value-type="float">
            <text:p>1455911342.9622</text:p>
          </table:table-cell>
          <table:table-cell office:value-type="float" office:value="1455911342.96237" calcext:value-type="float">
            <text:p>1455911342.96237</text:p>
          </table:table-cell>
          <table:table-cell office:value-type="float" office:value="5112" calcext:value-type="float">
            <text:p>5112</text:p>
          </table:table-cell>
          <table:table-cell table:formula="of:=[.B417]-[.B$2]" office:value-type="float" office:value="38.0322949886322" calcext:value-type="float">
            <text:p>38.0322949886</text:p>
          </table:table-cell>
          <table:table-cell table:formula="of:=[.D417]/([.E417]-[.E416])" office:value-type="float" office:value="55213.2226937497" calcext:value-type="float">
            <text:p>55213.2226937497</text:p>
          </table:table-cell>
          <table:table-cell table:formula="of:=[.E417]-[.E416]" office:value-type="float" office:value="0.0925865173339844" calcext:value-type="float">
            <text:p>0.092586517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911343.05318" calcext:value-type="float">
            <text:p>1455911343.05318</text:p>
          </table:table-cell>
          <table:table-cell office:value-type="float" office:value="1455911343.05335" calcext:value-type="float">
            <text:p>1455911343.05335</text:p>
          </table:table-cell>
          <table:table-cell office:value-type="float" office:value="5216" calcext:value-type="float">
            <text:p>5216</text:p>
          </table:table-cell>
          <table:table-cell table:formula="of:=[.B418]-[.B$2]" office:value-type="float" office:value="38.1232707500458" calcext:value-type="float">
            <text:p>38.12327075</text:p>
          </table:table-cell>
          <table:table-cell table:formula="of:=[.D418]/([.E418]-[.E417])" office:value-type="float" office:value="57333.9526809581" calcext:value-type="float">
            <text:p>57333.9526809581</text:p>
          </table:table-cell>
          <table:table-cell table:formula="of:=[.E418]-[.E417]" office:value-type="float" office:value="0.0909757614135742" calcext:value-type="float">
            <text:p>0.09097576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911343.14586" calcext:value-type="float">
            <text:p>1455911343.14586</text:p>
          </table:table-cell>
          <table:table-cell office:value-type="float" office:value="1455911343.14602" calcext:value-type="float">
            <text:p>1455911343.14602</text:p>
          </table:table-cell>
          <table:table-cell office:value-type="float" office:value="5320" calcext:value-type="float">
            <text:p>5320</text:p>
          </table:table-cell>
          <table:table-cell table:formula="of:=[.B419]-[.B$2]" office:value-type="float" office:value="38.2159507274628" calcext:value-type="float">
            <text:p>38.2159507275</text:p>
          </table:table-cell>
          <table:table-cell table:formula="of:=[.D419]/([.E419]-[.E418])" office:value-type="float" office:value="57401.8266757218" calcext:value-type="float">
            <text:p>57401.8266757218</text:p>
          </table:table-cell>
          <table:table-cell table:formula="of:=[.E419]-[.E418]" office:value-type="float" office:value="0.0926799774169922" calcext:value-type="float">
            <text:p>0.092679977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911343.23675" calcext:value-type="float">
            <text:p>1455911343.23675</text:p>
          </table:table-cell>
          <table:table-cell office:value-type="float" office:value="1455911343.23691" calcext:value-type="float">
            <text:p>1455911343.23691</text:p>
          </table:table-cell>
          <table:table-cell office:value-type="float" office:value="5424" calcext:value-type="float">
            <text:p>5424</text:p>
          </table:table-cell>
          <table:table-cell table:formula="of:=[.B420]-[.B$2]" office:value-type="float" office:value="38.306836605072" calcext:value-type="float">
            <text:p>38.3068366051</text:p>
          </table:table-cell>
          <table:table-cell table:formula="of:=[.D420]/([.E420]-[.E419])" office:value-type="float" office:value="59679.2388727266" calcext:value-type="float">
            <text:p>59679.2388727266</text:p>
          </table:table-cell>
          <table:table-cell table:formula="of:=[.E420]-[.E419]" office:value-type="float" office:value="0.0908858776092529" calcext:value-type="float">
            <text:p>0.090885877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911343.32849" calcext:value-type="float">
            <text:p>1455911343.32849</text:p>
          </table:table-cell>
          <table:table-cell office:value-type="float" office:value="1455911343.32867" calcext:value-type="float">
            <text:p>1455911343.32867</text:p>
          </table:table-cell>
          <table:table-cell office:value-type="float" office:value="5528" calcext:value-type="float">
            <text:p>5528</text:p>
          </table:table-cell>
          <table:table-cell table:formula="of:=[.B421]-[.B$2]" office:value-type="float" office:value="38.3985784053802" calcext:value-type="float">
            <text:p>38.3985784054</text:p>
          </table:table-cell>
          <table:table-cell table:formula="of:=[.D421]/([.E421]-[.E420])" office:value-type="float" office:value="60256.066279792" calcext:value-type="float">
            <text:p>60256.066279792</text:p>
          </table:table-cell>
          <table:table-cell table:formula="of:=[.E421]-[.E420]" office:value-type="float" office:value="0.0917418003082275" calcext:value-type="float">
            <text:p>0.09174180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911343.41965" calcext:value-type="float">
            <text:p>1455911343.41965</text:p>
          </table:table-cell>
          <table:table-cell office:value-type="float" office:value="1455911343.41982" calcext:value-type="float">
            <text:p>1455911343.41982</text:p>
          </table:table-cell>
          <table:table-cell office:value-type="float" office:value="5640" calcext:value-type="float">
            <text:p>5640</text:p>
          </table:table-cell>
          <table:table-cell table:formula="of:=[.B422]-[.B$2]" office:value-type="float" office:value="38.4897403717041" calcext:value-type="float">
            <text:p>38.4897403717</text:p>
          </table:table-cell>
          <table:table-cell table:formula="of:=[.D422]/([.E422]-[.E421])" office:value-type="float" office:value="61867.9064025881" calcext:value-type="float">
            <text:p>61867.9064025881</text:p>
          </table:table-cell>
          <table:table-cell table:formula="of:=[.E422]-[.E421]" office:value-type="float" office:value="0.0911619663238525" calcext:value-type="float">
            <text:p>0.09116196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911343.51069" calcext:value-type="float">
            <text:p>1455911343.51069</text:p>
          </table:table-cell>
          <table:table-cell office:value-type="float" office:value="1455911343.51092" calcext:value-type="float">
            <text:p>1455911343.51092</text:p>
          </table:table-cell>
          <table:table-cell office:value-type="float" office:value="5752" calcext:value-type="float">
            <text:p>5752</text:p>
          </table:table-cell>
          <table:table-cell table:formula="of:=[.B423]-[.B$2]" office:value-type="float" office:value="38.5807774066925" calcext:value-type="float">
            <text:p>38.5807774067</text:p>
          </table:table-cell>
          <table:table-cell table:formula="of:=[.D423]/([.E423]-[.E422])" office:value-type="float" office:value="63183.0770931052" calcext:value-type="float">
            <text:p>63183.0770931052</text:p>
          </table:table-cell>
          <table:table-cell table:formula="of:=[.E423]-[.E422]" office:value-type="float" office:value="0.0910370349884033" calcext:value-type="float">
            <text:p>0.09103703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911343.60239" calcext:value-type="float">
            <text:p>1455911343.60239</text:p>
          </table:table-cell>
          <table:table-cell office:value-type="float" office:value="1455911343.60256" calcext:value-type="float">
            <text:p>1455911343.60256</text:p>
          </table:table-cell>
          <table:table-cell office:value-type="float" office:value="5864" calcext:value-type="float">
            <text:p>5864</text:p>
          </table:table-cell>
          <table:table-cell table:formula="of:=[.B424]-[.B$2]" office:value-type="float" office:value="38.6724820137024" calcext:value-type="float">
            <text:p>38.6724820137</text:p>
          </table:table-cell>
          <table:table-cell table:formula="of:=[.D424]/([.E424]-[.E423])" office:value-type="float" office:value="63944.4428279131" calcext:value-type="float">
            <text:p>63944.4428279131</text:p>
          </table:table-cell>
          <table:table-cell table:formula="of:=[.E424]-[.E423]" office:value-type="float" office:value="0.0917046070098877" calcext:value-type="float">
            <text:p>0.09170460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911343.69307" calcext:value-type="float">
            <text:p>1455911343.69307</text:p>
          </table:table-cell>
          <table:table-cell office:value-type="float" office:value="1455911343.69324" calcext:value-type="float">
            <text:p>1455911343.69324</text:p>
          </table:table-cell>
          <table:table-cell office:value-type="float" office:value="5976" calcext:value-type="float">
            <text:p>5976</text:p>
          </table:table-cell>
          <table:table-cell table:formula="of:=[.B425]-[.B$2]" office:value-type="float" office:value="38.7631604671478" calcext:value-type="float">
            <text:p>38.7631604671</text:p>
          </table:table-cell>
          <table:table-cell table:formula="of:=[.D425]/([.E425]-[.E424])" office:value-type="float" office:value="65903.1972087618" calcext:value-type="float">
            <text:p>65903.1972087618</text:p>
          </table:table-cell>
          <table:table-cell table:formula="of:=[.E425]-[.E424]" office:value-type="float" office:value="0.0906784534454346" calcext:value-type="float">
            <text:p>0.090678453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911343.78522" calcext:value-type="float">
            <text:p>1455911343.78522</text:p>
          </table:table-cell>
          <table:table-cell office:value-type="float" office:value="1455911343.7854" calcext:value-type="float">
            <text:p>1455911343.7854</text:p>
          </table:table-cell>
          <table:table-cell office:value-type="float" office:value="6096" calcext:value-type="float">
            <text:p>6096</text:p>
          </table:table-cell>
          <table:table-cell table:formula="of:=[.B426]-[.B$2]" office:value-type="float" office:value="38.8553111553192" calcext:value-type="float">
            <text:p>38.8553111553</text:p>
          </table:table-cell>
          <table:table-cell table:formula="of:=[.D426]/([.E426]-[.E425])" office:value-type="float" office:value="66152.5173709212" calcext:value-type="float">
            <text:p>66152.5173709212</text:p>
          </table:table-cell>
          <table:table-cell table:formula="of:=[.E426]-[.E425]" office:value-type="float" office:value="0.0921506881713867" calcext:value-type="float">
            <text:p>0.092150688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911343.87661" calcext:value-type="float">
            <text:p>1455911343.87661</text:p>
          </table:table-cell>
          <table:table-cell office:value-type="float" office:value="1455911343.87678" calcext:value-type="float">
            <text:p>1455911343.87678</text:p>
          </table:table-cell>
          <table:table-cell office:value-type="float" office:value="6208" calcext:value-type="float">
            <text:p>6208</text:p>
          </table:table-cell>
          <table:table-cell table:formula="of:=[.B427]-[.B$2]" office:value-type="float" office:value="38.9467008113861" calcext:value-type="float">
            <text:p>38.9467008114</text:p>
          </table:table-cell>
          <table:table-cell table:formula="of:=[.D427]/([.E427]-[.E426])" office:value-type="float" office:value="67928.9130430246" calcext:value-type="float">
            <text:p>67928.9130430246</text:p>
          </table:table-cell>
          <table:table-cell table:formula="of:=[.E427]-[.E426]" office:value-type="float" office:value="0.0913896560668945" calcext:value-type="float">
            <text:p>0.091389656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911343.96923" calcext:value-type="float">
            <text:p>1455911343.96923</text:p>
          </table:table-cell>
          <table:table-cell office:value-type="float" office:value="1455911343.9694" calcext:value-type="float">
            <text:p>1455911343.9694</text:p>
          </table:table-cell>
          <table:table-cell office:value-type="float" office:value="6328" calcext:value-type="float">
            <text:p>6328</text:p>
          </table:table-cell>
          <table:table-cell table:formula="of:=[.B428]-[.B$2]" office:value-type="float" office:value="39.0393216609955" calcext:value-type="float">
            <text:p>39.039321661</text:p>
          </table:table-cell>
          <table:table-cell table:formula="of:=[.D428]/([.E428]-[.E427])" office:value-type="float" office:value="68321.5499176277" calcext:value-type="float">
            <text:p>68321.5499176277</text:p>
          </table:table-cell>
          <table:table-cell table:formula="of:=[.E428]-[.E427]" office:value-type="float" office:value="0.092620849609375" calcext:value-type="float">
            <text:p>0.092620849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911344.06042" calcext:value-type="float">
            <text:p>1455911344.06042</text:p>
          </table:table-cell>
          <table:table-cell office:value-type="float" office:value="1455911344.06059" calcext:value-type="float">
            <text:p>1455911344.06059</text:p>
          </table:table-cell>
          <table:table-cell office:value-type="float" office:value="6440" calcext:value-type="float">
            <text:p>6440</text:p>
          </table:table-cell>
          <table:table-cell table:formula="of:=[.B429]-[.B$2]" office:value-type="float" office:value="39.1305100917816" calcext:value-type="float">
            <text:p>39.1305100918</text:p>
          </table:table-cell>
          <table:table-cell table:formula="of:=[.D429]/([.E429]-[.E428])" office:value-type="float" office:value="70622.9939969462" calcext:value-type="float">
            <text:p>70622.9939969462</text:p>
          </table:table-cell>
          <table:table-cell table:formula="of:=[.E429]-[.E428]" office:value-type="float" office:value="0.0911884307861328" calcext:value-type="float">
            <text:p>0.091188430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911344.15189" calcext:value-type="float">
            <text:p>1455911344.15189</text:p>
          </table:table-cell>
          <table:table-cell office:value-type="float" office:value="1455911344.15206" calcext:value-type="float">
            <text:p>1455911344.15206</text:p>
          </table:table-cell>
          <table:table-cell office:value-type="float" office:value="6552" calcext:value-type="float">
            <text:p>6552</text:p>
          </table:table-cell>
          <table:table-cell table:formula="of:=[.B430]-[.B$2]" office:value-type="float" office:value="39.221982717514" calcext:value-type="float">
            <text:p>39.2219827175</text:p>
          </table:table-cell>
          <table:table-cell table:formula="of:=[.D430]/([.E430]-[.E429])" office:value-type="float" office:value="71627.9864881771" calcext:value-type="float">
            <text:p>71627.9864881771</text:p>
          </table:table-cell>
          <table:table-cell table:formula="of:=[.E430]-[.E429]" office:value-type="float" office:value="0.0914726257324219" calcext:value-type="float">
            <text:p>0.091472625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911344.24418" calcext:value-type="float">
            <text:p>1455911344.24418</text:p>
          </table:table-cell>
          <table:table-cell office:value-type="float" office:value="1455911344.24436" calcext:value-type="float">
            <text:p>1455911344.24436</text:p>
          </table:table-cell>
          <table:table-cell office:value-type="float" office:value="6664" calcext:value-type="float">
            <text:p>6664</text:p>
          </table:table-cell>
          <table:table-cell table:formula="of:=[.B431]-[.B$2]" office:value-type="float" office:value="39.3142697811127" calcext:value-type="float">
            <text:p>39.3142697811</text:p>
          </table:table-cell>
          <table:table-cell table:formula="of:=[.D431]/([.E431]-[.E430])" office:value-type="float" office:value="72209.47053839" calcext:value-type="float">
            <text:p>72209.47053839</text:p>
          </table:table-cell>
          <table:table-cell table:formula="of:=[.E431]-[.E430]" office:value-type="float" office:value="0.0922870635986328" calcext:value-type="float">
            <text:p>0.092287063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911344.33558" calcext:value-type="float">
            <text:p>1455911344.33558</text:p>
          </table:table-cell>
          <table:table-cell office:value-type="float" office:value="1455911344.33574" calcext:value-type="float">
            <text:p>1455911344.33574</text:p>
          </table:table-cell>
          <table:table-cell office:value-type="float" office:value="6768" calcext:value-type="float">
            <text:p>6768</text:p>
          </table:table-cell>
          <table:table-cell table:formula="of:=[.B432]-[.B$2]" office:value-type="float" office:value="39.405668258667" calcext:value-type="float">
            <text:p>39.4056682587</text:p>
          </table:table-cell>
          <table:table-cell table:formula="of:=[.D432]/([.E432]-[.E431])" office:value-type="float" office:value="74049.3734808388" calcext:value-type="float">
            <text:p>74049.3734808388</text:p>
          </table:table-cell>
          <table:table-cell table:formula="of:=[.E432]-[.E431]" office:value-type="float" office:value="0.0913984775543213" calcext:value-type="float">
            <text:p>0.09139847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911344.42797" calcext:value-type="float">
            <text:p>1455911344.42797</text:p>
          </table:table-cell>
          <table:table-cell office:value-type="float" office:value="1455911344.42814" calcext:value-type="float">
            <text:p>1455911344.42814</text:p>
          </table:table-cell>
          <table:table-cell office:value-type="float" office:value="6872" calcext:value-type="float">
            <text:p>6872</text:p>
          </table:table-cell>
          <table:table-cell table:formula="of:=[.B433]-[.B$2]" office:value-type="float" office:value="39.4980664253235" calcext:value-type="float">
            <text:p>39.4980664253</text:p>
          </table:table-cell>
          <table:table-cell table:formula="of:=[.D433]/([.E433]-[.E432])" office:value-type="float" office:value="74373.770050523" calcext:value-type="float">
            <text:p>74373.770050523</text:p>
          </table:table-cell>
          <table:table-cell table:formula="of:=[.E433]-[.E432]" office:value-type="float" office:value="0.0923981666564941" calcext:value-type="float">
            <text:p>0.092398166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911344.51965" calcext:value-type="float">
            <text:p>1455911344.51965</text:p>
          </table:table-cell>
          <table:table-cell office:value-type="float" office:value="1455911344.51982" calcext:value-type="float">
            <text:p>1455911344.51982</text:p>
          </table:table-cell>
          <table:table-cell office:value-type="float" office:value="6976" calcext:value-type="float">
            <text:p>6976</text:p>
          </table:table-cell>
          <table:table-cell table:formula="of:=[.B434]-[.B$2]" office:value-type="float" office:value="39.5897397994995" calcext:value-type="float">
            <text:p>39.5897397995</text:p>
          </table:table-cell>
          <table:table-cell table:formula="of:=[.D434]/([.E434]-[.E433])" office:value-type="float" office:value="76096.2500039011" calcext:value-type="float">
            <text:p>76096.2500039011</text:p>
          </table:table-cell>
          <table:table-cell table:formula="of:=[.E434]-[.E433]" office:value-type="float" office:value="0.0916733741760254" calcext:value-type="float">
            <text:p>0.091673374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911344.61191" calcext:value-type="float">
            <text:p>1455911344.61191</text:p>
          </table:table-cell>
          <table:table-cell office:value-type="float" office:value="1455911344.61208" calcext:value-type="float">
            <text:p>1455911344.61208</text:p>
          </table:table-cell>
          <table:table-cell office:value-type="float" office:value="7080" calcext:value-type="float">
            <text:p>7080</text:p>
          </table:table-cell>
          <table:table-cell table:formula="of:=[.B435]-[.B$2]" office:value-type="float" office:value="39.6820049285889" calcext:value-type="float">
            <text:p>39.6820049286</text:p>
          </table:table-cell>
          <table:table-cell table:formula="of:=[.D435]/([.E435]-[.E434])" office:value-type="float" office:value="76735.3828025675" calcext:value-type="float">
            <text:p>76735.3828025675</text:p>
          </table:table-cell>
          <table:table-cell table:formula="of:=[.E435]-[.E434]" office:value-type="float" office:value="0.0922651290893555" calcext:value-type="float">
            <text:p>0.092265129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911344.70295" calcext:value-type="float">
            <text:p>1455911344.70295</text:p>
          </table:table-cell>
          <table:table-cell office:value-type="float" office:value="1455911344.70312" calcext:value-type="float">
            <text:p>1455911344.70312</text:p>
          </table:table-cell>
          <table:table-cell office:value-type="float" office:value="7168" calcext:value-type="float">
            <text:p>7168</text:p>
          </table:table-cell>
          <table:table-cell table:formula="of:=[.B436]-[.B$2]" office:value-type="float" office:value="39.7730441093445" calcext:value-type="float">
            <text:p>39.7730441093</text:p>
          </table:table-cell>
          <table:table-cell table:formula="of:=[.D436]/([.E436]-[.E435])" office:value-type="float" office:value="78735.3306620994" calcext:value-type="float">
            <text:p>78735.3306620994</text:p>
          </table:table-cell>
          <table:table-cell table:formula="of:=[.E436]-[.E435]" office:value-type="float" office:value="0.0910391807556152" calcext:value-type="float">
            <text:p>0.09103918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911344.79452" calcext:value-type="float">
            <text:p>1455911344.79452</text:p>
          </table:table-cell>
          <table:table-cell office:value-type="float" office:value="1455911344.79469" calcext:value-type="float">
            <text:p>1455911344.79469</text:p>
          </table:table-cell>
          <table:table-cell office:value-type="float" office:value="7256" calcext:value-type="float">
            <text:p>7256</text:p>
          </table:table-cell>
          <table:table-cell table:formula="of:=[.B437]-[.B$2]" office:value-type="float" office:value="39.8646130561829" calcext:value-type="float">
            <text:p>39.8646130562</text:p>
          </table:table-cell>
          <table:table-cell table:formula="of:=[.D437]/([.E437]-[.E436])" office:value-type="float" office:value="79240.8371017632" calcext:value-type="float">
            <text:p>79240.8371017632</text:p>
          </table:table-cell>
          <table:table-cell table:formula="of:=[.E437]-[.E436]" office:value-type="float" office:value="0.0915689468383789" calcext:value-type="float">
            <text:p>0.091568946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911344.88718" calcext:value-type="float">
            <text:p>1455911344.88718</text:p>
          </table:table-cell>
          <table:table-cell office:value-type="float" office:value="1455911344.88735" calcext:value-type="float">
            <text:p>1455911344.88735</text:p>
          </table:table-cell>
          <table:table-cell office:value-type="float" office:value="7344" calcext:value-type="float">
            <text:p>7344</text:p>
          </table:table-cell>
          <table:table-cell table:formula="of:=[.B438]-[.B$2]" office:value-type="float" office:value="39.9572746753693" calcext:value-type="float">
            <text:p>39.9572746754</text:p>
          </table:table-cell>
          <table:table-cell table:formula="of:=[.D438]/([.E438]-[.E437])" office:value-type="float" office:value="79256.1155792729" calcext:value-type="float">
            <text:p>79256.1155792729</text:p>
          </table:table-cell>
          <table:table-cell table:formula="of:=[.E438]-[.E437]" office:value-type="float" office:value="0.0926616191864014" calcext:value-type="float">
            <text:p>0.092661619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911344.97854" calcext:value-type="float">
            <text:p>1455911344.97854</text:p>
          </table:table-cell>
          <table:table-cell office:value-type="float" office:value="1455911344.97871" calcext:value-type="float">
            <text:p>1455911344.97871</text:p>
          </table:table-cell>
          <table:table-cell office:value-type="float" office:value="7424" calcext:value-type="float">
            <text:p>7424</text:p>
          </table:table-cell>
          <table:table-cell table:formula="of:=[.B439]-[.B$2]" office:value-type="float" office:value="40.0486283302307" calcext:value-type="float">
            <text:p>40.0486283302</text:p>
          </table:table-cell>
          <table:table-cell table:formula="of:=[.D439]/([.E439]-[.E438])" office:value-type="float" office:value="81266.5898398862" calcext:value-type="float">
            <text:p>81266.5898398862</text:p>
          </table:table-cell>
          <table:table-cell table:formula="of:=[.E439]-[.E438]" office:value-type="float" office:value="0.0913536548614502" calcext:value-type="float">
            <text:p>0.091353654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911345.07089" calcext:value-type="float">
            <text:p>1455911345.07089</text:p>
          </table:table-cell>
          <table:table-cell office:value-type="float" office:value="1455911345.07105" calcext:value-type="float">
            <text:p>1455911345.07105</text:p>
          </table:table-cell>
          <table:table-cell office:value-type="float" office:value="7504" calcext:value-type="float">
            <text:p>7504</text:p>
          </table:table-cell>
          <table:table-cell table:formula="of:=[.B440]-[.B$2]" office:value-type="float" office:value="40.14097905159" calcext:value-type="float">
            <text:p>40.1409790516</text:p>
          </table:table-cell>
          <table:table-cell table:formula="of:=[.D440]/([.E440]-[.E439])" office:value-type="float" office:value="81255.4562601492" calcext:value-type="float">
            <text:p>81255.4562601492</text:p>
          </table:table-cell>
          <table:table-cell table:formula="of:=[.E440]-[.E439]" office:value-type="float" office:value="0.0923507213592529" calcext:value-type="float">
            <text:p>0.09235072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911345.16298" calcext:value-type="float">
            <text:p>1455911345.16298</text:p>
          </table:table-cell>
          <table:table-cell office:value-type="float" office:value="1455911345.16322" calcext:value-type="float">
            <text:p>1455911345.16322</text:p>
          </table:table-cell>
          <table:table-cell office:value-type="float" office:value="7568" calcext:value-type="float">
            <text:p>7568</text:p>
          </table:table-cell>
          <table:table-cell table:formula="of:=[.B441]-[.B$2]" office:value-type="float" office:value="40.2330718040466" calcext:value-type="float">
            <text:p>40.233071804</text:p>
          </table:table-cell>
          <table:table-cell table:formula="of:=[.D441]/([.E441]-[.E440])" office:value-type="float" office:value="82178.0194218995" calcext:value-type="float">
            <text:p>82178.0194218995</text:p>
          </table:table-cell>
          <table:table-cell table:formula="of:=[.E441]-[.E440]" office:value-type="float" office:value="0.092092752456665" calcext:value-type="float">
            <text:p>0.09209275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911345.25566" calcext:value-type="float">
            <text:p>1455911345.25566</text:p>
          </table:table-cell>
          <table:table-cell office:value-type="float" office:value="1455911345.25583" calcext:value-type="float">
            <text:p>1455911345.25583</text:p>
          </table:table-cell>
          <table:table-cell office:value-type="float" office:value="7632" calcext:value-type="float">
            <text:p>7632</text:p>
          </table:table-cell>
          <table:table-cell table:formula="of:=[.B442]-[.B$2]" office:value-type="float" office:value="40.3257524967194" calcext:value-type="float">
            <text:p>40.3257524967</text:p>
          </table:table-cell>
          <table:table-cell table:formula="of:=[.D442]/([.E442]-[.E441])" office:value-type="float" office:value="82347.2481690424" calcext:value-type="float">
            <text:p>82347.2481690424</text:p>
          </table:table-cell>
          <table:table-cell table:formula="of:=[.E442]-[.E441]" office:value-type="float" office:value="0.0926806926727295" calcext:value-type="float">
            <text:p>0.09268069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911345.34713" calcext:value-type="float">
            <text:p>1455911345.34713</text:p>
          </table:table-cell>
          <table:table-cell office:value-type="float" office:value="1455911345.3473" calcext:value-type="float">
            <text:p>1455911345.3473</text:p>
          </table:table-cell>
          <table:table-cell office:value-type="float" office:value="7688" calcext:value-type="float">
            <text:p>7688</text:p>
          </table:table-cell>
          <table:table-cell table:formula="of:=[.B443]-[.B$2]" office:value-type="float" office:value="40.4172236919403" calcext:value-type="float">
            <text:p>40.4172236919</text:p>
          </table:table-cell>
          <table:table-cell table:formula="of:=[.D443]/([.E443]-[.E442])" office:value-type="float" office:value="84048.3168655417" calcext:value-type="float">
            <text:p>84048.3168655417</text:p>
          </table:table-cell>
          <table:table-cell table:formula="of:=[.E443]-[.E442]" office:value-type="float" office:value="0.0914711952209473" calcext:value-type="float">
            <text:p>0.091471195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911345.43847" calcext:value-type="float">
            <text:p>1455911345.43847</text:p>
          </table:table-cell>
          <table:table-cell office:value-type="float" office:value="1455911345.4387" calcext:value-type="float">
            <text:p>1455911345.4387</text:p>
          </table:table-cell>
          <table:table-cell office:value-type="float" office:value="7736" calcext:value-type="float">
            <text:p>7736</text:p>
          </table:table-cell>
          <table:table-cell table:formula="of:=[.B444]-[.B$2]" office:value-type="float" office:value="40.5085642337799" calcext:value-type="float">
            <text:p>40.5085642338</text:p>
          </table:table-cell>
          <table:table-cell table:formula="of:=[.D444]/([.E444]-[.E443])" office:value-type="float" office:value="84694.045428206" calcext:value-type="float">
            <text:p>84694.045428206</text:p>
          </table:table-cell>
          <table:table-cell table:formula="of:=[.E444]-[.E443]" office:value-type="float" office:value="0.0913405418395996" calcext:value-type="float">
            <text:p>0.09134054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911345.5309" calcext:value-type="float">
            <text:p>1455911345.5309</text:p>
          </table:table-cell>
          <table:table-cell office:value-type="float" office:value="1455911345.53107" calcext:value-type="float">
            <text:p>1455911345.53107</text:p>
          </table:table-cell>
          <table:table-cell office:value-type="float" office:value="7784" calcext:value-type="float">
            <text:p>7784</text:p>
          </table:table-cell>
          <table:table-cell table:formula="of:=[.B445]-[.B$2]" office:value-type="float" office:value="40.6009883880615" calcext:value-type="float">
            <text:p>40.6009883881</text:p>
          </table:table-cell>
          <table:table-cell table:formula="of:=[.D445]/([.E445]-[.E444])" office:value-type="float" office:value="84220.4081876927" calcext:value-type="float">
            <text:p>84220.4081876927</text:p>
          </table:table-cell>
          <table:table-cell table:formula="of:=[.E445]-[.E444]" office:value-type="float" office:value="0.0924241542816162" calcext:value-type="float">
            <text:p>0.09242415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911345.6228" calcext:value-type="float">
            <text:p>1455911345.6228</text:p>
          </table:table-cell>
          <table:table-cell office:value-type="float" office:value="1455911345.62297" calcext:value-type="float">
            <text:p>1455911345.62297</text:p>
          </table:table-cell>
          <table:table-cell office:value-type="float" office:value="7816" calcext:value-type="float">
            <text:p>7816</text:p>
          </table:table-cell>
          <table:table-cell table:formula="of:=[.B446]-[.B$2]" office:value-type="float" office:value="40.6928927898407" calcext:value-type="float">
            <text:p>40.6928927898</text:p>
          </table:table-cell>
          <table:table-cell table:formula="of:=[.D446]/([.E446]-[.E445])" office:value-type="float" office:value="85044.8928309229" calcext:value-type="float">
            <text:p>85044.8928309229</text:p>
          </table:table-cell>
          <table:table-cell table:formula="of:=[.E446]-[.E445]" office:value-type="float" office:value="0.0919044017791748" calcext:value-type="float">
            <text:p>0.0919044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911345.71557" calcext:value-type="float">
            <text:p>1455911345.71557</text:p>
          </table:table-cell>
          <table:table-cell office:value-type="float" office:value="1455911345.71575" calcext:value-type="float">
            <text:p>1455911345.71575</text:p>
          </table:table-cell>
          <table:table-cell office:value-type="float" office:value="7848" calcext:value-type="float">
            <text:p>7848</text:p>
          </table:table-cell>
          <table:table-cell table:formula="of:=[.B447]-[.B$2]" office:value-type="float" office:value="40.785665512085" calcext:value-type="float">
            <text:p>40.7856655121</text:p>
          </table:table-cell>
          <table:table-cell table:formula="of:=[.D447]/([.E447]-[.E446])" office:value-type="float" office:value="84593.8311407623" calcext:value-type="float">
            <text:p>84593.8311407623</text:p>
          </table:table-cell>
          <table:table-cell table:formula="of:=[.E447]-[.E446]" office:value-type="float" office:value="0.0927727222442627" calcext:value-type="float">
            <text:p>0.092772722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911345.80669" calcext:value-type="float">
            <text:p>1455911345.80669</text:p>
          </table:table-cell>
          <table:table-cell office:value-type="float" office:value="1455911345.80685" calcext:value-type="float">
            <text:p>1455911345.80685</text:p>
          </table:table-cell>
          <table:table-cell office:value-type="float" office:value="7872" calcext:value-type="float">
            <text:p>7872</text:p>
          </table:table-cell>
          <table:table-cell table:formula="of:=[.B448]-[.B$2]" office:value-type="float" office:value="40.87677693367" calcext:value-type="float">
            <text:p>40.8767769337</text:p>
          </table:table-cell>
          <table:table-cell table:formula="of:=[.D448]/([.E448]-[.E447])" office:value-type="float" office:value="86399.7055808075" calcext:value-type="float">
            <text:p>86399.7055808075</text:p>
          </table:table-cell>
          <table:table-cell table:formula="of:=[.E448]-[.E447]" office:value-type="float" office:value="0.091111421585083" calcext:value-type="float">
            <text:p>0.09111142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911345.89863" calcext:value-type="float">
            <text:p>1455911345.89863</text:p>
          </table:table-cell>
          <table:table-cell office:value-type="float" office:value="1455911345.89882" calcext:value-type="float">
            <text:p>1455911345.89882</text:p>
          </table:table-cell>
          <table:table-cell office:value-type="float" office:value="7888" calcext:value-type="float">
            <text:p>7888</text:p>
          </table:table-cell>
          <table:table-cell table:formula="of:=[.B449]-[.B$2]" office:value-type="float" office:value="40.9687237739563" calcext:value-type="float">
            <text:p>40.968723774</text:p>
          </table:table-cell>
          <table:table-cell table:formula="of:=[.D449]/([.E449]-[.E448])" office:value-type="float" office:value="85788.7011173257" calcext:value-type="float">
            <text:p>85788.7011173257</text:p>
          </table:table-cell>
          <table:table-cell table:formula="of:=[.E449]-[.E448]" office:value-type="float" office:value="0.0919468402862549" calcext:value-type="float">
            <text:p>0.091946840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911345.99014" calcext:value-type="float">
            <text:p>1455911345.99014</text:p>
          </table:table-cell>
          <table:table-cell office:value-type="float" office:value="1455911345.99031" calcext:value-type="float">
            <text:p>1455911345.99031</text:p>
          </table:table-cell>
          <table:table-cell office:value-type="float" office:value="7888" calcext:value-type="float">
            <text:p>7888</text:p>
          </table:table-cell>
          <table:table-cell table:formula="of:=[.B450]-[.B$2]" office:value-type="float" office:value="41.0602312088013" calcext:value-type="float">
            <text:p>41.0602312088</text:p>
          </table:table-cell>
          <table:table-cell table:formula="of:=[.D450]/([.E450]-[.E449])" office:value-type="float" office:value="86200.6460279826" calcext:value-type="float">
            <text:p>86200.6460279826</text:p>
          </table:table-cell>
          <table:table-cell table:formula="of:=[.E450]-[.E449]" office:value-type="float" office:value="0.0915074348449707" calcext:value-type="float">
            <text:p>0.09150743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911346.08181" calcext:value-type="float">
            <text:p>1455911346.08181</text:p>
          </table:table-cell>
          <table:table-cell office:value-type="float" office:value="1455911346.082" calcext:value-type="float">
            <text:p>1455911346.082</text:p>
          </table:table-cell>
          <table:table-cell office:value-type="float" office:value="7888" calcext:value-type="float">
            <text:p>7888</text:p>
          </table:table-cell>
          <table:table-cell table:formula="of:=[.B451]-[.B$2]" office:value-type="float" office:value="41.1519024372101" calcext:value-type="float">
            <text:p>41.1519024372</text:p>
          </table:table-cell>
          <table:table-cell table:formula="of:=[.D451]/([.E451]-[.E450])" office:value-type="float" office:value="86046.6270269989" calcext:value-type="float">
            <text:p>86046.6270269989</text:p>
          </table:table-cell>
          <table:table-cell table:formula="of:=[.E451]-[.E450]" office:value-type="float" office:value="0.0916712284088135" calcext:value-type="float">
            <text:p>0.091671228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911346.17426" calcext:value-type="float">
            <text:p>1455911346.17426</text:p>
          </table:table-cell>
          <table:table-cell office:value-type="float" office:value="1455911346.17443" calcext:value-type="float">
            <text:p>1455911346.17443</text:p>
          </table:table-cell>
          <table:table-cell office:value-type="float" office:value="7880" calcext:value-type="float">
            <text:p>7880</text:p>
          </table:table-cell>
          <table:table-cell table:formula="of:=[.B452]-[.B$2]" office:value-type="float" office:value="41.2443532943726" calcext:value-type="float">
            <text:p>41.2443532944</text:p>
          </table:table-cell>
          <table:table-cell table:formula="of:=[.D452]/([.E452]-[.E451])" office:value-type="float" office:value="85234.4720412" calcext:value-type="float">
            <text:p>85234.4720412</text:p>
          </table:table-cell>
          <table:table-cell table:formula="of:=[.E452]-[.E451]" office:value-type="float" office:value="0.0924508571624756" calcext:value-type="float">
            <text:p>0.092450857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911346.26553" calcext:value-type="float">
            <text:p>1455911346.26553</text:p>
          </table:table-cell>
          <table:table-cell office:value-type="float" office:value="1455911346.26569" calcext:value-type="float">
            <text:p>1455911346.26569</text:p>
          </table:table-cell>
          <table:table-cell office:value-type="float" office:value="7872" calcext:value-type="float">
            <text:p>7872</text:p>
          </table:table-cell>
          <table:table-cell table:formula="of:=[.B453]-[.B$2]" office:value-type="float" office:value="41.3356168270111" calcext:value-type="float">
            <text:p>41.335616827</text:p>
          </table:table-cell>
          <table:table-cell table:formula="of:=[.D453]/([.E453]-[.E452])" office:value-type="float" office:value="86255.7011810746" calcext:value-type="float">
            <text:p>86255.7011810746</text:p>
          </table:table-cell>
          <table:table-cell table:formula="of:=[.E453]-[.E452]" office:value-type="float" office:value="0.0912635326385498" calcext:value-type="float">
            <text:p>0.091263532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911346.35782" calcext:value-type="float">
            <text:p>1455911346.35782</text:p>
          </table:table-cell>
          <table:table-cell office:value-type="float" office:value="1455911346.35799" calcext:value-type="float">
            <text:p>1455911346.35799</text:p>
          </table:table-cell>
          <table:table-cell office:value-type="float" office:value="7848" calcext:value-type="float">
            <text:p>7848</text:p>
          </table:table-cell>
          <table:table-cell table:formula="of:=[.B454]-[.B$2]" office:value-type="float" office:value="41.4279124736786" calcext:value-type="float">
            <text:p>41.4279124737</text:p>
          </table:table-cell>
          <table:table-cell table:formula="of:=[.D454]/([.E454]-[.E453])" office:value-type="float" office:value="85031.0960848945" calcext:value-type="float">
            <text:p>85031.0960848945</text:p>
          </table:table-cell>
          <table:table-cell table:formula="of:=[.E454]-[.E453]" office:value-type="float" office:value="0.0922956466674805" calcext:value-type="float">
            <text:p>0.092295646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911346.44913" calcext:value-type="float">
            <text:p>1455911346.44913</text:p>
          </table:table-cell>
          <table:table-cell office:value-type="float" office:value="1455911346.4493" calcext:value-type="float">
            <text:p>1455911346.4493</text:p>
          </table:table-cell>
          <table:table-cell office:value-type="float" office:value="7816" calcext:value-type="float">
            <text:p>7816</text:p>
          </table:table-cell>
          <table:table-cell table:formula="of:=[.B455]-[.B$2]" office:value-type="float" office:value="41.5192248821259" calcext:value-type="float">
            <text:p>41.5192248821</text:p>
          </table:table-cell>
          <table:table-cell table:formula="of:=[.D455]/([.E455]-[.E454])" office:value-type="float" office:value="85596.2528303463" calcext:value-type="float">
            <text:p>85596.2528303463</text:p>
          </table:table-cell>
          <table:table-cell table:formula="of:=[.E455]-[.E454]" office:value-type="float" office:value="0.0913124084472656" calcext:value-type="float">
            <text:p>0.091312408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911346.54173" calcext:value-type="float">
            <text:p>1455911346.54173</text:p>
          </table:table-cell>
          <table:table-cell office:value-type="float" office:value="1455911346.5419" calcext:value-type="float">
            <text:p>1455911346.5419</text:p>
          </table:table-cell>
          <table:table-cell office:value-type="float" office:value="7776" calcext:value-type="float">
            <text:p>7776</text:p>
          </table:table-cell>
          <table:table-cell table:formula="of:=[.B456]-[.B$2]" office:value-type="float" office:value="41.6118168830872" calcext:value-type="float">
            <text:p>41.6118168831</text:p>
          </table:table-cell>
          <table:table-cell table:formula="of:=[.D456]/([.E456]-[.E455])" office:value-type="float" office:value="83981.3366086533" calcext:value-type="float">
            <text:p>83981.3366086533</text:p>
          </table:table-cell>
          <table:table-cell table:formula="of:=[.E456]-[.E455]" office:value-type="float" office:value="0.0925920009613037" calcext:value-type="float">
            <text:p>0.09259200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911346.63299" calcext:value-type="float">
            <text:p>1455911346.63299</text:p>
          </table:table-cell>
          <table:table-cell office:value-type="float" office:value="1455911346.63316" calcext:value-type="float">
            <text:p>1455911346.63316</text:p>
          </table:table-cell>
          <table:table-cell office:value-type="float" office:value="7736" calcext:value-type="float">
            <text:p>7736</text:p>
          </table:table-cell>
          <table:table-cell table:formula="of:=[.B457]-[.B$2]" office:value-type="float" office:value="41.7030839920044" calcext:value-type="float">
            <text:p>41.703083992</text:p>
          </table:table-cell>
          <table:table-cell table:formula="of:=[.D457]/([.E457]-[.E456])" office:value-type="float" office:value="84762.1897064279" calcext:value-type="float">
            <text:p>84762.1897064279</text:p>
          </table:table-cell>
          <table:table-cell table:formula="of:=[.E457]-[.E456]" office:value-type="float" office:value="0.0912671089172363" calcext:value-type="float">
            <text:p>0.091267108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911346.72437" calcext:value-type="float">
            <text:p>1455911346.72437</text:p>
          </table:table-cell>
          <table:table-cell office:value-type="float" office:value="1455911346.72458" calcext:value-type="float">
            <text:p>1455911346.72458</text:p>
          </table:table-cell>
          <table:table-cell office:value-type="float" office:value="7688" calcext:value-type="float">
            <text:p>7688</text:p>
          </table:table-cell>
          <table:table-cell table:formula="of:=[.B458]-[.B$2]" office:value-type="float" office:value="41.7944626808167" calcext:value-type="float">
            <text:p>41.7944626808</text:p>
          </table:table-cell>
          <table:table-cell table:formula="of:=[.D458]/([.E458]-[.E457])" office:value-type="float" office:value="84133.4024369244" calcext:value-type="float">
            <text:p>84133.4024369244</text:p>
          </table:table-cell>
          <table:table-cell table:formula="of:=[.E458]-[.E457]" office:value-type="float" office:value="0.0913786888122559" calcext:value-type="float">
            <text:p>0.091378688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911346.81667" calcext:value-type="float">
            <text:p>1455911346.81667</text:p>
          </table:table-cell>
          <table:table-cell office:value-type="float" office:value="1455911346.81684" calcext:value-type="float">
            <text:p>1455911346.81684</text:p>
          </table:table-cell>
          <table:table-cell office:value-type="float" office:value="7632" calcext:value-type="float">
            <text:p>7632</text:p>
          </table:table-cell>
          <table:table-cell table:formula="of:=[.B459]-[.B$2]" office:value-type="float" office:value="41.8867607116699" calcext:value-type="float">
            <text:p>41.8867607117</text:p>
          </table:table-cell>
          <table:table-cell table:formula="of:=[.D459]/([.E459]-[.E458])" office:value-type="float" office:value="82688.6546705724" calcext:value-type="float">
            <text:p>82688.6546705724</text:p>
          </table:table-cell>
          <table:table-cell table:formula="of:=[.E459]-[.E458]" office:value-type="float" office:value="0.0922980308532715" calcext:value-type="float">
            <text:p>0.092298030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911346.90798" calcext:value-type="float">
            <text:p>1455911346.90798</text:p>
          </table:table-cell>
          <table:table-cell office:value-type="float" office:value="1455911346.90816" calcext:value-type="float">
            <text:p>1455911346.90816</text:p>
          </table:table-cell>
          <table:table-cell office:value-type="float" office:value="7568" calcext:value-type="float">
            <text:p>7568</text:p>
          </table:table-cell>
          <table:table-cell table:formula="of:=[.B460]-[.B$2]" office:value-type="float" office:value="41.9780759811401" calcext:value-type="float">
            <text:p>41.9780759811</text:p>
          </table:table-cell>
          <table:table-cell table:formula="of:=[.D460]/([.E460]-[.E459])" office:value-type="float" office:value="82877.705381667" calcext:value-type="float">
            <text:p>82877.705381667</text:p>
          </table:table-cell>
          <table:table-cell table:formula="of:=[.E460]-[.E459]" office:value-type="float" office:value="0.0913152694702148" calcext:value-type="float">
            <text:p>0.091315269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911346.99989" calcext:value-type="float">
            <text:p>1455911346.99989</text:p>
          </table:table-cell>
          <table:table-cell office:value-type="float" office:value="1455911347.00008" calcext:value-type="float">
            <text:p>1455911347.00008</text:p>
          </table:table-cell>
          <table:table-cell office:value-type="float" office:value="7496" calcext:value-type="float">
            <text:p>7496</text:p>
          </table:table-cell>
          <table:table-cell table:formula="of:=[.B461]-[.B$2]" office:value-type="float" office:value="42.0699830055237" calcext:value-type="float">
            <text:p>42.0699830055</text:p>
          </table:table-cell>
          <table:table-cell table:formula="of:=[.D461]/([.E461]-[.E460])" office:value-type="float" office:value="81560.6864685099" calcext:value-type="float">
            <text:p>81560.6864685099</text:p>
          </table:table-cell>
          <table:table-cell table:formula="of:=[.E461]-[.E460]" office:value-type="float" office:value="0.0919070243835449" calcext:value-type="float">
            <text:p>0.09190702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911347.09139" calcext:value-type="float">
            <text:p>1455911347.09139</text:p>
          </table:table-cell>
          <table:table-cell office:value-type="float" office:value="1455911347.09156" calcext:value-type="float">
            <text:p>1455911347.09156</text:p>
          </table:table-cell>
          <table:table-cell office:value-type="float" office:value="7424" calcext:value-type="float">
            <text:p>7424</text:p>
          </table:table-cell>
          <table:table-cell table:formula="of:=[.B462]-[.B$2]" office:value-type="float" office:value="42.161479473114" calcext:value-type="float">
            <text:p>42.1614794731</text:p>
          </table:table-cell>
          <table:table-cell table:formula="of:=[.D462]/([.E462]-[.E461])" office:value-type="float" office:value="81139.7444679543" calcext:value-type="float">
            <text:p>81139.7444679543</text:p>
          </table:table-cell>
          <table:table-cell table:formula="of:=[.E462]-[.E461]" office:value-type="float" office:value="0.091496467590332" calcext:value-type="float">
            <text:p>0.091496467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911347.1835" calcext:value-type="float">
            <text:p>1455911347.1835</text:p>
          </table:table-cell>
          <table:table-cell office:value-type="float" office:value="1455911347.18367" calcext:value-type="float">
            <text:p>1455911347.18367</text:p>
          </table:table-cell>
          <table:table-cell office:value-type="float" office:value="7344" calcext:value-type="float">
            <text:p>7344</text:p>
          </table:table-cell>
          <table:table-cell table:formula="of:=[.B463]-[.B$2]" office:value-type="float" office:value="42.2535905838013" calcext:value-type="float">
            <text:p>42.2535905838</text:p>
          </table:table-cell>
          <table:table-cell table:formula="of:=[.D463]/([.E463]-[.E462])" office:value-type="float" office:value="79729.7953005368" calcext:value-type="float">
            <text:p>79729.7953005368</text:p>
          </table:table-cell>
          <table:table-cell table:formula="of:=[.E463]-[.E462]" office:value-type="float" office:value="0.0921111106872559" calcext:value-type="float">
            <text:p>0.09211111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911347.27473" calcext:value-type="float">
            <text:p>1455911347.27473</text:p>
          </table:table-cell>
          <table:table-cell office:value-type="float" office:value="1455911347.2749" calcext:value-type="float">
            <text:p>1455911347.2749</text:p>
          </table:table-cell>
          <table:table-cell office:value-type="float" office:value="7256" calcext:value-type="float">
            <text:p>7256</text:p>
          </table:table-cell>
          <table:table-cell table:formula="of:=[.B464]-[.B$2]" office:value-type="float" office:value="42.3448247909546" calcext:value-type="float">
            <text:p>42.344824791</text:p>
          </table:table-cell>
          <table:table-cell table:formula="of:=[.D464]/([.E464]-[.E463])" office:value-type="float" office:value="79531.5729308218" calcext:value-type="float">
            <text:p>79531.5729308218</text:p>
          </table:table-cell>
          <table:table-cell table:formula="of:=[.E464]-[.E463]" office:value-type="float" office:value="0.0912342071533203" calcext:value-type="float">
            <text:p>0.091234207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911347.36548" calcext:value-type="float">
            <text:p>1455911347.36548</text:p>
          </table:table-cell>
          <table:table-cell office:value-type="float" office:value="1455911347.36565" calcext:value-type="float">
            <text:p>1455911347.36565</text:p>
          </table:table-cell>
          <table:table-cell office:value-type="float" office:value="7168" calcext:value-type="float">
            <text:p>7168</text:p>
          </table:table-cell>
          <table:table-cell table:formula="of:=[.B465]-[.B$2]" office:value-type="float" office:value="42.4355742931366" calcext:value-type="float">
            <text:p>42.4355742931</text:p>
          </table:table-cell>
          <table:table-cell table:formula="of:=[.D465]/([.E465]-[.E464])" office:value-type="float" office:value="78986.6591843544" calcext:value-type="float">
            <text:p>78986.6591843544</text:p>
          </table:table-cell>
          <table:table-cell table:formula="of:=[.E465]-[.E464]" office:value-type="float" office:value="0.0907495021820068" calcext:value-type="float">
            <text:p>0.09074950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911347.45886" calcext:value-type="float">
            <text:p>1455911347.45886</text:p>
          </table:table-cell>
          <table:table-cell office:value-type="float" office:value="1455911347.45902" calcext:value-type="float">
            <text:p>1455911347.45902</text:p>
          </table:table-cell>
          <table:table-cell office:value-type="float" office:value="7072" calcext:value-type="float">
            <text:p>7072</text:p>
          </table:table-cell>
          <table:table-cell table:formula="of:=[.B466]-[.B$2]" office:value-type="float" office:value="42.5289466381073" calcext:value-type="float">
            <text:p>42.5289466381</text:p>
          </table:table-cell>
          <table:table-cell table:formula="of:=[.D466]/([.E466]-[.E465])" office:value-type="float" office:value="75739.7707235364" calcext:value-type="float">
            <text:p>75739.7707235364</text:p>
          </table:table-cell>
          <table:table-cell table:formula="of:=[.E466]-[.E465]" office:value-type="float" office:value="0.0933723449707031" calcext:value-type="float">
            <text:p>0.0933723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911347.55035" calcext:value-type="float">
            <text:p>1455911347.55035</text:p>
          </table:table-cell>
          <table:table-cell office:value-type="float" office:value="1455911347.55052" calcext:value-type="float">
            <text:p>1455911347.55052</text:p>
          </table:table-cell>
          <table:table-cell office:value-type="float" office:value="6976" calcext:value-type="float">
            <text:p>6976</text:p>
          </table:table-cell>
          <table:table-cell table:formula="of:=[.B467]-[.B$2]" office:value-type="float" office:value="42.6204369068146" calcext:value-type="float">
            <text:p>42.6204369068</text:p>
          </table:table-cell>
          <table:table-cell table:formula="of:=[.D467]/([.E467]-[.E466])" office:value-type="float" office:value="76248.5464144807" calcext:value-type="float">
            <text:p>76248.5464144807</text:p>
          </table:table-cell>
          <table:table-cell table:formula="of:=[.E467]-[.E466]" office:value-type="float" office:value="0.0914902687072754" calcext:value-type="float">
            <text:p>0.091490268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911347.64279" calcext:value-type="float">
            <text:p>1455911347.64279</text:p>
          </table:table-cell>
          <table:table-cell office:value-type="float" office:value="1455911347.64296" calcext:value-type="float">
            <text:p>1455911347.64296</text:p>
          </table:table-cell>
          <table:table-cell office:value-type="float" office:value="6872" calcext:value-type="float">
            <text:p>6872</text:p>
          </table:table-cell>
          <table:table-cell table:formula="of:=[.B468]-[.B$2]" office:value-type="float" office:value="42.7128808498383" calcext:value-type="float">
            <text:p>42.7128808498</text:p>
          </table:table-cell>
          <table:table-cell table:formula="of:=[.D468]/([.E468]-[.E467])" office:value-type="float" office:value="74336.9416667956" calcext:value-type="float">
            <text:p>74336.9416667956</text:p>
          </table:table-cell>
          <table:table-cell table:formula="of:=[.E468]-[.E467]" office:value-type="float" office:value="0.0924439430236816" calcext:value-type="float">
            <text:p>0.0924439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911347.73419" calcext:value-type="float">
            <text:p>1455911347.73419</text:p>
          </table:table-cell>
          <table:table-cell office:value-type="float" office:value="1455911347.73436" calcext:value-type="float">
            <text:p>1455911347.73436</text:p>
          </table:table-cell>
          <table:table-cell office:value-type="float" office:value="6768" calcext:value-type="float">
            <text:p>6768</text:p>
          </table:table-cell>
          <table:table-cell table:formula="of:=[.B469]-[.B$2]" office:value-type="float" office:value="42.8042824268341" calcext:value-type="float">
            <text:p>42.8042824268</text:p>
          </table:table-cell>
          <table:table-cell table:formula="of:=[.D469]/([.E469]-[.E468])" office:value-type="float" office:value="74046.8624551995" calcext:value-type="float">
            <text:p>74046.8624551995</text:p>
          </table:table-cell>
          <table:table-cell table:formula="of:=[.E469]-[.E468]" office:value-type="float" office:value="0.0914015769958496" calcext:value-type="float">
            <text:p>0.0914015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911347.82622" calcext:value-type="float">
            <text:p>1455911347.82622</text:p>
          </table:table-cell>
          <table:table-cell office:value-type="float" office:value="1455911347.82639" calcext:value-type="float">
            <text:p>1455911347.82639</text:p>
          </table:table-cell>
          <table:table-cell office:value-type="float" office:value="6656" calcext:value-type="float">
            <text:p>6656</text:p>
          </table:table-cell>
          <table:table-cell table:formula="of:=[.B470]-[.B$2]" office:value-type="float" office:value="42.8963129520416" calcext:value-type="float">
            <text:p>42.896312952</text:p>
          </table:table-cell>
          <table:table-cell table:formula="of:=[.D470]/([.E470]-[.E469])" office:value-type="float" office:value="72323.8293489187" calcext:value-type="float">
            <text:p>72323.8293489187</text:p>
          </table:table-cell>
          <table:table-cell table:formula="of:=[.E470]-[.E469]" office:value-type="float" office:value="0.0920305252075195" calcext:value-type="float">
            <text:p>0.092030525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911347.91752" calcext:value-type="float">
            <text:p>1455911347.91752</text:p>
          </table:table-cell>
          <table:table-cell office:value-type="float" office:value="1455911347.9177" calcext:value-type="float">
            <text:p>1455911347.9177</text:p>
          </table:table-cell>
          <table:table-cell office:value-type="float" office:value="6544" calcext:value-type="float">
            <text:p>6544</text:p>
          </table:table-cell>
          <table:table-cell table:formula="of:=[.B471]-[.B$2]" office:value-type="float" office:value="42.9876124858856" calcext:value-type="float">
            <text:p>42.9876124859</text:p>
          </table:table-cell>
          <table:table-cell table:formula="of:=[.D471]/([.E471]-[.E470])" office:value-type="float" office:value="71676.1600467961" calcext:value-type="float">
            <text:p>71676.1600467961</text:p>
          </table:table-cell>
          <table:table-cell table:formula="of:=[.E471]-[.E470]" office:value-type="float" office:value="0.0912995338439941" calcext:value-type="float">
            <text:p>0.091299533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911348.0086" calcext:value-type="float">
            <text:p>1455911348.0086</text:p>
          </table:table-cell>
          <table:table-cell office:value-type="float" office:value="1455911348.00878" calcext:value-type="float">
            <text:p>1455911348.00878</text:p>
          </table:table-cell>
          <table:table-cell office:value-type="float" office:value="6432" calcext:value-type="float">
            <text:p>6432</text:p>
          </table:table-cell>
          <table:table-cell table:formula="of:=[.B472]-[.B$2]" office:value-type="float" office:value="43.0786929130554" calcext:value-type="float">
            <text:p>43.0786929131</text:p>
          </table:table-cell>
          <table:table-cell table:formula="of:=[.D472]/([.E472]-[.E471])" office:value-type="float" office:value="70618.904630398" calcext:value-type="float">
            <text:p>70618.904630398</text:p>
          </table:table-cell>
          <table:table-cell table:formula="of:=[.E472]-[.E471]" office:value-type="float" office:value="0.0910804271697998" calcext:value-type="float">
            <text:p>0.09108042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911348.10108" calcext:value-type="float">
            <text:p>1455911348.10108</text:p>
          </table:table-cell>
          <table:table-cell office:value-type="float" office:value="1455911348.10125" calcext:value-type="float">
            <text:p>1455911348.10125</text:p>
          </table:table-cell>
          <table:table-cell office:value-type="float" office:value="6320" calcext:value-type="float">
            <text:p>6320</text:p>
          </table:table-cell>
          <table:table-cell table:formula="of:=[.B473]-[.B$2]" office:value-type="float" office:value="43.1711740493774" calcext:value-type="float">
            <text:p>43.1711740494</text:p>
          </table:table-cell>
          <table:table-cell table:formula="of:=[.D473]/([.E473]-[.E472])" office:value-type="float" office:value="68338.2606588398" calcext:value-type="float">
            <text:p>68338.2606588398</text:p>
          </table:table-cell>
          <table:table-cell table:formula="of:=[.E473]-[.E472]" office:value-type="float" office:value="0.0924811363220215" calcext:value-type="float">
            <text:p>0.092481136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911348.19226" calcext:value-type="float">
            <text:p>1455911348.19226</text:p>
          </table:table-cell>
          <table:table-cell office:value-type="float" office:value="1455911348.19248" calcext:value-type="float">
            <text:p>1455911348.19248</text:p>
          </table:table-cell>
          <table:table-cell office:value-type="float" office:value="6208" calcext:value-type="float">
            <text:p>6208</text:p>
          </table:table-cell>
          <table:table-cell table:formula="of:=[.B474]-[.B$2]" office:value-type="float" office:value="43.2623488903046" calcext:value-type="float">
            <text:p>43.2623488903</text:p>
          </table:table-cell>
          <table:table-cell table:formula="of:=[.D474]/([.E474]-[.E473])" office:value-type="float" office:value="68088.9589372802" calcext:value-type="float">
            <text:p>68088.9589372802</text:p>
          </table:table-cell>
          <table:table-cell table:formula="of:=[.E474]-[.E473]" office:value-type="float" office:value="0.091174840927124" calcext:value-type="float">
            <text:p>0.091174840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911348.28416" calcext:value-type="float">
            <text:p>1455911348.28416</text:p>
          </table:table-cell>
          <table:table-cell office:value-type="float" office:value="1455911348.28439" calcext:value-type="float">
            <text:p>1455911348.28439</text:p>
          </table:table-cell>
          <table:table-cell office:value-type="float" office:value="6088" calcext:value-type="float">
            <text:p>6088</text:p>
          </table:table-cell>
          <table:table-cell table:formula="of:=[.B475]-[.B$2]" office:value-type="float" office:value="43.3542482852936" calcext:value-type="float">
            <text:p>43.3542482853</text:p>
          </table:table-cell>
          <table:table-cell table:formula="of:=[.D475]/([.E475]-[.E474])" office:value-type="float" office:value="66246.3556014466" calcext:value-type="float">
            <text:p>66246.3556014466</text:p>
          </table:table-cell>
          <table:table-cell table:formula="of:=[.E475]-[.E474]" office:value-type="float" office:value="0.0918993949890137" calcext:value-type="float">
            <text:p>0.09189939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911348.37539" calcext:value-type="float">
            <text:p>1455911348.37539</text:p>
          </table:table-cell>
          <table:table-cell office:value-type="float" office:value="1455911348.37555" calcext:value-type="float">
            <text:p>1455911348.37555</text:p>
          </table:table-cell>
          <table:table-cell office:value-type="float" office:value="5976" calcext:value-type="float">
            <text:p>5976</text:p>
          </table:table-cell>
          <table:table-cell table:formula="of:=[.B476]-[.B$2]" office:value-type="float" office:value="43.4454846382141" calcext:value-type="float">
            <text:p>43.4454846382</text:p>
          </table:table-cell>
          <table:table-cell table:formula="of:=[.D476]/([.E476]-[.E475])" office:value-type="float" office:value="65500.2069756685" calcext:value-type="float">
            <text:p>65500.2069756685</text:p>
          </table:table-cell>
          <table:table-cell table:formula="of:=[.E476]-[.E475]" office:value-type="float" office:value="0.0912363529205322" calcext:value-type="float">
            <text:p>0.091236352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911348.46697" calcext:value-type="float">
            <text:p>1455911348.46697</text:p>
          </table:table-cell>
          <table:table-cell office:value-type="float" office:value="1455911348.46713" calcext:value-type="float">
            <text:p>1455911348.46713</text:p>
          </table:table-cell>
          <table:table-cell office:value-type="float" office:value="5864" calcext:value-type="float">
            <text:p>5864</text:p>
          </table:table-cell>
          <table:table-cell table:formula="of:=[.B477]-[.B$2]" office:value-type="float" office:value="43.537056684494" calcext:value-type="float">
            <text:p>43.5370566845</text:p>
          </table:table-cell>
          <table:table-cell table:formula="of:=[.D477]/([.E477]-[.E476])" office:value-type="float" office:value="64037.0095266363" calcext:value-type="float">
            <text:p>64037.0095266363</text:p>
          </table:table-cell>
          <table:table-cell table:formula="of:=[.E477]-[.E476]" office:value-type="float" office:value="0.0915720462799072" calcext:value-type="float">
            <text:p>0.09157204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911348.55785" calcext:value-type="float">
            <text:p>1455911348.55785</text:p>
          </table:table-cell>
          <table:table-cell office:value-type="float" office:value="1455911348.55801" calcext:value-type="float">
            <text:p>1455911348.55801</text:p>
          </table:table-cell>
          <table:table-cell office:value-type="float" office:value="5752" calcext:value-type="float">
            <text:p>5752</text:p>
          </table:table-cell>
          <table:table-cell table:formula="of:=[.B478]-[.B$2]" office:value-type="float" office:value="43.6279373168945" calcext:value-type="float">
            <text:p>43.6279373169</text:p>
          </table:table-cell>
          <table:table-cell table:formula="of:=[.D478]/([.E478]-[.E477])" office:value-type="float" office:value="63291.8130966654" calcext:value-type="float">
            <text:p>63291.8130966654</text:p>
          </table:table-cell>
          <table:table-cell table:formula="of:=[.E478]-[.E477]" office:value-type="float" office:value="0.0908806324005127" calcext:value-type="float">
            <text:p>0.09088063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911348.64893" calcext:value-type="float">
            <text:p>1455911348.64893</text:p>
          </table:table-cell>
          <table:table-cell office:value-type="float" office:value="1455911348.6491" calcext:value-type="float">
            <text:p>1455911348.6491</text:p>
          </table:table-cell>
          <table:table-cell office:value-type="float" office:value="5640" calcext:value-type="float">
            <text:p>5640</text:p>
          </table:table-cell>
          <table:table-cell table:formula="of:=[.B479]-[.B$2]" office:value-type="float" office:value="43.719019651413" calcext:value-type="float">
            <text:p>43.7190196514</text:p>
          </table:table-cell>
          <table:table-cell table:formula="of:=[.D479]/([.E479]-[.E478])" office:value-type="float" office:value="61921.9965081002" calcext:value-type="float">
            <text:p>61921.9965081002</text:p>
          </table:table-cell>
          <table:table-cell table:formula="of:=[.E479]-[.E478]" office:value-type="float" office:value="0.0910823345184326" calcext:value-type="float">
            <text:p>0.091082334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911348.74064" calcext:value-type="float">
            <text:p>1455911348.74064</text:p>
          </table:table-cell>
          <table:table-cell office:value-type="float" office:value="1455911348.74081" calcext:value-type="float">
            <text:p>1455911348.74081</text:p>
          </table:table-cell>
          <table:table-cell office:value-type="float" office:value="5528" calcext:value-type="float">
            <text:p>5528</text:p>
          </table:table-cell>
          <table:table-cell table:formula="of:=[.B480]-[.B$2]" office:value-type="float" office:value="43.8107309341431" calcext:value-type="float">
            <text:p>43.8107309341</text:p>
          </table:table-cell>
          <table:table-cell table:formula="of:=[.D480]/([.E480]-[.E479])" office:value-type="float" office:value="60276.1169121183" calcext:value-type="float">
            <text:p>60276.1169121183</text:p>
          </table:table-cell>
          <table:table-cell table:formula="of:=[.E480]-[.E479]" office:value-type="float" office:value="0.0917112827301025" calcext:value-type="float">
            <text:p>0.091711282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911348.8318" calcext:value-type="float">
            <text:p>1455911348.8318</text:p>
          </table:table-cell>
          <table:table-cell office:value-type="float" office:value="1455911348.83198" calcext:value-type="float">
            <text:p>1455911348.83198</text:p>
          </table:table-cell>
          <table:table-cell office:value-type="float" office:value="5416" calcext:value-type="float">
            <text:p>5416</text:p>
          </table:table-cell>
          <table:table-cell table:formula="of:=[.B481]-[.B$2]" office:value-type="float" office:value="43.9018888473511" calcext:value-type="float">
            <text:p>43.9018888474</text:p>
          </table:table-cell>
          <table:table-cell table:formula="of:=[.D481]/([.E481]-[.E480])" office:value-type="float" office:value="59413.3828803381" calcext:value-type="float">
            <text:p>59413.3828803381</text:p>
          </table:table-cell>
          <table:table-cell table:formula="of:=[.E481]-[.E480]" office:value-type="float" office:value="0.0911579132080078" calcext:value-type="float">
            <text:p>0.091157913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911348.92468" calcext:value-type="float">
            <text:p>1455911348.92468</text:p>
          </table:table-cell>
          <table:table-cell office:value-type="float" office:value="1455911348.92492" calcext:value-type="float">
            <text:p>1455911348.92492</text:p>
          </table:table-cell>
          <table:table-cell office:value-type="float" office:value="5312" calcext:value-type="float">
            <text:p>5312</text:p>
          </table:table-cell>
          <table:table-cell table:formula="of:=[.B482]-[.B$2]" office:value-type="float" office:value="43.9947724342346" calcext:value-type="float">
            <text:p>43.9947724342</text:p>
          </table:table-cell>
          <table:table-cell table:formula="of:=[.D482]/([.E482]-[.E481])" office:value-type="float" office:value="57189.8672115242" calcext:value-type="float">
            <text:p>57189.8672115242</text:p>
          </table:table-cell>
          <table:table-cell table:formula="of:=[.E482]-[.E481]" office:value-type="float" office:value="0.0928835868835449" calcext:value-type="float">
            <text:p>0.092883586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911349.01533" calcext:value-type="float">
            <text:p>1455911349.01533</text:p>
          </table:table-cell>
          <table:table-cell office:value-type="float" office:value="1455911349.0155" calcext:value-type="float">
            <text:p>1455911349.0155</text:p>
          </table:table-cell>
          <table:table-cell office:value-type="float" office:value="5208" calcext:value-type="float">
            <text:p>5208</text:p>
          </table:table-cell>
          <table:table-cell table:formula="of:=[.B483]-[.B$2]" office:value-type="float" office:value="44.0854206085205" calcext:value-type="float">
            <text:p>44.0854206085</text:p>
          </table:table-cell>
          <table:table-cell table:formula="of:=[.D483]/([.E483]-[.E482])" office:value-type="float" office:value="57452.8945676817" calcext:value-type="float">
            <text:p>57452.8945676817</text:p>
          </table:table-cell>
          <table:table-cell table:formula="of:=[.E483]-[.E482]" office:value-type="float" office:value="0.0906481742858887" calcext:value-type="float">
            <text:p>0.09064817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911349.10709" calcext:value-type="float">
            <text:p>1455911349.10709</text:p>
          </table:table-cell>
          <table:table-cell office:value-type="float" office:value="1455911349.10727" calcext:value-type="float">
            <text:p>1455911349.10727</text:p>
          </table:table-cell>
          <table:table-cell office:value-type="float" office:value="5112" calcext:value-type="float">
            <text:p>5112</text:p>
          </table:table-cell>
          <table:table-cell table:formula="of:=[.B484]-[.B$2]" office:value-type="float" office:value="44.1771836280823" calcext:value-type="float">
            <text:p>44.1771836281</text:p>
          </table:table-cell>
          <table:table-cell table:formula="of:=[.D484]/([.E484]-[.E483])" office:value-type="float" office:value="55708.7160428391" calcext:value-type="float">
            <text:p>55708.7160428391</text:p>
          </table:table-cell>
          <table:table-cell table:formula="of:=[.E484]-[.E483]" office:value-type="float" office:value="0.0917630195617676" calcext:value-type="float">
            <text:p>0.09176301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911349.19764" calcext:value-type="float">
            <text:p>1455911349.19764</text:p>
          </table:table-cell>
          <table:table-cell office:value-type="float" office:value="1455911349.19781" calcext:value-type="float">
            <text:p>1455911349.19781</text:p>
          </table:table-cell>
          <table:table-cell office:value-type="float" office:value="5016" calcext:value-type="float">
            <text:p>5016</text:p>
          </table:table-cell>
          <table:table-cell table:formula="of:=[.B485]-[.B$2]" office:value-type="float" office:value="44.2677299976349" calcext:value-type="float">
            <text:p>44.2677299976</text:p>
          </table:table-cell>
          <table:table-cell table:formula="of:=[.D485]/([.E485]-[.E484])" office:value-type="float" office:value="55397.0305467127" calcext:value-type="float">
            <text:p>55397.0305467127</text:p>
          </table:table-cell>
          <table:table-cell table:formula="of:=[.E485]-[.E484]" office:value-type="float" office:value="0.0905463695526123" calcext:value-type="float">
            <text:p>0.090546369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911349.28848" calcext:value-type="float">
            <text:p>1455911349.28848</text:p>
          </table:table-cell>
          <table:table-cell office:value-type="float" office:value="1455911349.28865" calcext:value-type="float">
            <text:p>1455911349.28865</text:p>
          </table:table-cell>
          <table:table-cell office:value-type="float" office:value="4928" calcext:value-type="float">
            <text:p>4928</text:p>
          </table:table-cell>
          <table:table-cell table:formula="of:=[.B486]-[.B$2]" office:value-type="float" office:value="44.3585720062256" calcext:value-type="float">
            <text:p>44.3585720062</text:p>
          </table:table-cell>
          <table:table-cell table:formula="of:=[.D486]/([.E486]-[.E485])" office:value-type="float" office:value="54248.0299197678" calcext:value-type="float">
            <text:p>54248.0299197678</text:p>
          </table:table-cell>
          <table:table-cell table:formula="of:=[.E486]-[.E485]" office:value-type="float" office:value="0.0908420085906982" calcext:value-type="float">
            <text:p>0.090842008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911349.38012" calcext:value-type="float">
            <text:p>1455911349.38012</text:p>
          </table:table-cell>
          <table:table-cell office:value-type="float" office:value="1455911349.38036" calcext:value-type="float">
            <text:p>1455911349.38036</text:p>
          </table:table-cell>
          <table:table-cell office:value-type="float" office:value="4848" calcext:value-type="float">
            <text:p>4848</text:p>
          </table:table-cell>
          <table:table-cell table:formula="of:=[.B487]-[.B$2]" office:value-type="float" office:value="44.450211763382" calcext:value-type="float">
            <text:p>44.4502117634</text:p>
          </table:table-cell>
          <table:table-cell table:formula="of:=[.D487]/([.E487]-[.E486])" office:value-type="float" office:value="52902.8027838123" calcext:value-type="float">
            <text:p>52902.8027838123</text:p>
          </table:table-cell>
          <table:table-cell table:formula="of:=[.E487]-[.E486]" office:value-type="float" office:value="0.0916397571563721" calcext:value-type="float">
            <text:p>0.091639757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911349.47044" calcext:value-type="float">
            <text:p>1455911349.47044</text:p>
          </table:table-cell>
          <table:table-cell office:value-type="float" office:value="1455911349.47061" calcext:value-type="float">
            <text:p>1455911349.47061</text:p>
          </table:table-cell>
          <table:table-cell office:value-type="float" office:value="4768" calcext:value-type="float">
            <text:p>4768</text:p>
          </table:table-cell>
          <table:table-cell table:formula="of:=[.B488]-[.B$2]" office:value-type="float" office:value="44.5405352115631" calcext:value-type="float">
            <text:p>44.5405352116</text:p>
          </table:table-cell>
          <table:table-cell table:formula="of:=[.D488]/([.E488]-[.E487])" office:value-type="float" office:value="52788.0644064575" calcext:value-type="float">
            <text:p>52788.0644064575</text:p>
          </table:table-cell>
          <table:table-cell table:formula="of:=[.E488]-[.E487]" office:value-type="float" office:value="0.0903234481811523" calcext:value-type="float">
            <text:p>0.090323448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911349.56238" calcext:value-type="float">
            <text:p>1455911349.56238</text:p>
          </table:table-cell>
          <table:table-cell office:value-type="float" office:value="1455911349.56255" calcext:value-type="float">
            <text:p>1455911349.56255</text:p>
          </table:table-cell>
          <table:table-cell office:value-type="float" office:value="4688" calcext:value-type="float">
            <text:p>4688</text:p>
          </table:table-cell>
          <table:table-cell table:formula="of:=[.B489]-[.B$2]" office:value-type="float" office:value="44.6324729919434" calcext:value-type="float">
            <text:p>44.6324729919</text:p>
          </table:table-cell>
          <table:table-cell table:formula="of:=[.D489]/([.E489]-[.E488])" office:value-type="float" office:value="50991.0069680899" calcext:value-type="float">
            <text:p>50991.0069680899</text:p>
          </table:table-cell>
          <table:table-cell table:formula="of:=[.E489]-[.E488]" office:value-type="float" office:value="0.091937780380249" calcext:value-type="float">
            <text:p>0.09193778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911349.65346" calcext:value-type="float">
            <text:p>1455911349.65346</text:p>
          </table:table-cell>
          <table:table-cell office:value-type="float" office:value="1455911349.65363" calcext:value-type="float">
            <text:p>1455911349.65363</text:p>
          </table:table-cell>
          <table:table-cell office:value-type="float" office:value="4624" calcext:value-type="float">
            <text:p>4624</text:p>
          </table:table-cell>
          <table:table-cell table:formula="of:=[.B490]-[.B$2]" office:value-type="float" office:value="44.7235498428345" calcext:value-type="float">
            <text:p>44.7235498428</text:p>
          </table:table-cell>
          <table:table-cell table:formula="of:=[.D490]/([.E490]-[.E489])" office:value-type="float" office:value="50770.3105098376" calcext:value-type="float">
            <text:p>50770.3105098376</text:p>
          </table:table-cell>
          <table:table-cell table:formula="of:=[.E490]-[.E489]" office:value-type="float" office:value="0.0910768508911133" calcext:value-type="float">
            <text:p>0.091076850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911349.74557" calcext:value-type="float">
            <text:p>1455911349.74557</text:p>
          </table:table-cell>
          <table:table-cell office:value-type="float" office:value="1455911349.74577" calcext:value-type="float">
            <text:p>1455911349.74577</text:p>
          </table:table-cell>
          <table:table-cell office:value-type="float" office:value="4560" calcext:value-type="float">
            <text:p>4560</text:p>
          </table:table-cell>
          <table:table-cell table:formula="of:=[.B491]-[.B$2]" office:value-type="float" office:value="44.8156640529633" calcext:value-type="float">
            <text:p>44.815664053</text:p>
          </table:table-cell>
          <table:table-cell table:formula="of:=[.D491]/([.E491]-[.E490])" office:value-type="float" office:value="49503.762705284" calcext:value-type="float">
            <text:p>49503.762705284</text:p>
          </table:table-cell>
          <table:table-cell table:formula="of:=[.E491]-[.E490]" office:value-type="float" office:value="0.0921142101287842" calcext:value-type="float">
            <text:p>0.09211421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911349.83622" calcext:value-type="float">
            <text:p>1455911349.83622</text:p>
          </table:table-cell>
          <table:table-cell office:value-type="float" office:value="1455911349.83638" calcext:value-type="float">
            <text:p>1455911349.83638</text:p>
          </table:table-cell>
          <table:table-cell office:value-type="float" office:value="4504" calcext:value-type="float">
            <text:p>4504</text:p>
          </table:table-cell>
          <table:table-cell table:formula="of:=[.B492]-[.B$2]" office:value-type="float" office:value="44.9063076972961" calcext:value-type="float">
            <text:p>44.9063076973</text:p>
          </table:table-cell>
          <table:table-cell table:formula="of:=[.D492]/([.E492]-[.E491])" office:value-type="float" office:value="49689.087780487" calcext:value-type="float">
            <text:p>49689.087780487</text:p>
          </table:table-cell>
          <table:table-cell table:formula="of:=[.E492]-[.E491]" office:value-type="float" office:value="0.0906436443328857" calcext:value-type="float">
            <text:p>0.090643644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911349.92721" calcext:value-type="float">
            <text:p>1455911349.92721</text:p>
          </table:table-cell>
          <table:table-cell office:value-type="float" office:value="1455911349.92738" calcext:value-type="float">
            <text:p>1455911349.92738</text:p>
          </table:table-cell>
          <table:table-cell office:value-type="float" office:value="4448" calcext:value-type="float">
            <text:p>4448</text:p>
          </table:table-cell>
          <table:table-cell table:formula="of:=[.B493]-[.B$2]" office:value-type="float" office:value="44.9972991943359" calcext:value-type="float">
            <text:p>44.9972991943</text:p>
          </table:table-cell>
          <table:table-cell table:formula="of:=[.D493]/([.E493]-[.E492])" office:value-type="float" office:value="48883.6885281124" calcext:value-type="float">
            <text:p>48883.6885281124</text:p>
          </table:table-cell>
          <table:table-cell table:formula="of:=[.E493]-[.E492]" office:value-type="float" office:value="0.0909914970397949" calcext:value-type="float">
            <text:p>0.09099149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911350.01878" calcext:value-type="float">
            <text:p>1455911350.01878</text:p>
          </table:table-cell>
          <table:table-cell office:value-type="float" office:value="1455911350.01895" calcext:value-type="float">
            <text:p>1455911350.01895</text:p>
          </table:table-cell>
          <table:table-cell office:value-type="float" office:value="4408" calcext:value-type="float">
            <text:p>4408</text:p>
          </table:table-cell>
          <table:table-cell table:formula="of:=[.B494]-[.B$2]" office:value-type="float" office:value="45.0888752937317" calcext:value-type="float">
            <text:p>45.0888752937</text:p>
          </table:table-cell>
          <table:table-cell table:formula="of:=[.D494]/([.E494]-[.E493])" office:value-type="float" office:value="48134.8302568615" calcext:value-type="float">
            <text:p>48134.8302568615</text:p>
          </table:table-cell>
          <table:table-cell table:formula="of:=[.E494]-[.E493]" office:value-type="float" office:value="0.091576099395752" calcext:value-type="float">
            <text:p>0.09157609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911350.1092" calcext:value-type="float">
            <text:p>1455911350.1092</text:p>
          </table:table-cell>
          <table:table-cell office:value-type="float" office:value="1455911350.10938" calcext:value-type="float">
            <text:p>1455911350.10938</text:p>
          </table:table-cell>
          <table:table-cell office:value-type="float" office:value="4368" calcext:value-type="float">
            <text:p>4368</text:p>
          </table:table-cell>
          <table:table-cell table:formula="of:=[.B495]-[.B$2]" office:value-type="float" office:value="45.1792936325073" calcext:value-type="float">
            <text:p>45.1792936325</text:p>
          </table:table-cell>
          <table:table-cell table:formula="of:=[.D495]/([.E495]-[.E494])" office:value-type="float" office:value="48308.7840270856" calcext:value-type="float">
            <text:p>48308.7840270856</text:p>
          </table:table-cell>
          <table:table-cell table:formula="of:=[.E495]-[.E494]" office:value-type="float" office:value="0.0904183387756348" calcext:value-type="float">
            <text:p>0.090418338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911350.20111" calcext:value-type="float">
            <text:p>1455911350.20111</text:p>
          </table:table-cell>
          <table:table-cell office:value-type="float" office:value="1455911350.20128" calcext:value-type="float">
            <text:p>1455911350.20128</text:p>
          </table:table-cell>
          <table:table-cell office:value-type="float" office:value="4344" calcext:value-type="float">
            <text:p>4344</text:p>
          </table:table-cell>
          <table:table-cell table:formula="of:=[.B496]-[.B$2]" office:value-type="float" office:value="45.271199464798" calcext:value-type="float">
            <text:p>45.2711994648</text:p>
          </table:table-cell>
          <table:table-cell table:formula="of:=[.D496]/([.E496]-[.E495])" office:value-type="float" office:value="47265.7707539412" calcext:value-type="float">
            <text:p>47265.7707539412</text:p>
          </table:table-cell>
          <table:table-cell table:formula="of:=[.E496]-[.E495]" office:value-type="float" office:value="0.0919058322906494" calcext:value-type="float">
            <text:p>0.09190583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911350.29209" calcext:value-type="float">
            <text:p>1455911350.29209</text:p>
          </table:table-cell>
          <table:table-cell office:value-type="float" office:value="1455911350.29225" calcext:value-type="float">
            <text:p>1455911350.29225</text:p>
          </table:table-cell>
          <table:table-cell office:value-type="float" office:value="4320" calcext:value-type="float">
            <text:p>4320</text:p>
          </table:table-cell>
          <table:table-cell table:formula="of:=[.B497]-[.B$2]" office:value-type="float" office:value="45.3621821403503" calcext:value-type="float">
            <text:p>45.3621821404</text:p>
          </table:table-cell>
          <table:table-cell table:formula="of:=[.D497]/([.E497]-[.E496])" office:value-type="float" office:value="47481.5669441758" calcext:value-type="float">
            <text:p>47481.5669441758</text:p>
          </table:table-cell>
          <table:table-cell table:formula="of:=[.E497]-[.E496]" office:value-type="float" office:value="0.0909826755523682" calcext:value-type="float">
            <text:p>0.090982675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911350.38359" calcext:value-type="float">
            <text:p>1455911350.38359</text:p>
          </table:table-cell>
          <table:table-cell office:value-type="float" office:value="1455911350.38376" calcext:value-type="float">
            <text:p>1455911350.38376</text:p>
          </table:table-cell>
          <table:table-cell office:value-type="float" office:value="4304" calcext:value-type="float">
            <text:p>4304</text:p>
          </table:table-cell>
          <table:table-cell table:formula="of:=[.B498]-[.B$2]" office:value-type="float" office:value="45.4536793231964" calcext:value-type="float">
            <text:p>45.4536793232</text:p>
          </table:table-cell>
          <table:table-cell table:formula="of:=[.D498]/([.E498]-[.E497])" office:value-type="float" office:value="47039.6996510904" calcext:value-type="float">
            <text:p>47039.6996510904</text:p>
          </table:table-cell>
          <table:table-cell table:formula="of:=[.E498]-[.E497]" office:value-type="float" office:value="0.0914971828460693" calcext:value-type="float">
            <text:p>0.091497182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911350.47416" calcext:value-type="float">
            <text:p>1455911350.47416</text:p>
          </table:table-cell>
          <table:table-cell office:value-type="float" office:value="1455911350.47433" calcext:value-type="float">
            <text:p>1455911350.47433</text:p>
          </table:table-cell>
          <table:table-cell office:value-type="float" office:value="4296" calcext:value-type="float">
            <text:p>4296</text:p>
          </table:table-cell>
          <table:table-cell table:formula="of:=[.B499]-[.B$2]" office:value-type="float" office:value="45.5442545413971" calcext:value-type="float">
            <text:p>45.5442545414</text:p>
          </table:table-cell>
          <table:table-cell table:formula="of:=[.D499]/([.E499]-[.E498])" office:value-type="float" office:value="47430.1921137141" calcext:value-type="float">
            <text:p>47430.1921137141</text:p>
          </table:table-cell>
          <table:table-cell table:formula="of:=[.E499]-[.E498]" office:value-type="float" office:value="0.0905752182006836" calcext:value-type="float">
            <text:p>0.09057521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911350.56491" calcext:value-type="float">
            <text:p>1455911350.56491</text:p>
          </table:table-cell>
          <table:table-cell office:value-type="float" office:value="1455911350.56508" calcext:value-type="float">
            <text:p>1455911350.56508</text:p>
          </table:table-cell>
          <table:table-cell office:value-type="float" office:value="4296" calcext:value-type="float">
            <text:p>4296</text:p>
          </table:table-cell>
          <table:table-cell table:formula="of:=[.B500]-[.B$2]" office:value-type="float" office:value="45.6350023746491" calcext:value-type="float">
            <text:p>45.6350023746</text:p>
          </table:table-cell>
          <table:table-cell table:formula="of:=[.D500]/([.E500]-[.E499])" office:value-type="float" office:value="47339.9732649544" calcext:value-type="float">
            <text:p>47339.9732649544</text:p>
          </table:table-cell>
          <table:table-cell table:formula="of:=[.E500]-[.E499]" office:value-type="float" office:value="0.0907478332519531" calcext:value-type="float">
            <text:p>0.090747833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911350.65695" calcext:value-type="float">
            <text:p>1455911350.65695</text:p>
          </table:table-cell>
          <table:table-cell office:value-type="float" office:value="1455911350.65713" calcext:value-type="float">
            <text:p>1455911350.65713</text:p>
          </table:table-cell>
          <table:table-cell office:value-type="float" office:value="4296" calcext:value-type="float">
            <text:p>4296</text:p>
          </table:table-cell>
          <table:table-cell table:formula="of:=[.B501]-[.B$2]" office:value-type="float" office:value="45.7270412445068" calcext:value-type="float">
            <text:p>45.7270412445</text:p>
          </table:table-cell>
          <table:table-cell table:formula="of:=[.D501]/([.E501]-[.E500])" office:value-type="float" office:value="46675.9316649354" calcext:value-type="float">
            <text:p>46675.9316649354</text:p>
          </table:table-cell>
          <table:table-cell table:formula="of:=[.E501]-[.E500]" office:value-type="float" office:value="0.0920388698577881" calcext:value-type="float">
            <text:p>0.09203886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911350.7477" calcext:value-type="float">
            <text:p>1455911350.7477</text:p>
          </table:table-cell>
          <table:table-cell office:value-type="float" office:value="1455911350.74787" calcext:value-type="float">
            <text:p>1455911350.74787</text:p>
          </table:table-cell>
          <table:table-cell office:value-type="float" office:value="4312" calcext:value-type="float">
            <text:p>4312</text:p>
          </table:table-cell>
          <table:table-cell table:formula="of:=[.B502]-[.B$2]" office:value-type="float" office:value="45.8177950382233" calcext:value-type="float">
            <text:p>45.8177950382</text:p>
          </table:table-cell>
          <table:table-cell table:formula="of:=[.D502]/([.E502]-[.E501])" office:value-type="float" office:value="47513.1652729943" calcext:value-type="float">
            <text:p>47513.1652729943</text:p>
          </table:table-cell>
          <table:table-cell table:formula="of:=[.E502]-[.E501]" office:value-type="float" office:value="0.0907537937164307" calcext:value-type="float">
            <text:p>0.090753793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911350.83968" calcext:value-type="float">
            <text:p>1455911350.83968</text:p>
          </table:table-cell>
          <table:table-cell office:value-type="float" office:value="1455911350.83985" calcext:value-type="float">
            <text:p>1455911350.83985</text:p>
          </table:table-cell>
          <table:table-cell office:value-type="float" office:value="4336" calcext:value-type="float">
            <text:p>4336</text:p>
          </table:table-cell>
          <table:table-cell table:formula="of:=[.B503]-[.B$2]" office:value-type="float" office:value="45.9097676277161" calcext:value-type="float">
            <text:p>45.9097676277</text:p>
          </table:table-cell>
          <table:table-cell table:formula="of:=[.D503]/([.E503]-[.E502])" office:value-type="float" office:value="47144.4810232242" calcext:value-type="float">
            <text:p>47144.4810232242</text:p>
          </table:table-cell>
          <table:table-cell table:formula="of:=[.E503]-[.E502]" office:value-type="float" office:value="0.0919725894927979" calcext:value-type="float">
            <text:p>0.091972589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911350.93035" calcext:value-type="float">
            <text:p>1455911350.93035</text:p>
          </table:table-cell>
          <table:table-cell office:value-type="float" office:value="1455911350.93052" calcext:value-type="float">
            <text:p>1455911350.93052</text:p>
          </table:table-cell>
          <table:table-cell office:value-type="float" office:value="4360" calcext:value-type="float">
            <text:p>4360</text:p>
          </table:table-cell>
          <table:table-cell table:formula="of:=[.B504]-[.B$2]" office:value-type="float" office:value="46.0004374980927" calcext:value-type="float">
            <text:p>46.0004374981</text:p>
          </table:table-cell>
          <table:table-cell table:formula="of:=[.D504]/([.E504]-[.E503])" office:value-type="float" office:value="48086.536154637" calcext:value-type="float">
            <text:p>48086.536154637</text:p>
          </table:table-cell>
          <table:table-cell table:formula="of:=[.E504]-[.E503]" office:value-type="float" office:value="0.0906698703765869" calcext:value-type="float">
            <text:p>0.09066987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911351.02187" calcext:value-type="float">
            <text:p>1455911351.02187</text:p>
          </table:table-cell>
          <table:table-cell office:value-type="float" office:value="1455911351.02205" calcext:value-type="float">
            <text:p>1455911351.02205</text:p>
          </table:table-cell>
          <table:table-cell office:value-type="float" office:value="4392" calcext:value-type="float">
            <text:p>4392</text:p>
          </table:table-cell>
          <table:table-cell table:formula="of:=[.B505]-[.B$2]" office:value-type="float" office:value="46.0919649600983" calcext:value-type="float">
            <text:p>46.0919649601</text:p>
          </table:table-cell>
          <table:table-cell table:formula="of:=[.D505]/([.E505]-[.E504])" office:value-type="float" office:value="47985.5980244547" calcext:value-type="float">
            <text:p>47985.5980244547</text:p>
          </table:table-cell>
          <table:table-cell table:formula="of:=[.E505]-[.E504]" office:value-type="float" office:value="0.0915274620056152" calcext:value-type="float">
            <text:p>0.09152746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911351.11305" calcext:value-type="float">
            <text:p>1455911351.11305</text:p>
          </table:table-cell>
          <table:table-cell office:value-type="float" office:value="1455911351.11322" calcext:value-type="float">
            <text:p>1455911351.11322</text:p>
          </table:table-cell>
          <table:table-cell office:value-type="float" office:value="4440" calcext:value-type="float">
            <text:p>4440</text:p>
          </table:table-cell>
          <table:table-cell table:formula="of:=[.B506]-[.B$2]" office:value-type="float" office:value="46.1831407546997" calcext:value-type="float">
            <text:p>46.1831407547</text:p>
          </table:table-cell>
          <table:table-cell table:formula="of:=[.D506]/([.E506]-[.E505])" office:value-type="float" office:value="48697.1352364815" calcext:value-type="float">
            <text:p>48697.1352364815</text:p>
          </table:table-cell>
          <table:table-cell table:formula="of:=[.E506]-[.E505]" office:value-type="float" office:value="0.0911757946014404" calcext:value-type="float">
            <text:p>0.091175794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911351.20354" calcext:value-type="float">
            <text:p>1455911351.20354</text:p>
          </table:table-cell>
          <table:table-cell office:value-type="float" office:value="1455911351.2037" calcext:value-type="float">
            <text:p>1455911351.2037</text:p>
          </table:table-cell>
          <table:table-cell office:value-type="float" office:value="4488" calcext:value-type="float">
            <text:p>4488</text:p>
          </table:table-cell>
          <table:table-cell table:formula="of:=[.B507]-[.B$2]" office:value-type="float" office:value="46.2736279964447" calcext:value-type="float">
            <text:p>46.2736279964</text:p>
          </table:table-cell>
          <table:table-cell table:formula="of:=[.D507]/([.E507]-[.E506])" office:value-type="float" office:value="49598.1523301127" calcext:value-type="float">
            <text:p>49598.1523301127</text:p>
          </table:table-cell>
          <table:table-cell table:formula="of:=[.E507]-[.E506]" office:value-type="float" office:value="0.0904872417449951" calcext:value-type="float">
            <text:p>0.09048724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911351.29529" calcext:value-type="float">
            <text:p>1455911351.29529</text:p>
          </table:table-cell>
          <table:table-cell office:value-type="float" office:value="1455911351.29546" calcext:value-type="float">
            <text:p>1455911351.29546</text:p>
          </table:table-cell>
          <table:table-cell office:value-type="float" office:value="4544" calcext:value-type="float">
            <text:p>4544</text:p>
          </table:table-cell>
          <table:table-cell table:formula="of:=[.B508]-[.B$2]" office:value-type="float" office:value="46.3653836250305" calcext:value-type="float">
            <text:p>46.365383625</text:p>
          </table:table-cell>
          <table:table-cell table:formula="of:=[.D508]/([.E508]-[.E507])" office:value-type="float" office:value="49522.847481233" calcext:value-type="float">
            <text:p>49522.847481233</text:p>
          </table:table-cell>
          <table:table-cell table:formula="of:=[.E508]-[.E507]" office:value-type="float" office:value="0.0917556285858154" calcext:value-type="float">
            <text:p>0.091755628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911351.38625" calcext:value-type="float">
            <text:p>1455911351.38625</text:p>
          </table:table-cell>
          <table:table-cell office:value-type="float" office:value="1455911351.38641" calcext:value-type="float">
            <text:p>1455911351.38641</text:p>
          </table:table-cell>
          <table:table-cell office:value-type="float" office:value="4600" calcext:value-type="float">
            <text:p>4600</text:p>
          </table:table-cell>
          <table:table-cell table:formula="of:=[.B509]-[.B$2]" office:value-type="float" office:value="46.456344127655" calcext:value-type="float">
            <text:p>46.4563441277</text:p>
          </table:table-cell>
          <table:table-cell table:formula="of:=[.D509]/([.E509]-[.E508])" office:value-type="float" office:value="50571.4004130888" calcext:value-type="float">
            <text:p>50571.4004130888</text:p>
          </table:table-cell>
          <table:table-cell table:formula="of:=[.E509]-[.E508]" office:value-type="float" office:value="0.0909605026245117" calcext:value-type="float">
            <text:p>0.090960502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911351.47858" calcext:value-type="float">
            <text:p>1455911351.47858</text:p>
          </table:table-cell>
          <table:table-cell office:value-type="float" office:value="1455911351.47875" calcext:value-type="float">
            <text:p>1455911351.47875</text:p>
          </table:table-cell>
          <table:table-cell office:value-type="float" office:value="4672" calcext:value-type="float">
            <text:p>4672</text:p>
          </table:table-cell>
          <table:table-cell table:formula="of:=[.B510]-[.B$2]" office:value-type="float" office:value="46.5486688613892" calcext:value-type="float">
            <text:p>46.5486688614</text:p>
          </table:table-cell>
          <table:table-cell table:formula="of:=[.D510]/([.E510]-[.E509])" office:value-type="float" office:value="50603.9910545969" calcext:value-type="float">
            <text:p>50603.9910545969</text:p>
          </table:table-cell>
          <table:table-cell table:formula="of:=[.E510]-[.E509]" office:value-type="float" office:value="0.0923247337341309" calcext:value-type="float">
            <text:p>0.092324733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911351.5696" calcext:value-type="float">
            <text:p>1455911351.5696</text:p>
          </table:table-cell>
          <table:table-cell office:value-type="float" office:value="1455911351.56978" calcext:value-type="float">
            <text:p>1455911351.56978</text:p>
          </table:table-cell>
          <table:table-cell office:value-type="float" office:value="4744" calcext:value-type="float">
            <text:p>4744</text:p>
          </table:table-cell>
          <table:table-cell table:formula="of:=[.B511]-[.B$2]" office:value-type="float" office:value="46.6396958827972" calcext:value-type="float">
            <text:p>46.6396958828</text:p>
          </table:table-cell>
          <table:table-cell table:formula="of:=[.D511]/([.E511]-[.E510])" office:value-type="float" office:value="52116.3927657513" calcext:value-type="float">
            <text:p>52116.3927657513</text:p>
          </table:table-cell>
          <table:table-cell table:formula="of:=[.E511]-[.E510]" office:value-type="float" office:value="0.0910270214080811" calcext:value-type="float">
            <text:p>0.09102702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911351.66143" calcext:value-type="float">
            <text:p>1455911351.66143</text:p>
          </table:table-cell>
          <table:table-cell office:value-type="float" office:value="1455911351.6616" calcext:value-type="float">
            <text:p>1455911351.6616</text:p>
          </table:table-cell>
          <table:table-cell office:value-type="float" office:value="4824" calcext:value-type="float">
            <text:p>4824</text:p>
          </table:table-cell>
          <table:table-cell table:formula="of:=[.B512]-[.B$2]" office:value-type="float" office:value="46.7315208911896" calcext:value-type="float">
            <text:p>46.7315208912</text:p>
          </table:table-cell>
          <table:table-cell table:formula="of:=[.D512]/([.E512]-[.E511])" office:value-type="float" office:value="52534.707967451" calcext:value-type="float">
            <text:p>52534.707967451</text:p>
          </table:table-cell>
          <table:table-cell table:formula="of:=[.E512]-[.E511]" office:value-type="float" office:value="0.091825008392334" calcext:value-type="float">
            <text:p>0.091825008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911351.75189" calcext:value-type="float">
            <text:p>1455911351.75189</text:p>
          </table:table-cell>
          <table:table-cell office:value-type="float" office:value="1455911351.75207" calcext:value-type="float">
            <text:p>1455911351.75207</text:p>
          </table:table-cell>
          <table:table-cell office:value-type="float" office:value="4904" calcext:value-type="float">
            <text:p>4904</text:p>
          </table:table-cell>
          <table:table-cell table:formula="of:=[.B513]-[.B$2]" office:value-type="float" office:value="46.8219788074493" calcext:value-type="float">
            <text:p>46.8219788074</text:p>
          </table:table-cell>
          <table:table-cell table:formula="of:=[.D513]/([.E513]-[.E512])" office:value-type="float" office:value="54213.0551174461" calcext:value-type="float">
            <text:p>54213.0551174461</text:p>
          </table:table-cell>
          <table:table-cell table:formula="of:=[.E513]-[.E512]" office:value-type="float" office:value="0.0904579162597656" calcext:value-type="float">
            <text:p>0.09045791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911351.84549" calcext:value-type="float">
            <text:p>1455911351.84549</text:p>
          </table:table-cell>
          <table:table-cell office:value-type="float" office:value="1455911351.84566" calcext:value-type="float">
            <text:p>1455911351.84566</text:p>
          </table:table-cell>
          <table:table-cell office:value-type="float" office:value="4992" calcext:value-type="float">
            <text:p>4992</text:p>
          </table:table-cell>
          <table:table-cell table:formula="of:=[.B514]-[.B$2]" office:value-type="float" office:value="46.915580034256" calcext:value-type="float">
            <text:p>46.9155800343</text:p>
          </table:table-cell>
          <table:table-cell table:formula="of:=[.D514]/([.E514]-[.E513])" office:value-type="float" office:value="53332.6343073725" calcext:value-type="float">
            <text:p>53332.6343073725</text:p>
          </table:table-cell>
          <table:table-cell table:formula="of:=[.E514]-[.E513]" office:value-type="float" office:value="0.0936012268066406" calcext:value-type="float">
            <text:p>0.093601226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911351.9517" calcext:value-type="float">
            <text:p>1455911351.9517</text:p>
          </table:table-cell>
          <table:table-cell office:value-type="float" office:value="1455911351.95187" calcext:value-type="float">
            <text:p>1455911351.95187</text:p>
          </table:table-cell>
          <table:table-cell office:value-type="float" office:value="5104" calcext:value-type="float">
            <text:p>5104</text:p>
          </table:table-cell>
          <table:table-cell table:formula="of:=[.B515]-[.B$2]" office:value-type="float" office:value="47.0217885971069" calcext:value-type="float">
            <text:p>47.0217885971</text:p>
          </table:table-cell>
          <table:table-cell table:formula="of:=[.D515]/([.E515]-[.E514])" office:value-type="float" office:value="48056.3888917573" calcext:value-type="float">
            <text:p>48056.3888917573</text:p>
          </table:table-cell>
          <table:table-cell table:formula="of:=[.E515]-[.E514]" office:value-type="float" office:value="0.106208562850952" calcext:value-type="float">
            <text:p>0.106208562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911352.04283" calcext:value-type="float">
            <text:p>1455911352.04283</text:p>
          </table:table-cell>
          <table:table-cell office:value-type="float" office:value="1455911352.043" calcext:value-type="float">
            <text:p>1455911352.043</text:p>
          </table:table-cell>
          <table:table-cell office:value-type="float" office:value="5200" calcext:value-type="float">
            <text:p>5200</text:p>
          </table:table-cell>
          <table:table-cell table:formula="of:=[.B516]-[.B$2]" office:value-type="float" office:value="47.1129217147827" calcext:value-type="float">
            <text:p>47.1129217148</text:p>
          </table:table-cell>
          <table:table-cell table:formula="of:=[.D516]/([.E516]-[.E515])" office:value-type="float" office:value="57059.3888656342" calcext:value-type="float">
            <text:p>57059.3888656342</text:p>
          </table:table-cell>
          <table:table-cell table:formula="of:=[.E516]-[.E515]" office:value-type="float" office:value="0.0911331176757813" calcext:value-type="float">
            <text:p>0.091133117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911352.13492" calcext:value-type="float">
            <text:p>1455911352.13492</text:p>
          </table:table-cell>
          <table:table-cell office:value-type="float" office:value="1455911352.13509" calcext:value-type="float">
            <text:p>1455911352.13509</text:p>
          </table:table-cell>
          <table:table-cell office:value-type="float" office:value="5304" calcext:value-type="float">
            <text:p>5304</text:p>
          </table:table-cell>
          <table:table-cell table:formula="of:=[.B517]-[.B$2]" office:value-type="float" office:value="47.2050137519836" calcext:value-type="float">
            <text:p>47.205013752</text:p>
          </table:table-cell>
          <table:table-cell table:formula="of:=[.D517]/([.E517]-[.E516])" office:value-type="float" office:value="57594.556068161" calcext:value-type="float">
            <text:p>57594.556068161</text:p>
          </table:table-cell>
          <table:table-cell table:formula="of:=[.E517]-[.E516]" office:value-type="float" office:value="0.0920920372009277" calcext:value-type="float">
            <text:p>0.092092037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911352.22621" calcext:value-type="float">
            <text:p>1455911352.22621</text:p>
          </table:table-cell>
          <table:table-cell office:value-type="float" office:value="1455911352.22638" calcext:value-type="float">
            <text:p>1455911352.22638</text:p>
          </table:table-cell>
          <table:table-cell office:value-type="float" office:value="5408" calcext:value-type="float">
            <text:p>5408</text:p>
          </table:table-cell>
          <table:table-cell table:formula="of:=[.B518]-[.B$2]" office:value-type="float" office:value="47.2963027954102" calcext:value-type="float">
            <text:p>47.2963027954</text:p>
          </table:table-cell>
          <table:table-cell table:formula="of:=[.D518]/([.E518]-[.E517])" office:value-type="float" office:value="59240.4060444927" calcext:value-type="float">
            <text:p>59240.4060444927</text:p>
          </table:table-cell>
          <table:table-cell table:formula="of:=[.E518]-[.E517]" office:value-type="float" office:value="0.0912890434265137" calcext:value-type="float">
            <text:p>0.091289043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911352.31868" calcext:value-type="float">
            <text:p>1455911352.31868</text:p>
          </table:table-cell>
          <table:table-cell office:value-type="float" office:value="1455911352.31885" calcext:value-type="float">
            <text:p>1455911352.31885</text:p>
          </table:table-cell>
          <table:table-cell office:value-type="float" office:value="5520" calcext:value-type="float">
            <text:p>5520</text:p>
          </table:table-cell>
          <table:table-cell table:formula="of:=[.B519]-[.B$2]" office:value-type="float" office:value="47.3887689113617" calcext:value-type="float">
            <text:p>47.3887689114</text:p>
          </table:table-cell>
          <table:table-cell table:formula="of:=[.D519]/([.E519]-[.E518])" office:value-type="float" office:value="59697.5437239416" calcext:value-type="float">
            <text:p>59697.5437239416</text:p>
          </table:table-cell>
          <table:table-cell table:formula="of:=[.E519]-[.E518]" office:value-type="float" office:value="0.0924661159515381" calcext:value-type="float">
            <text:p>0.0924661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911352.41004" calcext:value-type="float">
            <text:p>1455911352.41004</text:p>
          </table:table-cell>
          <table:table-cell office:value-type="float" office:value="1455911352.41021" calcext:value-type="float">
            <text:p>1455911352.41021</text:p>
          </table:table-cell>
          <table:table-cell office:value-type="float" office:value="5632" calcext:value-type="float">
            <text:p>5632</text:p>
          </table:table-cell>
          <table:table-cell table:formula="of:=[.B520]-[.B$2]" office:value-type="float" office:value="47.4801273345947" calcext:value-type="float">
            <text:p>47.4801273346</text:p>
          </table:table-cell>
          <table:table-cell table:formula="of:=[.D520]/([.E520]-[.E519])" office:value-type="float" office:value="61647.2986364289" calcext:value-type="float">
            <text:p>61647.2986364289</text:p>
          </table:table-cell>
          <table:table-cell table:formula="of:=[.E520]-[.E519]" office:value-type="float" office:value="0.0913584232330322" calcext:value-type="float">
            <text:p>0.091358423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911352.50147" calcext:value-type="float">
            <text:p>1455911352.50147</text:p>
          </table:table-cell>
          <table:table-cell office:value-type="float" office:value="1455911352.50166" calcext:value-type="float">
            <text:p>1455911352.50166</text:p>
          </table:table-cell>
          <table:table-cell office:value-type="float" office:value="5744" calcext:value-type="float">
            <text:p>5744</text:p>
          </table:table-cell>
          <table:table-cell table:formula="of:=[.B521]-[.B$2]" office:value-type="float" office:value="47.5715613365173" calcext:value-type="float">
            <text:p>47.5715613365</text:p>
          </table:table-cell>
          <table:table-cell table:formula="of:=[.D521]/([.E521]-[.E520])" office:value-type="float" office:value="62821.2686661347" calcext:value-type="float">
            <text:p>62821.2686661347</text:p>
          </table:table-cell>
          <table:table-cell table:formula="of:=[.E521]-[.E520]" office:value-type="float" office:value="0.0914340019226074" calcext:value-type="float">
            <text:p>0.09143400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911352.59369" calcext:value-type="float">
            <text:p>1455911352.59369</text:p>
          </table:table-cell>
          <table:table-cell office:value-type="float" office:value="1455911352.59386" calcext:value-type="float">
            <text:p>1455911352.59386</text:p>
          </table:table-cell>
          <table:table-cell office:value-type="float" office:value="5856" calcext:value-type="float">
            <text:p>5856</text:p>
          </table:table-cell>
          <table:table-cell table:formula="of:=[.B522]-[.B$2]" office:value-type="float" office:value="47.6637785434723" calcext:value-type="float">
            <text:p>47.6637785435</text:p>
          </table:table-cell>
          <table:table-cell table:formula="of:=[.D522]/([.E522]-[.E521])" office:value-type="float" office:value="63502.2485864313" calcext:value-type="float">
            <text:p>63502.2485864313</text:p>
          </table:table-cell>
          <table:table-cell table:formula="of:=[.E522]-[.E521]" office:value-type="float" office:value="0.0922172069549561" calcext:value-type="float">
            <text:p>0.0922172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911352.6854" calcext:value-type="float">
            <text:p>1455911352.6854</text:p>
          </table:table-cell>
          <table:table-cell office:value-type="float" office:value="1455911352.68558" calcext:value-type="float">
            <text:p>1455911352.68558</text:p>
          </table:table-cell>
          <table:table-cell office:value-type="float" office:value="5968" calcext:value-type="float">
            <text:p>5968</text:p>
          </table:table-cell>
          <table:table-cell table:formula="of:=[.B523]-[.B$2]" office:value-type="float" office:value="47.7554931640625" calcext:value-type="float">
            <text:p>47.7554931641</text:p>
          </table:table-cell>
          <table:table-cell table:formula="of:=[.D523]/([.E523]-[.E522])" office:value-type="float" office:value="65071.4134954079" calcext:value-type="float">
            <text:p>65071.4134954079</text:p>
          </table:table-cell>
          <table:table-cell table:formula="of:=[.E523]-[.E522]" office:value-type="float" office:value="0.09171462059021" calcext:value-type="float">
            <text:p>0.091714620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911352.77789" calcext:value-type="float">
            <text:p>1455911352.77789</text:p>
          </table:table-cell>
          <table:table-cell office:value-type="float" office:value="1455911352.77806" calcext:value-type="float">
            <text:p>1455911352.77806</text:p>
          </table:table-cell>
          <table:table-cell office:value-type="float" office:value="6088" calcext:value-type="float">
            <text:p>6088</text:p>
          </table:table-cell>
          <table:table-cell table:formula="of:=[.B524]-[.B$2]" office:value-type="float" office:value="47.8479824066162" calcext:value-type="float">
            <text:p>47.8479824066</text:p>
          </table:table-cell>
          <table:table-cell table:formula="of:=[.D524]/([.E524]-[.E523])" office:value-type="float" office:value="65823.8713163267" calcext:value-type="float">
            <text:p>65823.8713163267</text:p>
          </table:table-cell>
          <table:table-cell table:formula="of:=[.E524]-[.E523]" office:value-type="float" office:value="0.0924892425537109" calcext:value-type="float">
            <text:p>0.092489242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911352.86952" calcext:value-type="float">
            <text:p>1455911352.86952</text:p>
          </table:table-cell>
          <table:table-cell office:value-type="float" office:value="1455911352.86969" calcext:value-type="float">
            <text:p>1455911352.86969</text:p>
          </table:table-cell>
          <table:table-cell office:value-type="float" office:value="6200" calcext:value-type="float">
            <text:p>6200</text:p>
          </table:table-cell>
          <table:table-cell table:formula="of:=[.B525]-[.B$2]" office:value-type="float" office:value="47.9396111965179" calcext:value-type="float">
            <text:p>47.9396111965</text:p>
          </table:table-cell>
          <table:table-cell table:formula="of:=[.D525]/([.E525]-[.E524])" office:value-type="float" office:value="67664.322607001" calcext:value-type="float">
            <text:p>67664.322607001</text:p>
          </table:table-cell>
          <table:table-cell table:formula="of:=[.E525]-[.E524]" office:value-type="float" office:value="0.0916287899017334" calcext:value-type="float">
            <text:p>0.091628789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911352.96218" calcext:value-type="float">
            <text:p>1455911352.96218</text:p>
          </table:table-cell>
          <table:table-cell office:value-type="float" office:value="1455911352.96249" calcext:value-type="float">
            <text:p>1455911352.96249</text:p>
          </table:table-cell>
          <table:table-cell office:value-type="float" office:value="6320" calcext:value-type="float">
            <text:p>6320</text:p>
          </table:table-cell>
          <table:table-cell table:formula="of:=[.B526]-[.B$2]" office:value-type="float" office:value="48.0322678089142" calcext:value-type="float">
            <text:p>48.0322678089</text:p>
          </table:table-cell>
          <table:table-cell table:formula="of:=[.D526]/([.E526]-[.E525])" office:value-type="float" office:value="68208.8394616988" calcext:value-type="float">
            <text:p>68208.8394616988</text:p>
          </table:table-cell>
          <table:table-cell table:formula="of:=[.E526]-[.E525]" office:value-type="float" office:value="0.0926566123962402" calcext:value-type="float">
            <text:p>0.09265661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911353.05362" calcext:value-type="float">
            <text:p>1455911353.05362</text:p>
          </table:table-cell>
          <table:table-cell office:value-type="float" office:value="1455911353.05385" calcext:value-type="float">
            <text:p>1455911353.05385</text:p>
          </table:table-cell>
          <table:table-cell office:value-type="float" office:value="6432" calcext:value-type="float">
            <text:p>6432</text:p>
          </table:table-cell>
          <table:table-cell table:formula="of:=[.B527]-[.B$2]" office:value-type="float" office:value="48.1237072944641" calcext:value-type="float">
            <text:p>48.1237072945</text:p>
          </table:table-cell>
          <table:table-cell table:formula="of:=[.D527]/([.E527]-[.E526])" office:value-type="float" office:value="70341.6030975816" calcext:value-type="float">
            <text:p>70341.6030975816</text:p>
          </table:table-cell>
          <table:table-cell table:formula="of:=[.E527]-[.E526]" office:value-type="float" office:value="0.0914394855499268" calcext:value-type="float">
            <text:p>0.091439485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911353.1449" calcext:value-type="float">
            <text:p>1455911353.1449</text:p>
          </table:table-cell>
          <table:table-cell office:value-type="float" office:value="1455911353.14507" calcext:value-type="float">
            <text:p>1455911353.14507</text:p>
          </table:table-cell>
          <table:table-cell office:value-type="float" office:value="6544" calcext:value-type="float">
            <text:p>6544</text:p>
          </table:table-cell>
          <table:table-cell table:formula="of:=[.B528]-[.B$2]" office:value-type="float" office:value="48.2149889469147" calcext:value-type="float">
            <text:p>48.2149889469</text:p>
          </table:table-cell>
          <table:table-cell table:formula="of:=[.D528]/([.E528]-[.E527])" office:value-type="float" office:value="71690.2008708076" calcext:value-type="float">
            <text:p>71690.2008708076</text:p>
          </table:table-cell>
          <table:table-cell table:formula="of:=[.E528]-[.E527]" office:value-type="float" office:value="0.0912816524505615" calcext:value-type="float">
            <text:p>0.091281652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911353.23777" calcext:value-type="float">
            <text:p>1455911353.23777</text:p>
          </table:table-cell>
          <table:table-cell office:value-type="float" office:value="1455911353.23794" calcext:value-type="float">
            <text:p>1455911353.23794</text:p>
          </table:table-cell>
          <table:table-cell office:value-type="float" office:value="6656" calcext:value-type="float">
            <text:p>6656</text:p>
          </table:table-cell>
          <table:table-cell table:formula="of:=[.B529]-[.B$2]" office:value-type="float" office:value="48.3078587055206" calcext:value-type="float">
            <text:p>48.3078587055</text:p>
          </table:table-cell>
          <table:table-cell table:formula="of:=[.D529]/([.E529]-[.E528])" office:value-type="float" office:value="71670.2627411918" calcext:value-type="float">
            <text:p>71670.2627411918</text:p>
          </table:table-cell>
          <table:table-cell table:formula="of:=[.E529]-[.E528]" office:value-type="float" office:value="0.092869758605957" calcext:value-type="float">
            <text:p>0.092869758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911353.32938" calcext:value-type="float">
            <text:p>1455911353.32938</text:p>
          </table:table-cell>
          <table:table-cell office:value-type="float" office:value="1455911353.32955" calcext:value-type="float">
            <text:p>1455911353.32955</text:p>
          </table:table-cell>
          <table:table-cell office:value-type="float" office:value="6760" calcext:value-type="float">
            <text:p>6760</text:p>
          </table:table-cell>
          <table:table-cell table:formula="of:=[.B530]-[.B$2]" office:value-type="float" office:value="48.3994717597961" calcext:value-type="float">
            <text:p>48.3994717598</text:p>
          </table:table-cell>
          <table:table-cell table:formula="of:=[.D530]/([.E530]-[.E529])" office:value-type="float" office:value="73788.6107330327" calcext:value-type="float">
            <text:p>73788.6107330327</text:p>
          </table:table-cell>
          <table:table-cell table:formula="of:=[.E530]-[.E529]" office:value-type="float" office:value="0.0916130542755127" calcext:value-type="float">
            <text:p>0.091613054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911353.42183" calcext:value-type="float">
            <text:p>1455911353.42183</text:p>
          </table:table-cell>
          <table:table-cell office:value-type="float" office:value="1455911353.42202" calcext:value-type="float">
            <text:p>1455911353.42202</text:p>
          </table:table-cell>
          <table:table-cell office:value-type="float" office:value="6872" calcext:value-type="float">
            <text:p>6872</text:p>
          </table:table-cell>
          <table:table-cell table:formula="of:=[.B531]-[.B$2]" office:value-type="float" office:value="48.491925239563" calcext:value-type="float">
            <text:p>48.4919252396</text:p>
          </table:table-cell>
          <table:table-cell table:formula="of:=[.D531]/([.E531]-[.E530])" office:value-type="float" office:value="74329.2736772071" calcext:value-type="float">
            <text:p>74329.2736772071</text:p>
          </table:table-cell>
          <table:table-cell table:formula="of:=[.E531]-[.E530]" office:value-type="float" office:value="0.0924534797668457" calcext:value-type="float">
            <text:p>0.092453479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911353.5135" calcext:value-type="float">
            <text:p>1455911353.5135</text:p>
          </table:table-cell>
          <table:table-cell office:value-type="float" office:value="1455911353.51367" calcext:value-type="float">
            <text:p>1455911353.51367</text:p>
          </table:table-cell>
          <table:table-cell office:value-type="float" office:value="6968" calcext:value-type="float">
            <text:p>6968</text:p>
          </table:table-cell>
          <table:table-cell table:formula="of:=[.B532]-[.B$2]" office:value-type="float" office:value="48.5835945606232" calcext:value-type="float">
            <text:p>48.5835945606</text:p>
          </table:table-cell>
          <table:table-cell table:formula="of:=[.D532]/([.E532]-[.E531])" office:value-type="float" office:value="76012.3443635579" calcext:value-type="float">
            <text:p>76012.3443635579</text:p>
          </table:table-cell>
          <table:table-cell table:formula="of:=[.E532]-[.E531]" office:value-type="float" office:value="0.0916693210601807" calcext:value-type="float">
            <text:p>0.09166932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911353.60559" calcext:value-type="float">
            <text:p>1455911353.60559</text:p>
          </table:table-cell>
          <table:table-cell office:value-type="float" office:value="1455911353.60575" calcext:value-type="float">
            <text:p>1455911353.60575</text:p>
          </table:table-cell>
          <table:table-cell office:value-type="float" office:value="7072" calcext:value-type="float">
            <text:p>7072</text:p>
          </table:table-cell>
          <table:table-cell table:formula="of:=[.B533]-[.B$2]" office:value-type="float" office:value="48.6756770610809" calcext:value-type="float">
            <text:p>48.6756770611</text:p>
          </table:table-cell>
          <table:table-cell table:formula="of:=[.D533]/([.E533]-[.E532])" office:value-type="float" office:value="76800.6946471201" calcext:value-type="float">
            <text:p>76800.6946471201</text:p>
          </table:table-cell>
          <table:table-cell table:formula="of:=[.E533]-[.E532]" office:value-type="float" office:value="0.0920825004577637" calcext:value-type="float">
            <text:p>0.09208250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911353.69698" calcext:value-type="float">
            <text:p>1455911353.69698</text:p>
          </table:table-cell>
          <table:table-cell office:value-type="float" office:value="1455911353.69715" calcext:value-type="float">
            <text:p>1455911353.69715</text:p>
          </table:table-cell>
          <table:table-cell office:value-type="float" office:value="7160" calcext:value-type="float">
            <text:p>7160</text:p>
          </table:table-cell>
          <table:table-cell table:formula="of:=[.B534]-[.B$2]" office:value-type="float" office:value="48.7670698165894" calcext:value-type="float">
            <text:p>48.7670698166</text:p>
          </table:table-cell>
          <table:table-cell table:formula="of:=[.D534]/([.E534]-[.E533])" office:value-type="float" office:value="78343.1898969293" calcext:value-type="float">
            <text:p>78343.1898969293</text:p>
          </table:table-cell>
          <table:table-cell table:formula="of:=[.E534]-[.E533]" office:value-type="float" office:value="0.0913927555084229" calcext:value-type="float">
            <text:p>0.091392755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911353.78882" calcext:value-type="float">
            <text:p>1455911353.78882</text:p>
          </table:table-cell>
          <table:table-cell office:value-type="float" office:value="1455911353.789" calcext:value-type="float">
            <text:p>1455911353.789</text:p>
          </table:table-cell>
          <table:table-cell office:value-type="float" office:value="7256" calcext:value-type="float">
            <text:p>7256</text:p>
          </table:table-cell>
          <table:table-cell table:formula="of:=[.B535]-[.B$2]" office:value-type="float" office:value="48.8589127063751" calcext:value-type="float">
            <text:p>48.8589127064</text:p>
          </table:table-cell>
          <table:table-cell table:formula="of:=[.D535]/([.E535]-[.E534])" office:value-type="float" office:value="79004.4827305129" calcext:value-type="float">
            <text:p>79004.4827305129</text:p>
          </table:table-cell>
          <table:table-cell table:formula="of:=[.E535]-[.E534]" office:value-type="float" office:value="0.0918428897857666" calcext:value-type="float">
            <text:p>0.091842889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911353.88103" calcext:value-type="float">
            <text:p>1455911353.88103</text:p>
          </table:table-cell>
          <table:table-cell office:value-type="float" office:value="1455911353.8812" calcext:value-type="float">
            <text:p>1455911353.8812</text:p>
          </table:table-cell>
          <table:table-cell office:value-type="float" office:value="7344" calcext:value-type="float">
            <text:p>7344</text:p>
          </table:table-cell>
          <table:table-cell table:formula="of:=[.B536]-[.B$2]" office:value-type="float" office:value="48.951117515564" calcext:value-type="float">
            <text:p>48.9511175156</text:p>
          </table:table-cell>
          <table:table-cell table:formula="of:=[.D536]/([.E536]-[.E535])" office:value-type="float" office:value="79648.7739046117" calcext:value-type="float">
            <text:p>79648.7739046117</text:p>
          </table:table-cell>
          <table:table-cell table:formula="of:=[.E536]-[.E535]" office:value-type="float" office:value="0.0922048091888428" calcext:value-type="float">
            <text:p>0.092204809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911353.9725" calcext:value-type="float">
            <text:p>1455911353.9725</text:p>
          </table:table-cell>
          <table:table-cell office:value-type="float" office:value="1455911353.97267" calcext:value-type="float">
            <text:p>1455911353.97267</text:p>
          </table:table-cell>
          <table:table-cell office:value-type="float" office:value="7424" calcext:value-type="float">
            <text:p>7424</text:p>
          </table:table-cell>
          <table:table-cell table:formula="of:=[.B537]-[.B$2]" office:value-type="float" office:value="49.0425901412964" calcext:value-type="float">
            <text:p>49.0425901413</text:p>
          </table:table-cell>
          <table:table-cell table:formula="of:=[.D537]/([.E537]-[.E536])" office:value-type="float" office:value="81160.8931148088" calcext:value-type="float">
            <text:p>81160.8931148088</text:p>
          </table:table-cell>
          <table:table-cell table:formula="of:=[.E537]-[.E536]" office:value-type="float" office:value="0.0914726257324219" calcext:value-type="float">
            <text:p>0.091472625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911354.06606" calcext:value-type="float">
            <text:p>1455911354.06606</text:p>
          </table:table-cell>
          <table:table-cell office:value-type="float" office:value="1455911354.06624" calcext:value-type="float">
            <text:p>1455911354.06624</text:p>
          </table:table-cell>
          <table:table-cell office:value-type="float" office:value="7496" calcext:value-type="float">
            <text:p>7496</text:p>
          </table:table-cell>
          <table:table-cell table:formula="of:=[.B538]-[.B$2]" office:value-type="float" office:value="49.1361556053162" calcext:value-type="float">
            <text:p>49.1361556053</text:p>
          </table:table-cell>
          <table:table-cell table:formula="of:=[.D538]/([.E538]-[.E537])" office:value-type="float" office:value="80115.0304605521" calcext:value-type="float">
            <text:p>80115.0304605521</text:p>
          </table:table-cell>
          <table:table-cell table:formula="of:=[.E538]-[.E537]" office:value-type="float" office:value="0.0935654640197754" calcext:value-type="float">
            <text:p>0.09356546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911354.15775" calcext:value-type="float">
            <text:p>1455911354.15775</text:p>
          </table:table-cell>
          <table:table-cell office:value-type="float" office:value="1455911354.15792" calcext:value-type="float">
            <text:p>1455911354.15792</text:p>
          </table:table-cell>
          <table:table-cell office:value-type="float" office:value="7568" calcext:value-type="float">
            <text:p>7568</text:p>
          </table:table-cell>
          <table:table-cell table:formula="of:=[.B539]-[.B$2]" office:value-type="float" office:value="49.2278392314911" calcext:value-type="float">
            <text:p>49.2278392315</text:p>
          </table:table-cell>
          <table:table-cell table:formula="of:=[.D539]/([.E539]-[.E538])" office:value-type="float" office:value="82544.7281672817" calcext:value-type="float">
            <text:p>82544.7281672817</text:p>
          </table:table-cell>
          <table:table-cell table:formula="of:=[.E539]-[.E538]" office:value-type="float" office:value="0.0916836261749268" calcext:value-type="float">
            <text:p>0.091683626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911354.25018" calcext:value-type="float">
            <text:p>1455911354.25018</text:p>
          </table:table-cell>
          <table:table-cell office:value-type="float" office:value="1455911354.25036" calcext:value-type="float">
            <text:p>1455911354.25036</text:p>
          </table:table-cell>
          <table:table-cell office:value-type="float" office:value="7632" calcext:value-type="float">
            <text:p>7632</text:p>
          </table:table-cell>
          <table:table-cell table:formula="of:=[.B540]-[.B$2]" office:value-type="float" office:value="49.3202743530273" calcext:value-type="float">
            <text:p>49.320274353</text:p>
          </table:table-cell>
          <table:table-cell table:formula="of:=[.D540]/([.E540]-[.E539])" office:value-type="float" office:value="82566.01898886" calcext:value-type="float">
            <text:p>82566.01898886</text:p>
          </table:table-cell>
          <table:table-cell table:formula="of:=[.E540]-[.E539]" office:value-type="float" office:value="0.0924351215362549" calcext:value-type="float">
            <text:p>0.092435121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911354.34166" calcext:value-type="float">
            <text:p>1455911354.34166</text:p>
          </table:table-cell>
          <table:table-cell office:value-type="float" office:value="1455911354.34184" calcext:value-type="float">
            <text:p>1455911354.34184</text:p>
          </table:table-cell>
          <table:table-cell office:value-type="float" office:value="7688" calcext:value-type="float">
            <text:p>7688</text:p>
          </table:table-cell>
          <table:table-cell table:formula="of:=[.B541]-[.B$2]" office:value-type="float" office:value="49.4117486476898" calcext:value-type="float">
            <text:p>49.4117486477</text:p>
          </table:table-cell>
          <table:table-cell table:formula="of:=[.D541]/([.E541]-[.E540])" office:value-type="float" office:value="84045.4690398805" calcext:value-type="float">
            <text:p>84045.4690398805</text:p>
          </table:table-cell>
          <table:table-cell table:formula="of:=[.E541]-[.E540]" office:value-type="float" office:value="0.0914742946624756" calcext:value-type="float">
            <text:p>0.091474294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911354.4336" calcext:value-type="float">
            <text:p>1455911354.4336</text:p>
          </table:table-cell>
          <table:table-cell office:value-type="float" office:value="1455911354.43377" calcext:value-type="float">
            <text:p>1455911354.43377</text:p>
          </table:table-cell>
          <table:table-cell office:value-type="float" office:value="7736" calcext:value-type="float">
            <text:p>7736</text:p>
          </table:table-cell>
          <table:table-cell table:formula="of:=[.B542]-[.B$2]" office:value-type="float" office:value="49.5036897659302" calcext:value-type="float">
            <text:p>49.5036897659</text:p>
          </table:table-cell>
          <table:table-cell table:formula="of:=[.D542]/([.E542]-[.E541])" office:value-type="float" office:value="84140.8082483423" calcext:value-type="float">
            <text:p>84140.8082483423</text:p>
          </table:table-cell>
          <table:table-cell table:formula="of:=[.E542]-[.E541]" office:value-type="float" office:value="0.0919411182403564" calcext:value-type="float">
            <text:p>0.091941118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911354.52638" calcext:value-type="float">
            <text:p>1455911354.52638</text:p>
          </table:table-cell>
          <table:table-cell office:value-type="float" office:value="1455911354.52661" calcext:value-type="float">
            <text:p>1455911354.52661</text:p>
          </table:table-cell>
          <table:table-cell office:value-type="float" office:value="7784" calcext:value-type="float">
            <text:p>7784</text:p>
          </table:table-cell>
          <table:table-cell table:formula="of:=[.B543]-[.B$2]" office:value-type="float" office:value="49.5964698791504" calcext:value-type="float">
            <text:p>49.5964698792</text:p>
          </table:table-cell>
          <table:table-cell table:formula="of:=[.D543]/([.E543]-[.E542])" office:value-type="float" office:value="83897.289298673" calcext:value-type="float">
            <text:p>83897.289298673</text:p>
          </table:table-cell>
          <table:table-cell table:formula="of:=[.E543]-[.E542]" office:value-type="float" office:value="0.0927801132202148" calcext:value-type="float">
            <text:p>0.092780113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911354.61762" calcext:value-type="float">
            <text:p>1455911354.61762</text:p>
          </table:table-cell>
          <table:table-cell office:value-type="float" office:value="1455911354.6178" calcext:value-type="float">
            <text:p>1455911354.6178</text:p>
          </table:table-cell>
          <table:table-cell office:value-type="float" office:value="7816" calcext:value-type="float">
            <text:p>7816</text:p>
          </table:table-cell>
          <table:table-cell table:formula="of:=[.B544]-[.B$2]" office:value-type="float" office:value="49.6877138614655" calcext:value-type="float">
            <text:p>49.6877138615</text:p>
          </table:table-cell>
          <table:table-cell table:formula="of:=[.D544]/([.E544]-[.E543])" office:value-type="float" office:value="85660.4435897101" calcext:value-type="float">
            <text:p>85660.4435897101</text:p>
          </table:table-cell>
          <table:table-cell table:formula="of:=[.E544]-[.E543]" office:value-type="float" office:value="0.0912439823150635" calcext:value-type="float">
            <text:p>0.091243982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911354.70992" calcext:value-type="float">
            <text:p>1455911354.70992</text:p>
          </table:table-cell>
          <table:table-cell office:value-type="float" office:value="1455911354.71015" calcext:value-type="float">
            <text:p>1455911354.71015</text:p>
          </table:table-cell>
          <table:table-cell office:value-type="float" office:value="7848" calcext:value-type="float">
            <text:p>7848</text:p>
          </table:table-cell>
          <table:table-cell table:formula="of:=[.B545]-[.B$2]" office:value-type="float" office:value="49.7800116539001" calcext:value-type="float">
            <text:p>49.7800116539</text:p>
          </table:table-cell>
          <table:table-cell table:formula="of:=[.D545]/([.E545]-[.E544])" office:value-type="float" office:value="85029.1192560542" calcext:value-type="float">
            <text:p>85029.1192560542</text:p>
          </table:table-cell>
          <table:table-cell table:formula="of:=[.E545]-[.E544]" office:value-type="float" office:value="0.0922977924346924" calcext:value-type="float">
            <text:p>0.092297792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911354.80123" calcext:value-type="float">
            <text:p>1455911354.80123</text:p>
          </table:table-cell>
          <table:table-cell office:value-type="float" office:value="1455911354.8014" calcext:value-type="float">
            <text:p>1455911354.8014</text:p>
          </table:table-cell>
          <table:table-cell office:value-type="float" office:value="7872" calcext:value-type="float">
            <text:p>7872</text:p>
          </table:table-cell>
          <table:table-cell table:formula="of:=[.B546]-[.B$2]" office:value-type="float" office:value="49.8713202476502" calcext:value-type="float">
            <text:p>49.8713202477</text:p>
          </table:table-cell>
          <table:table-cell table:formula="of:=[.D546]/([.E546]-[.E545])" office:value-type="float" office:value="86213.1336898396" calcext:value-type="float">
            <text:p>86213.1336898396</text:p>
          </table:table-cell>
          <table:table-cell table:formula="of:=[.E546]-[.E545]" office:value-type="float" office:value="0.09130859375" calcext:value-type="float">
            <text:p>0.091308593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911354.89417" calcext:value-type="float">
            <text:p>1455911354.89417</text:p>
          </table:table-cell>
          <table:table-cell office:value-type="float" office:value="1455911354.89434" calcext:value-type="float">
            <text:p>1455911354.89434</text:p>
          </table:table-cell>
          <table:table-cell office:value-type="float" office:value="7880" calcext:value-type="float">
            <text:p>7880</text:p>
          </table:table-cell>
          <table:table-cell table:formula="of:=[.B547]-[.B$2]" office:value-type="float" office:value="49.964257478714" calcext:value-type="float">
            <text:p>49.9642574787</text:p>
          </table:table-cell>
          <table:table-cell table:formula="of:=[.D547]/([.E547]-[.E546])" office:value-type="float" office:value="84788.4094436478" calcext:value-type="float">
            <text:p>84788.4094436478</text:p>
          </table:table-cell>
          <table:table-cell table:formula="of:=[.E547]-[.E546]" office:value-type="float" office:value="0.0929372310638428" calcext:value-type="float">
            <text:p>0.09293723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911354.98569" calcext:value-type="float">
            <text:p>1455911354.98569</text:p>
          </table:table-cell>
          <table:table-cell office:value-type="float" office:value="1455911354.98594" calcext:value-type="float">
            <text:p>1455911354.98594</text:p>
          </table:table-cell>
          <table:table-cell office:value-type="float" office:value="7888" calcext:value-type="float">
            <text:p>7888</text:p>
          </table:table-cell>
          <table:table-cell table:formula="of:=[.B548]-[.B$2]" office:value-type="float" office:value="50.0557854175568" calcext:value-type="float">
            <text:p>50.0557854176</text:p>
          </table:table-cell>
          <table:table-cell table:formula="of:=[.D548]/([.E548]-[.E547])" office:value-type="float" office:value="86181.3354450164" calcext:value-type="float">
            <text:p>86181.3354450164</text:p>
          </table:table-cell>
          <table:table-cell table:formula="of:=[.E548]-[.E547]" office:value-type="float" office:value="0.0915279388427734" calcext:value-type="float">
            <text:p>0.091527938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911355.07683" calcext:value-type="float">
            <text:p>1455911355.07683</text:p>
          </table:table-cell>
          <table:table-cell office:value-type="float" office:value="1455911355.077" calcext:value-type="float">
            <text:p>1455911355.077</text:p>
          </table:table-cell>
          <table:table-cell office:value-type="float" office:value="7888" calcext:value-type="float">
            <text:p>7888</text:p>
          </table:table-cell>
          <table:table-cell table:formula="of:=[.B549]-[.B$2]" office:value-type="float" office:value="50.1469223499298" calcext:value-type="float">
            <text:p>50.1469223499</text:p>
          </table:table-cell>
          <table:table-cell table:formula="of:=[.D549]/([.E549]-[.E548])" office:value-type="float" office:value="86551.0808254154" calcext:value-type="float">
            <text:p>86551.0808254154</text:p>
          </table:table-cell>
          <table:table-cell table:formula="of:=[.E549]-[.E548]" office:value-type="float" office:value="0.0911369323730469" calcext:value-type="float">
            <text:p>0.091136932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911355.16916" calcext:value-type="float">
            <text:p>1455911355.16916</text:p>
          </table:table-cell>
          <table:table-cell office:value-type="float" office:value="1455911355.16933" calcext:value-type="float">
            <text:p>1455911355.16933</text:p>
          </table:table-cell>
          <table:table-cell office:value-type="float" office:value="7880" calcext:value-type="float">
            <text:p>7880</text:p>
          </table:table-cell>
          <table:table-cell table:formula="of:=[.B550]-[.B$2]" office:value-type="float" office:value="50.2392542362213" calcext:value-type="float">
            <text:p>50.2392542362</text:p>
          </table:table-cell>
          <table:table-cell table:formula="of:=[.D550]/([.E550]-[.E549])" office:value-type="float" office:value="85344.2977989403" calcext:value-type="float">
            <text:p>85344.2977989403</text:p>
          </table:table-cell>
          <table:table-cell table:formula="of:=[.E550]-[.E549]" office:value-type="float" office:value="0.0923318862915039" calcext:value-type="float">
            <text:p>0.092331886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911355.26035" calcext:value-type="float">
            <text:p>1455911355.26035</text:p>
          </table:table-cell>
          <table:table-cell office:value-type="float" office:value="1455911355.26053" calcext:value-type="float">
            <text:p>1455911355.26053</text:p>
          </table:table-cell>
          <table:table-cell office:value-type="float" office:value="7872" calcext:value-type="float">
            <text:p>7872</text:p>
          </table:table-cell>
          <table:table-cell table:formula="of:=[.B551]-[.B$2]" office:value-type="float" office:value="50.3304407596588" calcext:value-type="float">
            <text:p>50.3304407597</text:p>
          </table:table-cell>
          <table:table-cell table:formula="of:=[.D551]/([.E551]-[.E550])" office:value-type="float" office:value="86328.546184739" calcext:value-type="float">
            <text:p>86328.546184739</text:p>
          </table:table-cell>
          <table:table-cell table:formula="of:=[.E551]-[.E550]" office:value-type="float" office:value="0.0911865234375" calcext:value-type="float">
            <text:p>0.091186523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911355.35273" calcext:value-type="float">
            <text:p>1455911355.35273</text:p>
          </table:table-cell>
          <table:table-cell office:value-type="float" office:value="1455911355.35289" calcext:value-type="float">
            <text:p>1455911355.35289</text:p>
          </table:table-cell>
          <table:table-cell office:value-type="float" office:value="7848" calcext:value-type="float">
            <text:p>7848</text:p>
          </table:table-cell>
          <table:table-cell table:formula="of:=[.B552]-[.B$2]" office:value-type="float" office:value="50.4228224754334" calcext:value-type="float">
            <text:p>50.4228224754</text:p>
          </table:table-cell>
          <table:table-cell table:formula="of:=[.D552]/([.E552]-[.E551])" office:value-type="float" office:value="84951.8753164704" calcext:value-type="float">
            <text:p>84951.8753164704</text:p>
          </table:table-cell>
          <table:table-cell table:formula="of:=[.E552]-[.E551]" office:value-type="float" office:value="0.0923817157745361" calcext:value-type="float">
            <text:p>0.092381715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911355.44384" calcext:value-type="float">
            <text:p>1455911355.44384</text:p>
          </table:table-cell>
          <table:table-cell office:value-type="float" office:value="1455911355.44401" calcext:value-type="float">
            <text:p>1455911355.44401</text:p>
          </table:table-cell>
          <table:table-cell office:value-type="float" office:value="7816" calcext:value-type="float">
            <text:p>7816</text:p>
          </table:table-cell>
          <table:table-cell table:formula="of:=[.B553]-[.B$2]" office:value-type="float" office:value="50.5139298439026" calcext:value-type="float">
            <text:p>50.5139298439</text:p>
          </table:table-cell>
          <table:table-cell table:formula="of:=[.D553]/([.E553]-[.E552])" office:value-type="float" office:value="85788.889870516" calcext:value-type="float">
            <text:p>85788.889870516</text:p>
          </table:table-cell>
          <table:table-cell table:formula="of:=[.E553]-[.E552]" office:value-type="float" office:value="0.0911073684692383" calcext:value-type="float">
            <text:p>0.091107368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911355.53687" calcext:value-type="float">
            <text:p>1455911355.53687</text:p>
          </table:table-cell>
          <table:table-cell office:value-type="float" office:value="1455911355.53705" calcext:value-type="float">
            <text:p>1455911355.53705</text:p>
          </table:table-cell>
          <table:table-cell office:value-type="float" office:value="7784" calcext:value-type="float">
            <text:p>7784</text:p>
          </table:table-cell>
          <table:table-cell table:formula="of:=[.B554]-[.B$2]" office:value-type="float" office:value="50.6069602966309" calcext:value-type="float">
            <text:p>50.6069602966</text:p>
          </table:table-cell>
          <table:table-cell table:formula="of:=[.D554]/([.E554]-[.E553])" office:value-type="float" office:value="83671.5265993163" calcext:value-type="float">
            <text:p>83671.5265993163</text:p>
          </table:table-cell>
          <table:table-cell table:formula="of:=[.E554]-[.E553]" office:value-type="float" office:value="0.0930304527282715" calcext:value-type="float">
            <text:p>0.09303045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911355.62878" calcext:value-type="float">
            <text:p>1455911355.62878</text:p>
          </table:table-cell>
          <table:table-cell office:value-type="float" office:value="1455911355.62895" calcext:value-type="float">
            <text:p>1455911355.62895</text:p>
          </table:table-cell>
          <table:table-cell office:value-type="float" office:value="7736" calcext:value-type="float">
            <text:p>7736</text:p>
          </table:table-cell>
          <table:table-cell table:formula="of:=[.B555]-[.B$2]" office:value-type="float" office:value="50.6988697052002" calcext:value-type="float">
            <text:p>50.6988697052</text:p>
          </table:table-cell>
          <table:table-cell table:formula="of:=[.D555]/([.E555]-[.E554])" office:value-type="float" office:value="84169.8376740615" calcext:value-type="float">
            <text:p>84169.8376740615</text:p>
          </table:table-cell>
          <table:table-cell table:formula="of:=[.E555]-[.E554]" office:value-type="float" office:value="0.0919094085693359" calcext:value-type="float">
            <text:p>0.091909408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911355.72021" calcext:value-type="float">
            <text:p>1455911355.72021</text:p>
          </table:table-cell>
          <table:table-cell office:value-type="float" office:value="1455911355.72038" calcext:value-type="float">
            <text:p>1455911355.72038</text:p>
          </table:table-cell>
          <table:table-cell office:value-type="float" office:value="7688" calcext:value-type="float">
            <text:p>7688</text:p>
          </table:table-cell>
          <table:table-cell table:formula="of:=[.B556]-[.B$2]" office:value-type="float" office:value="50.7903039455414" calcext:value-type="float">
            <text:p>50.7903039455</text:p>
          </table:table-cell>
          <table:table-cell table:formula="of:=[.D556]/([.E556]-[.E555])" office:value-type="float" office:value="84082.2865844596" calcext:value-type="float">
            <text:p>84082.2865844596</text:p>
          </table:table-cell>
          <table:table-cell table:formula="of:=[.E556]-[.E555]" office:value-type="float" office:value="0.0914342403411865" calcext:value-type="float">
            <text:p>0.091434240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911355.8125" calcext:value-type="float">
            <text:p>1455911355.8125</text:p>
          </table:table-cell>
          <table:table-cell office:value-type="float" office:value="1455911355.81268" calcext:value-type="float">
            <text:p>1455911355.81268</text:p>
          </table:table-cell>
          <table:table-cell office:value-type="float" office:value="7632" calcext:value-type="float">
            <text:p>7632</text:p>
          </table:table-cell>
          <table:table-cell table:formula="of:=[.B557]-[.B$2]" office:value-type="float" office:value="50.8825929164887" calcext:value-type="float">
            <text:p>50.8825929165</text:p>
          </table:table-cell>
          <table:table-cell table:formula="of:=[.D557]/([.E557]-[.E556])" office:value-type="float" office:value="82696.7721241681" calcext:value-type="float">
            <text:p>82696.7721241681</text:p>
          </table:table-cell>
          <table:table-cell table:formula="of:=[.E557]-[.E556]" office:value-type="float" office:value="0.0922889709472656" calcext:value-type="float">
            <text:p>0.092288970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911355.90383" calcext:value-type="float">
            <text:p>1455911355.90383</text:p>
          </table:table-cell>
          <table:table-cell office:value-type="float" office:value="1455911355.904" calcext:value-type="float">
            <text:p>1455911355.904</text:p>
          </table:table-cell>
          <table:table-cell office:value-type="float" office:value="7568" calcext:value-type="float">
            <text:p>7568</text:p>
          </table:table-cell>
          <table:table-cell table:formula="of:=[.B558]-[.B$2]" office:value-type="float" office:value="50.9739191532135" calcext:value-type="float">
            <text:p>50.9739191532</text:p>
          </table:table-cell>
          <table:table-cell table:formula="of:=[.D558]/([.E558]-[.E557])" office:value-type="float" office:value="82867.7527006918" calcext:value-type="float">
            <text:p>82867.7527006918</text:p>
          </table:table-cell>
          <table:table-cell table:formula="of:=[.E558]-[.E557]" office:value-type="float" office:value="0.0913262367248535" calcext:value-type="float">
            <text:p>0.091326236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911355.99621" calcext:value-type="float">
            <text:p>1455911355.99621</text:p>
          </table:table-cell>
          <table:table-cell office:value-type="float" office:value="1455911355.99638" calcext:value-type="float">
            <text:p>1455911355.99638</text:p>
          </table:table-cell>
          <table:table-cell office:value-type="float" office:value="7504" calcext:value-type="float">
            <text:p>7504</text:p>
          </table:table-cell>
          <table:table-cell table:formula="of:=[.B559]-[.B$2]" office:value-type="float" office:value="51.0662996768951" calcext:value-type="float">
            <text:p>51.0662996769</text:p>
          </table:table-cell>
          <table:table-cell table:formula="of:=[.D559]/([.E559]-[.E558])" office:value-type="float" office:value="81229.2429285213" calcext:value-type="float">
            <text:p>81229.2429285213</text:p>
          </table:table-cell>
          <table:table-cell table:formula="of:=[.E559]-[.E558]" office:value-type="float" office:value="0.0923805236816406" calcext:value-type="float">
            <text:p>0.092380523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911356.08761" calcext:value-type="float">
            <text:p>1455911356.08761</text:p>
          </table:table-cell>
          <table:table-cell office:value-type="float" office:value="1455911356.08785" calcext:value-type="float">
            <text:p>1455911356.08785</text:p>
          </table:table-cell>
          <table:table-cell office:value-type="float" office:value="7424" calcext:value-type="float">
            <text:p>7424</text:p>
          </table:table-cell>
          <table:table-cell table:formula="of:=[.B560]-[.B$2]" office:value-type="float" office:value="51.1577005386353" calcext:value-type="float">
            <text:p>51.1577005386</text:p>
          </table:table-cell>
          <table:table-cell table:formula="of:=[.D560]/([.E560]-[.E559])" office:value-type="float" office:value="81224.6171278919" calcext:value-type="float">
            <text:p>81224.6171278919</text:p>
          </table:table-cell>
          <table:table-cell table:formula="of:=[.E560]-[.E559]" office:value-type="float" office:value="0.0914008617401123" calcext:value-type="float">
            <text:p>0.09140086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911356.17983" calcext:value-type="float">
            <text:p>1455911356.17983</text:p>
          </table:table-cell>
          <table:table-cell office:value-type="float" office:value="1455911356.18005" calcext:value-type="float">
            <text:p>1455911356.18005</text:p>
          </table:table-cell>
          <table:table-cell office:value-type="float" office:value="7344" calcext:value-type="float">
            <text:p>7344</text:p>
          </table:table-cell>
          <table:table-cell table:formula="of:=[.B561]-[.B$2]" office:value-type="float" office:value="51.2499165534973" calcext:value-type="float">
            <text:p>51.2499165535</text:p>
          </table:table-cell>
          <table:table-cell table:formula="of:=[.D561]/([.E561]-[.E560])" office:value-type="float" office:value="79639.0953456986" calcext:value-type="float">
            <text:p>79639.0953456986</text:p>
          </table:table-cell>
          <table:table-cell table:formula="of:=[.E561]-[.E560]" office:value-type="float" office:value="0.0922160148620606" calcext:value-type="float">
            <text:p>0.092216014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911356.27141" calcext:value-type="float">
            <text:p>1455911356.27141</text:p>
          </table:table-cell>
          <table:table-cell office:value-type="float" office:value="1455911356.27158" calcext:value-type="float">
            <text:p>1455911356.27158</text:p>
          </table:table-cell>
          <table:table-cell office:value-type="float" office:value="7264" calcext:value-type="float">
            <text:p>7264</text:p>
          </table:table-cell>
          <table:table-cell table:formula="of:=[.B562]-[.B$2]" office:value-type="float" office:value="51.3415024280548" calcext:value-type="float">
            <text:p>51.3415024281</text:p>
          </table:table-cell>
          <table:table-cell table:formula="of:=[.D562]/([.E562]-[.E561])" office:value-type="float" office:value="79313.5408172563" calcext:value-type="float">
            <text:p>79313.5408172563</text:p>
          </table:table-cell>
          <table:table-cell table:formula="of:=[.E562]-[.E561]" office:value-type="float" office:value="0.0915858745574951" calcext:value-type="float">
            <text:p>0.091585874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911356.36291" calcext:value-type="float">
            <text:p>1455911356.36291</text:p>
          </table:table-cell>
          <table:table-cell office:value-type="float" office:value="1455911356.36308" calcext:value-type="float">
            <text:p>1455911356.36308</text:p>
          </table:table-cell>
          <table:table-cell office:value-type="float" office:value="7168" calcext:value-type="float">
            <text:p>7168</text:p>
          </table:table-cell>
          <table:table-cell table:formula="of:=[.B563]-[.B$2]" office:value-type="float" office:value="51.4330027103424" calcext:value-type="float">
            <text:p>51.4330027103</text:p>
          </table:table-cell>
          <table:table-cell table:formula="of:=[.D563]/([.E563]-[.E562])" office:value-type="float" office:value="78338.5561311168" calcext:value-type="float">
            <text:p>78338.5561311168</text:p>
          </table:table-cell>
          <table:table-cell table:formula="of:=[.E563]-[.E562]" office:value-type="float" office:value="0.0915002822875977" calcext:value-type="float">
            <text:p>0.091500282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911356.45553" calcext:value-type="float">
            <text:p>1455911356.45553</text:p>
          </table:table-cell>
          <table:table-cell office:value-type="float" office:value="1455911356.45569" calcext:value-type="float">
            <text:p>1455911356.45569</text:p>
          </table:table-cell>
          <table:table-cell office:value-type="float" office:value="7072" calcext:value-type="float">
            <text:p>7072</text:p>
          </table:table-cell>
          <table:table-cell table:formula="of:=[.B564]-[.B$2]" office:value-type="float" office:value="51.5256195068359" calcext:value-type="float">
            <text:p>51.5256195068</text:p>
          </table:table-cell>
          <table:table-cell table:formula="of:=[.D564]/([.E564]-[.E563])" office:value-type="float" office:value="76357.6399502655" calcext:value-type="float">
            <text:p>76357.6399502655</text:p>
          </table:table-cell>
          <table:table-cell table:formula="of:=[.E564]-[.E563]" office:value-type="float" office:value="0.0926167964935303" calcext:value-type="float">
            <text:p>0.092616796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911356.54674" calcext:value-type="float">
            <text:p>1455911356.54674</text:p>
          </table:table-cell>
          <table:table-cell office:value-type="float" office:value="1455911356.54691" calcext:value-type="float">
            <text:p>1455911356.54691</text:p>
          </table:table-cell>
          <table:table-cell office:value-type="float" office:value="6976" calcext:value-type="float">
            <text:p>6976</text:p>
          </table:table-cell>
          <table:table-cell table:formula="of:=[.B565]-[.B$2]" office:value-type="float" office:value="51.6168282032013" calcext:value-type="float">
            <text:p>51.6168282032</text:p>
          </table:table-cell>
          <table:table-cell table:formula="of:=[.D565]/([.E565]-[.E564])" office:value-type="float" office:value="76483.9349534841" calcext:value-type="float">
            <text:p>76483.9349534841</text:p>
          </table:table-cell>
          <table:table-cell table:formula="of:=[.E565]-[.E564]" office:value-type="float" office:value="0.0912086963653564" calcext:value-type="float">
            <text:p>0.091208696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911356.63889" calcext:value-type="float">
            <text:p>1455911356.63889</text:p>
          </table:table-cell>
          <table:table-cell office:value-type="float" office:value="1455911356.63906" calcext:value-type="float">
            <text:p>1455911356.63906</text:p>
          </table:table-cell>
          <table:table-cell office:value-type="float" office:value="6872" calcext:value-type="float">
            <text:p>6872</text:p>
          </table:table-cell>
          <table:table-cell table:formula="of:=[.B566]-[.B$2]" office:value-type="float" office:value="51.7089858055115" calcext:value-type="float">
            <text:p>51.7089858055</text:p>
          </table:table-cell>
          <table:table-cell table:formula="of:=[.D566]/([.E566]-[.E565])" office:value-type="float" office:value="74567.9122257378" calcext:value-type="float">
            <text:p>74567.9122257378</text:p>
          </table:table-cell>
          <table:table-cell table:formula="of:=[.E566]-[.E565]" office:value-type="float" office:value="0.0921576023101807" calcext:value-type="float">
            <text:p>0.092157602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911356.73025" calcext:value-type="float">
            <text:p>1455911356.73025</text:p>
          </table:table-cell>
          <table:table-cell office:value-type="float" office:value="1455911356.73043" calcext:value-type="float">
            <text:p>1455911356.73043</text:p>
          </table:table-cell>
          <table:table-cell office:value-type="float" office:value="6768" calcext:value-type="float">
            <text:p>6768</text:p>
          </table:table-cell>
          <table:table-cell table:formula="of:=[.B567]-[.B$2]" office:value-type="float" office:value="51.8003430366516" calcext:value-type="float">
            <text:p>51.8003430367</text:p>
          </table:table-cell>
          <table:table-cell table:formula="of:=[.D567]/([.E567]-[.E566])" office:value-type="float" office:value="74082.8056579153" calcext:value-type="float">
            <text:p>74082.8056579153</text:p>
          </table:table-cell>
          <table:table-cell table:formula="of:=[.E567]-[.E566]" office:value-type="float" office:value="0.0913572311401367" calcext:value-type="float">
            <text:p>0.09135723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911356.82242" calcext:value-type="float">
            <text:p>1455911356.82242</text:p>
          </table:table-cell>
          <table:table-cell office:value-type="float" office:value="1455911356.82259" calcext:value-type="float">
            <text:p>1455911356.82259</text:p>
          </table:table-cell>
          <table:table-cell office:value-type="float" office:value="6664" calcext:value-type="float">
            <text:p>6664</text:p>
          </table:table-cell>
          <table:table-cell table:formula="of:=[.B568]-[.B$2]" office:value-type="float" office:value="51.8925142288208" calcext:value-type="float">
            <text:p>51.8925142288</text:p>
          </table:table-cell>
          <table:table-cell table:formula="of:=[.D568]/([.E568]-[.E567])" office:value-type="float" office:value="72300.2474327072" calcext:value-type="float">
            <text:p>72300.2474327072</text:p>
          </table:table-cell>
          <table:table-cell table:formula="of:=[.E568]-[.E567]" office:value-type="float" office:value="0.0921711921691895" calcext:value-type="float">
            <text:p>0.092171192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911356.9138" calcext:value-type="float">
            <text:p>1455911356.9138</text:p>
          </table:table-cell>
          <table:table-cell office:value-type="float" office:value="1455911356.91397" calcext:value-type="float">
            <text:p>1455911356.91397</text:p>
          </table:table-cell>
          <table:table-cell office:value-type="float" office:value="6552" calcext:value-type="float">
            <text:p>6552</text:p>
          </table:table-cell>
          <table:table-cell table:formula="of:=[.B569]-[.B$2]" office:value-type="float" office:value="51.9838874340057" calcext:value-type="float">
            <text:p>51.983887434</text:p>
          </table:table-cell>
          <table:table-cell table:formula="of:=[.D569]/([.E569]-[.E568])" office:value-type="float" office:value="71705.9228330554" calcext:value-type="float">
            <text:p>71705.9228330554</text:p>
          </table:table-cell>
          <table:table-cell table:formula="of:=[.E569]-[.E568]" office:value-type="float" office:value="0.0913732051849365" calcext:value-type="float">
            <text:p>0.09137320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911357.00484" calcext:value-type="float">
            <text:p>1455911357.00484</text:p>
          </table:table-cell>
          <table:table-cell office:value-type="float" office:value="1455911357.00507" calcext:value-type="float">
            <text:p>1455911357.00507</text:p>
          </table:table-cell>
          <table:table-cell office:value-type="float" office:value="6440" calcext:value-type="float">
            <text:p>6440</text:p>
          </table:table-cell>
          <table:table-cell table:formula="of:=[.B570]-[.B$2]" office:value-type="float" office:value="52.0749325752258" calcext:value-type="float">
            <text:p>52.0749325752</text:p>
          </table:table-cell>
          <table:table-cell table:formula="of:=[.D570]/([.E570]-[.E569])" office:value-type="float" office:value="70734.1425769435" calcext:value-type="float">
            <text:p>70734.1425769435</text:p>
          </table:table-cell>
          <table:table-cell table:formula="of:=[.E570]-[.E569]" office:value-type="float" office:value="0.0910451412200928" calcext:value-type="float">
            <text:p>0.091045141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911357.09731" calcext:value-type="float">
            <text:p>1455911357.09731</text:p>
          </table:table-cell>
          <table:table-cell office:value-type="float" office:value="1455911357.0975" calcext:value-type="float">
            <text:p>1455911357.0975</text:p>
          </table:table-cell>
          <table:table-cell office:value-type="float" office:value="6328" calcext:value-type="float">
            <text:p>6328</text:p>
          </table:table-cell>
          <table:table-cell table:formula="of:=[.B571]-[.B$2]" office:value-type="float" office:value="52.1674003601074" calcext:value-type="float">
            <text:p>52.1674003601</text:p>
          </table:table-cell>
          <table:table-cell table:formula="of:=[.D571]/([.E571]-[.E570])" office:value-type="float" office:value="68434.6446506015" calcext:value-type="float">
            <text:p>68434.6446506015</text:p>
          </table:table-cell>
          <table:table-cell table:formula="of:=[.E571]-[.E570]" office:value-type="float" office:value="0.0924677848815918" calcext:value-type="float">
            <text:p>0.092467784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911357.18878" calcext:value-type="float">
            <text:p>1455911357.18878</text:p>
          </table:table-cell>
          <table:table-cell office:value-type="float" office:value="1455911357.18903" calcext:value-type="float">
            <text:p>1455911357.18903</text:p>
          </table:table-cell>
          <table:table-cell office:value-type="float" office:value="6208" calcext:value-type="float">
            <text:p>6208</text:p>
          </table:table-cell>
          <table:table-cell table:formula="of:=[.B572]-[.B$2]" office:value-type="float" office:value="52.2588713169098" calcext:value-type="float">
            <text:p>52.2588713169</text:p>
          </table:table-cell>
          <table:table-cell table:formula="of:=[.D572]/([.E572]-[.E571])" office:value-type="float" office:value="67868.5368232562" calcext:value-type="float">
            <text:p>67868.5368232562</text:p>
          </table:table-cell>
          <table:table-cell table:formula="of:=[.E572]-[.E571]" office:value-type="float" office:value="0.0914709568023682" calcext:value-type="float">
            <text:p>0.091470956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911357.28134" calcext:value-type="float">
            <text:p>1455911357.28134</text:p>
          </table:table-cell>
          <table:table-cell office:value-type="float" office:value="1455911357.28151" calcext:value-type="float">
            <text:p>1455911357.28151</text:p>
          </table:table-cell>
          <table:table-cell office:value-type="float" office:value="6096" calcext:value-type="float">
            <text:p>6096</text:p>
          </table:table-cell>
          <table:table-cell table:formula="of:=[.B573]-[.B$2]" office:value-type="float" office:value="52.3514320850372" calcext:value-type="float">
            <text:p>52.351432085</text:p>
          </table:table-cell>
          <table:table-cell table:formula="of:=[.D573]/([.E573]-[.E572])" office:value-type="float" office:value="65859.4361663765" calcext:value-type="float">
            <text:p>65859.4361663765</text:p>
          </table:table-cell>
          <table:table-cell table:formula="of:=[.E573]-[.E572]" office:value-type="float" office:value="0.0925607681274414" calcext:value-type="float">
            <text:p>0.092560768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911357.37257" calcext:value-type="float">
            <text:p>1455911357.37257</text:p>
          </table:table-cell>
          <table:table-cell office:value-type="float" office:value="1455911357.37274" calcext:value-type="float">
            <text:p>1455911357.37274</text:p>
          </table:table-cell>
          <table:table-cell office:value-type="float" office:value="5976" calcext:value-type="float">
            <text:p>5976</text:p>
          </table:table-cell>
          <table:table-cell table:formula="of:=[.B574]-[.B$2]" office:value-type="float" office:value="52.4426624774933" calcext:value-type="float">
            <text:p>52.4426624775</text:p>
          </table:table-cell>
          <table:table-cell table:formula="of:=[.D574]/([.E574]-[.E573])" office:value-type="float" office:value="65504.4863791265" calcext:value-type="float">
            <text:p>65504.4863791265</text:p>
          </table:table-cell>
          <table:table-cell table:formula="of:=[.E574]-[.E573]" office:value-type="float" office:value="0.0912303924560547" calcext:value-type="float">
            <text:p>0.091230392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911357.46433" calcext:value-type="float">
            <text:p>1455911357.46433</text:p>
          </table:table-cell>
          <table:table-cell office:value-type="float" office:value="1455911357.46449" calcext:value-type="float">
            <text:p>1455911357.46449</text:p>
          </table:table-cell>
          <table:table-cell office:value-type="float" office:value="5864" calcext:value-type="float">
            <text:p>5864</text:p>
          </table:table-cell>
          <table:table-cell table:formula="of:=[.B575]-[.B$2]" office:value-type="float" office:value="52.5344183444977" calcext:value-type="float">
            <text:p>52.5344183445</text:p>
          </table:table-cell>
          <table:table-cell table:formula="of:=[.D575]/([.E575]-[.E574])" office:value-type="float" office:value="63908.7198611414" calcext:value-type="float">
            <text:p>63908.7198611414</text:p>
          </table:table-cell>
          <table:table-cell table:formula="of:=[.E575]-[.E574]" office:value-type="float" office:value="0.0917558670043945" calcext:value-type="float">
            <text:p>0.09175586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911357.55537" calcext:value-type="float">
            <text:p>1455911357.55537</text:p>
          </table:table-cell>
          <table:table-cell office:value-type="float" office:value="1455911357.55554" calcext:value-type="float">
            <text:p>1455911357.55554</text:p>
          </table:table-cell>
          <table:table-cell office:value-type="float" office:value="5752" calcext:value-type="float">
            <text:p>5752</text:p>
          </table:table-cell>
          <table:table-cell table:formula="of:=[.B576]-[.B$2]" office:value-type="float" office:value="52.6254630088806" calcext:value-type="float">
            <text:p>52.6254630089</text:p>
          </table:table-cell>
          <table:table-cell table:formula="of:=[.D576]/([.E576]-[.E575])" office:value-type="float" office:value="63177.7824541924" calcext:value-type="float">
            <text:p>63177.7824541924</text:p>
          </table:table-cell>
          <table:table-cell table:formula="of:=[.E576]-[.E575]" office:value-type="float" office:value="0.0910446643829346" calcext:value-type="float">
            <text:p>0.091044664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911357.64632" calcext:value-type="float">
            <text:p>1455911357.64632</text:p>
          </table:table-cell>
          <table:table-cell office:value-type="float" office:value="1455911357.64652" calcext:value-type="float">
            <text:p>1455911357.64652</text:p>
          </table:table-cell>
          <table:table-cell office:value-type="float" office:value="5640" calcext:value-type="float">
            <text:p>5640</text:p>
          </table:table-cell>
          <table:table-cell table:formula="of:=[.B577]-[.B$2]" office:value-type="float" office:value="52.7164149284363" calcext:value-type="float">
            <text:p>52.7164149284</text:p>
          </table:table-cell>
          <table:table-cell table:formula="of:=[.D577]/([.E577]-[.E576])" office:value-type="float" office:value="62010.7857816924" calcext:value-type="float">
            <text:p>62010.7857816924</text:p>
          </table:table-cell>
          <table:table-cell table:formula="of:=[.E577]-[.E576]" office:value-type="float" office:value="0.0909519195556641" calcext:value-type="float">
            <text:p>0.090951919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911357.73835" calcext:value-type="float">
            <text:p>1455911357.73835</text:p>
          </table:table-cell>
          <table:table-cell office:value-type="float" office:value="1455911357.73852" calcext:value-type="float">
            <text:p>1455911357.73852</text:p>
          </table:table-cell>
          <table:table-cell office:value-type="float" office:value="5528" calcext:value-type="float">
            <text:p>5528</text:p>
          </table:table-cell>
          <table:table-cell table:formula="of:=[.B578]-[.B$2]" office:value-type="float" office:value="52.8084433078766" calcext:value-type="float">
            <text:p>52.8084433079</text:p>
          </table:table-cell>
          <table:table-cell table:formula="of:=[.D578]/([.E578]-[.E577])" office:value-type="float" office:value="60068.4270832524" calcext:value-type="float">
            <text:p>60068.4270832524</text:p>
          </table:table-cell>
          <table:table-cell table:formula="of:=[.E578]-[.E577]" office:value-type="float" office:value="0.0920283794403076" calcext:value-type="float">
            <text:p>0.092028379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911357.82935" calcext:value-type="float">
            <text:p>1455911357.82935</text:p>
          </table:table-cell>
          <table:table-cell office:value-type="float" office:value="1455911357.82952" calcext:value-type="float">
            <text:p>1455911357.82952</text:p>
          </table:table-cell>
          <table:table-cell office:value-type="float" office:value="5424" calcext:value-type="float">
            <text:p>5424</text:p>
          </table:table-cell>
          <table:table-cell table:formula="of:=[.B579]-[.B$2]" office:value-type="float" office:value="52.8994429111481" calcext:value-type="float">
            <text:p>52.8994429111</text:p>
          </table:table-cell>
          <table:table-cell table:formula="of:=[.D579]/([.E579]-[.E578])" office:value-type="float" office:value="59604.6554600713" calcext:value-type="float">
            <text:p>59604.6554600713</text:p>
          </table:table-cell>
          <table:table-cell table:formula="of:=[.E579]-[.E578]" office:value-type="float" office:value="0.0909996032714844" calcext:value-type="float">
            <text:p>0.09099960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911357.9212" calcext:value-type="float">
            <text:p>1455911357.9212</text:p>
          </table:table-cell>
          <table:table-cell office:value-type="float" office:value="1455911357.92136" calcext:value-type="float">
            <text:p>1455911357.92136</text:p>
          </table:table-cell>
          <table:table-cell office:value-type="float" office:value="5320" calcext:value-type="float">
            <text:p>5320</text:p>
          </table:table-cell>
          <table:table-cell table:formula="of:=[.B580]-[.B$2]" office:value-type="float" office:value="52.9912874698639" calcext:value-type="float">
            <text:p>52.9912874699</text:p>
          </table:table-cell>
          <table:table-cell table:formula="of:=[.D580]/([.E580]-[.E579])" office:value-type="float" office:value="57923.9540630906" calcext:value-type="float">
            <text:p>57923.9540630906</text:p>
          </table:table-cell>
          <table:table-cell table:formula="of:=[.E580]-[.E579]" office:value-type="float" office:value="0.0918445587158203" calcext:value-type="float">
            <text:p>0.091844558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911358.01184" calcext:value-type="float">
            <text:p>1455911358.01184</text:p>
          </table:table-cell>
          <table:table-cell office:value-type="float" office:value="1455911358.01203" calcext:value-type="float">
            <text:p>1455911358.01203</text:p>
          </table:table-cell>
          <table:table-cell office:value-type="float" office:value="5216" calcext:value-type="float">
            <text:p>5216</text:p>
          </table:table-cell>
          <table:table-cell table:formula="of:=[.B581]-[.B$2]" office:value-type="float" office:value="53.0819334983826" calcext:value-type="float">
            <text:p>53.0819334984</text:p>
          </table:table-cell>
          <table:table-cell table:formula="of:=[.D581]/([.E581]-[.E580])" office:value-type="float" office:value="57542.5099724616" calcext:value-type="float">
            <text:p>57542.5099724616</text:p>
          </table:table-cell>
          <table:table-cell table:formula="of:=[.E581]-[.E580]" office:value-type="float" office:value="0.0906460285186768" calcext:value-type="float">
            <text:p>0.090646028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911358.10487" calcext:value-type="float">
            <text:p>1455911358.10487</text:p>
          </table:table-cell>
          <table:table-cell office:value-type="float" office:value="1455911358.10505" calcext:value-type="float">
            <text:p>1455911358.10505</text:p>
          </table:table-cell>
          <table:table-cell office:value-type="float" office:value="5112" calcext:value-type="float">
            <text:p>5112</text:p>
          </table:table-cell>
          <table:table-cell table:formula="of:=[.B582]-[.B$2]" office:value-type="float" office:value="53.1749656200409" calcext:value-type="float">
            <text:p>53.17496562</text:p>
          </table:table-cell>
          <table:table-cell table:formula="of:=[.D582]/([.E582]-[.E581])" office:value-type="float" office:value="54948.7629528069" calcext:value-type="float">
            <text:p>54948.7629528069</text:p>
          </table:table-cell>
          <table:table-cell table:formula="of:=[.E582]-[.E581]" office:value-type="float" office:value="0.0930321216583252" calcext:value-type="float">
            <text:p>0.09303212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911358.19657" calcext:value-type="float">
            <text:p>1455911358.19657</text:p>
          </table:table-cell>
          <table:table-cell office:value-type="float" office:value="1455911358.19673" calcext:value-type="float">
            <text:p>1455911358.19673</text:p>
          </table:table-cell>
          <table:table-cell office:value-type="float" office:value="5024" calcext:value-type="float">
            <text:p>5024</text:p>
          </table:table-cell>
          <table:table-cell table:formula="of:=[.B583]-[.B$2]" office:value-type="float" office:value="53.2666592597961" calcext:value-type="float">
            <text:p>53.2666592598</text:p>
          </table:table-cell>
          <table:table-cell table:formula="of:=[.D583]/([.E583]-[.E582])" office:value-type="float" office:value="54791.1503285308" calcext:value-type="float">
            <text:p>54791.1503285308</text:p>
          </table:table-cell>
          <table:table-cell table:formula="of:=[.E583]-[.E582]" office:value-type="float" office:value="0.091693639755249" calcext:value-type="float">
            <text:p>0.091693639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911358.28759" calcext:value-type="float">
            <text:p>1455911358.28759</text:p>
          </table:table-cell>
          <table:table-cell office:value-type="float" office:value="1455911358.28777" calcext:value-type="float">
            <text:p>1455911358.28777</text:p>
          </table:table-cell>
          <table:table-cell office:value-type="float" office:value="4928" calcext:value-type="float">
            <text:p>4928</text:p>
          </table:table-cell>
          <table:table-cell table:formula="of:=[.B584]-[.B$2]" office:value-type="float" office:value="53.3576850891113" calcext:value-type="float">
            <text:p>53.3576850891</text:p>
          </table:table-cell>
          <table:table-cell table:formula="of:=[.D584]/([.E584]-[.E583])" office:value-type="float" office:value="54138.4795620629" calcext:value-type="float">
            <text:p>54138.4795620629</text:p>
          </table:table-cell>
          <table:table-cell table:formula="of:=[.E584]-[.E583]" office:value-type="float" office:value="0.0910258293151856" calcext:value-type="float">
            <text:p>0.091025829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911358.37989" calcext:value-type="float">
            <text:p>1455911358.37989</text:p>
          </table:table-cell>
          <table:table-cell office:value-type="float" office:value="1455911358.3801" calcext:value-type="float">
            <text:p>1455911358.3801</text:p>
          </table:table-cell>
          <table:table-cell office:value-type="float" office:value="4848" calcext:value-type="float">
            <text:p>4848</text:p>
          </table:table-cell>
          <table:table-cell table:formula="of:=[.B585]-[.B$2]" office:value-type="float" office:value="53.4499781131744" calcext:value-type="float">
            <text:p>53.4499781132</text:p>
          </table:table-cell>
          <table:table-cell table:formula="of:=[.D585]/([.E585]-[.E584])" office:value-type="float" office:value="52528.3470686248" calcext:value-type="float">
            <text:p>52528.3470686248</text:p>
          </table:table-cell>
          <table:table-cell table:formula="of:=[.E585]-[.E584]" office:value-type="float" office:value="0.0922930240631104" calcext:value-type="float">
            <text:p>0.092293024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911358.47067" calcext:value-type="float">
            <text:p>1455911358.47067</text:p>
          </table:table-cell>
          <table:table-cell office:value-type="float" office:value="1455911358.47083" calcext:value-type="float">
            <text:p>1455911358.47083</text:p>
          </table:table-cell>
          <table:table-cell office:value-type="float" office:value="4768" calcext:value-type="float">
            <text:p>4768</text:p>
          </table:table-cell>
          <table:table-cell table:formula="of:=[.B586]-[.B$2]" office:value-type="float" office:value="53.5407571792603" calcext:value-type="float">
            <text:p>53.5407571793</text:p>
          </table:table-cell>
          <table:table-cell table:formula="of:=[.D586]/([.E586]-[.E585])" office:value-type="float" office:value="52523.122406797" calcext:value-type="float">
            <text:p>52523.122406797</text:p>
          </table:table-cell>
          <table:table-cell table:formula="of:=[.E586]-[.E585]" office:value-type="float" office:value="0.0907790660858154" calcext:value-type="float">
            <text:p>0.090779066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911358.56261" calcext:value-type="float">
            <text:p>1455911358.56261</text:p>
          </table:table-cell>
          <table:table-cell office:value-type="float" office:value="1455911358.56278" calcext:value-type="float">
            <text:p>1455911358.56278</text:p>
          </table:table-cell>
          <table:table-cell office:value-type="float" office:value="4688" calcext:value-type="float">
            <text:p>4688</text:p>
          </table:table-cell>
          <table:table-cell table:formula="of:=[.B587]-[.B$2]" office:value-type="float" office:value="53.6327035427094" calcext:value-type="float">
            <text:p>53.6327035427</text:p>
          </table:table-cell>
          <table:table-cell table:formula="of:=[.D587]/([.E587]-[.E586])" office:value-type="float" office:value="50986.2470264566" calcext:value-type="float">
            <text:p>50986.2470264566</text:p>
          </table:table-cell>
          <table:table-cell table:formula="of:=[.E587]-[.E586]" office:value-type="float" office:value="0.0919463634490967" calcext:value-type="float">
            <text:p>0.091946363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911358.65344" calcext:value-type="float">
            <text:p>1455911358.65344</text:p>
          </table:table-cell>
          <table:table-cell office:value-type="float" office:value="1455911358.65361" calcext:value-type="float">
            <text:p>1455911358.65361</text:p>
          </table:table-cell>
          <table:table-cell office:value-type="float" office:value="4624" calcext:value-type="float">
            <text:p>4624</text:p>
          </table:table-cell>
          <table:table-cell table:formula="of:=[.B588]-[.B$2]" office:value-type="float" office:value="53.7235345840454" calcext:value-type="float">
            <text:p>53.723534584</text:p>
          </table:table-cell>
          <table:table-cell table:formula="of:=[.D588]/([.E588]-[.E587])" office:value-type="float" office:value="50907.7065723818" calcext:value-type="float">
            <text:p>50907.7065723818</text:p>
          </table:table-cell>
          <table:table-cell table:formula="of:=[.E588]-[.E587]" office:value-type="float" office:value="0.0908310413360596" calcext:value-type="float">
            <text:p>0.09083104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911358.74495" calcext:value-type="float">
            <text:p>1455911358.74495</text:p>
          </table:table-cell>
          <table:table-cell office:value-type="float" office:value="1455911358.74512" calcext:value-type="float">
            <text:p>1455911358.74512</text:p>
          </table:table-cell>
          <table:table-cell office:value-type="float" office:value="4560" calcext:value-type="float">
            <text:p>4560</text:p>
          </table:table-cell>
          <table:table-cell table:formula="of:=[.B589]-[.B$2]" office:value-type="float" office:value="53.8150436878204" calcext:value-type="float">
            <text:p>53.8150436878</text:p>
          </table:table-cell>
          <table:table-cell table:formula="of:=[.D589]/([.E589]-[.E588])" office:value-type="float" office:value="49831.1076372334" calcext:value-type="float">
            <text:p>49831.1076372334</text:p>
          </table:table-cell>
          <table:table-cell table:formula="of:=[.E589]-[.E588]" office:value-type="float" office:value="0.0915091037750244" calcext:value-type="float">
            <text:p>0.091509103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911358.83595" calcext:value-type="float">
            <text:p>1455911358.83595</text:p>
          </table:table-cell>
          <table:table-cell office:value-type="float" office:value="1455911358.83612" calcext:value-type="float">
            <text:p>1455911358.83612</text:p>
          </table:table-cell>
          <table:table-cell office:value-type="float" office:value="4504" calcext:value-type="float">
            <text:p>4504</text:p>
          </table:table-cell>
          <table:table-cell table:formula="of:=[.B590]-[.B$2]" office:value-type="float" office:value="53.906044960022" calcext:value-type="float">
            <text:p>53.90604496</text:p>
          </table:table-cell>
          <table:table-cell table:formula="of:=[.D590]/([.E590]-[.E589])" office:value-type="float" office:value="49493.8135592776" calcext:value-type="float">
            <text:p>49493.8135592776</text:p>
          </table:table-cell>
          <table:table-cell table:formula="of:=[.E590]-[.E589]" office:value-type="float" office:value="0.0910012722015381" calcext:value-type="float">
            <text:p>0.091001272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911358.92712" calcext:value-type="float">
            <text:p>1455911358.92712</text:p>
          </table:table-cell>
          <table:table-cell office:value-type="float" office:value="1455911358.92731" calcext:value-type="float">
            <text:p>1455911358.92731</text:p>
          </table:table-cell>
          <table:table-cell office:value-type="float" office:value="4448" calcext:value-type="float">
            <text:p>4448</text:p>
          </table:table-cell>
          <table:table-cell table:formula="of:=[.B591]-[.B$2]" office:value-type="float" office:value="53.9972155094147" calcext:value-type="float">
            <text:p>53.9972155094</text:p>
          </table:table-cell>
          <table:table-cell table:formula="of:=[.D591]/([.E591]-[.E590])" office:value-type="float" office:value="48787.6845058931" calcext:value-type="float">
            <text:p>48787.6845058931</text:p>
          </table:table-cell>
          <table:table-cell table:formula="of:=[.E591]-[.E590]" office:value-type="float" office:value="0.0911705493927002" calcext:value-type="float">
            <text:p>0.091170549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911359.0194" calcext:value-type="float">
            <text:p>1455911359.0194</text:p>
          </table:table-cell>
          <table:table-cell office:value-type="float" office:value="1455911359.01957" calcext:value-type="float">
            <text:p>1455911359.01957</text:p>
          </table:table-cell>
          <table:table-cell office:value-type="float" office:value="4408" calcext:value-type="float">
            <text:p>4408</text:p>
          </table:table-cell>
          <table:table-cell table:formula="of:=[.B592]-[.B$2]" office:value-type="float" office:value="54.0894937515259" calcext:value-type="float">
            <text:p>54.0894937515</text:p>
          </table:table-cell>
          <table:table-cell table:formula="of:=[.D592]/([.E592]-[.E591])" office:value-type="float" office:value="47768.5736003493" calcext:value-type="float">
            <text:p>47768.5736003493</text:p>
          </table:table-cell>
          <table:table-cell table:formula="of:=[.E592]-[.E591]" office:value-type="float" office:value="0.0922782421112061" calcext:value-type="float">
            <text:p>0.092278242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911359.11035" calcext:value-type="float">
            <text:p>1455911359.11035</text:p>
          </table:table-cell>
          <table:table-cell office:value-type="float" office:value="1455911359.11058" calcext:value-type="float">
            <text:p>1455911359.11058</text:p>
          </table:table-cell>
          <table:table-cell office:value-type="float" office:value="4368" calcext:value-type="float">
            <text:p>4368</text:p>
          </table:table-cell>
          <table:table-cell table:formula="of:=[.B593]-[.B$2]" office:value-type="float" office:value="54.1804418563843" calcext:value-type="float">
            <text:p>54.1804418564</text:p>
          </table:table-cell>
          <table:table-cell table:formula="of:=[.D593]/([.E593]-[.E592])" office:value-type="float" office:value="48027.3888807332" calcext:value-type="float">
            <text:p>48027.3888807332</text:p>
          </table:table-cell>
          <table:table-cell table:formula="of:=[.E593]-[.E592]" office:value-type="float" office:value="0.0909481048583984" calcext:value-type="float">
            <text:p>0.090948104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911359.20253" calcext:value-type="float">
            <text:p>1455911359.20253</text:p>
          </table:table-cell>
          <table:table-cell office:value-type="float" office:value="1455911359.2027" calcext:value-type="float">
            <text:p>1455911359.2027</text:p>
          </table:table-cell>
          <table:table-cell office:value-type="float" office:value="4336" calcext:value-type="float">
            <text:p>4336</text:p>
          </table:table-cell>
          <table:table-cell table:formula="of:=[.B594]-[.B$2]" office:value-type="float" office:value="54.2726254463196" calcext:value-type="float">
            <text:p>54.2726254463</text:p>
          </table:table-cell>
          <table:table-cell table:formula="of:=[.D594]/([.E594]-[.E593])" office:value-type="float" office:value="47036.5712926036" calcext:value-type="float">
            <text:p>47036.5712926036</text:p>
          </table:table-cell>
          <table:table-cell table:formula="of:=[.E594]-[.E593]" office:value-type="float" office:value="0.0921835899353027" calcext:value-type="float">
            <text:p>0.092183589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911359.29317" calcext:value-type="float">
            <text:p>1455911359.29317</text:p>
          </table:table-cell>
          <table:table-cell office:value-type="float" office:value="1455911359.29334" calcext:value-type="float">
            <text:p>1455911359.29334</text:p>
          </table:table-cell>
          <table:table-cell office:value-type="float" office:value="4320" calcext:value-type="float">
            <text:p>4320</text:p>
          </table:table-cell>
          <table:table-cell table:formula="of:=[.B595]-[.B$2]" office:value-type="float" office:value="54.3632597923279" calcext:value-type="float">
            <text:p>54.3632597923</text:p>
          </table:table-cell>
          <table:table-cell table:formula="of:=[.D595]/([.E595]-[.E594])" office:value-type="float" office:value="47664.0500015783" calcext:value-type="float">
            <text:p>47664.0500015783</text:p>
          </table:table-cell>
          <table:table-cell table:formula="of:=[.E595]-[.E594]" office:value-type="float" office:value="0.0906343460083008" calcext:value-type="float">
            <text:p>0.09063434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911359.38475" calcext:value-type="float">
            <text:p>1455911359.38475</text:p>
          </table:table-cell>
          <table:table-cell office:value-type="float" office:value="1455911359.38492" calcext:value-type="float">
            <text:p>1455911359.38492</text:p>
          </table:table-cell>
          <table:table-cell office:value-type="float" office:value="4304" calcext:value-type="float">
            <text:p>4304</text:p>
          </table:table-cell>
          <table:table-cell table:formula="of:=[.B596]-[.B$2]" office:value-type="float" office:value="54.454836845398" calcext:value-type="float">
            <text:p>54.4548368454</text:p>
          </table:table-cell>
          <table:table-cell table:formula="of:=[.D596]/([.E596]-[.E595])" office:value-type="float" office:value="46998.6733107352" calcext:value-type="float">
            <text:p>46998.6733107352</text:p>
          </table:table-cell>
          <table:table-cell table:formula="of:=[.E596]-[.E595]" office:value-type="float" office:value="0.0915770530700684" calcext:value-type="float">
            <text:p>0.091577053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911359.47613" calcext:value-type="float">
            <text:p>1455911359.47613</text:p>
          </table:table-cell>
          <table:table-cell office:value-type="float" office:value="1455911359.47629" calcext:value-type="float">
            <text:p>1455911359.47629</text:p>
          </table:table-cell>
          <table:table-cell office:value-type="float" office:value="4296" calcext:value-type="float">
            <text:p>4296</text:p>
          </table:table-cell>
          <table:table-cell table:formula="of:=[.B597]-[.B$2]" office:value-type="float" office:value="54.5462186336517" calcext:value-type="float">
            <text:p>54.5462186337</text:p>
          </table:table-cell>
          <table:table-cell table:formula="of:=[.D597]/([.E597]-[.E596])" office:value-type="float" office:value="47011.5553885771" calcext:value-type="float">
            <text:p>47011.5553885771</text:p>
          </table:table-cell>
          <table:table-cell table:formula="of:=[.E597]-[.E596]" office:value-type="float" office:value="0.0913817882537842" calcext:value-type="float">
            <text:p>0.091381788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911359.56679" calcext:value-type="float">
            <text:p>1455911359.56679</text:p>
          </table:table-cell>
          <table:table-cell office:value-type="float" office:value="1455911359.56696" calcext:value-type="float">
            <text:p>1455911359.56696</text:p>
          </table:table-cell>
          <table:table-cell office:value-type="float" office:value="4296" calcext:value-type="float">
            <text:p>4296</text:p>
          </table:table-cell>
          <table:table-cell table:formula="of:=[.B598]-[.B$2]" office:value-type="float" office:value="54.6368825435638" calcext:value-type="float">
            <text:p>54.6368825436</text:p>
          </table:table-cell>
          <table:table-cell table:formula="of:=[.D598]/([.E598]-[.E597])" office:value-type="float" office:value="47383.793663483" calcext:value-type="float">
            <text:p>47383.793663483</text:p>
          </table:table-cell>
          <table:table-cell table:formula="of:=[.E598]-[.E597]" office:value-type="float" office:value="0.0906639099121094" calcext:value-type="float">
            <text:p>0.090663909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911359.65834" calcext:value-type="float">
            <text:p>1455911359.65834</text:p>
          </table:table-cell>
          <table:table-cell office:value-type="float" office:value="1455911359.65851" calcext:value-type="float">
            <text:p>1455911359.65851</text:p>
          </table:table-cell>
          <table:table-cell office:value-type="float" office:value="4296" calcext:value-type="float">
            <text:p>4296</text:p>
          </table:table-cell>
          <table:table-cell table:formula="of:=[.B599]-[.B$2]" office:value-type="float" office:value="54.7284321784973" calcext:value-type="float">
            <text:p>54.7284321785</text:p>
          </table:table-cell>
          <table:table-cell table:formula="of:=[.D599]/([.E599]-[.E598])" office:value-type="float" office:value="46925.3646191147" calcext:value-type="float">
            <text:p>46925.3646191147</text:p>
          </table:table-cell>
          <table:table-cell table:formula="of:=[.E599]-[.E598]" office:value-type="float" office:value="0.0915496349334717" calcext:value-type="float">
            <text:p>0.091549634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911359.74915" calcext:value-type="float">
            <text:p>1455911359.74915</text:p>
          </table:table-cell>
          <table:table-cell office:value-type="float" office:value="1455911359.74931" calcext:value-type="float">
            <text:p>1455911359.74931</text:p>
          </table:table-cell>
          <table:table-cell office:value-type="float" office:value="4312" calcext:value-type="float">
            <text:p>4312</text:p>
          </table:table-cell>
          <table:table-cell table:formula="of:=[.B600]-[.B$2]" office:value-type="float" office:value="54.8192389011383" calcext:value-type="float">
            <text:p>54.8192389011</text:p>
          </table:table-cell>
          <table:table-cell table:formula="of:=[.D600]/([.E600]-[.E599])" office:value-type="float" office:value="47485.4710597551" calcext:value-type="float">
            <text:p>47485.4710597551</text:p>
          </table:table-cell>
          <table:table-cell table:formula="of:=[.E600]-[.E599]" office:value-type="float" office:value="0.0908067226409912" calcext:value-type="float">
            <text:p>0.090806722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911359.84166" calcext:value-type="float">
            <text:p>1455911359.84166</text:p>
          </table:table-cell>
          <table:table-cell office:value-type="float" office:value="1455911359.84184" calcext:value-type="float">
            <text:p>1455911359.84184</text:p>
          </table:table-cell>
          <table:table-cell office:value-type="float" office:value="4336" calcext:value-type="float">
            <text:p>4336</text:p>
          </table:table-cell>
          <table:table-cell table:formula="of:=[.B601]-[.B$2]" office:value-type="float" office:value="54.9117503166199" calcext:value-type="float">
            <text:p>54.9117503166</text:p>
          </table:table-cell>
          <table:table-cell table:formula="of:=[.D601]/([.E601]-[.E600])" office:value-type="float" office:value="46869.8914337111" calcext:value-type="float">
            <text:p>46869.8914337111</text:p>
          </table:table-cell>
          <table:table-cell table:formula="of:=[.E601]-[.E600]" office:value-type="float" office:value="0.0925114154815674" calcext:value-type="float">
            <text:p>0.09251141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911359.93301" calcext:value-type="float">
            <text:p>1455911359.93301</text:p>
          </table:table-cell>
          <table:table-cell office:value-type="float" office:value="1455911359.93318" calcext:value-type="float">
            <text:p>1455911359.93318</text:p>
          </table:table-cell>
          <table:table-cell office:value-type="float" office:value="4360" calcext:value-type="float">
            <text:p>4360</text:p>
          </table:table-cell>
          <table:table-cell table:formula="of:=[.B602]-[.B$2]" office:value-type="float" office:value="55.0031011104584" calcext:value-type="float">
            <text:p>55.0031011105</text:p>
          </table:table-cell>
          <table:table-cell table:formula="of:=[.D602]/([.E602]-[.E601])" office:value-type="float" office:value="47728.1019331703" calcext:value-type="float">
            <text:p>47728.1019331703</text:p>
          </table:table-cell>
          <table:table-cell table:formula="of:=[.E602]-[.E601]" office:value-type="float" office:value="0.091350793838501" calcext:value-type="float">
            <text:p>0.091350793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911360.02467" calcext:value-type="float">
            <text:p>1455911360.02467</text:p>
          </table:table-cell>
          <table:table-cell office:value-type="float" office:value="1455911360.02484" calcext:value-type="float">
            <text:p>1455911360.02484</text:p>
          </table:table-cell>
          <table:table-cell office:value-type="float" office:value="4400" calcext:value-type="float">
            <text:p>4400</text:p>
          </table:table-cell>
          <table:table-cell table:formula="of:=[.B603]-[.B$2]" office:value-type="float" office:value="55.0947606563568" calcext:value-type="float">
            <text:p>55.0947606564</text:p>
          </table:table-cell>
          <table:table-cell table:formula="of:=[.D603]/([.E603]-[.E602])" office:value-type="float" office:value="48003.7289828533" calcext:value-type="float">
            <text:p>48003.7289828533</text:p>
          </table:table-cell>
          <table:table-cell table:formula="of:=[.E603]-[.E602]" office:value-type="float" office:value="0.0916595458984375" calcext:value-type="float">
            <text:p>0.091659545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911360.11595" calcext:value-type="float">
            <text:p>1455911360.11595</text:p>
          </table:table-cell>
          <table:table-cell office:value-type="float" office:value="1455911360.11613" calcext:value-type="float">
            <text:p>1455911360.11613</text:p>
          </table:table-cell>
          <table:table-cell office:value-type="float" office:value="4440" calcext:value-type="float">
            <text:p>4440</text:p>
          </table:table-cell>
          <table:table-cell table:formula="of:=[.B604]-[.B$2]" office:value-type="float" office:value="55.1860458850861" calcext:value-type="float">
            <text:p>55.1860458851</text:p>
          </table:table-cell>
          <table:table-cell table:formula="of:=[.D604]/([.E604]-[.E603])" office:value-type="float" office:value="48638.7563662577" calcext:value-type="float">
            <text:p>48638.7563662577</text:p>
          </table:table-cell>
          <table:table-cell table:formula="of:=[.E604]-[.E603]" office:value-type="float" office:value="0.0912852287292481" calcext:value-type="float">
            <text:p>0.091285228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911360.20698" calcext:value-type="float">
            <text:p>1455911360.20698</text:p>
          </table:table-cell>
          <table:table-cell office:value-type="float" office:value="1455911360.20715" calcext:value-type="float">
            <text:p>1455911360.20715</text:p>
          </table:table-cell>
          <table:table-cell office:value-type="float" office:value="4488" calcext:value-type="float">
            <text:p>4488</text:p>
          </table:table-cell>
          <table:table-cell table:formula="of:=[.B605]-[.B$2]" office:value-type="float" office:value="55.2770681381226" calcext:value-type="float">
            <text:p>55.2770681381</text:p>
          </table:table-cell>
          <table:table-cell table:formula="of:=[.D605]/([.E605]-[.E604])" office:value-type="float" office:value="49306.6239329448" calcext:value-type="float">
            <text:p>49306.6239329448</text:p>
          </table:table-cell>
          <table:table-cell table:formula="of:=[.E605]-[.E604]" office:value-type="float" office:value="0.091022253036499" calcext:value-type="float">
            <text:p>0.09102225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911360.29875" calcext:value-type="float">
            <text:p>1455911360.29875</text:p>
          </table:table-cell>
          <table:table-cell office:value-type="float" office:value="1455911360.29892" calcext:value-type="float">
            <text:p>1455911360.29892</text:p>
          </table:table-cell>
          <table:table-cell office:value-type="float" office:value="4544" calcext:value-type="float">
            <text:p>4544</text:p>
          </table:table-cell>
          <table:table-cell table:formula="of:=[.B606]-[.B$2]" office:value-type="float" office:value="55.3688404560089" calcext:value-type="float">
            <text:p>55.368840456</text:p>
          </table:table-cell>
          <table:table-cell table:formula="of:=[.D606]/([.E606]-[.E605])" office:value-type="float" office:value="49513.8414791607" calcext:value-type="float">
            <text:p>49513.8414791607</text:p>
          </table:table-cell>
          <table:table-cell table:formula="of:=[.E606]-[.E605]" office:value-type="float" office:value="0.0917723178863525" calcext:value-type="float">
            <text:p>0.091772317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911360.39" calcext:value-type="float">
            <text:p>1455911360.39</text:p>
          </table:table-cell>
          <table:table-cell office:value-type="float" office:value="1455911360.39017" calcext:value-type="float">
            <text:p>1455911360.39017</text:p>
          </table:table-cell>
          <table:table-cell office:value-type="float" office:value="4608" calcext:value-type="float">
            <text:p>4608</text:p>
          </table:table-cell>
          <table:table-cell table:formula="of:=[.B607]-[.B$2]" office:value-type="float" office:value="55.46009516716" calcext:value-type="float">
            <text:p>55.4600951672</text:p>
          </table:table-cell>
          <table:table-cell table:formula="of:=[.D607]/([.E607]-[.E606])" office:value-type="float" office:value="50496.0230751143" calcext:value-type="float">
            <text:p>50496.0230751143</text:p>
          </table:table-cell>
          <table:table-cell table:formula="of:=[.E607]-[.E606]" office:value-type="float" office:value="0.0912547111511231" calcext:value-type="float">
            <text:p>0.09125471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911360.48169" calcext:value-type="float">
            <text:p>1455911360.48169</text:p>
          </table:table-cell>
          <table:table-cell office:value-type="float" office:value="1455911360.48185" calcext:value-type="float">
            <text:p>1455911360.48185</text:p>
          </table:table-cell>
          <table:table-cell office:value-type="float" office:value="4672" calcext:value-type="float">
            <text:p>4672</text:p>
          </table:table-cell>
          <table:table-cell table:formula="of:=[.B608]-[.B$2]" office:value-type="float" office:value="55.5517778396606" calcext:value-type="float">
            <text:p>55.5517778397</text:p>
          </table:table-cell>
          <table:table-cell table:formula="of:=[.D608]/([.E608]-[.E607])" office:value-type="float" office:value="50958.3749314125" calcext:value-type="float">
            <text:p>50958.3749314125</text:p>
          </table:table-cell>
          <table:table-cell table:formula="of:=[.E608]-[.E607]" office:value-type="float" office:value="0.0916826725006104" calcext:value-type="float">
            <text:p>0.09168267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911360.57227" calcext:value-type="float">
            <text:p>1455911360.57227</text:p>
          </table:table-cell>
          <table:table-cell office:value-type="float" office:value="1455911360.57261" calcext:value-type="float">
            <text:p>1455911360.57261</text:p>
          </table:table-cell>
          <table:table-cell office:value-type="float" office:value="4744" calcext:value-type="float">
            <text:p>4744</text:p>
          </table:table-cell>
          <table:table-cell table:formula="of:=[.B609]-[.B$2]" office:value-type="float" office:value="55.6423578262329" calcext:value-type="float">
            <text:p>55.6423578262</text:p>
          </table:table-cell>
          <table:table-cell table:formula="of:=[.D609]/([.E609]-[.E608])" office:value-type="float" office:value="52373.6001684565" calcext:value-type="float">
            <text:p>52373.6001684565</text:p>
          </table:table-cell>
          <table:table-cell table:formula="of:=[.E609]-[.E608]" office:value-type="float" office:value="0.0905799865722656" calcext:value-type="float">
            <text:p>0.090579986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911360.66485" calcext:value-type="float">
            <text:p>1455911360.66485</text:p>
          </table:table-cell>
          <table:table-cell office:value-type="float" office:value="1455911360.66502" calcext:value-type="float">
            <text:p>1455911360.66502</text:p>
          </table:table-cell>
          <table:table-cell office:value-type="float" office:value="4824" calcext:value-type="float">
            <text:p>4824</text:p>
          </table:table-cell>
          <table:table-cell table:formula="of:=[.B610]-[.B$2]" office:value-type="float" office:value="55.7349455356598" calcext:value-type="float">
            <text:p>55.7349455357</text:p>
          </table:table-cell>
          <table:table-cell table:formula="of:=[.D610]/([.E610]-[.E609])" office:value-type="float" office:value="52101.9477624047" calcext:value-type="float">
            <text:p>52101.9477624047</text:p>
          </table:table-cell>
          <table:table-cell table:formula="of:=[.E610]-[.E609]" office:value-type="float" office:value="0.0925877094268799" calcext:value-type="float">
            <text:p>0.092587709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911360.75567" calcext:value-type="float">
            <text:p>1455911360.75567</text:p>
          </table:table-cell>
          <table:table-cell office:value-type="float" office:value="1455911360.75586" calcext:value-type="float">
            <text:p>1455911360.75586</text:p>
          </table:table-cell>
          <table:table-cell office:value-type="float" office:value="4912" calcext:value-type="float">
            <text:p>4912</text:p>
          </table:table-cell>
          <table:table-cell table:formula="of:=[.B611]-[.B$2]" office:value-type="float" office:value="55.8257584571838" calcext:value-type="float">
            <text:p>55.8257584572</text:p>
          </table:table-cell>
          <table:table-cell table:formula="of:=[.D611]/([.E611]-[.E610])" office:value-type="float" office:value="54089.2189962116" calcext:value-type="float">
            <text:p>54089.2189962116</text:p>
          </table:table-cell>
          <table:table-cell table:formula="of:=[.E611]-[.E610]" office:value-type="float" office:value="0.0908129215240479" calcext:value-type="float">
            <text:p>0.09081292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911360.84701" calcext:value-type="float">
            <text:p>1455911360.84701</text:p>
          </table:table-cell>
          <table:table-cell office:value-type="float" office:value="1455911360.84718" calcext:value-type="float">
            <text:p>1455911360.84718</text:p>
          </table:table-cell>
          <table:table-cell office:value-type="float" office:value="5000" calcext:value-type="float">
            <text:p>5000</text:p>
          </table:table-cell>
          <table:table-cell table:formula="of:=[.B612]-[.B$2]" office:value-type="float" office:value="55.9171035289764" calcext:value-type="float">
            <text:p>55.917103529</text:p>
          </table:table-cell>
          <table:table-cell table:formula="of:=[.D612]/([.E612]-[.E611])" office:value-type="float" office:value="54737.4905058087" calcext:value-type="float">
            <text:p>54737.4905058087</text:p>
          </table:table-cell>
          <table:table-cell table:formula="of:=[.E612]-[.E611]" office:value-type="float" office:value="0.0913450717926025" calcext:value-type="float">
            <text:p>0.09134507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911360.93923" calcext:value-type="float">
            <text:p>1455911360.93923</text:p>
          </table:table-cell>
          <table:table-cell office:value-type="float" office:value="1455911360.9394" calcext:value-type="float">
            <text:p>1455911360.9394</text:p>
          </table:table-cell>
          <table:table-cell office:value-type="float" office:value="5088" calcext:value-type="float">
            <text:p>5088</text:p>
          </table:table-cell>
          <table:table-cell table:formula="of:=[.B613]-[.B$2]" office:value-type="float" office:value="56.0093193054199" calcext:value-type="float">
            <text:p>56.0093193054</text:p>
          </table:table-cell>
          <table:table-cell table:formula="of:=[.D613]/([.E613]-[.E612])" office:value-type="float" office:value="55174.9407339037" calcext:value-type="float">
            <text:p>55174.9407339037</text:p>
          </table:table-cell>
          <table:table-cell table:formula="of:=[.E613]-[.E612]" office:value-type="float" office:value="0.0922157764434814" calcext:value-type="float">
            <text:p>0.092215776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911361.03037" calcext:value-type="float">
            <text:p>1455911361.03037</text:p>
          </table:table-cell>
          <table:table-cell office:value-type="float" office:value="1455911361.03054" calcext:value-type="float">
            <text:p>1455911361.03054</text:p>
          </table:table-cell>
          <table:table-cell office:value-type="float" office:value="5192" calcext:value-type="float">
            <text:p>5192</text:p>
          </table:table-cell>
          <table:table-cell table:formula="of:=[.B614]-[.B$2]" office:value-type="float" office:value="56.1004657745361" calcext:value-type="float">
            <text:p>56.1004657745</text:p>
          </table:table-cell>
          <table:table-cell table:formula="of:=[.D614]/([.E614]-[.E613])" office:value-type="float" office:value="56963.25979869" calcext:value-type="float">
            <text:p>56963.25979869</text:p>
          </table:table-cell>
          <table:table-cell table:formula="of:=[.E614]-[.E613]" office:value-type="float" office:value="0.0911464691162109" calcext:value-type="float">
            <text:p>0.091146469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911361.12242" calcext:value-type="float">
            <text:p>1455911361.12242</text:p>
          </table:table-cell>
          <table:table-cell office:value-type="float" office:value="1455911361.12259" calcext:value-type="float">
            <text:p>1455911361.12259</text:p>
          </table:table-cell>
          <table:table-cell office:value-type="float" office:value="5288" calcext:value-type="float">
            <text:p>5288</text:p>
          </table:table-cell>
          <table:table-cell table:formula="of:=[.B615]-[.B$2]" office:value-type="float" office:value="56.1925091743469" calcext:value-type="float">
            <text:p>56.1925091743</text:p>
          </table:table-cell>
          <table:table-cell table:formula="of:=[.D615]/([.E615]-[.E614])" office:value-type="float" office:value="57451.1590279181" calcext:value-type="float">
            <text:p>57451.1590279181</text:p>
          </table:table-cell>
          <table:table-cell table:formula="of:=[.E615]-[.E614]" office:value-type="float" office:value="0.092043399810791" calcext:value-type="float">
            <text:p>0.092043399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911361.21304" calcext:value-type="float">
            <text:p>1455911361.21304</text:p>
          </table:table-cell>
          <table:table-cell office:value-type="float" office:value="1455911361.21321" calcext:value-type="float">
            <text:p>1455911361.21321</text:p>
          </table:table-cell>
          <table:table-cell office:value-type="float" office:value="5392" calcext:value-type="float">
            <text:p>5392</text:p>
          </table:table-cell>
          <table:table-cell table:formula="of:=[.B616]-[.B$2]" office:value-type="float" office:value="56.2831270694733" calcext:value-type="float">
            <text:p>56.2831270695</text:p>
          </table:table-cell>
          <table:table-cell table:formula="of:=[.D616]/([.E616]-[.E615])" office:value-type="float" office:value="59502.5959550515" calcext:value-type="float">
            <text:p>59502.5959550515</text:p>
          </table:table-cell>
          <table:table-cell table:formula="of:=[.E616]-[.E615]" office:value-type="float" office:value="0.0906178951263428" calcext:value-type="float">
            <text:p>0.090617895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5911361.30486" calcext:value-type="float">
            <text:p>1455911361.30486</text:p>
          </table:table-cell>
          <table:table-cell office:value-type="float" office:value="1455911361.30503" calcext:value-type="float">
            <text:p>1455911361.30503</text:p>
          </table:table-cell>
          <table:table-cell office:value-type="float" office:value="5504" calcext:value-type="float">
            <text:p>5504</text:p>
          </table:table-cell>
          <table:table-cell table:formula="of:=[.B617]-[.B$2]" office:value-type="float" office:value="56.3749516010284" calcext:value-type="float">
            <text:p>56.374951601</text:p>
          </table:table-cell>
          <table:table-cell table:formula="of:=[.D617]/([.E617]-[.E616])" office:value-type="float" office:value="59940.409243392" calcext:value-type="float">
            <text:p>59940.409243392</text:p>
          </table:table-cell>
          <table:table-cell table:formula="of:=[.E617]-[.E616]" office:value-type="float" office:value="0.0918245315551758" calcext:value-type="float">
            <text:p>0.09182453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5911361.39616" calcext:value-type="float">
            <text:p>1455911361.39616</text:p>
          </table:table-cell>
          <table:table-cell office:value-type="float" office:value="1455911361.39633" calcext:value-type="float">
            <text:p>1455911361.39633</text:p>
          </table:table-cell>
          <table:table-cell office:value-type="float" office:value="5608" calcext:value-type="float">
            <text:p>5608</text:p>
          </table:table-cell>
          <table:table-cell table:formula="of:=[.B618]-[.B$2]" office:value-type="float" office:value="56.466249704361" calcext:value-type="float">
            <text:p>56.4662497044</text:p>
          </table:table-cell>
          <table:table-cell table:formula="of:=[.D618]/([.E618]-[.E617])" office:value-type="float" office:value="61425.1533744895" calcext:value-type="float">
            <text:p>61425.1533744895</text:p>
          </table:table-cell>
          <table:table-cell table:formula="of:=[.E618]-[.E617]" office:value-type="float" office:value="0.0912981033325195" calcext:value-type="float">
            <text:p>0.091298103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5911361.48705" calcext:value-type="float">
            <text:p>1455911361.48705</text:p>
          </table:table-cell>
          <table:table-cell office:value-type="float" office:value="1455911361.48722" calcext:value-type="float">
            <text:p>1455911361.48722</text:p>
          </table:table-cell>
          <table:table-cell office:value-type="float" office:value="5720" calcext:value-type="float">
            <text:p>5720</text:p>
          </table:table-cell>
          <table:table-cell table:formula="of:=[.B619]-[.B$2]" office:value-type="float" office:value="56.5571439266205" calcext:value-type="float">
            <text:p>56.5571439266</text:p>
          </table:table-cell>
          <table:table-cell table:formula="of:=[.D619]/([.E619]-[.E618])" office:value-type="float" office:value="62930.2925731433" calcext:value-type="float">
            <text:p>62930.2925731433</text:p>
          </table:table-cell>
          <table:table-cell table:formula="of:=[.E619]-[.E618]" office:value-type="float" office:value="0.0908942222595215" calcext:value-type="float">
            <text:p>0.090894222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5911361.57986" calcext:value-type="float">
            <text:p>1455911361.57986</text:p>
          </table:table-cell>
          <table:table-cell office:value-type="float" office:value="1455911361.58003" calcext:value-type="float">
            <text:p>1455911361.58003</text:p>
          </table:table-cell>
          <table:table-cell office:value-type="float" office:value="5840" calcext:value-type="float">
            <text:p>5840</text:p>
          </table:table-cell>
          <table:table-cell table:formula="of:=[.B620]-[.B$2]" office:value-type="float" office:value="56.6499495506287" calcext:value-type="float">
            <text:p>56.6499495506</text:p>
          </table:table-cell>
          <table:table-cell table:formula="of:=[.D620]/([.E620]-[.E619])" office:value-type="float" office:value="62927.2208706375" calcext:value-type="float">
            <text:p>62927.2208706375</text:p>
          </table:table-cell>
          <table:table-cell table:formula="of:=[.E620]-[.E619]" office:value-type="float" office:value="0.0928056240081787" calcext:value-type="float">
            <text:p>0.0928056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5911361.67076" calcext:value-type="float">
            <text:p>1455911361.67076</text:p>
          </table:table-cell>
          <table:table-cell office:value-type="float" office:value="1455911361.67099" calcext:value-type="float">
            <text:p>1455911361.67099</text:p>
          </table:table-cell>
          <table:table-cell office:value-type="float" office:value="5952" calcext:value-type="float">
            <text:p>5952</text:p>
          </table:table-cell>
          <table:table-cell table:formula="of:=[.B621]-[.B$2]" office:value-type="float" office:value="56.7408475875854" calcext:value-type="float">
            <text:p>56.7408475876</text:p>
          </table:table-cell>
          <table:table-cell table:formula="of:=[.D621]/([.E621]-[.E620])" office:value-type="float" office:value="65479.9619361371" calcext:value-type="float">
            <text:p>65479.9619361371</text:p>
          </table:table-cell>
          <table:table-cell table:formula="of:=[.E621]-[.E620]" office:value-type="float" office:value="0.0908980369567871" calcext:value-type="float">
            <text:p>0.09089803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5911361.76278" calcext:value-type="float">
            <text:p>1455911361.76278</text:p>
          </table:table-cell>
          <table:table-cell office:value-type="float" office:value="1455911361.76295" calcext:value-type="float">
            <text:p>1455911361.76295</text:p>
          </table:table-cell>
          <table:table-cell office:value-type="float" office:value="6064" calcext:value-type="float">
            <text:p>6064</text:p>
          </table:table-cell>
          <table:table-cell table:formula="of:=[.B622]-[.B$2]" office:value-type="float" office:value="56.8328762054443" calcext:value-type="float">
            <text:p>56.8328762054</text:p>
          </table:table-cell>
          <table:table-cell table:formula="of:=[.D622]/([.E622]-[.E621])" office:value-type="float" office:value="65892.5466999658" calcext:value-type="float">
            <text:p>65892.5466999658</text:p>
          </table:table-cell>
          <table:table-cell table:formula="of:=[.E622]-[.E621]" office:value-type="float" office:value="0.0920286178588867" calcext:value-type="float">
            <text:p>0.092028617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5911361.85383" calcext:value-type="float">
            <text:p>1455911361.85383</text:p>
          </table:table-cell>
          <table:table-cell office:value-type="float" office:value="1455911361.854" calcext:value-type="float">
            <text:p>1455911361.854</text:p>
          </table:table-cell>
          <table:table-cell office:value-type="float" office:value="6184" calcext:value-type="float">
            <text:p>6184</text:p>
          </table:table-cell>
          <table:table-cell table:formula="of:=[.B623]-[.B$2]" office:value-type="float" office:value="56.9239225387573" calcext:value-type="float">
            <text:p>56.9239225388</text:p>
          </table:table-cell>
          <table:table-cell table:formula="of:=[.D623]/([.E623]-[.E622])" office:value-type="float" office:value="67921.4612492013" calcext:value-type="float">
            <text:p>67921.4612492013</text:p>
          </table:table-cell>
          <table:table-cell table:formula="of:=[.E623]-[.E622]" office:value-type="float" office:value="0.0910463333129883" calcext:value-type="float">
            <text:p>0.09104633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5911361.9454" calcext:value-type="float">
            <text:p>1455911361.9454</text:p>
          </table:table-cell>
          <table:table-cell office:value-type="float" office:value="1455911361.94557" calcext:value-type="float">
            <text:p>1455911361.94557</text:p>
          </table:table-cell>
          <table:table-cell office:value-type="float" office:value="6296" calcext:value-type="float">
            <text:p>6296</text:p>
          </table:table-cell>
          <table:table-cell table:formula="of:=[.B624]-[.B$2]" office:value-type="float" office:value="57.0154926776886" calcext:value-type="float">
            <text:p>57.0154926777</text:p>
          </table:table-cell>
          <table:table-cell table:formula="of:=[.D624]/([.E624]-[.E623])" office:value-type="float" office:value="68756.0385239264" calcext:value-type="float">
            <text:p>68756.0385239264</text:p>
          </table:table-cell>
          <table:table-cell table:formula="of:=[.E624]-[.E623]" office:value-type="float" office:value="0.0915701389312744" calcext:value-type="float">
            <text:p>0.091570138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5911362.03667" calcext:value-type="float">
            <text:p>1455911362.03667</text:p>
          </table:table-cell>
          <table:table-cell office:value-type="float" office:value="1455911362.03683" calcext:value-type="float">
            <text:p>1455911362.03683</text:p>
          </table:table-cell>
          <table:table-cell office:value-type="float" office:value="6408" calcext:value-type="float">
            <text:p>6408</text:p>
          </table:table-cell>
          <table:table-cell table:formula="of:=[.B625]-[.B$2]" office:value-type="float" office:value="57.1067581176758" calcext:value-type="float">
            <text:p>57.1067581177</text:p>
          </table:table-cell>
          <table:table-cell table:formula="of:=[.D625]/([.E625]-[.E624])" office:value-type="float" office:value="70212.7771574864" calcext:value-type="float">
            <text:p>70212.7771574864</text:p>
          </table:table-cell>
          <table:table-cell table:formula="of:=[.E625]-[.E624]" office:value-type="float" office:value="0.0912654399871826" calcext:value-type="float">
            <text:p>0.0912654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5911362.1284" calcext:value-type="float">
            <text:p>1455911362.1284</text:p>
          </table:table-cell>
          <table:table-cell office:value-type="float" office:value="1455911362.12856" calcext:value-type="float">
            <text:p>1455911362.12856</text:p>
          </table:table-cell>
          <table:table-cell office:value-type="float" office:value="6520" calcext:value-type="float">
            <text:p>6520</text:p>
          </table:table-cell>
          <table:table-cell table:formula="of:=[.B626]-[.B$2]" office:value-type="float" office:value="57.1984894275665" calcext:value-type="float">
            <text:p>57.1984894276</text:p>
          </table:table-cell>
          <table:table-cell table:formula="of:=[.D626]/([.E626]-[.E625])" office:value-type="float" office:value="71077.1492063657" calcext:value-type="float">
            <text:p>71077.1492063657</text:p>
          </table:table-cell>
          <table:table-cell table:formula="of:=[.E626]-[.E625]" office:value-type="float" office:value="0.0917313098907471" calcext:value-type="float">
            <text:p>0.091731309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5911362.22069" calcext:value-type="float">
            <text:p>1455911362.22069</text:p>
          </table:table-cell>
          <table:table-cell office:value-type="float" office:value="1455911362.22086" calcext:value-type="float">
            <text:p>1455911362.22086</text:p>
          </table:table-cell>
          <table:table-cell office:value-type="float" office:value="6632" calcext:value-type="float">
            <text:p>6632</text:p>
          </table:table-cell>
          <table:table-cell table:formula="of:=[.B627]-[.B$2]" office:value-type="float" office:value="57.2907803058624" calcext:value-type="float">
            <text:p>57.2907803059</text:p>
          </table:table-cell>
          <table:table-cell table:formula="of:=[.D627]/([.E627]-[.E626])" office:value-type="float" office:value="71859.7560501788" calcext:value-type="float">
            <text:p>71859.7560501788</text:p>
          </table:table-cell>
          <table:table-cell table:formula="of:=[.E627]-[.E626]" office:value-type="float" office:value="0.0922908782958984" calcext:value-type="float">
            <text:p>0.092290878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5911362.31223" calcext:value-type="float">
            <text:p>1455911362.31223</text:p>
          </table:table-cell>
          <table:table-cell office:value-type="float" office:value="1455911362.3124" calcext:value-type="float">
            <text:p>1455911362.3124</text:p>
          </table:table-cell>
          <table:table-cell office:value-type="float" office:value="6744" calcext:value-type="float">
            <text:p>6744</text:p>
          </table:table-cell>
          <table:table-cell table:formula="of:=[.B628]-[.B$2]" office:value-type="float" office:value="57.3823218345642" calcext:value-type="float">
            <text:p>57.3823218346</text:p>
          </table:table-cell>
          <table:table-cell table:formula="of:=[.D628]/([.E628]-[.E627])" office:value-type="float" office:value="73671.48108232" calcext:value-type="float">
            <text:p>73671.48108232</text:p>
          </table:table-cell>
          <table:table-cell table:formula="of:=[.E628]-[.E627]" office:value-type="float" office:value="0.0915415287017822" calcext:value-type="float">
            <text:p>0.091541528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5911362.40496" calcext:value-type="float">
            <text:p>1455911362.40496</text:p>
          </table:table-cell>
          <table:table-cell office:value-type="float" office:value="1455911362.40513" calcext:value-type="float">
            <text:p>1455911362.40513</text:p>
          </table:table-cell>
          <table:table-cell office:value-type="float" office:value="6848" calcext:value-type="float">
            <text:p>6848</text:p>
          </table:table-cell>
          <table:table-cell table:formula="of:=[.B629]-[.B$2]" office:value-type="float" office:value="57.475049495697" calcext:value-type="float">
            <text:p>57.4750494957</text:p>
          </table:table-cell>
          <table:table-cell table:formula="of:=[.D629]/([.E629]-[.E628])" office:value-type="float" office:value="73850.6710547968" calcext:value-type="float">
            <text:p>73850.6710547968</text:p>
          </table:table-cell>
          <table:table-cell table:formula="of:=[.E629]-[.E628]" office:value-type="float" office:value="0.0927276611328125" calcext:value-type="float">
            <text:p>0.092727661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5911362.49606" calcext:value-type="float">
            <text:p>1455911362.49606</text:p>
          </table:table-cell>
          <table:table-cell office:value-type="float" office:value="1455911362.49623" calcext:value-type="float">
            <text:p>1455911362.49623</text:p>
          </table:table-cell>
          <table:table-cell office:value-type="float" office:value="6952" calcext:value-type="float">
            <text:p>6952</text:p>
          </table:table-cell>
          <table:table-cell table:formula="of:=[.B630]-[.B$2]" office:value-type="float" office:value="57.5661554336548" calcext:value-type="float">
            <text:p>57.5661554337</text:p>
          </table:table-cell>
          <table:table-cell table:formula="of:=[.D630]/([.E630]-[.E629])" office:value-type="float" office:value="76306.7716093645" calcext:value-type="float">
            <text:p>76306.7716093645</text:p>
          </table:table-cell>
          <table:table-cell table:formula="of:=[.E630]-[.E629]" office:value-type="float" office:value="0.0911059379577637" calcext:value-type="float">
            <text:p>0.09110593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5911362.58837" calcext:value-type="float">
            <text:p>1455911362.58837</text:p>
          </table:table-cell>
          <table:table-cell office:value-type="float" office:value="1455911362.58856" calcext:value-type="float">
            <text:p>1455911362.58856</text:p>
          </table:table-cell>
          <table:table-cell office:value-type="float" office:value="7048" calcext:value-type="float">
            <text:p>7048</text:p>
          </table:table-cell>
          <table:table-cell table:formula="of:=[.B631]-[.B$2]" office:value-type="float" office:value="57.658465385437" calcext:value-type="float">
            <text:p>57.6584653854</text:p>
          </table:table-cell>
          <table:table-cell table:formula="of:=[.D631]/([.E631]-[.E630])" office:value-type="float" office:value="76351.4644296134" calcext:value-type="float">
            <text:p>76351.4644296134</text:p>
          </table:table-cell>
          <table:table-cell table:formula="of:=[.E631]-[.E630]" office:value-type="float" office:value="0.0923099517822266" calcext:value-type="float">
            <text:p>0.09230995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5911362.6798" calcext:value-type="float">
            <text:p>1455911362.6798</text:p>
          </table:table-cell>
          <table:table-cell office:value-type="float" office:value="1455911362.67998" calcext:value-type="float">
            <text:p>1455911362.67998</text:p>
          </table:table-cell>
          <table:table-cell office:value-type="float" office:value="7144" calcext:value-type="float">
            <text:p>7144</text:p>
          </table:table-cell>
          <table:table-cell table:formula="of:=[.B632]-[.B$2]" office:value-type="float" office:value="57.7498965263367" calcext:value-type="float">
            <text:p>57.7498965263</text:p>
          </table:table-cell>
          <table:table-cell table:formula="of:=[.D632]/([.E632]-[.E631])" office:value-type="float" office:value="78135.3041174477" calcext:value-type="float">
            <text:p>78135.3041174477</text:p>
          </table:table-cell>
          <table:table-cell table:formula="of:=[.E632]-[.E631]" office:value-type="float" office:value="0.0914311408996582" calcext:value-type="float">
            <text:p>0.091431140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5911362.7713" calcext:value-type="float">
            <text:p>1455911362.7713</text:p>
          </table:table-cell>
          <table:table-cell office:value-type="float" office:value="1455911362.77147" calcext:value-type="float">
            <text:p>1455911362.77147</text:p>
          </table:table-cell>
          <table:table-cell office:value-type="float" office:value="7240" calcext:value-type="float">
            <text:p>7240</text:p>
          </table:table-cell>
          <table:table-cell table:formula="of:=[.B633]-[.B$2]" office:value-type="float" office:value="57.8413908481598" calcext:value-type="float">
            <text:p>57.8413908482</text:p>
          </table:table-cell>
          <table:table-cell table:formula="of:=[.D633]/([.E633]-[.E632])" office:value-type="float" office:value="79130.5936339592" calcext:value-type="float">
            <text:p>79130.5936339592</text:p>
          </table:table-cell>
          <table:table-cell table:formula="of:=[.E633]-[.E632]" office:value-type="float" office:value="0.0914943218231201" calcext:value-type="float">
            <text:p>0.09149432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5911362.86366" calcext:value-type="float">
            <text:p>1455911362.86366</text:p>
          </table:table-cell>
          <table:table-cell office:value-type="float" office:value="1455911362.86382" calcext:value-type="float">
            <text:p>1455911362.86382</text:p>
          </table:table-cell>
          <table:table-cell office:value-type="float" office:value="7328" calcext:value-type="float">
            <text:p>7328</text:p>
          </table:table-cell>
          <table:table-cell table:formula="of:=[.B634]-[.B$2]" office:value-type="float" office:value="57.9337472915649" calcext:value-type="float">
            <text:p>57.9337472916</text:p>
          </table:table-cell>
          <table:table-cell table:formula="of:=[.D634]/([.E634]-[.E633])" office:value-type="float" office:value="79344.7617710154" calcext:value-type="float">
            <text:p>79344.7617710154</text:p>
          </table:table-cell>
          <table:table-cell table:formula="of:=[.E634]-[.E633]" office:value-type="float" office:value="0.0923564434051514" calcext:value-type="float">
            <text:p>0.092356443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5911362.95503" calcext:value-type="float">
            <text:p>1455911362.95503</text:p>
          </table:table-cell>
          <table:table-cell office:value-type="float" office:value="1455911362.9552" calcext:value-type="float">
            <text:p>1455911362.9552</text:p>
          </table:table-cell>
          <table:table-cell office:value-type="float" office:value="7408" calcext:value-type="float">
            <text:p>7408</text:p>
          </table:table-cell>
          <table:table-cell table:formula="of:=[.B635]-[.B$2]" office:value-type="float" office:value="58.0251197814941" calcext:value-type="float">
            <text:p>58.0251197815</text:p>
          </table:table-cell>
          <table:table-cell table:formula="of:=[.D635]/([.E635]-[.E634])" office:value-type="float" office:value="81074.7305424221" calcext:value-type="float">
            <text:p>81074.7305424221</text:p>
          </table:table-cell>
          <table:table-cell table:formula="of:=[.E635]-[.E634]" office:value-type="float" office:value="0.0913724899291992" calcext:value-type="float">
            <text:p>0.091372489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5911363.04828" calcext:value-type="float">
            <text:p>1455911363.04828</text:p>
          </table:table-cell>
          <table:table-cell office:value-type="float" office:value="1455911363.04845" calcext:value-type="float">
            <text:p>1455911363.04845</text:p>
          </table:table-cell>
          <table:table-cell office:value-type="float" office:value="7480" calcext:value-type="float">
            <text:p>7480</text:p>
          </table:table-cell>
          <table:table-cell table:formula="of:=[.B636]-[.B$2]" office:value-type="float" office:value="58.1183722019196" calcext:value-type="float">
            <text:p>58.1183722019</text:p>
          </table:table-cell>
          <table:table-cell table:formula="of:=[.D636]/([.E636]-[.E635])" office:value-type="float" office:value="80212.3951944244" calcext:value-type="float">
            <text:p>80212.3951944244</text:p>
          </table:table-cell>
          <table:table-cell table:formula="of:=[.E636]-[.E635]" office:value-type="float" office:value="0.093252420425415" calcext:value-type="float">
            <text:p>0.093252420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5911363.13965" calcext:value-type="float">
            <text:p>1455911363.13965</text:p>
          </table:table-cell>
          <table:table-cell office:value-type="float" office:value="1455911363.13987" calcext:value-type="float">
            <text:p>1455911363.13987</text:p>
          </table:table-cell>
          <table:table-cell office:value-type="float" office:value="7552" calcext:value-type="float">
            <text:p>7552</text:p>
          </table:table-cell>
          <table:table-cell table:formula="of:=[.B637]-[.B$2]" office:value-type="float" office:value="58.2097392082214" calcext:value-type="float">
            <text:p>58.2097392082</text:p>
          </table:table-cell>
          <table:table-cell table:formula="of:=[.D637]/([.E637]-[.E636])" office:value-type="float" office:value="82655.6577223064" calcext:value-type="float">
            <text:p>82655.6577223064</text:p>
          </table:table-cell>
          <table:table-cell table:formula="of:=[.E637]-[.E636]" office:value-type="float" office:value="0.0913670063018799" calcext:value-type="float">
            <text:p>0.091367006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5911363.23197" calcext:value-type="float">
            <text:p>1455911363.23197</text:p>
          </table:table-cell>
          <table:table-cell office:value-type="float" office:value="1455911363.23213" calcext:value-type="float">
            <text:p>1455911363.23213</text:p>
          </table:table-cell>
          <table:table-cell office:value-type="float" office:value="7616" calcext:value-type="float">
            <text:p>7616</text:p>
          </table:table-cell>
          <table:table-cell table:formula="of:=[.B638]-[.B$2]" office:value-type="float" office:value="58.3020577430725" calcext:value-type="float">
            <text:p>58.3020577431</text:p>
          </table:table-cell>
          <table:table-cell table:formula="of:=[.D638]/([.E638]-[.E637])" office:value-type="float" office:value="82496.9764986622" calcext:value-type="float">
            <text:p>82496.9764986622</text:p>
          </table:table-cell>
          <table:table-cell table:formula="of:=[.E638]-[.E637]" office:value-type="float" office:value="0.0923185348510742" calcext:value-type="float">
            <text:p>0.092318534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5911363.3236" calcext:value-type="float">
            <text:p>1455911363.3236</text:p>
          </table:table-cell>
          <table:table-cell office:value-type="float" office:value="1455911363.32377" calcext:value-type="float">
            <text:p>1455911363.32377</text:p>
          </table:table-cell>
          <table:table-cell office:value-type="float" office:value="7672" calcext:value-type="float">
            <text:p>7672</text:p>
          </table:table-cell>
          <table:table-cell table:formula="of:=[.B639]-[.B$2]" office:value-type="float" office:value="58.3936920166016" calcext:value-type="float">
            <text:p>58.3936920166</text:p>
          </table:table-cell>
          <table:table-cell table:formula="of:=[.D639]/([.E639]-[.E638])" office:value-type="float" office:value="83724.1318617273" calcext:value-type="float">
            <text:p>83724.1318617273</text:p>
          </table:table-cell>
          <table:table-cell table:formula="of:=[.E639]-[.E638]" office:value-type="float" office:value="0.0916342735290527" calcext:value-type="float">
            <text:p>0.091634273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5911363.41529" calcext:value-type="float">
            <text:p>1455911363.41529</text:p>
          </table:table-cell>
          <table:table-cell office:value-type="float" office:value="1455911363.41546" calcext:value-type="float">
            <text:p>1455911363.41546</text:p>
          </table:table-cell>
          <table:table-cell office:value-type="float" office:value="7728" calcext:value-type="float">
            <text:p>7728</text:p>
          </table:table-cell>
          <table:table-cell table:formula="of:=[.B640]-[.B$2]" office:value-type="float" office:value="58.4853799343109" calcext:value-type="float">
            <text:p>58.4853799343</text:p>
          </table:table-cell>
          <table:table-cell table:formula="of:=[.D640]/([.E640]-[.E639])" office:value-type="float" office:value="84285.9145792541" calcext:value-type="float">
            <text:p>84285.9145792541</text:p>
          </table:table-cell>
          <table:table-cell table:formula="of:=[.E640]-[.E639]" office:value-type="float" office:value="0.0916879177093506" calcext:value-type="float">
            <text:p>0.091687917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5911363.50837" calcext:value-type="float">
            <text:p>1455911363.50837</text:p>
          </table:table-cell>
          <table:table-cell office:value-type="float" office:value="1455911363.50857" calcext:value-type="float">
            <text:p>1455911363.50857</text:p>
          </table:table-cell>
          <table:table-cell office:value-type="float" office:value="7776" calcext:value-type="float">
            <text:p>7776</text:p>
          </table:table-cell>
          <table:table-cell table:formula="of:=[.B641]-[.B$2]" office:value-type="float" office:value="58.5784602165222" calcext:value-type="float">
            <text:p>58.5784602165</text:p>
          </table:table-cell>
          <table:table-cell table:formula="of:=[.D641]/([.E641]-[.E640])" office:value-type="float" office:value="83540.7866764684" calcext:value-type="float">
            <text:p>83540.7866764684</text:p>
          </table:table-cell>
          <table:table-cell table:formula="of:=[.E641]-[.E640]" office:value-type="float" office:value="0.0930802822113037" calcext:value-type="float">
            <text:p>0.09308028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5911363.60045" calcext:value-type="float">
            <text:p>1455911363.60045</text:p>
          </table:table-cell>
          <table:table-cell office:value-type="float" office:value="1455911363.60067" calcext:value-type="float">
            <text:p>1455911363.60067</text:p>
          </table:table-cell>
          <table:table-cell office:value-type="float" office:value="7808" calcext:value-type="float">
            <text:p>7808</text:p>
          </table:table-cell>
          <table:table-cell table:formula="of:=[.B642]-[.B$2]" office:value-type="float" office:value="58.6705408096313" calcext:value-type="float">
            <text:p>58.6705408096</text:p>
          </table:table-cell>
          <table:table-cell table:formula="of:=[.D642]/([.E642]-[.E641])" office:value-type="float" office:value="84795.2835267494" calcext:value-type="float">
            <text:p>84795.2835267494</text:p>
          </table:table-cell>
          <table:table-cell table:formula="of:=[.E642]-[.E641]" office:value-type="float" office:value="0.0920805931091309" calcext:value-type="float">
            <text:p>0.092080593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5911363.6931" calcext:value-type="float">
            <text:p>1455911363.6931</text:p>
          </table:table-cell>
          <table:table-cell office:value-type="float" office:value="1455911363.69327" calcext:value-type="float">
            <text:p>1455911363.69327</text:p>
          </table:table-cell>
          <table:table-cell office:value-type="float" office:value="7840" calcext:value-type="float">
            <text:p>7840</text:p>
          </table:table-cell>
          <table:table-cell table:formula="of:=[.B643]-[.B$2]" office:value-type="float" office:value="58.7631886005402" calcext:value-type="float">
            <text:p>58.7631886005</text:p>
          </table:table-cell>
          <table:table-cell table:formula="of:=[.D643]/([.E643]-[.E642])" office:value-type="float" office:value="84621.5535534608" calcext:value-type="float">
            <text:p>84621.5535534608</text:p>
          </table:table-cell>
          <table:table-cell table:formula="of:=[.E643]-[.E642]" office:value-type="float" office:value="0.0926477909088135" calcext:value-type="float">
            <text:p>0.092647790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5911363.78493" calcext:value-type="float">
            <text:p>1455911363.78493</text:p>
          </table:table-cell>
          <table:table-cell office:value-type="float" office:value="1455911363.7851" calcext:value-type="float">
            <text:p>1455911363.7851</text:p>
          </table:table-cell>
          <table:table-cell office:value-type="float" office:value="7864" calcext:value-type="float">
            <text:p>7864</text:p>
          </table:table-cell>
          <table:table-cell table:formula="of:=[.B644]-[.B$2]" office:value-type="float" office:value="58.855021238327" calcext:value-type="float">
            <text:p>58.8550212383</text:p>
          </table:table-cell>
          <table:table-cell table:formula="of:=[.D644]/([.E644]-[.E643])" office:value-type="float" office:value="85634.0424223857" calcext:value-type="float">
            <text:p>85634.0424223857</text:p>
          </table:table-cell>
          <table:table-cell table:formula="of:=[.E644]-[.E643]" office:value-type="float" office:value="0.0918326377868652" calcext:value-type="float">
            <text:p>0.091832637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5911363.87816" calcext:value-type="float">
            <text:p>1455911363.87816</text:p>
          </table:table-cell>
          <table:table-cell office:value-type="float" office:value="1455911363.87833" calcext:value-type="float">
            <text:p>1455911363.87833</text:p>
          </table:table-cell>
          <table:table-cell office:value-type="float" office:value="7880" calcext:value-type="float">
            <text:p>7880</text:p>
          </table:table-cell>
          <table:table-cell table:formula="of:=[.B645]-[.B$2]" office:value-type="float" office:value="58.9482564926148" calcext:value-type="float">
            <text:p>58.9482564926</text:p>
          </table:table-cell>
          <table:table-cell table:formula="of:=[.D645]/([.E645]-[.E644])" office:value-type="float" office:value="84517.3862633836" calcext:value-type="float">
            <text:p>84517.3862633836</text:p>
          </table:table-cell>
          <table:table-cell table:formula="of:=[.E645]-[.E644]" office:value-type="float" office:value="0.0932352542877197" calcext:value-type="float">
            <text:p>0.093235254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5911363.96968" calcext:value-type="float">
            <text:p>1455911363.96968</text:p>
          </table:table-cell>
          <table:table-cell office:value-type="float" office:value="1455911363.97012" calcext:value-type="float">
            <text:p>1455911363.97012</text:p>
          </table:table-cell>
          <table:table-cell office:value-type="float" office:value="7888" calcext:value-type="float">
            <text:p>7888</text:p>
          </table:table-cell>
          <table:table-cell table:formula="of:=[.B646]-[.B$2]" office:value-type="float" office:value="59.0397684574127" calcext:value-type="float">
            <text:p>59.0397684574</text:p>
          </table:table-cell>
          <table:table-cell table:formula="of:=[.D646]/([.E646]-[.E645])" office:value-type="float" office:value="86196.3789916864" calcext:value-type="float">
            <text:p>86196.3789916864</text:p>
          </table:table-cell>
          <table:table-cell table:formula="of:=[.E646]-[.E645]" office:value-type="float" office:value="0.0915119647979736" calcext:value-type="float">
            <text:p>0.091511964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5911364.06104" calcext:value-type="float">
            <text:p>1455911364.06104</text:p>
          </table:table-cell>
          <table:table-cell office:value-type="float" office:value="1455911364.0612" calcext:value-type="float">
            <text:p>1455911364.0612</text:p>
          </table:table-cell>
          <table:table-cell office:value-type="float" office:value="7888" calcext:value-type="float">
            <text:p>7888</text:p>
          </table:table-cell>
          <table:table-cell table:formula="of:=[.B647]-[.B$2]" office:value-type="float" office:value="59.1311283111572" calcext:value-type="float">
            <text:p>59.1311283112</text:p>
          </table:table-cell>
          <table:table-cell table:formula="of:=[.D647]/([.E647]-[.E646])" office:value-type="float" office:value="86339.8930350661" calcext:value-type="float">
            <text:p>86339.8930350661</text:p>
          </table:table-cell>
          <table:table-cell table:formula="of:=[.E647]-[.E646]" office:value-type="float" office:value="0.0913598537445068" calcext:value-type="float">
            <text:p>0.09135985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5911364.15372" calcext:value-type="float">
            <text:p>1455911364.15372</text:p>
          </table:table-cell>
          <table:table-cell office:value-type="float" office:value="1455911364.15388" calcext:value-type="float">
            <text:p>1455911364.15388</text:p>
          </table:table-cell>
          <table:table-cell office:value-type="float" office:value="7888" calcext:value-type="float">
            <text:p>7888</text:p>
          </table:table-cell>
          <table:table-cell table:formula="of:=[.B648]-[.B$2]" office:value-type="float" office:value="59.22380900383" calcext:value-type="float">
            <text:p>59.2238090038</text:p>
          </table:table-cell>
          <table:table-cell table:formula="of:=[.D648]/([.E648]-[.E647])" office:value-type="float" office:value="85109.4200153834" calcext:value-type="float">
            <text:p>85109.4200153834</text:p>
          </table:table-cell>
          <table:table-cell table:formula="of:=[.E648]-[.E647]" office:value-type="float" office:value="0.0926806926727295" calcext:value-type="float">
            <text:p>0.092680692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5911364.24502" calcext:value-type="float">
            <text:p>1455911364.24502</text:p>
          </table:table-cell>
          <table:table-cell office:value-type="float" office:value="1455911364.24524" calcext:value-type="float">
            <text:p>1455911364.24524</text:p>
          </table:table-cell>
          <table:table-cell office:value-type="float" office:value="7872" calcext:value-type="float">
            <text:p>7872</text:p>
          </table:table-cell>
          <table:table-cell table:formula="of:=[.B649]-[.B$2]" office:value-type="float" office:value="59.3151106834412" calcext:value-type="float">
            <text:p>59.3151106834</text:p>
          </table:table-cell>
          <table:table-cell table:formula="of:=[.D649]/([.E649]-[.E648])" office:value-type="float" office:value="86219.6624807088" calcext:value-type="float">
            <text:p>86219.6624807088</text:p>
          </table:table-cell>
          <table:table-cell table:formula="of:=[.E649]-[.E648]" office:value-type="float" office:value="0.0913016796112061" calcext:value-type="float">
            <text:p>0.091301679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5911364.33771" calcext:value-type="float">
            <text:p>1455911364.33771</text:p>
          </table:table-cell>
          <table:table-cell office:value-type="float" office:value="1455911364.33788" calcext:value-type="float">
            <text:p>1455911364.33788</text:p>
          </table:table-cell>
          <table:table-cell office:value-type="float" office:value="7848" calcext:value-type="float">
            <text:p>7848</text:p>
          </table:table-cell>
          <table:table-cell table:formula="of:=[.B650]-[.B$2]" office:value-type="float" office:value="59.40780210495" calcext:value-type="float">
            <text:p>59.407802105</text:p>
          </table:table-cell>
          <table:table-cell table:formula="of:=[.D650]/([.E650]-[.E649])" office:value-type="float" office:value="84668.0293845299" calcext:value-type="float">
            <text:p>84668.0293845299</text:p>
          </table:table-cell>
          <table:table-cell table:formula="of:=[.E650]-[.E649]" office:value-type="float" office:value="0.0926914215087891" calcext:value-type="float">
            <text:p>0.09269142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5911364.42916" calcext:value-type="float">
            <text:p>1455911364.42916</text:p>
          </table:table-cell>
          <table:table-cell office:value-type="float" office:value="1455911364.42934" calcext:value-type="float">
            <text:p>1455911364.42934</text:p>
          </table:table-cell>
          <table:table-cell office:value-type="float" office:value="7824" calcext:value-type="float">
            <text:p>7824</text:p>
          </table:table-cell>
          <table:table-cell table:formula="of:=[.B651]-[.B$2]" office:value-type="float" office:value="59.4992489814758" calcext:value-type="float">
            <text:p>59.4992489815</text:p>
          </table:table-cell>
          <table:table-cell table:formula="of:=[.D651]/([.E651]-[.E650])" office:value-type="float" office:value="85557.8702875199" calcext:value-type="float">
            <text:p>85557.8702875199</text:p>
          </table:table-cell>
          <table:table-cell table:formula="of:=[.E651]-[.E650]" office:value-type="float" office:value="0.0914468765258789" calcext:value-type="float">
            <text:p>0.091446876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5911364.52141" calcext:value-type="float">
            <text:p>1455911364.52141</text:p>
          </table:table-cell>
          <table:table-cell office:value-type="float" office:value="1455911364.52158" calcext:value-type="float">
            <text:p>1455911364.52158</text:p>
          </table:table-cell>
          <table:table-cell office:value-type="float" office:value="7792" calcext:value-type="float">
            <text:p>7792</text:p>
          </table:table-cell>
          <table:table-cell table:formula="of:=[.B652]-[.B$2]" office:value-type="float" office:value="59.5914978981018" calcext:value-type="float">
            <text:p>59.5914978981</text:p>
          </table:table-cell>
          <table:table-cell table:formula="of:=[.D652]/([.E652]-[.E651])" office:value-type="float" office:value="84467.1166339295" calcext:value-type="float">
            <text:p>84467.1166339295</text:p>
          </table:table-cell>
          <table:table-cell table:formula="of:=[.E652]-[.E651]" office:value-type="float" office:value="0.0922489166259766" calcext:value-type="float">
            <text:p>0.092248916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5911364.61298" calcext:value-type="float">
            <text:p>1455911364.61298</text:p>
          </table:table-cell>
          <table:table-cell office:value-type="float" office:value="1455911364.61315" calcext:value-type="float">
            <text:p>1455911364.61315</text:p>
          </table:table-cell>
          <table:table-cell office:value-type="float" office:value="7744" calcext:value-type="float">
            <text:p>7744</text:p>
          </table:table-cell>
          <table:table-cell table:formula="of:=[.B653]-[.B$2]" office:value-type="float" office:value="59.6830718517303" calcext:value-type="float">
            <text:p>59.6830718517</text:p>
          </table:table-cell>
          <table:table-cell table:formula="of:=[.D653]/([.E653]-[.E652])" office:value-type="float" office:value="84565.5308431119" calcext:value-type="float">
            <text:p>84565.5308431119</text:p>
          </table:table-cell>
          <table:table-cell table:formula="of:=[.E653]-[.E652]" office:value-type="float" office:value="0.09157395362854" calcext:value-type="float">
            <text:p>0.091573953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5911364.70437" calcext:value-type="float">
            <text:p>1455911364.70437</text:p>
          </table:table-cell>
          <table:table-cell office:value-type="float" office:value="1455911364.70454" calcext:value-type="float">
            <text:p>1455911364.70454</text:p>
          </table:table-cell>
          <table:table-cell office:value-type="float" office:value="7696" calcext:value-type="float">
            <text:p>7696</text:p>
          </table:table-cell>
          <table:table-cell table:formula="of:=[.B654]-[.B$2]" office:value-type="float" office:value="59.7744598388672" calcext:value-type="float">
            <text:p>59.7744598389</text:p>
          </table:table-cell>
          <table:table-cell table:formula="of:=[.D654]/([.E654]-[.E653])" office:value-type="float" office:value="84212.3810920172" calcext:value-type="float">
            <text:p>84212.3810920172</text:p>
          </table:table-cell>
          <table:table-cell table:formula="of:=[.E654]-[.E653]" office:value-type="float" office:value="0.0913879871368408" calcext:value-type="float">
            <text:p>0.091387987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5911364.79714" calcext:value-type="float">
            <text:p>1455911364.79714</text:p>
          </table:table-cell>
          <table:table-cell office:value-type="float" office:value="1455911364.7973" calcext:value-type="float">
            <text:p>1455911364.7973</text:p>
          </table:table-cell>
          <table:table-cell office:value-type="float" office:value="7640" calcext:value-type="float">
            <text:p>7640</text:p>
          </table:table-cell>
          <table:table-cell table:formula="of:=[.B655]-[.B$2]" office:value-type="float" office:value="59.8672275543213" calcext:value-type="float">
            <text:p>59.8672275543</text:p>
          </table:table-cell>
          <table:table-cell table:formula="of:=[.D655]/([.E655]-[.E654])" office:value-type="float" office:value="82356.2374324074" calcext:value-type="float">
            <text:p>82356.2374324074</text:p>
          </table:table-cell>
          <table:table-cell table:formula="of:=[.E655]-[.E654]" office:value-type="float" office:value="0.0927677154541016" calcext:value-type="float">
            <text:p>0.092767715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5911364.8884" calcext:value-type="float">
            <text:p>1455911364.8884</text:p>
          </table:table-cell>
          <table:table-cell office:value-type="float" office:value="1455911364.88857" calcext:value-type="float">
            <text:p>1455911364.88857</text:p>
          </table:table-cell>
          <table:table-cell office:value-type="float" office:value="7584" calcext:value-type="float">
            <text:p>7584</text:p>
          </table:table-cell>
          <table:table-cell table:formula="of:=[.B656]-[.B$2]" office:value-type="float" office:value="59.9584925174713" calcext:value-type="float">
            <text:p>59.9584925175</text:p>
          </table:table-cell>
          <table:table-cell table:formula="of:=[.D656]/([.E656]-[.E655])" office:value-type="float" office:value="83098.7022646705" calcext:value-type="float">
            <text:p>83098.7022646705</text:p>
          </table:table-cell>
          <table:table-cell table:formula="of:=[.E656]-[.E655]" office:value-type="float" office:value="0.0912649631500244" calcext:value-type="float">
            <text:p>0.091264963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5911364.98076" calcext:value-type="float">
            <text:p>1455911364.98076</text:p>
          </table:table-cell>
          <table:table-cell office:value-type="float" office:value="1455911364.98093" calcext:value-type="float">
            <text:p>1455911364.98093</text:p>
          </table:table-cell>
          <table:table-cell office:value-type="float" office:value="7512" calcext:value-type="float">
            <text:p>7512</text:p>
          </table:table-cell>
          <table:table-cell table:formula="of:=[.B657]-[.B$2]" office:value-type="float" office:value="60.050849199295" calcext:value-type="float">
            <text:p>60.0508491993</text:p>
          </table:table-cell>
          <table:table-cell table:formula="of:=[.D657]/([.E657]-[.E656])" office:value-type="float" office:value="81336.8329357827" calcext:value-type="float">
            <text:p>81336.8329357827</text:p>
          </table:table-cell>
          <table:table-cell table:formula="of:=[.E657]-[.E656]" office:value-type="float" office:value="0.0923566818237305" calcext:value-type="float">
            <text:p>0.09235668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5911365.07217" calcext:value-type="float">
            <text:p>1455911365.07217</text:p>
          </table:table-cell>
          <table:table-cell office:value-type="float" office:value="1455911365.07234" calcext:value-type="float">
            <text:p>1455911365.07234</text:p>
          </table:table-cell>
          <table:table-cell office:value-type="float" office:value="7440" calcext:value-type="float">
            <text:p>7440</text:p>
          </table:table-cell>
          <table:table-cell table:formula="of:=[.B658]-[.B$2]" office:value-type="float" office:value="60.1422605514526" calcext:value-type="float">
            <text:p>60.1422605515</text:p>
          </table:table-cell>
          <table:table-cell table:formula="of:=[.D658]/([.E658]-[.E657])" office:value-type="float" office:value="81390.3287107434" calcext:value-type="float">
            <text:p>81390.3287107434</text:p>
          </table:table-cell>
          <table:table-cell table:formula="of:=[.E658]-[.E657]" office:value-type="float" office:value="0.0914113521575928" calcext:value-type="float">
            <text:p>0.091411352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5911365.16432" calcext:value-type="float">
            <text:p>1455911365.16432</text:p>
          </table:table-cell>
          <table:table-cell office:value-type="float" office:value="1455911365.16449" calcext:value-type="float">
            <text:p>1455911365.16449</text:p>
          </table:table-cell>
          <table:table-cell office:value-type="float" office:value="7360" calcext:value-type="float">
            <text:p>7360</text:p>
          </table:table-cell>
          <table:table-cell table:formula="of:=[.B659]-[.B$2]" office:value-type="float" office:value="60.2344107627869" calcext:value-type="float">
            <text:p>60.2344107628</text:p>
          </table:table-cell>
          <table:table-cell table:formula="of:=[.D659]/([.E659]-[.E658])" office:value-type="float" office:value="79869.5943659348" calcext:value-type="float">
            <text:p>79869.5943659348</text:p>
          </table:table-cell>
          <table:table-cell table:formula="of:=[.E659]-[.E658]" office:value-type="float" office:value="0.0921502113342285" calcext:value-type="float">
            <text:p>0.092150211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5911365.25566" calcext:value-type="float">
            <text:p>1455911365.25566</text:p>
          </table:table-cell>
          <table:table-cell office:value-type="float" office:value="1455911365.25583" calcext:value-type="float">
            <text:p>1455911365.25583</text:p>
          </table:table-cell>
          <table:table-cell office:value-type="float" office:value="7272" calcext:value-type="float">
            <text:p>7272</text:p>
          </table:table-cell>
          <table:table-cell table:formula="of:=[.B660]-[.B$2]" office:value-type="float" office:value="60.3257517814636" calcext:value-type="float">
            <text:p>60.3257517815</text:p>
          </table:table-cell>
          <table:table-cell table:formula="of:=[.D660]/([.E660]-[.E659])" office:value-type="float" office:value="79613.7387709077" calcext:value-type="float">
            <text:p>79613.7387709077</text:p>
          </table:table-cell>
          <table:table-cell table:formula="of:=[.E660]-[.E659]" office:value-type="float" office:value="0.0913410186767578" calcext:value-type="float">
            <text:p>0.091341018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5911365.34686" calcext:value-type="float">
            <text:p>1455911365.34686</text:p>
          </table:table-cell>
          <table:table-cell office:value-type="float" office:value="1455911365.34704" calcext:value-type="float">
            <text:p>1455911365.34704</text:p>
          </table:table-cell>
          <table:table-cell office:value-type="float" office:value="7184" calcext:value-type="float">
            <text:p>7184</text:p>
          </table:table-cell>
          <table:table-cell table:formula="of:=[.B661]-[.B$2]" office:value-type="float" office:value="60.4169478416443" calcext:value-type="float">
            <text:p>60.4169478416</text:p>
          </table:table-cell>
          <table:table-cell table:formula="of:=[.D661]/([.E661]-[.E660])" office:value-type="float" office:value="78775.3329010939" calcext:value-type="float">
            <text:p>78775.3329010939</text:p>
          </table:table-cell>
          <table:table-cell table:formula="of:=[.E661]-[.E660]" office:value-type="float" office:value="0.0911960601806641" calcext:value-type="float">
            <text:p>0.09119606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5911365.439" calcext:value-type="float">
            <text:p>1455911365.439</text:p>
          </table:table-cell>
          <table:table-cell office:value-type="float" office:value="1455911365.43917" calcext:value-type="float">
            <text:p>1455911365.43917</text:p>
          </table:table-cell>
          <table:table-cell office:value-type="float" office:value="7096" calcext:value-type="float">
            <text:p>7096</text:p>
          </table:table-cell>
          <table:table-cell table:formula="of:=[.B662]-[.B$2]" office:value-type="float" office:value="60.5090928077698" calcext:value-type="float">
            <text:p>60.5090928078</text:p>
          </table:table-cell>
          <table:table-cell table:formula="of:=[.D662]/([.E662]-[.E661])" office:value-type="float" office:value="77009.0901149854" calcext:value-type="float">
            <text:p>77009.0901149854</text:p>
          </table:table-cell>
          <table:table-cell table:formula="of:=[.E662]-[.E661]" office:value-type="float" office:value="0.0921449661254883" calcext:value-type="float">
            <text:p>0.092144966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5911365.53007" calcext:value-type="float">
            <text:p>1455911365.53007</text:p>
          </table:table-cell>
          <table:table-cell office:value-type="float" office:value="1455911365.53024" calcext:value-type="float">
            <text:p>1455911365.53024</text:p>
          </table:table-cell>
          <table:table-cell office:value-type="float" office:value="6992" calcext:value-type="float">
            <text:p>6992</text:p>
          </table:table-cell>
          <table:table-cell table:formula="of:=[.B663]-[.B$2]" office:value-type="float" office:value="60.6001658439636" calcext:value-type="float">
            <text:p>60.600165844</text:p>
          </table:table-cell>
          <table:table-cell table:formula="of:=[.D663]/([.E663]-[.E662])" office:value-type="float" office:value="76773.5467292166" calcext:value-type="float">
            <text:p>76773.5467292166</text:p>
          </table:table-cell>
          <table:table-cell table:formula="of:=[.E663]-[.E662]" office:value-type="float" office:value="0.0910730361938477" calcext:value-type="float">
            <text:p>0.091073036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5911365.62274" calcext:value-type="float">
            <text:p>1455911365.62274</text:p>
          </table:table-cell>
          <table:table-cell office:value-type="float" office:value="1455911365.62291" calcext:value-type="float">
            <text:p>1455911365.62291</text:p>
          </table:table-cell>
          <table:table-cell office:value-type="float" office:value="6896" calcext:value-type="float">
            <text:p>6896</text:p>
          </table:table-cell>
          <table:table-cell table:formula="of:=[.B664]-[.B$2]" office:value-type="float" office:value="60.6928336620331" calcext:value-type="float">
            <text:p>60.692833662</text:p>
          </table:table-cell>
          <table:table-cell table:formula="of:=[.D664]/([.E664]-[.E663])" office:value-type="float" office:value="74416.3415483808" calcext:value-type="float">
            <text:p>74416.3415483808</text:p>
          </table:table-cell>
          <table:table-cell table:formula="of:=[.E664]-[.E663]" office:value-type="float" office:value="0.092667818069458" calcext:value-type="float">
            <text:p>0.092667818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5911365.71353" calcext:value-type="float">
            <text:p>1455911365.71353</text:p>
          </table:table-cell>
          <table:table-cell office:value-type="float" office:value="1455911365.7137" calcext:value-type="float">
            <text:p>1455911365.7137</text:p>
          </table:table-cell>
          <table:table-cell office:value-type="float" office:value="6792" calcext:value-type="float">
            <text:p>6792</text:p>
          </table:table-cell>
          <table:table-cell table:formula="of:=[.B665]-[.B$2]" office:value-type="float" office:value="60.7836196422577" calcext:value-type="float">
            <text:p>60.7836196423</text:p>
          </table:table-cell>
          <table:table-cell table:formula="of:=[.D665]/([.E665]-[.E664])" office:value-type="float" office:value="74813.3135005673" calcext:value-type="float">
            <text:p>74813.3135005673</text:p>
          </table:table-cell>
          <table:table-cell table:formula="of:=[.E665]-[.E664]" office:value-type="float" office:value="0.0907859802246094" calcext:value-type="float">
            <text:p>0.090785980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5911365.80584" calcext:value-type="float">
            <text:p>1455911365.80584</text:p>
          </table:table-cell>
          <table:table-cell office:value-type="float" office:value="1455911365.80601" calcext:value-type="float">
            <text:p>1455911365.80601</text:p>
          </table:table-cell>
          <table:table-cell office:value-type="float" office:value="6680" calcext:value-type="float">
            <text:p>6680</text:p>
          </table:table-cell>
          <table:table-cell table:formula="of:=[.B666]-[.B$2]" office:value-type="float" office:value="60.8759336471558" calcext:value-type="float">
            <text:p>60.8759336472</text:p>
          </table:table-cell>
          <table:table-cell table:formula="of:=[.D666]/([.E666]-[.E665])" office:value-type="float" office:value="72361.7181095733" calcext:value-type="float">
            <text:p>72361.7181095733</text:p>
          </table:table-cell>
          <table:table-cell table:formula="of:=[.E666]-[.E665]" office:value-type="float" office:value="0.0923140048980713" calcext:value-type="float">
            <text:p>0.092314004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5911365.89678" calcext:value-type="float">
            <text:p>1455911365.89678</text:p>
          </table:table-cell>
          <table:table-cell office:value-type="float" office:value="1455911365.89703" calcext:value-type="float">
            <text:p>1455911365.89703</text:p>
          </table:table-cell>
          <table:table-cell office:value-type="float" office:value="6568" calcext:value-type="float">
            <text:p>6568</text:p>
          </table:table-cell>
          <table:table-cell table:formula="of:=[.B667]-[.B$2]" office:value-type="float" office:value="60.9668753147125" calcext:value-type="float">
            <text:p>60.9668753147</text:p>
          </table:table-cell>
          <table:table-cell table:formula="of:=[.D667]/([.E667]-[.E666])" office:value-type="float" office:value="72222.1196999767" calcext:value-type="float">
            <text:p>72222.1196999767</text:p>
          </table:table-cell>
          <table:table-cell table:formula="of:=[.E667]-[.E666]" office:value-type="float" office:value="0.0909416675567627" calcext:value-type="float">
            <text:p>0.090941667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5911365.98818" calcext:value-type="float">
            <text:p>1455911365.98818</text:p>
          </table:table-cell>
          <table:table-cell office:value-type="float" office:value="1455911365.98834" calcext:value-type="float">
            <text:p>1455911365.98834</text:p>
          </table:table-cell>
          <table:table-cell office:value-type="float" office:value="6464" calcext:value-type="float">
            <text:p>6464</text:p>
          </table:table-cell>
          <table:table-cell table:formula="of:=[.B668]-[.B$2]" office:value-type="float" office:value="61.0582683086395" calcext:value-type="float">
            <text:p>61.0582683086</text:p>
          </table:table-cell>
          <table:table-cell table:formula="of:=[.D668]/([.E668]-[.E667])" office:value-type="float" office:value="70727.5221245402" calcext:value-type="float">
            <text:p>70727.5221245402</text:p>
          </table:table-cell>
          <table:table-cell table:formula="of:=[.E668]-[.E667]" office:value-type="float" office:value="0.091392993927002" calcext:value-type="float">
            <text:p>0.091392993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5911366.08009" calcext:value-type="float">
            <text:p>1455911366.08009</text:p>
          </table:table-cell>
          <table:table-cell office:value-type="float" office:value="1455911366.0804" calcext:value-type="float">
            <text:p>1455911366.0804</text:p>
          </table:table-cell>
          <table:table-cell office:value-type="float" office:value="6344" calcext:value-type="float">
            <text:p>6344</text:p>
          </table:table-cell>
          <table:table-cell table:formula="of:=[.B669]-[.B$2]" office:value-type="float" office:value="61.150181055069" calcext:value-type="float">
            <text:p>61.1501810551</text:p>
          </table:table-cell>
          <table:table-cell table:formula="of:=[.D669]/([.E669]-[.E668])" office:value-type="float" office:value="69021.982765687" calcext:value-type="float">
            <text:p>69021.982765687</text:p>
          </table:table-cell>
          <table:table-cell table:formula="of:=[.E669]-[.E668]" office:value-type="float" office:value="0.0919127464294434" calcext:value-type="float">
            <text:p>0.091912746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5911366.17128" calcext:value-type="float">
            <text:p>1455911366.17128</text:p>
          </table:table-cell>
          <table:table-cell office:value-type="float" office:value="1455911366.17145" calcext:value-type="float">
            <text:p>1455911366.17145</text:p>
          </table:table-cell>
          <table:table-cell office:value-type="float" office:value="6232" calcext:value-type="float">
            <text:p>6232</text:p>
          </table:table-cell>
          <table:table-cell table:formula="of:=[.B670]-[.B$2]" office:value-type="float" office:value="61.2413697242737" calcext:value-type="float">
            <text:p>61.2413697243</text:p>
          </table:table-cell>
          <table:table-cell table:formula="of:=[.D670]/([.E670]-[.E669])" office:value-type="float" office:value="68341.8242019698" calcext:value-type="float">
            <text:p>68341.8242019698</text:p>
          </table:table-cell>
          <table:table-cell table:formula="of:=[.E670]-[.E669]" office:value-type="float" office:value="0.0911886692047119" calcext:value-type="float">
            <text:p>0.091188669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5911366.26335" calcext:value-type="float">
            <text:p>1455911366.26335</text:p>
          </table:table-cell>
          <table:table-cell office:value-type="float" office:value="1455911366.2636" calcext:value-type="float">
            <text:p>1455911366.2636</text:p>
          </table:table-cell>
          <table:table-cell office:value-type="float" office:value="6120" calcext:value-type="float">
            <text:p>6120</text:p>
          </table:table-cell>
          <table:table-cell table:formula="of:=[.B671]-[.B$2]" office:value-type="float" office:value="61.3334460258484" calcext:value-type="float">
            <text:p>61.3334460258</text:p>
          </table:table-cell>
          <table:table-cell table:formula="of:=[.D671]/([.E671]-[.E670])" office:value-type="float" office:value="66466.6140508964" calcext:value-type="float">
            <text:p>66466.6140508964</text:p>
          </table:table-cell>
          <table:table-cell table:formula="of:=[.E671]-[.E670]" office:value-type="float" office:value="0.092076301574707" calcext:value-type="float">
            <text:p>0.09207630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5911366.35462" calcext:value-type="float">
            <text:p>1455911366.35462</text:p>
          </table:table-cell>
          <table:table-cell office:value-type="float" office:value="1455911366.35479" calcext:value-type="float">
            <text:p>1455911366.35479</text:p>
          </table:table-cell>
          <table:table-cell office:value-type="float" office:value="6000" calcext:value-type="float">
            <text:p>6000</text:p>
          </table:table-cell>
          <table:table-cell table:formula="of:=[.B672]-[.B$2]" office:value-type="float" office:value="61.4247114658356" calcext:value-type="float">
            <text:p>61.4247114658</text:p>
          </table:table-cell>
          <table:table-cell table:formula="of:=[.D672]/([.E672]-[.E671])" office:value-type="float" office:value="65742.3007092569" calcext:value-type="float">
            <text:p>65742.3007092569</text:p>
          </table:table-cell>
          <table:table-cell table:formula="of:=[.E672]-[.E671]" office:value-type="float" office:value="0.0912654399871826" calcext:value-type="float">
            <text:p>0.0912654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5911366.44699" calcext:value-type="float">
            <text:p>1455911366.44699</text:p>
          </table:table-cell>
          <table:table-cell office:value-type="float" office:value="1455911366.44715" calcext:value-type="float">
            <text:p>1455911366.44715</text:p>
          </table:table-cell>
          <table:table-cell office:value-type="float" office:value="5888" calcext:value-type="float">
            <text:p>5888</text:p>
          </table:table-cell>
          <table:table-cell table:formula="of:=[.B673]-[.B$2]" office:value-type="float" office:value="61.5170772075653" calcext:value-type="float">
            <text:p>61.5170772076</text:p>
          </table:table-cell>
          <table:table-cell table:formula="of:=[.D673]/([.E673]-[.E672])" office:value-type="float" office:value="63746.578436282" calcext:value-type="float">
            <text:p>63746.578436282</text:p>
          </table:table-cell>
          <table:table-cell table:formula="of:=[.E673]-[.E672]" office:value-type="float" office:value="0.0923657417297363" calcext:value-type="float">
            <text:p>0.092365741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5911366.53824" calcext:value-type="float">
            <text:p>1455911366.53824</text:p>
          </table:table-cell>
          <table:table-cell office:value-type="float" office:value="1455911366.53841" calcext:value-type="float">
            <text:p>1455911366.53841</text:p>
          </table:table-cell>
          <table:table-cell office:value-type="float" office:value="5776" calcext:value-type="float">
            <text:p>5776</text:p>
          </table:table-cell>
          <table:table-cell table:formula="of:=[.B674]-[.B$2]" office:value-type="float" office:value="61.6083335876465" calcext:value-type="float">
            <text:p>61.6083335876</text:p>
          </table:table-cell>
          <table:table-cell table:formula="of:=[.D674]/([.E674]-[.E673])" office:value-type="float" office:value="63294.2046886144" calcext:value-type="float">
            <text:p>63294.2046886144</text:p>
          </table:table-cell>
          <table:table-cell table:formula="of:=[.E674]-[.E673]" office:value-type="float" office:value="0.0912563800811768" calcext:value-type="float">
            <text:p>0.091256380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5911366.62909" calcext:value-type="float">
            <text:p>1455911366.62909</text:p>
          </table:table-cell>
          <table:table-cell office:value-type="float" office:value="1455911366.62926" calcext:value-type="float">
            <text:p>1455911366.62926</text:p>
          </table:table-cell>
          <table:table-cell office:value-type="float" office:value="5664" calcext:value-type="float">
            <text:p>5664</text:p>
          </table:table-cell>
          <table:table-cell table:formula="of:=[.B675]-[.B$2]" office:value-type="float" office:value="61.6991775035858" calcext:value-type="float">
            <text:p>61.6991775036</text:p>
          </table:table-cell>
          <table:table-cell table:formula="of:=[.D675]/([.E675]-[.E674])" office:value-type="float" office:value="62348.6993205206" calcext:value-type="float">
            <text:p>62348.6993205206</text:p>
          </table:table-cell>
          <table:table-cell table:formula="of:=[.E675]-[.E674]" office:value-type="float" office:value="0.0908439159393311" calcext:value-type="float">
            <text:p>0.090843915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5911366.72111" calcext:value-type="float">
            <text:p>1455911366.72111</text:p>
          </table:table-cell>
          <table:table-cell office:value-type="float" office:value="1455911366.72128" calcext:value-type="float">
            <text:p>1455911366.72128</text:p>
          </table:table-cell>
          <table:table-cell office:value-type="float" office:value="5552" calcext:value-type="float">
            <text:p>5552</text:p>
          </table:table-cell>
          <table:table-cell table:formula="of:=[.B676]-[.B$2]" office:value-type="float" office:value="61.791200876236" calcext:value-type="float">
            <text:p>61.7912008762</text:p>
          </table:table-cell>
          <table:table-cell table:formula="of:=[.D676]/([.E676]-[.E675])" office:value-type="float" office:value="60332.4985828061" calcext:value-type="float">
            <text:p>60332.4985828061</text:p>
          </table:table-cell>
          <table:table-cell table:formula="of:=[.E676]-[.E675]" office:value-type="float" office:value="0.0920233726501465" calcext:value-type="float">
            <text:p>0.092023372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5911366.81215" calcext:value-type="float">
            <text:p>1455911366.81215</text:p>
          </table:table-cell>
          <table:table-cell office:value-type="float" office:value="1455911366.81232" calcext:value-type="float">
            <text:p>1455911366.81232</text:p>
          </table:table-cell>
          <table:table-cell office:value-type="float" office:value="5440" calcext:value-type="float">
            <text:p>5440</text:p>
          </table:table-cell>
          <table:table-cell table:formula="of:=[.B677]-[.B$2]" office:value-type="float" office:value="61.8822371959686" calcext:value-type="float">
            <text:p>61.882237196</text:p>
          </table:table-cell>
          <table:table-cell table:formula="of:=[.D677]/([.E677]-[.E676])" office:value-type="float" office:value="59756.3699408644" calcext:value-type="float">
            <text:p>59756.3699408644</text:p>
          </table:table-cell>
          <table:table-cell table:formula="of:=[.E677]-[.E676]" office:value-type="float" office:value="0.091036319732666" calcext:value-type="float">
            <text:p>0.091036319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5911366.90413" calcext:value-type="float">
            <text:p>1455911366.90413</text:p>
          </table:table-cell>
          <table:table-cell office:value-type="float" office:value="1455911366.90435" calcext:value-type="float">
            <text:p>1455911366.90435</text:p>
          </table:table-cell>
          <table:table-cell office:value-type="float" office:value="5336" calcext:value-type="float">
            <text:p>5336</text:p>
          </table:table-cell>
          <table:table-cell table:formula="of:=[.B678]-[.B$2]" office:value-type="float" office:value="61.9742181301117" calcext:value-type="float">
            <text:p>61.9742181301</text:p>
          </table:table-cell>
          <table:table-cell table:formula="of:=[.D678]/([.E678]-[.E677])" office:value-type="float" office:value="58012.0222708374" calcext:value-type="float">
            <text:p>58012.0222708374</text:p>
          </table:table-cell>
          <table:table-cell table:formula="of:=[.E678]-[.E677]" office:value-type="float" office:value="0.0919809341430664" calcext:value-type="float">
            <text:p>0.091980934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5911366.99509" calcext:value-type="float">
            <text:p>1455911366.99509</text:p>
          </table:table-cell>
          <table:table-cell office:value-type="float" office:value="1455911366.99531" calcext:value-type="float">
            <text:p>1455911366.99531</text:p>
          </table:table-cell>
          <table:table-cell office:value-type="float" office:value="5232" calcext:value-type="float">
            <text:p>5232</text:p>
          </table:table-cell>
          <table:table-cell table:formula="of:=[.B679]-[.B$2]" office:value-type="float" office:value="62.0651798248291" calcext:value-type="float">
            <text:p>62.0651798248</text:p>
          </table:table-cell>
          <table:table-cell table:formula="of:=[.D679]/([.E679]-[.E678])" office:value-type="float" office:value="57518.7172606488" calcext:value-type="float">
            <text:p>57518.7172606488</text:p>
          </table:table-cell>
          <table:table-cell table:formula="of:=[.E679]-[.E678]" office:value-type="float" office:value="0.0909616947174072" calcext:value-type="float">
            <text:p>0.090961694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5911367.0867" calcext:value-type="float">
            <text:p>1455911367.0867</text:p>
          </table:table-cell>
          <table:table-cell office:value-type="float" office:value="1455911367.08687" calcext:value-type="float">
            <text:p>1455911367.08687</text:p>
          </table:table-cell>
          <table:table-cell office:value-type="float" office:value="5136" calcext:value-type="float">
            <text:p>5136</text:p>
          </table:table-cell>
          <table:table-cell table:formula="of:=[.B680]-[.B$2]" office:value-type="float" office:value="62.1567940711975" calcext:value-type="float">
            <text:p>62.1567940712</text:p>
          </table:table-cell>
          <table:table-cell table:formula="of:=[.D680]/([.E680]-[.E679])" office:value-type="float" office:value="56061.1499149009" calcext:value-type="float">
            <text:p>56061.1499149009</text:p>
          </table:table-cell>
          <table:table-cell table:formula="of:=[.E680]-[.E679]" office:value-type="float" office:value="0.0916142463684082" calcext:value-type="float">
            <text:p>0.091614246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5911367.17739" calcext:value-type="float">
            <text:p>1455911367.17739</text:p>
          </table:table-cell>
          <table:table-cell office:value-type="float" office:value="1455911367.17758" calcext:value-type="float">
            <text:p>1455911367.17758</text:p>
          </table:table-cell>
          <table:table-cell office:value-type="float" office:value="5040" calcext:value-type="float">
            <text:p>5040</text:p>
          </table:table-cell>
          <table:table-cell table:formula="of:=[.B681]-[.B$2]" office:value-type="float" office:value="62.2474849224091" calcext:value-type="float">
            <text:p>62.2474849224</text:p>
          </table:table-cell>
          <table:table-cell table:formula="of:=[.D681]/([.E681]-[.E680])" office:value-type="float" office:value="55573.4115698569" calcext:value-type="float">
            <text:p>55573.4115698569</text:p>
          </table:table-cell>
          <table:table-cell table:formula="of:=[.E681]-[.E680]" office:value-type="float" office:value="0.0906908512115479" calcext:value-type="float">
            <text:p>0.090690851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5911367.2682" calcext:value-type="float">
            <text:p>1455911367.2682</text:p>
          </table:table-cell>
          <table:table-cell office:value-type="float" office:value="1455911367.26837" calcext:value-type="float">
            <text:p>1455911367.26837</text:p>
          </table:table-cell>
          <table:table-cell office:value-type="float" office:value="4952" calcext:value-type="float">
            <text:p>4952</text:p>
          </table:table-cell>
          <table:table-cell table:formula="of:=[.B682]-[.B$2]" office:value-type="float" office:value="62.3382906913757" calcext:value-type="float">
            <text:p>62.3382906914</text:p>
          </table:table-cell>
          <table:table-cell table:formula="of:=[.D682]/([.E682]-[.E681])" office:value-type="float" office:value="54533.9801242954" calcext:value-type="float">
            <text:p>54533.9801242954</text:p>
          </table:table-cell>
          <table:table-cell table:formula="of:=[.E682]-[.E681]" office:value-type="float" office:value="0.0908057689666748" calcext:value-type="float">
            <text:p>0.09080576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5911367.36053" calcext:value-type="float">
            <text:p>1455911367.36053</text:p>
          </table:table-cell>
          <table:table-cell office:value-type="float" office:value="1455911367.3607" calcext:value-type="float">
            <text:p>1455911367.3607</text:p>
          </table:table-cell>
          <table:table-cell office:value-type="float" office:value="4864" calcext:value-type="float">
            <text:p>4864</text:p>
          </table:table-cell>
          <table:table-cell table:formula="of:=[.B683]-[.B$2]" office:value-type="float" office:value="62.430623292923" calcext:value-type="float">
            <text:p>62.4306232929</text:p>
          </table:table-cell>
          <table:table-cell table:formula="of:=[.D683]/([.E683]-[.E682])" office:value-type="float" office:value="52679.1178683661" calcext:value-type="float">
            <text:p>52679.1178683661</text:p>
          </table:table-cell>
          <table:table-cell table:formula="of:=[.E683]-[.E682]" office:value-type="float" office:value="0.0923326015472412" calcext:value-type="float">
            <text:p>0.09233260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5911367.45097" calcext:value-type="float">
            <text:p>1455911367.45097</text:p>
          </table:table-cell>
          <table:table-cell office:value-type="float" office:value="1455911367.45114" calcext:value-type="float">
            <text:p>1455911367.45114</text:p>
          </table:table-cell>
          <table:table-cell office:value-type="float" office:value="4784" calcext:value-type="float">
            <text:p>4784</text:p>
          </table:table-cell>
          <table:table-cell table:formula="of:=[.B684]-[.B$2]" office:value-type="float" office:value="62.5210649967194" calcext:value-type="float">
            <text:p>62.5210649967</text:p>
          </table:table-cell>
          <table:table-cell table:formula="of:=[.D684]/([.E684]-[.E683])" office:value-type="float" office:value="52895.9517477724" calcext:value-type="float">
            <text:p>52895.9517477724</text:p>
          </table:table-cell>
          <table:table-cell table:formula="of:=[.E684]-[.E683]" office:value-type="float" office:value="0.0904417037963867" calcext:value-type="float">
            <text:p>0.090441703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5911367.54284" calcext:value-type="float">
            <text:p>1455911367.54284</text:p>
          </table:table-cell>
          <table:table-cell office:value-type="float" office:value="1455911367.54301" calcext:value-type="float">
            <text:p>1455911367.54301</text:p>
          </table:table-cell>
          <table:table-cell office:value-type="float" office:value="4704" calcext:value-type="float">
            <text:p>4704</text:p>
          </table:table-cell>
          <table:table-cell table:formula="of:=[.B685]-[.B$2]" office:value-type="float" office:value="62.612931728363" calcext:value-type="float">
            <text:p>62.6129317284</text:p>
          </table:table-cell>
          <table:table-cell table:formula="of:=[.D685]/([.E685]-[.E684])" office:value-type="float" office:value="51204.6081953301" calcext:value-type="float">
            <text:p>51204.6081953301</text:p>
          </table:table-cell>
          <table:table-cell table:formula="of:=[.E685]-[.E684]" office:value-type="float" office:value="0.0918667316436768" calcext:value-type="float">
            <text:p>0.09186673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5911367.634" calcext:value-type="float">
            <text:p>1455911367.634</text:p>
          </table:table-cell>
          <table:table-cell office:value-type="float" office:value="1455911367.63417" calcext:value-type="float">
            <text:p>1455911367.63417</text:p>
          </table:table-cell>
          <table:table-cell office:value-type="float" office:value="4632" calcext:value-type="float">
            <text:p>4632</text:p>
          </table:table-cell>
          <table:table-cell table:formula="of:=[.B686]-[.B$2]" office:value-type="float" office:value="62.7040958404541" calcext:value-type="float">
            <text:p>62.7040958405</text:p>
          </table:table-cell>
          <table:table-cell table:formula="of:=[.D686]/([.E686]-[.E685])" office:value-type="float" office:value="50809.4676046761" calcext:value-type="float">
            <text:p>50809.4676046761</text:p>
          </table:table-cell>
          <table:table-cell table:formula="of:=[.E686]-[.E685]" office:value-type="float" office:value="0.0911641120910645" calcext:value-type="float">
            <text:p>0.091164112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5911367.72546" calcext:value-type="float">
            <text:p>1455911367.72546</text:p>
          </table:table-cell>
          <table:table-cell office:value-type="float" office:value="1455911367.72568" calcext:value-type="float">
            <text:p>1455911367.72568</text:p>
          </table:table-cell>
          <table:table-cell office:value-type="float" office:value="4568" calcext:value-type="float">
            <text:p>4568</text:p>
          </table:table-cell>
          <table:table-cell table:formula="of:=[.B687]-[.B$2]" office:value-type="float" office:value="62.795548915863" calcext:value-type="float">
            <text:p>62.7955489159</text:p>
          </table:table-cell>
          <table:table-cell table:formula="of:=[.D687]/([.E687]-[.E686])" office:value-type="float" office:value="49949.1130240731" calcext:value-type="float">
            <text:p>49949.1130240731</text:p>
          </table:table-cell>
          <table:table-cell table:formula="of:=[.E687]-[.E686]" office:value-type="float" office:value="0.0914530754089356" calcext:value-type="float">
            <text:p>0.091453075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5911367.81604" calcext:value-type="float">
            <text:p>1455911367.81604</text:p>
          </table:table-cell>
          <table:table-cell office:value-type="float" office:value="1455911367.81621" calcext:value-type="float">
            <text:p>1455911367.81621</text:p>
          </table:table-cell>
          <table:table-cell office:value-type="float" office:value="4512" calcext:value-type="float">
            <text:p>4512</text:p>
          </table:table-cell>
          <table:table-cell table:formula="of:=[.B688]-[.B$2]" office:value-type="float" office:value="62.8861281871796" calcext:value-type="float">
            <text:p>62.8861281872</text:p>
          </table:table-cell>
          <table:table-cell table:formula="of:=[.D688]/([.E688]-[.E687])" office:value-type="float" office:value="49812.7213259738" calcext:value-type="float">
            <text:p>49812.7213259738</text:p>
          </table:table-cell>
          <table:table-cell table:formula="of:=[.E688]-[.E687]" office:value-type="float" office:value="0.0905792713165283" calcext:value-type="float">
            <text:p>0.09057927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5911367.90674" calcext:value-type="float">
            <text:p>1455911367.90674</text:p>
          </table:table-cell>
          <table:table-cell office:value-type="float" office:value="1455911367.90691" calcext:value-type="float">
            <text:p>1455911367.90691</text:p>
          </table:table-cell>
          <table:table-cell office:value-type="float" office:value="4464" calcext:value-type="float">
            <text:p>4464</text:p>
          </table:table-cell>
          <table:table-cell table:formula="of:=[.B689]-[.B$2]" office:value-type="float" office:value="62.9768323898315" calcext:value-type="float">
            <text:p>62.9768323898</text:p>
          </table:table-cell>
          <table:table-cell table:formula="of:=[.D689]/([.E689]-[.E688])" office:value-type="float" office:value="49214.9191490928" calcext:value-type="float">
            <text:p>49214.9191490928</text:p>
          </table:table-cell>
          <table:table-cell table:formula="of:=[.E689]-[.E688]" office:value-type="float" office:value="0.0907042026519775" calcext:value-type="float">
            <text:p>0.090704202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5911367.99843" calcext:value-type="float">
            <text:p>1455911367.99843</text:p>
          </table:table-cell>
          <table:table-cell office:value-type="float" office:value="1455911367.9986" calcext:value-type="float">
            <text:p>1455911367.9986</text:p>
          </table:table-cell>
          <table:table-cell office:value-type="float" office:value="4416" calcext:value-type="float">
            <text:p>4416</text:p>
          </table:table-cell>
          <table:table-cell table:formula="of:=[.B690]-[.B$2]" office:value-type="float" office:value="63.0685260295868" calcext:value-type="float">
            <text:p>63.0685260296</text:p>
          </table:table-cell>
          <table:table-cell table:formula="of:=[.D690]/([.E690]-[.E689])" office:value-type="float" office:value="48160.3741741226" calcext:value-type="float">
            <text:p>48160.3741741226</text:p>
          </table:table-cell>
          <table:table-cell table:formula="of:=[.E690]-[.E689]" office:value-type="float" office:value="0.091693639755249" calcext:value-type="float">
            <text:p>0.091693639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5911368.08937" calcext:value-type="float">
            <text:p>1455911368.08937</text:p>
          </table:table-cell>
          <table:table-cell office:value-type="float" office:value="1455911368.08955" calcext:value-type="float">
            <text:p>1455911368.08955</text:p>
          </table:table-cell>
          <table:table-cell office:value-type="float" office:value="4376" calcext:value-type="float">
            <text:p>4376</text:p>
          </table:table-cell>
          <table:table-cell table:formula="of:=[.B691]-[.B$2]" office:value-type="float" office:value="63.1594576835632" calcext:value-type="float">
            <text:p>63.1594576836</text:p>
          </table:table-cell>
          <table:table-cell table:formula="of:=[.D691]/([.E691]-[.E690])" office:value-type="float" office:value="48124.0559105389" calcext:value-type="float">
            <text:p>48124.0559105389</text:p>
          </table:table-cell>
          <table:table-cell table:formula="of:=[.E691]-[.E690]" office:value-type="float" office:value="0.0909316539764404" calcext:value-type="float">
            <text:p>0.09093165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5911368.18212" calcext:value-type="float">
            <text:p>1455911368.18212</text:p>
          </table:table-cell>
          <table:table-cell office:value-type="float" office:value="1455911368.18229" calcext:value-type="float">
            <text:p>1455911368.18229</text:p>
          </table:table-cell>
          <table:table-cell office:value-type="float" office:value="4344" calcext:value-type="float">
            <text:p>4344</text:p>
          </table:table-cell>
          <table:table-cell table:formula="of:=[.B692]-[.B$2]" office:value-type="float" office:value="63.2522134780884" calcext:value-type="float">
            <text:p>63.2522134781</text:p>
          </table:table-cell>
          <table:table-cell table:formula="of:=[.D692]/([.E692]-[.E691])" office:value-type="float" office:value="46832.6536604926" calcext:value-type="float">
            <text:p>46832.6536604926</text:p>
          </table:table-cell>
          <table:table-cell table:formula="of:=[.E692]-[.E691]" office:value-type="float" office:value="0.0927557945251465" calcext:value-type="float">
            <text:p>0.092755794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5911368.27311" calcext:value-type="float">
            <text:p>1455911368.27311</text:p>
          </table:table-cell>
          <table:table-cell office:value-type="float" office:value="1455911368.27328" calcext:value-type="float">
            <text:p>1455911368.27328</text:p>
          </table:table-cell>
          <table:table-cell office:value-type="float" office:value="4320" calcext:value-type="float">
            <text:p>4320</text:p>
          </table:table-cell>
          <table:table-cell table:formula="of:=[.B693]-[.B$2]" office:value-type="float" office:value="63.3432035446167" calcext:value-type="float">
            <text:p>63.3432035446</text:p>
          </table:table-cell>
          <table:table-cell table:formula="of:=[.D693]/([.E693]-[.E692])" office:value-type="float" office:value="47477.7100932816" calcext:value-type="float">
            <text:p>47477.7100932816</text:p>
          </table:table-cell>
          <table:table-cell table:formula="of:=[.E693]-[.E692]" office:value-type="float" office:value="0.0909900665283203" calcext:value-type="float">
            <text:p>0.090990066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5911368.36466" calcext:value-type="float">
            <text:p>1455911368.36466</text:p>
          </table:table-cell>
          <table:table-cell office:value-type="float" office:value="1455911368.36484" calcext:value-type="float">
            <text:p>1455911368.36484</text:p>
          </table:table-cell>
          <table:table-cell office:value-type="float" office:value="4304" calcext:value-type="float">
            <text:p>4304</text:p>
          </table:table-cell>
          <table:table-cell table:formula="of:=[.B694]-[.B$2]" office:value-type="float" office:value="63.4347560405731" calcext:value-type="float">
            <text:p>63.4347560406</text:p>
          </table:table-cell>
          <table:table-cell table:formula="of:=[.D694]/([.E694]-[.E693])" office:value-type="float" office:value="47011.279758541" calcext:value-type="float">
            <text:p>47011.279758541</text:p>
          </table:table-cell>
          <table:table-cell table:formula="of:=[.E694]-[.E693]" office:value-type="float" office:value="0.0915524959564209" calcext:value-type="float">
            <text:p>0.09155249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5911368.45516" calcext:value-type="float">
            <text:p>1455911368.45516</text:p>
          </table:table-cell>
          <table:table-cell office:value-type="float" office:value="1455911368.45533" calcext:value-type="float">
            <text:p>1455911368.45533</text:p>
          </table:table-cell>
          <table:table-cell office:value-type="float" office:value="4296" calcext:value-type="float">
            <text:p>4296</text:p>
          </table:table-cell>
          <table:table-cell table:formula="of:=[.B695]-[.B$2]" office:value-type="float" office:value="63.5252468585968" calcext:value-type="float">
            <text:p>63.5252468586</text:p>
          </table:table-cell>
          <table:table-cell table:formula="of:=[.D695]/([.E695]-[.E694])" office:value-type="float" office:value="47474.4299347115" calcext:value-type="float">
            <text:p>47474.4299347115</text:p>
          </table:table-cell>
          <table:table-cell table:formula="of:=[.E695]-[.E694]" office:value-type="float" office:value="0.0904908180236816" calcext:value-type="float">
            <text:p>0.0904908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5911368.54618" calcext:value-type="float">
            <text:p>1455911368.54618</text:p>
          </table:table-cell>
          <table:table-cell office:value-type="float" office:value="1455911368.54635" calcext:value-type="float">
            <text:p>1455911368.54635</text:p>
          </table:table-cell>
          <table:table-cell office:value-type="float" office:value="4296" calcext:value-type="float">
            <text:p>4296</text:p>
          </table:table-cell>
          <table:table-cell table:formula="of:=[.B696]-[.B$2]" office:value-type="float" office:value="63.6162734031677" calcext:value-type="float">
            <text:p>63.6162734032</text:p>
          </table:table-cell>
          <table:table-cell table:formula="of:=[.D696]/([.E696]-[.E695])" office:value-type="float" office:value="47195.0244870912" calcext:value-type="float">
            <text:p>47195.0244870912</text:p>
          </table:table-cell>
          <table:table-cell table:formula="of:=[.E696]-[.E695]" office:value-type="float" office:value="0.0910265445709229" calcext:value-type="float">
            <text:p>0.091026544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5911368.6382" calcext:value-type="float">
            <text:p>1455911368.6382</text:p>
          </table:table-cell>
          <table:table-cell office:value-type="float" office:value="1455911368.63837" calcext:value-type="float">
            <text:p>1455911368.63837</text:p>
          </table:table-cell>
          <table:table-cell office:value-type="float" office:value="4296" calcext:value-type="float">
            <text:p>4296</text:p>
          </table:table-cell>
          <table:table-cell table:formula="of:=[.B697]-[.B$2]" office:value-type="float" office:value="63.7082943916321" calcext:value-type="float">
            <text:p>63.7082943916</text:p>
          </table:table-cell>
          <table:table-cell table:formula="of:=[.D697]/([.E697]-[.E696])" office:value-type="float" office:value="46685.0016685494" calcext:value-type="float">
            <text:p>46685.0016685494</text:p>
          </table:table-cell>
          <table:table-cell table:formula="of:=[.E697]-[.E696]" office:value-type="float" office:value="0.0920209884643555" calcext:value-type="float">
            <text:p>0.092020988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5911368.729" calcext:value-type="float">
            <text:p>1455911368.729</text:p>
          </table:table-cell>
          <table:table-cell office:value-type="float" office:value="1455911368.72916" calcext:value-type="float">
            <text:p>1455911368.72916</text:p>
          </table:table-cell>
          <table:table-cell office:value-type="float" office:value="4312" calcext:value-type="float">
            <text:p>4312</text:p>
          </table:table-cell>
          <table:table-cell table:formula="of:=[.B698]-[.B$2]" office:value-type="float" office:value="63.7990870475769" calcext:value-type="float">
            <text:p>63.7990870476</text:p>
          </table:table-cell>
          <table:table-cell table:formula="of:=[.D698]/([.E698]-[.E697])" office:value-type="float" office:value="47492.8280831486" calcext:value-type="float">
            <text:p>47492.8280831486</text:p>
          </table:table-cell>
          <table:table-cell table:formula="of:=[.E698]-[.E697]" office:value-type="float" office:value="0.0907926559448242" calcext:value-type="float">
            <text:p>0.090792655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5911368.82088" calcext:value-type="float">
            <text:p>1455911368.82088</text:p>
          </table:table-cell>
          <table:table-cell office:value-type="float" office:value="1455911368.82106" calcext:value-type="float">
            <text:p>1455911368.82106</text:p>
          </table:table-cell>
          <table:table-cell office:value-type="float" office:value="4328" calcext:value-type="float">
            <text:p>4328</text:p>
          </table:table-cell>
          <table:table-cell table:formula="of:=[.B699]-[.B$2]" office:value-type="float" office:value="63.8909764289856" calcext:value-type="float">
            <text:p>63.890976429</text:p>
          </table:table-cell>
          <table:table-cell table:formula="of:=[.D699]/([.E699]-[.E698])" office:value-type="float" office:value="47100.110302741" calcext:value-type="float">
            <text:p>47100.110302741</text:p>
          </table:table-cell>
          <table:table-cell table:formula="of:=[.E699]-[.E698]" office:value-type="float" office:value="0.0918893814086914" calcext:value-type="float">
            <text:p>0.091889381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5911368.91244" calcext:value-type="float">
            <text:p>1455911368.91244</text:p>
          </table:table-cell>
          <table:table-cell office:value-type="float" office:value="1455911368.91261" calcext:value-type="float">
            <text:p>1455911368.91261</text:p>
          </table:table-cell>
          <table:table-cell office:value-type="float" office:value="4352" calcext:value-type="float">
            <text:p>4352</text:p>
          </table:table-cell>
          <table:table-cell table:formula="of:=[.B700]-[.B$2]" office:value-type="float" office:value="63.9825348854065" calcext:value-type="float">
            <text:p>63.9825348854</text:p>
          </table:table-cell>
          <table:table-cell table:formula="of:=[.D700]/([.E700]-[.E699])" office:value-type="float" office:value="47532.4745536737" calcext:value-type="float">
            <text:p>47532.4745536737</text:p>
          </table:table-cell>
          <table:table-cell table:formula="of:=[.E700]-[.E699]" office:value-type="float" office:value="0.0915584564208984" calcext:value-type="float">
            <text:p>0.091558456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5911369.00515" calcext:value-type="float">
            <text:p>1455911369.00515</text:p>
          </table:table-cell>
          <table:table-cell office:value-type="float" office:value="1455911369.00533" calcext:value-type="float">
            <text:p>1455911369.00533</text:p>
          </table:table-cell>
          <table:table-cell office:value-type="float" office:value="4392" calcext:value-type="float">
            <text:p>4392</text:p>
          </table:table-cell>
          <table:table-cell table:formula="of:=[.B701]-[.B$2]" office:value-type="float" office:value="64.0752394199371" calcext:value-type="float">
            <text:p>64.0752394199</text:p>
          </table:table-cell>
          <table:table-cell table:formula="of:=[.D701]/([.E701]-[.E700])" office:value-type="float" office:value="47376.3233075552" calcext:value-type="float">
            <text:p>47376.3233075552</text:p>
          </table:table-cell>
          <table:table-cell table:formula="of:=[.E701]-[.E700]" office:value-type="float" office:value="0.0927045345306397" calcext:value-type="float">
            <text:p>0.09270453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5911369.0961" calcext:value-type="float">
            <text:p>1455911369.0961</text:p>
          </table:table-cell>
          <table:table-cell office:value-type="float" office:value="1455911369.09626" calcext:value-type="float">
            <text:p>1455911369.09626</text:p>
          </table:table-cell>
          <table:table-cell office:value-type="float" office:value="4432" calcext:value-type="float">
            <text:p>4432</text:p>
          </table:table-cell>
          <table:table-cell table:formula="of:=[.B702]-[.B$2]" office:value-type="float" office:value="64.1661884784699" calcext:value-type="float">
            <text:p>64.1661884785</text:p>
          </table:table-cell>
          <table:table-cell table:formula="of:=[.D702]/([.E702]-[.E701])" office:value-type="float" office:value="48730.5759015173" calcext:value-type="float">
            <text:p>48730.5759015173</text:p>
          </table:table-cell>
          <table:table-cell table:formula="of:=[.E702]-[.E701]" office:value-type="float" office:value="0.0909490585327148" calcext:value-type="float">
            <text:p>0.090949058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5911369.18731" calcext:value-type="float">
            <text:p>1455911369.18731</text:p>
          </table:table-cell>
          <table:table-cell office:value-type="float" office:value="1455911369.18749" calcext:value-type="float">
            <text:p>1455911369.18749</text:p>
          </table:table-cell>
          <table:table-cell office:value-type="float" office:value="4480" calcext:value-type="float">
            <text:p>4480</text:p>
          </table:table-cell>
          <table:table-cell table:formula="of:=[.B703]-[.B$2]" office:value-type="float" office:value="64.2574059963226" calcext:value-type="float">
            <text:p>64.2574059963</text:p>
          </table:table-cell>
          <table:table-cell table:formula="of:=[.D703]/([.E703]-[.E702])" office:value-type="float" office:value="49113.3732363811" calcext:value-type="float">
            <text:p>49113.3732363811</text:p>
          </table:table-cell>
          <table:table-cell table:formula="of:=[.E703]-[.E702]" office:value-type="float" office:value="0.0912175178527832" calcext:value-type="float">
            <text:p>0.091217517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5911369.27923" calcext:value-type="float">
            <text:p>1455911369.27923</text:p>
          </table:table-cell>
          <table:table-cell office:value-type="float" office:value="1455911369.2794" calcext:value-type="float">
            <text:p>1455911369.2794</text:p>
          </table:table-cell>
          <table:table-cell office:value-type="float" office:value="4528" calcext:value-type="float">
            <text:p>4528</text:p>
          </table:table-cell>
          <table:table-cell table:formula="of:=[.B704]-[.B$2]" office:value-type="float" office:value="64.3493204116821" calcext:value-type="float">
            <text:p>64.3493204117</text:p>
          </table:table-cell>
          <table:table-cell table:formula="of:=[.D704]/([.E704]-[.E703])" office:value-type="float" office:value="49263.2192925344" calcext:value-type="float">
            <text:p>49263.2192925344</text:p>
          </table:table-cell>
          <table:table-cell table:formula="of:=[.E704]-[.E703]" office:value-type="float" office:value="0.0919144153594971" calcext:value-type="float">
            <text:p>0.091914415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5911369.37001" calcext:value-type="float">
            <text:p>1455911369.37001</text:p>
          </table:table-cell>
          <table:table-cell office:value-type="float" office:value="1455911369.37025" calcext:value-type="float">
            <text:p>1455911369.37025</text:p>
          </table:table-cell>
          <table:table-cell office:value-type="float" office:value="4592" calcext:value-type="float">
            <text:p>4592</text:p>
          </table:table-cell>
          <table:table-cell table:formula="of:=[.B705]-[.B$2]" office:value-type="float" office:value="64.4401051998138" calcext:value-type="float">
            <text:p>64.4401051998</text:p>
          </table:table-cell>
          <table:table-cell table:formula="of:=[.D705]/([.E705]-[.E704])" office:value-type="float" office:value="50581.1611669761" calcext:value-type="float">
            <text:p>50581.1611669761</text:p>
          </table:table-cell>
          <table:table-cell table:formula="of:=[.E705]-[.E704]" office:value-type="float" office:value="0.0907847881317139" calcext:value-type="float">
            <text:p>0.090784788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5911369.46228" calcext:value-type="float">
            <text:p>1455911369.46228</text:p>
          </table:table-cell>
          <table:table-cell office:value-type="float" office:value="1455911369.46245" calcext:value-type="float">
            <text:p>1455911369.46245</text:p>
          </table:table-cell>
          <table:table-cell office:value-type="float" office:value="4656" calcext:value-type="float">
            <text:p>4656</text:p>
          </table:table-cell>
          <table:table-cell table:formula="of:=[.B706]-[.B$2]" office:value-type="float" office:value="64.5323700904846" calcext:value-type="float">
            <text:p>64.5323700905</text:p>
          </table:table-cell>
          <table:table-cell table:formula="of:=[.D706]/([.E706]-[.E705])" office:value-type="float" office:value="50463.3990909255" calcext:value-type="float">
            <text:p>50463.3990909255</text:p>
          </table:table-cell>
          <table:table-cell table:formula="of:=[.E706]-[.E705]" office:value-type="float" office:value="0.0922648906707764" calcext:value-type="float">
            <text:p>0.092264890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5911369.55313" calcext:value-type="float">
            <text:p>1455911369.55313</text:p>
          </table:table-cell>
          <table:table-cell office:value-type="float" office:value="1455911369.5533" calcext:value-type="float">
            <text:p>1455911369.5533</text:p>
          </table:table-cell>
          <table:table-cell office:value-type="float" office:value="4728" calcext:value-type="float">
            <text:p>4728</text:p>
          </table:table-cell>
          <table:table-cell table:formula="of:=[.B707]-[.B$2]" office:value-type="float" office:value="64.6232264041901" calcext:value-type="float">
            <text:p>64.6232264042</text:p>
          </table:table-cell>
          <table:table-cell table:formula="of:=[.D707]/([.E707]-[.E706])" office:value-type="float" office:value="52038.2107437041" calcext:value-type="float">
            <text:p>52038.2107437041</text:p>
          </table:table-cell>
          <table:table-cell table:formula="of:=[.E707]-[.E706]" office:value-type="float" office:value="0.0908563137054443" calcext:value-type="float">
            <text:p>0.090856313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5911369.64542" calcext:value-type="float">
            <text:p>1455911369.64542</text:p>
          </table:table-cell>
          <table:table-cell office:value-type="float" office:value="1455911369.64564" calcext:value-type="float">
            <text:p>1455911369.64564</text:p>
          </table:table-cell>
          <table:table-cell office:value-type="float" office:value="4808" calcext:value-type="float">
            <text:p>4808</text:p>
          </table:table-cell>
          <table:table-cell table:formula="of:=[.B708]-[.B$2]" office:value-type="float" office:value="64.7155103683472" calcext:value-type="float">
            <text:p>64.7155103683</text:p>
          </table:table-cell>
          <table:table-cell table:formula="of:=[.D708]/([.E708]-[.E707])" office:value-type="float" office:value="52100.059245557" calcext:value-type="float">
            <text:p>52100.059245557</text:p>
          </table:table-cell>
          <table:table-cell table:formula="of:=[.E708]-[.E707]" office:value-type="float" office:value="0.0922839641571045" calcext:value-type="float">
            <text:p>0.092283964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5911369.73626" calcext:value-type="float">
            <text:p>1455911369.73626</text:p>
          </table:table-cell>
          <table:table-cell office:value-type="float" office:value="1455911369.73643" calcext:value-type="float">
            <text:p>1455911369.73643</text:p>
          </table:table-cell>
          <table:table-cell office:value-type="float" office:value="4888" calcext:value-type="float">
            <text:p>4888</text:p>
          </table:table-cell>
          <table:table-cell table:formula="of:=[.B709]-[.B$2]" office:value-type="float" office:value="64.8063538074493" calcext:value-type="float">
            <text:p>64.8063538074</text:p>
          </table:table-cell>
          <table:table-cell table:formula="of:=[.D709]/([.E709]-[.E708])" office:value-type="float" office:value="53806.8576917525" calcext:value-type="float">
            <text:p>53806.8576917525</text:p>
          </table:table-cell>
          <table:table-cell table:formula="of:=[.E709]-[.E708]" office:value-type="float" office:value="0.0908434391021729" calcext:value-type="float">
            <text:p>0.090843439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5911369.82778" calcext:value-type="float">
            <text:p>1455911369.82778</text:p>
          </table:table-cell>
          <table:table-cell office:value-type="float" office:value="1455911369.82795" calcext:value-type="float">
            <text:p>1455911369.82795</text:p>
          </table:table-cell>
          <table:table-cell office:value-type="float" office:value="4976" calcext:value-type="float">
            <text:p>4976</text:p>
          </table:table-cell>
          <table:table-cell table:formula="of:=[.B710]-[.B$2]" office:value-type="float" office:value="64.8978748321533" calcext:value-type="float">
            <text:p>64.8978748322</text:p>
          </table:table-cell>
          <table:table-cell table:formula="of:=[.D710]/([.E710]-[.E709])" office:value-type="float" office:value="54370.0206165156" calcext:value-type="float">
            <text:p>54370.0206165156</text:p>
          </table:table-cell>
          <table:table-cell table:formula="of:=[.E710]-[.E709]" office:value-type="float" office:value="0.0915210247039795" calcext:value-type="float">
            <text:p>0.091521024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5911369.91989" calcext:value-type="float">
            <text:p>1455911369.91989</text:p>
          </table:table-cell>
          <table:table-cell office:value-type="float" office:value="1455911369.92007" calcext:value-type="float">
            <text:p>1455911369.92007</text:p>
          </table:table-cell>
          <table:table-cell office:value-type="float" office:value="5072" calcext:value-type="float">
            <text:p>5072</text:p>
          </table:table-cell>
          <table:table-cell table:formula="of:=[.B711]-[.B$2]" office:value-type="float" office:value="64.9899795055389" calcext:value-type="float">
            <text:p>64.9899795055</text:p>
          </table:table-cell>
          <table:table-cell table:formula="of:=[.D711]/([.E711]-[.E710])" office:value-type="float" office:value="55067.781183749" calcext:value-type="float">
            <text:p>55067.781183749</text:p>
          </table:table-cell>
          <table:table-cell table:formula="of:=[.E711]-[.E710]" office:value-type="float" office:value="0.0921046733856201" calcext:value-type="float">
            <text:p>0.092104673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5911370.01093" calcext:value-type="float">
            <text:p>1455911370.01093</text:p>
          </table:table-cell>
          <table:table-cell office:value-type="float" office:value="1455911370.01109" calcext:value-type="float">
            <text:p>1455911370.01109</text:p>
          </table:table-cell>
          <table:table-cell office:value-type="float" office:value="5168" calcext:value-type="float">
            <text:p>5168</text:p>
          </table:table-cell>
          <table:table-cell table:formula="of:=[.B712]-[.B$2]" office:value-type="float" office:value="65.0810167789459" calcext:value-type="float">
            <text:p>65.0810167789</text:p>
          </table:table-cell>
          <table:table-cell table:formula="of:=[.D712]/([.E712]-[.E711])" office:value-type="float" office:value="56767.9567565303" calcext:value-type="float">
            <text:p>56767.9567565303</text:p>
          </table:table-cell>
          <table:table-cell table:formula="of:=[.E712]-[.E711]" office:value-type="float" office:value="0.0910372734069824" calcext:value-type="float">
            <text:p>0.091037273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5911370.10312" calcext:value-type="float">
            <text:p>1455911370.10312</text:p>
          </table:table-cell>
          <table:table-cell office:value-type="float" office:value="1455911370.1033" calcext:value-type="float">
            <text:p>1455911370.1033</text:p>
          </table:table-cell>
          <table:table-cell office:value-type="float" office:value="5272" calcext:value-type="float">
            <text:p>5272</text:p>
          </table:table-cell>
          <table:table-cell table:formula="of:=[.B713]-[.B$2]" office:value-type="float" office:value="65.173214673996" calcext:value-type="float">
            <text:p>65.173214674</text:p>
          </table:table-cell>
          <table:table-cell table:formula="of:=[.D713]/([.E713]-[.E712])" office:value-type="float" office:value="57181.3488489964" calcext:value-type="float">
            <text:p>57181.3488489964</text:p>
          </table:table-cell>
          <table:table-cell table:formula="of:=[.E713]-[.E712]" office:value-type="float" office:value="0.0921978950500488" calcext:value-type="float">
            <text:p>0.092197895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911370.19547" calcext:value-type="float">
            <text:p>1455911370.19547</text:p>
          </table:table-cell>
          <table:table-cell office:value-type="float" office:value="1455911370.19564" calcext:value-type="float">
            <text:p>1455911370.19564</text:p>
          </table:table-cell>
          <table:table-cell office:value-type="float" office:value="5376" calcext:value-type="float">
            <text:p>5376</text:p>
          </table:table-cell>
          <table:table-cell table:formula="of:=[.B714]-[.B$2]" office:value-type="float" office:value="65.2655599117279" calcext:value-type="float">
            <text:p>65.2655599117</text:p>
          </table:table-cell>
          <table:table-cell table:formula="of:=[.D714]/([.E714]-[.E713])" office:value-type="float" office:value="58216.3209715897" calcext:value-type="float">
            <text:p>58216.3209715897</text:p>
          </table:table-cell>
          <table:table-cell table:formula="of:=[.E714]-[.E713]" office:value-type="float" office:value="0.0923452377319336" calcext:value-type="float">
            <text:p>0.092345237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5911370.28782" calcext:value-type="float">
            <text:p>1455911370.28782</text:p>
          </table:table-cell>
          <table:table-cell office:value-type="float" office:value="1455911370.2883" calcext:value-type="float">
            <text:p>1455911370.2883</text:p>
          </table:table-cell>
          <table:table-cell office:value-type="float" office:value="5480" calcext:value-type="float">
            <text:p>5480</text:p>
          </table:table-cell>
          <table:table-cell table:formula="of:=[.B715]-[.B$2]" office:value-type="float" office:value="65.3579099178314" calcext:value-type="float">
            <text:p>65.3579099178</text:p>
          </table:table-cell>
          <table:table-cell table:formula="of:=[.D715]/([.E715]-[.E714])" office:value-type="float" office:value="59339.4654880416" calcext:value-type="float">
            <text:p>59339.4654880416</text:p>
          </table:table-cell>
          <table:table-cell table:formula="of:=[.E715]-[.E714]" office:value-type="float" office:value="0.0923500061035156" calcext:value-type="float">
            <text:p>0.092350006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5911370.37884" calcext:value-type="float">
            <text:p>1455911370.37884</text:p>
          </table:table-cell>
          <table:table-cell office:value-type="float" office:value="1455911370.37901" calcext:value-type="float">
            <text:p>1455911370.37901</text:p>
          </table:table-cell>
          <table:table-cell office:value-type="float" office:value="5592" calcext:value-type="float">
            <text:p>5592</text:p>
          </table:table-cell>
          <table:table-cell table:formula="of:=[.B716]-[.B$2]" office:value-type="float" office:value="65.4489347934723" calcext:value-type="float">
            <text:p>65.4489347935</text:p>
          </table:table-cell>
          <table:table-cell table:formula="of:=[.D716]/([.E716]-[.E715])" office:value-type="float" office:value="61433.7559994342" calcext:value-type="float">
            <text:p>61433.7559994342</text:p>
          </table:table-cell>
          <table:table-cell table:formula="of:=[.E716]-[.E715]" office:value-type="float" office:value="0.0910248756408691" calcext:value-type="float">
            <text:p>0.091024875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5911370.47009" calcext:value-type="float">
            <text:p>1455911370.47009</text:p>
          </table:table-cell>
          <table:table-cell office:value-type="float" office:value="1455911370.47025" calcext:value-type="float">
            <text:p>1455911370.47025</text:p>
          </table:table-cell>
          <table:table-cell office:value-type="float" office:value="5704" calcext:value-type="float">
            <text:p>5704</text:p>
          </table:table-cell>
          <table:table-cell table:formula="of:=[.B717]-[.B$2]" office:value-type="float" office:value="65.5401785373688" calcext:value-type="float">
            <text:p>65.5401785374</text:p>
          </table:table-cell>
          <table:table-cell table:formula="of:=[.D717]/([.E717]-[.E716])" office:value-type="float" office:value="62513.874994774" calcext:value-type="float">
            <text:p>62513.874994774</text:p>
          </table:table-cell>
          <table:table-cell table:formula="of:=[.E717]-[.E716]" office:value-type="float" office:value="0.0912437438964844" calcext:value-type="float">
            <text:p>0.091243743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5911370.56271" calcext:value-type="float">
            <text:p>1455911370.56271</text:p>
          </table:table-cell>
          <table:table-cell office:value-type="float" office:value="1455911370.56288" calcext:value-type="float">
            <text:p>1455911370.56288</text:p>
          </table:table-cell>
          <table:table-cell office:value-type="float" office:value="5816" calcext:value-type="float">
            <text:p>5816</text:p>
          </table:table-cell>
          <table:table-cell table:formula="of:=[.B718]-[.B$2]" office:value-type="float" office:value="65.6328053474426" calcext:value-type="float">
            <text:p>65.6328053474</text:p>
          </table:table-cell>
          <table:table-cell table:formula="of:=[.D718]/([.E718]-[.E717])" office:value-type="float" office:value="62789.5961802293" calcext:value-type="float">
            <text:p>62789.5961802293</text:p>
          </table:table-cell>
          <table:table-cell table:formula="of:=[.E718]-[.E717]" office:value-type="float" office:value="0.0926268100738525" calcext:value-type="float">
            <text:p>0.092626810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5911370.65387" calcext:value-type="float">
            <text:p>1455911370.65387</text:p>
          </table:table-cell>
          <table:table-cell office:value-type="float" office:value="1455911370.65404" calcext:value-type="float">
            <text:p>1455911370.65404</text:p>
          </table:table-cell>
          <table:table-cell office:value-type="float" office:value="5928" calcext:value-type="float">
            <text:p>5928</text:p>
          </table:table-cell>
          <table:table-cell table:formula="of:=[.B719]-[.B$2]" office:value-type="float" office:value="65.723961353302" calcext:value-type="float">
            <text:p>65.7239613533</text:p>
          </table:table-cell>
          <table:table-cell table:formula="of:=[.D719]/([.E719]-[.E718])" office:value-type="float" office:value="65031.3706059592" calcext:value-type="float">
            <text:p>65031.3706059592</text:p>
          </table:table-cell>
          <table:table-cell table:formula="of:=[.E719]-[.E718]" office:value-type="float" office:value="0.091156005859375" calcext:value-type="float">
            <text:p>0.091156005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5911370.74599" calcext:value-type="float">
            <text:p>1455911370.74599</text:p>
          </table:table-cell>
          <table:table-cell office:value-type="float" office:value="1455911370.74616" calcext:value-type="float">
            <text:p>1455911370.74616</text:p>
          </table:table-cell>
          <table:table-cell office:value-type="float" office:value="6048" calcext:value-type="float">
            <text:p>6048</text:p>
          </table:table-cell>
          <table:table-cell table:formula="of:=[.B720]-[.B$2]" office:value-type="float" office:value="65.8160829544067" calcext:value-type="float">
            <text:p>65.8160829544</text:p>
          </table:table-cell>
          <table:table-cell table:formula="of:=[.D720]/([.E720]-[.E719])" office:value-type="float" office:value="65652.3543606652" calcext:value-type="float">
            <text:p>65652.3543606652</text:p>
          </table:table-cell>
          <table:table-cell table:formula="of:=[.E720]-[.E719]" office:value-type="float" office:value="0.0921216011047363" calcext:value-type="float">
            <text:p>0.092121601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5911370.83725" calcext:value-type="float">
            <text:p>1455911370.83725</text:p>
          </table:table-cell>
          <table:table-cell office:value-type="float" office:value="1455911370.83743" calcext:value-type="float">
            <text:p>1455911370.83743</text:p>
          </table:table-cell>
          <table:table-cell office:value-type="float" office:value="6160" calcext:value-type="float">
            <text:p>6160</text:p>
          </table:table-cell>
          <table:table-cell table:formula="of:=[.B721]-[.B$2]" office:value-type="float" office:value="65.9073421955109" calcext:value-type="float">
            <text:p>65.9073421955</text:p>
          </table:table-cell>
          <table:table-cell table:formula="of:=[.D721]/([.E721]-[.E720])" office:value-type="float" office:value="67500.0134284647" calcext:value-type="float">
            <text:p>67500.0134284647</text:p>
          </table:table-cell>
          <table:table-cell table:formula="of:=[.E721]-[.E720]" office:value-type="float" office:value="0.091259241104126" calcext:value-type="float">
            <text:p>0.09125924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5911370.92986" calcext:value-type="float">
            <text:p>1455911370.92986</text:p>
          </table:table-cell>
          <table:table-cell office:value-type="float" office:value="1455911370.93003" calcext:value-type="float">
            <text:p>1455911370.93003</text:p>
          </table:table-cell>
          <table:table-cell office:value-type="float" office:value="6272" calcext:value-type="float">
            <text:p>6272</text:p>
          </table:table-cell>
          <table:table-cell table:formula="of:=[.B722]-[.B$2]" office:value-type="float" office:value="65.9999482631683" calcext:value-type="float">
            <text:p>65.9999482632</text:p>
          </table:table-cell>
          <table:table-cell table:formula="of:=[.D722]/([.E722]-[.E721])" office:value-type="float" office:value="67727.7435340278" calcext:value-type="float">
            <text:p>67727.7435340278</text:p>
          </table:table-cell>
          <table:table-cell table:formula="of:=[.E722]-[.E721]" office:value-type="float" office:value="0.0926060676574707" calcext:value-type="float">
            <text:p>0.092606067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5911371.02125" calcext:value-type="float">
            <text:p>1455911371.02125</text:p>
          </table:table-cell>
          <table:table-cell office:value-type="float" office:value="1455911371.02143" calcext:value-type="float">
            <text:p>1455911371.02143</text:p>
          </table:table-cell>
          <table:table-cell office:value-type="float" office:value="6392" calcext:value-type="float">
            <text:p>6392</text:p>
          </table:table-cell>
          <table:table-cell table:formula="of:=[.B723]-[.B$2]" office:value-type="float" office:value="66.0913450717926" calcext:value-type="float">
            <text:p>66.0913450718</text:p>
          </table:table-cell>
          <table:table-cell table:formula="of:=[.D723]/([.E723]-[.E722])" office:value-type="float" office:value="69936.7964397698" calcext:value-type="float">
            <text:p>69936.7964397698</text:p>
          </table:table-cell>
          <table:table-cell table:formula="of:=[.E723]-[.E722]" office:value-type="float" office:value="0.0913968086242676" calcext:value-type="float">
            <text:p>0.091396808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5911371.11272" calcext:value-type="float">
            <text:p>1455911371.11272</text:p>
          </table:table-cell>
          <table:table-cell office:value-type="float" office:value="1455911371.11288" calcext:value-type="float">
            <text:p>1455911371.11288</text:p>
          </table:table-cell>
          <table:table-cell office:value-type="float" office:value="6504" calcext:value-type="float">
            <text:p>6504</text:p>
          </table:table-cell>
          <table:table-cell table:formula="of:=[.B724]-[.B$2]" office:value-type="float" office:value="66.1828083992004" calcext:value-type="float">
            <text:p>66.1828083992</text:p>
          </table:table-cell>
          <table:table-cell table:formula="of:=[.D724]/([.E724]-[.E723])" office:value-type="float" office:value="71110.4678162268" calcext:value-type="float">
            <text:p>71110.4678162268</text:p>
          </table:table-cell>
          <table:table-cell table:formula="of:=[.E724]-[.E723]" office:value-type="float" office:value="0.0914633274078369" calcext:value-type="float">
            <text:p>0.091463327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5911371.20468" calcext:value-type="float">
            <text:p>1455911371.20468</text:p>
          </table:table-cell>
          <table:table-cell office:value-type="float" office:value="1455911371.20504" calcext:value-type="float">
            <text:p>1455911371.20504</text:p>
          </table:table-cell>
          <table:table-cell office:value-type="float" office:value="6616" calcext:value-type="float">
            <text:p>6616</text:p>
          </table:table-cell>
          <table:table-cell table:formula="of:=[.B725]-[.B$2]" office:value-type="float" office:value="66.2747690677643" calcext:value-type="float">
            <text:p>66.2747690678</text:p>
          </table:table-cell>
          <table:table-cell table:formula="of:=[.D725]/([.E725]-[.E724])" office:value-type="float" office:value="71943.800576079" calcext:value-type="float">
            <text:p>71943.800576079</text:p>
          </table:table-cell>
          <table:table-cell table:formula="of:=[.E725]-[.E724]" office:value-type="float" office:value="0.0919606685638428" calcext:value-type="float">
            <text:p>0.091960668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5911371.29567" calcext:value-type="float">
            <text:p>1455911371.29567</text:p>
          </table:table-cell>
          <table:table-cell office:value-type="float" office:value="1455911371.29584" calcext:value-type="float">
            <text:p>1455911371.29584</text:p>
          </table:table-cell>
          <table:table-cell office:value-type="float" office:value="6720" calcext:value-type="float">
            <text:p>6720</text:p>
          </table:table-cell>
          <table:table-cell table:formula="of:=[.B726]-[.B$2]" office:value-type="float" office:value="66.3657650947571" calcext:value-type="float">
            <text:p>66.3657650948</text:p>
          </table:table-cell>
          <table:table-cell table:formula="of:=[.D726]/([.E726]-[.E725])" office:value-type="float" office:value="73849.3780671531" calcext:value-type="float">
            <text:p>73849.3780671531</text:p>
          </table:table-cell>
          <table:table-cell table:formula="of:=[.E726]-[.E725]" office:value-type="float" office:value="0.0909960269927979" calcext:value-type="float">
            <text:p>0.0909960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5911371.38839" calcext:value-type="float">
            <text:p>1455911371.38839</text:p>
          </table:table-cell>
          <table:table-cell office:value-type="float" office:value="1455911371.38856" calcext:value-type="float">
            <text:p>1455911371.38856</text:p>
          </table:table-cell>
          <table:table-cell office:value-type="float" office:value="6832" calcext:value-type="float">
            <text:p>6832</text:p>
          </table:table-cell>
          <table:table-cell table:formula="of:=[.B727]-[.B$2]" office:value-type="float" office:value="66.4584794044495" calcext:value-type="float">
            <text:p>66.4584794044</text:p>
          </table:table-cell>
          <table:table-cell table:formula="of:=[.D727]/([.E727]-[.E726])" office:value-type="float" office:value="73688.7328683989" calcext:value-type="float">
            <text:p>73688.7328683989</text:p>
          </table:table-cell>
          <table:table-cell table:formula="of:=[.E727]-[.E726]" office:value-type="float" office:value="0.0927143096923828" calcext:value-type="float">
            <text:p>0.092714309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5911371.48002" calcext:value-type="float">
            <text:p>1455911371.48002</text:p>
          </table:table-cell>
          <table:table-cell office:value-type="float" office:value="1455911371.48019" calcext:value-type="float">
            <text:p>1455911371.48019</text:p>
          </table:table-cell>
          <table:table-cell office:value-type="float" office:value="6936" calcext:value-type="float">
            <text:p>6936</text:p>
          </table:table-cell>
          <table:table-cell table:formula="of:=[.B728]-[.B$2]" office:value-type="float" office:value="66.5501160621643" calcext:value-type="float">
            <text:p>66.5501160622</text:p>
          </table:table-cell>
          <table:table-cell table:formula="of:=[.D728]/([.E728]-[.E727])" office:value-type="float" office:value="75690.2332861544" calcext:value-type="float">
            <text:p>75690.2332861544</text:p>
          </table:table-cell>
          <table:table-cell table:formula="of:=[.E728]-[.E727]" office:value-type="float" office:value="0.0916366577148438" calcext:value-type="float">
            <text:p>0.091636657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5911371.57172" calcext:value-type="float">
            <text:p>1455911371.57172</text:p>
          </table:table-cell>
          <table:table-cell office:value-type="float" office:value="1455911371.57189" calcext:value-type="float">
            <text:p>1455911371.57189</text:p>
          </table:table-cell>
          <table:table-cell office:value-type="float" office:value="7032" calcext:value-type="float">
            <text:p>7032</text:p>
          </table:table-cell>
          <table:table-cell table:formula="of:=[.B729]-[.B$2]" office:value-type="float" office:value="66.6418144702911" calcext:value-type="float">
            <text:p>66.6418144703</text:p>
          </table:table-cell>
          <table:table-cell table:formula="of:=[.D729]/([.E729]-[.E728])" office:value-type="float" office:value="76686.1731151735" calcext:value-type="float">
            <text:p>76686.1731151735</text:p>
          </table:table-cell>
          <table:table-cell table:formula="of:=[.E729]-[.E728]" office:value-type="float" office:value="0.0916984081268311" calcext:value-type="float">
            <text:p>0.091698408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5911371.66308" calcext:value-type="float">
            <text:p>1455911371.66308</text:p>
          </table:table-cell>
          <table:table-cell office:value-type="float" office:value="1455911371.66331" calcext:value-type="float">
            <text:p>1455911371.66331</text:p>
          </table:table-cell>
          <table:table-cell office:value-type="float" office:value="7128" calcext:value-type="float">
            <text:p>7128</text:p>
          </table:table-cell>
          <table:table-cell table:formula="of:=[.B730]-[.B$2]" office:value-type="float" office:value="66.7331745624542" calcext:value-type="float">
            <text:p>66.7331745625</text:p>
          </table:table-cell>
          <table:table-cell table:formula="of:=[.D730]/([.E730]-[.E729])" office:value-type="float" office:value="78020.9370550533" calcext:value-type="float">
            <text:p>78020.9370550533</text:p>
          </table:table-cell>
          <table:table-cell table:formula="of:=[.E730]-[.E729]" office:value-type="float" office:value="0.0913600921630859" calcext:value-type="float">
            <text:p>0.091360092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5911371.75416" calcext:value-type="float">
            <text:p>1455911371.75416</text:p>
          </table:table-cell>
          <table:table-cell office:value-type="float" office:value="1455911371.75435" calcext:value-type="float">
            <text:p>1455911371.75435</text:p>
          </table:table-cell>
          <table:table-cell office:value-type="float" office:value="7224" calcext:value-type="float">
            <text:p>7224</text:p>
          </table:table-cell>
          <table:table-cell table:formula="of:=[.B731]-[.B$2]" office:value-type="float" office:value="66.8242495059967" calcext:value-type="float">
            <text:p>66.824249506</text:p>
          </table:table-cell>
          <table:table-cell table:formula="of:=[.D731]/([.E731]-[.E730])" office:value-type="float" office:value="79319.2915527911" calcext:value-type="float">
            <text:p>79319.2915527911</text:p>
          </table:table-cell>
          <table:table-cell table:formula="of:=[.E731]-[.E730]" office:value-type="float" office:value="0.0910749435424805" calcext:value-type="float">
            <text:p>0.091074943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5911371.84665" calcext:value-type="float">
            <text:p>1455911371.84665</text:p>
          </table:table-cell>
          <table:table-cell office:value-type="float" office:value="1455911371.84687" calcext:value-type="float">
            <text:p>1455911371.84687</text:p>
          </table:table-cell>
          <table:table-cell office:value-type="float" office:value="7312" calcext:value-type="float">
            <text:p>7312</text:p>
          </table:table-cell>
          <table:table-cell table:formula="of:=[.B732]-[.B$2]" office:value-type="float" office:value="66.9167375564575" calcext:value-type="float">
            <text:p>66.9167375565</text:p>
          </table:table-cell>
          <table:table-cell table:formula="of:=[.D732]/([.E732]-[.E731])" office:value-type="float" office:value="79058.8618050489" calcext:value-type="float">
            <text:p>79058.8618050489</text:p>
          </table:table-cell>
          <table:table-cell table:formula="of:=[.E732]-[.E731]" office:value-type="float" office:value="0.0924880504608154" calcext:value-type="float">
            <text:p>0.092488050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5911371.93757" calcext:value-type="float">
            <text:p>1455911371.93757</text:p>
          </table:table-cell>
          <table:table-cell office:value-type="float" office:value="1455911371.93773" calcext:value-type="float">
            <text:p>1455911371.93773</text:p>
          </table:table-cell>
          <table:table-cell office:value-type="float" office:value="7392" calcext:value-type="float">
            <text:p>7392</text:p>
          </table:table-cell>
          <table:table-cell table:formula="of:=[.B733]-[.B$2]" office:value-type="float" office:value="67.0076603889465" calcext:value-type="float">
            <text:p>67.0076603889</text:p>
          </table:table-cell>
          <table:table-cell table:formula="of:=[.D733]/([.E733]-[.E732])" office:value-type="float" office:value="81299.7109487673" calcext:value-type="float">
            <text:p>81299.7109487673</text:p>
          </table:table-cell>
          <table:table-cell table:formula="of:=[.E733]-[.E732]" office:value-type="float" office:value="0.0909228324890137" calcext:value-type="float">
            <text:p>0.090922832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5911372.02974" calcext:value-type="float">
            <text:p>1455911372.02974</text:p>
          </table:table-cell>
          <table:table-cell office:value-type="float" office:value="1455911372.02991" calcext:value-type="float">
            <text:p>1455911372.02991</text:p>
          </table:table-cell>
          <table:table-cell office:value-type="float" office:value="7464" calcext:value-type="float">
            <text:p>7464</text:p>
          </table:table-cell>
          <table:table-cell table:formula="of:=[.B734]-[.B$2]" office:value-type="float" office:value="67.0998296737671" calcext:value-type="float">
            <text:p>67.0998296738</text:p>
          </table:table-cell>
          <table:table-cell table:formula="of:=[.D734]/([.E734]-[.E733])" office:value-type="float" office:value="80981.4247179153" calcext:value-type="float">
            <text:p>80981.4247179153</text:p>
          </table:table-cell>
          <table:table-cell table:formula="of:=[.E734]-[.E733]" office:value-type="float" office:value="0.0921692848205566" calcext:value-type="float">
            <text:p>0.092169284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5911372.12112" calcext:value-type="float">
            <text:p>1455911372.12112</text:p>
          </table:table-cell>
          <table:table-cell office:value-type="float" office:value="1455911372.12128" calcext:value-type="float">
            <text:p>1455911372.12128</text:p>
          </table:table-cell>
          <table:table-cell office:value-type="float" office:value="7536" calcext:value-type="float">
            <text:p>7536</text:p>
          </table:table-cell>
          <table:table-cell table:formula="of:=[.B735]-[.B$2]" office:value-type="float" office:value="67.1912069320679" calcext:value-type="float">
            <text:p>67.1912069321</text:p>
          </table:table-cell>
          <table:table-cell table:formula="of:=[.D735]/([.E735]-[.E734])" office:value-type="float" office:value="82471.2859647658" calcext:value-type="float">
            <text:p>82471.2859647658</text:p>
          </table:table-cell>
          <table:table-cell table:formula="of:=[.E735]-[.E734]" office:value-type="float" office:value="0.0913772583007813" calcext:value-type="float">
            <text:p>0.091377258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5911372.21436" calcext:value-type="float">
            <text:p>1455911372.21436</text:p>
          </table:table-cell>
          <table:table-cell office:value-type="float" office:value="1455911372.21452" calcext:value-type="float">
            <text:p>1455911372.21452</text:p>
          </table:table-cell>
          <table:table-cell office:value-type="float" office:value="7608" calcext:value-type="float">
            <text:p>7608</text:p>
          </table:table-cell>
          <table:table-cell table:formula="of:=[.B736]-[.B$2]" office:value-type="float" office:value="67.2844467163086" calcext:value-type="float">
            <text:p>67.2844467163</text:p>
          </table:table-cell>
          <table:table-cell table:formula="of:=[.D736]/([.E736]-[.E735])" office:value-type="float" office:value="81596.0704108664" calcext:value-type="float">
            <text:p>81596.0704108664</text:p>
          </table:table-cell>
          <table:table-cell table:formula="of:=[.E736]-[.E735]" office:value-type="float" office:value="0.0932397842407227" calcext:value-type="float">
            <text:p>0.093239784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5911372.30592" calcext:value-type="float">
            <text:p>1455911372.30592</text:p>
          </table:table-cell>
          <table:table-cell office:value-type="float" office:value="1455911372.30609" calcext:value-type="float">
            <text:p>1455911372.30609</text:p>
          </table:table-cell>
          <table:table-cell office:value-type="float" office:value="7664" calcext:value-type="float">
            <text:p>7664</text:p>
          </table:table-cell>
          <table:table-cell table:formula="of:=[.B737]-[.B$2]" office:value-type="float" office:value="67.3760149478912" calcext:value-type="float">
            <text:p>67.3760149479</text:p>
          </table:table-cell>
          <table:table-cell table:formula="of:=[.D737]/([.E737]-[.E736])" office:value-type="float" office:value="83697.1498470311" calcext:value-type="float">
            <text:p>83697.1498470311</text:p>
          </table:table-cell>
          <table:table-cell table:formula="of:=[.E737]-[.E736]" office:value-type="float" office:value="0.0915682315826416" calcext:value-type="float">
            <text:p>0.09156823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5911372.3972" calcext:value-type="float">
            <text:p>1455911372.3972</text:p>
          </table:table-cell>
          <table:table-cell office:value-type="float" office:value="1455911372.39737" calcext:value-type="float">
            <text:p>1455911372.39737</text:p>
          </table:table-cell>
          <table:table-cell office:value-type="float" office:value="7720" calcext:value-type="float">
            <text:p>7720</text:p>
          </table:table-cell>
          <table:table-cell table:formula="of:=[.B738]-[.B$2]" office:value-type="float" office:value="67.4672923088074" calcext:value-type="float">
            <text:p>67.4672923088</text:p>
          </table:table-cell>
          <table:table-cell table:formula="of:=[.D738]/([.E738]-[.E737])" office:value-type="float" office:value="84577.379566143" calcext:value-type="float">
            <text:p>84577.379566143</text:p>
          </table:table-cell>
          <table:table-cell table:formula="of:=[.E738]-[.E737]" office:value-type="float" office:value="0.0912773609161377" calcext:value-type="float">
            <text:p>0.091277360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5911372.48956" calcext:value-type="float">
            <text:p>1455911372.48956</text:p>
          </table:table-cell>
          <table:table-cell office:value-type="float" office:value="1455911372.48973" calcext:value-type="float">
            <text:p>1455911372.48973</text:p>
          </table:table-cell>
          <table:table-cell office:value-type="float" office:value="7760" calcext:value-type="float">
            <text:p>7760</text:p>
          </table:table-cell>
          <table:table-cell table:formula="of:=[.B739]-[.B$2]" office:value-type="float" office:value="67.5596485137939" calcext:value-type="float">
            <text:p>67.5596485138</text:p>
          </table:table-cell>
          <table:table-cell table:formula="of:=[.D739]/([.E739]-[.E738])" office:value-type="float" office:value="84022.5082995586" calcext:value-type="float">
            <text:p>84022.5082995586</text:p>
          </table:table-cell>
          <table:table-cell table:formula="of:=[.E739]-[.E738]" office:value-type="float" office:value="0.0923562049865723" calcext:value-type="float">
            <text:p>0.09235620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5911372.58074" calcext:value-type="float">
            <text:p>1455911372.58074</text:p>
          </table:table-cell>
          <table:table-cell office:value-type="float" office:value="1455911372.5809" calcext:value-type="float">
            <text:p>1455911372.5809</text:p>
          </table:table-cell>
          <table:table-cell office:value-type="float" office:value="7800" calcext:value-type="float">
            <text:p>7800</text:p>
          </table:table-cell>
          <table:table-cell table:formula="of:=[.B740]-[.B$2]" office:value-type="float" office:value="67.6508312225342" calcext:value-type="float">
            <text:p>67.6508312225</text:p>
          </table:table-cell>
          <table:table-cell table:formula="of:=[.D740]/([.E740]-[.E739])" office:value-type="float" office:value="85542.5344099067" calcext:value-type="float">
            <text:p>85542.5344099067</text:p>
          </table:table-cell>
          <table:table-cell table:formula="of:=[.E740]-[.E739]" office:value-type="float" office:value="0.0911827087402344" calcext:value-type="float">
            <text:p>0.091182708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5911372.67317" calcext:value-type="float">
            <text:p>1455911372.67317</text:p>
          </table:table-cell>
          <table:table-cell office:value-type="float" office:value="1455911372.67335" calcext:value-type="float">
            <text:p>1455911372.67335</text:p>
          </table:table-cell>
          <table:table-cell office:value-type="float" office:value="7832" calcext:value-type="float">
            <text:p>7832</text:p>
          </table:table-cell>
          <table:table-cell table:formula="of:=[.B741]-[.B$2]" office:value-type="float" office:value="67.743262052536" calcext:value-type="float">
            <text:p>67.7432620525</text:p>
          </table:table-cell>
          <table:table-cell table:formula="of:=[.D741]/([.E741]-[.E740])" office:value-type="float" office:value="84733.6327050709" calcext:value-type="float">
            <text:p>84733.6327050709</text:p>
          </table:table-cell>
          <table:table-cell table:formula="of:=[.E741]-[.E740]" office:value-type="float" office:value="0.0924308300018311" calcext:value-type="float">
            <text:p>0.0924308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5911372.76478" calcext:value-type="float">
            <text:p>1455911372.76478</text:p>
          </table:table-cell>
          <table:table-cell office:value-type="float" office:value="1455911372.76495" calcext:value-type="float">
            <text:p>1455911372.76495</text:p>
          </table:table-cell>
          <table:table-cell office:value-type="float" office:value="7864" calcext:value-type="float">
            <text:p>7864</text:p>
          </table:table-cell>
          <table:table-cell table:formula="of:=[.B742]-[.B$2]" office:value-type="float" office:value="67.8348698616028" calcext:value-type="float">
            <text:p>67.8348698616</text:p>
          </table:table-cell>
          <table:table-cell table:formula="of:=[.D742]/([.E742]-[.E741])" office:value-type="float" office:value="85844.2100090831" calcext:value-type="float">
            <text:p>85844.2100090831</text:p>
          </table:table-cell>
          <table:table-cell table:formula="of:=[.E742]-[.E741]" office:value-type="float" office:value="0.0916078090667725" calcext:value-type="float">
            <text:p>0.091607809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5911372.85713" calcext:value-type="float">
            <text:p>1455911372.85713</text:p>
          </table:table-cell>
          <table:table-cell office:value-type="float" office:value="1455911372.85729" calcext:value-type="float">
            <text:p>1455911372.85729</text:p>
          </table:table-cell>
          <table:table-cell office:value-type="float" office:value="7880" calcext:value-type="float">
            <text:p>7880</text:p>
          </table:table-cell>
          <table:table-cell table:formula="of:=[.B743]-[.B$2]" office:value-type="float" office:value="67.9272167682648" calcext:value-type="float">
            <text:p>67.9272167683</text:p>
          </table:table-cell>
          <table:table-cell table:formula="of:=[.D743]/([.E743]-[.E742])" office:value-type="float" office:value="85330.4164138682" calcext:value-type="float">
            <text:p>85330.4164138682</text:p>
          </table:table-cell>
          <table:table-cell table:formula="of:=[.E743]-[.E742]" office:value-type="float" office:value="0.0923469066619873" calcext:value-type="float">
            <text:p>0.092346906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5911372.94897" calcext:value-type="float">
            <text:p>1455911372.94897</text:p>
          </table:table-cell>
          <table:table-cell office:value-type="float" office:value="1455911372.94915" calcext:value-type="float">
            <text:p>1455911372.94915</text:p>
          </table:table-cell>
          <table:table-cell office:value-type="float" office:value="7888" calcext:value-type="float">
            <text:p>7888</text:p>
          </table:table-cell>
          <table:table-cell table:formula="of:=[.B744]-[.B$2]" office:value-type="float" office:value="68.019063949585" calcext:value-type="float">
            <text:p>68.0190639496</text:p>
          </table:table-cell>
          <table:table-cell table:formula="of:=[.D744]/([.E744]-[.E743])" office:value-type="float" office:value="85881.7863174426" calcext:value-type="float">
            <text:p>85881.7863174426</text:p>
          </table:table-cell>
          <table:table-cell table:formula="of:=[.E744]-[.E743]" office:value-type="float" office:value="0.0918471813201904" calcext:value-type="float">
            <text:p>0.091847181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5911373.04052" calcext:value-type="float">
            <text:p>1455911373.04052</text:p>
          </table:table-cell>
          <table:table-cell office:value-type="float" office:value="1455911373.04075" calcext:value-type="float">
            <text:p>1455911373.04075</text:p>
          </table:table-cell>
          <table:table-cell office:value-type="float" office:value="7888" calcext:value-type="float">
            <text:p>7888</text:p>
          </table:table-cell>
          <table:table-cell table:formula="of:=[.B745]-[.B$2]" office:value-type="float" office:value="68.1106109619141" calcext:value-type="float">
            <text:p>68.1106109619</text:p>
          </table:table-cell>
          <table:table-cell table:formula="of:=[.D745]/([.E745]-[.E744])" office:value-type="float" office:value="86163.3798779091" calcext:value-type="float">
            <text:p>86163.3798779091</text:p>
          </table:table-cell>
          <table:table-cell table:formula="of:=[.E745]-[.E744]" office:value-type="float" office:value="0.0915470123291016" calcext:value-type="float">
            <text:p>0.091547012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5911373.13324" calcext:value-type="float">
            <text:p>1455911373.13324</text:p>
          </table:table-cell>
          <table:table-cell office:value-type="float" office:value="1455911373.13341" calcext:value-type="float">
            <text:p>1455911373.13341</text:p>
          </table:table-cell>
          <table:table-cell office:value-type="float" office:value="7888" calcext:value-type="float">
            <text:p>7888</text:p>
          </table:table-cell>
          <table:table-cell table:formula="of:=[.B746]-[.B$2]" office:value-type="float" office:value="68.203328371048" calcext:value-type="float">
            <text:p>68.203328371</text:p>
          </table:table-cell>
          <table:table-cell table:formula="of:=[.D746]/([.E746]-[.E745])" office:value-type="float" office:value="85075.7163480206" calcext:value-type="float">
            <text:p>85075.7163480206</text:p>
          </table:table-cell>
          <table:table-cell table:formula="of:=[.E746]-[.E745]" office:value-type="float" office:value="0.0927174091339111" calcext:value-type="float">
            <text:p>0.092717409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5911373.2246" calcext:value-type="float">
            <text:p>1455911373.2246</text:p>
          </table:table-cell>
          <table:table-cell office:value-type="float" office:value="1455911373.22477" calcext:value-type="float">
            <text:p>1455911373.22477</text:p>
          </table:table-cell>
          <table:table-cell office:value-type="float" office:value="7872" calcext:value-type="float">
            <text:p>7872</text:p>
          </table:table-cell>
          <table:table-cell table:formula="of:=[.B747]-[.B$2]" office:value-type="float" office:value="68.2946884632111" calcext:value-type="float">
            <text:p>68.2946884632</text:p>
          </table:table-cell>
          <table:table-cell table:formula="of:=[.D747]/([.E747]-[.E746])" office:value-type="float" office:value="86164.5365456481" calcext:value-type="float">
            <text:p>86164.5365456481</text:p>
          </table:table-cell>
          <table:table-cell table:formula="of:=[.E747]-[.E746]" office:value-type="float" office:value="0.0913600921630859" calcext:value-type="float">
            <text:p>0.091360092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5911373.31713" calcext:value-type="float">
            <text:p>1455911373.31713</text:p>
          </table:table-cell>
          <table:table-cell office:value-type="float" office:value="1455911373.3173" calcext:value-type="float">
            <text:p>1455911373.3173</text:p>
          </table:table-cell>
          <table:table-cell office:value-type="float" office:value="7856" calcext:value-type="float">
            <text:p>7856</text:p>
          </table:table-cell>
          <table:table-cell table:formula="of:=[.B748]-[.B$2]" office:value-type="float" office:value="68.3872191905975" calcext:value-type="float">
            <text:p>68.3872191906</text:p>
          </table:table-cell>
          <table:table-cell table:formula="of:=[.D748]/([.E748]-[.E747])" office:value-type="float" office:value="84901.5264646923" calcext:value-type="float">
            <text:p>84901.5264646923</text:p>
          </table:table-cell>
          <table:table-cell table:formula="of:=[.E748]-[.E747]" office:value-type="float" office:value="0.0925307273864746" calcext:value-type="float">
            <text:p>0.092530727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5911373.40837" calcext:value-type="float">
            <text:p>1455911373.40837</text:p>
          </table:table-cell>
          <table:table-cell office:value-type="float" office:value="1455911373.40854" calcext:value-type="float">
            <text:p>1455911373.40854</text:p>
          </table:table-cell>
          <table:table-cell office:value-type="float" office:value="7832" calcext:value-type="float">
            <text:p>7832</text:p>
          </table:table-cell>
          <table:table-cell table:formula="of:=[.B749]-[.B$2]" office:value-type="float" office:value="68.4784655570984" calcext:value-type="float">
            <text:p>68.4784655571</text:p>
          </table:table-cell>
          <table:table-cell table:formula="of:=[.D749]/([.E749]-[.E748])" office:value-type="float" office:value="85833.5548071019" calcext:value-type="float">
            <text:p>85833.5548071019</text:p>
          </table:table-cell>
          <table:table-cell table:formula="of:=[.E749]-[.E748]" office:value-type="float" office:value="0.0912463665008545" calcext:value-type="float">
            <text:p>0.091246366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5911373.50039" calcext:value-type="float">
            <text:p>1455911373.50039</text:p>
          </table:table-cell>
          <table:table-cell office:value-type="float" office:value="1455911373.50056" calcext:value-type="float">
            <text:p>1455911373.50056</text:p>
          </table:table-cell>
          <table:table-cell office:value-type="float" office:value="7800" calcext:value-type="float">
            <text:p>7800</text:p>
          </table:table-cell>
          <table:table-cell table:formula="of:=[.B750]-[.B$2]" office:value-type="float" office:value="68.5704855918884" calcext:value-type="float">
            <text:p>68.5704855919</text:p>
          </table:table-cell>
          <table:table-cell table:formula="of:=[.D750]/([.E750]-[.E749])" office:value-type="float" office:value="84764.1496528138" calcext:value-type="float">
            <text:p>84764.1496528138</text:p>
          </table:table-cell>
          <table:table-cell table:formula="of:=[.E750]-[.E749]" office:value-type="float" office:value="0.0920200347900391" calcext:value-type="float">
            <text:p>0.09202003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5911373.59177" calcext:value-type="float">
            <text:p>1455911373.59177</text:p>
          </table:table-cell>
          <table:table-cell office:value-type="float" office:value="1455911373.59195" calcext:value-type="float">
            <text:p>1455911373.59195</text:p>
          </table:table-cell>
          <table:table-cell office:value-type="float" office:value="7760" calcext:value-type="float">
            <text:p>7760</text:p>
          </table:table-cell>
          <table:table-cell table:formula="of:=[.B751]-[.B$2]" office:value-type="float" office:value="68.6618628501892" calcext:value-type="float">
            <text:p>68.6618628502</text:p>
          </table:table-cell>
          <table:table-cell table:formula="of:=[.D751]/([.E751]-[.E750])" office:value-type="float" office:value="84922.6617683894" calcext:value-type="float">
            <text:p>84922.6617683894</text:p>
          </table:table-cell>
          <table:table-cell table:formula="of:=[.E751]-[.E750]" office:value-type="float" office:value="0.0913772583007813" calcext:value-type="float">
            <text:p>0.091377258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5911373.68333" calcext:value-type="float">
            <text:p>1455911373.68333</text:p>
          </table:table-cell>
          <table:table-cell office:value-type="float" office:value="1455911373.6835" calcext:value-type="float">
            <text:p>1455911373.6835</text:p>
          </table:table-cell>
          <table:table-cell office:value-type="float" office:value="7712" calcext:value-type="float">
            <text:p>7712</text:p>
          </table:table-cell>
          <table:table-cell table:formula="of:=[.B752]-[.B$2]" office:value-type="float" office:value="68.7534174919128" calcext:value-type="float">
            <text:p>68.7534174919</text:p>
          </table:table-cell>
          <table:table-cell table:formula="of:=[.D752]/([.E752]-[.E751])" office:value-type="float" office:value="84233.8504614487" calcext:value-type="float">
            <text:p>84233.8504614487</text:p>
          </table:table-cell>
          <table:table-cell table:formula="of:=[.E752]-[.E751]" office:value-type="float" office:value="0.0915546417236328" calcext:value-type="float">
            <text:p>0.091554641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5911373.77543" calcext:value-type="float">
            <text:p>1455911373.77543</text:p>
          </table:table-cell>
          <table:table-cell office:value-type="float" office:value="1455911373.77561" calcext:value-type="float">
            <text:p>1455911373.77561</text:p>
          </table:table-cell>
          <table:table-cell office:value-type="float" office:value="7656" calcext:value-type="float">
            <text:p>7656</text:p>
          </table:table-cell>
          <table:table-cell table:formula="of:=[.B753]-[.B$2]" office:value-type="float" office:value="68.8455245494843" calcext:value-type="float">
            <text:p>68.8455245495</text:p>
          </table:table-cell>
          <table:table-cell table:formula="of:=[.D753]/([.E753]-[.E752])" office:value-type="float" office:value="83120.6663405164" calcext:value-type="float">
            <text:p>83120.6663405164</text:p>
          </table:table-cell>
          <table:table-cell table:formula="of:=[.E753]-[.E752]" office:value-type="float" office:value="0.0921070575714111" calcext:value-type="float">
            <text:p>0.092107057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5911373.86686" calcext:value-type="float">
            <text:p>1455911373.86686</text:p>
          </table:table-cell>
          <table:table-cell office:value-type="float" office:value="1455911373.86708" calcext:value-type="float">
            <text:p>1455911373.86708</text:p>
          </table:table-cell>
          <table:table-cell office:value-type="float" office:value="7592" calcext:value-type="float">
            <text:p>7592</text:p>
          </table:table-cell>
          <table:table-cell table:formula="of:=[.B754]-[.B$2]" office:value-type="float" office:value="68.9369494915009" calcext:value-type="float">
            <text:p>68.9369494915</text:p>
          </table:table-cell>
          <table:table-cell table:formula="of:=[.D754]/([.E754]-[.E753])" office:value-type="float" office:value="83040.7964450379" calcext:value-type="float">
            <text:p>83040.7964450379</text:p>
          </table:table-cell>
          <table:table-cell table:formula="of:=[.E754]-[.E753]" office:value-type="float" office:value="0.0914249420166016" calcext:value-type="float">
            <text:p>0.09142494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5911373.95987" calcext:value-type="float">
            <text:p>1455911373.95987</text:p>
          </table:table-cell>
          <table:table-cell office:value-type="float" office:value="1455911373.9601" calcext:value-type="float">
            <text:p>1455911373.9601</text:p>
          </table:table-cell>
          <table:table-cell office:value-type="float" office:value="7528" calcext:value-type="float">
            <text:p>7528</text:p>
          </table:table-cell>
          <table:table-cell table:formula="of:=[.B755]-[.B$2]" office:value-type="float" office:value="69.0299620628357" calcext:value-type="float">
            <text:p>69.0299620628</text:p>
          </table:table-cell>
          <table:table-cell table:formula="of:=[.D755]/([.E755]-[.E754])" office:value-type="float" office:value="80935.2960784163" calcext:value-type="float">
            <text:p>80935.2960784163</text:p>
          </table:table-cell>
          <table:table-cell table:formula="of:=[.E755]-[.E754]" office:value-type="float" office:value="0.0930125713348389" calcext:value-type="float">
            <text:p>0.093012571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5911374.05154" calcext:value-type="float">
            <text:p>1455911374.05154</text:p>
          </table:table-cell>
          <table:table-cell office:value-type="float" office:value="1455911374.05172" calcext:value-type="float">
            <text:p>1455911374.05172</text:p>
          </table:table-cell>
          <table:table-cell office:value-type="float" office:value="7456" calcext:value-type="float">
            <text:p>7456</text:p>
          </table:table-cell>
          <table:table-cell table:formula="of:=[.B756]-[.B$2]" office:value-type="float" office:value="69.1216351985931" calcext:value-type="float">
            <text:p>69.1216351986</text:p>
          </table:table-cell>
          <table:table-cell table:formula="of:=[.D756]/([.E756]-[.E755])" office:value-type="float" office:value="81332.4420332635" calcext:value-type="float">
            <text:p>81332.4420332635</text:p>
          </table:table-cell>
          <table:table-cell table:formula="of:=[.E756]-[.E755]" office:value-type="float" office:value="0.0916731357574463" calcext:value-type="float">
            <text:p>0.091673135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5911374.144" calcext:value-type="float">
            <text:p>1455911374.144</text:p>
          </table:table-cell>
          <table:table-cell office:value-type="float" office:value="1455911374.14417" calcext:value-type="float">
            <text:p>1455911374.14417</text:p>
          </table:table-cell>
          <table:table-cell office:value-type="float" office:value="7376" calcext:value-type="float">
            <text:p>7376</text:p>
          </table:table-cell>
          <table:table-cell table:formula="of:=[.B757]-[.B$2]" office:value-type="float" office:value="69.2140905857086" calcext:value-type="float">
            <text:p>69.2140905857</text:p>
          </table:table-cell>
          <table:table-cell table:formula="of:=[.D757]/([.E757]-[.E756])" office:value-type="float" office:value="79779.0180769806" calcext:value-type="float">
            <text:p>79779.0180769806</text:p>
          </table:table-cell>
          <table:table-cell table:formula="of:=[.E757]-[.E756]" office:value-type="float" office:value="0.0924553871154785" calcext:value-type="float">
            <text:p>0.092455387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5911374.23596" calcext:value-type="float">
            <text:p>1455911374.23596</text:p>
          </table:table-cell>
          <table:table-cell office:value-type="float" office:value="1455911374.23613" calcext:value-type="float">
            <text:p>1455911374.23613</text:p>
          </table:table-cell>
          <table:table-cell office:value-type="float" office:value="7296" calcext:value-type="float">
            <text:p>7296</text:p>
          </table:table-cell>
          <table:table-cell table:formula="of:=[.B758]-[.B$2]" office:value-type="float" office:value="69.3060472011566" calcext:value-type="float">
            <text:p>69.3060472012</text:p>
          </table:table-cell>
          <table:table-cell table:formula="of:=[.D758]/([.E758]-[.E757])" office:value-type="float" office:value="79341.7631179121" calcext:value-type="float">
            <text:p>79341.7631179121</text:p>
          </table:table-cell>
          <table:table-cell table:formula="of:=[.E758]-[.E757]" office:value-type="float" office:value="0.0919566154479981" calcext:value-type="float">
            <text:p>0.091956615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5911374.32716" calcext:value-type="float">
            <text:p>1455911374.32716</text:p>
          </table:table-cell>
          <table:table-cell office:value-type="float" office:value="1455911374.32739" calcext:value-type="float">
            <text:p>1455911374.32739</text:p>
          </table:table-cell>
          <table:table-cell office:value-type="float" office:value="7208" calcext:value-type="float">
            <text:p>7208</text:p>
          </table:table-cell>
          <table:table-cell table:formula="of:=[.B759]-[.B$2]" office:value-type="float" office:value="69.3972489833832" calcext:value-type="float">
            <text:p>69.3972489834</text:p>
          </table:table-cell>
          <table:table-cell table:formula="of:=[.D759]/([.E759]-[.E758])" office:value-type="float" office:value="79033.5432491216" calcext:value-type="float">
            <text:p>79033.5432491216</text:p>
          </table:table-cell>
          <table:table-cell table:formula="of:=[.E759]-[.E758]" office:value-type="float" office:value="0.0912017822265625" calcext:value-type="float">
            <text:p>0.091201782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5911374.41967" calcext:value-type="float">
            <text:p>1455911374.41967</text:p>
          </table:table-cell>
          <table:table-cell office:value-type="float" office:value="1455911374.41984" calcext:value-type="float">
            <text:p>1455911374.41984</text:p>
          </table:table-cell>
          <table:table-cell office:value-type="float" office:value="7112" calcext:value-type="float">
            <text:p>7112</text:p>
          </table:table-cell>
          <table:table-cell table:formula="of:=[.B760]-[.B$2]" office:value-type="float" office:value="69.4897582530975" calcext:value-type="float">
            <text:p>69.4897582531</text:p>
          </table:table-cell>
          <table:table-cell table:formula="of:=[.D760]/([.E760]-[.E759])" office:value-type="float" office:value="76878.7822232302" calcext:value-type="float">
            <text:p>76878.7822232302</text:p>
          </table:table-cell>
          <table:table-cell table:formula="of:=[.E760]-[.E759]" office:value-type="float" office:value="0.0925092697143555" calcext:value-type="float">
            <text:p>0.092509269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5911374.51073" calcext:value-type="float">
            <text:p>1455911374.51073</text:p>
          </table:table-cell>
          <table:table-cell office:value-type="float" office:value="1455911374.51098" calcext:value-type="float">
            <text:p>1455911374.51098</text:p>
          </table:table-cell>
          <table:table-cell office:value-type="float" office:value="7016" calcext:value-type="float">
            <text:p>7016</text:p>
          </table:table-cell>
          <table:table-cell table:formula="of:=[.B761]-[.B$2]" office:value-type="float" office:value="69.5808198451996" calcext:value-type="float">
            <text:p>69.5808198452</text:p>
          </table:table-cell>
          <table:table-cell table:formula="of:=[.D761]/([.E761]-[.E760])" office:value-type="float" office:value="77046.7530606902" calcext:value-type="float">
            <text:p>77046.7530606902</text:p>
          </table:table-cell>
          <table:table-cell table:formula="of:=[.E761]-[.E760]" office:value-type="float" office:value="0.0910615921020508" calcext:value-type="float">
            <text:p>0.09106159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5911374.60294" calcext:value-type="float">
            <text:p>1455911374.60294</text:p>
          </table:table-cell>
          <table:table-cell office:value-type="float" office:value="1455911374.6031" calcext:value-type="float">
            <text:p>1455911374.6031</text:p>
          </table:table-cell>
          <table:table-cell office:value-type="float" office:value="6912" calcext:value-type="float">
            <text:p>6912</text:p>
          </table:table-cell>
          <table:table-cell table:formula="of:=[.B762]-[.B$2]" office:value-type="float" office:value="69.6730289459229" calcext:value-type="float">
            <text:p>69.6730289459</text:p>
          </table:table-cell>
          <table:table-cell table:formula="of:=[.D762]/([.E762]-[.E761])" office:value-type="float" office:value="74960.0630066218" calcext:value-type="float">
            <text:p>74960.0630066218</text:p>
          </table:table-cell>
          <table:table-cell table:formula="of:=[.E762]-[.E761]" office:value-type="float" office:value="0.0922091007232666" calcext:value-type="float">
            <text:p>0.092209100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5911374.69402" calcext:value-type="float">
            <text:p>1455911374.69402</text:p>
          </table:table-cell>
          <table:table-cell office:value-type="float" office:value="1455911374.69419" calcext:value-type="float">
            <text:p>1455911374.69419</text:p>
          </table:table-cell>
          <table:table-cell office:value-type="float" office:value="6808" calcext:value-type="float">
            <text:p>6808</text:p>
          </table:table-cell>
          <table:table-cell table:formula="of:=[.B763]-[.B$2]" office:value-type="float" office:value="69.7641160488129" calcext:value-type="float">
            <text:p>69.7641160488</text:p>
          </table:table-cell>
          <table:table-cell table:formula="of:=[.D763]/([.E763]-[.E762])" office:value-type="float" office:value="74741.6460069049" calcext:value-type="float">
            <text:p>74741.6460069049</text:p>
          </table:table-cell>
          <table:table-cell table:formula="of:=[.E763]-[.E762]" office:value-type="float" office:value="0.0910871028900147" calcext:value-type="float">
            <text:p>0.091087102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5911374.78661" calcext:value-type="float">
            <text:p>1455911374.78661</text:p>
          </table:table-cell>
          <table:table-cell office:value-type="float" office:value="1455911374.78678" calcext:value-type="float">
            <text:p>1455911374.78678</text:p>
          </table:table-cell>
          <table:table-cell office:value-type="float" office:value="6704" calcext:value-type="float">
            <text:p>6704</text:p>
          </table:table-cell>
          <table:table-cell table:formula="of:=[.B764]-[.B$2]" office:value-type="float" office:value="69.8566973209381" calcext:value-type="float">
            <text:p>69.8566973209</text:p>
          </table:table-cell>
          <table:table-cell table:formula="of:=[.D764]/([.E764]-[.E763])" office:value-type="float" office:value="72412.0531734627" calcext:value-type="float">
            <text:p>72412.0531734627</text:p>
          </table:table-cell>
          <table:table-cell table:formula="of:=[.E764]-[.E763]" office:value-type="float" office:value="0.0925812721252441" calcext:value-type="float">
            <text:p>0.092581272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5911374.87766" calcext:value-type="float">
            <text:p>1455911374.87766</text:p>
          </table:table-cell>
          <table:table-cell office:value-type="float" office:value="1455911374.87784" calcext:value-type="float">
            <text:p>1455911374.87784</text:p>
          </table:table-cell>
          <table:table-cell office:value-type="float" office:value="6592" calcext:value-type="float">
            <text:p>6592</text:p>
          </table:table-cell>
          <table:table-cell table:formula="of:=[.B765]-[.B$2]" office:value-type="float" office:value="69.9477548599243" calcext:value-type="float">
            <text:p>69.9477548599</text:p>
          </table:table-cell>
          <table:table-cell table:formula="of:=[.D765]/([.E765]-[.E764])" office:value-type="float" office:value="72393.7860982449" calcext:value-type="float">
            <text:p>72393.7860982449</text:p>
          </table:table-cell>
          <table:table-cell table:formula="of:=[.E765]-[.E764]" office:value-type="float" office:value="0.0910575389862061" calcext:value-type="float">
            <text:p>0.09105753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5911374.9688" calcext:value-type="float">
            <text:p>1455911374.9688</text:p>
          </table:table-cell>
          <table:table-cell office:value-type="float" office:value="1455911374.96897" calcext:value-type="float">
            <text:p>1455911374.96897</text:p>
          </table:table-cell>
          <table:table-cell office:value-type="float" office:value="6488" calcext:value-type="float">
            <text:p>6488</text:p>
          </table:table-cell>
          <table:table-cell table:formula="of:=[.B766]-[.B$2]" office:value-type="float" office:value="70.0388939380646" calcext:value-type="float">
            <text:p>70.0388939381</text:p>
          </table:table-cell>
          <table:table-cell table:formula="of:=[.D766]/([.E766]-[.E765])" office:value-type="float" office:value="71187.9046002119" calcext:value-type="float">
            <text:p>71187.9046002119</text:p>
          </table:table-cell>
          <table:table-cell table:formula="of:=[.E766]-[.E765]" office:value-type="float" office:value="0.0911390781402588" calcext:value-type="float">
            <text:p>0.091139078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5911375.06053" calcext:value-type="float">
            <text:p>1455911375.06053</text:p>
          </table:table-cell>
          <table:table-cell office:value-type="float" office:value="1455911375.0607" calcext:value-type="float">
            <text:p>1455911375.0607</text:p>
          </table:table-cell>
          <table:table-cell office:value-type="float" office:value="6368" calcext:value-type="float">
            <text:p>6368</text:p>
          </table:table-cell>
          <table:table-cell table:formula="of:=[.B767]-[.B$2]" office:value-type="float" office:value="70.1306188106537" calcext:value-type="float">
            <text:p>70.1306188107</text:p>
          </table:table-cell>
          <table:table-cell table:formula="of:=[.D767]/([.E767]-[.E766])" office:value-type="float" office:value="69425.0078550226" calcext:value-type="float">
            <text:p>69425.0078550226</text:p>
          </table:table-cell>
          <table:table-cell table:formula="of:=[.E767]-[.E766]" office:value-type="float" office:value="0.0917248725891113" calcext:value-type="float">
            <text:p>0.091724872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5911375.1517" calcext:value-type="float">
            <text:p>1455911375.1517</text:p>
          </table:table-cell>
          <table:table-cell office:value-type="float" office:value="1455911375.15187" calcext:value-type="float">
            <text:p>1455911375.15187</text:p>
          </table:table-cell>
          <table:table-cell office:value-type="float" office:value="6256" calcext:value-type="float">
            <text:p>6256</text:p>
          </table:table-cell>
          <table:table-cell table:formula="of:=[.B768]-[.B$2]" office:value-type="float" office:value="70.2217938899994" calcext:value-type="float">
            <text:p>70.22179389</text:p>
          </table:table-cell>
          <table:table-cell table:formula="of:=[.D768]/([.E768]-[.E767])" office:value-type="float" office:value="68615.2405338689" calcext:value-type="float">
            <text:p>68615.2405338689</text:p>
          </table:table-cell>
          <table:table-cell table:formula="of:=[.E768]-[.E767]" office:value-type="float" office:value="0.0911750793457031" calcext:value-type="float">
            <text:p>0.091175079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5911375.24386" calcext:value-type="float">
            <text:p>1455911375.24386</text:p>
          </table:table-cell>
          <table:table-cell office:value-type="float" office:value="1455911375.24404" calcext:value-type="float">
            <text:p>1455911375.24404</text:p>
          </table:table-cell>
          <table:table-cell office:value-type="float" office:value="6144" calcext:value-type="float">
            <text:p>6144</text:p>
          </table:table-cell>
          <table:table-cell table:formula="of:=[.B769]-[.B$2]" office:value-type="float" office:value="70.3139474391937" calcext:value-type="float">
            <text:p>70.3139474392</text:p>
          </table:table-cell>
          <table:table-cell table:formula="of:=[.D769]/([.E769]-[.E768])" office:value-type="float" office:value="66671.3333747283" calcext:value-type="float">
            <text:p>66671.3333747283</text:p>
          </table:table-cell>
          <table:table-cell table:formula="of:=[.E769]-[.E768]" office:value-type="float" office:value="0.0921535491943359" calcext:value-type="float">
            <text:p>0.092153549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5911375.33513" calcext:value-type="float">
            <text:p>1455911375.33513</text:p>
          </table:table-cell>
          <table:table-cell office:value-type="float" office:value="1455911375.3353" calcext:value-type="float">
            <text:p>1455911375.3353</text:p>
          </table:table-cell>
          <table:table-cell office:value-type="float" office:value="6024" calcext:value-type="float">
            <text:p>6024</text:p>
          </table:table-cell>
          <table:table-cell table:formula="of:=[.B770]-[.B$2]" office:value-type="float" office:value="70.4052214622498" calcext:value-type="float">
            <text:p>70.4052214622</text:p>
          </table:table-cell>
          <table:table-cell table:formula="of:=[.D770]/([.E770]-[.E769])" office:value-type="float" office:value="65999.063022587" calcext:value-type="float">
            <text:p>65999.063022587</text:p>
          </table:table-cell>
          <table:table-cell table:formula="of:=[.E770]-[.E769]" office:value-type="float" office:value="0.0912740230560303" calcext:value-type="float">
            <text:p>0.091274023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5911375.427" calcext:value-type="float">
            <text:p>1455911375.427</text:p>
          </table:table-cell>
          <table:table-cell office:value-type="float" office:value="1455911375.42719" calcext:value-type="float">
            <text:p>1455911375.42719</text:p>
          </table:table-cell>
          <table:table-cell office:value-type="float" office:value="5912" calcext:value-type="float">
            <text:p>5912</text:p>
          </table:table-cell>
          <table:table-cell table:formula="of:=[.B771]-[.B$2]" office:value-type="float" office:value="70.4970872402191" calcext:value-type="float">
            <text:p>70.4970872402</text:p>
          </table:table-cell>
          <table:table-cell table:formula="of:=[.D771]/([.E771]-[.E770])" office:value-type="float" office:value="64354.7589829567" calcext:value-type="float">
            <text:p>64354.7589829567</text:p>
          </table:table-cell>
          <table:table-cell table:formula="of:=[.E771]-[.E770]" office:value-type="float" office:value="0.0918657779693604" calcext:value-type="float">
            <text:p>0.09186577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5911375.51788" calcext:value-type="float">
            <text:p>1455911375.51788</text:p>
          </table:table-cell>
          <table:table-cell office:value-type="float" office:value="1455911375.51805" calcext:value-type="float">
            <text:p>1455911375.51805</text:p>
          </table:table-cell>
          <table:table-cell office:value-type="float" office:value="5800" calcext:value-type="float">
            <text:p>5800</text:p>
          </table:table-cell>
          <table:table-cell table:formula="of:=[.B772]-[.B$2]" office:value-type="float" office:value="70.5879728794098" calcext:value-type="float">
            <text:p>70.5879728794</text:p>
          </table:table-cell>
          <table:table-cell table:formula="of:=[.D772]/([.E772]-[.E771])" office:value-type="float" office:value="63816.4626628402" calcext:value-type="float">
            <text:p>63816.4626628402</text:p>
          </table:table-cell>
          <table:table-cell table:formula="of:=[.E772]-[.E771]" office:value-type="float" office:value="0.0908856391906738" calcext:value-type="float">
            <text:p>0.090885639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5911375.60917" calcext:value-type="float">
            <text:p>1455911375.60917</text:p>
          </table:table-cell>
          <table:table-cell office:value-type="float" office:value="1455911375.60935" calcext:value-type="float">
            <text:p>1455911375.60935</text:p>
          </table:table-cell>
          <table:table-cell office:value-type="float" office:value="5688" calcext:value-type="float">
            <text:p>5688</text:p>
          </table:table-cell>
          <table:table-cell table:formula="of:=[.B773]-[.B$2]" office:value-type="float" office:value="70.6792662143707" calcext:value-type="float">
            <text:p>70.6792662144</text:p>
          </table:table-cell>
          <table:table-cell table:formula="of:=[.D773]/([.E773]-[.E772])" office:value-type="float" office:value="62304.6578639479" calcext:value-type="float">
            <text:p>62304.6578639479</text:p>
          </table:table-cell>
          <table:table-cell table:formula="of:=[.E773]-[.E772]" office:value-type="float" office:value="0.0912933349609375" calcext:value-type="float">
            <text:p>0.09129333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5911375.70161" calcext:value-type="float">
            <text:p>1455911375.70161</text:p>
          </table:table-cell>
          <table:table-cell office:value-type="float" office:value="1455911375.70179" calcext:value-type="float">
            <text:p>1455911375.70179</text:p>
          </table:table-cell>
          <table:table-cell office:value-type="float" office:value="5576" calcext:value-type="float">
            <text:p>5576</text:p>
          </table:table-cell>
          <table:table-cell table:formula="of:=[.B774]-[.B$2]" office:value-type="float" office:value="70.771698474884" calcext:value-type="float">
            <text:p>70.7716984749</text:p>
          </table:table-cell>
          <table:table-cell table:formula="of:=[.D774]/([.E774]-[.E773])" office:value-type="float" office:value="60325.2584004189" calcext:value-type="float">
            <text:p>60325.2584004189</text:p>
          </table:table-cell>
          <table:table-cell table:formula="of:=[.E774]-[.E773]" office:value-type="float" office:value="0.0924322605133057" calcext:value-type="float">
            <text:p>0.092432260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5911375.7925" calcext:value-type="float">
            <text:p>1455911375.7925</text:p>
          </table:table-cell>
          <table:table-cell office:value-type="float" office:value="1455911375.79267" calcext:value-type="float">
            <text:p>1455911375.79267</text:p>
          </table:table-cell>
          <table:table-cell office:value-type="float" office:value="5464" calcext:value-type="float">
            <text:p>5464</text:p>
          </table:table-cell>
          <table:table-cell table:formula="of:=[.B775]-[.B$2]" office:value-type="float" office:value="70.8625946044922" calcext:value-type="float">
            <text:p>70.8625946045</text:p>
          </table:table-cell>
          <table:table-cell table:formula="of:=[.D775]/([.E775]-[.E774])" office:value-type="float" office:value="60112.5705082807" calcext:value-type="float">
            <text:p>60112.5705082807</text:p>
          </table:table-cell>
          <table:table-cell table:formula="of:=[.E775]-[.E774]" office:value-type="float" office:value="0.0908961296081543" calcext:value-type="float">
            <text:p>0.090896129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5911375.88444" calcext:value-type="float">
            <text:p>1455911375.88444</text:p>
          </table:table-cell>
          <table:table-cell office:value-type="float" office:value="1455911375.8846" calcext:value-type="float">
            <text:p>1455911375.8846</text:p>
          </table:table-cell>
          <table:table-cell office:value-type="float" office:value="5360" calcext:value-type="float">
            <text:p>5360</text:p>
          </table:table-cell>
          <table:table-cell table:formula="of:=[.B776]-[.B$2]" office:value-type="float" office:value="70.9545288085937" calcext:value-type="float">
            <text:p>70.9545288086</text:p>
          </table:table-cell>
          <table:table-cell table:formula="of:=[.D776]/([.E776]-[.E775])" office:value-type="float" office:value="58302.5659751037" calcext:value-type="float">
            <text:p>58302.5659751037</text:p>
          </table:table-cell>
          <table:table-cell table:formula="of:=[.E776]-[.E775]" office:value-type="float" office:value="0.0919342041015625" calcext:value-type="float">
            <text:p>0.091934204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5911375.97516" calcext:value-type="float">
            <text:p>1455911375.97516</text:p>
          </table:table-cell>
          <table:table-cell office:value-type="float" office:value="1455911375.97533" calcext:value-type="float">
            <text:p>1455911375.97533</text:p>
          </table:table-cell>
          <table:table-cell office:value-type="float" office:value="5256" calcext:value-type="float">
            <text:p>5256</text:p>
          </table:table-cell>
          <table:table-cell table:formula="of:=[.B777]-[.B$2]" office:value-type="float" office:value="71.0452492237091" calcext:value-type="float">
            <text:p>71.0452492237</text:p>
          </table:table-cell>
          <table:table-cell table:formula="of:=[.D777]/([.E777]-[.E776])" office:value-type="float" office:value="57936.2428326268" calcext:value-type="float">
            <text:p>57936.2428326268</text:p>
          </table:table-cell>
          <table:table-cell table:formula="of:=[.E777]-[.E776]" office:value-type="float" office:value="0.0907204151153564" calcext:value-type="float">
            <text:p>0.090720415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5911376.0669" calcext:value-type="float">
            <text:p>1455911376.0669</text:p>
          </table:table-cell>
          <table:table-cell office:value-type="float" office:value="1455911376.06708" calcext:value-type="float">
            <text:p>1455911376.06708</text:p>
          </table:table-cell>
          <table:table-cell office:value-type="float" office:value="5152" calcext:value-type="float">
            <text:p>5152</text:p>
          </table:table-cell>
          <table:table-cell table:formula="of:=[.B778]-[.B$2]" office:value-type="float" office:value="71.1369962692261" calcext:value-type="float">
            <text:p>71.1369962692</text:p>
          </table:table-cell>
          <table:table-cell table:formula="of:=[.D778]/([.E778]-[.E777])" office:value-type="float" office:value="56154.3968088562" calcext:value-type="float">
            <text:p>56154.3968088562</text:p>
          </table:table-cell>
          <table:table-cell table:formula="of:=[.E778]-[.E777]" office:value-type="float" office:value="0.0917470455169678" calcext:value-type="float">
            <text:p>0.091747045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5911376.15798" calcext:value-type="float">
            <text:p>1455911376.15798</text:p>
          </table:table-cell>
          <table:table-cell office:value-type="float" office:value="1455911376.15815" calcext:value-type="float">
            <text:p>1455911376.15815</text:p>
          </table:table-cell>
          <table:table-cell office:value-type="float" office:value="5056" calcext:value-type="float">
            <text:p>5056</text:p>
          </table:table-cell>
          <table:table-cell table:formula="of:=[.B779]-[.B$2]" office:value-type="float" office:value="71.2280690670013" calcext:value-type="float">
            <text:p>71.228069067</text:p>
          </table:table-cell>
          <table:table-cell table:formula="of:=[.D779]/([.E779]-[.E778])" office:value-type="float" office:value="55516.028095197" calcext:value-type="float">
            <text:p>55516.028095197</text:p>
          </table:table-cell>
          <table:table-cell table:formula="of:=[.E779]-[.E778]" office:value-type="float" office:value="0.0910727977752686" calcext:value-type="float">
            <text:p>0.091072797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5911376.24886" calcext:value-type="float">
            <text:p>1455911376.24886</text:p>
          </table:table-cell>
          <table:table-cell office:value-type="float" office:value="1455911376.24903" calcext:value-type="float">
            <text:p>1455911376.24903</text:p>
          </table:table-cell>
          <table:table-cell office:value-type="float" office:value="4968" calcext:value-type="float">
            <text:p>4968</text:p>
          </table:table-cell>
          <table:table-cell table:formula="of:=[.B780]-[.B$2]" office:value-type="float" office:value="71.3189520835877" calcext:value-type="float">
            <text:p>71.3189520836</text:p>
          </table:table-cell>
          <table:table-cell table:formula="of:=[.D780]/([.E780]-[.E779])" office:value-type="float" office:value="54663.6785023781" calcext:value-type="float">
            <text:p>54663.6785023781</text:p>
          </table:table-cell>
          <table:table-cell table:formula="of:=[.E780]-[.E779]" office:value-type="float" office:value="0.0908830165863037" calcext:value-type="float">
            <text:p>0.090883016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5911376.34036" calcext:value-type="float">
            <text:p>1455911376.34036</text:p>
          </table:table-cell>
          <table:table-cell office:value-type="float" office:value="1455911376.34054" calcext:value-type="float">
            <text:p>1455911376.34054</text:p>
          </table:table-cell>
          <table:table-cell office:value-type="float" office:value="4880" calcext:value-type="float">
            <text:p>4880</text:p>
          </table:table-cell>
          <table:table-cell table:formula="of:=[.B781]-[.B$2]" office:value-type="float" office:value="71.4104516506195" calcext:value-type="float">
            <text:p>71.4104516506</text:p>
          </table:table-cell>
          <table:table-cell table:formula="of:=[.D781]/([.E781]-[.E780])" office:value-type="float" office:value="53333.5857021135" calcext:value-type="float">
            <text:p>53333.5857021135</text:p>
          </table:table-cell>
          <table:table-cell table:formula="of:=[.E781]-[.E780]" office:value-type="float" office:value="0.0914995670318604" calcext:value-type="float">
            <text:p>0.09149956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5911376.43133" calcext:value-type="float">
            <text:p>1455911376.43133</text:p>
          </table:table-cell>
          <table:table-cell office:value-type="float" office:value="1455911376.4315" calcext:value-type="float">
            <text:p>1455911376.4315</text:p>
          </table:table-cell>
          <table:table-cell office:value-type="float" office:value="4800" calcext:value-type="float">
            <text:p>4800</text:p>
          </table:table-cell>
          <table:table-cell table:formula="of:=[.B782]-[.B$2]" office:value-type="float" office:value="71.501416683197" calcext:value-type="float">
            <text:p>71.5014166832</text:p>
          </table:table-cell>
          <table:table-cell table:formula="of:=[.D782]/([.E782]-[.E781])" office:value-type="float" office:value="52767.5290602435" calcext:value-type="float">
            <text:p>52767.5290602435</text:p>
          </table:table-cell>
          <table:table-cell table:formula="of:=[.E782]-[.E781]" office:value-type="float" office:value="0.0909650325775147" calcext:value-type="float">
            <text:p>0.090965032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5911376.52357" calcext:value-type="float">
            <text:p>1455911376.52357</text:p>
          </table:table-cell>
          <table:table-cell office:value-type="float" office:value="1455911376.52374" calcext:value-type="float">
            <text:p>1455911376.52374</text:p>
          </table:table-cell>
          <table:table-cell office:value-type="float" office:value="4720" calcext:value-type="float">
            <text:p>4720</text:p>
          </table:table-cell>
          <table:table-cell table:formula="of:=[.B783]-[.B$2]" office:value-type="float" office:value="71.5936605930328" calcext:value-type="float">
            <text:p>71.593660593</text:p>
          </table:table-cell>
          <table:table-cell table:formula="of:=[.D783]/([.E783]-[.E782])" office:value-type="float" office:value="51168.6897097175" calcext:value-type="float">
            <text:p>51168.6897097175</text:p>
          </table:table-cell>
          <table:table-cell table:formula="of:=[.E783]-[.E782]" office:value-type="float" office:value="0.0922439098358154" calcext:value-type="float">
            <text:p>0.092243909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5911376.61454" calcext:value-type="float">
            <text:p>1455911376.61454</text:p>
          </table:table-cell>
          <table:table-cell office:value-type="float" office:value="1455911376.6147" calcext:value-type="float">
            <text:p>1455911376.6147</text:p>
          </table:table-cell>
          <table:table-cell office:value-type="float" office:value="4648" calcext:value-type="float">
            <text:p>4648</text:p>
          </table:table-cell>
          <table:table-cell table:formula="of:=[.B784]-[.B$2]" office:value-type="float" office:value="71.6846287250519" calcext:value-type="float">
            <text:p>71.6846287251</text:p>
          </table:table-cell>
          <table:table-cell table:formula="of:=[.D784]/([.E784]-[.E783])" office:value-type="float" office:value="51094.8163586233" calcext:value-type="float">
            <text:p>51094.8163586233</text:p>
          </table:table-cell>
          <table:table-cell table:formula="of:=[.E784]-[.E783]" office:value-type="float" office:value="0.090968132019043" calcext:value-type="float">
            <text:p>0.09096813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5911376.70624" calcext:value-type="float">
            <text:p>1455911376.70624</text:p>
          </table:table-cell>
          <table:table-cell office:value-type="float" office:value="1455911376.7064" calcext:value-type="float">
            <text:p>1455911376.7064</text:p>
          </table:table-cell>
          <table:table-cell office:value-type="float" office:value="4584" calcext:value-type="float">
            <text:p>4584</text:p>
          </table:table-cell>
          <table:table-cell table:formula="of:=[.B785]-[.B$2]" office:value-type="float" office:value="71.7763299942017" calcext:value-type="float">
            <text:p>71.7763299942</text:p>
          </table:table-cell>
          <table:table-cell table:formula="of:=[.D785]/([.E785]-[.E784])" office:value-type="float" office:value="49988.4030232201" calcext:value-type="float">
            <text:p>49988.4030232201</text:p>
          </table:table-cell>
          <table:table-cell table:formula="of:=[.E785]-[.E784]" office:value-type="float" office:value="0.0917012691497803" calcext:value-type="float">
            <text:p>0.091701269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5911376.79684" calcext:value-type="float">
            <text:p>1455911376.79684</text:p>
          </table:table-cell>
          <table:table-cell office:value-type="float" office:value="1455911376.79701" calcext:value-type="float">
            <text:p>1455911376.79701</text:p>
          </table:table-cell>
          <table:table-cell office:value-type="float" office:value="4528" calcext:value-type="float">
            <text:p>4528</text:p>
          </table:table-cell>
          <table:table-cell table:formula="of:=[.B786]-[.B$2]" office:value-type="float" office:value="71.8669266700745" calcext:value-type="float">
            <text:p>71.8669266701</text:p>
          </table:table-cell>
          <table:table-cell table:formula="of:=[.D786]/([.E786]-[.E785])" office:value-type="float" office:value="49979.7587094397" calcext:value-type="float">
            <text:p>49979.7587094397</text:p>
          </table:table-cell>
          <table:table-cell table:formula="of:=[.E786]-[.E785]" office:value-type="float" office:value="0.0905966758728027" calcext:value-type="float">
            <text:p>0.090596675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5911376.88764" calcext:value-type="float">
            <text:p>1455911376.88764</text:p>
          </table:table-cell>
          <table:table-cell office:value-type="float" office:value="1455911376.88787" calcext:value-type="float">
            <text:p>1455911376.88787</text:p>
          </table:table-cell>
          <table:table-cell office:value-type="float" office:value="4472" calcext:value-type="float">
            <text:p>4472</text:p>
          </table:table-cell>
          <table:table-cell table:formula="of:=[.B787]-[.B$2]" office:value-type="float" office:value="71.9577286243439" calcext:value-type="float">
            <text:p>71.9577286243</text:p>
          </table:table-cell>
          <table:table-cell table:formula="of:=[.D787]/([.E787]-[.E786])" office:value-type="float" office:value="49250.0413232472" calcext:value-type="float">
            <text:p>49250.0413232472</text:p>
          </table:table-cell>
          <table:table-cell table:formula="of:=[.E787]-[.E786]" office:value-type="float" office:value="0.0908019542694092" calcext:value-type="float">
            <text:p>0.090801954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5911376.97908" calcext:value-type="float">
            <text:p>1455911376.97908</text:p>
          </table:table-cell>
          <table:table-cell office:value-type="float" office:value="1455911376.97925" calcext:value-type="float">
            <text:p>1455911376.97925</text:p>
          </table:table-cell>
          <table:table-cell office:value-type="float" office:value="4424" calcext:value-type="float">
            <text:p>4424</text:p>
          </table:table-cell>
          <table:table-cell table:formula="of:=[.B788]-[.B$2]" office:value-type="float" office:value="72.0491728782654" calcext:value-type="float">
            <text:p>72.0491728783</text:p>
          </table:table-cell>
          <table:table-cell table:formula="of:=[.D788]/([.E788]-[.E787])" office:value-type="float" office:value="48379.2016477858" calcext:value-type="float">
            <text:p>48379.2016477858</text:p>
          </table:table-cell>
          <table:table-cell table:formula="of:=[.E788]-[.E787]" office:value-type="float" office:value="0.0914442539215088" calcext:value-type="float">
            <text:p>0.091444253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5911377.0698" calcext:value-type="float">
            <text:p>1455911377.0698</text:p>
          </table:table-cell>
          <table:table-cell office:value-type="float" office:value="1455911377.06997" calcext:value-type="float">
            <text:p>1455911377.06997</text:p>
          </table:table-cell>
          <table:table-cell office:value-type="float" office:value="4384" calcext:value-type="float">
            <text:p>4384</text:p>
          </table:table-cell>
          <table:table-cell table:formula="of:=[.B789]-[.B$2]" office:value-type="float" office:value="72.1398952007294" calcext:value-type="float">
            <text:p>72.1398952007</text:p>
          </table:table-cell>
          <table:table-cell table:formula="of:=[.D789]/([.E789]-[.E788])" office:value-type="float" office:value="48323.2778982279" calcext:value-type="float">
            <text:p>48323.2778982279</text:p>
          </table:table-cell>
          <table:table-cell table:formula="of:=[.E789]-[.E788]" office:value-type="float" office:value="0.0907223224639893" calcext:value-type="float">
            <text:p>0.090722322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5911377.16218" calcext:value-type="float">
            <text:p>1455911377.16218</text:p>
          </table:table-cell>
          <table:table-cell office:value-type="float" office:value="1455911377.16236" calcext:value-type="float">
            <text:p>1455911377.16236</text:p>
          </table:table-cell>
          <table:table-cell office:value-type="float" office:value="4352" calcext:value-type="float">
            <text:p>4352</text:p>
          </table:table-cell>
          <table:table-cell table:formula="of:=[.B790]-[.B$2]" office:value-type="float" office:value="72.2322747707367" calcext:value-type="float">
            <text:p>72.2322747707</text:p>
          </table:table-cell>
          <table:table-cell table:formula="of:=[.D790]/([.E790]-[.E789])" office:value-type="float" office:value="47109.9832966852" calcext:value-type="float">
            <text:p>47109.9832966852</text:p>
          </table:table-cell>
          <table:table-cell table:formula="of:=[.E790]-[.E789]" office:value-type="float" office:value="0.0923795700073242" calcext:value-type="float">
            <text:p>0.0923795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5911377.25308" calcext:value-type="float">
            <text:p>1455911377.25308</text:p>
          </table:table-cell>
          <table:table-cell office:value-type="float" office:value="1455911377.25326" calcext:value-type="float">
            <text:p>1455911377.25326</text:p>
          </table:table-cell>
          <table:table-cell office:value-type="float" office:value="4328" calcext:value-type="float">
            <text:p>4328</text:p>
          </table:table-cell>
          <table:table-cell table:formula="of:=[.B791]-[.B$2]" office:value-type="float" office:value="72.3231761455536" calcext:value-type="float">
            <text:p>72.3231761456</text:p>
          </table:table-cell>
          <table:table-cell table:formula="of:=[.D791]/([.E791]-[.E790])" office:value-type="float" office:value="47612.0411678924" calcext:value-type="float">
            <text:p>47612.0411678924</text:p>
          </table:table-cell>
          <table:table-cell table:formula="of:=[.E791]-[.E790]" office:value-type="float" office:value="0.0909013748168945" calcext:value-type="float">
            <text:p>0.09090137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5911377.34439" calcext:value-type="float">
            <text:p>1455911377.34439</text:p>
          </table:table-cell>
          <table:table-cell office:value-type="float" office:value="1455911377.34456" calcext:value-type="float">
            <text:p>1455911377.34456</text:p>
          </table:table-cell>
          <table:table-cell office:value-type="float" office:value="4304" calcext:value-type="float">
            <text:p>4304</text:p>
          </table:table-cell>
          <table:table-cell table:formula="of:=[.B792]-[.B$2]" office:value-type="float" office:value="72.4144811630249" calcext:value-type="float">
            <text:p>72.414481163</text:p>
          </table:table-cell>
          <table:table-cell table:formula="of:=[.D792]/([.E792]-[.E791])" office:value-type="float" office:value="47138.7018939265" calcext:value-type="float">
            <text:p>47138.7018939265</text:p>
          </table:table-cell>
          <table:table-cell table:formula="of:=[.E792]-[.E791]" office:value-type="float" office:value="0.0913050174713135" calcext:value-type="float">
            <text:p>0.091305017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5911377.43533" calcext:value-type="float">
            <text:p>1455911377.43533</text:p>
          </table:table-cell>
          <table:table-cell office:value-type="float" office:value="1455911377.4355" calcext:value-type="float">
            <text:p>1455911377.4355</text:p>
          </table:table-cell>
          <table:table-cell office:value-type="float" office:value="4296" calcext:value-type="float">
            <text:p>4296</text:p>
          </table:table-cell>
          <table:table-cell table:formula="of:=[.B793]-[.B$2]" office:value-type="float" office:value="72.5054216384888" calcext:value-type="float">
            <text:p>72.5054216385</text:p>
          </table:table-cell>
          <table:table-cell table:formula="of:=[.D793]/([.E793]-[.E792])" office:value-type="float" office:value="47239.6914364815" calcext:value-type="float">
            <text:p>47239.6914364815</text:p>
          </table:table-cell>
          <table:table-cell table:formula="of:=[.E793]-[.E792]" office:value-type="float" office:value="0.0909404754638672" calcext:value-type="float">
            <text:p>0.09094047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5911377.52683" calcext:value-type="float">
            <text:p>1455911377.52683</text:p>
          </table:table-cell>
          <table:table-cell office:value-type="float" office:value="1455911377.52701" calcext:value-type="float">
            <text:p>1455911377.52701</text:p>
          </table:table-cell>
          <table:table-cell office:value-type="float" office:value="4296" calcext:value-type="float">
            <text:p>4296</text:p>
          </table:table-cell>
          <table:table-cell table:formula="of:=[.B794]-[.B$2]" office:value-type="float" office:value="72.5969247817993" calcext:value-type="float">
            <text:p>72.5969247818</text:p>
          </table:table-cell>
          <table:table-cell table:formula="of:=[.D794]/([.E794]-[.E793])" office:value-type="float" office:value="46949.206820361" calcext:value-type="float">
            <text:p>46949.206820361</text:p>
          </table:table-cell>
          <table:table-cell table:formula="of:=[.E794]-[.E793]" office:value-type="float" office:value="0.0915031433105469" calcext:value-type="float">
            <text:p>0.091503143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5911377.61852" calcext:value-type="float">
            <text:p>1455911377.61852</text:p>
          </table:table-cell>
          <table:table-cell office:value-type="float" office:value="1455911377.61869" calcext:value-type="float">
            <text:p>1455911377.61869</text:p>
          </table:table-cell>
          <table:table-cell office:value-type="float" office:value="4296" calcext:value-type="float">
            <text:p>4296</text:p>
          </table:table-cell>
          <table:table-cell table:formula="of:=[.B795]-[.B$2]" office:value-type="float" office:value="72.6886088848114" calcext:value-type="float">
            <text:p>72.6886088848</text:p>
          </table:table-cell>
          <table:table-cell table:formula="of:=[.D795]/([.E795]-[.E794])" office:value-type="float" office:value="46856.5417434879" calcext:value-type="float">
            <text:p>46856.5417434879</text:p>
          </table:table-cell>
          <table:table-cell table:formula="of:=[.E795]-[.E794]" office:value-type="float" office:value="0.091684103012085" calcext:value-type="float">
            <text:p>0.09168410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5911377.70892" calcext:value-type="float">
            <text:p>1455911377.70892</text:p>
          </table:table-cell>
          <table:table-cell office:value-type="float" office:value="1455911377.70909" calcext:value-type="float">
            <text:p>1455911377.70909</text:p>
          </table:table-cell>
          <table:table-cell office:value-type="float" office:value="4304" calcext:value-type="float">
            <text:p>4304</text:p>
          </table:table-cell>
          <table:table-cell table:formula="of:=[.B796]-[.B$2]" office:value-type="float" office:value="72.779009103775" calcext:value-type="float">
            <text:p>72.7790091038</text:p>
          </table:table-cell>
          <table:table-cell table:formula="of:=[.D796]/([.E796]-[.E795])" office:value-type="float" office:value="47610.5041485787" calcext:value-type="float">
            <text:p>47610.5041485787</text:p>
          </table:table-cell>
          <table:table-cell table:formula="of:=[.E796]-[.E795]" office:value-type="float" office:value="0.0904002189636231" calcext:value-type="float">
            <text:p>0.09040021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5911377.80067" calcext:value-type="float">
            <text:p>1455911377.80067</text:p>
          </table:table-cell>
          <table:table-cell office:value-type="float" office:value="1455911377.80084" calcext:value-type="float">
            <text:p>1455911377.80084</text:p>
          </table:table-cell>
          <table:table-cell office:value-type="float" office:value="4320" calcext:value-type="float">
            <text:p>4320</text:p>
          </table:table-cell>
          <table:table-cell table:formula="of:=[.B797]-[.B$2]" office:value-type="float" office:value="72.8707649707794" calcext:value-type="float">
            <text:p>72.8707649708</text:p>
          </table:table-cell>
          <table:table-cell table:formula="of:=[.D797]/([.E797]-[.E796])" office:value-type="float" office:value="47081.4580150292" calcext:value-type="float">
            <text:p>47081.4580150292</text:p>
          </table:table-cell>
          <table:table-cell table:formula="of:=[.E797]-[.E796]" office:value-type="float" office:value="0.0917558670043945" calcext:value-type="float">
            <text:p>0.09175586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5911377.89102" calcext:value-type="float">
            <text:p>1455911377.89102</text:p>
          </table:table-cell>
          <table:table-cell office:value-type="float" office:value="1455911377.89119" calcext:value-type="float">
            <text:p>1455911377.89119</text:p>
          </table:table-cell>
          <table:table-cell office:value-type="float" office:value="4344" calcext:value-type="float">
            <text:p>4344</text:p>
          </table:table-cell>
          <table:table-cell table:formula="of:=[.B798]-[.B$2]" office:value-type="float" office:value="72.9611101150513" calcext:value-type="float">
            <text:p>72.9611101151</text:p>
          </table:table-cell>
          <table:table-cell table:formula="of:=[.D798]/([.E798]-[.E797])" office:value-type="float" office:value="48082.2742053386" calcext:value-type="float">
            <text:p>48082.2742053386</text:p>
          </table:table-cell>
          <table:table-cell table:formula="of:=[.E798]-[.E797]" office:value-type="float" office:value="0.0903451442718506" calcext:value-type="float">
            <text:p>0.090345144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5911377.98353" calcext:value-type="float">
            <text:p>1455911377.98353</text:p>
          </table:table-cell>
          <table:table-cell office:value-type="float" office:value="1455911377.9837" calcext:value-type="float">
            <text:p>1455911377.9837</text:p>
          </table:table-cell>
          <table:table-cell office:value-type="float" office:value="4384" calcext:value-type="float">
            <text:p>4384</text:p>
          </table:table-cell>
          <table:table-cell table:formula="of:=[.B799]-[.B$2]" office:value-type="float" office:value="73.053624868393" calcext:value-type="float">
            <text:p>73.0536248684</text:p>
          </table:table-cell>
          <table:table-cell table:formula="of:=[.D799]/([.E799]-[.E798])" office:value-type="float" office:value="47387.0365714433" calcext:value-type="float">
            <text:p>47387.0365714433</text:p>
          </table:table-cell>
          <table:table-cell table:formula="of:=[.E799]-[.E798]" office:value-type="float" office:value="0.0925147533416748" calcext:value-type="float">
            <text:p>0.092514753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5911378.07418" calcext:value-type="float">
            <text:p>1455911378.07418</text:p>
          </table:table-cell>
          <table:table-cell office:value-type="float" office:value="1455911378.07436" calcext:value-type="float">
            <text:p>1455911378.07436</text:p>
          </table:table-cell>
          <table:table-cell office:value-type="float" office:value="4416" calcext:value-type="float">
            <text:p>4416</text:p>
          </table:table-cell>
          <table:table-cell table:formula="of:=[.B800]-[.B$2]" office:value-type="float" office:value="73.1442763805389" calcext:value-type="float">
            <text:p>73.1442763805</text:p>
          </table:table-cell>
          <table:table-cell table:formula="of:=[.D800]/([.E800]-[.E799])" office:value-type="float" office:value="48714.0246804482" calcext:value-type="float">
            <text:p>48714.0246804482</text:p>
          </table:table-cell>
          <table:table-cell table:formula="of:=[.E800]-[.E799]" office:value-type="float" office:value="0.0906515121459961" calcext:value-type="float">
            <text:p>0.090651512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5911378.16544" calcext:value-type="float">
            <text:p>1455911378.16544</text:p>
          </table:table-cell>
          <table:table-cell office:value-type="float" office:value="1455911378.16563" calcext:value-type="float">
            <text:p>1455911378.16563</text:p>
          </table:table-cell>
          <table:table-cell office:value-type="float" office:value="4464" calcext:value-type="float">
            <text:p>4464</text:p>
          </table:table-cell>
          <table:table-cell table:formula="of:=[.B801]-[.B$2]" office:value-type="float" office:value="73.2355351448059" calcext:value-type="float">
            <text:p>73.2355351448</text:p>
          </table:table-cell>
          <table:table-cell table:formula="of:=[.D801]/([.E801]-[.E800])" office:value-type="float" office:value="48915.8497362625" calcext:value-type="float">
            <text:p>48915.8497362625</text:p>
          </table:table-cell>
          <table:table-cell table:formula="of:=[.E801]-[.E800]" office:value-type="float" office:value="0.0912587642669678" calcext:value-type="float">
            <text:p>0.09125876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5911378.25758" calcext:value-type="float">
            <text:p>1455911378.25758</text:p>
          </table:table-cell>
          <table:table-cell office:value-type="float" office:value="1455911378.25775" calcext:value-type="float">
            <text:p>1455911378.25775</text:p>
          </table:table-cell>
          <table:table-cell office:value-type="float" office:value="4520" calcext:value-type="float">
            <text:p>4520</text:p>
          </table:table-cell>
          <table:table-cell table:formula="of:=[.B802]-[.B$2]" office:value-type="float" office:value="73.3276734352112" calcext:value-type="float">
            <text:p>73.3276734352</text:p>
          </table:table-cell>
          <table:table-cell table:formula="of:=[.D802]/([.E802]-[.E801])" office:value-type="float" office:value="49056.6948889395" calcext:value-type="float">
            <text:p>49056.6948889395</text:p>
          </table:table-cell>
          <table:table-cell table:formula="of:=[.E802]-[.E801]" office:value-type="float" office:value="0.0921382904052734" calcext:value-type="float">
            <text:p>0.092138290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5911378.34807" calcext:value-type="float">
            <text:p>1455911378.34807</text:p>
          </table:table-cell>
          <table:table-cell office:value-type="float" office:value="1455911378.34824" calcext:value-type="float">
            <text:p>1455911378.34824</text:p>
          </table:table-cell>
          <table:table-cell office:value-type="float" office:value="4576" calcext:value-type="float">
            <text:p>4576</text:p>
          </table:table-cell>
          <table:table-cell table:formula="of:=[.B803]-[.B$2]" office:value-type="float" office:value="73.4181613922119" calcext:value-type="float">
            <text:p>73.4181613922</text:p>
          </table:table-cell>
          <table:table-cell table:formula="of:=[.D803]/([.E803]-[.E802])" office:value-type="float" office:value="50570.2653886081" calcext:value-type="float">
            <text:p>50570.2653886081</text:p>
          </table:table-cell>
          <table:table-cell table:formula="of:=[.E803]-[.E802]" office:value-type="float" office:value="0.0904879570007324" calcext:value-type="float">
            <text:p>0.09048795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5911378.44003" calcext:value-type="float">
            <text:p>1455911378.44003</text:p>
          </table:table-cell>
          <table:table-cell office:value-type="float" office:value="1455911378.4402" calcext:value-type="float">
            <text:p>1455911378.4402</text:p>
          </table:table-cell>
          <table:table-cell office:value-type="float" office:value="4640" calcext:value-type="float">
            <text:p>4640</text:p>
          </table:table-cell>
          <table:table-cell table:formula="of:=[.B804]-[.B$2]" office:value-type="float" office:value="73.5101182460785" calcext:value-type="float">
            <text:p>73.5101182461</text:p>
          </table:table-cell>
          <table:table-cell table:formula="of:=[.D804]/([.E804]-[.E803])" office:value-type="float" office:value="50458.4465964039" calcext:value-type="float">
            <text:p>50458.4465964039</text:p>
          </table:table-cell>
          <table:table-cell table:formula="of:=[.E804]-[.E803]" office:value-type="float" office:value="0.0919568538665772" calcext:value-type="float">
            <text:p>0.091956853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5911378.53088" calcext:value-type="float">
            <text:p>1455911378.53088</text:p>
          </table:table-cell>
          <table:table-cell office:value-type="float" office:value="1455911378.53106" calcext:value-type="float">
            <text:p>1455911378.53106</text:p>
          </table:table-cell>
          <table:table-cell office:value-type="float" office:value="4712" calcext:value-type="float">
            <text:p>4712</text:p>
          </table:table-cell>
          <table:table-cell table:formula="of:=[.B805]-[.B$2]" office:value-type="float" office:value="73.6009728908539" calcext:value-type="float">
            <text:p>73.6009728909</text:p>
          </table:table-cell>
          <table:table-cell table:formula="of:=[.D805]/([.E805]-[.E804])" office:value-type="float" office:value="51863.0611747911" calcext:value-type="float">
            <text:p>51863.0611747911</text:p>
          </table:table-cell>
          <table:table-cell table:formula="of:=[.E805]-[.E804]" office:value-type="float" office:value="0.0908546447753906" calcext:value-type="float">
            <text:p>0.090854644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5911378.62297" calcext:value-type="float">
            <text:p>1455911378.62297</text:p>
          </table:table-cell>
          <table:table-cell office:value-type="float" office:value="1455911378.62315" calcext:value-type="float">
            <text:p>1455911378.62315</text:p>
          </table:table-cell>
          <table:table-cell office:value-type="float" office:value="4792" calcext:value-type="float">
            <text:p>4792</text:p>
          </table:table-cell>
          <table:table-cell table:formula="of:=[.B806]-[.B$2]" office:value-type="float" office:value="73.6930656433106" calcext:value-type="float">
            <text:p>73.6930656433</text:p>
          </table:table-cell>
          <table:table-cell table:formula="of:=[.D806]/([.E806]-[.E805])" office:value-type="float" office:value="52034.4964415621" calcext:value-type="float">
            <text:p>52034.4964415621</text:p>
          </table:table-cell>
          <table:table-cell table:formula="of:=[.E806]-[.E805]" office:value-type="float" office:value="0.092092752456665" calcext:value-type="float">
            <text:p>0.092092752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5911378.71396" calcext:value-type="float">
            <text:p>1455911378.71396</text:p>
          </table:table-cell>
          <table:table-cell office:value-type="float" office:value="1455911378.71412" calcext:value-type="float">
            <text:p>1455911378.71412</text:p>
          </table:table-cell>
          <table:table-cell office:value-type="float" office:value="4872" calcext:value-type="float">
            <text:p>4872</text:p>
          </table:table-cell>
          <table:table-cell table:formula="of:=[.B807]-[.B$2]" office:value-type="float" office:value="73.7840487957001" calcext:value-type="float">
            <text:p>73.7840487957</text:p>
          </table:table-cell>
          <table:table-cell table:formula="of:=[.D807]/([.E807]-[.E806])" office:value-type="float" office:value="53548.3754084657" calcext:value-type="float">
            <text:p>53548.3754084657</text:p>
          </table:table-cell>
          <table:table-cell table:formula="of:=[.E807]-[.E806]" office:value-type="float" office:value="0.0909831523895264" calcext:value-type="float">
            <text:p>0.090983152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5911378.80484" calcext:value-type="float">
            <text:p>1455911378.80484</text:p>
          </table:table-cell>
          <table:table-cell office:value-type="float" office:value="1455911378.80502" calcext:value-type="float">
            <text:p>1455911378.80502</text:p>
          </table:table-cell>
          <table:table-cell office:value-type="float" office:value="4952" calcext:value-type="float">
            <text:p>4952</text:p>
          </table:table-cell>
          <table:table-cell table:formula="of:=[.B808]-[.B$2]" office:value-type="float" office:value="73.8749344348908" calcext:value-type="float">
            <text:p>73.8749344349</text:p>
          </table:table-cell>
          <table:table-cell table:formula="of:=[.D808]/([.E808]-[.E807])" office:value-type="float" office:value="54486.0557079973" calcext:value-type="float">
            <text:p>54486.0557079973</text:p>
          </table:table-cell>
          <table:table-cell table:formula="of:=[.E808]-[.E807]" office:value-type="float" office:value="0.0908856391906738" calcext:value-type="float">
            <text:p>0.090885639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5911378.89784" calcext:value-type="float">
            <text:p>1455911378.89784</text:p>
          </table:table-cell>
          <table:table-cell office:value-type="float" office:value="1455911378.898" calcext:value-type="float">
            <text:p>1455911378.898</text:p>
          </table:table-cell>
          <table:table-cell office:value-type="float" office:value="5048" calcext:value-type="float">
            <text:p>5048</text:p>
          </table:table-cell>
          <table:table-cell table:formula="of:=[.B809]-[.B$2]" office:value-type="float" office:value="73.9679307937622" calcext:value-type="float">
            <text:p>73.9679307938</text:p>
          </table:table-cell>
          <table:table-cell table:formula="of:=[.D809]/([.E809]-[.E808])" office:value-type="float" office:value="54281.6951250465" calcext:value-type="float">
            <text:p>54281.6951250465</text:p>
          </table:table-cell>
          <table:table-cell table:formula="of:=[.E809]-[.E808]" office:value-type="float" office:value="0.09299635887146" calcext:value-type="float">
            <text:p>0.092996358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5911378.98888" calcext:value-type="float">
            <text:p>1455911378.98888</text:p>
          </table:table-cell>
          <table:table-cell office:value-type="float" office:value="1455911378.98905" calcext:value-type="float">
            <text:p>1455911378.98905</text:p>
          </table:table-cell>
          <table:table-cell office:value-type="float" office:value="5144" calcext:value-type="float">
            <text:p>5144</text:p>
          </table:table-cell>
          <table:table-cell table:formula="of:=[.B810]-[.B$2]" office:value-type="float" office:value="74.058974981308" calcext:value-type="float">
            <text:p>74.0589749813</text:p>
          </table:table-cell>
          <table:table-cell table:formula="of:=[.D810]/([.E810]-[.E809])" office:value-type="float" office:value="56500.0373847439" calcext:value-type="float">
            <text:p>56500.0373847439</text:p>
          </table:table-cell>
          <table:table-cell table:formula="of:=[.E810]-[.E809]" office:value-type="float" office:value="0.0910441875457764" calcext:value-type="float">
            <text:p>0.091044187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5911379.08061" calcext:value-type="float">
            <text:p>1455911379.08061</text:p>
          </table:table-cell>
          <table:table-cell office:value-type="float" office:value="1455911379.0808" calcext:value-type="float">
            <text:p>1455911379.0808</text:p>
          </table:table-cell>
          <table:table-cell office:value-type="float" office:value="5240" calcext:value-type="float">
            <text:p>5240</text:p>
          </table:table-cell>
          <table:table-cell table:formula="of:=[.B811]-[.B$2]" office:value-type="float" office:value="74.1507034301758" calcext:value-type="float">
            <text:p>74.1507034302</text:p>
          </table:table-cell>
          <table:table-cell table:formula="of:=[.D811]/([.E811]-[.E810])" office:value-type="float" office:value="57125.1347283989" calcext:value-type="float">
            <text:p>57125.1347283989</text:p>
          </table:table-cell>
          <table:table-cell table:formula="of:=[.E811]-[.E810]" office:value-type="float" office:value="0.0917284488677979" calcext:value-type="float">
            <text:p>0.091728448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5911379.17179" calcext:value-type="float">
            <text:p>1455911379.17179</text:p>
          </table:table-cell>
          <table:table-cell office:value-type="float" office:value="1455911379.17196" calcext:value-type="float">
            <text:p>1455911379.17196</text:p>
          </table:table-cell>
          <table:table-cell office:value-type="float" office:value="5344" calcext:value-type="float">
            <text:p>5344</text:p>
          </table:table-cell>
          <table:table-cell table:formula="of:=[.B812]-[.B$2]" office:value-type="float" office:value="74.2418835163116" calcext:value-type="float">
            <text:p>74.2418835163</text:p>
          </table:table-cell>
          <table:table-cell table:formula="of:=[.D812]/([.E812]-[.E811])" office:value-type="float" office:value="58609.2887874343" calcext:value-type="float">
            <text:p>58609.2887874343</text:p>
          </table:table-cell>
          <table:table-cell table:formula="of:=[.E812]-[.E811]" office:value-type="float" office:value="0.0911800861358643" calcext:value-type="float">
            <text:p>0.091180086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5911379.2637" calcext:value-type="float">
            <text:p>1455911379.2637</text:p>
          </table:table-cell>
          <table:table-cell office:value-type="float" office:value="1455911379.26386" calcext:value-type="float">
            <text:p>1455911379.26386</text:p>
          </table:table-cell>
          <table:table-cell office:value-type="float" office:value="5456" calcext:value-type="float">
            <text:p>5456</text:p>
          </table:table-cell>
          <table:table-cell table:formula="of:=[.B813]-[.B$2]" office:value-type="float" office:value="74.3337914943695" calcext:value-type="float">
            <text:p>74.3337914944</text:p>
          </table:table-cell>
          <table:table-cell table:formula="of:=[.D813]/([.E813]-[.E812])" office:value-type="float" office:value="59363.7257101352" calcext:value-type="float">
            <text:p>59363.7257101352</text:p>
          </table:table-cell>
          <table:table-cell table:formula="of:=[.E813]-[.E812]" office:value-type="float" office:value="0.0919079780578613" calcext:value-type="float">
            <text:p>0.091907978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5911379.35511" calcext:value-type="float">
            <text:p>1455911379.35511</text:p>
          </table:table-cell>
          <table:table-cell office:value-type="float" office:value="1455911379.35527" calcext:value-type="float">
            <text:p>1455911379.35527</text:p>
          </table:table-cell>
          <table:table-cell office:value-type="float" office:value="5560" calcext:value-type="float">
            <text:p>5560</text:p>
          </table:table-cell>
          <table:table-cell table:formula="of:=[.B814]-[.B$2]" office:value-type="float" office:value="74.4251978397369" calcext:value-type="float">
            <text:p>74.4251978397</text:p>
          </table:table-cell>
          <table:table-cell table:formula="of:=[.D814]/([.E814]-[.E813])" office:value-type="float" office:value="60827.2869640519" calcext:value-type="float">
            <text:p>60827.2869640519</text:p>
          </table:table-cell>
          <table:table-cell table:formula="of:=[.E814]-[.E813]" office:value-type="float" office:value="0.0914063453674316" calcext:value-type="float">
            <text:p>0.091406345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5911379.44597" calcext:value-type="float">
            <text:p>1455911379.44597</text:p>
          </table:table-cell>
          <table:table-cell office:value-type="float" office:value="1455911379.44615" calcext:value-type="float">
            <text:p>1455911379.44615</text:p>
          </table:table-cell>
          <table:table-cell office:value-type="float" office:value="5672" calcext:value-type="float">
            <text:p>5672</text:p>
          </table:table-cell>
          <table:table-cell table:formula="of:=[.B815]-[.B$2]" office:value-type="float" office:value="74.5160622596741" calcext:value-type="float">
            <text:p>74.5160622597</text:p>
          </table:table-cell>
          <table:table-cell table:formula="of:=[.D815]/([.E815]-[.E814])" office:value-type="float" office:value="62422.6732963714" calcext:value-type="float">
            <text:p>62422.6732963714</text:p>
          </table:table-cell>
          <table:table-cell table:formula="of:=[.E815]-[.E814]" office:value-type="float" office:value="0.0908644199371338" calcext:value-type="float">
            <text:p>0.090864419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5911379.53882" calcext:value-type="float">
            <text:p>1455911379.53882</text:p>
          </table:table-cell>
          <table:table-cell office:value-type="float" office:value="1455911379.539" calcext:value-type="float">
            <text:p>1455911379.539</text:p>
          </table:table-cell>
          <table:table-cell office:value-type="float" office:value="5784" calcext:value-type="float">
            <text:p>5784</text:p>
          </table:table-cell>
          <table:table-cell table:formula="of:=[.B816]-[.B$2]" office:value-type="float" office:value="74.6089146137238" calcext:value-type="float">
            <text:p>74.6089146137</text:p>
          </table:table-cell>
          <table:table-cell table:formula="of:=[.D816]/([.E816]-[.E815])" office:value-type="float" office:value="62292.4433009544" calcext:value-type="float">
            <text:p>62292.4433009544</text:p>
          </table:table-cell>
          <table:table-cell table:formula="of:=[.E816]-[.E815]" office:value-type="float" office:value="0.0928523540496826" calcext:value-type="float">
            <text:p>0.09285235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5911379.63006" calcext:value-type="float">
            <text:p>1455911379.63006</text:p>
          </table:table-cell>
          <table:table-cell office:value-type="float" office:value="1455911379.63023" calcext:value-type="float">
            <text:p>1455911379.63023</text:p>
          </table:table-cell>
          <table:table-cell office:value-type="float" office:value="5896" calcext:value-type="float">
            <text:p>5896</text:p>
          </table:table-cell>
          <table:table-cell table:formula="of:=[.B817]-[.B$2]" office:value-type="float" office:value="74.7001552581787" calcext:value-type="float">
            <text:p>74.7001552582</text:p>
          </table:table-cell>
          <table:table-cell table:formula="of:=[.D817]/([.E817]-[.E816])" office:value-type="float" office:value="64620.323927137" calcext:value-type="float">
            <text:p>64620.323927137</text:p>
          </table:table-cell>
          <table:table-cell table:formula="of:=[.E817]-[.E816]" office:value-type="float" office:value="0.0912406444549561" calcext:value-type="float">
            <text:p>0.091240644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5911379.7231" calcext:value-type="float">
            <text:p>1455911379.7231</text:p>
          </table:table-cell>
          <table:table-cell office:value-type="float" office:value="1455911379.72327" calcext:value-type="float">
            <text:p>1455911379.72327</text:p>
          </table:table-cell>
          <table:table-cell office:value-type="float" office:value="6016" calcext:value-type="float">
            <text:p>6016</text:p>
          </table:table-cell>
          <table:table-cell table:formula="of:=[.B818]-[.B$2]" office:value-type="float" office:value="74.7931926250458" calcext:value-type="float">
            <text:p>74.793192625</text:p>
          </table:table-cell>
          <table:table-cell table:formula="of:=[.D818]/([.E818]-[.E817])" office:value-type="float" office:value="64662.191145154" calcext:value-type="float">
            <text:p>64662.191145154</text:p>
          </table:table-cell>
          <table:table-cell table:formula="of:=[.E818]-[.E817]" office:value-type="float" office:value="0.0930373668670654" calcext:value-type="float">
            <text:p>0.093037366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5911379.81433" calcext:value-type="float">
            <text:p>1455911379.81433</text:p>
          </table:table-cell>
          <table:table-cell office:value-type="float" office:value="1455911379.81449" calcext:value-type="float">
            <text:p>1455911379.81449</text:p>
          </table:table-cell>
          <table:table-cell office:value-type="float" office:value="6128" calcext:value-type="float">
            <text:p>6128</text:p>
          </table:table-cell>
          <table:table-cell table:formula="of:=[.B819]-[.B$2]" office:value-type="float" office:value="74.8844208717346" calcext:value-type="float">
            <text:p>74.8844208717</text:p>
          </table:table-cell>
          <table:table-cell table:formula="of:=[.D819]/([.E819]-[.E818])" office:value-type="float" office:value="67172.1777236508" calcext:value-type="float">
            <text:p>67172.1777236508</text:p>
          </table:table-cell>
          <table:table-cell table:formula="of:=[.E819]-[.E818]" office:value-type="float" office:value="0.0912282466888428" calcext:value-type="float">
            <text:p>0.091228246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5911379.9063" calcext:value-type="float">
            <text:p>1455911379.9063</text:p>
          </table:table-cell>
          <table:table-cell office:value-type="float" office:value="1455911379.90647" calcext:value-type="float">
            <text:p>1455911379.90647</text:p>
          </table:table-cell>
          <table:table-cell office:value-type="float" office:value="6248" calcext:value-type="float">
            <text:p>6248</text:p>
          </table:table-cell>
          <table:table-cell table:formula="of:=[.B820]-[.B$2]" office:value-type="float" office:value="74.9763925075531" calcext:value-type="float">
            <text:p>74.9763925076</text:p>
          </table:table-cell>
          <table:table-cell table:formula="of:=[.D820]/([.E820]-[.E819])" office:value-type="float" office:value="67933.9879561486" calcext:value-type="float">
            <text:p>67933.9879561486</text:p>
          </table:table-cell>
          <table:table-cell table:formula="of:=[.E820]-[.E819]" office:value-type="float" office:value="0.0919716358184814" calcext:value-type="float">
            <text:p>0.091971635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5911379.99754" calcext:value-type="float">
            <text:p>1455911379.99754</text:p>
          </table:table-cell>
          <table:table-cell office:value-type="float" office:value="1455911379.99772" calcext:value-type="float">
            <text:p>1455911379.99772</text:p>
          </table:table-cell>
          <table:table-cell office:value-type="float" office:value="6360" calcext:value-type="float">
            <text:p>6360</text:p>
          </table:table-cell>
          <table:table-cell table:formula="of:=[.B821]-[.B$2]" office:value-type="float" office:value="75.0676333904266" calcext:value-type="float">
            <text:p>75.0676333904</text:p>
          </table:table-cell>
          <table:table-cell table:formula="of:=[.D821]/([.E821]-[.E820])" office:value-type="float" office:value="69705.5946818852" calcext:value-type="float">
            <text:p>69705.5946818852</text:p>
          </table:table-cell>
          <table:table-cell table:formula="of:=[.E821]-[.E820]" office:value-type="float" office:value="0.0912408828735352" calcext:value-type="float">
            <text:p>0.091240882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5911380.08916" calcext:value-type="float">
            <text:p>1455911380.08916</text:p>
          </table:table-cell>
          <table:table-cell office:value-type="float" office:value="1455911380.08941" calcext:value-type="float">
            <text:p>1455911380.08941</text:p>
          </table:table-cell>
          <table:table-cell office:value-type="float" office:value="6472" calcext:value-type="float">
            <text:p>6472</text:p>
          </table:table-cell>
          <table:table-cell table:formula="of:=[.B822]-[.B$2]" office:value-type="float" office:value="75.159252166748" calcext:value-type="float">
            <text:p>75.1592521667</text:p>
          </table:table-cell>
          <table:table-cell table:formula="of:=[.D822]/([.E822]-[.E821])" office:value-type="float" office:value="70640.541817491" calcext:value-type="float">
            <text:p>70640.541817491</text:p>
          </table:table-cell>
          <table:table-cell table:formula="of:=[.E822]-[.E821]" office:value-type="float" office:value="0.0916187763214111" calcext:value-type="float">
            <text:p>0.091618776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5911380.18192" calcext:value-type="float">
            <text:p>1455911380.18192</text:p>
          </table:table-cell>
          <table:table-cell office:value-type="float" office:value="1455911380.18209" calcext:value-type="float">
            <text:p>1455911380.18209</text:p>
          </table:table-cell>
          <table:table-cell office:value-type="float" office:value="6584" calcext:value-type="float">
            <text:p>6584</text:p>
          </table:table-cell>
          <table:table-cell table:formula="of:=[.B823]-[.B$2]" office:value-type="float" office:value="75.252014875412" calcext:value-type="float">
            <text:p>75.2520148754</text:p>
          </table:table-cell>
          <table:table-cell table:formula="of:=[.D823]/([.E823]-[.E822])" office:value-type="float" office:value="70976.7976251365" calcext:value-type="float">
            <text:p>70976.7976251365</text:p>
          </table:table-cell>
          <table:table-cell table:formula="of:=[.E823]-[.E822]" office:value-type="float" office:value="0.0927627086639404" calcext:value-type="float">
            <text:p>0.092762708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5911380.27345" calcext:value-type="float">
            <text:p>1455911380.27345</text:p>
          </table:table-cell>
          <table:table-cell office:value-type="float" office:value="1455911380.27361" calcext:value-type="float">
            <text:p>1455911380.27361</text:p>
          </table:table-cell>
          <table:table-cell office:value-type="float" office:value="6696" calcext:value-type="float">
            <text:p>6696</text:p>
          </table:table-cell>
          <table:table-cell table:formula="of:=[.B824]-[.B$2]" office:value-type="float" office:value="75.3435385227203" calcext:value-type="float">
            <text:p>75.3435385227</text:p>
          </table:table-cell>
          <table:table-cell table:formula="of:=[.D824]/([.E824]-[.E823])" office:value-type="float" office:value="73161.4199928102" calcext:value-type="float">
            <text:p>73161.4199928102</text:p>
          </table:table-cell>
          <table:table-cell table:formula="of:=[.E824]-[.E823]" office:value-type="float" office:value="0.0915236473083496" calcext:value-type="float">
            <text:p>0.091523647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5911380.36552" calcext:value-type="float">
            <text:p>1455911380.36552</text:p>
          </table:table-cell>
          <table:table-cell office:value-type="float" office:value="1455911380.36569" calcext:value-type="float">
            <text:p>1455911380.36569</text:p>
          </table:table-cell>
          <table:table-cell office:value-type="float" office:value="6800" calcext:value-type="float">
            <text:p>6800</text:p>
          </table:table-cell>
          <table:table-cell table:formula="of:=[.B825]-[.B$2]" office:value-type="float" office:value="75.4356129169464" calcext:value-type="float">
            <text:p>75.4356129169</text:p>
          </table:table-cell>
          <table:table-cell table:formula="of:=[.D825]/([.E825]-[.E824])" office:value-type="float" office:value="73853.3232518877" calcext:value-type="float">
            <text:p>73853.3232518877</text:p>
          </table:table-cell>
          <table:table-cell table:formula="of:=[.E825]-[.E824]" office:value-type="float" office:value="0.0920743942260742" calcext:value-type="float">
            <text:p>0.092074394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5911380.45706" calcext:value-type="float">
            <text:p>1455911380.45706</text:p>
          </table:table-cell>
          <table:table-cell office:value-type="float" office:value="1455911380.45723" calcext:value-type="float">
            <text:p>1455911380.45723</text:p>
          </table:table-cell>
          <table:table-cell office:value-type="float" office:value="6904" calcext:value-type="float">
            <text:p>6904</text:p>
          </table:table-cell>
          <table:table-cell table:formula="of:=[.B826]-[.B$2]" office:value-type="float" office:value="75.5271527767181" calcext:value-type="float">
            <text:p>75.5271527767</text:p>
          </table:table-cell>
          <table:table-cell table:formula="of:=[.D826]/([.E826]-[.E825])" office:value-type="float" office:value="75420.6967021404" calcext:value-type="float">
            <text:p>75420.6967021404</text:p>
          </table:table-cell>
          <table:table-cell table:formula="of:=[.E826]-[.E825]" office:value-type="float" office:value="0.0915398597717285" calcext:value-type="float">
            <text:p>0.091539859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5911380.54993" calcext:value-type="float">
            <text:p>1455911380.54993</text:p>
          </table:table-cell>
          <table:table-cell office:value-type="float" office:value="1455911380.5501" calcext:value-type="float">
            <text:p>1455911380.5501</text:p>
          </table:table-cell>
          <table:table-cell office:value-type="float" office:value="7008" calcext:value-type="float">
            <text:p>7008</text:p>
          </table:table-cell>
          <table:table-cell table:formula="of:=[.B827]-[.B$2]" office:value-type="float" office:value="75.6200227737427" calcext:value-type="float">
            <text:p>75.6200227737</text:p>
          </table:table-cell>
          <table:table-cell table:formula="of:=[.D827]/([.E827]-[.E826])" office:value-type="float" office:value="75460.3232963224" calcext:value-type="float">
            <text:p>75460.3232963224</text:p>
          </table:table-cell>
          <table:table-cell table:formula="of:=[.E827]-[.E826]" office:value-type="float" office:value="0.0928699970245361" calcext:value-type="float">
            <text:p>0.09286999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5911380.64106" calcext:value-type="float">
            <text:p>1455911380.64106</text:p>
          </table:table-cell>
          <table:table-cell office:value-type="float" office:value="1455911380.64123" calcext:value-type="float">
            <text:p>1455911380.64123</text:p>
          </table:table-cell>
          <table:table-cell office:value-type="float" office:value="7104" calcext:value-type="float">
            <text:p>7104</text:p>
          </table:table-cell>
          <table:table-cell table:formula="of:=[.B828]-[.B$2]" office:value-type="float" office:value="75.7111532688141" calcext:value-type="float">
            <text:p>75.7111532688</text:p>
          </table:table-cell>
          <table:table-cell table:formula="of:=[.D828]/([.E828]-[.E827])" office:value-type="float" office:value="77954.1469014648" calcext:value-type="float">
            <text:p>77954.1469014648</text:p>
          </table:table-cell>
          <table:table-cell table:formula="of:=[.E828]-[.E827]" office:value-type="float" office:value="0.0911304950714111" calcext:value-type="float">
            <text:p>0.091130495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5911380.73241" calcext:value-type="float">
            <text:p>1455911380.73241</text:p>
          </table:table-cell>
          <table:table-cell office:value-type="float" office:value="1455911380.73258" calcext:value-type="float">
            <text:p>1455911380.73258</text:p>
          </table:table-cell>
          <table:table-cell office:value-type="float" office:value="7200" calcext:value-type="float">
            <text:p>7200</text:p>
          </table:table-cell>
          <table:table-cell table:formula="of:=[.B829]-[.B$2]" office:value-type="float" office:value="75.802497625351" calcext:value-type="float">
            <text:p>75.8024976254</text:p>
          </table:table-cell>
          <table:table-cell table:formula="of:=[.D829]/([.E829]-[.E828])" office:value-type="float" office:value="78822.6035299092" calcext:value-type="float">
            <text:p>78822.6035299092</text:p>
          </table:table-cell>
          <table:table-cell table:formula="of:=[.E829]-[.E828]" office:value-type="float" office:value="0.0913443565368652" calcext:value-type="float">
            <text:p>0.091344356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5911380.82511" calcext:value-type="float">
            <text:p>1455911380.82511</text:p>
          </table:table-cell>
          <table:table-cell office:value-type="float" office:value="1455911380.82533" calcext:value-type="float">
            <text:p>1455911380.82533</text:p>
          </table:table-cell>
          <table:table-cell office:value-type="float" office:value="7288" calcext:value-type="float">
            <text:p>7288</text:p>
          </table:table-cell>
          <table:table-cell table:formula="of:=[.B830]-[.B$2]" office:value-type="float" office:value="75.8952045440674" calcext:value-type="float">
            <text:p>75.8952045441</text:p>
          </table:table-cell>
          <table:table-cell table:formula="of:=[.D830]/([.E830]-[.E829])" office:value-type="float" office:value="78613.3343757474" calcext:value-type="float">
            <text:p>78613.3343757474</text:p>
          </table:table-cell>
          <table:table-cell table:formula="of:=[.E830]-[.E829]" office:value-type="float" office:value="0.0927069187164307" calcext:value-type="float">
            <text:p>0.092706918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5911380.91643" calcext:value-type="float">
            <text:p>1455911380.91643</text:p>
          </table:table-cell>
          <table:table-cell office:value-type="float" office:value="1455911380.91661" calcext:value-type="float">
            <text:p>1455911380.91661</text:p>
          </table:table-cell>
          <table:table-cell office:value-type="float" office:value="7376" calcext:value-type="float">
            <text:p>7376</text:p>
          </table:table-cell>
          <table:table-cell table:formula="of:=[.B831]-[.B$2]" office:value-type="float" office:value="75.9865229129791" calcext:value-type="float">
            <text:p>75.986522913</text:p>
          </table:table-cell>
          <table:table-cell table:formula="of:=[.D831]/([.E831]-[.E830])" office:value-type="float" office:value="80772.3581564265" calcext:value-type="float">
            <text:p>80772.3581564265</text:p>
          </table:table-cell>
          <table:table-cell table:formula="of:=[.E831]-[.E830]" office:value-type="float" office:value="0.0913183689117432" calcext:value-type="float">
            <text:p>0.091318368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5911381.00893" calcext:value-type="float">
            <text:p>1455911381.00893</text:p>
          </table:table-cell>
          <table:table-cell office:value-type="float" office:value="1455911381.0091" calcext:value-type="float">
            <text:p>1455911381.0091</text:p>
          </table:table-cell>
          <table:table-cell office:value-type="float" office:value="7448" calcext:value-type="float">
            <text:p>7448</text:p>
          </table:table-cell>
          <table:table-cell table:formula="of:=[.B832]-[.B$2]" office:value-type="float" office:value="76.0790257453918" calcext:value-type="float">
            <text:p>76.0790257454</text:p>
          </table:table-cell>
          <table:table-cell table:formula="of:=[.D832]/([.E832]-[.E831])" office:value-type="float" office:value="80516.45345052" calcext:value-type="float">
            <text:p>80516.45345052</text:p>
          </table:table-cell>
          <table:table-cell table:formula="of:=[.E832]-[.E831]" office:value-type="float" office:value="0.0925028324127197" calcext:value-type="float">
            <text:p>0.092502832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5911381.10012" calcext:value-type="float">
            <text:p>1455911381.10012</text:p>
          </table:table-cell>
          <table:table-cell office:value-type="float" office:value="1455911381.10031" calcext:value-type="float">
            <text:p>1455911381.10031</text:p>
          </table:table-cell>
          <table:table-cell office:value-type="float" office:value="7520" calcext:value-type="float">
            <text:p>7520</text:p>
          </table:table-cell>
          <table:table-cell table:formula="of:=[.B833]-[.B$2]" office:value-type="float" office:value="76.1702139377594" calcext:value-type="float">
            <text:p>76.1702139378</text:p>
          </table:table-cell>
          <table:table-cell table:formula="of:=[.D833]/([.E833]-[.E832])" office:value-type="float" office:value="82466.817301181" calcext:value-type="float">
            <text:p>82466.817301181</text:p>
          </table:table-cell>
          <table:table-cell table:formula="of:=[.E833]-[.E832]" office:value-type="float" office:value="0.0911881923675537" calcext:value-type="float">
            <text:p>0.091188192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5911381.19283" calcext:value-type="float">
            <text:p>1455911381.19283</text:p>
          </table:table-cell>
          <table:table-cell office:value-type="float" office:value="1455911381.19301" calcext:value-type="float">
            <text:p>1455911381.19301</text:p>
          </table:table-cell>
          <table:table-cell office:value-type="float" office:value="7592" calcext:value-type="float">
            <text:p>7592</text:p>
          </table:table-cell>
          <table:table-cell table:formula="of:=[.B834]-[.B$2]" office:value-type="float" office:value="76.2629261016846" calcext:value-type="float">
            <text:p>76.2629261017</text:p>
          </table:table-cell>
          <table:table-cell table:formula="of:=[.D834]/([.E834]-[.E833])" office:value-type="float" office:value="81887.8524518918" calcext:value-type="float">
            <text:p>81887.8524518918</text:p>
          </table:table-cell>
          <table:table-cell table:formula="of:=[.E834]-[.E833]" office:value-type="float" office:value="0.0927121639251709" calcext:value-type="float">
            <text:p>0.092712163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5911381.28398" calcext:value-type="float">
            <text:p>1455911381.28398</text:p>
          </table:table-cell>
          <table:table-cell office:value-type="float" office:value="1455911381.28415" calcext:value-type="float">
            <text:p>1455911381.28415</text:p>
          </table:table-cell>
          <table:table-cell office:value-type="float" office:value="7648" calcext:value-type="float">
            <text:p>7648</text:p>
          </table:table-cell>
          <table:table-cell table:formula="of:=[.B835]-[.B$2]" office:value-type="float" office:value="76.3540763854981" calcext:value-type="float">
            <text:p>76.3540763855</text:p>
          </table:table-cell>
          <table:table-cell table:formula="of:=[.D835]/([.E835]-[.E834])" office:value-type="float" office:value="83905.3887714746" calcext:value-type="float">
            <text:p>83905.3887714746</text:p>
          </table:table-cell>
          <table:table-cell table:formula="of:=[.E835]-[.E834]" office:value-type="float" office:value="0.0911502838134766" calcext:value-type="float">
            <text:p>0.091150283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5911381.3753" calcext:value-type="float">
            <text:p>1455911381.3753</text:p>
          </table:table-cell>
          <table:table-cell office:value-type="float" office:value="1455911381.37547" calcext:value-type="float">
            <text:p>1455911381.37547</text:p>
          </table:table-cell>
          <table:table-cell office:value-type="float" office:value="7704" calcext:value-type="float">
            <text:p>7704</text:p>
          </table:table-cell>
          <table:table-cell table:formula="of:=[.B836]-[.B$2]" office:value-type="float" office:value="76.4453892707825" calcext:value-type="float">
            <text:p>76.4453892708</text:p>
          </table:table-cell>
          <table:table-cell table:formula="of:=[.D836]/([.E836]-[.E835])" office:value-type="float" office:value="84369.2538682068" calcext:value-type="float">
            <text:p>84369.2538682068</text:p>
          </table:table-cell>
          <table:table-cell table:formula="of:=[.E836]-[.E835]" office:value-type="float" office:value="0.0913128852844238" calcext:value-type="float">
            <text:p>0.091312885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5911381.46836" calcext:value-type="float">
            <text:p>1455911381.46836</text:p>
          </table:table-cell>
          <table:table-cell office:value-type="float" office:value="1455911381.46852" calcext:value-type="float">
            <text:p>1455911381.46852</text:p>
          </table:table-cell>
          <table:table-cell office:value-type="float" office:value="7752" calcext:value-type="float">
            <text:p>7752</text:p>
          </table:table-cell>
          <table:table-cell table:formula="of:=[.B837]-[.B$2]" office:value-type="float" office:value="76.5384473800659" calcext:value-type="float">
            <text:p>76.5384473801</text:p>
          </table:table-cell>
          <table:table-cell table:formula="of:=[.D837]/([.E837]-[.E836])" office:value-type="float" office:value="83302.7885446077" calcext:value-type="float">
            <text:p>83302.7885446077</text:p>
          </table:table-cell>
          <table:table-cell table:formula="of:=[.E837]-[.E836]" office:value-type="float" office:value="0.0930581092834473" calcext:value-type="float">
            <text:p>0.093058109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5911381.5601" calcext:value-type="float">
            <text:p>1455911381.5601</text:p>
          </table:table-cell>
          <table:table-cell office:value-type="float" office:value="1455911381.56027" calcext:value-type="float">
            <text:p>1455911381.56027</text:p>
          </table:table-cell>
          <table:table-cell office:value-type="float" office:value="7792" calcext:value-type="float">
            <text:p>7792</text:p>
          </table:table-cell>
          <table:table-cell table:formula="of:=[.B838]-[.B$2]" office:value-type="float" office:value="76.6301894187927" calcext:value-type="float">
            <text:p>76.6301894188</text:p>
          </table:table-cell>
          <table:table-cell table:formula="of:=[.D838]/([.E838]-[.E837])" office:value-type="float" office:value="84933.8003399221" calcext:value-type="float">
            <text:p>84933.8003399221</text:p>
          </table:table-cell>
          <table:table-cell table:formula="of:=[.E838]-[.E837]" office:value-type="float" office:value="0.0917420387268066" calcext:value-type="float">
            <text:p>0.09174203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5911381.65234" calcext:value-type="float">
            <text:p>1455911381.65234</text:p>
          </table:table-cell>
          <table:table-cell office:value-type="float" office:value="1455911381.65251" calcext:value-type="float">
            <text:p>1455911381.65251</text:p>
          </table:table-cell>
          <table:table-cell office:value-type="float" office:value="7832" calcext:value-type="float">
            <text:p>7832</text:p>
          </table:table-cell>
          <table:table-cell table:formula="of:=[.B839]-[.B$2]" office:value-type="float" office:value="76.7224364280701" calcext:value-type="float">
            <text:p>76.7224364281</text:p>
          </table:table-cell>
          <table:table-cell table:formula="of:=[.D839]/([.E839]-[.E838])" office:value-type="float" office:value="84902.4815151766" calcext:value-type="float">
            <text:p>84902.4815151766</text:p>
          </table:table-cell>
          <table:table-cell table:formula="of:=[.E839]-[.E838]" office:value-type="float" office:value="0.0922470092773438" calcext:value-type="float">
            <text:p>0.092247009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5911381.74364" calcext:value-type="float">
            <text:p>1455911381.74364</text:p>
          </table:table-cell>
          <table:table-cell office:value-type="float" office:value="1455911381.74381" calcext:value-type="float">
            <text:p>1455911381.74381</text:p>
          </table:table-cell>
          <table:table-cell office:value-type="float" office:value="7856" calcext:value-type="float">
            <text:p>7856</text:p>
          </table:table-cell>
          <table:table-cell table:formula="of:=[.B840]-[.B$2]" office:value-type="float" office:value="76.8137323856354" calcext:value-type="float">
            <text:p>76.8137323856</text:p>
          </table:table-cell>
          <table:table-cell table:formula="of:=[.D840]/([.E840]-[.E839])" office:value-type="float" office:value="86049.8121658924" calcext:value-type="float">
            <text:p>86049.8121658924</text:p>
          </table:table-cell>
          <table:table-cell table:formula="of:=[.E840]-[.E839]" office:value-type="float" office:value="0.0912959575653076" calcext:value-type="float">
            <text:p>0.091295957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5911381.83588" calcext:value-type="float">
            <text:p>1455911381.83588</text:p>
          </table:table-cell>
          <table:table-cell office:value-type="float" office:value="1455911381.83606" calcext:value-type="float">
            <text:p>1455911381.83606</text:p>
          </table:table-cell>
          <table:table-cell office:value-type="float" office:value="7872" calcext:value-type="float">
            <text:p>7872</text:p>
          </table:table-cell>
          <table:table-cell table:formula="of:=[.B841]-[.B$2]" office:value-type="float" office:value="76.905971288681" calcext:value-type="float">
            <text:p>76.9059712887</text:p>
          </table:table-cell>
          <table:table-cell table:formula="of:=[.D841]/([.E841]-[.E840])" office:value-type="float" office:value="85343.5995016517" calcext:value-type="float">
            <text:p>85343.5995016517</text:p>
          </table:table-cell>
          <table:table-cell table:formula="of:=[.E841]-[.E840]" office:value-type="float" office:value="0.0922389030456543" calcext:value-type="float">
            <text:p>0.09223890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5911381.92769" calcext:value-type="float">
            <text:p>1455911381.92769</text:p>
          </table:table-cell>
          <table:table-cell office:value-type="float" office:value="1455911381.92786" calcext:value-type="float">
            <text:p>1455911381.92786</text:p>
          </table:table-cell>
          <table:table-cell office:value-type="float" office:value="7888" calcext:value-type="float">
            <text:p>7888</text:p>
          </table:table-cell>
          <table:table-cell table:formula="of:=[.B842]-[.B$2]" office:value-type="float" office:value="76.9977836608887" calcext:value-type="float">
            <text:p>76.9977836609</text:p>
          </table:table-cell>
          <table:table-cell table:formula="of:=[.D842]/([.E842]-[.E841])" office:value-type="float" office:value="85914.3469483678" calcext:value-type="float">
            <text:p>85914.3469483678</text:p>
          </table:table-cell>
          <table:table-cell table:formula="of:=[.E842]-[.E841]" office:value-type="float" office:value="0.0918123722076416" calcext:value-type="float">
            <text:p>0.091812372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5911382.0193" calcext:value-type="float">
            <text:p>1455911382.0193</text:p>
          </table:table-cell>
          <table:table-cell office:value-type="float" office:value="1455911382.01947" calcext:value-type="float">
            <text:p>1455911382.01947</text:p>
          </table:table-cell>
          <table:table-cell office:value-type="float" office:value="7888" calcext:value-type="float">
            <text:p>7888</text:p>
          </table:table-cell>
          <table:table-cell table:formula="of:=[.B843]-[.B$2]" office:value-type="float" office:value="77.0893876552582" calcext:value-type="float">
            <text:p>77.0893876553</text:p>
          </table:table-cell>
          <table:table-cell table:formula="of:=[.D843]/([.E843]-[.E842])" office:value-type="float" office:value="86109.7821584269" calcext:value-type="float">
            <text:p>86109.7821584269</text:p>
          </table:table-cell>
          <table:table-cell table:formula="of:=[.E843]-[.E842]" office:value-type="float" office:value="0.0916039943695068" calcext:value-type="float">
            <text:p>0.091603994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5911382.11142" calcext:value-type="float">
            <text:p>1455911382.11142</text:p>
          </table:table-cell>
          <table:table-cell office:value-type="float" office:value="1455911382.11159" calcext:value-type="float">
            <text:p>1455911382.11159</text:p>
          </table:table-cell>
          <table:table-cell office:value-type="float" office:value="7888" calcext:value-type="float">
            <text:p>7888</text:p>
          </table:table-cell>
          <table:table-cell table:formula="of:=[.B844]-[.B$2]" office:value-type="float" office:value="77.1815083026886" calcext:value-type="float">
            <text:p>77.1815083027</text:p>
          </table:table-cell>
          <table:table-cell table:formula="of:=[.D844]/([.E844]-[.E843])" office:value-type="float" office:value="85626.8406706317" calcext:value-type="float">
            <text:p>85626.8406706317</text:p>
          </table:table-cell>
          <table:table-cell table:formula="of:=[.E844]-[.E843]" office:value-type="float" office:value="0.0921206474304199" calcext:value-type="float">
            <text:p>0.092120647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5911382.20289" calcext:value-type="float">
            <text:p>1455911382.20289</text:p>
          </table:table-cell>
          <table:table-cell office:value-type="float" office:value="1455911382.20306" calcext:value-type="float">
            <text:p>1455911382.20306</text:p>
          </table:table-cell>
          <table:table-cell office:value-type="float" office:value="7880" calcext:value-type="float">
            <text:p>7880</text:p>
          </table:table-cell>
          <table:table-cell table:formula="of:=[.B845]-[.B$2]" office:value-type="float" office:value="77.2729804515839" calcext:value-type="float">
            <text:p>77.2729804516</text:p>
          </table:table-cell>
          <table:table-cell table:formula="of:=[.D845]/([.E845]-[.E844])" office:value-type="float" office:value="86146.4401478385" calcext:value-type="float">
            <text:p>86146.4401478385</text:p>
          </table:table-cell>
          <table:table-cell table:formula="of:=[.E845]-[.E844]" office:value-type="float" office:value="0.0914721488952637" calcext:value-type="float">
            <text:p>0.091472148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5911382.29606" calcext:value-type="float">
            <text:p>1455911382.29606</text:p>
          </table:table-cell>
          <table:table-cell office:value-type="float" office:value="1455911382.29622" calcext:value-type="float">
            <text:p>1455911382.29622</text:p>
          </table:table-cell>
          <table:table-cell office:value-type="float" office:value="7864" calcext:value-type="float">
            <text:p>7864</text:p>
          </table:table-cell>
          <table:table-cell table:formula="of:=[.B846]-[.B$2]" office:value-type="float" office:value="77.3661534786224" calcext:value-type="float">
            <text:p>77.3661534786</text:p>
          </table:table-cell>
          <table:table-cell table:formula="of:=[.D846]/([.E846]-[.E845])" office:value-type="float" office:value="84402.1091720489" calcext:value-type="float">
            <text:p>84402.1091720489</text:p>
          </table:table-cell>
          <table:table-cell table:formula="of:=[.E846]-[.E845]" office:value-type="float" office:value="0.0931730270385742" calcext:value-type="float">
            <text:p>0.09317302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5911382.38732" calcext:value-type="float">
            <text:p>1455911382.38732</text:p>
          </table:table-cell>
          <table:table-cell office:value-type="float" office:value="1455911382.38749" calcext:value-type="float">
            <text:p>1455911382.38749</text:p>
          </table:table-cell>
          <table:table-cell office:value-type="float" office:value="7840" calcext:value-type="float">
            <text:p>7840</text:p>
          </table:table-cell>
          <table:table-cell table:formula="of:=[.B847]-[.B$2]" office:value-type="float" office:value="77.4574093818665" calcext:value-type="float">
            <text:p>77.4574093819</text:p>
          </table:table-cell>
          <table:table-cell table:formula="of:=[.D847]/([.E847]-[.E846])" office:value-type="float" office:value="85912.2502906559" calcext:value-type="float">
            <text:p>85912.2502906559</text:p>
          </table:table-cell>
          <table:table-cell table:formula="of:=[.E847]-[.E846]" office:value-type="float" office:value="0.0912559032440186" calcext:value-type="float">
            <text:p>0.091255903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5911382.47944" calcext:value-type="float">
            <text:p>1455911382.47944</text:p>
          </table:table-cell>
          <table:table-cell office:value-type="float" office:value="1455911382.47966" calcext:value-type="float">
            <text:p>1455911382.47966</text:p>
          </table:table-cell>
          <table:table-cell office:value-type="float" office:value="7808" calcext:value-type="float">
            <text:p>7808</text:p>
          </table:table-cell>
          <table:table-cell table:formula="of:=[.B848]-[.B$2]" office:value-type="float" office:value="77.5495355129242" calcext:value-type="float">
            <text:p>77.5495355129</text:p>
          </table:table-cell>
          <table:table-cell table:formula="of:=[.D848]/([.E848]-[.E847])" office:value-type="float" office:value="84753.3692162368" calcext:value-type="float">
            <text:p>84753.3692162368</text:p>
          </table:table-cell>
          <table:table-cell table:formula="of:=[.E848]-[.E847]" office:value-type="float" office:value="0.0921261310577393" calcext:value-type="float">
            <text:p>0.092126131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5911382.57062" calcext:value-type="float">
            <text:p>1455911382.57062</text:p>
          </table:table-cell>
          <table:table-cell office:value-type="float" office:value="1455911382.57079" calcext:value-type="float">
            <text:p>1455911382.57079</text:p>
          </table:table-cell>
          <table:table-cell office:value-type="float" office:value="7768" calcext:value-type="float">
            <text:p>7768</text:p>
          </table:table-cell>
          <table:table-cell table:formula="of:=[.B849]-[.B$2]" office:value-type="float" office:value="77.6407110691071" calcext:value-type="float">
            <text:p>77.6407110691</text:p>
          </table:table-cell>
          <table:table-cell table:formula="of:=[.D849]/([.E849]-[.E848])" office:value-type="float" office:value="85198.2738051033" calcext:value-type="float">
            <text:p>85198.2738051033</text:p>
          </table:table-cell>
          <table:table-cell table:formula="of:=[.E849]-[.E848]" office:value-type="float" office:value="0.0911755561828613" calcext:value-type="float">
            <text:p>0.091175556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5911382.66255" calcext:value-type="float">
            <text:p>1455911382.66255</text:p>
          </table:table-cell>
          <table:table-cell office:value-type="float" office:value="1455911382.66273" calcext:value-type="float">
            <text:p>1455911382.66273</text:p>
          </table:table-cell>
          <table:table-cell office:value-type="float" office:value="7720" calcext:value-type="float">
            <text:p>7720</text:p>
          </table:table-cell>
          <table:table-cell table:formula="of:=[.B850]-[.B$2]" office:value-type="float" office:value="77.7326431274414" calcext:value-type="float">
            <text:p>77.7326431274</text:p>
          </table:table-cell>
          <table:table-cell table:formula="of:=[.D850]/([.E850]-[.E849])" office:value-type="float" office:value="83975.0587539647" calcext:value-type="float">
            <text:p>83975.0587539647</text:p>
          </table:table-cell>
          <table:table-cell table:formula="of:=[.E850]-[.E849]" office:value-type="float" office:value="0.0919320583343506" calcext:value-type="float">
            <text:p>0.091932058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5911382.75582" calcext:value-type="float">
            <text:p>1455911382.75582</text:p>
          </table:table-cell>
          <table:table-cell office:value-type="float" office:value="1455911382.75602" calcext:value-type="float">
            <text:p>1455911382.75602</text:p>
          </table:table-cell>
          <table:table-cell office:value-type="float" office:value="7672" calcext:value-type="float">
            <text:p>7672</text:p>
          </table:table-cell>
          <table:table-cell table:formula="of:=[.B851]-[.B$2]" office:value-type="float" office:value="77.8259139060974" calcext:value-type="float">
            <text:p>77.8259139061</text:p>
          </table:table-cell>
          <table:table-cell table:formula="of:=[.D851]/([.E851]-[.E850])" office:value-type="float" office:value="82255.1297474988" calcext:value-type="float">
            <text:p>82255.1297474988</text:p>
          </table:table-cell>
          <table:table-cell table:formula="of:=[.E851]-[.E850]" office:value-type="float" office:value="0.0932707786560059" calcext:value-type="float">
            <text:p>0.093270778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5911382.84772" calcext:value-type="float">
            <text:p>1455911382.84772</text:p>
          </table:table-cell>
          <table:table-cell office:value-type="float" office:value="1455911382.8479" calcext:value-type="float">
            <text:p>1455911382.8479</text:p>
          </table:table-cell>
          <table:table-cell office:value-type="float" office:value="7608" calcext:value-type="float">
            <text:p>7608</text:p>
          </table:table-cell>
          <table:table-cell table:formula="of:=[.B852]-[.B$2]" office:value-type="float" office:value="77.9178092479706" calcext:value-type="float">
            <text:p>77.917809248</text:p>
          </table:table-cell>
          <table:table-cell table:formula="of:=[.D852]/([.E852]-[.E851])" office:value-type="float" office:value="82789.8329221118" calcext:value-type="float">
            <text:p>82789.8329221118</text:p>
          </table:table-cell>
          <table:table-cell table:formula="of:=[.E852]-[.E851]" office:value-type="float" office:value="0.0918953418731689" calcext:value-type="float">
            <text:p>0.091895341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5911382.94037" calcext:value-type="float">
            <text:p>1455911382.94037</text:p>
          </table:table-cell>
          <table:table-cell office:value-type="float" office:value="1455911382.9406" calcext:value-type="float">
            <text:p>1455911382.9406</text:p>
          </table:table-cell>
          <table:table-cell office:value-type="float" office:value="7544" calcext:value-type="float">
            <text:p>7544</text:p>
          </table:table-cell>
          <table:table-cell table:formula="of:=[.B853]-[.B$2]" office:value-type="float" office:value="78.0104629993439" calcext:value-type="float">
            <text:p>78.0104629993</text:p>
          </table:table-cell>
          <table:table-cell table:formula="of:=[.D853]/([.E853]-[.E852])" office:value-type="float" office:value="81421.4199445214" calcext:value-type="float">
            <text:p>81421.4199445214</text:p>
          </table:table-cell>
          <table:table-cell table:formula="of:=[.E853]-[.E852]" office:value-type="float" office:value="0.092653751373291" calcext:value-type="float">
            <text:p>0.09265375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5911383.03146" calcext:value-type="float">
            <text:p>1455911383.03146</text:p>
          </table:table-cell>
          <table:table-cell office:value-type="float" office:value="1455911383.03162" calcext:value-type="float">
            <text:p>1455911383.03162</text:p>
          </table:table-cell>
          <table:table-cell office:value-type="float" office:value="7472" calcext:value-type="float">
            <text:p>7472</text:p>
          </table:table-cell>
          <table:table-cell table:formula="of:=[.B854]-[.B$2]" office:value-type="float" office:value="78.1015510559082" calcext:value-type="float">
            <text:p>78.1015510559</text:p>
          </table:table-cell>
          <table:table-cell table:formula="of:=[.D854]/([.E854]-[.E853])" office:value-type="float" office:value="82030.51291058" calcext:value-type="float">
            <text:p>82030.51291058</text:p>
          </table:table-cell>
          <table:table-cell table:formula="of:=[.E854]-[.E853]" office:value-type="float" office:value="0.0910880565643311" calcext:value-type="float">
            <text:p>0.091088056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5911383.12432" calcext:value-type="float">
            <text:p>1455911383.12432</text:p>
          </table:table-cell>
          <table:table-cell office:value-type="float" office:value="1455911383.12449" calcext:value-type="float">
            <text:p>1455911383.12449</text:p>
          </table:table-cell>
          <table:table-cell office:value-type="float" office:value="7392" calcext:value-type="float">
            <text:p>7392</text:p>
          </table:table-cell>
          <table:table-cell table:formula="of:=[.B855]-[.B$2]" office:value-type="float" office:value="78.194415807724" calcext:value-type="float">
            <text:p>78.1944158077</text:p>
          </table:table-cell>
          <table:table-cell table:formula="of:=[.D855]/([.E855]-[.E854])" office:value-type="float" office:value="79599.6312428916" calcext:value-type="float">
            <text:p>79599.6312428916</text:p>
          </table:table-cell>
          <table:table-cell table:formula="of:=[.E855]-[.E854]" office:value-type="float" office:value="0.0928647518157959" calcext:value-type="float">
            <text:p>0.09286475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5911383.21547" calcext:value-type="float">
            <text:p>1455911383.21547</text:p>
          </table:table-cell>
          <table:table-cell office:value-type="float" office:value="1455911383.21564" calcext:value-type="float">
            <text:p>1455911383.21564</text:p>
          </table:table-cell>
          <table:table-cell office:value-type="float" office:value="7312" calcext:value-type="float">
            <text:p>7312</text:p>
          </table:table-cell>
          <table:table-cell table:formula="of:=[.B856]-[.B$2]" office:value-type="float" office:value="78.2855658531189" calcext:value-type="float">
            <text:p>78.2855658531</text:p>
          </table:table-cell>
          <table:table-cell table:formula="of:=[.D856]/([.E856]-[.E855])" office:value-type="float" office:value="80219.3785896822" calcext:value-type="float">
            <text:p>80219.3785896822</text:p>
          </table:table-cell>
          <table:table-cell table:formula="of:=[.E856]-[.E855]" office:value-type="float" office:value="0.0911500453948975" calcext:value-type="float">
            <text:p>0.091150045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5911383.3066" calcext:value-type="float">
            <text:p>1455911383.3066</text:p>
          </table:table-cell>
          <table:table-cell office:value-type="float" office:value="1455911383.30677" calcext:value-type="float">
            <text:p>1455911383.30677</text:p>
          </table:table-cell>
          <table:table-cell office:value-type="float" office:value="7224" calcext:value-type="float">
            <text:p>7224</text:p>
          </table:table-cell>
          <table:table-cell table:formula="of:=[.B857]-[.B$2]" office:value-type="float" office:value="78.37668800354" calcext:value-type="float">
            <text:p>78.3766880035</text:p>
          </table:table-cell>
          <table:table-cell table:formula="of:=[.D857]/([.E857]-[.E856])" office:value-type="float" office:value="79278.1992809934" calcext:value-type="float">
            <text:p>79278.1992809934</text:p>
          </table:table-cell>
          <table:table-cell table:formula="of:=[.E857]-[.E856]" office:value-type="float" office:value="0.0911221504211426" calcext:value-type="float">
            <text:p>0.091122150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5911383.39875" calcext:value-type="float">
            <text:p>1455911383.39875</text:p>
          </table:table-cell>
          <table:table-cell office:value-type="float" office:value="1455911383.39891" calcext:value-type="float">
            <text:p>1455911383.39891</text:p>
          </table:table-cell>
          <table:table-cell office:value-type="float" office:value="7136" calcext:value-type="float">
            <text:p>7136</text:p>
          </table:table-cell>
          <table:table-cell table:formula="of:=[.B858]-[.B$2]" office:value-type="float" office:value="78.4688367843628" calcext:value-type="float">
            <text:p>78.4688367844</text:p>
          </table:table-cell>
          <table:table-cell table:formula="of:=[.D858]/([.E858]-[.E857])" office:value-type="float" office:value="77439.982778784" calcext:value-type="float">
            <text:p>77439.982778784</text:p>
          </table:table-cell>
          <table:table-cell table:formula="of:=[.E858]-[.E857]" office:value-type="float" office:value="0.0921487808227539" calcext:value-type="float">
            <text:p>0.092148780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5911383.48974" calcext:value-type="float">
            <text:p>1455911383.48974</text:p>
          </table:table-cell>
          <table:table-cell office:value-type="float" office:value="1455911383.4899" calcext:value-type="float">
            <text:p>1455911383.4899</text:p>
          </table:table-cell>
          <table:table-cell office:value-type="float" office:value="7040" calcext:value-type="float">
            <text:p>7040</text:p>
          </table:table-cell>
          <table:table-cell table:formula="of:=[.B859]-[.B$2]" office:value-type="float" office:value="78.5598306655884" calcext:value-type="float">
            <text:p>78.5598306656</text:p>
          </table:table-cell>
          <table:table-cell table:formula="of:=[.D859]/([.E859]-[.E858])" office:value-type="float" office:value="77367.8395204058" calcext:value-type="float">
            <text:p>77367.8395204058</text:p>
          </table:table-cell>
          <table:table-cell table:formula="of:=[.E859]-[.E858]" office:value-type="float" office:value="0.0909938812255859" calcext:value-type="float">
            <text:p>0.090993881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5911383.58184" calcext:value-type="float">
            <text:p>1455911383.58184</text:p>
          </table:table-cell>
          <table:table-cell office:value-type="float" office:value="1455911383.58201" calcext:value-type="float">
            <text:p>1455911383.58201</text:p>
          </table:table-cell>
          <table:table-cell office:value-type="float" office:value="6936" calcext:value-type="float">
            <text:p>6936</text:p>
          </table:table-cell>
          <table:table-cell table:formula="of:=[.B860]-[.B$2]" office:value-type="float" office:value="78.6519362926483" calcext:value-type="float">
            <text:p>78.6519362926</text:p>
          </table:table-cell>
          <table:table-cell table:formula="of:=[.D860]/([.E860]-[.E859])" office:value-type="float" office:value="75304.8453324843" calcext:value-type="float">
            <text:p>75304.8453324843</text:p>
          </table:table-cell>
          <table:table-cell table:formula="of:=[.E860]-[.E859]" office:value-type="float" office:value="0.0921056270599365" calcext:value-type="float">
            <text:p>0.092105627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5911383.67303" calcext:value-type="float">
            <text:p>1455911383.67303</text:p>
          </table:table-cell>
          <table:table-cell office:value-type="float" office:value="1455911383.6732" calcext:value-type="float">
            <text:p>1455911383.6732</text:p>
          </table:table-cell>
          <table:table-cell office:value-type="float" office:value="6832" calcext:value-type="float">
            <text:p>6832</text:p>
          </table:table-cell>
          <table:table-cell table:formula="of:=[.B861]-[.B$2]" office:value-type="float" office:value="78.7431180477142" calcext:value-type="float">
            <text:p>78.7431180477</text:p>
          </table:table-cell>
          <table:table-cell table:formula="of:=[.D861]/([.E861]-[.E860])" office:value-type="float" office:value="74927.2702094947" calcext:value-type="float">
            <text:p>74927.2702094947</text:p>
          </table:table-cell>
          <table:table-cell table:formula="of:=[.E861]-[.E860]" office:value-type="float" office:value="0.091181755065918" calcext:value-type="float">
            <text:p>0.091181755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5911383.76486" calcext:value-type="float">
            <text:p>1455911383.76486</text:p>
          </table:table-cell>
          <table:table-cell office:value-type="float" office:value="1455911383.76503" calcext:value-type="float">
            <text:p>1455911383.76503</text:p>
          </table:table-cell>
          <table:table-cell office:value-type="float" office:value="6728" calcext:value-type="float">
            <text:p>6728</text:p>
          </table:table-cell>
          <table:table-cell table:formula="of:=[.B862]-[.B$2]" office:value-type="float" office:value="78.8349506855011" calcext:value-type="float">
            <text:p>78.8349506855</text:p>
          </table:table-cell>
          <table:table-cell table:formula="of:=[.D862]/([.E862]-[.E861])" office:value-type="float" office:value="73263.7127947369" calcext:value-type="float">
            <text:p>73263.7127947369</text:p>
          </table:table-cell>
          <table:table-cell table:formula="of:=[.E862]-[.E861]" office:value-type="float" office:value="0.0918326377868652" calcext:value-type="float">
            <text:p>0.091832637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5911383.85593" calcext:value-type="float">
            <text:p>1455911383.85593</text:p>
          </table:table-cell>
          <table:table-cell office:value-type="float" office:value="1455911383.85611" calcext:value-type="float">
            <text:p>1455911383.85611</text:p>
          </table:table-cell>
          <table:table-cell office:value-type="float" office:value="6624" calcext:value-type="float">
            <text:p>6624</text:p>
          </table:table-cell>
          <table:table-cell table:formula="of:=[.B863]-[.B$2]" office:value-type="float" office:value="78.9260263442993" calcext:value-type="float">
            <text:p>78.9260263443</text:p>
          </table:table-cell>
          <table:table-cell table:formula="of:=[.D863]/([.E863]-[.E862])" office:value-type="float" office:value="72730.739337014" calcext:value-type="float">
            <text:p>72730.739337014</text:p>
          </table:table-cell>
          <table:table-cell table:formula="of:=[.E863]-[.E862]" office:value-type="float" office:value="0.0910756587982178" calcext:value-type="float">
            <text:p>0.091075658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5911383.94718" calcext:value-type="float">
            <text:p>1455911383.94718</text:p>
          </table:table-cell>
          <table:table-cell office:value-type="float" office:value="1455911383.94735" calcext:value-type="float">
            <text:p>1455911383.94735</text:p>
          </table:table-cell>
          <table:table-cell office:value-type="float" office:value="6512" calcext:value-type="float">
            <text:p>6512</text:p>
          </table:table-cell>
          <table:table-cell table:formula="of:=[.B864]-[.B$2]" office:value-type="float" office:value="79.0172719955444" calcext:value-type="float">
            <text:p>79.0172719955</text:p>
          </table:table-cell>
          <table:table-cell table:formula="of:=[.D864]/([.E864]-[.E863])" office:value-type="float" office:value="71367.7847781099" calcext:value-type="float">
            <text:p>71367.7847781099</text:p>
          </table:table-cell>
          <table:table-cell table:formula="of:=[.E864]-[.E863]" office:value-type="float" office:value="0.0912456512451172" calcext:value-type="float">
            <text:p>0.09124565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5911384.03938" calcext:value-type="float">
            <text:p>1455911384.03938</text:p>
          </table:table-cell>
          <table:table-cell office:value-type="float" office:value="1455911384.03955" calcext:value-type="float">
            <text:p>1455911384.03955</text:p>
          </table:table-cell>
          <table:table-cell office:value-type="float" office:value="6400" calcext:value-type="float">
            <text:p>6400</text:p>
          </table:table-cell>
          <table:table-cell table:formula="of:=[.B865]-[.B$2]" office:value-type="float" office:value="79.1094751358032" calcext:value-type="float">
            <text:p>79.1094751358</text:p>
          </table:table-cell>
          <table:table-cell table:formula="of:=[.D865]/([.E865]-[.E864])" office:value-type="float" office:value="69411.9525868311" calcext:value-type="float">
            <text:p>69411.9525868311</text:p>
          </table:table-cell>
          <table:table-cell table:formula="of:=[.E865]-[.E864]" office:value-type="float" office:value="0.0922031402587891" calcext:value-type="float">
            <text:p>0.092203140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5911384.13075" calcext:value-type="float">
            <text:p>1455911384.13075</text:p>
          </table:table-cell>
          <table:table-cell office:value-type="float" office:value="1455911384.13092" calcext:value-type="float">
            <text:p>1455911384.13092</text:p>
          </table:table-cell>
          <table:table-cell office:value-type="float" office:value="6280" calcext:value-type="float">
            <text:p>6280</text:p>
          </table:table-cell>
          <table:table-cell table:formula="of:=[.B866]-[.B$2]" office:value-type="float" office:value="79.2008435726166" calcext:value-type="float">
            <text:p>79.2008435726</text:p>
          </table:table-cell>
          <table:table-cell table:formula="of:=[.D866]/([.E866]-[.E865])" office:value-type="float" office:value="68732.7070378653" calcext:value-type="float">
            <text:p>68732.7070378653</text:p>
          </table:table-cell>
          <table:table-cell table:formula="of:=[.E866]-[.E865]" office:value-type="float" office:value="0.0913684368133545" calcext:value-type="float">
            <text:p>0.091368436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5911384.22313" calcext:value-type="float">
            <text:p>1455911384.22313</text:p>
          </table:table-cell>
          <table:table-cell office:value-type="float" office:value="1455911384.2233" calcext:value-type="float">
            <text:p>1455911384.2233</text:p>
          </table:table-cell>
          <table:table-cell office:value-type="float" office:value="6168" calcext:value-type="float">
            <text:p>6168</text:p>
          </table:table-cell>
          <table:table-cell table:formula="of:=[.B867]-[.B$2]" office:value-type="float" office:value="79.2932176589966" calcext:value-type="float">
            <text:p>79.293217659</text:p>
          </table:table-cell>
          <table:table-cell table:formula="of:=[.D867]/([.E867]-[.E866])" office:value-type="float" office:value="66771.9729819716" calcext:value-type="float">
            <text:p>66771.9729819716</text:p>
          </table:table-cell>
          <table:table-cell table:formula="of:=[.E867]-[.E866]" office:value-type="float" office:value="0.0923740863800049" calcext:value-type="float">
            <text:p>0.092374086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5911384.31419" calcext:value-type="float">
            <text:p>1455911384.31419</text:p>
          </table:table-cell>
          <table:table-cell office:value-type="float" office:value="1455911384.31437" calcext:value-type="float">
            <text:p>1455911384.31437</text:p>
          </table:table-cell>
          <table:table-cell office:value-type="float" office:value="6056" calcext:value-type="float">
            <text:p>6056</text:p>
          </table:table-cell>
          <table:table-cell table:formula="of:=[.B868]-[.B$2]" office:value-type="float" office:value="79.3842837810516" calcext:value-type="float">
            <text:p>79.3842837811</text:p>
          </table:table-cell>
          <table:table-cell table:formula="of:=[.D868]/([.E868]-[.E867])" office:value-type="float" office:value="66501.1297652366" calcext:value-type="float">
            <text:p>66501.1297652366</text:p>
          </table:table-cell>
          <table:table-cell table:formula="of:=[.E868]-[.E867]" office:value-type="float" office:value="0.0910661220550537" calcext:value-type="float">
            <text:p>0.091066122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5911384.40596" calcext:value-type="float">
            <text:p>1455911384.40596</text:p>
          </table:table-cell>
          <table:table-cell office:value-type="float" office:value="1455911384.40613" calcext:value-type="float">
            <text:p>1455911384.40613</text:p>
          </table:table-cell>
          <table:table-cell office:value-type="float" office:value="5936" calcext:value-type="float">
            <text:p>5936</text:p>
          </table:table-cell>
          <table:table-cell table:formula="of:=[.B869]-[.B$2]" office:value-type="float" office:value="79.4760527610779" calcext:value-type="float">
            <text:p>79.4760527611</text:p>
          </table:table-cell>
          <table:table-cell table:formula="of:=[.D869]/([.E869]-[.E868])" office:value-type="float" office:value="64684.1666792238" calcext:value-type="float">
            <text:p>64684.1666792238</text:p>
          </table:table-cell>
          <table:table-cell table:formula="of:=[.E869]-[.E868]" office:value-type="float" office:value="0.0917689800262451" calcext:value-type="float">
            <text:p>0.091768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5911384.49675" calcext:value-type="float">
            <text:p>1455911384.49675</text:p>
          </table:table-cell>
          <table:table-cell office:value-type="float" office:value="1455911384.49692" calcext:value-type="float">
            <text:p>1455911384.49692</text:p>
          </table:table-cell>
          <table:table-cell office:value-type="float" office:value="5824" calcext:value-type="float">
            <text:p>5824</text:p>
          </table:table-cell>
          <table:table-cell table:formula="of:=[.B870]-[.B$2]" office:value-type="float" office:value="79.5668370723724" calcext:value-type="float">
            <text:p>79.5668370724</text:p>
          </table:table-cell>
          <table:table-cell table:formula="of:=[.D870]/([.E870]-[.E869])" office:value-type="float" office:value="64152.0535536548" calcext:value-type="float">
            <text:p>64152.0535536548</text:p>
          </table:table-cell>
          <table:table-cell table:formula="of:=[.E870]-[.E869]" office:value-type="float" office:value="0.0907843112945557" calcext:value-type="float">
            <text:p>0.090784311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5911384.58783" calcext:value-type="float">
            <text:p>1455911384.58783</text:p>
          </table:table-cell>
          <table:table-cell office:value-type="float" office:value="1455911384.58802" calcext:value-type="float">
            <text:p>1455911384.58802</text:p>
          </table:table-cell>
          <table:table-cell office:value-type="float" office:value="5712" calcext:value-type="float">
            <text:p>5712</text:p>
          </table:table-cell>
          <table:table-cell table:formula="of:=[.B871]-[.B$2]" office:value-type="float" office:value="79.6579215526581" calcext:value-type="float">
            <text:p>79.6579215527</text:p>
          </table:table-cell>
          <table:table-cell table:formula="of:=[.D871]/([.E871]-[.E870])" office:value-type="float" office:value="62711.0127003738" calcext:value-type="float">
            <text:p>62711.0127003738</text:p>
          </table:table-cell>
          <table:table-cell table:formula="of:=[.E871]-[.E870]" office:value-type="float" office:value="0.0910844802856445" calcext:value-type="float">
            <text:p>0.091084480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5911384.6809" calcext:value-type="float">
            <text:p>1455911384.6809</text:p>
          </table:table-cell>
          <table:table-cell office:value-type="float" office:value="1455911384.68107" calcext:value-type="float">
            <text:p>1455911384.68107</text:p>
          </table:table-cell>
          <table:table-cell office:value-type="float" office:value="5600" calcext:value-type="float">
            <text:p>5600</text:p>
          </table:table-cell>
          <table:table-cell table:formula="of:=[.B872]-[.B$2]" office:value-type="float" office:value="79.7509894371033" calcext:value-type="float">
            <text:p>79.7509894371</text:p>
          </table:table-cell>
          <table:table-cell table:formula="of:=[.D872]/([.E872]-[.E871])" office:value-type="float" office:value="60171.1324307361" calcext:value-type="float">
            <text:p>60171.1324307361</text:p>
          </table:table-cell>
          <table:table-cell table:formula="of:=[.E872]-[.E871]" office:value-type="float" office:value="0.0930678844451904" calcext:value-type="float">
            <text:p>0.093067884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5911384.77152" calcext:value-type="float">
            <text:p>1455911384.77152</text:p>
          </table:table-cell>
          <table:table-cell office:value-type="float" office:value="1455911384.7717" calcext:value-type="float">
            <text:p>1455911384.7717</text:p>
          </table:table-cell>
          <table:table-cell office:value-type="float" office:value="5488" calcext:value-type="float">
            <text:p>5488</text:p>
          </table:table-cell>
          <table:table-cell table:formula="of:=[.B873]-[.B$2]" office:value-type="float" office:value="79.8416135311127" calcext:value-type="float">
            <text:p>79.8416135311</text:p>
          </table:table-cell>
          <table:table-cell table:formula="of:=[.D873]/([.E873]-[.E872])" office:value-type="float" office:value="60557.8467844411" calcext:value-type="float">
            <text:p>60557.8467844411</text:p>
          </table:table-cell>
          <table:table-cell table:formula="of:=[.E873]-[.E872]" office:value-type="float" office:value="0.0906240940093994" calcext:value-type="float">
            <text:p>0.09062409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5911384.86392" calcext:value-type="float">
            <text:p>1455911384.86392</text:p>
          </table:table-cell>
          <table:table-cell office:value-type="float" office:value="1455911384.86409" calcext:value-type="float">
            <text:p>1455911384.86409</text:p>
          </table:table-cell>
          <table:table-cell office:value-type="float" office:value="5384" calcext:value-type="float">
            <text:p>5384</text:p>
          </table:table-cell>
          <table:table-cell table:formula="of:=[.B874]-[.B$2]" office:value-type="float" office:value="79.9340081214905" calcext:value-type="float">
            <text:p>79.9340081215</text:p>
          </table:table-cell>
          <table:table-cell table:formula="of:=[.D874]/([.E874]-[.E873])" office:value-type="float" office:value="58271.8098319876" calcext:value-type="float">
            <text:p>58271.8098319876</text:p>
          </table:table-cell>
          <table:table-cell table:formula="of:=[.E874]-[.E873]" office:value-type="float" office:value="0.0923945903778076" calcext:value-type="float">
            <text:p>0.092394590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5911384.95517" calcext:value-type="float">
            <text:p>1455911384.95517</text:p>
          </table:table-cell>
          <table:table-cell office:value-type="float" office:value="1455911384.95535" calcext:value-type="float">
            <text:p>1455911384.95535</text:p>
          </table:table-cell>
          <table:table-cell office:value-type="float" office:value="5280" calcext:value-type="float">
            <text:p>5280</text:p>
          </table:table-cell>
          <table:table-cell table:formula="of:=[.B875]-[.B$2]" office:value-type="float" office:value="80.0252618789673" calcext:value-type="float">
            <text:p>80.025261879</text:p>
          </table:table-cell>
          <table:table-cell table:formula="of:=[.D875]/([.E875]-[.E874])" office:value-type="float" office:value="57860.6311235127" calcext:value-type="float">
            <text:p>57860.6311235127</text:p>
          </table:table-cell>
          <table:table-cell table:formula="of:=[.E875]-[.E874]" office:value-type="float" office:value="0.0912537574768066" calcext:value-type="float">
            <text:p>0.091253757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5911385.04706" calcext:value-type="float">
            <text:p>1455911385.04706</text:p>
          </table:table-cell>
          <table:table-cell office:value-type="float" office:value="1455911385.04723" calcext:value-type="float">
            <text:p>1455911385.04723</text:p>
          </table:table-cell>
          <table:table-cell office:value-type="float" office:value="5176" calcext:value-type="float">
            <text:p>5176</text:p>
          </table:table-cell>
          <table:table-cell table:formula="of:=[.B876]-[.B$2]" office:value-type="float" office:value="80.1171476840973" calcext:value-type="float">
            <text:p>80.1171476841</text:p>
          </table:table-cell>
          <table:table-cell table:formula="of:=[.D876]/([.E876]-[.E875])" office:value-type="float" office:value="56330.7900788019" calcext:value-type="float">
            <text:p>56330.7900788019</text:p>
          </table:table-cell>
          <table:table-cell table:formula="of:=[.E876]-[.E875]" office:value-type="float" office:value="0.0918858051300049" calcext:value-type="float">
            <text:p>0.091885805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5911385.13836" calcext:value-type="float">
            <text:p>1455911385.13836</text:p>
          </table:table-cell>
          <table:table-cell office:value-type="float" office:value="1455911385.13853" calcext:value-type="float">
            <text:p>1455911385.13853</text:p>
          </table:table-cell>
          <table:table-cell office:value-type="float" office:value="5080" calcext:value-type="float">
            <text:p>5080</text:p>
          </table:table-cell>
          <table:table-cell table:formula="of:=[.B877]-[.B$2]" office:value-type="float" office:value="80.2084555625916" calcext:value-type="float">
            <text:p>80.2084555626</text:p>
          </table:table-cell>
          <table:table-cell table:formula="of:=[.D877]/([.E877]-[.E876])" office:value-type="float" office:value="55635.9438393829" calcext:value-type="float">
            <text:p>55635.9438393829</text:p>
          </table:table-cell>
          <table:table-cell table:formula="of:=[.E877]-[.E876]" office:value-type="float" office:value="0.0913078784942627" calcext:value-type="float">
            <text:p>0.091307878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5911385.22921" calcext:value-type="float">
            <text:p>1455911385.22921</text:p>
          </table:table-cell>
          <table:table-cell office:value-type="float" office:value="1455911385.22939" calcext:value-type="float">
            <text:p>1455911385.22939</text:p>
          </table:table-cell>
          <table:table-cell office:value-type="float" office:value="4984" calcext:value-type="float">
            <text:p>4984</text:p>
          </table:table-cell>
          <table:table-cell table:formula="of:=[.B878]-[.B$2]" office:value-type="float" office:value="80.2993056774139" calcext:value-type="float">
            <text:p>80.2993056774</text:p>
          </table:table-cell>
          <table:table-cell table:formula="of:=[.D878]/([.E878]-[.E877])" office:value-type="float" office:value="54859.5894429384" calcext:value-type="float">
            <text:p>54859.5894429384</text:p>
          </table:table-cell>
          <table:table-cell table:formula="of:=[.E878]-[.E877]" office:value-type="float" office:value="0.0908501148223877" calcext:value-type="float">
            <text:p>0.090850114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5911385.32077" calcext:value-type="float">
            <text:p>1455911385.32077</text:p>
          </table:table-cell>
          <table:table-cell office:value-type="float" office:value="1455911385.32094" calcext:value-type="float">
            <text:p>1455911385.32094</text:p>
          </table:table-cell>
          <table:table-cell office:value-type="float" office:value="4896" calcext:value-type="float">
            <text:p>4896</text:p>
          </table:table-cell>
          <table:table-cell table:formula="of:=[.B879]-[.B$2]" office:value-type="float" office:value="80.3908638954163" calcext:value-type="float">
            <text:p>80.3908638954</text:p>
          </table:table-cell>
          <table:table-cell table:formula="of:=[.D879]/([.E879]-[.E878])" office:value-type="float" office:value="53474.1731198392" calcext:value-type="float">
            <text:p>53474.1731198392</text:p>
          </table:table-cell>
          <table:table-cell table:formula="of:=[.E879]-[.E878]" office:value-type="float" office:value="0.0915582180023193" calcext:value-type="float">
            <text:p>0.0915582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5911385.41155" calcext:value-type="float">
            <text:p>1455911385.41155</text:p>
          </table:table-cell>
          <table:table-cell office:value-type="float" office:value="1455911385.41172" calcext:value-type="float">
            <text:p>1455911385.41172</text:p>
          </table:table-cell>
          <table:table-cell office:value-type="float" office:value="4816" calcext:value-type="float">
            <text:p>4816</text:p>
          </table:table-cell>
          <table:table-cell table:formula="of:=[.B880]-[.B$2]" office:value-type="float" office:value="80.4816420078278" calcext:value-type="float">
            <text:p>80.4816420078</text:p>
          </table:table-cell>
          <table:table-cell table:formula="of:=[.D880]/([.E880]-[.E879])" office:value-type="float" office:value="53052.4360119868" calcext:value-type="float">
            <text:p>53052.4360119868</text:p>
          </table:table-cell>
          <table:table-cell table:formula="of:=[.E880]-[.E879]" office:value-type="float" office:value="0.090778112411499" calcext:value-type="float">
            <text:p>0.090778112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5911385.50407" calcext:value-type="float">
            <text:p>1455911385.50407</text:p>
          </table:table-cell>
          <table:table-cell office:value-type="float" office:value="1455911385.5044" calcext:value-type="float">
            <text:p>1455911385.5044</text:p>
          </table:table-cell>
          <table:table-cell office:value-type="float" office:value="4736" calcext:value-type="float">
            <text:p>4736</text:p>
          </table:table-cell>
          <table:table-cell table:formula="of:=[.B881]-[.B$2]" office:value-type="float" office:value="80.5741620063782" calcext:value-type="float">
            <text:p>80.5741620064</text:p>
          </table:table-cell>
          <table:table-cell table:formula="of:=[.D881]/([.E881]-[.E880])" office:value-type="float" office:value="51188.9329248023" calcext:value-type="float">
            <text:p>51188.9329248023</text:p>
          </table:table-cell>
          <table:table-cell table:formula="of:=[.E881]-[.E880]" office:value-type="float" office:value="0.092519998550415" calcext:value-type="float">
            <text:p>0.092519998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5911385.5951" calcext:value-type="float">
            <text:p>1455911385.5951</text:p>
          </table:table-cell>
          <table:table-cell office:value-type="float" office:value="1455911385.59526" calcext:value-type="float">
            <text:p>1455911385.59526</text:p>
          </table:table-cell>
          <table:table-cell office:value-type="float" office:value="4664" calcext:value-type="float">
            <text:p>4664</text:p>
          </table:table-cell>
          <table:table-cell table:formula="of:=[.B882]-[.B$2]" office:value-type="float" office:value="80.6651902198792" calcext:value-type="float">
            <text:p>80.6651902199</text:p>
          </table:table-cell>
          <table:table-cell table:formula="of:=[.D882]/([.E882]-[.E881])" office:value-type="float" office:value="51236.861854374" calcext:value-type="float">
            <text:p>51236.861854374</text:p>
          </table:table-cell>
          <table:table-cell table:formula="of:=[.E882]-[.E881]" office:value-type="float" office:value="0.0910282135009766" calcext:value-type="float">
            <text:p>0.09102821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5911385.68664" calcext:value-type="float">
            <text:p>1455911385.68664</text:p>
          </table:table-cell>
          <table:table-cell office:value-type="float" office:value="1455911385.68681" calcext:value-type="float">
            <text:p>1455911385.68681</text:p>
          </table:table-cell>
          <table:table-cell office:value-type="float" office:value="4600" calcext:value-type="float">
            <text:p>4600</text:p>
          </table:table-cell>
          <table:table-cell table:formula="of:=[.B883]-[.B$2]" office:value-type="float" office:value="80.7567348480225" calcext:value-type="float">
            <text:p>80.756734848</text:p>
          </table:table-cell>
          <table:table-cell table:formula="of:=[.D883]/([.E883]-[.E882])" office:value-type="float" office:value="50248.715771709" calcext:value-type="float">
            <text:p>50248.715771709</text:p>
          </table:table-cell>
          <table:table-cell table:formula="of:=[.E883]-[.E882]" office:value-type="float" office:value="0.0915446281433106" calcext:value-type="float">
            <text:p>0.091544628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5911385.77727" calcext:value-type="float">
            <text:p>1455911385.77727</text:p>
          </table:table-cell>
          <table:table-cell office:value-type="float" office:value="1455911385.77743" calcext:value-type="float">
            <text:p>1455911385.77743</text:p>
          </table:table-cell>
          <table:table-cell office:value-type="float" office:value="4536" calcext:value-type="float">
            <text:p>4536</text:p>
          </table:table-cell>
          <table:table-cell table:formula="of:=[.B884]-[.B$2]" office:value-type="float" office:value="80.8473591804504" calcext:value-type="float">
            <text:p>80.8473591805</text:p>
          </table:table-cell>
          <table:table-cell table:formula="of:=[.D884]/([.E884]-[.E883])" office:value-type="float" office:value="50052.7824975138" calcext:value-type="float">
            <text:p>50052.7824975138</text:p>
          </table:table-cell>
          <table:table-cell table:formula="of:=[.E884]-[.E883]" office:value-type="float" office:value="0.0906243324279785" calcext:value-type="float">
            <text:p>0.090624332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5911385.86786" calcext:value-type="float">
            <text:p>1455911385.86786</text:p>
          </table:table-cell>
          <table:table-cell office:value-type="float" office:value="1455911385.86803" calcext:value-type="float">
            <text:p>1455911385.86803</text:p>
          </table:table-cell>
          <table:table-cell office:value-type="float" office:value="4480" calcext:value-type="float">
            <text:p>4480</text:p>
          </table:table-cell>
          <table:table-cell table:formula="of:=[.B885]-[.B$2]" office:value-type="float" office:value="80.9379479885101" calcext:value-type="float">
            <text:p>80.9379479885</text:p>
          </table:table-cell>
          <table:table-cell table:formula="of:=[.D885]/([.E885]-[.E884])" office:value-type="float" office:value="49454.2327684449" calcext:value-type="float">
            <text:p>49454.2327684449</text:p>
          </table:table-cell>
          <table:table-cell table:formula="of:=[.E885]-[.E884]" office:value-type="float" office:value="0.0905888080596924" calcext:value-type="float">
            <text:p>0.090588808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5911385.95943" calcext:value-type="float">
            <text:p>1455911385.95943</text:p>
          </table:table-cell>
          <table:table-cell office:value-type="float" office:value="1455911385.9596" calcext:value-type="float">
            <text:p>1455911385.9596</text:p>
          </table:table-cell>
          <table:table-cell office:value-type="float" office:value="4432" calcext:value-type="float">
            <text:p>4432</text:p>
          </table:table-cell>
          <table:table-cell table:formula="of:=[.B886]-[.B$2]" office:value-type="float" office:value="81.0295202732086" calcext:value-type="float">
            <text:p>81.0295202732</text:p>
          </table:table-cell>
          <table:table-cell table:formula="of:=[.D886]/([.E886]-[.E885])" office:value-type="float" office:value="48398.9234798819" calcext:value-type="float">
            <text:p>48398.9234798819</text:p>
          </table:table-cell>
          <table:table-cell table:formula="of:=[.E886]-[.E885]" office:value-type="float" office:value="0.0915722846984863" calcext:value-type="float">
            <text:p>0.091572284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5911386.05015" calcext:value-type="float">
            <text:p>1455911386.05015</text:p>
          </table:table-cell>
          <table:table-cell office:value-type="float" office:value="1455911386.05032" calcext:value-type="float">
            <text:p>1455911386.05032</text:p>
          </table:table-cell>
          <table:table-cell office:value-type="float" office:value="4392" calcext:value-type="float">
            <text:p>4392</text:p>
          </table:table-cell>
          <table:table-cell table:formula="of:=[.B887]-[.B$2]" office:value-type="float" office:value="81.1202383041382" calcext:value-type="float">
            <text:p>81.1202383041</text:p>
          </table:table-cell>
          <table:table-cell table:formula="of:=[.D887]/([.E887]-[.E886])" office:value-type="float" office:value="48413.7492293015" calcext:value-type="float">
            <text:p>48413.7492293015</text:p>
          </table:table-cell>
          <table:table-cell table:formula="of:=[.E887]-[.E886]" office:value-type="float" office:value="0.0907180309295654" calcext:value-type="float">
            <text:p>0.090718030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5911386.14214" calcext:value-type="float">
            <text:p>1455911386.14214</text:p>
          </table:table-cell>
          <table:table-cell office:value-type="float" office:value="1455911386.14232" calcext:value-type="float">
            <text:p>1455911386.14232</text:p>
          </table:table-cell>
          <table:table-cell office:value-type="float" office:value="4360" calcext:value-type="float">
            <text:p>4360</text:p>
          </table:table-cell>
          <table:table-cell table:formula="of:=[.B888]-[.B$2]" office:value-type="float" office:value="81.2122280597687" calcext:value-type="float">
            <text:p>81.2122280598</text:p>
          </table:table-cell>
          <table:table-cell table:formula="of:=[.D888]/([.E888]-[.E887])" office:value-type="float" office:value="47396.5820445633" calcext:value-type="float">
            <text:p>47396.5820445633</text:p>
          </table:table-cell>
          <table:table-cell table:formula="of:=[.E888]-[.E887]" office:value-type="float" office:value="0.0919897556304932" calcext:value-type="float">
            <text:p>0.091989755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5911386.23285" calcext:value-type="float">
            <text:p>1455911386.23285</text:p>
          </table:table-cell>
          <table:table-cell office:value-type="float" office:value="1455911386.23303" calcext:value-type="float">
            <text:p>1455911386.23303</text:p>
          </table:table-cell>
          <table:table-cell office:value-type="float" office:value="4328" calcext:value-type="float">
            <text:p>4328</text:p>
          </table:table-cell>
          <table:table-cell table:formula="of:=[.B889]-[.B$2]" office:value-type="float" office:value="81.3029456138611" calcext:value-type="float">
            <text:p>81.3029456139</text:p>
          </table:table-cell>
          <table:table-cell table:formula="of:=[.D889]/([.E889]-[.E888])" office:value-type="float" office:value="47708.5173128829" calcext:value-type="float">
            <text:p>47708.5173128829</text:p>
          </table:table-cell>
          <table:table-cell table:formula="of:=[.E889]-[.E888]" office:value-type="float" office:value="0.0907175540924072" calcext:value-type="float">
            <text:p>0.090717554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5911386.32566" calcext:value-type="float">
            <text:p>1455911386.32566</text:p>
          </table:table-cell>
          <table:table-cell office:value-type="float" office:value="1455911386.32584" calcext:value-type="float">
            <text:p>1455911386.32584</text:p>
          </table:table-cell>
          <table:table-cell office:value-type="float" office:value="4312" calcext:value-type="float">
            <text:p>4312</text:p>
          </table:table-cell>
          <table:table-cell table:formula="of:=[.B890]-[.B$2]" office:value-type="float" office:value="81.3957552909851" calcext:value-type="float">
            <text:p>81.395755291</text:p>
          </table:table-cell>
          <table:table-cell table:formula="of:=[.D890]/([.E890]-[.E889])" office:value-type="float" office:value="46460.6723524939" calcext:value-type="float">
            <text:p>46460.6723524939</text:p>
          </table:table-cell>
          <table:table-cell table:formula="of:=[.E890]-[.E889]" office:value-type="float" office:value="0.0928096771240234" calcext:value-type="float">
            <text:p>0.092809677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5911386.41616" calcext:value-type="float">
            <text:p>1455911386.41616</text:p>
          </table:table-cell>
          <table:table-cell office:value-type="float" office:value="1455911386.41635" calcext:value-type="float">
            <text:p>1455911386.41635</text:p>
          </table:table-cell>
          <table:table-cell office:value-type="float" office:value="4296" calcext:value-type="float">
            <text:p>4296</text:p>
          </table:table-cell>
          <table:table-cell table:formula="of:=[.B891]-[.B$2]" office:value-type="float" office:value="81.4862561225891" calcext:value-type="float">
            <text:p>81.4862561226</text:p>
          </table:table-cell>
          <table:table-cell table:formula="of:=[.D891]/([.E891]-[.E890])" office:value-type="float" office:value="47469.1770656607" calcext:value-type="float">
            <text:p>47469.1770656607</text:p>
          </table:table-cell>
          <table:table-cell table:formula="of:=[.E891]-[.E890]" office:value-type="float" office:value="0.0905008316040039" calcext:value-type="float">
            <text:p>0.09050083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5911386.50731" calcext:value-type="float">
            <text:p>1455911386.50731</text:p>
          </table:table-cell>
          <table:table-cell office:value-type="float" office:value="1455911386.50748" calcext:value-type="float">
            <text:p>1455911386.50748</text:p>
          </table:table-cell>
          <table:table-cell office:value-type="float" office:value="4296" calcext:value-type="float">
            <text:p>4296</text:p>
          </table:table-cell>
          <table:table-cell table:formula="of:=[.B892]-[.B$2]" office:value-type="float" office:value="81.5774056911469" calcext:value-type="float">
            <text:p>81.5774056911</text:p>
          </table:table-cell>
          <table:table-cell table:formula="of:=[.D892]/([.E892]-[.E891])" office:value-type="float" office:value="47131.3256658881" calcext:value-type="float">
            <text:p>47131.3256658881</text:p>
          </table:table-cell>
          <table:table-cell table:formula="of:=[.E892]-[.E891]" office:value-type="float" office:value="0.0911495685577393" calcext:value-type="float">
            <text:p>0.091149568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5911386.59887" calcext:value-type="float">
            <text:p>1455911386.59887</text:p>
          </table:table-cell>
          <table:table-cell office:value-type="float" office:value="1455911386.59904" calcext:value-type="float">
            <text:p>1455911386.59904</text:p>
          </table:table-cell>
          <table:table-cell office:value-type="float" office:value="4296" calcext:value-type="float">
            <text:p>4296</text:p>
          </table:table-cell>
          <table:table-cell table:formula="of:=[.B893]-[.B$2]" office:value-type="float" office:value="81.6689627170563" calcext:value-type="float">
            <text:p>81.6689627171</text:p>
          </table:table-cell>
          <table:table-cell table:formula="of:=[.D893]/([.E893]-[.E892])" office:value-type="float" office:value="46921.5765510992" calcext:value-type="float">
            <text:p>46921.5765510992</text:p>
          </table:table-cell>
          <table:table-cell table:formula="of:=[.E893]-[.E892]" office:value-type="float" office:value="0.0915570259094238" calcext:value-type="float">
            <text:p>0.091557025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5911386.6893" calcext:value-type="float">
            <text:p>1455911386.6893</text:p>
          </table:table-cell>
          <table:table-cell office:value-type="float" office:value="1455911386.68947" calcext:value-type="float">
            <text:p>1455911386.68947</text:p>
          </table:table-cell>
          <table:table-cell office:value-type="float" office:value="4304" calcext:value-type="float">
            <text:p>4304</text:p>
          </table:table-cell>
          <table:table-cell table:formula="of:=[.B894]-[.B$2]" office:value-type="float" office:value="81.7593891620636" calcext:value-type="float">
            <text:p>81.7593891621</text:p>
          </table:table-cell>
          <table:table-cell table:formula="of:=[.D894]/([.E894]-[.E893])" office:value-type="float" office:value="47596.6958520972" calcext:value-type="float">
            <text:p>47596.6958520972</text:p>
          </table:table-cell>
          <table:table-cell table:formula="of:=[.E894]-[.E893]" office:value-type="float" office:value="0.0904264450073242" calcext:value-type="float">
            <text:p>0.09042644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5911386.7811" calcext:value-type="float">
            <text:p>1455911386.7811</text:p>
          </table:table-cell>
          <table:table-cell office:value-type="float" office:value="1455911386.78127" calcext:value-type="float">
            <text:p>1455911386.78127</text:p>
          </table:table-cell>
          <table:table-cell office:value-type="float" office:value="4320" calcext:value-type="float">
            <text:p>4320</text:p>
          </table:table-cell>
          <table:table-cell table:formula="of:=[.B895]-[.B$2]" office:value-type="float" office:value="81.851194858551" calcext:value-type="float">
            <text:p>81.8511948586</text:p>
          </table:table-cell>
          <table:table-cell table:formula="of:=[.D895]/([.E895]-[.E894])" office:value-type="float" office:value="47055.9035581375" calcext:value-type="float">
            <text:p>47055.9035581375</text:p>
          </table:table-cell>
          <table:table-cell table:formula="of:=[.E895]-[.E894]" office:value-type="float" office:value="0.0918056964874268" calcext:value-type="float">
            <text:p>0.091805696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5911386.87169" calcext:value-type="float">
            <text:p>1455911386.87169</text:p>
          </table:table-cell>
          <table:table-cell office:value-type="float" office:value="1455911386.87186" calcext:value-type="float">
            <text:p>1455911386.87186</text:p>
          </table:table-cell>
          <table:table-cell office:value-type="float" office:value="4344" calcext:value-type="float">
            <text:p>4344</text:p>
          </table:table-cell>
          <table:table-cell table:formula="of:=[.B896]-[.B$2]" office:value-type="float" office:value="81.9417853355408" calcext:value-type="float">
            <text:p>81.9417853355</text:p>
          </table:table-cell>
          <table:table-cell table:formula="of:=[.D896]/([.E896]-[.E895])" office:value-type="float" office:value="47952.0601320125" calcext:value-type="float">
            <text:p>47952.0601320125</text:p>
          </table:table-cell>
          <table:table-cell table:formula="of:=[.E896]-[.E895]" office:value-type="float" office:value="0.0905904769897461" calcext:value-type="float">
            <text:p>0.09059047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5911386.96317" calcext:value-type="float">
            <text:p>1455911386.96317</text:p>
          </table:table-cell>
          <table:table-cell office:value-type="float" office:value="1455911386.96336" calcext:value-type="float">
            <text:p>1455911386.96336</text:p>
          </table:table-cell>
          <table:table-cell office:value-type="float" office:value="4376" calcext:value-type="float">
            <text:p>4376</text:p>
          </table:table-cell>
          <table:table-cell table:formula="of:=[.B897]-[.B$2]" office:value-type="float" office:value="82.0332639217377" calcext:value-type="float">
            <text:p>82.0332639217</text:p>
          </table:table-cell>
          <table:table-cell table:formula="of:=[.D897]/([.E897]-[.E896])" office:value-type="float" office:value="47836.3317791232" calcext:value-type="float">
            <text:p>47836.3317791232</text:p>
          </table:table-cell>
          <table:table-cell table:formula="of:=[.E897]-[.E896]" office:value-type="float" office:value="0.0914785861968994" calcext:value-type="float">
            <text:p>0.091478586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5911387.05412" calcext:value-type="float">
            <text:p>1455911387.05412</text:p>
          </table:table-cell>
          <table:table-cell office:value-type="float" office:value="1455911387.05429" calcext:value-type="float">
            <text:p>1455911387.05429</text:p>
          </table:table-cell>
          <table:table-cell office:value-type="float" office:value="4408" calcext:value-type="float">
            <text:p>4408</text:p>
          </table:table-cell>
          <table:table-cell table:formula="of:=[.B898]-[.B$2]" office:value-type="float" office:value="82.1242136955261" calcext:value-type="float">
            <text:p>82.1242136955</text:p>
          </table:table-cell>
          <table:table-cell table:formula="of:=[.D898]/([.E898]-[.E897])" office:value-type="float" office:value="48466.3107601889" calcext:value-type="float">
            <text:p>48466.3107601889</text:p>
          </table:table-cell>
          <table:table-cell table:formula="of:=[.E898]-[.E897]" office:value-type="float" office:value="0.0909497737884522" calcext:value-type="float">
            <text:p>0.090949773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5911387.145" calcext:value-type="float">
            <text:p>1455911387.145</text:p>
          </table:table-cell>
          <table:table-cell office:value-type="float" office:value="1455911387.14518" calcext:value-type="float">
            <text:p>1455911387.14518</text:p>
          </table:table-cell>
          <table:table-cell office:value-type="float" office:value="4456" calcext:value-type="float">
            <text:p>4456</text:p>
          </table:table-cell>
          <table:table-cell table:formula="of:=[.B899]-[.B$2]" office:value-type="float" office:value="82.2150964736938" calcext:value-type="float">
            <text:p>82.2150964737</text:p>
          </table:table-cell>
          <table:table-cell table:formula="of:=[.D899]/([.E899]-[.E898])" office:value-type="float" office:value="49030.1913061728" calcext:value-type="float">
            <text:p>49030.1913061728</text:p>
          </table:table-cell>
          <table:table-cell table:formula="of:=[.E899]-[.E898]" office:value-type="float" office:value="0.0908827781677246" calcext:value-type="float">
            <text:p>0.090882778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5911387.23745" calcext:value-type="float">
            <text:p>1455911387.23745</text:p>
          </table:table-cell>
          <table:table-cell office:value-type="float" office:value="1455911387.23762" calcext:value-type="float">
            <text:p>1455911387.23762</text:p>
          </table:table-cell>
          <table:table-cell office:value-type="float" office:value="4504" calcext:value-type="float">
            <text:p>4504</text:p>
          </table:table-cell>
          <table:table-cell table:formula="of:=[.B900]-[.B$2]" office:value-type="float" office:value="82.3075461387634" calcext:value-type="float">
            <text:p>82.3075461388</text:p>
          </table:table-cell>
          <table:table-cell table:formula="of:=[.D900]/([.E900]-[.E899])" office:value-type="float" office:value="48718.4025665228" calcext:value-type="float">
            <text:p>48718.4025665228</text:p>
          </table:table-cell>
          <table:table-cell table:formula="of:=[.E900]-[.E899]" office:value-type="float" office:value="0.0924496650695801" calcext:value-type="float">
            <text:p>0.092449665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5911387.32807" calcext:value-type="float">
            <text:p>1455911387.32807</text:p>
          </table:table-cell>
          <table:table-cell office:value-type="float" office:value="1455911387.32825" calcext:value-type="float">
            <text:p>1455911387.32825</text:p>
          </table:table-cell>
          <table:table-cell office:value-type="float" office:value="4560" calcext:value-type="float">
            <text:p>4560</text:p>
          </table:table-cell>
          <table:table-cell table:formula="of:=[.B901]-[.B$2]" office:value-type="float" office:value="82.3981621265411" calcext:value-type="float">
            <text:p>82.3981621265</text:p>
          </table:table-cell>
          <table:table-cell table:formula="of:=[.D901]/([.E901]-[.E900])" office:value-type="float" office:value="50322.2456856745" calcext:value-type="float">
            <text:p>50322.2456856745</text:p>
          </table:table-cell>
          <table:table-cell table:formula="of:=[.E901]-[.E900]" office:value-type="float" office:value="0.09061598777771" calcext:value-type="float">
            <text:p>0.09061598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5911387.41978" calcext:value-type="float">
            <text:p>1455911387.41978</text:p>
          </table:table-cell>
          <table:table-cell office:value-type="float" office:value="1455911387.41995" calcext:value-type="float">
            <text:p>1455911387.41995</text:p>
          </table:table-cell>
          <table:table-cell office:value-type="float" office:value="4624" calcext:value-type="float">
            <text:p>4624</text:p>
          </table:table-cell>
          <table:table-cell table:formula="of:=[.B902]-[.B$2]" office:value-type="float" office:value="82.489869594574" calcext:value-type="float">
            <text:p>82.4898695946</text:p>
          </table:table-cell>
          <table:table-cell table:formula="of:=[.D902]/([.E902]-[.E901])" office:value-type="float" office:value="50421.1935972796" calcext:value-type="float">
            <text:p>50421.1935972796</text:p>
          </table:table-cell>
          <table:table-cell table:formula="of:=[.E902]-[.E901]" office:value-type="float" office:value="0.0917074680328369" calcext:value-type="float">
            <text:p>0.09170746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5911387.51046" calcext:value-type="float">
            <text:p>1455911387.51046</text:p>
          </table:table-cell>
          <table:table-cell office:value-type="float" office:value="1455911387.51063" calcext:value-type="float">
            <text:p>1455911387.51063</text:p>
          </table:table-cell>
          <table:table-cell office:value-type="float" office:value="4696" calcext:value-type="float">
            <text:p>4696</text:p>
          </table:table-cell>
          <table:table-cell table:formula="of:=[.B903]-[.B$2]" office:value-type="float" office:value="82.5805501937866" calcext:value-type="float">
            <text:p>82.5805501938</text:p>
          </table:table-cell>
          <table:table-cell table:formula="of:=[.D903]/([.E903]-[.E902])" office:value-type="float" office:value="51786.1597825115" calcext:value-type="float">
            <text:p>51786.1597825115</text:p>
          </table:table-cell>
          <table:table-cell table:formula="of:=[.E903]-[.E902]" office:value-type="float" office:value="0.0906805992126465" calcext:value-type="float">
            <text:p>0.090680599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5911387.60187" calcext:value-type="float">
            <text:p>1455911387.60187</text:p>
          </table:table-cell>
          <table:table-cell office:value-type="float" office:value="1455911387.60203" calcext:value-type="float">
            <text:p>1455911387.60203</text:p>
          </table:table-cell>
          <table:table-cell office:value-type="float" office:value="4768" calcext:value-type="float">
            <text:p>4768</text:p>
          </table:table-cell>
          <table:table-cell table:formula="of:=[.B904]-[.B$2]" office:value-type="float" office:value="82.6719591617584" calcext:value-type="float">
            <text:p>82.6719591618</text:p>
          </table:table-cell>
          <table:table-cell table:formula="of:=[.D904]/([.E904]-[.E903])" office:value-type="float" office:value="52161.1840259574" calcext:value-type="float">
            <text:p>52161.1840259574</text:p>
          </table:table-cell>
          <table:table-cell table:formula="of:=[.E904]-[.E903]" office:value-type="float" office:value="0.0914089679718018" calcext:value-type="float">
            <text:p>0.09140896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5911387.69289" calcext:value-type="float">
            <text:p>1455911387.69289</text:p>
          </table:table-cell>
          <table:table-cell office:value-type="float" office:value="1455911387.69307" calcext:value-type="float">
            <text:p>1455911387.69307</text:p>
          </table:table-cell>
          <table:table-cell office:value-type="float" office:value="4848" calcext:value-type="float">
            <text:p>4848</text:p>
          </table:table-cell>
          <table:table-cell table:formula="of:=[.B905]-[.B$2]" office:value-type="float" office:value="82.7629833221436" calcext:value-type="float">
            <text:p>82.7629833221</text:p>
          </table:table-cell>
          <table:table-cell table:formula="of:=[.D905]/([.E905]-[.E904])" office:value-type="float" office:value="53260.5846567291" calcext:value-type="float">
            <text:p>53260.5846567291</text:p>
          </table:table-cell>
          <table:table-cell table:formula="of:=[.E905]-[.E904]" office:value-type="float" office:value="0.0910241603851318" calcext:value-type="float">
            <text:p>0.091024160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5911387.78385" calcext:value-type="float">
            <text:p>1455911387.78385</text:p>
          </table:table-cell>
          <table:table-cell office:value-type="float" office:value="1455911387.78401" calcext:value-type="float">
            <text:p>1455911387.78401</text:p>
          </table:table-cell>
          <table:table-cell office:value-type="float" office:value="4936" calcext:value-type="float">
            <text:p>4936</text:p>
          </table:table-cell>
          <table:table-cell table:formula="of:=[.B906]-[.B$2]" office:value-type="float" office:value="82.8539366722107" calcext:value-type="float">
            <text:p>82.8539366722</text:p>
          </table:table-cell>
          <table:table-cell table:formula="of:=[.D906]/([.E906]-[.E905])" office:value-type="float" office:value="54269.5788154742" calcext:value-type="float">
            <text:p>54269.5788154742</text:p>
          </table:table-cell>
          <table:table-cell table:formula="of:=[.E906]-[.E905]" office:value-type="float" office:value="0.0909533500671387" calcext:value-type="float">
            <text:p>0.090953350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5911387.87545" calcext:value-type="float">
            <text:p>1455911387.87545</text:p>
          </table:table-cell>
          <table:table-cell office:value-type="float" office:value="1455911387.87562" calcext:value-type="float">
            <text:p>1455911387.87562</text:p>
          </table:table-cell>
          <table:table-cell office:value-type="float" office:value="5024" calcext:value-type="float">
            <text:p>5024</text:p>
          </table:table-cell>
          <table:table-cell table:formula="of:=[.B907]-[.B$2]" office:value-type="float" office:value="82.9455456733704" calcext:value-type="float">
            <text:p>82.9455456734</text:p>
          </table:table-cell>
          <table:table-cell table:formula="of:=[.D907]/([.E907]-[.E906])" office:value-type="float" office:value="54841.7724939881" calcext:value-type="float">
            <text:p>54841.7724939881</text:p>
          </table:table-cell>
          <table:table-cell table:formula="of:=[.E907]-[.E906]" office:value-type="float" office:value="0.091609001159668" calcext:value-type="float">
            <text:p>0.091609001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5911387.96631" calcext:value-type="float">
            <text:p>1455911387.96631</text:p>
          </table:table-cell>
          <table:table-cell office:value-type="float" office:value="1455911387.96648" calcext:value-type="float">
            <text:p>1455911387.96648</text:p>
          </table:table-cell>
          <table:table-cell office:value-type="float" office:value="5120" calcext:value-type="float">
            <text:p>5120</text:p>
          </table:table-cell>
          <table:table-cell table:formula="of:=[.B908]-[.B$2]" office:value-type="float" office:value="83.0363988876343" calcext:value-type="float">
            <text:p>83.0363988876</text:p>
          </table:table-cell>
          <table:table-cell table:formula="of:=[.D908]/([.E908]-[.E907])" office:value-type="float" office:value="56354.6379892197" calcext:value-type="float">
            <text:p>56354.6379892197</text:p>
          </table:table-cell>
          <table:table-cell table:formula="of:=[.E908]-[.E907]" office:value-type="float" office:value="0.090853214263916" calcext:value-type="float">
            <text:p>0.090853214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5911388.05878" calcext:value-type="float">
            <text:p>1455911388.05878</text:p>
          </table:table-cell>
          <table:table-cell office:value-type="float" office:value="1455911388.05896" calcext:value-type="float">
            <text:p>1455911388.05896</text:p>
          </table:table-cell>
          <table:table-cell office:value-type="float" office:value="5216" calcext:value-type="float">
            <text:p>5216</text:p>
          </table:table-cell>
          <table:table-cell table:formula="of:=[.B909]-[.B$2]" office:value-type="float" office:value="83.1288754940033" calcext:value-type="float">
            <text:p>83.128875494</text:p>
          </table:table-cell>
          <table:table-cell table:formula="of:=[.D909]/([.E909]-[.E908])" office:value-type="float" office:value="56403.4538549791" calcext:value-type="float">
            <text:p>56403.4538549791</text:p>
          </table:table-cell>
          <table:table-cell table:formula="of:=[.E909]-[.E908]" office:value-type="float" office:value="0.0924766063690186" calcext:value-type="float">
            <text:p>0.092476606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5911388.15005" calcext:value-type="float">
            <text:p>1455911388.15005</text:p>
          </table:table-cell>
          <table:table-cell office:value-type="float" office:value="1455911388.15021" calcext:value-type="float">
            <text:p>1455911388.15021</text:p>
          </table:table-cell>
          <table:table-cell office:value-type="float" office:value="5320" calcext:value-type="float">
            <text:p>5320</text:p>
          </table:table-cell>
          <table:table-cell table:formula="of:=[.B910]-[.B$2]" office:value-type="float" office:value="83.2201404571533" calcext:value-type="float">
            <text:p>83.2201404572</text:p>
          </table:table-cell>
          <table:table-cell table:formula="of:=[.D910]/([.E910]-[.E909])" office:value-type="float" office:value="58291.8111877699" calcext:value-type="float">
            <text:p>58291.8111877699</text:p>
          </table:table-cell>
          <table:table-cell table:formula="of:=[.E910]-[.E909]" office:value-type="float" office:value="0.0912649631500244" calcext:value-type="float">
            <text:p>0.091264963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5911388.24207" calcext:value-type="float">
            <text:p>1455911388.24207</text:p>
          </table:table-cell>
          <table:table-cell office:value-type="float" office:value="1455911388.24225" calcext:value-type="float">
            <text:p>1455911388.24225</text:p>
          </table:table-cell>
          <table:table-cell office:value-type="float" office:value="5424" calcext:value-type="float">
            <text:p>5424</text:p>
          </table:table-cell>
          <table:table-cell table:formula="of:=[.B911]-[.B$2]" office:value-type="float" office:value="83.3121626377106" calcext:value-type="float">
            <text:p>83.3121626377</text:p>
          </table:table-cell>
          <table:table-cell table:formula="of:=[.D911]/([.E911]-[.E910])" office:value-type="float" office:value="58942.3111597045" calcext:value-type="float">
            <text:p>58942.3111597045</text:p>
          </table:table-cell>
          <table:table-cell table:formula="of:=[.E911]-[.E910]" office:value-type="float" office:value="0.092022180557251" calcext:value-type="float">
            <text:p>0.092022180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5911388.33326" calcext:value-type="float">
            <text:p>1455911388.33326</text:p>
          </table:table-cell>
          <table:table-cell office:value-type="float" office:value="1455911388.33368" calcext:value-type="float">
            <text:p>1455911388.33368</text:p>
          </table:table-cell>
          <table:table-cell office:value-type="float" office:value="5536" calcext:value-type="float">
            <text:p>5536</text:p>
          </table:table-cell>
          <table:table-cell table:formula="of:=[.B912]-[.B$2]" office:value-type="float" office:value="83.4033501148224" calcext:value-type="float">
            <text:p>83.4033501148</text:p>
          </table:table-cell>
          <table:table-cell table:formula="of:=[.D912]/([.E912]-[.E911])" office:value-type="float" office:value="60710.0906324189" calcext:value-type="float">
            <text:p>60710.0906324189</text:p>
          </table:table-cell>
          <table:table-cell table:formula="of:=[.E912]-[.E911]" office:value-type="float" office:value="0.0911874771118164" calcext:value-type="float">
            <text:p>0.091187477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5911388.42415" calcext:value-type="float">
            <text:p>1455911388.42415</text:p>
          </table:table-cell>
          <table:table-cell office:value-type="float" office:value="1455911388.42432" calcext:value-type="float">
            <text:p>1455911388.42432</text:p>
          </table:table-cell>
          <table:table-cell office:value-type="float" office:value="5648" calcext:value-type="float">
            <text:p>5648</text:p>
          </table:table-cell>
          <table:table-cell table:formula="of:=[.B913]-[.B$2]" office:value-type="float" office:value="83.4942421913147" calcext:value-type="float">
            <text:p>83.4942421913</text:p>
          </table:table-cell>
          <table:table-cell table:formula="of:=[.D913]/([.E913]-[.E912])" office:value-type="float" office:value="62139.6299651915" calcext:value-type="float">
            <text:p>62139.6299651915</text:p>
          </table:table-cell>
          <table:table-cell table:formula="of:=[.E913]-[.E912]" office:value-type="float" office:value="0.0908920764923096" calcext:value-type="float">
            <text:p>0.090892076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5911388.51643" calcext:value-type="float">
            <text:p>1455911388.51643</text:p>
          </table:table-cell>
          <table:table-cell office:value-type="float" office:value="1455911388.5166" calcext:value-type="float">
            <text:p>1455911388.5166</text:p>
          </table:table-cell>
          <table:table-cell office:value-type="float" office:value="5760" calcext:value-type="float">
            <text:p>5760</text:p>
          </table:table-cell>
          <table:table-cell table:formula="of:=[.B914]-[.B$2]" office:value-type="float" office:value="83.5865263938904" calcext:value-type="float">
            <text:p>83.5865263939</text:p>
          </table:table-cell>
          <table:table-cell table:formula="of:=[.D914]/([.E914]-[.E913])" office:value-type="float" office:value="62415.8831006438" calcext:value-type="float">
            <text:p>62415.8831006438</text:p>
          </table:table-cell>
          <table:table-cell table:formula="of:=[.E914]-[.E913]" office:value-type="float" office:value="0.0922842025756836" calcext:value-type="float">
            <text:p>0.092284202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5911388.6074" calcext:value-type="float">
            <text:p>1455911388.6074</text:p>
          </table:table-cell>
          <table:table-cell office:value-type="float" office:value="1455911388.60759" calcext:value-type="float">
            <text:p>1455911388.60759</text:p>
          </table:table-cell>
          <table:table-cell office:value-type="float" office:value="5872" calcext:value-type="float">
            <text:p>5872</text:p>
          </table:table-cell>
          <table:table-cell table:formula="of:=[.B915]-[.B$2]" office:value-type="float" office:value="83.6774868965149" calcext:value-type="float">
            <text:p>83.6774868965</text:p>
          </table:table-cell>
          <table:table-cell table:formula="of:=[.D915]/([.E915]-[.E914])" office:value-type="float" office:value="64555.4920055777" calcext:value-type="float">
            <text:p>64555.4920055777</text:p>
          </table:table-cell>
          <table:table-cell table:formula="of:=[.E915]-[.E914]" office:value-type="float" office:value="0.0909605026245117" calcext:value-type="float">
            <text:p>0.09096050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5911388.69947" calcext:value-type="float">
            <text:p>1455911388.69947</text:p>
          </table:table-cell>
          <table:table-cell office:value-type="float" office:value="1455911388.69964" calcext:value-type="float">
            <text:p>1455911388.69964</text:p>
          </table:table-cell>
          <table:table-cell office:value-type="float" office:value="5984" calcext:value-type="float">
            <text:p>5984</text:p>
          </table:table-cell>
          <table:table-cell table:formula="of:=[.B916]-[.B$2]" office:value-type="float" office:value="83.7695577144623" calcext:value-type="float">
            <text:p>83.7695577145</text:p>
          </table:table-cell>
          <table:table-cell table:formula="of:=[.D916]/([.E916]-[.E915])" office:value-type="float" office:value="64993.4488843083" calcext:value-type="float">
            <text:p>64993.4488843083</text:p>
          </table:table-cell>
          <table:table-cell table:formula="of:=[.E916]-[.E915]" office:value-type="float" office:value="0.0920708179473877" calcext:value-type="float">
            <text:p>0.092070817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5911388.79061" calcext:value-type="float">
            <text:p>1455911388.79061</text:p>
          </table:table-cell>
          <table:table-cell office:value-type="float" office:value="1455911388.79078" calcext:value-type="float">
            <text:p>1455911388.79078</text:p>
          </table:table-cell>
          <table:table-cell office:value-type="float" office:value="6104" calcext:value-type="float">
            <text:p>6104</text:p>
          </table:table-cell>
          <table:table-cell table:formula="of:=[.B917]-[.B$2]" office:value-type="float" office:value="83.8607006072998" calcext:value-type="float">
            <text:p>83.8607006073</text:p>
          </table:table-cell>
          <table:table-cell table:formula="of:=[.D917]/([.E917]-[.E916])" office:value-type="float" office:value="66971.7606054185" calcext:value-type="float">
            <text:p>66971.7606054185</text:p>
          </table:table-cell>
          <table:table-cell table:formula="of:=[.E917]-[.E916]" office:value-type="float" office:value="0.0911428928375244" calcext:value-type="float">
            <text:p>0.091142892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5911388.883" calcext:value-type="float">
            <text:p>1455911388.883</text:p>
          </table:table-cell>
          <table:table-cell office:value-type="float" office:value="1455911388.88318" calcext:value-type="float">
            <text:p>1455911388.88318</text:p>
          </table:table-cell>
          <table:table-cell office:value-type="float" office:value="6216" calcext:value-type="float">
            <text:p>6216</text:p>
          </table:table-cell>
          <table:table-cell table:formula="of:=[.B918]-[.B$2]" office:value-type="float" office:value="83.9530937671661" calcext:value-type="float">
            <text:p>83.9530937672</text:p>
          </table:table-cell>
          <table:table-cell table:formula="of:=[.D918]/([.E918]-[.E917])" office:value-type="float" office:value="67277.7076678924" calcext:value-type="float">
            <text:p>67277.7076678924</text:p>
          </table:table-cell>
          <table:table-cell table:formula="of:=[.E918]-[.E917]" office:value-type="float" office:value="0.092393159866333" calcext:value-type="float">
            <text:p>0.092393159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5911388.97444" calcext:value-type="float">
            <text:p>1455911388.97444</text:p>
          </table:table-cell>
          <table:table-cell office:value-type="float" office:value="1455911388.97461" calcext:value-type="float">
            <text:p>1455911388.97461</text:p>
          </table:table-cell>
          <table:table-cell office:value-type="float" office:value="6328" calcext:value-type="float">
            <text:p>6328</text:p>
          </table:table-cell>
          <table:table-cell table:formula="of:=[.B919]-[.B$2]" office:value-type="float" office:value="84.044529914856" calcext:value-type="float">
            <text:p>84.0445299149</text:p>
          </table:table-cell>
          <table:table-cell table:formula="of:=[.D919]/([.E919]-[.E918])" office:value-type="float" office:value="69206.7651566709" calcext:value-type="float">
            <text:p>69206.7651566709</text:p>
          </table:table-cell>
          <table:table-cell table:formula="of:=[.E919]-[.E918]" office:value-type="float" office:value="0.0914361476898193" calcext:value-type="float">
            <text:p>0.091436147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5911389.06576" calcext:value-type="float">
            <text:p>1455911389.06576</text:p>
          </table:table-cell>
          <table:table-cell office:value-type="float" office:value="1455911389.06592" calcext:value-type="float">
            <text:p>1455911389.06592</text:p>
          </table:table-cell>
          <table:table-cell office:value-type="float" office:value="6448" calcext:value-type="float">
            <text:p>6448</text:p>
          </table:table-cell>
          <table:table-cell table:formula="of:=[.B920]-[.B$2]" office:value-type="float" office:value="84.1358499526978" calcext:value-type="float">
            <text:p>84.1358499527</text:p>
          </table:table-cell>
          <table:table-cell table:formula="of:=[.D920]/([.E920]-[.E919])" office:value-type="float" office:value="70608.8187476503" calcext:value-type="float">
            <text:p>70608.8187476503</text:p>
          </table:table-cell>
          <table:table-cell table:formula="of:=[.E920]-[.E919]" office:value-type="float" office:value="0.0913200378417969" calcext:value-type="float">
            <text:p>0.091320037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5911389.15818" calcext:value-type="float">
            <text:p>1455911389.15818</text:p>
          </table:table-cell>
          <table:table-cell office:value-type="float" office:value="1455911389.15837" calcext:value-type="float">
            <text:p>1455911389.15837</text:p>
          </table:table-cell>
          <table:table-cell office:value-type="float" office:value="6560" calcext:value-type="float">
            <text:p>6560</text:p>
          </table:table-cell>
          <table:table-cell table:formula="of:=[.B921]-[.B$2]" office:value-type="float" office:value="84.2282741069794" calcext:value-type="float">
            <text:p>84.228274107</text:p>
          </table:table-cell>
          <table:table-cell table:formula="of:=[.D921]/([.E921]-[.E920])" office:value-type="float" office:value="70977.1168693813" calcext:value-type="float">
            <text:p>70977.1168693813</text:p>
          </table:table-cell>
          <table:table-cell table:formula="of:=[.E921]-[.E920]" office:value-type="float" office:value="0.0924241542816162" calcext:value-type="float">
            <text:p>0.092424154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5911389.24981" calcext:value-type="float">
            <text:p>1455911389.24981</text:p>
          </table:table-cell>
          <table:table-cell office:value-type="float" office:value="1455911389.24998" calcext:value-type="float">
            <text:p>1455911389.24998</text:p>
          </table:table-cell>
          <table:table-cell office:value-type="float" office:value="6664" calcext:value-type="float">
            <text:p>6664</text:p>
          </table:table-cell>
          <table:table-cell table:formula="of:=[.B922]-[.B$2]" office:value-type="float" office:value="84.3199014663696" calcext:value-type="float">
            <text:p>84.3199014664</text:p>
          </table:table-cell>
          <table:table-cell table:formula="of:=[.D922]/([.E922]-[.E921])" office:value-type="float" office:value="72729.3686552367" calcext:value-type="float">
            <text:p>72729.3686552367</text:p>
          </table:table-cell>
          <table:table-cell table:formula="of:=[.E922]-[.E921]" office:value-type="float" office:value="0.0916273593902588" calcext:value-type="float">
            <text:p>0.091627359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5911389.34189" calcext:value-type="float">
            <text:p>1455911389.34189</text:p>
          </table:table-cell>
          <table:table-cell office:value-type="float" office:value="1455911389.34206" calcext:value-type="float">
            <text:p>1455911389.34206</text:p>
          </table:table-cell>
          <table:table-cell office:value-type="float" office:value="6776" calcext:value-type="float">
            <text:p>6776</text:p>
          </table:table-cell>
          <table:table-cell table:formula="of:=[.B923]-[.B$2]" office:value-type="float" office:value="84.4119784832001" calcext:value-type="float">
            <text:p>84.4119784832</text:p>
          </table:table-cell>
          <table:table-cell table:formula="of:=[.D923]/([.E923]-[.E922])" office:value-type="float" office:value="73590.5683442992" calcext:value-type="float">
            <text:p>73590.5683442992</text:p>
          </table:table-cell>
          <table:table-cell table:formula="of:=[.E923]-[.E922]" office:value-type="float" office:value="0.0920770168304443" calcext:value-type="float">
            <text:p>0.092077016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5911389.43329" calcext:value-type="float">
            <text:p>1455911389.43329</text:p>
          </table:table-cell>
          <table:table-cell office:value-type="float" office:value="1455911389.43346" calcext:value-type="float">
            <text:p>1455911389.43346</text:p>
          </table:table-cell>
          <table:table-cell office:value-type="float" office:value="6880" calcext:value-type="float">
            <text:p>6880</text:p>
          </table:table-cell>
          <table:table-cell table:formula="of:=[.B924]-[.B$2]" office:value-type="float" office:value="84.5033864974976" calcext:value-type="float">
            <text:p>84.5033864975</text:p>
          </table:table-cell>
          <table:table-cell table:formula="of:=[.D924]/([.E924]-[.E923])" office:value-type="float" office:value="75266.9232875926" calcext:value-type="float">
            <text:p>75266.9232875926</text:p>
          </table:table-cell>
          <table:table-cell table:formula="of:=[.E924]-[.E923]" office:value-type="float" office:value="0.0914080142974854" calcext:value-type="float">
            <text:p>0.091408014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5911389.52545" calcext:value-type="float">
            <text:p>1455911389.52545</text:p>
          </table:table-cell>
          <table:table-cell office:value-type="float" office:value="1455911389.52562" calcext:value-type="float">
            <text:p>1455911389.52562</text:p>
          </table:table-cell>
          <table:table-cell office:value-type="float" office:value="6984" calcext:value-type="float">
            <text:p>6984</text:p>
          </table:table-cell>
          <table:table-cell table:formula="of:=[.B925]-[.B$2]" office:value-type="float" office:value="84.5955421924591" calcext:value-type="float">
            <text:p>84.5955421925</text:p>
          </table:table-cell>
          <table:table-cell table:formula="of:=[.D925]/([.E925]-[.E924])" office:value-type="float" office:value="75784.7901088922" calcext:value-type="float">
            <text:p>75784.7901088922</text:p>
          </table:table-cell>
          <table:table-cell table:formula="of:=[.E925]-[.E924]" office:value-type="float" office:value="0.0921556949615479" calcext:value-type="float">
            <text:p>0.09215569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5911389.61691" calcext:value-type="float">
            <text:p>1455911389.61691</text:p>
          </table:table-cell>
          <table:table-cell office:value-type="float" office:value="1455911389.61708" calcext:value-type="float">
            <text:p>1455911389.61708</text:p>
          </table:table-cell>
          <table:table-cell office:value-type="float" office:value="7080" calcext:value-type="float">
            <text:p>7080</text:p>
          </table:table-cell>
          <table:table-cell table:formula="of:=[.B926]-[.B$2]" office:value-type="float" office:value="84.6869993209839" calcext:value-type="float">
            <text:p>84.686999321</text:p>
          </table:table-cell>
          <table:table-cell table:formula="of:=[.D926]/([.E926]-[.E925])" office:value-type="float" office:value="77413.3204726811" calcext:value-type="float">
            <text:p>77413.3204726811</text:p>
          </table:table-cell>
          <table:table-cell table:formula="of:=[.E926]-[.E925]" office:value-type="float" office:value="0.0914571285247803" calcext:value-type="float">
            <text:p>0.091457128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5911389.70826" calcext:value-type="float">
            <text:p>1455911389.70826</text:p>
          </table:table-cell>
          <table:table-cell office:value-type="float" office:value="1455911389.70842" calcext:value-type="float">
            <text:p>1455911389.70842</text:p>
          </table:table-cell>
          <table:table-cell office:value-type="float" office:value="7176" calcext:value-type="float">
            <text:p>7176</text:p>
          </table:table-cell>
          <table:table-cell table:formula="of:=[.B927]-[.B$2]" office:value-type="float" office:value="84.7783482074738" calcext:value-type="float">
            <text:p>84.7783482075</text:p>
          </table:table-cell>
          <table:table-cell table:formula="of:=[.D927]/([.E927]-[.E926])" office:value-type="float" office:value="78555.9657675293" calcext:value-type="float">
            <text:p>78555.9657675293</text:p>
          </table:table-cell>
          <table:table-cell table:formula="of:=[.E927]-[.E926]" office:value-type="float" office:value="0.0913488864898682" calcext:value-type="float">
            <text:p>0.091348886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5911389.80086" calcext:value-type="float">
            <text:p>1455911389.80086</text:p>
          </table:table-cell>
          <table:table-cell office:value-type="float" office:value="1455911389.80103" calcext:value-type="float">
            <text:p>1455911389.80103</text:p>
          </table:table-cell>
          <table:table-cell office:value-type="float" office:value="7264" calcext:value-type="float">
            <text:p>7264</text:p>
          </table:table-cell>
          <table:table-cell table:formula="of:=[.B928]-[.B$2]" office:value-type="float" office:value="84.8709540367127" calcext:value-type="float">
            <text:p>84.8709540367</text:p>
          </table:table-cell>
          <table:table-cell table:formula="of:=[.D928]/([.E928]-[.E927])" office:value-type="float" office:value="78439.9865505372" calcext:value-type="float">
            <text:p>78439.9865505372</text:p>
          </table:table-cell>
          <table:table-cell table:formula="of:=[.E928]-[.E927]" office:value-type="float" office:value="0.0926058292388916" calcext:value-type="float">
            <text:p>0.092605829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5911389.89203" calcext:value-type="float">
            <text:p>1455911389.89203</text:p>
          </table:table-cell>
          <table:table-cell office:value-type="float" office:value="1455911389.89219" calcext:value-type="float">
            <text:p>1455911389.89219</text:p>
          </table:table-cell>
          <table:table-cell office:value-type="float" office:value="7352" calcext:value-type="float">
            <text:p>7352</text:p>
          </table:table-cell>
          <table:table-cell table:formula="of:=[.B929]-[.B$2]" office:value-type="float" office:value="84.9621171951294" calcext:value-type="float">
            <text:p>84.9621171951</text:p>
          </table:table-cell>
          <table:table-cell table:formula="of:=[.D929]/([.E929]-[.E928])" office:value-type="float" office:value="80646.6134750475" calcext:value-type="float">
            <text:p>80646.6134750475</text:p>
          </table:table-cell>
          <table:table-cell table:formula="of:=[.E929]-[.E928]" office:value-type="float" office:value="0.0911631584167481" calcext:value-type="float">
            <text:p>0.091163158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5911389.98467" calcext:value-type="float">
            <text:p>1455911389.98467</text:p>
          </table:table-cell>
          <table:table-cell office:value-type="float" office:value="1455911389.98484" calcext:value-type="float">
            <text:p>1455911389.98484</text:p>
          </table:table-cell>
          <table:table-cell office:value-type="float" office:value="7432" calcext:value-type="float">
            <text:p>7432</text:p>
          </table:table-cell>
          <table:table-cell table:formula="of:=[.B930]-[.B$2]" office:value-type="float" office:value="85.0547590255737" calcext:value-type="float">
            <text:p>85.0547590256</text:p>
          </table:table-cell>
          <table:table-cell table:formula="of:=[.D930]/([.E930]-[.E929])" office:value-type="float" office:value="80222.9399435877" calcext:value-type="float">
            <text:p>80222.9399435877</text:p>
          </table:table-cell>
          <table:table-cell table:formula="of:=[.E930]-[.E929]" office:value-type="float" office:value="0.0926418304443359" calcext:value-type="float">
            <text:p>0.092641830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5911390.07614" calcext:value-type="float">
            <text:p>1455911390.07614</text:p>
          </table:table-cell>
          <table:table-cell office:value-type="float" office:value="1455911390.07632" calcext:value-type="float">
            <text:p>1455911390.07632</text:p>
          </table:table-cell>
          <table:table-cell office:value-type="float" office:value="7504" calcext:value-type="float">
            <text:p>7504</text:p>
          </table:table-cell>
          <table:table-cell table:formula="of:=[.B931]-[.B$2]" office:value-type="float" office:value="85.1462283134461" calcext:value-type="float">
            <text:p>85.1462283134</text:p>
          </table:table-cell>
          <table:table-cell table:formula="of:=[.D931]/([.E931]-[.E930])" office:value-type="float" office:value="82038.4653095269" calcext:value-type="float">
            <text:p>82038.4653095269</text:p>
          </table:table-cell>
          <table:table-cell table:formula="of:=[.E931]-[.E930]" office:value-type="float" office:value="0.0914692878723145" calcext:value-type="float">
            <text:p>0.091469287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5911390.16904" calcext:value-type="float">
            <text:p>1455911390.16904</text:p>
          </table:table-cell>
          <table:table-cell office:value-type="float" office:value="1455911390.16921" calcext:value-type="float">
            <text:p>1455911390.16921</text:p>
          </table:table-cell>
          <table:table-cell office:value-type="float" office:value="7576" calcext:value-type="float">
            <text:p>7576</text:p>
          </table:table-cell>
          <table:table-cell table:formula="of:=[.B932]-[.B$2]" office:value-type="float" office:value="85.2391338348389" calcext:value-type="float">
            <text:p>85.2391338348</text:p>
          </table:table-cell>
          <table:table-cell table:formula="of:=[.D932]/([.E932]-[.E931])" office:value-type="float" office:value="81545.2072860904" calcext:value-type="float">
            <text:p>81545.2072860904</text:p>
          </table:table-cell>
          <table:table-cell table:formula="of:=[.E932]-[.E931]" office:value-type="float" office:value="0.0929055213928223" calcext:value-type="float">
            <text:p>0.092905521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5911390.261" calcext:value-type="float">
            <text:p>1455911390.261</text:p>
          </table:table-cell>
          <table:table-cell office:value-type="float" office:value="1455911390.26117" calcext:value-type="float">
            <text:p>1455911390.26117</text:p>
          </table:table-cell>
          <table:table-cell office:value-type="float" office:value="7640" calcext:value-type="float">
            <text:p>7640</text:p>
          </table:table-cell>
          <table:table-cell table:formula="of:=[.B933]-[.B$2]" office:value-type="float" office:value="85.3310925960541" calcext:value-type="float">
            <text:p>85.3310925961</text:p>
          </table:table-cell>
          <table:table-cell table:formula="of:=[.D933]/([.E933]-[.E932])" office:value-type="float" office:value="83080.7189988152" calcext:value-type="float">
            <text:p>83080.7189988152</text:p>
          </table:table-cell>
          <table:table-cell table:formula="of:=[.E933]-[.E932]" office:value-type="float" office:value="0.09195876121521" calcext:value-type="float">
            <text:p>0.09195876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5911390.35219" calcext:value-type="float">
            <text:p>1455911390.35219</text:p>
          </table:table-cell>
          <table:table-cell office:value-type="float" office:value="1455911390.35235" calcext:value-type="float">
            <text:p>1455911390.35235</text:p>
          </table:table-cell>
          <table:table-cell office:value-type="float" office:value="7696" calcext:value-type="float">
            <text:p>7696</text:p>
          </table:table-cell>
          <table:table-cell table:formula="of:=[.B934]-[.B$2]" office:value-type="float" office:value="85.4222800731659" calcext:value-type="float">
            <text:p>85.4222800732</text:p>
          </table:table-cell>
          <table:table-cell table:formula="of:=[.D934]/([.E934]-[.E933])" office:value-type="float" office:value="84397.5537404437" calcext:value-type="float">
            <text:p>84397.5537404437</text:p>
          </table:table-cell>
          <table:table-cell table:formula="of:=[.E934]-[.E933]" office:value-type="float" office:value="0.0911874771118164" calcext:value-type="float">
            <text:p>0.091187477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5911390.44432" calcext:value-type="float">
            <text:p>1455911390.44432</text:p>
          </table:table-cell>
          <table:table-cell office:value-type="float" office:value="1455911390.44454" calcext:value-type="float">
            <text:p>1455911390.44454</text:p>
          </table:table-cell>
          <table:table-cell office:value-type="float" office:value="7744" calcext:value-type="float">
            <text:p>7744</text:p>
          </table:table-cell>
          <table:table-cell table:formula="of:=[.B935]-[.B$2]" office:value-type="float" office:value="85.5144128799438" calcext:value-type="float">
            <text:p>85.5144128799</text:p>
          </table:table-cell>
          <table:table-cell table:formula="of:=[.D935]/([.E935]-[.E934])" office:value-type="float" office:value="84052.5787807977" calcext:value-type="float">
            <text:p>84052.5787807977</text:p>
          </table:table-cell>
          <table:table-cell table:formula="of:=[.E935]-[.E934]" office:value-type="float" office:value="0.0921328067779541" calcext:value-type="float">
            <text:p>0.092132806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5911390.53556" calcext:value-type="float">
            <text:p>1455911390.53556</text:p>
          </table:table-cell>
          <table:table-cell office:value-type="float" office:value="1455911390.53574" calcext:value-type="float">
            <text:p>1455911390.53574</text:p>
          </table:table-cell>
          <table:table-cell office:value-type="float" office:value="7784" calcext:value-type="float">
            <text:p>7784</text:p>
          </table:table-cell>
          <table:table-cell table:formula="of:=[.B936]-[.B$2]" office:value-type="float" office:value="85.6056563854218" calcext:value-type="float">
            <text:p>85.6056563854</text:p>
          </table:table-cell>
          <table:table-cell table:formula="of:=[.D936]/([.E936]-[.E935])" office:value-type="float" office:value="85310.181357345" calcext:value-type="float">
            <text:p>85310.181357345</text:p>
          </table:table-cell>
          <table:table-cell table:formula="of:=[.E936]-[.E935]" office:value-type="float" office:value="0.0912435054779053" calcext:value-type="float">
            <text:p>0.091243505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5911390.6287" calcext:value-type="float">
            <text:p>1455911390.6287</text:p>
          </table:table-cell>
          <table:table-cell office:value-type="float" office:value="1455911390.62887" calcext:value-type="float">
            <text:p>1455911390.62887</text:p>
          </table:table-cell>
          <table:table-cell office:value-type="float" office:value="7824" calcext:value-type="float">
            <text:p>7824</text:p>
          </table:table-cell>
          <table:table-cell table:formula="of:=[.B937]-[.B$2]" office:value-type="float" office:value="85.6987886428833" calcext:value-type="float">
            <text:p>85.6987886429</text:p>
          </table:table-cell>
          <table:table-cell table:formula="of:=[.D937]/([.E937]-[.E936])" office:value-type="float" office:value="84009.56030976" calcext:value-type="float">
            <text:p>84009.56030976</text:p>
          </table:table-cell>
          <table:table-cell table:formula="of:=[.E937]-[.E936]" office:value-type="float" office:value="0.0931322574615479" calcext:value-type="float">
            <text:p>0.093132257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5911390.72057" calcext:value-type="float">
            <text:p>1455911390.72057</text:p>
          </table:table-cell>
          <table:table-cell office:value-type="float" office:value="1455911390.72075" calcext:value-type="float">
            <text:p>1455911390.72075</text:p>
          </table:table-cell>
          <table:table-cell office:value-type="float" office:value="7848" calcext:value-type="float">
            <text:p>7848</text:p>
          </table:table-cell>
          <table:table-cell table:formula="of:=[.B938]-[.B$2]" office:value-type="float" office:value="85.7906658649445" calcext:value-type="float">
            <text:p>85.7906658649</text:p>
          </table:table-cell>
          <table:table-cell table:formula="of:=[.D938]/([.E938]-[.E937])" office:value-type="float" office:value="85418.342260893" calcext:value-type="float">
            <text:p>85418.342260893</text:p>
          </table:table-cell>
          <table:table-cell table:formula="of:=[.E938]-[.E937]" office:value-type="float" office:value="0.0918772220611572" calcext:value-type="float">
            <text:p>0.09187722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5911390.81273" calcext:value-type="float">
            <text:p>1455911390.81273</text:p>
          </table:table-cell>
          <table:table-cell office:value-type="float" office:value="1455911390.81291" calcext:value-type="float">
            <text:p>1455911390.81291</text:p>
          </table:table-cell>
          <table:table-cell office:value-type="float" office:value="7872" calcext:value-type="float">
            <text:p>7872</text:p>
          </table:table-cell>
          <table:table-cell table:formula="of:=[.B939]-[.B$2]" office:value-type="float" office:value="85.8828251361847" calcext:value-type="float">
            <text:p>85.8828251362</text:p>
          </table:table-cell>
          <table:table-cell table:formula="of:=[.D939]/([.E939]-[.E938])" office:value-type="float" office:value="85417.342108531" calcext:value-type="float">
            <text:p>85417.342108531</text:p>
          </table:table-cell>
          <table:table-cell table:formula="of:=[.E939]-[.E938]" office:value-type="float" office:value="0.0921592712402344" calcext:value-type="float">
            <text:p>0.092159271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5911390.90421" calcext:value-type="float">
            <text:p>1455911390.90421</text:p>
          </table:table-cell>
          <table:table-cell office:value-type="float" office:value="1455911390.90438" calcext:value-type="float">
            <text:p>1455911390.90438</text:p>
          </table:table-cell>
          <table:table-cell office:value-type="float" office:value="7888" calcext:value-type="float">
            <text:p>7888</text:p>
          </table:table-cell>
          <table:table-cell table:formula="of:=[.B940]-[.B$2]" office:value-type="float" office:value="85.9742977619171" calcext:value-type="float">
            <text:p>85.9742977619</text:p>
          </table:table-cell>
          <table:table-cell table:formula="of:=[.D940]/([.E940]-[.E939])" office:value-type="float" office:value="86233.4489344844" calcext:value-type="float">
            <text:p>86233.4489344844</text:p>
          </table:table-cell>
          <table:table-cell table:formula="of:=[.E940]-[.E939]" office:value-type="float" office:value="0.0914726257324219" calcext:value-type="float">
            <text:p>0.091472625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5911390.9956" calcext:value-type="float">
            <text:p>1455911390.9956</text:p>
          </table:table-cell>
          <table:table-cell office:value-type="float" office:value="1455911390.99579" calcext:value-type="float">
            <text:p>1455911390.99579</text:p>
          </table:table-cell>
          <table:table-cell office:value-type="float" office:value="7888" calcext:value-type="float">
            <text:p>7888</text:p>
          </table:table-cell>
          <table:table-cell table:formula="of:=[.B941]-[.B$2]" office:value-type="float" office:value="86.0656938552856" calcext:value-type="float">
            <text:p>86.0656938553</text:p>
          </table:table-cell>
          <table:table-cell table:formula="of:=[.D941]/([.E941]-[.E940])" office:value-type="float" office:value="86305.6582538354" calcext:value-type="float">
            <text:p>86305.6582538354</text:p>
          </table:table-cell>
          <table:table-cell table:formula="of:=[.E941]-[.E940]" office:value-type="float" office:value="0.0913960933685303" calcext:value-type="float">
            <text:p>0.091396093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5911391.08801" calcext:value-type="float">
            <text:p>1455911391.08801</text:p>
          </table:table-cell>
          <table:table-cell office:value-type="float" office:value="1455911391.08818" calcext:value-type="float">
            <text:p>1455911391.08818</text:p>
          </table:table-cell>
          <table:table-cell office:value-type="float" office:value="7888" calcext:value-type="float">
            <text:p>7888</text:p>
          </table:table-cell>
          <table:table-cell table:formula="of:=[.B942]-[.B$2]" office:value-type="float" office:value="86.1581003665924" calcext:value-type="float">
            <text:p>86.1581003666</text:p>
          </table:table-cell>
          <table:table-cell table:formula="of:=[.D942]/([.E942]-[.E941])" office:value-type="float" office:value="85361.95002335" calcext:value-type="float">
            <text:p>85361.95002335</text:p>
          </table:table-cell>
          <table:table-cell table:formula="of:=[.E942]-[.E941]" office:value-type="float" office:value="0.0924065113067627" calcext:value-type="float">
            <text:p>0.09240651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5911391.17931" calcext:value-type="float">
            <text:p>1455911391.17931</text:p>
          </table:table-cell>
          <table:table-cell office:value-type="float" office:value="1455911391.17948" calcext:value-type="float">
            <text:p>1455911391.17948</text:p>
          </table:table-cell>
          <table:table-cell office:value-type="float" office:value="7880" calcext:value-type="float">
            <text:p>7880</text:p>
          </table:table-cell>
          <table:table-cell table:formula="of:=[.B943]-[.B$2]" office:value-type="float" office:value="86.2493982315064" calcext:value-type="float">
            <text:p>86.2493982315</text:p>
          </table:table-cell>
          <table:table-cell table:formula="of:=[.D943]/([.E943]-[.E942])" office:value-type="float" office:value="86310.8902648258" calcext:value-type="float">
            <text:p>86310.8902648258</text:p>
          </table:table-cell>
          <table:table-cell table:formula="of:=[.E943]-[.E942]" office:value-type="float" office:value="0.0912978649139404" calcext:value-type="float">
            <text:p>0.091297864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5911391.27158" calcext:value-type="float">
            <text:p>1455911391.27158</text:p>
          </table:table-cell>
          <table:table-cell office:value-type="float" office:value="1455911391.27176" calcext:value-type="float">
            <text:p>1455911391.27176</text:p>
          </table:table-cell>
          <table:table-cell office:value-type="float" office:value="7864" calcext:value-type="float">
            <text:p>7864</text:p>
          </table:table-cell>
          <table:table-cell table:formula="of:=[.B944]-[.B$2]" office:value-type="float" office:value="86.3416748046875" calcext:value-type="float">
            <text:p>86.3416748047</text:p>
          </table:table-cell>
          <table:table-cell table:formula="of:=[.D944]/([.E944]-[.E943])" office:value-type="float" office:value="85222.0637253382" calcext:value-type="float">
            <text:p>85222.0637253382</text:p>
          </table:table-cell>
          <table:table-cell table:formula="of:=[.E944]-[.E943]" office:value-type="float" office:value="0.0922765731811523" calcext:value-type="float">
            <text:p>0.092276573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5911391.36288" calcext:value-type="float">
            <text:p>1455911391.36288</text:p>
          </table:table-cell>
          <table:table-cell office:value-type="float" office:value="1455911391.36305" calcext:value-type="float">
            <text:p>1455911391.36305</text:p>
          </table:table-cell>
          <table:table-cell office:value-type="float" office:value="7848" calcext:value-type="float">
            <text:p>7848</text:p>
          </table:table-cell>
          <table:table-cell table:formula="of:=[.B945]-[.B$2]" office:value-type="float" office:value="86.4329674243927" calcext:value-type="float">
            <text:p>86.4329674244</text:p>
          </table:table-cell>
          <table:table-cell table:formula="of:=[.D945]/([.E945]-[.E944])" office:value-type="float" office:value="85965.3280335537" calcext:value-type="float">
            <text:p>85965.3280335537</text:p>
          </table:table-cell>
          <table:table-cell table:formula="of:=[.E945]-[.E944]" office:value-type="float" office:value="0.0912926197052002" calcext:value-type="float">
            <text:p>0.091292619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5911391.45542" calcext:value-type="float">
            <text:p>1455911391.45542</text:p>
          </table:table-cell>
          <table:table-cell office:value-type="float" office:value="1455911391.45558" calcext:value-type="float">
            <text:p>1455911391.45558</text:p>
          </table:table-cell>
          <table:table-cell office:value-type="float" office:value="7816" calcext:value-type="float">
            <text:p>7816</text:p>
          </table:table-cell>
          <table:table-cell table:formula="of:=[.B946]-[.B$2]" office:value-type="float" office:value="86.5255069732666" calcext:value-type="float">
            <text:p>86.5255069733</text:p>
          </table:table-cell>
          <table:table-cell table:formula="of:=[.D946]/([.E946]-[.E945])" office:value-type="float" office:value="84461.1854619093" calcext:value-type="float">
            <text:p>84461.1854619093</text:p>
          </table:table-cell>
          <table:table-cell table:formula="of:=[.E946]-[.E945]" office:value-type="float" office:value="0.0925395488739014" calcext:value-type="float">
            <text:p>0.092539548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5911391.54679" calcext:value-type="float">
            <text:p>1455911391.54679</text:p>
          </table:table-cell>
          <table:table-cell office:value-type="float" office:value="1455911391.54697" calcext:value-type="float">
            <text:p>1455911391.54697</text:p>
          </table:table-cell>
          <table:table-cell office:value-type="float" office:value="7776" calcext:value-type="float">
            <text:p>7776</text:p>
          </table:table-cell>
          <table:table-cell table:formula="of:=[.B947]-[.B$2]" office:value-type="float" office:value="86.6168820858002" calcext:value-type="float">
            <text:p>86.6168820858</text:p>
          </table:table-cell>
          <table:table-cell table:formula="of:=[.D947]/([.E947]-[.E946])" office:value-type="float" office:value="85099.7583958461" calcext:value-type="float">
            <text:p>85099.7583958461</text:p>
          </table:table-cell>
          <table:table-cell table:formula="of:=[.E947]-[.E946]" office:value-type="float" office:value="0.0913751125335693" calcext:value-type="float">
            <text:p>0.091375112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5911391.6383" calcext:value-type="float">
            <text:p>1455911391.6383</text:p>
          </table:table-cell>
          <table:table-cell office:value-type="float" office:value="1455911391.63847" calcext:value-type="float">
            <text:p>1455911391.63847</text:p>
          </table:table-cell>
          <table:table-cell office:value-type="float" office:value="7736" calcext:value-type="float">
            <text:p>7736</text:p>
          </table:table-cell>
          <table:table-cell table:formula="of:=[.B948]-[.B$2]" office:value-type="float" office:value="86.7083933353424" calcext:value-type="float">
            <text:p>86.7083933353</text:p>
          </table:table-cell>
          <table:table-cell table:formula="of:=[.D948]/([.E948]-[.E947])" office:value-type="float" office:value="84536.0547331343" calcext:value-type="float">
            <text:p>84536.0547331343</text:p>
          </table:table-cell>
          <table:table-cell table:formula="of:=[.E948]-[.E947]" office:value-type="float" office:value="0.0915112495422363" calcext:value-type="float">
            <text:p>0.091511249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5911391.73042" calcext:value-type="float">
            <text:p>1455911391.73042</text:p>
          </table:table-cell>
          <table:table-cell office:value-type="float" office:value="1455911391.73059" calcext:value-type="float">
            <text:p>1455911391.73059</text:p>
          </table:table-cell>
          <table:table-cell office:value-type="float" office:value="7680" calcext:value-type="float">
            <text:p>7680</text:p>
          </table:table-cell>
          <table:table-cell table:formula="of:=[.B949]-[.B$2]" office:value-type="float" office:value="86.8005087375641" calcext:value-type="float">
            <text:p>86.8005087376</text:p>
          </table:table-cell>
          <table:table-cell table:formula="of:=[.D949]/([.E949]-[.E948])" office:value-type="float" office:value="83373.6792628637" calcext:value-type="float">
            <text:p>83373.6792628637</text:p>
          </table:table-cell>
          <table:table-cell table:formula="of:=[.E949]-[.E948]" office:value-type="float" office:value="0.0921154022216797" calcext:value-type="float">
            <text:p>0.092115402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5911391.82167" calcext:value-type="float">
            <text:p>1455911391.82167</text:p>
          </table:table-cell>
          <table:table-cell office:value-type="float" office:value="1455911391.82183" calcext:value-type="float">
            <text:p>1455911391.82183</text:p>
          </table:table-cell>
          <table:table-cell office:value-type="float" office:value="7624" calcext:value-type="float">
            <text:p>7624</text:p>
          </table:table-cell>
          <table:table-cell table:formula="of:=[.B950]-[.B$2]" office:value-type="float" office:value="86.8917579650879" calcext:value-type="float">
            <text:p>86.8917579651</text:p>
          </table:table-cell>
          <table:table-cell table:formula="of:=[.D950]/([.E950]-[.E949])" office:value-type="float" office:value="83551.3922351964" calcext:value-type="float">
            <text:p>83551.3922351964</text:p>
          </table:table-cell>
          <table:table-cell table:formula="of:=[.E950]-[.E949]" office:value-type="float" office:value="0.0912492275238037" calcext:value-type="float">
            <text:p>0.091249227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5911391.91395" calcext:value-type="float">
            <text:p>1455911391.91395</text:p>
          </table:table-cell>
          <table:table-cell office:value-type="float" office:value="1455911391.91413" calcext:value-type="float">
            <text:p>1455911391.91413</text:p>
          </table:table-cell>
          <table:table-cell office:value-type="float" office:value="7560" calcext:value-type="float">
            <text:p>7560</text:p>
          </table:table-cell>
          <table:table-cell table:formula="of:=[.B951]-[.B$2]" office:value-type="float" office:value="86.9840393066406" calcext:value-type="float">
            <text:p>86.9840393066</text:p>
          </table:table-cell>
          <table:table-cell table:formula="of:=[.D951]/([.E951]-[.E950])" office:value-type="float" office:value="81923.3863833657" calcext:value-type="float">
            <text:p>81923.3863833657</text:p>
          </table:table-cell>
          <table:table-cell table:formula="of:=[.E951]-[.E950]" office:value-type="float" office:value="0.0922813415527344" calcext:value-type="float">
            <text:p>0.09228134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5911392.00523" calcext:value-type="float">
            <text:p>1455911392.00523</text:p>
          </table:table-cell>
          <table:table-cell office:value-type="float" office:value="1455911392.0054" calcext:value-type="float">
            <text:p>1455911392.0054</text:p>
          </table:table-cell>
          <table:table-cell office:value-type="float" office:value="7496" calcext:value-type="float">
            <text:p>7496</text:p>
          </table:table-cell>
          <table:table-cell table:formula="of:=[.B952]-[.B$2]" office:value-type="float" office:value="87.0753257274628" calcext:value-type="float">
            <text:p>87.0753257275</text:p>
          </table:table-cell>
          <table:table-cell table:formula="of:=[.D952]/([.E952]-[.E951])" office:value-type="float" office:value="82115.1703888655" calcext:value-type="float">
            <text:p>82115.1703888655</text:p>
          </table:table-cell>
          <table:table-cell table:formula="of:=[.E952]-[.E951]" office:value-type="float" office:value="0.0912864208221436" calcext:value-type="float">
            <text:p>0.091286420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5911392.09785" calcext:value-type="float">
            <text:p>1455911392.09785</text:p>
          </table:table-cell>
          <table:table-cell office:value-type="float" office:value="1455911392.09802" calcext:value-type="float">
            <text:p>1455911392.09802</text:p>
          </table:table-cell>
          <table:table-cell office:value-type="float" office:value="7416" calcext:value-type="float">
            <text:p>7416</text:p>
          </table:table-cell>
          <table:table-cell table:formula="of:=[.B953]-[.B$2]" office:value-type="float" office:value="87.1679427623749" calcext:value-type="float">
            <text:p>87.1679427624</text:p>
          </table:table-cell>
          <table:table-cell table:formula="of:=[.D953]/([.E953]-[.E952])" office:value-type="float" office:value="80071.6629185716" calcext:value-type="float">
            <text:p>80071.6629185716</text:p>
          </table:table-cell>
          <table:table-cell table:formula="of:=[.E953]-[.E952]" office:value-type="float" office:value="0.0926170349121094" calcext:value-type="float">
            <text:p>0.092617034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5911392.18953" calcext:value-type="float">
            <text:p>1455911392.18953</text:p>
          </table:table-cell>
          <table:table-cell office:value-type="float" office:value="1455911392.1897" calcext:value-type="float">
            <text:p>1455911392.1897</text:p>
          </table:table-cell>
          <table:table-cell office:value-type="float" office:value="7336" calcext:value-type="float">
            <text:p>7336</text:p>
          </table:table-cell>
          <table:table-cell table:formula="of:=[.B954]-[.B$2]" office:value-type="float" office:value="87.2596225738525" calcext:value-type="float">
            <text:p>87.2596225739</text:p>
          </table:table-cell>
          <table:table-cell table:formula="of:=[.D954]/([.E954]-[.E953])" office:value-type="float" office:value="80017.6165478646" calcext:value-type="float">
            <text:p>80017.6165478646</text:p>
          </table:table-cell>
          <table:table-cell table:formula="of:=[.E954]-[.E953]" office:value-type="float" office:value="0.0916798114776611" calcext:value-type="float">
            <text:p>0.09167981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5911392.28093" calcext:value-type="float">
            <text:p>1455911392.28093</text:p>
          </table:table-cell>
          <table:table-cell office:value-type="float" office:value="1455911392.2811" calcext:value-type="float">
            <text:p>1455911392.2811</text:p>
          </table:table-cell>
          <table:table-cell office:value-type="float" office:value="7248" calcext:value-type="float">
            <text:p>7248</text:p>
          </table:table-cell>
          <table:table-cell table:formula="of:=[.B955]-[.B$2]" office:value-type="float" office:value="87.3510167598724" calcext:value-type="float">
            <text:p>87.3510167599</text:p>
          </table:table-cell>
          <table:table-cell table:formula="of:=[.D955]/([.E955]-[.E954])" office:value-type="float" office:value="79304.8257842357" calcext:value-type="float">
            <text:p>79304.8257842357</text:p>
          </table:table-cell>
          <table:table-cell table:formula="of:=[.E955]-[.E954]" office:value-type="float" office:value="0.0913941860198975" calcext:value-type="float">
            <text:p>0.09139418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5911392.37303" calcext:value-type="float">
            <text:p>1455911392.37303</text:p>
          </table:table-cell>
          <table:table-cell office:value-type="float" office:value="1455911392.3732" calcext:value-type="float">
            <text:p>1455911392.3732</text:p>
          </table:table-cell>
          <table:table-cell office:value-type="float" office:value="7160" calcext:value-type="float">
            <text:p>7160</text:p>
          </table:table-cell>
          <table:table-cell table:formula="of:=[.B956]-[.B$2]" office:value-type="float" office:value="87.4431211948395" calcext:value-type="float">
            <text:p>87.4431211948</text:p>
          </table:table-cell>
          <table:table-cell table:formula="of:=[.D956]/([.E956]-[.E955])" office:value-type="float" office:value="77737.841859213" calcext:value-type="float">
            <text:p>77737.841859213</text:p>
          </table:table-cell>
          <table:table-cell table:formula="of:=[.E956]-[.E955]" office:value-type="float" office:value="0.092104434967041" calcext:value-type="float">
            <text:p>0.09210443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5911392.4644" calcext:value-type="float">
            <text:p>1455911392.4644</text:p>
          </table:table-cell>
          <table:table-cell office:value-type="float" office:value="1455911392.46457" calcext:value-type="float">
            <text:p>1455911392.46457</text:p>
          </table:table-cell>
          <table:table-cell office:value-type="float" office:value="7064" calcext:value-type="float">
            <text:p>7064</text:p>
          </table:table-cell>
          <table:table-cell table:formula="of:=[.B957]-[.B$2]" office:value-type="float" office:value="87.5344905853271" calcext:value-type="float">
            <text:p>87.5344905853</text:p>
          </table:table-cell>
          <table:table-cell table:formula="of:=[.D957]/([.E957]-[.E956])" office:value-type="float" office:value="77312.5437555939" calcext:value-type="float">
            <text:p>77312.5437555939</text:p>
          </table:table-cell>
          <table:table-cell table:formula="of:=[.E957]-[.E956]" office:value-type="float" office:value="0.0913693904876709" calcext:value-type="float">
            <text:p>0.091369390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5911392.55677" calcext:value-type="float">
            <text:p>1455911392.55677</text:p>
          </table:table-cell>
          <table:table-cell office:value-type="float" office:value="1455911392.55694" calcext:value-type="float">
            <text:p>1455911392.55694</text:p>
          </table:table-cell>
          <table:table-cell office:value-type="float" office:value="6968" calcext:value-type="float">
            <text:p>6968</text:p>
          </table:table-cell>
          <table:table-cell table:formula="of:=[.B958]-[.B$2]" office:value-type="float" office:value="87.6268615722656" calcext:value-type="float">
            <text:p>87.6268615723</text:p>
          </table:table-cell>
          <table:table-cell table:formula="of:=[.D958]/([.E958]-[.E957])" office:value-type="float" office:value="75434.9415432902" calcext:value-type="float">
            <text:p>75434.9415432902</text:p>
          </table:table-cell>
          <table:table-cell table:formula="of:=[.E958]-[.E957]" office:value-type="float" office:value="0.0923709869384766" calcext:value-type="float">
            <text:p>0.092370986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5911392.64786" calcext:value-type="float">
            <text:p>1455911392.64786</text:p>
          </table:table-cell>
          <table:table-cell office:value-type="float" office:value="1455911392.64802" calcext:value-type="float">
            <text:p>1455911392.64802</text:p>
          </table:table-cell>
          <table:table-cell office:value-type="float" office:value="6864" calcext:value-type="float">
            <text:p>6864</text:p>
          </table:table-cell>
          <table:table-cell table:formula="of:=[.B959]-[.B$2]" office:value-type="float" office:value="87.7179546356201" calcext:value-type="float">
            <text:p>87.7179546356</text:p>
          </table:table-cell>
          <table:table-cell table:formula="of:=[.D959]/([.E959]-[.E958])" office:value-type="float" office:value="75351.511380054" calcext:value-type="float">
            <text:p>75351.511380054</text:p>
          </table:table-cell>
          <table:table-cell table:formula="of:=[.E959]-[.E958]" office:value-type="float" office:value="0.0910930633544922" calcext:value-type="float">
            <text:p>0.091093063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5911392.73971" calcext:value-type="float">
            <text:p>1455911392.73971</text:p>
          </table:table-cell>
          <table:table-cell office:value-type="float" office:value="1455911392.73988" calcext:value-type="float">
            <text:p>1455911392.73988</text:p>
          </table:table-cell>
          <table:table-cell office:value-type="float" office:value="6760" calcext:value-type="float">
            <text:p>6760</text:p>
          </table:table-cell>
          <table:table-cell table:formula="of:=[.B960]-[.B$2]" office:value-type="float" office:value="87.8098013401032" calcext:value-type="float">
            <text:p>87.8098013401</text:p>
          </table:table-cell>
          <table:table-cell table:formula="of:=[.D960]/([.E960]-[.E959])" office:value-type="float" office:value="73600.8987807379" calcext:value-type="float">
            <text:p>73600.8987807379</text:p>
          </table:table-cell>
          <table:table-cell table:formula="of:=[.E960]-[.E959]" office:value-type="float" office:value="0.0918467044830322" calcext:value-type="float">
            <text:p>0.091846704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5911392.83073" calcext:value-type="float">
            <text:p>1455911392.83073</text:p>
          </table:table-cell>
          <table:table-cell office:value-type="float" office:value="1455911392.83092" calcext:value-type="float">
            <text:p>1455911392.83092</text:p>
          </table:table-cell>
          <table:table-cell office:value-type="float" office:value="6648" calcext:value-type="float">
            <text:p>6648</text:p>
          </table:table-cell>
          <table:table-cell table:formula="of:=[.B961]-[.B$2]" office:value-type="float" office:value="87.9008219242096" calcext:value-type="float">
            <text:p>87.9008219242</text:p>
          </table:table-cell>
          <table:table-cell table:formula="of:=[.D961]/([.E961]-[.E960])" office:value-type="float" office:value="73038.4238385616" calcext:value-type="float">
            <text:p>73038.4238385616</text:p>
          </table:table-cell>
          <table:table-cell table:formula="of:=[.E961]-[.E960]" office:value-type="float" office:value="0.0910205841064453" calcext:value-type="float">
            <text:p>0.091020584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5911392.92241" calcext:value-type="float">
            <text:p>1455911392.92241</text:p>
          </table:table-cell>
          <table:table-cell office:value-type="float" office:value="1455911392.92258" calcext:value-type="float">
            <text:p>1455911392.92258</text:p>
          </table:table-cell>
          <table:table-cell office:value-type="float" office:value="6544" calcext:value-type="float">
            <text:p>6544</text:p>
          </table:table-cell>
          <table:table-cell table:formula="of:=[.B962]-[.B$2]" office:value-type="float" office:value="87.9925026893616" calcext:value-type="float">
            <text:p>87.9925026894</text:p>
          </table:table-cell>
          <table:table-cell table:formula="of:=[.D962]/([.E962]-[.E961])" office:value-type="float" office:value="71378.1128369962" calcext:value-type="float">
            <text:p>71378.1128369962</text:p>
          </table:table-cell>
          <table:table-cell table:formula="of:=[.E962]-[.E961]" office:value-type="float" office:value="0.0916807651519775" calcext:value-type="float">
            <text:p>0.091680765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5911393.01493" calcext:value-type="float">
            <text:p>1455911393.01493</text:p>
          </table:table-cell>
          <table:table-cell office:value-type="float" office:value="1455911393.01509" calcext:value-type="float">
            <text:p>1455911393.01509</text:p>
          </table:table-cell>
          <table:table-cell office:value-type="float" office:value="6424" calcext:value-type="float">
            <text:p>6424</text:p>
          </table:table-cell>
          <table:table-cell table:formula="of:=[.B963]-[.B$2]" office:value-type="float" office:value="88.0850176811218" calcext:value-type="float">
            <text:p>88.0850176811</text:p>
          </table:table-cell>
          <table:table-cell table:formula="of:=[.D963]/([.E963]-[.E962])" office:value-type="float" office:value="69437.3947159542" calcext:value-type="float">
            <text:p>69437.3947159542</text:p>
          </table:table-cell>
          <table:table-cell table:formula="of:=[.E963]-[.E962]" office:value-type="float" office:value="0.0925149917602539" calcext:value-type="float">
            <text:p>0.09251499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5911393.1056" calcext:value-type="float">
            <text:p>1455911393.1056</text:p>
          </table:table-cell>
          <table:table-cell office:value-type="float" office:value="1455911393.10577" calcext:value-type="float">
            <text:p>1455911393.10577</text:p>
          </table:table-cell>
          <table:table-cell office:value-type="float" office:value="6312" calcext:value-type="float">
            <text:p>6312</text:p>
          </table:table-cell>
          <table:table-cell table:formula="of:=[.B964]-[.B$2]" office:value-type="float" office:value="88.1756932735443" calcext:value-type="float">
            <text:p>88.1756932735</text:p>
          </table:table-cell>
          <table:table-cell table:formula="of:=[.D964]/([.E964]-[.E963])" office:value-type="float" office:value="69610.7941659808" calcext:value-type="float">
            <text:p>69610.7941659808</text:p>
          </table:table-cell>
          <table:table-cell table:formula="of:=[.E964]-[.E963]" office:value-type="float" office:value="0.0906755924224854" calcext:value-type="float">
            <text:p>0.090675592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5911393.19742" calcext:value-type="float">
            <text:p>1455911393.19742</text:p>
          </table:table-cell>
          <table:table-cell office:value-type="float" office:value="1455911393.19759" calcext:value-type="float">
            <text:p>1455911393.19759</text:p>
          </table:table-cell>
          <table:table-cell office:value-type="float" office:value="6200" calcext:value-type="float">
            <text:p>6200</text:p>
          </table:table-cell>
          <table:table-cell table:formula="of:=[.B965]-[.B$2]" office:value-type="float" office:value="88.2675113677979" calcext:value-type="float">
            <text:p>88.2675113678</text:p>
          </table:table-cell>
          <table:table-cell table:formula="of:=[.D965]/([.E965]-[.E964])" office:value-type="float" office:value="67524.8168719311" calcext:value-type="float">
            <text:p>67524.8168719311</text:p>
          </table:table-cell>
          <table:table-cell table:formula="of:=[.E965]-[.E964]" office:value-type="float" office:value="0.09181809425354" calcext:value-type="float">
            <text:p>0.091818094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5911393.28848" calcext:value-type="float">
            <text:p>1455911393.28848</text:p>
          </table:table-cell>
          <table:table-cell office:value-type="float" office:value="1455911393.28866" calcext:value-type="float">
            <text:p>1455911393.28866</text:p>
          </table:table-cell>
          <table:table-cell office:value-type="float" office:value="6088" calcext:value-type="float">
            <text:p>6088</text:p>
          </table:table-cell>
          <table:table-cell table:formula="of:=[.B966]-[.B$2]" office:value-type="float" office:value="88.3585765361786" calcext:value-type="float">
            <text:p>88.3585765362</text:p>
          </table:table-cell>
          <table:table-cell table:formula="of:=[.D966]/([.E966]-[.E965])" office:value-type="float" office:value="66853.2228979854" calcext:value-type="float">
            <text:p>66853.2228979854</text:p>
          </table:table-cell>
          <table:table-cell table:formula="of:=[.E966]-[.E965]" office:value-type="float" office:value="0.0910651683807373" calcext:value-type="float">
            <text:p>0.091065168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5911393.38021" calcext:value-type="float">
            <text:p>1455911393.38021</text:p>
          </table:table-cell>
          <table:table-cell office:value-type="float" office:value="1455911393.38038" calcext:value-type="float">
            <text:p>1455911393.38038</text:p>
          </table:table-cell>
          <table:table-cell office:value-type="float" office:value="5968" calcext:value-type="float">
            <text:p>5968</text:p>
          </table:table-cell>
          <table:table-cell table:formula="of:=[.B967]-[.B$2]" office:value-type="float" office:value="88.4503033161163" calcext:value-type="float">
            <text:p>88.4503033161</text:p>
          </table:table-cell>
          <table:table-cell table:formula="of:=[.D967]/([.E967]-[.E966])" office:value-type="float" office:value="65062.7875964962" calcext:value-type="float">
            <text:p>65062.7875964962</text:p>
          </table:table-cell>
          <table:table-cell table:formula="of:=[.E967]-[.E966]" office:value-type="float" office:value="0.0917267799377441" calcext:value-type="float">
            <text:p>0.091726779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5911393.47081" calcext:value-type="float">
            <text:p>1455911393.47081</text:p>
          </table:table-cell>
          <table:table-cell office:value-type="float" office:value="1455911393.47098" calcext:value-type="float">
            <text:p>1455911393.47098</text:p>
          </table:table-cell>
          <table:table-cell office:value-type="float" office:value="5856" calcext:value-type="float">
            <text:p>5856</text:p>
          </table:table-cell>
          <table:table-cell table:formula="of:=[.B968]-[.B$2]" office:value-type="float" office:value="88.5408973693848" calcext:value-type="float">
            <text:p>88.5408973694</text:p>
          </table:table-cell>
          <table:table-cell table:formula="of:=[.D968]/([.E968]-[.E967])" office:value-type="float" office:value="64640.0043791894" calcext:value-type="float">
            <text:p>64640.0043791894</text:p>
          </table:table-cell>
          <table:table-cell table:formula="of:=[.E968]-[.E967]" office:value-type="float" office:value="0.0905940532684326" calcext:value-type="float">
            <text:p>0.090594053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5911393.562" calcext:value-type="float">
            <text:p>1455911393.562</text:p>
          </table:table-cell>
          <table:table-cell office:value-type="float" office:value="1455911393.56216" calcext:value-type="float">
            <text:p>1455911393.56216</text:p>
          </table:table-cell>
          <table:table-cell office:value-type="float" office:value="5744" calcext:value-type="float">
            <text:p>5744</text:p>
          </table:table-cell>
          <table:table-cell table:formula="of:=[.B969]-[.B$2]" office:value-type="float" office:value="88.6320905685425" calcext:value-type="float">
            <text:p>88.6320905685</text:p>
          </table:table-cell>
          <table:table-cell table:formula="of:=[.D969]/([.E969]-[.E968])" office:value-type="float" office:value="62987.1531326145" calcext:value-type="float">
            <text:p>62987.1531326145</text:p>
          </table:table-cell>
          <table:table-cell table:formula="of:=[.E969]-[.E968]" office:value-type="float" office:value="0.0911931991577148" calcext:value-type="float">
            <text:p>0.091193199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5911393.65369" calcext:value-type="float">
            <text:p>1455911393.65369</text:p>
          </table:table-cell>
          <table:table-cell office:value-type="float" office:value="1455911393.65386" calcext:value-type="float">
            <text:p>1455911393.65386</text:p>
          </table:table-cell>
          <table:table-cell office:value-type="float" office:value="5632" calcext:value-type="float">
            <text:p>5632</text:p>
          </table:table-cell>
          <table:table-cell table:formula="of:=[.B970]-[.B$2]" office:value-type="float" office:value="88.7237825393677" calcext:value-type="float">
            <text:p>88.7237825394</text:p>
          </table:table-cell>
          <table:table-cell table:formula="of:=[.D970]/([.E970]-[.E969])" office:value-type="float" office:value="61423.0444532274" calcext:value-type="float">
            <text:p>61423.0444532274</text:p>
          </table:table-cell>
          <table:table-cell table:formula="of:=[.E970]-[.E969]" office:value-type="float" office:value="0.0916919708251953" calcext:value-type="float">
            <text:p>0.091691970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5911393.74418" calcext:value-type="float">
            <text:p>1455911393.74418</text:p>
          </table:table-cell>
          <table:table-cell office:value-type="float" office:value="1455911393.74437" calcext:value-type="float">
            <text:p>1455911393.74437</text:p>
          </table:table-cell>
          <table:table-cell office:value-type="float" office:value="5520" calcext:value-type="float">
            <text:p>5520</text:p>
          </table:table-cell>
          <table:table-cell table:formula="of:=[.B971]-[.B$2]" office:value-type="float" office:value="88.8142731189728" calcext:value-type="float">
            <text:p>88.814273119</text:p>
          </table:table-cell>
          <table:table-cell table:formula="of:=[.D971]/([.E971]-[.E970])" office:value-type="float" office:value="61000.824882425" calcext:value-type="float">
            <text:p>61000.824882425</text:p>
          </table:table-cell>
          <table:table-cell table:formula="of:=[.E971]-[.E970]" office:value-type="float" office:value="0.0904905796051025" calcext:value-type="float">
            <text:p>0.090490579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5911393.83665" calcext:value-type="float">
            <text:p>1455911393.83665</text:p>
          </table:table-cell>
          <table:table-cell office:value-type="float" office:value="1455911393.83682" calcext:value-type="float">
            <text:p>1455911393.83682</text:p>
          </table:table-cell>
          <table:table-cell office:value-type="float" office:value="5416" calcext:value-type="float">
            <text:p>5416</text:p>
          </table:table-cell>
          <table:table-cell table:formula="of:=[.B972]-[.B$2]" office:value-type="float" office:value="88.9067416191101" calcext:value-type="float">
            <text:p>88.9067416191</text:p>
          </table:table-cell>
          <table:table-cell table:formula="of:=[.D972]/([.E972]-[.E971])" office:value-type="float" office:value="58571.2971655911" calcext:value-type="float">
            <text:p>58571.2971655911</text:p>
          </table:table-cell>
          <table:table-cell table:formula="of:=[.E972]-[.E971]" office:value-type="float" office:value="0.0924685001373291" calcext:value-type="float">
            <text:p>0.092468500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5911393.92764" calcext:value-type="float">
            <text:p>1455911393.92764</text:p>
          </table:table-cell>
          <table:table-cell office:value-type="float" office:value="1455911393.92788" calcext:value-type="float">
            <text:p>1455911393.92788</text:p>
          </table:table-cell>
          <table:table-cell office:value-type="float" office:value="5312" calcext:value-type="float">
            <text:p>5312</text:p>
          </table:table-cell>
          <table:table-cell table:formula="of:=[.B973]-[.B$2]" office:value-type="float" office:value="88.9977281093598" calcext:value-type="float">
            <text:p>88.9977281094</text:p>
          </table:table-cell>
          <table:table-cell table:formula="of:=[.D973]/([.E973]-[.E972])" office:value-type="float" office:value="58382.2937386178" calcext:value-type="float">
            <text:p>58382.2937386178</text:p>
          </table:table-cell>
          <table:table-cell table:formula="of:=[.E973]-[.E972]" office:value-type="float" office:value="0.0909864902496338" calcext:value-type="float">
            <text:p>0.090986490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5911394.01952" calcext:value-type="float">
            <text:p>1455911394.01952</text:p>
          </table:table-cell>
          <table:table-cell office:value-type="float" office:value="1455911394.01969" calcext:value-type="float">
            <text:p>1455911394.01969</text:p>
          </table:table-cell>
          <table:table-cell office:value-type="float" office:value="5208" calcext:value-type="float">
            <text:p>5208</text:p>
          </table:table-cell>
          <table:table-cell table:formula="of:=[.B974]-[.B$2]" office:value-type="float" office:value="89.0896139144897" calcext:value-type="float">
            <text:p>89.0896139145</text:p>
          </table:table-cell>
          <table:table-cell table:formula="of:=[.D974]/([.E974]-[.E973])" office:value-type="float" office:value="56679.0484409583" calcext:value-type="float">
            <text:p>56679.0484409583</text:p>
          </table:table-cell>
          <table:table-cell table:formula="of:=[.E974]-[.E973]" office:value-type="float" office:value="0.0918858051300049" calcext:value-type="float">
            <text:p>0.091885805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5911394.11045" calcext:value-type="float">
            <text:p>1455911394.11045</text:p>
          </table:table-cell>
          <table:table-cell office:value-type="float" office:value="1455911394.11062" calcext:value-type="float">
            <text:p>1455911394.11062</text:p>
          </table:table-cell>
          <table:table-cell office:value-type="float" office:value="5112" calcext:value-type="float">
            <text:p>5112</text:p>
          </table:table-cell>
          <table:table-cell table:formula="of:=[.B975]-[.B$2]" office:value-type="float" office:value="89.1805417537689" calcext:value-type="float">
            <text:p>89.1805417538</text:p>
          </table:table-cell>
          <table:table-cell table:formula="of:=[.D975]/([.E975]-[.E974])" office:value-type="float" office:value="56220.4055493354" calcext:value-type="float">
            <text:p>56220.4055493354</text:p>
          </table:table-cell>
          <table:table-cell table:formula="of:=[.E975]-[.E974]" office:value-type="float" office:value="0.0909278392791748" calcext:value-type="float">
            <text:p>0.090927839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5911394.2012" calcext:value-type="float">
            <text:p>1455911394.2012</text:p>
          </table:table-cell>
          <table:table-cell office:value-type="float" office:value="1455911394.20137" calcext:value-type="float">
            <text:p>1455911394.20137</text:p>
          </table:table-cell>
          <table:table-cell office:value-type="float" office:value="5016" calcext:value-type="float">
            <text:p>5016</text:p>
          </table:table-cell>
          <table:table-cell table:formula="of:=[.B976]-[.B$2]" office:value-type="float" office:value="89.2712914943695" calcext:value-type="float">
            <text:p>89.2712914944</text:p>
          </table:table-cell>
          <table:table-cell table:formula="of:=[.D976]/([.E976]-[.E975])" office:value-type="float" office:value="55272.8852645075" calcext:value-type="float">
            <text:p>55272.8852645075</text:p>
          </table:table-cell>
          <table:table-cell table:formula="of:=[.E976]-[.E975]" office:value-type="float" office:value="0.0907497406005859" calcext:value-type="float">
            <text:p>0.090749740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5911394.29301" calcext:value-type="float">
            <text:p>1455911394.29301</text:p>
          </table:table-cell>
          <table:table-cell office:value-type="float" office:value="1455911394.29319" calcext:value-type="float">
            <text:p>1455911394.29319</text:p>
          </table:table-cell>
          <table:table-cell office:value-type="float" office:value="4928" calcext:value-type="float">
            <text:p>4928</text:p>
          </table:table-cell>
          <table:table-cell table:formula="of:=[.B977]-[.B$2]" office:value-type="float" office:value="89.3631041049957" calcext:value-type="float">
            <text:p>89.363104105</text:p>
          </table:table-cell>
          <table:table-cell table:formula="of:=[.D977]/([.E977]-[.E976])" office:value-type="float" office:value="53674.5439040224" calcext:value-type="float">
            <text:p>53674.5439040224</text:p>
          </table:table-cell>
          <table:table-cell table:formula="of:=[.E977]-[.E976]" office:value-type="float" office:value="0.0918126106262207" calcext:value-type="float">
            <text:p>0.091812610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5911394.38416" calcext:value-type="float">
            <text:p>1455911394.38416</text:p>
          </table:table-cell>
          <table:table-cell office:value-type="float" office:value="1455911394.38433" calcext:value-type="float">
            <text:p>1455911394.38433</text:p>
          </table:table-cell>
          <table:table-cell office:value-type="float" office:value="4840" calcext:value-type="float">
            <text:p>4840</text:p>
          </table:table-cell>
          <table:table-cell table:formula="of:=[.B978]-[.B$2]" office:value-type="float" office:value="89.4542565345764" calcext:value-type="float">
            <text:p>89.4542565346</text:p>
          </table:table-cell>
          <table:table-cell table:formula="of:=[.D978]/([.E978]-[.E977])" office:value-type="float" office:value="53097.8715791181" calcext:value-type="float">
            <text:p>53097.8715791181</text:p>
          </table:table-cell>
          <table:table-cell table:formula="of:=[.E978]-[.E977]" office:value-type="float" office:value="0.0911524295806885" calcext:value-type="float">
            <text:p>0.091152429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5911394.47579" calcext:value-type="float">
            <text:p>1455911394.47579</text:p>
          </table:table-cell>
          <table:table-cell office:value-type="float" office:value="1455911394.47595" calcext:value-type="float">
            <text:p>1455911394.47595</text:p>
          </table:table-cell>
          <table:table-cell office:value-type="float" office:value="4760" calcext:value-type="float">
            <text:p>4760</text:p>
          </table:table-cell>
          <table:table-cell table:formula="of:=[.B979]-[.B$2]" office:value-type="float" office:value="89.5458862781525" calcext:value-type="float">
            <text:p>89.5458862782</text:p>
          </table:table-cell>
          <table:table-cell table:formula="of:=[.D979]/([.E979]-[.E978])" office:value-type="float" office:value="51948.1973236054" calcext:value-type="float">
            <text:p>51948.1973236054</text:p>
          </table:table-cell>
          <table:table-cell table:formula="of:=[.E979]-[.E978]" office:value-type="float" office:value="0.0916297435760498" calcext:value-type="float">
            <text:p>0.091629743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5911394.56635" calcext:value-type="float">
            <text:p>1455911394.56635</text:p>
          </table:table-cell>
          <table:table-cell office:value-type="float" office:value="1455911394.56653" calcext:value-type="float">
            <text:p>1455911394.56653</text:p>
          </table:table-cell>
          <table:table-cell office:value-type="float" office:value="4688" calcext:value-type="float">
            <text:p>4688</text:p>
          </table:table-cell>
          <table:table-cell table:formula="of:=[.B980]-[.B$2]" office:value-type="float" office:value="89.636444568634" calcext:value-type="float">
            <text:p>89.6364445686</text:p>
          </table:table-cell>
          <table:table-cell table:formula="of:=[.D980]/([.E980]-[.E979])" office:value-type="float" office:value="51767.7616822307" calcext:value-type="float">
            <text:p>51767.7616822307</text:p>
          </table:table-cell>
          <table:table-cell table:formula="of:=[.E980]-[.E979]" office:value-type="float" office:value="0.0905582904815674" calcext:value-type="float">
            <text:p>0.090558290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5911394.65839" calcext:value-type="float">
            <text:p>1455911394.65839</text:p>
          </table:table-cell>
          <table:table-cell office:value-type="float" office:value="1455911394.65857" calcext:value-type="float">
            <text:p>1455911394.65857</text:p>
          </table:table-cell>
          <table:table-cell office:value-type="float" office:value="4616" calcext:value-type="float">
            <text:p>4616</text:p>
          </table:table-cell>
          <table:table-cell table:formula="of:=[.B981]-[.B$2]" office:value-type="float" office:value="89.7284805774689" calcext:value-type="float">
            <text:p>89.7284805775</text:p>
          </table:table-cell>
          <table:table-cell table:formula="of:=[.D981]/([.E981]-[.E980])" office:value-type="float" office:value="50154.2826382611" calcext:value-type="float">
            <text:p>50154.2826382611</text:p>
          </table:table-cell>
          <table:table-cell table:formula="of:=[.E981]-[.E980]" office:value-type="float" office:value="0.0920360088348389" calcext:value-type="float">
            <text:p>0.092036008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5911394.74929" calcext:value-type="float">
            <text:p>1455911394.74929</text:p>
          </table:table-cell>
          <table:table-cell office:value-type="float" office:value="1455911394.74948" calcext:value-type="float">
            <text:p>1455911394.74948</text:p>
          </table:table-cell>
          <table:table-cell office:value-type="float" office:value="4552" calcext:value-type="float">
            <text:p>4552</text:p>
          </table:table-cell>
          <table:table-cell table:formula="of:=[.B982]-[.B$2]" office:value-type="float" office:value="89.8193800449371" calcext:value-type="float">
            <text:p>89.8193800449</text:p>
          </table:table-cell>
          <table:table-cell table:formula="of:=[.D982]/([.E982]-[.E981])" office:value-type="float" office:value="50077.3010753816" calcext:value-type="float">
            <text:p>50077.3010753816</text:p>
          </table:table-cell>
          <table:table-cell table:formula="of:=[.E982]-[.E981]" office:value-type="float" office:value="0.0908994674682617" calcext:value-type="float">
            <text:p>0.090899467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5911394.83989" calcext:value-type="float">
            <text:p>1455911394.83989</text:p>
          </table:table-cell>
          <table:table-cell office:value-type="float" office:value="1455911394.84006" calcext:value-type="float">
            <text:p>1455911394.84006</text:p>
          </table:table-cell>
          <table:table-cell office:value-type="float" office:value="4496" calcext:value-type="float">
            <text:p>4496</text:p>
          </table:table-cell>
          <table:table-cell table:formula="of:=[.B983]-[.B$2]" office:value-type="float" office:value="89.9099793434143" calcext:value-type="float">
            <text:p>89.9099793434</text:p>
          </table:table-cell>
          <table:table-cell table:formula="of:=[.D983]/([.E983]-[.E982])" office:value-type="float" office:value="49625.1083128729" calcext:value-type="float">
            <text:p>49625.1083128729</text:p>
          </table:table-cell>
          <table:table-cell table:formula="of:=[.E983]-[.E982]" office:value-type="float" office:value="0.0905992984771729" calcext:value-type="float">
            <text:p>0.090599298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5911394.93171" calcext:value-type="float">
            <text:p>1455911394.93171</text:p>
          </table:table-cell>
          <table:table-cell office:value-type="float" office:value="1455911394.93189" calcext:value-type="float">
            <text:p>1455911394.93189</text:p>
          </table:table-cell>
          <table:table-cell office:value-type="float" office:value="4448" calcext:value-type="float">
            <text:p>4448</text:p>
          </table:table-cell>
          <table:table-cell table:formula="of:=[.B984]-[.B$2]" office:value-type="float" office:value="90.0018062591553" calcext:value-type="float">
            <text:p>90.0018062592</text:p>
          </table:table-cell>
          <table:table-cell table:formula="of:=[.D984]/([.E984]-[.E983])" office:value-type="float" office:value="48438.9567493184" calcext:value-type="float">
            <text:p>48438.9567493184</text:p>
          </table:table-cell>
          <table:table-cell table:formula="of:=[.E984]-[.E983]" office:value-type="float" office:value="0.0918269157409668" calcext:value-type="float">
            <text:p>0.091826915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5911395.02211" calcext:value-type="float">
            <text:p>1455911395.02211</text:p>
          </table:table-cell>
          <table:table-cell office:value-type="float" office:value="1455911395.02228" calcext:value-type="float">
            <text:p>1455911395.02228</text:p>
          </table:table-cell>
          <table:table-cell office:value-type="float" office:value="4408" calcext:value-type="float">
            <text:p>4408</text:p>
          </table:table-cell>
          <table:table-cell table:formula="of:=[.B985]-[.B$2]" office:value-type="float" office:value="90.0922057628632" calcext:value-type="float">
            <text:p>90.0922057629</text:p>
          </table:table-cell>
          <table:table-cell table:formula="of:=[.D985]/([.E985]-[.E984])" office:value-type="float" office:value="48761.3296445065" calcext:value-type="float">
            <text:p>48761.3296445065</text:p>
          </table:table-cell>
          <table:table-cell table:formula="of:=[.E985]-[.E984]" office:value-type="float" office:value="0.0903995037078857" calcext:value-type="float">
            <text:p>0.090399503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5911395.11363" calcext:value-type="float">
            <text:p>1455911395.11363</text:p>
          </table:table-cell>
          <table:table-cell office:value-type="float" office:value="1455911395.1138" calcext:value-type="float">
            <text:p>1455911395.1138</text:p>
          </table:table-cell>
          <table:table-cell office:value-type="float" office:value="4368" calcext:value-type="float">
            <text:p>4368</text:p>
          </table:table-cell>
          <table:table-cell table:formula="of:=[.B986]-[.B$2]" office:value-type="float" office:value="90.1837265491486" calcext:value-type="float">
            <text:p>90.1837265491</text:p>
          </table:table-cell>
          <table:table-cell table:formula="of:=[.D986]/([.E986]-[.E985])" office:value-type="float" office:value="47726.8626864583" calcext:value-type="float">
            <text:p>47726.8626864583</text:p>
          </table:table-cell>
          <table:table-cell table:formula="of:=[.E986]-[.E985]" office:value-type="float" office:value="0.0915207862854004" calcext:value-type="float">
            <text:p>0.091520786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5911395.20447" calcext:value-type="float">
            <text:p>1455911395.20447</text:p>
          </table:table-cell>
          <table:table-cell office:value-type="float" office:value="1455911395.20463" calcext:value-type="float">
            <text:p>1455911395.20463</text:p>
          </table:table-cell>
          <table:table-cell office:value-type="float" office:value="4336" calcext:value-type="float">
            <text:p>4336</text:p>
          </table:table-cell>
          <table:table-cell table:formula="of:=[.B987]-[.B$2]" office:value-type="float" office:value="90.2745568752289" calcext:value-type="float">
            <text:p>90.2745568752</text:p>
          </table:table-cell>
          <table:table-cell table:formula="of:=[.D987]/([.E987]-[.E986])" office:value-type="float" office:value="47737.3602750873" calcext:value-type="float">
            <text:p>47737.3602750873</text:p>
          </table:table-cell>
          <table:table-cell table:formula="of:=[.E987]-[.E986]" office:value-type="float" office:value="0.0908303260803223" calcext:value-type="float">
            <text:p>0.090830326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5911395.29624" calcext:value-type="float">
            <text:p>1455911395.29624</text:p>
          </table:table-cell>
          <table:table-cell office:value-type="float" office:value="1455911395.2964" calcext:value-type="float">
            <text:p>1455911395.2964</text:p>
          </table:table-cell>
          <table:table-cell office:value-type="float" office:value="4320" calcext:value-type="float">
            <text:p>4320</text:p>
          </table:table-cell>
          <table:table-cell table:formula="of:=[.B988]-[.B$2]" office:value-type="float" office:value="90.3663291931152" calcext:value-type="float">
            <text:p>90.3663291931</text:p>
          </table:table-cell>
          <table:table-cell table:formula="of:=[.D988]/([.E988]-[.E987])" office:value-type="float" office:value="47073.0183076527" calcext:value-type="float">
            <text:p>47073.0183076527</text:p>
          </table:table-cell>
          <table:table-cell table:formula="of:=[.E988]-[.E987]" office:value-type="float" office:value="0.0917723178863525" calcext:value-type="float">
            <text:p>0.091772317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5911395.38681" calcext:value-type="float">
            <text:p>1455911395.38681</text:p>
          </table:table-cell>
          <table:table-cell office:value-type="float" office:value="1455911395.38699" calcext:value-type="float">
            <text:p>1455911395.38699</text:p>
          </table:table-cell>
          <table:table-cell office:value-type="float" office:value="4304" calcext:value-type="float">
            <text:p>4304</text:p>
          </table:table-cell>
          <table:table-cell table:formula="of:=[.B989]-[.B$2]" office:value-type="float" office:value="90.4569039344788" calcext:value-type="float">
            <text:p>90.4569039345</text:p>
          </table:table-cell>
          <table:table-cell table:formula="of:=[.D989]/([.E989]-[.E988])" office:value-type="float" office:value="47518.7666584188" calcext:value-type="float">
            <text:p>47518.7666584188</text:p>
          </table:table-cell>
          <table:table-cell table:formula="of:=[.E989]-[.E988]" office:value-type="float" office:value="0.0905747413635254" calcext:value-type="float">
            <text:p>0.090574741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5911395.47768" calcext:value-type="float">
            <text:p>1455911395.47768</text:p>
          </table:table-cell>
          <table:table-cell office:value-type="float" office:value="1455911395.47785" calcext:value-type="float">
            <text:p>1455911395.47785</text:p>
          </table:table-cell>
          <table:table-cell office:value-type="float" office:value="4296" calcext:value-type="float">
            <text:p>4296</text:p>
          </table:table-cell>
          <table:table-cell table:formula="of:=[.B990]-[.B$2]" office:value-type="float" office:value="90.5477747917175" calcext:value-type="float">
            <text:p>90.5477747917</text:p>
          </table:table-cell>
          <table:table-cell table:formula="of:=[.D990]/([.E990]-[.E989])" office:value-type="float" office:value="47275.8828357034" calcext:value-type="float">
            <text:p>47275.8828357034</text:p>
          </table:table-cell>
          <table:table-cell table:formula="of:=[.E990]-[.E989]" office:value-type="float" office:value="0.0908708572387695" calcext:value-type="float">
            <text:p>0.090870857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5911395.57057" calcext:value-type="float">
            <text:p>1455911395.57057</text:p>
          </table:table-cell>
          <table:table-cell office:value-type="float" office:value="1455911395.57076" calcext:value-type="float">
            <text:p>1455911395.57076</text:p>
          </table:table-cell>
          <table:table-cell office:value-type="float" office:value="4296" calcext:value-type="float">
            <text:p>4296</text:p>
          </table:table-cell>
          <table:table-cell table:formula="of:=[.B991]-[.B$2]" office:value-type="float" office:value="90.6406621932984" calcext:value-type="float">
            <text:p>90.6406621933</text:p>
          </table:table-cell>
          <table:table-cell table:formula="of:=[.D991]/([.E991]-[.E990])" office:value-type="float" office:value="46249.5443611107" calcext:value-type="float">
            <text:p>46249.5443611107</text:p>
          </table:table-cell>
          <table:table-cell table:formula="of:=[.E991]-[.E990]" office:value-type="float" office:value="0.0928874015808106" calcext:value-type="float">
            <text:p>0.0928874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13:52:41.252493261</dc:date>
    <meta:editing-duration>PT1M10S</meta:editing-duration>
    <meta:editing-cycles>1</meta:editing-cycles>
    <meta:document-statistic meta:table-count="1" meta:cell-count="6933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04cm" svg:height="21.251cm" xlink:href=".." xlink:type="simple" chart:class="chart:scatter" chart:style-name="ch1">
        <chart:plot-area chart:style-name="ch2" table:cell-range-address="'relay1.comm.sub.network'.E2:'relay1.comm.sub.network'.F991" svg:x="0.68cm" svg:y="0.425cm" svg:width="32.68cm" svg:height="20.401cm">
          <chartooo:coordinate-region svg:x="1.857cm" svg:y="0.624cm" svg:width="31.038cm" svg:height="19.5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1.comm.sub.network'.F2:'relay1.comm.sub.network'.F991" chart:class="chart:scatter">
            <chart:domain table:cell-range-address="'relay1.comm.sub.network'.E2:'relay1.comm.sub.network'.E991"/>
            <chart:data-point chart:repeated="99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991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9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016687393188">
                <text:p>0.102016687393188</text:p>
              </table:table-cell>
              <table:table-cell office:value-type="float" office:value="43130.1987197614">
                <text:p>43130.1987197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550680160522">
                <text:p>0.195550680160522</text:p>
              </table:table-cell>
              <table:table-cell office:value-type="float" office:value="46699.5994800031">
                <text:p>46699.5994800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635311126709">
                <text:p>0.28635311126709</text:p>
              </table:table-cell>
              <table:table-cell office:value-type="float" office:value="47752.0254376361">
                <text:p>47752.0254376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8037214279175">
                <text:p>0.378037214279175</text:p>
              </table:table-cell>
              <table:table-cell office:value-type="float" office:value="47031.0540032401">
                <text:p>47031.054003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8438863754272">
                <text:p>0.468438863754272</text:p>
              </table:table-cell>
              <table:table-cell office:value-type="float" office:value="47521.2568016626">
                <text:p>47521.2568016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0045719146729">
                <text:p>0.560045719146729</text:p>
              </table:table-cell>
              <table:table-cell office:value-type="float" office:value="46896.0535933185">
                <text:p>46896.0535933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0376319885254">
                <text:p>0.650376319885254</text:p>
              </table:table-cell>
              <table:table-cell office:value-type="float" office:value="47558.6342266822">
                <text:p>47558.6342266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1446971893311">
                <text:p>0.741446971893311</text:p>
              </table:table-cell>
              <table:table-cell office:value-type="float" office:value="47260.0108278487">
                <text:p>47260.0108278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3788394927979">
                <text:p>0.833788394927979</text:p>
              </table:table-cell>
              <table:table-cell office:value-type="float" office:value="46696.2697594679">
                <text:p>46696.2697594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4915313720703">
                <text:p>0.924915313720703</text:p>
              </table:table-cell>
              <table:table-cell office:value-type="float" office:value="47581.9884776591">
                <text:p>47581.9884776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686453819275">
                <text:p>1.01686453819275</text:p>
              </table:table-cell>
              <table:table-cell office:value-type="float" office:value="47504.4789673886">
                <text:p>47504.4789673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0799431800842">
                <text:p>1.10799431800842</text:p>
              </table:table-cell>
              <table:table-cell office:value-type="float" office:value="48282.7897631244">
                <text:p>48282.7897631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9932651519775">
                <text:p>1.19932651519775</text:p>
              </table:table-cell>
              <table:table-cell office:value-type="float" office:value="48701.3357488742">
                <text:p>48701.3357488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027128219605">
                <text:p>1.29027128219605</text:p>
              </table:table-cell>
              <table:table-cell office:value-type="float" office:value="49436.5992502294">
                <text:p>49436.5992502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8075041770935">
                <text:p>1.38075041770935</text:p>
              </table:table-cell>
              <table:table-cell office:value-type="float" office:value="50309.9413381397">
                <text:p>50309.9413381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277092933655">
                <text:p>1.47277092933655</text:p>
              </table:table-cell>
              <table:table-cell office:value-type="float" office:value="50162.7291391381">
                <text:p>50162.7291391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6395196914673">
                <text:p>1.56395196914673</text:p>
              </table:table-cell>
              <table:table-cell office:value-type="float" office:value="51326.4600814243">
                <text:p>51326.4600814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5661358833313">
                <text:p>1.65661358833313</text:p>
              </table:table-cell>
              <table:table-cell office:value-type="float" office:value="51369.7045421213">
                <text:p>51369.7045421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4749374389648">
                <text:p>1.74749374389648</text:p>
              </table:table-cell>
              <table:table-cell office:value-type="float" office:value="53256.9510912196">
                <text:p>53256.9510912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3932566642761">
                <text:p>1.83932566642761</text:p>
              </table:table-cell>
              <table:table-cell office:value-type="float" office:value="53576.1406751806">
                <text:p>53576.1406751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3038463592529">
                <text:p>1.93038463592529</text:p>
              </table:table-cell>
              <table:table-cell office:value-type="float" office:value="54997.3278593665">
                <text:p>54997.32785936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2103853225708">
                <text:p>2.02103853225708</text:p>
              </table:table-cell>
              <table:table-cell office:value-type="float" office:value="56302.047750046">
                <text:p>56302.0477500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1285209655762">
                <text:p>2.11285209655762</text:p>
              </table:table-cell>
              <table:table-cell office:value-type="float" office:value="56636.5116049588">
                <text:p>56636.5116049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0461702346802">
                <text:p>2.20461702346802</text:p>
              </table:table-cell>
              <table:table-cell office:value-type="float" office:value="57799.8607810024">
                <text:p>57799.8607810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661393165588">
                <text:p>2.29661393165588</text:p>
              </table:table-cell>
              <table:table-cell office:value-type="float" office:value="58784.5842488137">
                <text:p>58784.5842488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795495033264">
                <text:p>2.38795495033264</text:p>
              </table:table-cell>
              <table:table-cell office:value-type="float" office:value="60432.8710142204">
                <text:p>60432.8710142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8021245002747">
                <text:p>2.48021245002747</text:p>
              </table:table-cell>
              <table:table-cell office:value-type="float" office:value="61046.5275845316">
                <text:p>61046.5275845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136130332947">
                <text:p>2.57136130332947</text:p>
              </table:table-cell>
              <table:table-cell office:value-type="float" office:value="63017.7977222434">
                <text:p>63017.7977222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202807426453">
                <text:p>2.66202807426453</text:p>
              </table:table-cell>
              <table:table-cell office:value-type="float" office:value="64588.1610165035">
                <text:p>64588.1610165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394201278687">
                <text:p>2.75394201278687</text:p>
              </table:table-cell>
              <table:table-cell office:value-type="float" office:value="64930.3043253829">
                <text:p>64930.3043253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4502387046814">
                <text:p>2.84502387046814</text:p>
              </table:table-cell>
              <table:table-cell office:value-type="float" office:value="66753.1400301028">
                <text:p>66753.1400301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3746304512024">
                <text:p>2.93746304512024</text:p>
              </table:table-cell>
              <table:table-cell office:value-type="float" office:value="67071.1310798054">
                <text:p>67071.13107980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2945923805237">
                <text:p>3.02945923805237</text:p>
              </table:table-cell>
              <table:table-cell office:value-type="float" office:value="68611.534877935">
                <text:p>68611.534877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2130236625671">
                <text:p>3.12130236625671</text:p>
              </table:table-cell>
              <table:table-cell office:value-type="float" office:value="69945.3527509099">
                <text:p>69945.3527509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1250605583191">
                <text:p>3.21250605583191</text:p>
              </table:table-cell>
              <table:table-cell office:value-type="float" office:value="71663.767446724">
                <text:p>71663.767446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043065071106">
                <text:p>3.3043065071106</text:p>
              </table:table-cell>
              <table:table-cell office:value-type="float" office:value="72417.944654957">
                <text:p>72417.944654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9699196815491">
                <text:p>3.39699196815491</text:p>
              </table:table-cell>
              <table:table-cell office:value-type="float" office:value="72934.8478589123">
                <text:p>72934.8478589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8810839653015">
                <text:p>3.48810839653015</text:p>
              </table:table-cell>
              <table:table-cell office:value-type="float" office:value="75332.1889630269">
                <text:p>75332.18896302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8016514778137">
                <text:p>3.58016514778137</text:p>
              </table:table-cell>
              <table:table-cell office:value-type="float" office:value="75692.4386890918">
                <text:p>75692.4386890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7158389091492">
                <text:p>3.67158389091492</text:p>
              </table:table-cell>
              <table:table-cell office:value-type="float" office:value="77270.8063780846">
                <text:p>77270.80637808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6355910301208">
                <text:p>3.76355910301208</text:p>
              </table:table-cell>
              <table:table-cell office:value-type="float" office:value="77847.0615804154">
                <text:p>77847.0615804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5493850708008">
                <text:p>3.85493850708008</text:p>
              </table:table-cell>
              <table:table-cell office:value-type="float" office:value="79317.6544969252">
                <text:p>79317.6544969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462103843689">
                <text:p>3.9462103843689</text:p>
              </table:table-cell>
              <table:table-cell office:value-type="float" office:value="80375.2504923959">
                <text:p>80375.25049239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3853225708008">
                <text:p>4.03853225708008</text:p>
              </table:table-cell>
              <table:table-cell office:value-type="float" office:value="80327.6599815095">
                <text:p>80327.6599815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2988495826721">
                <text:p>4.12988495826721</text:p>
              </table:table-cell>
              <table:table-cell office:value-type="float" office:value="82055.5922549529">
                <text:p>82055.5922549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2266292572022">
                <text:p>4.22266292572022</text:p>
              </table:table-cell>
              <table:table-cell office:value-type="float" office:value="81484.8633521698">
                <text:p>81484.8633521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1399130821228">
                <text:p>4.31399130821228</text:p>
              </table:table-cell>
              <table:table-cell office:value-type="float" office:value="83478.9776405201">
                <text:p>83478.9776405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0632200241089">
                <text:p>4.40632200241089</text:p>
              </table:table-cell>
              <table:table-cell office:value-type="float" office:value="83179.2727939411">
                <text:p>83179.27279394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49754548072815">
                <text:p>4.49754548072815</text:p>
              </table:table-cell>
              <table:table-cell office:value-type="float" office:value="84802.7299846584">
                <text:p>84802.72998465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8907890319824">
                <text:p>4.58907890319824</text:p>
              </table:table-cell>
              <table:table-cell office:value-type="float" office:value="84952.5756839333">
                <text:p>84952.5756839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68123888969421">
                <text:p>4.68123888969421</text:p>
              </table:table-cell>
              <table:table-cell office:value-type="float" office:value="84809.040204684">
                <text:p>84809.0402046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7258062362671">
                <text:p>4.77258062362671</text:p>
              </table:table-cell>
              <table:table-cell office:value-type="float" office:value="85919.1046865824">
                <text:p>85919.10468658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86479210853577">
                <text:p>4.86479210853577</text:p>
              </table:table-cell>
              <table:table-cell office:value-type="float" office:value="85282.2184541955">
                <text:p>85282.2184541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5630240440369">
                <text:p>4.95630240440369</text:p>
              </table:table-cell>
              <table:table-cell office:value-type="float" office:value="86110.5291515338">
                <text:p>86110.5291515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4897809028626">
                <text:p>5.04897809028626</text:p>
              </table:table-cell>
              <table:table-cell office:value-type="float" office:value="85114.0180391552">
                <text:p>85114.0180391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4027976989746">
                <text:p>5.14027976989746</text:p>
              </table:table-cell>
              <table:table-cell office:value-type="float" office:value="86394.905697133">
                <text:p>86394.905697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3206853866577">
                <text:p>5.23206853866577</text:p>
              </table:table-cell>
              <table:table-cell office:value-type="float" office:value="85936.4397828515">
                <text:p>85936.43978285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2568168640137">
                <text:p>5.32568168640137</text:p>
              </table:table-cell>
              <table:table-cell office:value-type="float" office:value="84090.752104971">
                <text:p>84090.7521049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1730856895447">
                <text:p>5.41730856895447</text:p>
              </table:table-cell>
              <table:table-cell office:value-type="float" office:value="85651.7190296401">
                <text:p>85651.7190296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1069974899292">
                <text:p>5.51069974899292</text:p>
              </table:table-cell>
              <table:table-cell office:value-type="float" office:value="83690.9866304495">
                <text:p>83690.9866304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0188961029053">
                <text:p>5.60188961029053</text:p>
              </table:table-cell>
              <table:table-cell office:value-type="float" office:value="85360.3667034444">
                <text:p>85360.3667034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69397449493408">
                <text:p>5.69397449493408</text:p>
              </table:table-cell>
              <table:table-cell office:value-type="float" office:value="84096.320802005">
                <text:p>84096.320802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8498196601868">
                <text:p>5.78498196601868</text:p>
              </table:table-cell>
              <table:table-cell office:value-type="float" office:value="84476.5809705197">
                <text:p>84476.58097051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8769965171814">
                <text:p>5.8769965171814</text:p>
              </table:table-cell>
              <table:table-cell office:value-type="float" office:value="82943.4030113723">
                <text:p>82943.4030113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97212195396423">
                <text:p>5.97212195396423</text:p>
              </table:table-cell>
              <table:table-cell office:value-type="float" office:value="79558.1103851022">
                <text:p>79558.11038510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06327319145203">
                <text:p>6.06327319145203</text:p>
              </table:table-cell>
              <table:table-cell office:value-type="float" office:value="82324.7188608376">
                <text:p>82324.7188608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15564203262329">
                <text:p>6.15564203262329</text:p>
              </table:table-cell>
              <table:table-cell office:value-type="float" office:value="80373.4236119177">
                <text:p>80373.4236119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4722504615784">
                <text:p>6.24722504615784</text:p>
              </table:table-cell>
              <table:table-cell office:value-type="float" office:value="80189.5429792751">
                <text:p>80189.5429792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33945512771606">
                <text:p>6.33945512771606</text:p>
              </table:table-cell>
              <table:table-cell office:value-type="float" office:value="78759.5530360019">
                <text:p>78759.5530360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3084907531738">
                <text:p>6.43084907531738</text:p>
              </table:table-cell>
              <table:table-cell office:value-type="float" office:value="78517.2343282881">
                <text:p>78517.2343282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220057964325">
                <text:p>6.5220057964325</text:p>
              </table:table-cell>
              <table:table-cell office:value-type="float" office:value="77668.4364399133">
                <text:p>77668.4364399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147518157959">
                <text:p>6.6147518157959</text:p>
              </table:table-cell>
              <table:table-cell office:value-type="float" office:value="75216.1661263994">
                <text:p>75216.1661263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0610785484314">
                <text:p>6.70610785484314</text:p>
              </table:table-cell>
              <table:table-cell office:value-type="float" office:value="75309.7449468259">
                <text:p>75309.7449468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79809927940369">
                <text:p>6.79809927940369</text:p>
              </table:table-cell>
              <table:table-cell office:value-type="float" office:value="73659.0397677794">
                <text:p>73659.03976777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88912606239319">
                <text:p>6.88912606239319</text:p>
              </table:table-cell>
              <table:table-cell office:value-type="float" office:value="73209.2223974185">
                <text:p>73209.22239741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98118543624878">
                <text:p>6.98118543624878</text:p>
              </table:table-cell>
              <table:table-cell office:value-type="float" office:value="71171.4595221755">
                <text:p>71171.45952217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07182216644287">
                <text:p>7.07182216644287</text:p>
              </table:table-cell>
              <table:table-cell office:value-type="float" office:value="71052.8721215915">
                <text:p>71052.87212159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6286849975586">
                <text:p>7.16286849975586</text:p>
              </table:table-cell>
              <table:table-cell office:value-type="float" office:value="69503.0735421969">
                <text:p>69503.07354219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2548234462738">
                <text:p>7.2548234462738</text:p>
              </table:table-cell>
              <table:table-cell office:value-type="float" office:value="67598.3210841952">
                <text:p>67598.3210841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4559631347656">
                <text:p>7.34559631347656</text:p>
              </table:table-cell>
              <table:table-cell office:value-type="float" office:value="67244.7636402796">
                <text:p>67244.7636402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3835997581482">
                <text:p>7.43835997581482</text:p>
              </table:table-cell>
              <table:table-cell office:value-type="float" office:value="64508.0180014856">
                <text:p>64508.01800148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52897524833679">
                <text:p>7.52897524833679</text:p>
              </table:table-cell>
              <table:table-cell office:value-type="float" office:value="64801.4383952345">
                <text:p>64801.4383952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62077951431274">
                <text:p>7.62077951431274</text:p>
              </table:table-cell>
              <table:table-cell office:value-type="float" office:value="62742.1823895288">
                <text:p>62742.1823895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1196246147156">
                <text:p>7.71196246147156</text:p>
              </table:table-cell>
              <table:table-cell office:value-type="float" office:value="61941.4065457094">
                <text:p>61941.40654570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02330493927">
                <text:p>7.802330493927</text:p>
              </table:table-cell>
              <table:table-cell office:value-type="float" office:value="61260.6012278679">
                <text:p>61260.60122786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9402914047241">
                <text:p>7.89402914047241</text:p>
              </table:table-cell>
              <table:table-cell office:value-type="float" office:value="59237.5155429368">
                <text:p>59237.5155429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8499226570129">
                <text:p>7.98499226570129</text:p>
              </table:table-cell>
              <table:table-cell office:value-type="float" office:value="58485.2376895999">
                <text:p>58485.2376895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0771119594574">
                <text:p>8.0771119594574</text:p>
              </table:table-cell>
              <table:table-cell office:value-type="float" office:value="56708.829426106">
                <text:p>56708.829426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16748118400574">
                <text:p>8.16748118400574</text:p>
              </table:table-cell>
              <table:table-cell office:value-type="float" office:value="56656.456062221">
                <text:p>56656.4560622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26038408279419">
                <text:p>8.26038408279419</text:p>
              </table:table-cell>
              <table:table-cell office:value-type="float" office:value="54077.9681314367">
                <text:p>54077.96813143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35104656219482">
                <text:p>8.35104656219482</text:p>
              </table:table-cell>
              <table:table-cell office:value-type="float" office:value="54443.6908479854">
                <text:p>54443.6908479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44159078598022">
                <text:p>8.44159078598022</text:p>
              </table:table-cell>
              <table:table-cell office:value-type="float" office:value="53542.8964689154">
                <text:p>53542.8964689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53324675559998">
                <text:p>8.53324675559998</text:p>
              </table:table-cell>
              <table:table-cell office:value-type="float" office:value="52020.6160033088">
                <text:p>52020.61600330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6240348815918">
                <text:p>8.6240348815918</text:p>
              </table:table-cell>
              <table:table-cell office:value-type="float" office:value="51724.8257819865">
                <text:p>51724.8257819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71570110321045">
                <text:p>8.71570110321045</text:p>
              </table:table-cell>
              <table:table-cell office:value-type="float" office:value="50443.881272173">
                <text:p>50443.8812721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80626440048218">
                <text:p>8.80626440048218</text:p>
              </table:table-cell>
              <table:table-cell office:value-type="float" office:value="50351.5236014216">
                <text:p>50351.52360142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89778685569763">
                <text:p>8.89778685569763</text:p>
              </table:table-cell>
              <table:table-cell office:value-type="float" office:value="49211.966499337">
                <text:p>49211.9664993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98852610588074">
                <text:p>8.98852610588074</text:p>
              </table:table-cell>
              <table:table-cell office:value-type="float" office:value="49107.7454465196">
                <text:p>49107.74544651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07940697669983">
                <text:p>9.07940697669983</text:p>
              </table:table-cell>
              <table:table-cell office:value-type="float" office:value="48503.0563667749">
                <text:p>48503.05636677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17153096199036">
                <text:p>9.17153096199036</text:p>
              </table:table-cell>
              <table:table-cell office:value-type="float" office:value="47501.201627346">
                <text:p>47501.2016273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26277542114258">
                <text:p>9.26277542114258</text:p>
              </table:table-cell>
              <table:table-cell office:value-type="float" office:value="47608.3703094012">
                <text:p>47608.3703094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35452270507813">
                <text:p>9.35452270507813</text:p>
              </table:table-cell>
              <table:table-cell office:value-type="float" office:value="47085.862542098">
                <text:p>47085.8625420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44485020637512">
                <text:p>9.44485020637512</text:p>
              </table:table-cell>
              <table:table-cell office:value-type="float" office:value="47648.8327275703">
                <text:p>47648.83272757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53665566444397">
                <text:p>9.53665566444397</text:p>
              </table:table-cell>
              <table:table-cell office:value-type="float" office:value="46794.6033968732">
                <text:p>46794.60339687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62756180763245">
                <text:p>9.62756180763245</text:p>
              </table:table-cell>
              <table:table-cell office:value-type="float" office:value="47257.5323220243">
                <text:p>47257.53232202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71823787689209">
                <text:p>9.71823787689209</text:p>
              </table:table-cell>
              <table:table-cell office:value-type="float" office:value="47377.4396604991">
                <text:p>47377.4396604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81013989448547">
                <text:p>9.81013989448547</text:p>
              </table:table-cell>
              <table:table-cell office:value-type="float" office:value="46919.5357503275">
                <text:p>46919.53575032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90122866630554">
                <text:p>9.90122866630554</text:p>
              </table:table-cell>
              <table:table-cell office:value-type="float" office:value="47514.0888774885">
                <text:p>47514.08887748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99403405189514">
                <text:p>9.99403405189514</text:p>
              </table:table-cell>
              <table:table-cell office:value-type="float" office:value="46980.0321640882">
                <text:p>46980.03216408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0851988792419">
                <text:p>10.0851988792419</text:p>
              </table:table-cell>
              <table:table-cell office:value-type="float" office:value="48176.4747197109">
                <text:p>48176.4747197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1769218444824">
                <text:p>10.1769218444824</text:p>
              </table:table-cell>
              <table:table-cell office:value-type="float" office:value="48319.4147548569">
                <text:p>48319.41475485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2677199840546">
                <text:p>10.2677199840546</text:p>
              </table:table-cell>
              <table:table-cell office:value-type="float" office:value="49340.2179946696">
                <text:p>49340.21799466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3589346408844">
                <text:p>10.3589346408844</text:p>
              </table:table-cell>
              <table:table-cell office:value-type="float" office:value="49728.8501393165">
                <text:p>49728.8501393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4507992267609">
                <text:p>10.4507992267609</text:p>
              </table:table-cell>
              <table:table-cell office:value-type="float" office:value="50073.7031154297">
                <text:p>50073.7031154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5416867733002">
                <text:p>10.5416867733002</text:p>
              </table:table-cell>
              <table:table-cell office:value-type="float" office:value="51316.1613179088">
                <text:p>51316.1613179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6341645717621">
                <text:p>10.6341645717621</text:p>
              </table:table-cell>
              <table:table-cell office:value-type="float" office:value="51212.2918015881">
                <text:p>51212.29180158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7259447574615">
                <text:p>10.7259447574615</text:p>
              </table:table-cell>
              <table:table-cell office:value-type="float" office:value="52473.1995615061">
                <text:p>52473.19956150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818436384201">
                <text:p>10.818436384201</text:p>
              </table:table-cell>
              <table:table-cell office:value-type="float" office:value="53021.0157705613">
                <text:p>53021.01577056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9095270633698">
                <text:p>10.9095270633698</text:p>
              </table:table-cell>
              <table:table-cell office:value-type="float" office:value="54802.5335364417">
                <text:p>54802.53353644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0010857582092">
                <text:p>11.0010857582092</text:p>
              </table:table-cell>
              <table:table-cell office:value-type="float" office:value="55483.5344573921">
                <text:p>55483.53445739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0929038524628">
                <text:p>11.0929038524628</text:p>
              </table:table-cell>
              <table:table-cell office:value-type="float" office:value="56459.4597845308">
                <text:p>56459.45978453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1839213371277">
                <text:p>11.1839213371277</text:p>
              </table:table-cell>
              <table:table-cell office:value-type="float" office:value="58010.8318686068">
                <text:p>58010.83186860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2756741046906">
                <text:p>11.2756741046906</text:p>
              </table:table-cell>
              <table:table-cell office:value-type="float" office:value="58679.4288936412">
                <text:p>58679.42889364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3665480613709">
                <text:p>11.3665480613709</text:p>
              </table:table-cell>
              <table:table-cell office:value-type="float" office:value="60479.3738577422">
                <text:p>60479.37385774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4584500789642">
                <text:p>11.4584500789642</text:p>
              </table:table-cell>
              <table:table-cell office:value-type="float" office:value="60934.4620134124">
                <text:p>60934.46201341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5495779514313">
                <text:p>11.5495779514313</text:p>
              </table:table-cell>
              <table:table-cell office:value-type="float" office:value="62681.1517196992">
                <text:p>62681.15171969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6403801441193">
                <text:p>11.6403801441193</text:p>
              </table:table-cell>
              <table:table-cell office:value-type="float" office:value="64139.4202892462">
                <text:p>64139.42028924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7338626384735">
                <text:p>11.7338626384735</text:p>
              </table:table-cell>
              <table:table-cell office:value-type="float" office:value="63584.0971195683">
                <text:p>63584.09711956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8285496234894">
                <text:p>11.8285496234894</text:p>
              </table:table-cell>
              <table:table-cell office:value-type="float" office:value="64042.5925377569">
                <text:p>64042.5925377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9211227893829">
                <text:p>11.9211227893829</text:p>
              </table:table-cell>
              <table:table-cell office:value-type="float" office:value="66714.7973215206">
                <text:p>66714.7973215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0127913951874">
                <text:p>12.0127913951874</text:p>
              </table:table-cell>
              <table:table-cell office:value-type="float" office:value="68682.1834449109">
                <text:p>68682.18344491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1048843860626">
                <text:p>12.1048843860626</text:p>
              </table:table-cell>
              <table:table-cell office:value-type="float" office:value="69581.8426472949">
                <text:p>69581.84264729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1964018344879">
                <text:p>12.1964018344879</text:p>
              </table:table-cell>
              <table:table-cell office:value-type="float" office:value="71243.2450006773">
                <text:p>71243.2450006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2876713275909">
                <text:p>12.2876713275909</text:p>
              </table:table-cell>
              <table:table-cell office:value-type="float" office:value="72663.9293648057">
                <text:p>72663.92936480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3793840408325">
                <text:p>12.3793840408325</text:p>
              </table:table-cell>
              <table:table-cell office:value-type="float" office:value="73446.7421354872">
                <text:p>73446.74213548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4704010486603">
                <text:p>12.4704010486603</text:p>
              </table:table-cell>
              <table:table-cell office:value-type="float" office:value="75150.7895419289">
                <text:p>75150.78954192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5632739067078">
                <text:p>12.5632739067078</text:p>
              </table:table-cell>
              <table:table-cell office:value-type="float" office:value="74855.0238051841">
                <text:p>74855.0238051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6543686389923">
                <text:p>12.6543686389923</text:p>
              </table:table-cell>
              <table:table-cell office:value-type="float" office:value="77370.0061819676">
                <text:p>77370.00618196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746565580368">
                <text:p>12.746565580368</text:p>
              </table:table-cell>
              <table:table-cell office:value-type="float" office:value="77486.3015345149">
                <text:p>77486.3015345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8377811908722">
                <text:p>12.8377811908722</text:p>
              </table:table-cell>
              <table:table-cell office:value-type="float" office:value="79284.6746300178">
                <text:p>79284.67463001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9291987419128">
                <text:p>12.9291987419128</text:p>
              </table:table-cell>
              <table:table-cell office:value-type="float" office:value="80072.1515362528">
                <text:p>80072.15153625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0212976932526">
                <text:p>13.0212976932526</text:p>
              </table:table-cell>
              <table:table-cell office:value-type="float" office:value="80348.363280532">
                <text:p>80348.3632805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1127986907959">
                <text:p>13.1127986907959</text:p>
              </table:table-cell>
              <table:table-cell office:value-type="float" office:value="81747.7426566576">
                <text:p>81747.7426566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2056119441986">
                <text:p>13.2056119441986</text:p>
              </table:table-cell>
              <table:table-cell office:value-type="float" office:value="81367.6896685479">
                <text:p>81367.68966854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2967927455902">
                <text:p>13.2967927455902</text:p>
              </table:table-cell>
              <table:table-cell office:value-type="float" office:value="83526.3551511348">
                <text:p>83526.35515113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3895471096039">
                <text:p>13.3895471096039</text:p>
              </table:table-cell>
              <table:table-cell office:value-type="float" office:value="82713.0893687025">
                <text:p>82713.08936870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48117852211">
                <text:p>13.48117852211</text:p>
              </table:table-cell>
              <table:table-cell office:value-type="float" office:value="84337.8901256733">
                <text:p>84337.89012567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5722312927246">
                <text:p>13.5722312927246</text:p>
              </table:table-cell>
              <table:table-cell office:value-type="float" office:value="85313.1645260708">
                <text:p>85313.16452607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6642966270447">
                <text:p>13.6642966270447</text:p>
              </table:table-cell>
              <table:table-cell office:value-type="float" office:value="84809.3373870258">
                <text:p>84809.33738702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7554447650909">
                <text:p>13.7554447650909</text:p>
              </table:table-cell>
              <table:table-cell office:value-type="float" office:value="86013.8250549957">
                <text:p>86013.82505499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8478171825409">
                <text:p>13.8478171825409</text:p>
              </table:table-cell>
              <table:table-cell office:value-type="float" office:value="85133.6385589436">
                <text:p>85133.6385589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9393734931946">
                <text:p>13.9393734931946</text:p>
              </table:table-cell>
              <table:table-cell office:value-type="float" office:value="86067.2513313282">
                <text:p>86067.25133132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0322709083557">
                <text:p>14.0322709083557</text:p>
              </table:table-cell>
              <table:table-cell office:value-type="float" office:value="84910.8663176265">
                <text:p>84910.86631762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124100446701">
                <text:p>14.124100446701</text:p>
              </table:table-cell>
              <table:table-cell office:value-type="float" office:value="85898.2865658776">
                <text:p>85898.28656587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2158803939819">
                <text:p>14.2158803939819</text:p>
              </table:table-cell>
              <table:table-cell office:value-type="float" office:value="85944.6996178754">
                <text:p>85944.69961787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3080892562866">
                <text:p>14.3080892562866</text:p>
              </table:table-cell>
              <table:table-cell office:value-type="float" office:value="85371.4036074797">
                <text:p>85371.40360747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3994262218475">
                <text:p>14.3994262218475</text:p>
              </table:table-cell>
              <table:table-cell office:value-type="float" office:value="86011.1779689111">
                <text:p>86011.17796891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4916915893555">
                <text:p>14.4916915893555</text:p>
              </table:table-cell>
              <table:table-cell office:value-type="float" office:value="84798.8818700273">
                <text:p>84798.88187002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5830175876617">
                <text:p>14.5830175876617</text:p>
              </table:table-cell>
              <table:table-cell office:value-type="float" office:value="85320.7207641842">
                <text:p>85320.72076418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6753506660461">
                <text:p>14.6753506660461</text:p>
              </table:table-cell>
              <table:table-cell office:value-type="float" office:value="83956.9105204856">
                <text:p>83956.91052048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7668468952179">
                <text:p>14.7668468952179</text:p>
              </table:table-cell>
              <table:table-cell office:value-type="float" office:value="84200.1913055714">
                <text:p>84200.19130557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.8584461212158">
                <text:p>14.8584461212158</text:p>
              </table:table-cell>
              <table:table-cell office:value-type="float" office:value="83494.155290933">
                <text:p>83494.1552909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.9509980678558">
                <text:p>14.9509980678558</text:p>
              </table:table-cell>
              <table:table-cell office:value-type="float" office:value="81943.1711090675">
                <text:p>81943.1711090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0424728393555">
                <text:p>15.0424728393555</text:p>
              </table:table-cell>
              <table:table-cell office:value-type="float" office:value="82208.4589741785">
                <text:p>82208.45897417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1346697807312">
                <text:p>15.1346697807312</text:p>
              </table:table-cell>
              <table:table-cell office:value-type="float" office:value="80783.5909615156">
                <text:p>80783.5909615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2261397838593">
                <text:p>15.2261397838593</text:p>
              </table:table-cell>
              <table:table-cell office:value-type="float" office:value="80550.997573328">
                <text:p>80550.9975733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3183023929596">
                <text:p>15.3183023929596</text:p>
              </table:table-cell>
              <table:table-cell office:value-type="float" office:value="78990.8192819706">
                <text:p>78990.81928197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4095830917358">
                <text:p>15.4095830917358</text:p>
              </table:table-cell>
              <table:table-cell office:value-type="float" office:value="78789.9314577952">
                <text:p>78789.9314577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5007481575012">
                <text:p>15.5007481575012</text:p>
              </table:table-cell>
              <table:table-cell office:value-type="float" office:value="77924.5859184987">
                <text:p>77924.58591849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5927209854126">
                <text:p>15.5927209854126</text:p>
              </table:table-cell>
              <table:table-cell office:value-type="float" office:value="76109.4353513306">
                <text:p>76109.43535133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6835582256317">
                <text:p>15.6835582256317</text:p>
              </table:table-cell>
              <table:table-cell office:value-type="float" office:value="76004.0703938855">
                <text:p>76004.07039388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776083946228">
                <text:p>15.776083946228</text:p>
              </table:table-cell>
              <table:table-cell office:value-type="float" office:value="73493.0779914502">
                <text:p>73493.07799145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8673067092896">
                <text:p>15.8673067092896</text:p>
              </table:table-cell>
              <table:table-cell office:value-type="float" office:value="73315.0342693458">
                <text:p>73315.03426934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9595668315887">
                <text:p>15.9595668315887</text:p>
              </table:table-cell>
              <table:table-cell office:value-type="float" office:value="71363.4432290092">
                <text:p>71363.44322900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0509812831879">
                <text:p>16.0509812831879</text:p>
              </table:table-cell>
              <table:table-cell office:value-type="float" office:value="70798.4338010537">
                <text:p>70798.43380105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1424272060394">
                <text:p>16.1424272060394</text:p>
              </table:table-cell>
              <table:table-cell office:value-type="float" office:value="69461.817453696">
                <text:p>69461.8174536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2341742515564">
                <text:p>16.2341742515564</text:p>
              </table:table-cell>
              <table:table-cell office:value-type="float" office:value="68013.0893026519">
                <text:p>68013.08930265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3252329826355">
                <text:p>16.3252329826355</text:p>
              </table:table-cell>
              <table:table-cell office:value-type="float" office:value="67297.2259483463">
                <text:p>67297.22594834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4171452522278">
                <text:p>16.4171452522278</text:p>
              </table:table-cell>
              <table:table-cell office:value-type="float" office:value="65366.6809300974">
                <text:p>65366.68093009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5084314346313">
                <text:p>16.5084314346313</text:p>
              </table:table-cell>
              <table:table-cell office:value-type="float" office:value="64588.088194274">
                <text:p>64588.0881942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6008789539337">
                <text:p>16.6008789539337</text:p>
              </table:table-cell>
              <table:table-cell office:value-type="float" office:value="62565.2266674919">
                <text:p>62565.22666749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6919574737549">
                <text:p>16.6919574737549</text:p>
              </table:table-cell>
              <table:table-cell office:value-type="float" office:value="62275.9352165252">
                <text:p>62275.93521652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7828452587128">
                <text:p>16.7828452587128</text:p>
              </table:table-cell>
              <table:table-cell office:value-type="float" office:value="61174.337151866">
                <text:p>61174.3371518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8746235370636">
                <text:p>16.8746235370636</text:p>
              </table:table-cell>
              <table:table-cell office:value-type="float" office:value="59360.4510554727">
                <text:p>59360.45105547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9656937122345">
                <text:p>16.9656937122345</text:p>
              </table:table-cell>
              <table:table-cell office:value-type="float" office:value="58680.0232894213">
                <text:p>58680.02328942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0574989318848">
                <text:p>17.0574989318848</text:p>
              </table:table-cell>
              <table:table-cell office:value-type="float" office:value="57077.364663597">
                <text:p>57077.3646635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1479189395905">
                <text:p>17.1479189395905</text:p>
              </table:table-cell>
              <table:table-cell office:value-type="float" office:value="56890.063720669">
                <text:p>56890.0637206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2396237850189">
                <text:p>17.2396237850189</text:p>
              </table:table-cell>
              <table:table-cell office:value-type="float" office:value="55046.1644247318">
                <text:p>55046.16442473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3305194377899">
                <text:p>17.3305194377899</text:p>
              </table:table-cell>
              <table:table-cell office:value-type="float" office:value="54568.0662253045">
                <text:p>54568.0662253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4215202331543">
                <text:p>17.4215202331543</text:p>
              </table:table-cell>
              <table:table-cell office:value-type="float" office:value="53537.993602054">
                <text:p>53537.9936020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5138506889343">
                <text:p>17.5138506889343</text:p>
              </table:table-cell>
              <table:table-cell office:value-type="float" office:value="51813.8891396522">
                <text:p>51813.88913965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6050412654877">
                <text:p>17.6050412654877</text:p>
              </table:table-cell>
              <table:table-cell office:value-type="float" office:value="51672.0057937518">
                <text:p>51672.0057937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6969060897827">
                <text:p>17.6969060897827</text:p>
              </table:table-cell>
              <table:table-cell office:value-type="float" office:value="50508.995533455">
                <text:p>50508.995533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7875084877014">
                <text:p>17.7875084877014</text:p>
              </table:table-cell>
              <table:table-cell office:value-type="float" office:value="50506.3895119654">
                <text:p>50506.38951196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8792643547058">
                <text:p>17.8792643547058</text:p>
              </table:table-cell>
              <table:table-cell office:value-type="float" office:value="49261.1551453546">
                <text:p>49261.15514535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.970112323761">
                <text:p>17.970112323761</text:p>
              </table:table-cell>
              <table:table-cell office:value-type="float" office:value="49137.0368146461">
                <text:p>49137.03681464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0608303546906">
                <text:p>18.0608303546906</text:p>
              </table:table-cell>
              <table:table-cell office:value-type="float" office:value="48678.305236019">
                <text:p>48678.3052360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1525368690491">
                <text:p>18.1525368690491</text:p>
              </table:table-cell>
              <table:table-cell office:value-type="float" office:value="47804.673753721">
                <text:p>47804.673753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2432386875153">
                <text:p>18.2432386875153</text:p>
              </table:table-cell>
              <table:table-cell office:value-type="float" office:value="47981.3974360659">
                <text:p>47981.39743606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3358516693115">
                <text:p>18.3358516693115</text:p>
              </table:table-cell>
              <table:table-cell office:value-type="float" office:value="46645.7284520153">
                <text:p>46645.72845201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4268748760223">
                <text:p>18.4268748760223</text:p>
              </table:table-cell>
              <table:table-cell office:value-type="float" office:value="47284.644823314">
                <text:p>47284.644823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5187985897064">
                <text:p>18.5187985897064</text:p>
              </table:table-cell>
              <table:table-cell office:value-type="float" office:value="46734.4042992458">
                <text:p>46734.40429924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6093060970306">
                <text:p>18.6093060970306</text:p>
              </table:table-cell>
              <table:table-cell office:value-type="float" office:value="47465.6757987018">
                <text:p>47465.67579870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7002849578857">
                <text:p>18.7002849578857</text:p>
              </table:table-cell>
              <table:table-cell office:value-type="float" office:value="47219.7602786215">
                <text:p>47219.76027862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7917883396149">
                <text:p>18.7917883396149</text:p>
              </table:table-cell>
              <table:table-cell office:value-type="float" office:value="47036.5129535974">
                <text:p>47036.51295359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8824677467346">
                <text:p>18.8824677467346</text:p>
              </table:table-cell>
              <table:table-cell office:value-type="float" office:value="47728.5873107271">
                <text:p>47728.58731072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9741494655609">
                <text:p>18.9741494655609</text:p>
              </table:table-cell>
              <table:table-cell office:value-type="float" office:value="47468.5690420527">
                <text:p>47468.56904205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0651292800903">
                <text:p>19.0651292800903</text:p>
              </table:table-cell>
              <table:table-cell office:value-type="float" office:value="48186.5128289793">
                <text:p>48186.51282897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1567811965942">
                <text:p>19.1567811965942</text:p>
              </table:table-cell>
              <table:table-cell office:value-type="float" office:value="48269.5852826105">
                <text:p>48269.58528261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2475247383118">
                <text:p>19.2475247383118</text:p>
              </table:table-cell>
              <table:table-cell office:value-type="float" office:value="49281.7440818064">
                <text:p>49281.74408180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3383767604828">
                <text:p>19.3383767604828</text:p>
              </table:table-cell>
              <table:table-cell office:value-type="float" office:value="49751.2316400786">
                <text:p>49751.23164007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4298501014709">
                <text:p>19.4298501014709</text:p>
              </table:table-cell>
              <table:table-cell office:value-type="float" office:value="50112.9613336565">
                <text:p>50112.96133365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5206606388092">
                <text:p>19.5206606388092</text:p>
              </table:table-cell>
              <table:table-cell office:value-type="float" office:value="51183.487470037">
                <text:p>51183.4874700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6125521659851">
                <text:p>19.6125521659851</text:p>
              </table:table-cell>
              <table:table-cell office:value-type="float" office:value="51364.9097480418">
                <text:p>51364.90974804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7036368846893">
                <text:p>19.7036368846893</text:p>
              </table:table-cell>
              <table:table-cell office:value-type="float" office:value="52698.1920599314">
                <text:p>52698.19205993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7954766750336">
                <text:p>19.7954766750336</text:p>
              </table:table-cell>
              <table:table-cell office:value-type="float" office:value="53136.0098025981">
                <text:p>53136.00980259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8861939907074">
                <text:p>19.8861939907074</text:p>
              </table:table-cell>
              <table:table-cell office:value-type="float" office:value="54763.5251671503">
                <text:p>54763.52516715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9776837825775">
                <text:p>19.9776837825775</text:p>
              </table:table-cell>
              <table:table-cell office:value-type="float" office:value="55262.9959764005">
                <text:p>55262.9959764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0698935985565">
                <text:p>20.0698935985565</text:p>
              </table:table-cell>
              <table:table-cell office:value-type="float" office:value="55959.3351880772">
                <text:p>55959.33518807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1607837677002">
                <text:p>20.1607837677002</text:p>
              </table:table-cell>
              <table:table-cell office:value-type="float" office:value="57828.0362939083">
                <text:p>57828.03629390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2530570030212">
                <text:p>20.2530570030212</text:p>
              </table:table-cell>
              <table:table-cell office:value-type="float" office:value="58088.3501196314">
                <text:p>58088.35011963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3436872959137">
                <text:p>20.3436872959137</text:p>
              </table:table-cell>
              <table:table-cell office:value-type="float" office:value="60288.892660688">
                <text:p>60288.892660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4353840351105">
                <text:p>20.4353840351105</text:p>
              </table:table-cell>
              <table:table-cell office:value-type="float" office:value="60809.141620992">
                <text:p>60809.1416209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5262532234192">
                <text:p>20.5262532234192</text:p>
              </table:table-cell>
              <table:table-cell office:value-type="float" office:value="62595.474944442">
                <text:p>62595.4749444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6168467998505">
                <text:p>20.6168467998505</text:p>
              </table:table-cell>
              <table:table-cell office:value-type="float" office:value="64022.199238375">
                <text:p>64022.199238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.7087202072144">
                <text:p>20.7087202072144</text:p>
              </table:table-cell>
              <table:table-cell office:value-type="float" office:value="64349.4148049151">
                <text:p>64349.41480491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.799751996994">
                <text:p>20.799751996994</text:p>
              </table:table-cell>
              <table:table-cell office:value-type="float" office:value="66174.6848499928">
                <text:p>66174.68484999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.8924043178558">
                <text:p>20.8924043178558</text:p>
              </table:table-cell>
              <table:table-cell office:value-type="float" office:value="66312.4241557131">
                <text:p>66312.42415571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.9836430549622">
                <text:p>20.9836430549622</text:p>
              </table:table-cell>
              <table:table-cell office:value-type="float" office:value="68567.3673092351">
                <text:p>68567.36730923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0759217739105">
                <text:p>21.0759217739105</text:p>
              </table:table-cell>
              <table:table-cell office:value-type="float" office:value="69008.326866385">
                <text:p>69008.3268663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1674156188965">
                <text:p>21.1674156188965</text:p>
              </table:table-cell>
              <table:table-cell office:value-type="float" office:value="70824.4363431687">
                <text:p>70824.43634316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2589688301086">
                <text:p>21.2589688301086</text:p>
              </table:table-cell>
              <table:table-cell office:value-type="float" office:value="72001.8436570643">
                <text:p>72001.84365706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3522691726685">
                <text:p>21.3522691726685</text:p>
              </table:table-cell>
              <table:table-cell office:value-type="float" office:value="71853.9698361996">
                <text:p>71853.96983619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4439435005188">
                <text:p>21.4439435005188</text:p>
              </table:table-cell>
              <table:table-cell office:value-type="float" office:value="74350.1497074198">
                <text:p>74350.14970741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5371022224426">
                <text:p>21.5371022224426</text:p>
              </table:table-cell>
              <table:table-cell office:value-type="float" office:value="74281.8262970394">
                <text:p>74281.82629703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628445148468">
                <text:p>21.628445148468</text:p>
              </table:table-cell>
              <table:table-cell office:value-type="float" office:value="76809.4509918563">
                <text:p>76809.45099185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7204146385193">
                <text:p>21.7204146385193</text:p>
              </table:table-cell>
              <table:table-cell office:value-type="float" office:value="77416.9781308004">
                <text:p>77416.97813080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8118181228638">
                <text:p>21.8118181228638</text:p>
              </table:table-cell>
              <table:table-cell office:value-type="float" office:value="78859.1381575172">
                <text:p>78859.13815751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.9032762050629">
                <text:p>21.9032762050629</text:p>
              </table:table-cell>
              <table:table-cell office:value-type="float" office:value="79774.2509417288">
                <text:p>79774.25094172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.9958040714264">
                <text:p>21.9958040714264</text:p>
              </table:table-cell>
              <table:table-cell office:value-type="float" office:value="79802.985740421">
                <text:p>79802.9857404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0871071815491">
                <text:p>22.0871071815491</text:p>
              </table:table-cell>
              <table:table-cell office:value-type="float" office:value="81662.0593754325">
                <text:p>81662.0593754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1794250011444">
                <text:p>22.1794250011444</text:p>
              </table:table-cell>
              <table:table-cell office:value-type="float" office:value="81544.3869124943">
                <text:p>81544.38691249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2708232402802">
                <text:p>22.2708232402802</text:p>
              </table:table-cell>
              <table:table-cell office:value-type="float" office:value="83152.5866566498">
                <text:p>83152.58665664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3634743690491">
                <text:p>22.3634743690491</text:p>
              </table:table-cell>
              <table:table-cell office:value-type="float" office:value="82632.5604633988">
                <text:p>82632.56046339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4547030925751">
                <text:p>22.4547030925751</text:p>
              </table:table-cell>
              <table:table-cell office:value-type="float" office:value="84534.7792003471">
                <text:p>84534.77920034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5465762615204">
                <text:p>22.5465762615204</text:p>
              </table:table-cell>
              <table:table-cell office:value-type="float" office:value="84464.2683939545">
                <text:p>84464.26839395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6386294364929">
                <text:p>22.6386294364929</text:p>
              </table:table-cell>
              <table:table-cell office:value-type="float" office:value="84733.6336017446">
                <text:p>84733.63360174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7299599647522">
                <text:p>22.7299599647522</text:p>
              </table:table-cell>
              <table:table-cell office:value-type="float" office:value="85754.4585504401">
                <text:p>85754.45855044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.8220999240875">
                <text:p>22.8220999240875</text:p>
              </table:table-cell>
              <table:table-cell office:value-type="float" office:value="85261.5961269255">
                <text:p>85261.59612692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.913560628891">
                <text:p>22.913560628891</text:p>
              </table:table-cell>
              <table:table-cell office:value-type="float" office:value="86157.2192881386">
                <text:p>86157.21928813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0057013034821">
                <text:p>23.0057013034821</text:p>
              </table:table-cell>
              <table:table-cell office:value-type="float" office:value="85608.2293190087">
                <text:p>85608.22931900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0977146625519">
                <text:p>23.0977146625519</text:p>
              </table:table-cell>
              <table:table-cell office:value-type="float" office:value="85726.6822963631">
                <text:p>85726.68229636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1892099380493">
                <text:p>23.1892099380493</text:p>
              </table:table-cell>
              <table:table-cell office:value-type="float" office:value="86212.1017409364">
                <text:p>86212.10174093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282279253006">
                <text:p>23.282279253006</text:p>
              </table:table-cell>
              <table:table-cell office:value-type="float" office:value="84668.0778049037">
                <text:p>84668.07780490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373575925827">
                <text:p>23.373575925827</text:p>
              </table:table-cell>
              <table:table-cell office:value-type="float" office:value="86136.7644296809">
                <text:p>86136.76442968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4675269126892">
                <text:p>23.4675269126892</text:p>
              </table:table-cell>
              <table:table-cell office:value-type="float" office:value="83362.6155677196">
                <text:p>83362.61556771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56627368927">
                <text:p>23.56627368927</text:p>
              </table:table-cell>
              <table:table-cell office:value-type="float" office:value="78989.9201784757">
                <text:p>78989.92017847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6584568023682">
                <text:p>23.6584568023682</text:p>
              </table:table-cell>
              <table:table-cell office:value-type="float" office:value="84180.2770507237">
                <text:p>84180.27705072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7498865127563">
                <text:p>23.7498865127563</text:p>
              </table:table-cell>
              <table:table-cell office:value-type="float" office:value="84348.9492338663">
                <text:p>84348.94923386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.8414807319641">
                <text:p>23.8414807319641</text:p>
              </table:table-cell>
              <table:table-cell office:value-type="float" office:value="83586.0610660794">
                <text:p>83586.06106607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.9335877895355">
                <text:p>23.9335877895355</text:p>
              </table:table-cell>
              <table:table-cell office:value-type="float" office:value="82512.6781854656">
                <text:p>82512.67818546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0249633789062">
                <text:p>24.0249633789062</text:p>
              </table:table-cell>
              <table:table-cell office:value-type="float" office:value="82385.2415272259">
                <text:p>82385.24152722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1182024478912">
                <text:p>24.1182024478912</text:p>
              </table:table-cell>
              <table:table-cell office:value-type="float" office:value="79966.4784426437">
                <text:p>79966.47844264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2098903656006">
                <text:p>24.2098903656006</text:p>
              </table:table-cell>
              <table:table-cell office:value-type="float" office:value="80534.0570979829">
                <text:p>80534.05709798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3020107746124">
                <text:p>24.3020107746124</text:p>
              </table:table-cell>
              <table:table-cell office:value-type="float" office:value="79200.6904687342">
                <text:p>79200.69046873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3930554389954">
                <text:p>24.3930554389954</text:p>
              </table:table-cell>
              <table:table-cell office:value-type="float" office:value="79169.9332284108">
                <text:p>79169.93322841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4841034412384">
                <text:p>24.4841034412384</text:p>
              </table:table-cell>
              <table:table-cell office:value-type="float" office:value="78200.5076947652">
                <text:p>78200.50769476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5760974884033">
                <text:p>24.5760974884033</text:p>
              </table:table-cell>
              <table:table-cell office:value-type="float" office:value="76352.7664720319">
                <text:p>76352.76647203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6672751903534">
                <text:p>24.6672751903534</text:p>
              </table:table-cell>
              <table:table-cell office:value-type="float" office:value="75895.7492018084">
                <text:p>75895.74920180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7594938278198">
                <text:p>24.7594938278198</text:p>
              </table:table-cell>
              <table:table-cell office:value-type="float" office:value="73911.3067299563">
                <text:p>73911.30672995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8506410121918">
                <text:p>24.8506410121918</text:p>
              </table:table-cell>
              <table:table-cell office:value-type="float" office:value="73639.1370314858">
                <text:p>73639.13703148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9433188438415">
                <text:p>24.9433188438415</text:p>
              </table:table-cell>
              <table:table-cell office:value-type="float" office:value="71214.441280205">
                <text:p>71214.4412802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0345561504364">
                <text:p>25.0345561504364</text:p>
              </table:table-cell>
              <table:table-cell office:value-type="float" office:value="71111.2618526852">
                <text:p>71111.26185268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1253926753998">
                <text:p>25.1253926753998</text:p>
              </table:table-cell>
              <table:table-cell office:value-type="float" office:value="70192.0290606726">
                <text:p>70192.02906067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2172880172729">
                <text:p>25.2172880172729</text:p>
              </table:table-cell>
              <table:table-cell office:value-type="float" office:value="68164.4996614233">
                <text:p>68164.49966142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3081884384155">
                <text:p>25.3081884384155</text:p>
              </table:table-cell>
              <table:table-cell office:value-type="float" office:value="67678.4543203659">
                <text:p>67678.45432036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4003114700317">
                <text:p>25.4003114700317</text:p>
              </table:table-cell>
              <table:table-cell office:value-type="float" office:value="65477.6541129216">
                <text:p>65477.65411292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4915595054626">
                <text:p>25.4915595054626</text:p>
              </table:table-cell>
              <table:table-cell office:value-type="float" office:value="64878.1091235936">
                <text:p>64878.10912359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5829374790192">
                <text:p>25.5829374790192</text:p>
              </table:table-cell>
              <table:table-cell office:value-type="float" office:value="63560.1751050834">
                <text:p>63560.17510508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6739690303802">
                <text:p>25.6739690303802</text:p>
              </table:table-cell>
              <table:table-cell office:value-type="float" office:value="62571.7118387487">
                <text:p>62571.71183874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7652201652527">
                <text:p>25.7652201652527</text:p>
              </table:table-cell>
              <table:table-cell office:value-type="float" office:value="61193.7594837159">
                <text:p>61193.75948371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8574254512787">
                <text:p>25.8574254512787</text:p>
              </table:table-cell>
              <table:table-cell office:value-type="float" office:value="59345.8383552647">
                <text:p>59345.83835526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9481892585754">
                <text:p>25.9481892585754</text:p>
              </table:table-cell>
              <table:table-cell office:value-type="float" office:value="59142.5168233554">
                <text:p>59142.51682335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0401566028595">
                <text:p>26.0401566028595</text:p>
              </table:table-cell>
              <table:table-cell office:value-type="float" office:value="57237.7080253747">
                <text:p>57237.70802537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1309382915497">
                <text:p>26.1309382915497</text:p>
              </table:table-cell>
              <table:table-cell office:value-type="float" office:value="56839.6564819338">
                <text:p>56839.65648193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2228014469147">
                <text:p>26.2228014469147</text:p>
              </table:table-cell>
              <table:table-cell office:value-type="float" office:value="55125.4741890777">
                <text:p>55125.47418907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3137979507446">
                <text:p>26.3137979507446</text:p>
              </table:table-cell>
              <table:table-cell office:value-type="float" office:value="54683.4195882798">
                <text:p>54683.41958827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404620885849">
                <text:p>26.404620885849</text:p>
              </table:table-cell>
              <table:table-cell office:value-type="float" office:value="53819.0050165512">
                <text:p>53819.0050165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4964122772217">
                <text:p>26.4964122772217</text:p>
              </table:table-cell>
              <table:table-cell office:value-type="float" office:value="52292.4854740637">
                <text:p>52292.48547406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5872702598572">
                <text:p>26.5872702598572</text:p>
              </table:table-cell>
              <table:table-cell office:value-type="float" office:value="52037.2548768519">
                <text:p>52037.25487685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6800110340118">
                <text:p>26.6800110340118</text:p>
              </table:table-cell>
              <table:table-cell office:value-type="float" office:value="50204.4547550921">
                <text:p>50204.45475509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771201133728">
                <text:p>26.771201133728</text:p>
              </table:table-cell>
              <table:table-cell office:value-type="float" office:value="50268.6148415992">
                <text:p>50268.61484159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8630623817444">
                <text:p>26.8630623817444</text:p>
              </table:table-cell>
              <table:table-cell office:value-type="float" office:value="49291.7317996128">
                <text:p>49291.7317996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9540655612946">
                <text:p>26.9540655612946</text:p>
              </table:table-cell>
              <table:table-cell office:value-type="float" office:value="49141.140145928">
                <text:p>49141.1401459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0445754528046">
                <text:p>27.0445754528046</text:p>
              </table:table-cell>
              <table:table-cell office:value-type="float" office:value="48878.6355412959">
                <text:p>48878.63554129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1363914012909">
                <text:p>27.1363914012909</text:p>
              </table:table-cell>
              <table:table-cell office:value-type="float" office:value="47747.6960405501">
                <text:p>47747.69604055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.2271165847778">
                <text:p>27.2271165847778</text:p>
              </table:table-cell>
              <table:table-cell office:value-type="float" office:value="47969.0404883728">
                <text:p>47969.0404883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.3188405036926">
                <text:p>27.3188405036926</text:p>
              </table:table-cell>
              <table:table-cell office:value-type="float" office:value="47185.0750731705">
                <text:p>47185.07507317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4097647666931">
                <text:p>27.4097647666931</text:p>
              </table:table-cell>
              <table:table-cell office:value-type="float" office:value="47424.0852518853">
                <text:p>47424.08525188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5020236968994">
                <text:p>27.5020236968994</text:p>
              </table:table-cell>
              <table:table-cell office:value-type="float" office:value="46564.5980328818">
                <text:p>46564.59803288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5929682254791">
                <text:p>27.5929682254791</text:p>
              </table:table-cell>
              <table:table-cell office:value-type="float" office:value="47237.5861098076">
                <text:p>47237.58610980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6837477684021">
                <text:p>27.6837477684021</text:p>
              </table:table-cell>
              <table:table-cell office:value-type="float" office:value="47323.4372158621">
                <text:p>47323.43721586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7754435539246">
                <text:p>27.7754435539246</text:p>
              </table:table-cell>
              <table:table-cell office:value-type="float" office:value="46937.8169942798">
                <text:p>46937.81699427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8665058612823">
                <text:p>27.8665058612823</text:p>
              </table:table-cell>
              <table:table-cell office:value-type="float" office:value="47440.0454518083">
                <text:p>47440.04545180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.9585449695587">
                <text:p>27.9585449695587</text:p>
              </table:table-cell>
              <table:table-cell office:value-type="float" office:value="47197.3281939695">
                <text:p>47197.32819396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.0495357513428">
                <text:p>28.0495357513428</text:p>
              </table:table-cell>
              <table:table-cell office:value-type="float" office:value="48092.7838424915">
                <text:p>48092.78384249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.1412796974182">
                <text:p>28.1412796974182</text:p>
              </table:table-cell>
              <table:table-cell office:value-type="float" office:value="48133.9662059968">
                <text:p>48133.96620599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.2318727970123">
                <text:p>28.2318727970123</text:p>
              </table:table-cell>
              <table:table-cell office:value-type="float" office:value="49275.2761523784">
                <text:p>49275.27615237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.3226296901703">
                <text:p>28.3226296901703</text:p>
              </table:table-cell>
              <table:table-cell office:value-type="float" office:value="49715.2320116008">
                <text:p>49715.23201160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.4151434898376">
                <text:p>28.4151434898376</text:p>
              </table:table-cell>
              <table:table-cell office:value-type="float" office:value="49462.891119524">
                <text:p>49462.8911195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.5061328411102">
                <text:p>28.5061328411102</text:p>
              </table:table-cell>
              <table:table-cell office:value-type="float" office:value="50994.9783694977">
                <text:p>50994.97836949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5980985164642">
                <text:p>28.5980985164642</text:p>
              </table:table-cell>
              <table:table-cell office:value-type="float" office:value="51236.5073367001">
                <text:p>51236.50733670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6888990402222">
                <text:p>28.6888990402222</text:p>
              </table:table-cell>
              <table:table-cell office:value-type="float" office:value="52686.9207577886">
                <text:p>52686.92075778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7806341648102">
                <text:p>28.7806341648102</text:p>
              </table:table-cell>
              <table:table-cell office:value-type="float" office:value="53022.2204618403">
                <text:p>53022.22046184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8713026046753">
                <text:p>28.8713026046753</text:p>
              </table:table-cell>
              <table:table-cell office:value-type="float" office:value="54616.5789040498">
                <text:p>54616.57890404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9624955654144">
                <text:p>28.9624955654144</text:p>
              </table:table-cell>
              <table:table-cell office:value-type="float" office:value="55267.4237040872">
                <text:p>55267.42370408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.0550603866577">
                <text:p>29.0550603866577</text:p>
              </table:table-cell>
              <table:table-cell office:value-type="float" office:value="55571.8677020953">
                <text:p>55571.86770209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.1460161209106">
                <text:p>29.1460161209106</text:p>
              </table:table-cell>
              <table:table-cell office:value-type="float" office:value="57610.4414200935">
                <text:p>57610.44142009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237649679184">
                <text:p>29.237649679184</text:p>
              </table:table-cell>
              <table:table-cell office:value-type="float" office:value="58319.2457075655">
                <text:p>58319.24570756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329142332077">
                <text:p>29.329142332077</text:p>
              </table:table-cell>
              <table:table-cell office:value-type="float" office:value="59545.764908221">
                <text:p>59545.7649082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420930147171">
                <text:p>29.420930147171</text:p>
              </table:table-cell>
              <table:table-cell office:value-type="float" office:value="60574.4890463549">
                <text:p>60574.48904635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.5118684768677">
                <text:p>29.5118684768677</text:p>
              </table:table-cell>
              <table:table-cell office:value-type="float" office:value="62283.9678152602">
                <text:p>62283.9678152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6031899452209">
                <text:p>29.6031899452209</text:p>
              </table:table-cell>
              <table:table-cell office:value-type="float" office:value="63249.0925097251">
                <text:p>63249.09250972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6953070163727">
                <text:p>29.6953070163727</text:p>
              </table:table-cell>
              <table:table-cell office:value-type="float" office:value="64005.5087106301">
                <text:p>64005.50871063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7864739894867">
                <text:p>29.7864739894867</text:p>
              </table:table-cell>
              <table:table-cell office:value-type="float" office:value="65901.0581878854">
                <text:p>65901.05818788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8792729377747">
                <text:p>29.8792729377747</text:p>
              </table:table-cell>
              <table:table-cell office:value-type="float" office:value="66035.2311427522">
                <text:p>66035.23114275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9706904888153">
                <text:p>29.9706904888153</text:p>
              </table:table-cell>
              <table:table-cell office:value-type="float" office:value="68258.2275391007">
                <text:p>68258.22753910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.0630116462708">
                <text:p>30.0630116462708</text:p>
              </table:table-cell>
              <table:table-cell office:value-type="float" office:value="68803.296828959">
                <text:p>68803.2968289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.1541185379028">
                <text:p>30.1541185379028</text:p>
              </table:table-cell>
              <table:table-cell office:value-type="float" office:value="70949.6272368042">
                <text:p>70949.62723680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.2465651035309">
                <text:p>30.2465651035309</text:p>
              </table:table-cell>
              <table:table-cell office:value-type="float" office:value="71219.5196789676">
                <text:p>71219.51967896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.3390147686005">
                <text:p>30.3390147686005</text:p>
              </table:table-cell>
              <table:table-cell office:value-type="float" office:value="72342.0684646768">
                <text:p>72342.06846467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.4298071861267">
                <text:p>30.4298071861267</text:p>
              </table:table-cell>
              <table:table-cell office:value-type="float" office:value="74896.1222233601">
                <text:p>74896.12222336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.5220365524292">
                <text:p>30.5220365524292</text:p>
              </table:table-cell>
              <table:table-cell office:value-type="float" office:value="74856.851746726">
                <text:p>74856.8517467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.6132659912109">
                <text:p>30.6132659912109</text:p>
              </table:table-cell>
              <table:table-cell office:value-type="float" office:value="76729.6181306907">
                <text:p>76729.61813069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7057147026062">
                <text:p>30.7057147026062</text:p>
              </table:table-cell>
              <table:table-cell office:value-type="float" office:value="76842.6070280948">
                <text:p>76842.60702809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.7968039512634">
                <text:p>30.7968039512634</text:p>
              </table:table-cell>
              <table:table-cell office:value-type="float" office:value="78955.5310425697">
                <text:p>78955.53104256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.8884222507477">
                <text:p>30.8884222507477</text:p>
              </table:table-cell>
              <table:table-cell office:value-type="float" office:value="79460.1083078525">
                <text:p>79460.10830785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.9807720184326">
                <text:p>30.9807720184326</text:p>
              </table:table-cell>
              <table:table-cell office:value-type="float" office:value="79783.6332965873">
                <text:p>79783.63329658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.0718657970428">
                <text:p>31.0718657970428</text:p>
              </table:table-cell>
              <table:table-cell office:value-type="float" office:value="81761.8954184388">
                <text:p>81761.89541843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.1641829013824">
                <text:p>31.1641829013824</text:p>
              </table:table-cell>
              <table:table-cell office:value-type="float" office:value="81458.3608725071">
                <text:p>81458.36087250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.2554895877838">
                <text:p>31.2554895877838</text:p>
              </table:table-cell>
              <table:table-cell office:value-type="float" office:value="83060.7297110986">
                <text:p>83060.72971109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.3483064174652">
                <text:p>31.3483064174652</text:p>
              </table:table-cell>
              <table:table-cell office:value-type="float" office:value="82398.8497156449">
                <text:p>82398.84971564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.4394402503967">
                <text:p>31.4394402503967</text:p>
              </table:table-cell>
              <table:table-cell office:value-type="float" office:value="84535.0157255986">
                <text:p>84535.01572559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.5310645103455">
                <text:p>31.5310645103455</text:p>
              </table:table-cell>
              <table:table-cell office:value-type="float" office:value="84606.4132396565">
                <text:p>84606.41323965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.6241784095764">
                <text:p>31.6241784095764</text:p>
              </table:table-cell>
              <table:table-cell office:value-type="float" office:value="83682.4584122822">
                <text:p>83682.45841228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.7157046794891">
                <text:p>31.7157046794891</text:p>
              </table:table-cell>
              <table:table-cell office:value-type="float" office:value="85483.6541187687">
                <text:p>85483.65411876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.8081233501434">
                <text:p>31.8081233501434</text:p>
              </table:table-cell>
              <table:table-cell office:value-type="float" office:value="85004.4687332315">
                <text:p>85004.46873323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.9000186920166">
                <text:p>31.9000186920166</text:p>
              </table:table-cell>
              <table:table-cell office:value-type="float" office:value="85662.6662411756">
                <text:p>85662.66624117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.9931945800781">
                <text:p>31.9931945800781</text:p>
              </table:table-cell>
              <table:table-cell office:value-type="float" office:value="84657.0949212913">
                <text:p>84657.09492129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.0851538181305">
                <text:p>32.0851538181305</text:p>
              </table:table-cell>
              <table:table-cell office:value-type="float" office:value="85777.1352510338">
                <text:p>85777.13525103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.1767556667328">
                <text:p>32.1767556667328</text:p>
              </table:table-cell>
              <table:table-cell office:value-type="float" office:value="86111.7992743476">
                <text:p>86111.79927434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.2690930366516">
                <text:p>32.2690930366516</text:p>
              </table:table-cell>
              <table:table-cell office:value-type="float" office:value="85339.229468281">
                <text:p>85339.2294682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3607017993927">
                <text:p>32.3607017993927</text:p>
              </table:table-cell>
              <table:table-cell office:value-type="float" office:value="85843.3163454657">
                <text:p>85843.31634546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.4535586833954">
                <text:p>32.4535586833954</text:p>
              </table:table-cell>
              <table:table-cell office:value-type="float" office:value="84431.0045959894">
                <text:p>84431.00459598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.5446162223816">
                <text:p>32.5446162223816</text:p>
              </table:table-cell>
              <table:table-cell office:value-type="float" office:value="85747.9796503484">
                <text:p>85747.9796503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636572599411">
                <text:p>32.636572599411</text:p>
              </table:table-cell>
              <table:table-cell office:value-type="float" office:value="84474.8374276951">
                <text:p>84474.83742769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.7278845310211">
                <text:p>32.7278845310211</text:p>
              </table:table-cell>
              <table:table-cell office:value-type="float" office:value="84545.3585733309">
                <text:p>84545.3585733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.8190298080444">
                <text:p>32.8190298080444</text:p>
              </table:table-cell>
              <table:table-cell office:value-type="float" office:value="84173.3137531357">
                <text:p>84173.31375313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.9115862846375">
                <text:p>32.9115862846375</text:p>
              </table:table-cell>
              <table:table-cell office:value-type="float" office:value="82284.8954534917">
                <text:p>82284.89545349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.0033855438232">
                <text:p>33.0033855438232</text:p>
              </table:table-cell>
              <table:table-cell office:value-type="float" office:value="82266.45908673">
                <text:p>82266.459086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.0958049297333">
                <text:p>33.0958049297333</text:p>
              </table:table-cell>
              <table:table-cell office:value-type="float" office:value="80935.4003637442">
                <text:p>80935.40036374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.1871335506439">
                <text:p>33.1871335506439</text:p>
              </table:table-cell>
              <table:table-cell office:value-type="float" office:value="81026.0784211351">
                <text:p>81026.07842113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.2802886962891">
                <text:p>33.2802886962891</text:p>
              </table:table-cell>
              <table:table-cell office:value-type="float" office:value="78578.5900425111">
                <text:p>78578.5900425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.3711059093475">
                <text:p>33.3711059093475</text:p>
              </table:table-cell>
              <table:table-cell office:value-type="float" office:value="79632.4810732053">
                <text:p>79632.48107320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.4626383781433">
                <text:p>33.4626383781433</text:p>
              </table:table-cell>
              <table:table-cell office:value-type="float" office:value="78048.8070953206">
                <text:p>78048.80709532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.5546312332153">
                <text:p>33.5546312332153</text:p>
              </table:table-cell>
              <table:table-cell office:value-type="float" office:value="76614.6457187583">
                <text:p>76614.64571875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.6459033489227">
                <text:p>33.6459033489227</text:p>
              </table:table-cell>
              <table:table-cell office:value-type="float" office:value="76080.1910439028">
                <text:p>76080.19104390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.7381708621979">
                <text:p>33.7381708621979</text:p>
              </table:table-cell>
              <table:table-cell office:value-type="float" office:value="74132.2677636577">
                <text:p>74132.26776365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.8293647766113">
                <text:p>33.8293647766113</text:p>
              </table:table-cell>
              <table:table-cell office:value-type="float" office:value="73864.577952653">
                <text:p>73864.5779526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.9215912818909">
                <text:p>33.9215912818909</text:p>
              </table:table-cell>
              <table:table-cell office:value-type="float" office:value="71823.1703556638">
                <text:p>71823.17035566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.0128507614136">
                <text:p>34.0128507614136</text:p>
              </table:table-cell>
              <table:table-cell office:value-type="float" office:value="71356.9706298822">
                <text:p>71356.97062988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.1037187576294">
                <text:p>34.1037187576294</text:p>
              </table:table-cell>
              <table:table-cell office:value-type="float" office:value="70519.8779202788">
                <text:p>70519.87792027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.1962201595306">
                <text:p>34.1962201595306</text:p>
              </table:table-cell>
              <table:table-cell office:value-type="float" office:value="67977.3481348217">
                <text:p>67977.34813482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.2869973182678">
                <text:p>34.2869973182678</text:p>
              </table:table-cell>
              <table:table-cell office:value-type="float" office:value="68034.7356748707">
                <text:p>68034.73567487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.3788721561432">
                <text:p>34.3788721561432</text:p>
              </table:table-cell>
              <table:table-cell office:value-type="float" office:value="66002.8375584856">
                <text:p>66002.83755848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.4700086116791">
                <text:p>34.4700086116791</text:p>
              </table:table-cell>
              <table:table-cell office:value-type="float" office:value="65220.8818638916">
                <text:p>65220.88186389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.5618929862976">
                <text:p>34.5618929862976</text:p>
              </table:table-cell>
              <table:table-cell office:value-type="float" office:value="63471.0746436736">
                <text:p>63471.07464367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.6528425216675">
                <text:p>34.6528425216675</text:p>
              </table:table-cell>
              <table:table-cell office:value-type="float" office:value="62892.0200277872">
                <text:p>62892.02002778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.7436804771423">
                <text:p>34.7436804771423</text:p>
              </table:table-cell>
              <table:table-cell office:value-type="float" office:value="61736.3080298791">
                <text:p>61736.30802987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.8355202674866">
                <text:p>34.8355202674866</text:p>
              </table:table-cell>
              <table:table-cell office:value-type="float" office:value="59843.3421875162">
                <text:p>59843.34218751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.9262676239014">
                <text:p>34.9262676239014</text:p>
              </table:table-cell>
              <table:table-cell office:value-type="float" office:value="59417.7088239776">
                <text:p>59417.70882397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.0186505317688">
                <text:p>35.0186505317688</text:p>
              </table:table-cell>
              <table:table-cell office:value-type="float" office:value="57240.0254773125">
                <text:p>57240.0254773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.1092612743378">
                <text:p>35.1092612743378</text:p>
              </table:table-cell>
              <table:table-cell office:value-type="float" office:value="57211.759367871">
                <text:p>57211.7593678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.2012627124786">
                <text:p>35.2012627124786</text:p>
              </table:table-cell>
              <table:table-cell office:value-type="float" office:value="55303.4833239177">
                <text:p>55303.48332391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.2920401096344">
                <text:p>35.2920401096344</text:p>
              </table:table-cell>
              <table:table-cell office:value-type="float" office:value="54991.662643008">
                <text:p>54991.6626430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.3826439380646">
                <text:p>35.3826439380646</text:p>
              </table:table-cell>
              <table:table-cell office:value-type="float" office:value="54125.7481606231">
                <text:p>54125.74816062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.4742577075958">
                <text:p>35.4742577075958</text:p>
              </table:table-cell>
              <table:table-cell office:value-type="float" office:value="52655.8401065956">
                <text:p>52655.84010659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.5648381710052">
                <text:p>35.5648381710052</text:p>
              </table:table-cell>
              <table:table-cell office:value-type="float" office:value="52373.3244613368">
                <text:p>52373.32446133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.6564683914185">
                <text:p>35.6564683914185</text:p>
              </table:table-cell>
              <table:table-cell office:value-type="float" office:value="50987.5451453848">
                <text:p>50987.54514538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.7475514411926">
                <text:p>35.7475514411926</text:p>
              </table:table-cell>
              <table:table-cell office:value-type="float" office:value="50503.3594220349">
                <text:p>50503.35942203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.8395919799805">
                <text:p>35.8395919799805</text:p>
              </table:table-cell>
              <table:table-cell office:value-type="float" office:value="49369.550198681">
                <text:p>49369.5501986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.9307103157043">
                <text:p>35.9307103157043</text:p>
              </table:table-cell>
              <table:table-cell office:value-type="float" office:value="49254.6309625358">
                <text:p>49254.63096253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.0213801860809">
                <text:p>36.0213801860809</text:p>
              </table:table-cell>
              <table:table-cell office:value-type="float" office:value="48968.8579189423">
                <text:p>48968.85791894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.1129305362701">
                <text:p>36.1129305362701</text:p>
              </table:table-cell>
              <table:table-cell office:value-type="float" office:value="48060.9849214823">
                <text:p>48060.98492148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.2036867141724">
                <text:p>36.2036867141724</text:p>
              </table:table-cell>
              <table:table-cell office:value-type="float" office:value="48040.8067062647">
                <text:p>48040.80670626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.2954425811768">
                <text:p>36.2954425811768</text:p>
              </table:table-cell>
              <table:table-cell office:value-type="float" office:value="47255.8337854552">
                <text:p>47255.83378545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.386123418808">
                <text:p>36.386123418808</text:p>
              </table:table-cell>
              <table:table-cell office:value-type="float" office:value="47551.3913704209">
                <text:p>47551.39137042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.4782402515411">
                <text:p>36.4782402515411</text:p>
              </table:table-cell>
              <table:table-cell office:value-type="float" office:value="46636.4275945606">
                <text:p>46636.42759456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.5690066814423">
                <text:p>36.5690066814423</text:p>
              </table:table-cell>
              <table:table-cell office:value-type="float" office:value="47330.2740306066">
                <text:p>47330.27403060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.6598839759827">
                <text:p>36.6598839759827</text:p>
              </table:table-cell>
              <table:table-cell office:value-type="float" office:value="47272.5340441329">
                <text:p>47272.53404413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.751528263092">
                <text:p>36.751528263092</text:p>
              </table:table-cell>
              <table:table-cell office:value-type="float" office:value="46964.1931401931">
                <text:p>46964.19314019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.8419976234436">
                <text:p>36.8419976234436</text:p>
              </table:table-cell>
              <table:table-cell office:value-type="float" office:value="47750.9731826615">
                <text:p>47750.97318266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.9335696697235">
                <text:p>36.9335696697235</text:p>
              </table:table-cell>
              <table:table-cell office:value-type="float" office:value="47350.6946295182">
                <text:p>47350.69462951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.0244970321655">
                <text:p>37.0244970321655</text:p>
              </table:table-cell>
              <table:table-cell office:value-type="float" office:value="48038.3449237893">
                <text:p>48038.34492378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7.1162800788879">
                <text:p>37.1162800788879</text:p>
              </table:table-cell>
              <table:table-cell office:value-type="float" office:value="48026.2985094788">
                <text:p>48026.29850947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.2077348232269">
                <text:p>37.2077348232269</text:p>
              </table:table-cell>
              <table:table-cell office:value-type="float" office:value="48636.0771346415">
                <text:p>48636.07713464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.298588514328">
                <text:p>37.298588514328</text:p>
              </table:table-cell>
              <table:table-cell office:value-type="float" office:value="49486.1567594235">
                <text:p>49486.15675942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.3920772075653">
                <text:p>37.3920772075653</text:p>
              </table:table-cell>
              <table:table-cell office:value-type="float" office:value="48775.951851474">
                <text:p>48775.9518514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.4833288192749">
                <text:p>37.4833288192749</text:p>
              </table:table-cell>
              <table:table-cell office:value-type="float" office:value="50673.0775859141">
                <text:p>50673.07758591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7.5755848884582">
                <text:p>37.5755848884582</text:p>
              </table:table-cell>
              <table:table-cell office:value-type="float" office:value="50815.0850290735">
                <text:p>50815.08502907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.6662580966949">
                <text:p>37.6662580966949</text:p>
              </table:table-cell>
              <table:table-cell office:value-type="float" office:value="52584.4413440579">
                <text:p>52584.44134405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.7576160430908">
                <text:p>37.7576160430908</text:p>
              </table:table-cell>
              <table:table-cell office:value-type="float" office:value="53065.991424463">
                <text:p>53065.9914244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.8487374782562">
                <text:p>37.8487374782562</text:p>
              </table:table-cell>
              <table:table-cell office:value-type="float" office:value="54081.6767323145">
                <text:p>54081.67673231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.9397084712982">
                <text:p>37.9397084712982</text:p>
              </table:table-cell>
              <table:table-cell office:value-type="float" office:value="55226.3950518922">
                <text:p>55226.39505189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.0322949886322">
                <text:p>38.0322949886322</text:p>
              </table:table-cell>
              <table:table-cell office:value-type="float" office:value="55213.2226937497">
                <text:p>55213.22269374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.1232707500458">
                <text:p>38.1232707500458</text:p>
              </table:table-cell>
              <table:table-cell office:value-type="float" office:value="57333.9526809581">
                <text:p>57333.95268095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.2159507274628">
                <text:p>38.2159507274628</text:p>
              </table:table-cell>
              <table:table-cell office:value-type="float" office:value="57401.8266757218">
                <text:p>57401.82667572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.306836605072">
                <text:p>38.306836605072</text:p>
              </table:table-cell>
              <table:table-cell office:value-type="float" office:value="59679.2388727266">
                <text:p>59679.23887272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.3985784053802">
                <text:p>38.3985784053802</text:p>
              </table:table-cell>
              <table:table-cell office:value-type="float" office:value="60256.066279792">
                <text:p>60256.0662797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.4897403717041">
                <text:p>38.4897403717041</text:p>
              </table:table-cell>
              <table:table-cell office:value-type="float" office:value="61867.9064025881">
                <text:p>61867.90640258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.5807774066925">
                <text:p>38.5807774066925</text:p>
              </table:table-cell>
              <table:table-cell office:value-type="float" office:value="63183.0770931052">
                <text:p>63183.07709310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.6724820137024">
                <text:p>38.6724820137024</text:p>
              </table:table-cell>
              <table:table-cell office:value-type="float" office:value="63944.4428279131">
                <text:p>63944.44282791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.7631604671478">
                <text:p>38.7631604671478</text:p>
              </table:table-cell>
              <table:table-cell office:value-type="float" office:value="65903.1972087618">
                <text:p>65903.19720876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.8553111553192">
                <text:p>38.8553111553192</text:p>
              </table:table-cell>
              <table:table-cell office:value-type="float" office:value="66152.5173709212">
                <text:p>66152.51737092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.9467008113861">
                <text:p>38.9467008113861</text:p>
              </table:table-cell>
              <table:table-cell office:value-type="float" office:value="67928.9130430246">
                <text:p>67928.91304302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.0393216609955">
                <text:p>39.0393216609955</text:p>
              </table:table-cell>
              <table:table-cell office:value-type="float" office:value="68321.5499176277">
                <text:p>68321.54991762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9.1305100917816">
                <text:p>39.1305100917816</text:p>
              </table:table-cell>
              <table:table-cell office:value-type="float" office:value="70622.9939969462">
                <text:p>70622.99399694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.221982717514">
                <text:p>39.221982717514</text:p>
              </table:table-cell>
              <table:table-cell office:value-type="float" office:value="71627.9864881771">
                <text:p>71627.98648817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.3142697811127">
                <text:p>39.3142697811127</text:p>
              </table:table-cell>
              <table:table-cell office:value-type="float" office:value="72209.47053839">
                <text:p>72209.470538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9.405668258667">
                <text:p>39.405668258667</text:p>
              </table:table-cell>
              <table:table-cell office:value-type="float" office:value="74049.3734808388">
                <text:p>74049.37348083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.4980664253235">
                <text:p>39.4980664253235</text:p>
              </table:table-cell>
              <table:table-cell office:value-type="float" office:value="74373.770050523">
                <text:p>74373.7700505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.5897397994995">
                <text:p>39.5897397994995</text:p>
              </table:table-cell>
              <table:table-cell office:value-type="float" office:value="76096.2500039011">
                <text:p>76096.25000390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.6820049285889">
                <text:p>39.6820049285889</text:p>
              </table:table-cell>
              <table:table-cell office:value-type="float" office:value="76735.3828025675">
                <text:p>76735.38280256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9.7730441093445">
                <text:p>39.7730441093445</text:p>
              </table:table-cell>
              <table:table-cell office:value-type="float" office:value="78735.3306620994">
                <text:p>78735.33066209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9.8646130561829">
                <text:p>39.8646130561829</text:p>
              </table:table-cell>
              <table:table-cell office:value-type="float" office:value="79240.8371017632">
                <text:p>79240.83710176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.9572746753693">
                <text:p>39.9572746753693</text:p>
              </table:table-cell>
              <table:table-cell office:value-type="float" office:value="79256.1155792729">
                <text:p>79256.11557927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.0486283302307">
                <text:p>40.0486283302307</text:p>
              </table:table-cell>
              <table:table-cell office:value-type="float" office:value="81266.5898398862">
                <text:p>81266.58983988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.14097905159">
                <text:p>40.14097905159</text:p>
              </table:table-cell>
              <table:table-cell office:value-type="float" office:value="81255.4562601492">
                <text:p>81255.45626014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0.2330718040466">
                <text:p>40.2330718040466</text:p>
              </table:table-cell>
              <table:table-cell office:value-type="float" office:value="82178.0194218995">
                <text:p>82178.01942189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.3257524967194">
                <text:p>40.3257524967194</text:p>
              </table:table-cell>
              <table:table-cell office:value-type="float" office:value="82347.2481690424">
                <text:p>82347.24816904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.4172236919403">
                <text:p>40.4172236919403</text:p>
              </table:table-cell>
              <table:table-cell office:value-type="float" office:value="84048.3168655417">
                <text:p>84048.31686554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.5085642337799">
                <text:p>40.5085642337799</text:p>
              </table:table-cell>
              <table:table-cell office:value-type="float" office:value="84694.045428206">
                <text:p>84694.0454282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.6009883880615">
                <text:p>40.6009883880615</text:p>
              </table:table-cell>
              <table:table-cell office:value-type="float" office:value="84220.4081876927">
                <text:p>84220.40818769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.6928927898407">
                <text:p>40.6928927898407</text:p>
              </table:table-cell>
              <table:table-cell office:value-type="float" office:value="85044.8928309229">
                <text:p>85044.89283092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.785665512085">
                <text:p>40.785665512085</text:p>
              </table:table-cell>
              <table:table-cell office:value-type="float" office:value="84593.8311407623">
                <text:p>84593.83114076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.87677693367">
                <text:p>40.87677693367</text:p>
              </table:table-cell>
              <table:table-cell office:value-type="float" office:value="86399.7055808075">
                <text:p>86399.70558080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.9687237739563">
                <text:p>40.9687237739563</text:p>
              </table:table-cell>
              <table:table-cell office:value-type="float" office:value="85788.7011173257">
                <text:p>85788.70111732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.0602312088013">
                <text:p>41.0602312088013</text:p>
              </table:table-cell>
              <table:table-cell office:value-type="float" office:value="86200.6460279826">
                <text:p>86200.64602798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.1519024372101">
                <text:p>41.1519024372101</text:p>
              </table:table-cell>
              <table:table-cell office:value-type="float" office:value="86046.6270269989">
                <text:p>86046.62702699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.2443532943726">
                <text:p>41.2443532943726</text:p>
              </table:table-cell>
              <table:table-cell office:value-type="float" office:value="85234.4720412">
                <text:p>85234.47204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.3356168270111">
                <text:p>41.3356168270111</text:p>
              </table:table-cell>
              <table:table-cell office:value-type="float" office:value="86255.7011810746">
                <text:p>86255.70118107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.4279124736786">
                <text:p>41.4279124736786</text:p>
              </table:table-cell>
              <table:table-cell office:value-type="float" office:value="85031.0960848945">
                <text:p>85031.09608489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.5192248821259">
                <text:p>41.5192248821259</text:p>
              </table:table-cell>
              <table:table-cell office:value-type="float" office:value="85596.2528303463">
                <text:p>85596.25283034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.6118168830872">
                <text:p>41.6118168830872</text:p>
              </table:table-cell>
              <table:table-cell office:value-type="float" office:value="83981.3366086533">
                <text:p>83981.33660865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.7030839920044">
                <text:p>41.7030839920044</text:p>
              </table:table-cell>
              <table:table-cell office:value-type="float" office:value="84762.1897064279">
                <text:p>84762.18970642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.7944626808167">
                <text:p>41.7944626808167</text:p>
              </table:table-cell>
              <table:table-cell office:value-type="float" office:value="84133.4024369244">
                <text:p>84133.40243692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.8867607116699">
                <text:p>41.8867607116699</text:p>
              </table:table-cell>
              <table:table-cell office:value-type="float" office:value="82688.6546705724">
                <text:p>82688.65467057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.9780759811401">
                <text:p>41.9780759811401</text:p>
              </table:table-cell>
              <table:table-cell office:value-type="float" office:value="82877.705381667">
                <text:p>82877.7053816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2.0699830055237">
                <text:p>42.0699830055237</text:p>
              </table:table-cell>
              <table:table-cell office:value-type="float" office:value="81560.6864685099">
                <text:p>81560.68646850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.161479473114">
                <text:p>42.161479473114</text:p>
              </table:table-cell>
              <table:table-cell office:value-type="float" office:value="81139.7444679543">
                <text:p>81139.74446795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.2535905838013">
                <text:p>42.2535905838013</text:p>
              </table:table-cell>
              <table:table-cell office:value-type="float" office:value="79729.7953005368">
                <text:p>79729.79530053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.3448247909546">
                <text:p>42.3448247909546</text:p>
              </table:table-cell>
              <table:table-cell office:value-type="float" office:value="79531.5729308218">
                <text:p>79531.57293082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.4355742931366">
                <text:p>42.4355742931366</text:p>
              </table:table-cell>
              <table:table-cell office:value-type="float" office:value="78986.6591843544">
                <text:p>78986.65918435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.5289466381073">
                <text:p>42.5289466381073</text:p>
              </table:table-cell>
              <table:table-cell office:value-type="float" office:value="75739.7707235364">
                <text:p>75739.77072353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.6204369068146">
                <text:p>42.6204369068146</text:p>
              </table:table-cell>
              <table:table-cell office:value-type="float" office:value="76248.5464144807">
                <text:p>76248.54641448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.7128808498383">
                <text:p>42.7128808498383</text:p>
              </table:table-cell>
              <table:table-cell office:value-type="float" office:value="74336.9416667956">
                <text:p>74336.94166679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.8042824268341">
                <text:p>42.8042824268341</text:p>
              </table:table-cell>
              <table:table-cell office:value-type="float" office:value="74046.8624551995">
                <text:p>74046.86245519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.8963129520416">
                <text:p>42.8963129520416</text:p>
              </table:table-cell>
              <table:table-cell office:value-type="float" office:value="72323.8293489187">
                <text:p>72323.829348918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.9876124858856">
                <text:p>42.9876124858856</text:p>
              </table:table-cell>
              <table:table-cell office:value-type="float" office:value="71676.1600467961">
                <text:p>71676.16004679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.0786929130554">
                <text:p>43.0786929130554</text:p>
              </table:table-cell>
              <table:table-cell office:value-type="float" office:value="70618.904630398">
                <text:p>70618.9046303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.1711740493774">
                <text:p>43.1711740493774</text:p>
              </table:table-cell>
              <table:table-cell office:value-type="float" office:value="68338.2606588398">
                <text:p>68338.26065883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3.2623488903046">
                <text:p>43.2623488903046</text:p>
              </table:table-cell>
              <table:table-cell office:value-type="float" office:value="68088.9589372802">
                <text:p>68088.95893728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.3542482852936">
                <text:p>43.3542482852936</text:p>
              </table:table-cell>
              <table:table-cell office:value-type="float" office:value="66246.3556014466">
                <text:p>66246.35560144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3.4454846382141">
                <text:p>43.4454846382141</text:p>
              </table:table-cell>
              <table:table-cell office:value-type="float" office:value="65500.2069756685">
                <text:p>65500.20697566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3.537056684494">
                <text:p>43.537056684494</text:p>
              </table:table-cell>
              <table:table-cell office:value-type="float" office:value="64037.0095266363">
                <text:p>64037.00952663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.6279373168945">
                <text:p>43.6279373168945</text:p>
              </table:table-cell>
              <table:table-cell office:value-type="float" office:value="63291.8130966654">
                <text:p>63291.81309666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.719019651413">
                <text:p>43.719019651413</text:p>
              </table:table-cell>
              <table:table-cell office:value-type="float" office:value="61921.9965081002">
                <text:p>61921.99650810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.8107309341431">
                <text:p>43.8107309341431</text:p>
              </table:table-cell>
              <table:table-cell office:value-type="float" office:value="60276.1169121183">
                <text:p>60276.11691211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.9018888473511">
                <text:p>43.9018888473511</text:p>
              </table:table-cell>
              <table:table-cell office:value-type="float" office:value="59413.3828803381">
                <text:p>59413.38288033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.9947724342346">
                <text:p>43.9947724342346</text:p>
              </table:table-cell>
              <table:table-cell office:value-type="float" office:value="57189.8672115242">
                <text:p>57189.86721152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4.0854206085205">
                <text:p>44.0854206085205</text:p>
              </table:table-cell>
              <table:table-cell office:value-type="float" office:value="57452.8945676817">
                <text:p>57452.89456768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.1771836280823">
                <text:p>44.1771836280823</text:p>
              </table:table-cell>
              <table:table-cell office:value-type="float" office:value="55708.7160428391">
                <text:p>55708.71604283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.2677299976349">
                <text:p>44.2677299976349</text:p>
              </table:table-cell>
              <table:table-cell office:value-type="float" office:value="55397.0305467127">
                <text:p>55397.03054671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.3585720062256">
                <text:p>44.3585720062256</text:p>
              </table:table-cell>
              <table:table-cell office:value-type="float" office:value="54248.0299197678">
                <text:p>54248.02991976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.450211763382">
                <text:p>44.450211763382</text:p>
              </table:table-cell>
              <table:table-cell office:value-type="float" office:value="52902.8027838123">
                <text:p>52902.80278381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4.5405352115631">
                <text:p>44.5405352115631</text:p>
              </table:table-cell>
              <table:table-cell office:value-type="float" office:value="52788.0644064575">
                <text:p>52788.06440645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.6324729919434">
                <text:p>44.6324729919434</text:p>
              </table:table-cell>
              <table:table-cell office:value-type="float" office:value="50991.0069680899">
                <text:p>50991.00696808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4.7235498428345">
                <text:p>44.7235498428345</text:p>
              </table:table-cell>
              <table:table-cell office:value-type="float" office:value="50770.3105098376">
                <text:p>50770.31050983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4.8156640529633">
                <text:p>44.8156640529633</text:p>
              </table:table-cell>
              <table:table-cell office:value-type="float" office:value="49503.762705284">
                <text:p>49503.7627052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.9063076972961">
                <text:p>44.9063076972961</text:p>
              </table:table-cell>
              <table:table-cell office:value-type="float" office:value="49689.087780487">
                <text:p>49689.0877804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4.9972991943359">
                <text:p>44.9972991943359</text:p>
              </table:table-cell>
              <table:table-cell office:value-type="float" office:value="48883.6885281124">
                <text:p>48883.68852811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.0888752937317">
                <text:p>45.0888752937317</text:p>
              </table:table-cell>
              <table:table-cell office:value-type="float" office:value="48134.8302568615">
                <text:p>48134.83025686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.1792936325073">
                <text:p>45.1792936325073</text:p>
              </table:table-cell>
              <table:table-cell office:value-type="float" office:value="48308.7840270856">
                <text:p>48308.78402708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5.271199464798">
                <text:p>45.271199464798</text:p>
              </table:table-cell>
              <table:table-cell office:value-type="float" office:value="47265.7707539412">
                <text:p>47265.77075394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5.3621821403503">
                <text:p>45.3621821403503</text:p>
              </table:table-cell>
              <table:table-cell office:value-type="float" office:value="47481.5669441758">
                <text:p>47481.56694417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.4536793231964">
                <text:p>45.4536793231964</text:p>
              </table:table-cell>
              <table:table-cell office:value-type="float" office:value="47039.6996510904">
                <text:p>47039.69965109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.5442545413971">
                <text:p>45.5442545413971</text:p>
              </table:table-cell>
              <table:table-cell office:value-type="float" office:value="47430.1921137141">
                <text:p>47430.19211371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.6350023746491">
                <text:p>45.6350023746491</text:p>
              </table:table-cell>
              <table:table-cell office:value-type="float" office:value="47339.9732649544">
                <text:p>47339.97326495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5.7270412445068">
                <text:p>45.7270412445068</text:p>
              </table:table-cell>
              <table:table-cell office:value-type="float" office:value="46675.9316649354">
                <text:p>46675.93166493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5.8177950382233">
                <text:p>45.8177950382233</text:p>
              </table:table-cell>
              <table:table-cell office:value-type="float" office:value="47513.1652729943">
                <text:p>47513.16527299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5.9097676277161">
                <text:p>45.9097676277161</text:p>
              </table:table-cell>
              <table:table-cell office:value-type="float" office:value="47144.4810232242">
                <text:p>47144.48102322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6.0004374980927">
                <text:p>46.0004374980927</text:p>
              </table:table-cell>
              <table:table-cell office:value-type="float" office:value="48086.536154637">
                <text:p>48086.5361546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6.0919649600983">
                <text:p>46.0919649600983</text:p>
              </table:table-cell>
              <table:table-cell office:value-type="float" office:value="47985.5980244547">
                <text:p>47985.59802445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6.1831407546997">
                <text:p>46.1831407546997</text:p>
              </table:table-cell>
              <table:table-cell office:value-type="float" office:value="48697.1352364815">
                <text:p>48697.13523648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.2736279964447">
                <text:p>46.2736279964447</text:p>
              </table:table-cell>
              <table:table-cell office:value-type="float" office:value="49598.1523301127">
                <text:p>49598.15233011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6.3653836250305">
                <text:p>46.3653836250305</text:p>
              </table:table-cell>
              <table:table-cell office:value-type="float" office:value="49522.847481233">
                <text:p>49522.8474812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6.456344127655">
                <text:p>46.456344127655</text:p>
              </table:table-cell>
              <table:table-cell office:value-type="float" office:value="50571.4004130888">
                <text:p>50571.40041308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6.5486688613892">
                <text:p>46.5486688613892</text:p>
              </table:table-cell>
              <table:table-cell office:value-type="float" office:value="50603.9910545969">
                <text:p>50603.99105459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6.6396958827972">
                <text:p>46.6396958827972</text:p>
              </table:table-cell>
              <table:table-cell office:value-type="float" office:value="52116.3927657513">
                <text:p>52116.39276575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6.7315208911896">
                <text:p>46.7315208911896</text:p>
              </table:table-cell>
              <table:table-cell office:value-type="float" office:value="52534.707967451">
                <text:p>52534.7079674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6.8219788074493">
                <text:p>46.8219788074493</text:p>
              </table:table-cell>
              <table:table-cell office:value-type="float" office:value="54213.0551174461">
                <text:p>54213.05511744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6.915580034256">
                <text:p>46.915580034256</text:p>
              </table:table-cell>
              <table:table-cell office:value-type="float" office:value="53332.6343073725">
                <text:p>53332.63430737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.0217885971069">
                <text:p>47.0217885971069</text:p>
              </table:table-cell>
              <table:table-cell office:value-type="float" office:value="48056.3888917573">
                <text:p>48056.38889175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7.1129217147827">
                <text:p>47.1129217147827</text:p>
              </table:table-cell>
              <table:table-cell office:value-type="float" office:value="57059.3888656342">
                <text:p>57059.38886563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7.2050137519836">
                <text:p>47.2050137519836</text:p>
              </table:table-cell>
              <table:table-cell office:value-type="float" office:value="57594.556068161">
                <text:p>57594.5560681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7.2963027954102">
                <text:p>47.2963027954102</text:p>
              </table:table-cell>
              <table:table-cell office:value-type="float" office:value="59240.4060444927">
                <text:p>59240.40604449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7.3887689113617">
                <text:p>47.3887689113617</text:p>
              </table:table-cell>
              <table:table-cell office:value-type="float" office:value="59697.5437239416">
                <text:p>59697.54372394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7.4801273345947">
                <text:p>47.4801273345947</text:p>
              </table:table-cell>
              <table:table-cell office:value-type="float" office:value="61647.2986364289">
                <text:p>61647.29863642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7.5715613365173">
                <text:p>47.5715613365173</text:p>
              </table:table-cell>
              <table:table-cell office:value-type="float" office:value="62821.2686661347">
                <text:p>62821.26866613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7.6637785434723">
                <text:p>47.6637785434723</text:p>
              </table:table-cell>
              <table:table-cell office:value-type="float" office:value="63502.2485864313">
                <text:p>63502.24858643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7.7554931640625">
                <text:p>47.7554931640625</text:p>
              </table:table-cell>
              <table:table-cell office:value-type="float" office:value="65071.4134954079">
                <text:p>65071.41349540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7.8479824066162">
                <text:p>47.8479824066162</text:p>
              </table:table-cell>
              <table:table-cell office:value-type="float" office:value="65823.8713163267">
                <text:p>65823.87131632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7.9396111965179">
                <text:p>47.9396111965179</text:p>
              </table:table-cell>
              <table:table-cell office:value-type="float" office:value="67664.322607001">
                <text:p>67664.3226070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8.0322678089142">
                <text:p>48.0322678089142</text:p>
              </table:table-cell>
              <table:table-cell office:value-type="float" office:value="68208.8394616988">
                <text:p>68208.83946169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8.1237072944641">
                <text:p>48.1237072944641</text:p>
              </table:table-cell>
              <table:table-cell office:value-type="float" office:value="70341.6030975816">
                <text:p>70341.60309758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8.2149889469147">
                <text:p>48.2149889469147</text:p>
              </table:table-cell>
              <table:table-cell office:value-type="float" office:value="71690.2008708076">
                <text:p>71690.200870807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8.3078587055206">
                <text:p>48.3078587055206</text:p>
              </table:table-cell>
              <table:table-cell office:value-type="float" office:value="71670.2627411918">
                <text:p>71670.26274119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8.3994717597961">
                <text:p>48.3994717597961</text:p>
              </table:table-cell>
              <table:table-cell office:value-type="float" office:value="73788.6107330327">
                <text:p>73788.61073303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8.491925239563">
                <text:p>48.491925239563</text:p>
              </table:table-cell>
              <table:table-cell office:value-type="float" office:value="74329.2736772071">
                <text:p>74329.27367720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8.5835945606232">
                <text:p>48.5835945606232</text:p>
              </table:table-cell>
              <table:table-cell office:value-type="float" office:value="76012.3443635579">
                <text:p>76012.34436355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8.6756770610809">
                <text:p>48.6756770610809</text:p>
              </table:table-cell>
              <table:table-cell office:value-type="float" office:value="76800.6946471201">
                <text:p>76800.69464712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8.7670698165894">
                <text:p>48.7670698165894</text:p>
              </table:table-cell>
              <table:table-cell office:value-type="float" office:value="78343.1898969293">
                <text:p>78343.18989692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8.8589127063751">
                <text:p>48.8589127063751</text:p>
              </table:table-cell>
              <table:table-cell office:value-type="float" office:value="79004.4827305129">
                <text:p>79004.482730512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8.951117515564">
                <text:p>48.951117515564</text:p>
              </table:table-cell>
              <table:table-cell office:value-type="float" office:value="79648.7739046117">
                <text:p>79648.77390461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.0425901412964">
                <text:p>49.0425901412964</text:p>
              </table:table-cell>
              <table:table-cell office:value-type="float" office:value="81160.8931148088">
                <text:p>81160.89311480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9.1361556053162">
                <text:p>49.1361556053162</text:p>
              </table:table-cell>
              <table:table-cell office:value-type="float" office:value="80115.0304605521">
                <text:p>80115.03046055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9.2278392314911">
                <text:p>49.2278392314911</text:p>
              </table:table-cell>
              <table:table-cell office:value-type="float" office:value="82544.7281672817">
                <text:p>82544.72816728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9.3202743530273">
                <text:p>49.3202743530273</text:p>
              </table:table-cell>
              <table:table-cell office:value-type="float" office:value="82566.01898886">
                <text:p>82566.018988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9.4117486476898">
                <text:p>49.4117486476898</text:p>
              </table:table-cell>
              <table:table-cell office:value-type="float" office:value="84045.4690398805">
                <text:p>84045.46903988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9.5036897659302">
                <text:p>49.5036897659302</text:p>
              </table:table-cell>
              <table:table-cell office:value-type="float" office:value="84140.8082483423">
                <text:p>84140.80824834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9.5964698791504">
                <text:p>49.5964698791504</text:p>
              </table:table-cell>
              <table:table-cell office:value-type="float" office:value="83897.289298673">
                <text:p>83897.2892986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9.6877138614655">
                <text:p>49.6877138614655</text:p>
              </table:table-cell>
              <table:table-cell office:value-type="float" office:value="85660.4435897101">
                <text:p>85660.44358971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9.7800116539001">
                <text:p>49.7800116539001</text:p>
              </table:table-cell>
              <table:table-cell office:value-type="float" office:value="85029.1192560542">
                <text:p>85029.11925605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9.8713202476502">
                <text:p>49.8713202476502</text:p>
              </table:table-cell>
              <table:table-cell office:value-type="float" office:value="86213.1336898396">
                <text:p>86213.13368983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9.964257478714">
                <text:p>49.964257478714</text:p>
              </table:table-cell>
              <table:table-cell office:value-type="float" office:value="84788.4094436478">
                <text:p>84788.40944364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0.0557854175568">
                <text:p>50.0557854175568</text:p>
              </table:table-cell>
              <table:table-cell office:value-type="float" office:value="86181.3354450164">
                <text:p>86181.33544501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0.1469223499298">
                <text:p>50.1469223499298</text:p>
              </table:table-cell>
              <table:table-cell office:value-type="float" office:value="86551.0808254154">
                <text:p>86551.08082541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.2392542362213">
                <text:p>50.2392542362213</text:p>
              </table:table-cell>
              <table:table-cell office:value-type="float" office:value="85344.2977989403">
                <text:p>85344.29779894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0.3304407596588">
                <text:p>50.3304407596588</text:p>
              </table:table-cell>
              <table:table-cell office:value-type="float" office:value="86328.546184739">
                <text:p>86328.5461847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0.4228224754334">
                <text:p>50.4228224754334</text:p>
              </table:table-cell>
              <table:table-cell office:value-type="float" office:value="84951.8753164704">
                <text:p>84951.87531647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0.5139298439026">
                <text:p>50.5139298439026</text:p>
              </table:table-cell>
              <table:table-cell office:value-type="float" office:value="85788.889870516">
                <text:p>85788.8898705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0.6069602966309">
                <text:p>50.6069602966309</text:p>
              </table:table-cell>
              <table:table-cell office:value-type="float" office:value="83671.5265993163">
                <text:p>83671.52659931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0.6988697052002">
                <text:p>50.6988697052002</text:p>
              </table:table-cell>
              <table:table-cell office:value-type="float" office:value="84169.8376740615">
                <text:p>84169.83767406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0.7903039455414">
                <text:p>50.7903039455414</text:p>
              </table:table-cell>
              <table:table-cell office:value-type="float" office:value="84082.2865844596">
                <text:p>84082.28658445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0.8825929164887">
                <text:p>50.8825929164887</text:p>
              </table:table-cell>
              <table:table-cell office:value-type="float" office:value="82696.7721241681">
                <text:p>82696.772124168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0.9739191532135">
                <text:p>50.9739191532135</text:p>
              </table:table-cell>
              <table:table-cell office:value-type="float" office:value="82867.7527006918">
                <text:p>82867.75270069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.0662996768951">
                <text:p>51.0662996768951</text:p>
              </table:table-cell>
              <table:table-cell office:value-type="float" office:value="81229.2429285213">
                <text:p>81229.24292852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1.1577005386353">
                <text:p>51.1577005386353</text:p>
              </table:table-cell>
              <table:table-cell office:value-type="float" office:value="81224.6171278919">
                <text:p>81224.61712789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1.2499165534973">
                <text:p>51.2499165534973</text:p>
              </table:table-cell>
              <table:table-cell office:value-type="float" office:value="79639.0953456986">
                <text:p>79639.09534569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1.3415024280548">
                <text:p>51.3415024280548</text:p>
              </table:table-cell>
              <table:table-cell office:value-type="float" office:value="79313.5408172563">
                <text:p>79313.54081725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1.4330027103424">
                <text:p>51.4330027103424</text:p>
              </table:table-cell>
              <table:table-cell office:value-type="float" office:value="78338.5561311168">
                <text:p>78338.55613111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1.5256195068359">
                <text:p>51.5256195068359</text:p>
              </table:table-cell>
              <table:table-cell office:value-type="float" office:value="76357.6399502655">
                <text:p>76357.63995026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1.6168282032013">
                <text:p>51.6168282032013</text:p>
              </table:table-cell>
              <table:table-cell office:value-type="float" office:value="76483.9349534841">
                <text:p>76483.93495348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1.7089858055115">
                <text:p>51.7089858055115</text:p>
              </table:table-cell>
              <table:table-cell office:value-type="float" office:value="74567.9122257378">
                <text:p>74567.912225737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.8003430366516">
                <text:p>51.8003430366516</text:p>
              </table:table-cell>
              <table:table-cell office:value-type="float" office:value="74082.8056579153">
                <text:p>74082.80565791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1.8925142288208">
                <text:p>51.8925142288208</text:p>
              </table:table-cell>
              <table:table-cell office:value-type="float" office:value="72300.2474327072">
                <text:p>72300.24743270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1.9838874340057">
                <text:p>51.9838874340057</text:p>
              </table:table-cell>
              <table:table-cell office:value-type="float" office:value="71705.9228330554">
                <text:p>71705.92283305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.0749325752258">
                <text:p>52.0749325752258</text:p>
              </table:table-cell>
              <table:table-cell office:value-type="float" office:value="70734.1425769435">
                <text:p>70734.14257694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2.1674003601074">
                <text:p>52.1674003601074</text:p>
              </table:table-cell>
              <table:table-cell office:value-type="float" office:value="68434.6446506015">
                <text:p>68434.64465060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2.2588713169098">
                <text:p>52.2588713169098</text:p>
              </table:table-cell>
              <table:table-cell office:value-type="float" office:value="67868.5368232562">
                <text:p>67868.53682325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.3514320850372">
                <text:p>52.3514320850372</text:p>
              </table:table-cell>
              <table:table-cell office:value-type="float" office:value="65859.4361663765">
                <text:p>65859.43616637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.4426624774933">
                <text:p>52.4426624774933</text:p>
              </table:table-cell>
              <table:table-cell office:value-type="float" office:value="65504.4863791265">
                <text:p>65504.48637912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2.5344183444977">
                <text:p>52.5344183444977</text:p>
              </table:table-cell>
              <table:table-cell office:value-type="float" office:value="63908.7198611414">
                <text:p>63908.71986114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2.6254630088806">
                <text:p>52.6254630088806</text:p>
              </table:table-cell>
              <table:table-cell office:value-type="float" office:value="63177.7824541924">
                <text:p>63177.78245419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2.7164149284363">
                <text:p>52.7164149284363</text:p>
              </table:table-cell>
              <table:table-cell office:value-type="float" office:value="62010.7857816924">
                <text:p>62010.78578169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2.8084433078766">
                <text:p>52.8084433078766</text:p>
              </table:table-cell>
              <table:table-cell office:value-type="float" office:value="60068.4270832524">
                <text:p>60068.42708325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2.8994429111481">
                <text:p>52.8994429111481</text:p>
              </table:table-cell>
              <table:table-cell office:value-type="float" office:value="59604.6554600713">
                <text:p>59604.65546007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2.9912874698639">
                <text:p>52.9912874698639</text:p>
              </table:table-cell>
              <table:table-cell office:value-type="float" office:value="57923.9540630906">
                <text:p>57923.95406309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3.0819334983826">
                <text:p>53.0819334983826</text:p>
              </table:table-cell>
              <table:table-cell office:value-type="float" office:value="57542.5099724616">
                <text:p>57542.50997246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3.1749656200409">
                <text:p>53.1749656200409</text:p>
              </table:table-cell>
              <table:table-cell office:value-type="float" office:value="54948.7629528069">
                <text:p>54948.76295280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3.2666592597961">
                <text:p>53.2666592597961</text:p>
              </table:table-cell>
              <table:table-cell office:value-type="float" office:value="54791.1503285308">
                <text:p>54791.15032853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3.3576850891113">
                <text:p>53.3576850891113</text:p>
              </table:table-cell>
              <table:table-cell office:value-type="float" office:value="54138.4795620629">
                <text:p>54138.47956206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3.4499781131744">
                <text:p>53.4499781131744</text:p>
              </table:table-cell>
              <table:table-cell office:value-type="float" office:value="52528.3470686248">
                <text:p>52528.34706862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3.5407571792603">
                <text:p>53.5407571792603</text:p>
              </table:table-cell>
              <table:table-cell office:value-type="float" office:value="52523.122406797">
                <text:p>52523.1224067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3.6327035427094">
                <text:p>53.6327035427094</text:p>
              </table:table-cell>
              <table:table-cell office:value-type="float" office:value="50986.2470264566">
                <text:p>50986.24702645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3.7235345840454">
                <text:p>53.7235345840454</text:p>
              </table:table-cell>
              <table:table-cell office:value-type="float" office:value="50907.7065723818">
                <text:p>50907.70657238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3.8150436878204">
                <text:p>53.8150436878204</text:p>
              </table:table-cell>
              <table:table-cell office:value-type="float" office:value="49831.1076372334">
                <text:p>49831.10763723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3.906044960022">
                <text:p>53.906044960022</text:p>
              </table:table-cell>
              <table:table-cell office:value-type="float" office:value="49493.8135592776">
                <text:p>49493.81355927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3.9972155094147">
                <text:p>53.9972155094147</text:p>
              </table:table-cell>
              <table:table-cell office:value-type="float" office:value="48787.6845058931">
                <text:p>48787.68450589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4.0894937515259">
                <text:p>54.0894937515259</text:p>
              </table:table-cell>
              <table:table-cell office:value-type="float" office:value="47768.5736003493">
                <text:p>47768.57360034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4.1804418563843">
                <text:p>54.1804418563843</text:p>
              </table:table-cell>
              <table:table-cell office:value-type="float" office:value="48027.3888807332">
                <text:p>48027.38888073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4.2726254463196">
                <text:p>54.2726254463196</text:p>
              </table:table-cell>
              <table:table-cell office:value-type="float" office:value="47036.5712926036">
                <text:p>47036.57129260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4.3632597923279">
                <text:p>54.3632597923279</text:p>
              </table:table-cell>
              <table:table-cell office:value-type="float" office:value="47664.0500015783">
                <text:p>47664.05000157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.454836845398">
                <text:p>54.454836845398</text:p>
              </table:table-cell>
              <table:table-cell office:value-type="float" office:value="46998.6733107352">
                <text:p>46998.67331073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4.5462186336517">
                <text:p>54.5462186336517</text:p>
              </table:table-cell>
              <table:table-cell office:value-type="float" office:value="47011.5553885771">
                <text:p>47011.55538857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.6368825435638">
                <text:p>54.6368825435638</text:p>
              </table:table-cell>
              <table:table-cell office:value-type="float" office:value="47383.793663483">
                <text:p>47383.79366348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4.7284321784973">
                <text:p>54.7284321784973</text:p>
              </table:table-cell>
              <table:table-cell office:value-type="float" office:value="46925.3646191147">
                <text:p>46925.36461911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8192389011383">
                <text:p>54.8192389011383</text:p>
              </table:table-cell>
              <table:table-cell office:value-type="float" office:value="47485.4710597551">
                <text:p>47485.47105975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4.9117503166199">
                <text:p>54.9117503166199</text:p>
              </table:table-cell>
              <table:table-cell office:value-type="float" office:value="46869.8914337111">
                <text:p>46869.89143371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.0031011104584">
                <text:p>55.0031011104584</text:p>
              </table:table-cell>
              <table:table-cell office:value-type="float" office:value="47728.1019331703">
                <text:p>47728.101933170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.0947606563568">
                <text:p>55.0947606563568</text:p>
              </table:table-cell>
              <table:table-cell office:value-type="float" office:value="48003.7289828533">
                <text:p>48003.72898285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5.1860458850861">
                <text:p>55.1860458850861</text:p>
              </table:table-cell>
              <table:table-cell office:value-type="float" office:value="48638.7563662577">
                <text:p>48638.75636625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5.2770681381226">
                <text:p>55.2770681381226</text:p>
              </table:table-cell>
              <table:table-cell office:value-type="float" office:value="49306.6239329448">
                <text:p>49306.62393294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5.3688404560089">
                <text:p>55.3688404560089</text:p>
              </table:table-cell>
              <table:table-cell office:value-type="float" office:value="49513.8414791607">
                <text:p>49513.84147916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5.46009516716">
                <text:p>55.46009516716</text:p>
              </table:table-cell>
              <table:table-cell office:value-type="float" office:value="50496.0230751143">
                <text:p>50496.02307511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5.5517778396606">
                <text:p>55.5517778396606</text:p>
              </table:table-cell>
              <table:table-cell office:value-type="float" office:value="50958.3749314125">
                <text:p>50958.37493141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5.6423578262329">
                <text:p>55.6423578262329</text:p>
              </table:table-cell>
              <table:table-cell office:value-type="float" office:value="52373.6001684565">
                <text:p>52373.60016845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5.7349455356598">
                <text:p>55.7349455356598</text:p>
              </table:table-cell>
              <table:table-cell office:value-type="float" office:value="52101.9477624047">
                <text:p>52101.94776240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5.8257584571838">
                <text:p>55.8257584571838</text:p>
              </table:table-cell>
              <table:table-cell office:value-type="float" office:value="54089.2189962116">
                <text:p>54089.21899621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5.9171035289764">
                <text:p>55.9171035289764</text:p>
              </table:table-cell>
              <table:table-cell office:value-type="float" office:value="54737.4905058087">
                <text:p>54737.49050580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6.0093193054199">
                <text:p>56.0093193054199</text:p>
              </table:table-cell>
              <table:table-cell office:value-type="float" office:value="55174.9407339037">
                <text:p>55174.94073390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6.1004657745361">
                <text:p>56.1004657745361</text:p>
              </table:table-cell>
              <table:table-cell office:value-type="float" office:value="56963.25979869">
                <text:p>56963.259798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925091743469">
                <text:p>56.1925091743469</text:p>
              </table:table-cell>
              <table:table-cell office:value-type="float" office:value="57451.1590279181">
                <text:p>57451.15902791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.2831270694733">
                <text:p>56.2831270694733</text:p>
              </table:table-cell>
              <table:table-cell office:value-type="float" office:value="59502.5959550515">
                <text:p>59502.59595505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6.3749516010284">
                <text:p>56.3749516010284</text:p>
              </table:table-cell>
              <table:table-cell office:value-type="float" office:value="59940.409243392">
                <text:p>59940.4092433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6.466249704361">
                <text:p>56.466249704361</text:p>
              </table:table-cell>
              <table:table-cell office:value-type="float" office:value="61425.1533744895">
                <text:p>61425.15337448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6.5571439266205">
                <text:p>56.5571439266205</text:p>
              </table:table-cell>
              <table:table-cell office:value-type="float" office:value="62930.2925731433">
                <text:p>62930.29257314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.6499495506287">
                <text:p>56.6499495506287</text:p>
              </table:table-cell>
              <table:table-cell office:value-type="float" office:value="62927.2208706375">
                <text:p>62927.22087063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6.7408475875854">
                <text:p>56.7408475875854</text:p>
              </table:table-cell>
              <table:table-cell office:value-type="float" office:value="65479.9619361371">
                <text:p>65479.96193613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6.8328762054443">
                <text:p>56.8328762054443</text:p>
              </table:table-cell>
              <table:table-cell office:value-type="float" office:value="65892.5466999658">
                <text:p>65892.54669996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.9239225387573">
                <text:p>56.9239225387573</text:p>
              </table:table-cell>
              <table:table-cell office:value-type="float" office:value="67921.4612492013">
                <text:p>67921.46124920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7.0154926776886">
                <text:p>57.0154926776886</text:p>
              </table:table-cell>
              <table:table-cell office:value-type="float" office:value="68756.0385239264">
                <text:p>68756.03852392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7.1067581176758">
                <text:p>57.1067581176758</text:p>
              </table:table-cell>
              <table:table-cell office:value-type="float" office:value="70212.7771574864">
                <text:p>70212.77715748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7.1984894275665">
                <text:p>57.1984894275665</text:p>
              </table:table-cell>
              <table:table-cell office:value-type="float" office:value="71077.1492063657">
                <text:p>71077.14920636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7.2907803058624">
                <text:p>57.2907803058624</text:p>
              </table:table-cell>
              <table:table-cell office:value-type="float" office:value="71859.7560501788">
                <text:p>71859.75605017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7.3823218345642">
                <text:p>57.3823218345642</text:p>
              </table:table-cell>
              <table:table-cell office:value-type="float" office:value="73671.48108232">
                <text:p>73671.481082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7.475049495697">
                <text:p>57.475049495697</text:p>
              </table:table-cell>
              <table:table-cell office:value-type="float" office:value="73850.6710547968">
                <text:p>73850.67105479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7.5661554336548">
                <text:p>57.5661554336548</text:p>
              </table:table-cell>
              <table:table-cell office:value-type="float" office:value="76306.7716093645">
                <text:p>76306.77160936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7.658465385437">
                <text:p>57.658465385437</text:p>
              </table:table-cell>
              <table:table-cell office:value-type="float" office:value="76351.4644296134">
                <text:p>76351.46442961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7.7498965263367">
                <text:p>57.7498965263367</text:p>
              </table:table-cell>
              <table:table-cell office:value-type="float" office:value="78135.3041174477">
                <text:p>78135.30411744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7.8413908481598">
                <text:p>57.8413908481598</text:p>
              </table:table-cell>
              <table:table-cell office:value-type="float" office:value="79130.5936339592">
                <text:p>79130.59363395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7.9337472915649">
                <text:p>57.9337472915649</text:p>
              </table:table-cell>
              <table:table-cell office:value-type="float" office:value="79344.7617710154">
                <text:p>79344.76177101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.0251197814941">
                <text:p>58.0251197814941</text:p>
              </table:table-cell>
              <table:table-cell office:value-type="float" office:value="81074.7305424221">
                <text:p>81074.73054242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.1183722019196">
                <text:p>58.1183722019196</text:p>
              </table:table-cell>
              <table:table-cell office:value-type="float" office:value="80212.3951944244">
                <text:p>80212.39519442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.2097392082214">
                <text:p>58.2097392082214</text:p>
              </table:table-cell>
              <table:table-cell office:value-type="float" office:value="82655.6577223064">
                <text:p>82655.65772230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.3020577430725">
                <text:p>58.3020577430725</text:p>
              </table:table-cell>
              <table:table-cell office:value-type="float" office:value="82496.9764986622">
                <text:p>82496.97649866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8.3936920166016">
                <text:p>58.3936920166016</text:p>
              </table:table-cell>
              <table:table-cell office:value-type="float" office:value="83724.1318617273">
                <text:p>83724.13186172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8.4853799343109">
                <text:p>58.4853799343109</text:p>
              </table:table-cell>
              <table:table-cell office:value-type="float" office:value="84285.9145792541">
                <text:p>84285.914579254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8.5784602165222">
                <text:p>58.5784602165222</text:p>
              </table:table-cell>
              <table:table-cell office:value-type="float" office:value="83540.7866764684">
                <text:p>83540.78667646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8.6705408096313">
                <text:p>58.6705408096313</text:p>
              </table:table-cell>
              <table:table-cell office:value-type="float" office:value="84795.2835267494">
                <text:p>84795.28352674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8.7631886005402">
                <text:p>58.7631886005402</text:p>
              </table:table-cell>
              <table:table-cell office:value-type="float" office:value="84621.5535534608">
                <text:p>84621.55355346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8.855021238327">
                <text:p>58.855021238327</text:p>
              </table:table-cell>
              <table:table-cell office:value-type="float" office:value="85634.0424223857">
                <text:p>85634.042422385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8.9482564926148">
                <text:p>58.9482564926148</text:p>
              </table:table-cell>
              <table:table-cell office:value-type="float" office:value="84517.3862633836">
                <text:p>84517.38626338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9.0397684574127">
                <text:p>59.0397684574127</text:p>
              </table:table-cell>
              <table:table-cell office:value-type="float" office:value="86196.3789916864">
                <text:p>86196.37899168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.1311283111572">
                <text:p>59.1311283111572</text:p>
              </table:table-cell>
              <table:table-cell office:value-type="float" office:value="86339.8930350661">
                <text:p>86339.893035066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9.22380900383">
                <text:p>59.22380900383</text:p>
              </table:table-cell>
              <table:table-cell office:value-type="float" office:value="85109.4200153834">
                <text:p>85109.42001538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.3151106834412">
                <text:p>59.3151106834412</text:p>
              </table:table-cell>
              <table:table-cell office:value-type="float" office:value="86219.6624807088">
                <text:p>86219.66248070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.40780210495">
                <text:p>59.40780210495</text:p>
              </table:table-cell>
              <table:table-cell office:value-type="float" office:value="84668.0293845299">
                <text:p>84668.02938452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9.4992489814758">
                <text:p>59.4992489814758</text:p>
              </table:table-cell>
              <table:table-cell office:value-type="float" office:value="85557.8702875199">
                <text:p>85557.87028751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9.5914978981018">
                <text:p>59.5914978981018</text:p>
              </table:table-cell>
              <table:table-cell office:value-type="float" office:value="84467.1166339295">
                <text:p>84467.11663392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9.6830718517303">
                <text:p>59.6830718517303</text:p>
              </table:table-cell>
              <table:table-cell office:value-type="float" office:value="84565.5308431119">
                <text:p>84565.53084311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9.7744598388672">
                <text:p>59.7744598388672</text:p>
              </table:table-cell>
              <table:table-cell office:value-type="float" office:value="84212.3810920172">
                <text:p>84212.381092017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9.8672275543213">
                <text:p>59.8672275543213</text:p>
              </table:table-cell>
              <table:table-cell office:value-type="float" office:value="82356.2374324074">
                <text:p>82356.23743240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9.9584925174713">
                <text:p>59.9584925174713</text:p>
              </table:table-cell>
              <table:table-cell office:value-type="float" office:value="83098.7022646705">
                <text:p>83098.70226467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0.050849199295">
                <text:p>60.050849199295</text:p>
              </table:table-cell>
              <table:table-cell office:value-type="float" office:value="81336.8329357827">
                <text:p>81336.83293578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0.1422605514526">
                <text:p>60.1422605514526</text:p>
              </table:table-cell>
              <table:table-cell office:value-type="float" office:value="81390.3287107434">
                <text:p>81390.32871074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0.2344107627869">
                <text:p>60.2344107627869</text:p>
              </table:table-cell>
              <table:table-cell office:value-type="float" office:value="79869.5943659348">
                <text:p>79869.59436593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0.3257517814636">
                <text:p>60.3257517814636</text:p>
              </table:table-cell>
              <table:table-cell office:value-type="float" office:value="79613.7387709077">
                <text:p>79613.738770907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.4169478416443">
                <text:p>60.4169478416443</text:p>
              </table:table-cell>
              <table:table-cell office:value-type="float" office:value="78775.3329010939">
                <text:p>78775.33290109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0.5090928077698">
                <text:p>60.5090928077698</text:p>
              </table:table-cell>
              <table:table-cell office:value-type="float" office:value="77009.0901149854">
                <text:p>77009.09011498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0.6001658439636">
                <text:p>60.6001658439636</text:p>
              </table:table-cell>
              <table:table-cell office:value-type="float" office:value="76773.5467292166">
                <text:p>76773.54672921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0.6928336620331">
                <text:p>60.6928336620331</text:p>
              </table:table-cell>
              <table:table-cell office:value-type="float" office:value="74416.3415483808">
                <text:p>74416.34154838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0.7836196422577">
                <text:p>60.7836196422577</text:p>
              </table:table-cell>
              <table:table-cell office:value-type="float" office:value="74813.3135005673">
                <text:p>74813.31350056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0.8759336471558">
                <text:p>60.8759336471558</text:p>
              </table:table-cell>
              <table:table-cell office:value-type="float" office:value="72361.7181095733">
                <text:p>72361.71810957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0.9668753147125">
                <text:p>60.9668753147125</text:p>
              </table:table-cell>
              <table:table-cell office:value-type="float" office:value="72222.1196999767">
                <text:p>72222.11969997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1.0582683086395">
                <text:p>61.0582683086395</text:p>
              </table:table-cell>
              <table:table-cell office:value-type="float" office:value="70727.5221245402">
                <text:p>70727.52212454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1.150181055069">
                <text:p>61.150181055069</text:p>
              </table:table-cell>
              <table:table-cell office:value-type="float" office:value="69021.982765687">
                <text:p>69021.9827656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1.2413697242737">
                <text:p>61.2413697242737</text:p>
              </table:table-cell>
              <table:table-cell office:value-type="float" office:value="68341.8242019698">
                <text:p>68341.82420196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1.3334460258484">
                <text:p>61.3334460258484</text:p>
              </table:table-cell>
              <table:table-cell office:value-type="float" office:value="66466.6140508964">
                <text:p>66466.61405089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1.4247114658356">
                <text:p>61.4247114658356</text:p>
              </table:table-cell>
              <table:table-cell office:value-type="float" office:value="65742.3007092569">
                <text:p>65742.30070925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1.5170772075653">
                <text:p>61.5170772075653</text:p>
              </table:table-cell>
              <table:table-cell office:value-type="float" office:value="63746.578436282">
                <text:p>63746.5784362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1.6083335876465">
                <text:p>61.6083335876465</text:p>
              </table:table-cell>
              <table:table-cell office:value-type="float" office:value="63294.2046886144">
                <text:p>63294.204688614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1.6991775035858">
                <text:p>61.6991775035858</text:p>
              </table:table-cell>
              <table:table-cell office:value-type="float" office:value="62348.6993205206">
                <text:p>62348.699320520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1.791200876236">
                <text:p>61.791200876236</text:p>
              </table:table-cell>
              <table:table-cell office:value-type="float" office:value="60332.4985828061">
                <text:p>60332.49858280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1.8822371959686">
                <text:p>61.8822371959686</text:p>
              </table:table-cell>
              <table:table-cell office:value-type="float" office:value="59756.3699408644">
                <text:p>59756.36994086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1.9742181301117">
                <text:p>61.9742181301117</text:p>
              </table:table-cell>
              <table:table-cell office:value-type="float" office:value="58012.0222708374">
                <text:p>58012.02227083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2.0651798248291">
                <text:p>62.0651798248291</text:p>
              </table:table-cell>
              <table:table-cell office:value-type="float" office:value="57518.7172606488">
                <text:p>57518.71726064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2.1567940711975">
                <text:p>62.1567940711975</text:p>
              </table:table-cell>
              <table:table-cell office:value-type="float" office:value="56061.1499149009">
                <text:p>56061.14991490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2.2474849224091">
                <text:p>62.2474849224091</text:p>
              </table:table-cell>
              <table:table-cell office:value-type="float" office:value="55573.4115698569">
                <text:p>55573.41156985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2.3382906913757">
                <text:p>62.3382906913757</text:p>
              </table:table-cell>
              <table:table-cell office:value-type="float" office:value="54533.9801242954">
                <text:p>54533.98012429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.430623292923">
                <text:p>62.430623292923</text:p>
              </table:table-cell>
              <table:table-cell office:value-type="float" office:value="52679.1178683661">
                <text:p>52679.117868366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2.5210649967194">
                <text:p>62.5210649967194</text:p>
              </table:table-cell>
              <table:table-cell office:value-type="float" office:value="52895.9517477724">
                <text:p>52895.95174777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2.612931728363">
                <text:p>62.612931728363</text:p>
              </table:table-cell>
              <table:table-cell office:value-type="float" office:value="51204.6081953301">
                <text:p>51204.60819533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2.7040958404541">
                <text:p>62.7040958404541</text:p>
              </table:table-cell>
              <table:table-cell office:value-type="float" office:value="50809.4676046761">
                <text:p>50809.46760467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2.795548915863">
                <text:p>62.795548915863</text:p>
              </table:table-cell>
              <table:table-cell office:value-type="float" office:value="49949.1130240731">
                <text:p>49949.11302407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2.8861281871796">
                <text:p>62.8861281871796</text:p>
              </table:table-cell>
              <table:table-cell office:value-type="float" office:value="49812.7213259738">
                <text:p>49812.72132597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2.9768323898315">
                <text:p>62.9768323898315</text:p>
              </table:table-cell>
              <table:table-cell office:value-type="float" office:value="49214.9191490928">
                <text:p>49214.91914909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3.0685260295868">
                <text:p>63.0685260295868</text:p>
              </table:table-cell>
              <table:table-cell office:value-type="float" office:value="48160.3741741226">
                <text:p>48160.37417412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3.1594576835632">
                <text:p>63.1594576835632</text:p>
              </table:table-cell>
              <table:table-cell office:value-type="float" office:value="48124.0559105389">
                <text:p>48124.05591053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3.2522134780884">
                <text:p>63.2522134780884</text:p>
              </table:table-cell>
              <table:table-cell office:value-type="float" office:value="46832.6536604926">
                <text:p>46832.65366049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3.3432035446167">
                <text:p>63.3432035446167</text:p>
              </table:table-cell>
              <table:table-cell office:value-type="float" office:value="47477.7100932816">
                <text:p>47477.71009328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3.4347560405731">
                <text:p>63.4347560405731</text:p>
              </table:table-cell>
              <table:table-cell office:value-type="float" office:value="47011.279758541">
                <text:p>47011.27975854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5252468585968">
                <text:p>63.5252468585968</text:p>
              </table:table-cell>
              <table:table-cell office:value-type="float" office:value="47474.4299347115">
                <text:p>47474.42993471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3.6162734031677">
                <text:p>63.6162734031677</text:p>
              </table:table-cell>
              <table:table-cell office:value-type="float" office:value="47195.0244870912">
                <text:p>47195.02448709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3.7082943916321">
                <text:p>63.7082943916321</text:p>
              </table:table-cell>
              <table:table-cell office:value-type="float" office:value="46685.0016685494">
                <text:p>46685.00166854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3.7990870475769">
                <text:p>63.7990870475769</text:p>
              </table:table-cell>
              <table:table-cell office:value-type="float" office:value="47492.8280831486">
                <text:p>47492.82808314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3.8909764289856">
                <text:p>63.8909764289856</text:p>
              </table:table-cell>
              <table:table-cell office:value-type="float" office:value="47100.110302741">
                <text:p>47100.1103027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3.9825348854065">
                <text:p>63.9825348854065</text:p>
              </table:table-cell>
              <table:table-cell office:value-type="float" office:value="47532.4745536737">
                <text:p>47532.47455367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4.0752394199371">
                <text:p>64.0752394199371</text:p>
              </table:table-cell>
              <table:table-cell office:value-type="float" office:value="47376.3233075552">
                <text:p>47376.32330755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4.1661884784699">
                <text:p>64.1661884784699</text:p>
              </table:table-cell>
              <table:table-cell office:value-type="float" office:value="48730.5759015173">
                <text:p>48730.57590151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4.2574059963226">
                <text:p>64.2574059963226</text:p>
              </table:table-cell>
              <table:table-cell office:value-type="float" office:value="49113.3732363811">
                <text:p>49113.37323638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.3493204116821">
                <text:p>64.3493204116821</text:p>
              </table:table-cell>
              <table:table-cell office:value-type="float" office:value="49263.2192925344">
                <text:p>49263.21929253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4.4401051998138">
                <text:p>64.4401051998138</text:p>
              </table:table-cell>
              <table:table-cell office:value-type="float" office:value="50581.1611669761">
                <text:p>50581.16116697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4.5323700904846">
                <text:p>64.5323700904846</text:p>
              </table:table-cell>
              <table:table-cell office:value-type="float" office:value="50463.3990909255">
                <text:p>50463.39909092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4.6232264041901">
                <text:p>64.6232264041901</text:p>
              </table:table-cell>
              <table:table-cell office:value-type="float" office:value="52038.2107437041">
                <text:p>52038.21074370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4.7155103683472">
                <text:p>64.7155103683472</text:p>
              </table:table-cell>
              <table:table-cell office:value-type="float" office:value="52100.059245557">
                <text:p>52100.0592455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4.8063538074493">
                <text:p>64.8063538074493</text:p>
              </table:table-cell>
              <table:table-cell office:value-type="float" office:value="53806.8576917525">
                <text:p>53806.85769175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4.8978748321533">
                <text:p>64.8978748321533</text:p>
              </table:table-cell>
              <table:table-cell office:value-type="float" office:value="54370.0206165156">
                <text:p>54370.02061651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4.9899795055389">
                <text:p>64.9899795055389</text:p>
              </table:table-cell>
              <table:table-cell office:value-type="float" office:value="55067.781183749">
                <text:p>55067.7811837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5.0810167789459">
                <text:p>65.0810167789459</text:p>
              </table:table-cell>
              <table:table-cell office:value-type="float" office:value="56767.9567565303">
                <text:p>56767.95675653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5.173214673996">
                <text:p>65.173214673996</text:p>
              </table:table-cell>
              <table:table-cell office:value-type="float" office:value="57181.3488489964">
                <text:p>57181.34884899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5.2655599117279">
                <text:p>65.2655599117279</text:p>
              </table:table-cell>
              <table:table-cell office:value-type="float" office:value="58216.3209715897">
                <text:p>58216.320971589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.3579099178314">
                <text:p>65.3579099178314</text:p>
              </table:table-cell>
              <table:table-cell office:value-type="float" office:value="59339.4654880416">
                <text:p>59339.46548804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5.4489347934723">
                <text:p>65.4489347934723</text:p>
              </table:table-cell>
              <table:table-cell office:value-type="float" office:value="61433.7559994342">
                <text:p>61433.75599943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5.5401785373688">
                <text:p>65.5401785373688</text:p>
              </table:table-cell>
              <table:table-cell office:value-type="float" office:value="62513.874994774">
                <text:p>62513.8749947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5.6328053474426">
                <text:p>65.6328053474426</text:p>
              </table:table-cell>
              <table:table-cell office:value-type="float" office:value="62789.5961802293">
                <text:p>62789.59618022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5.723961353302">
                <text:p>65.723961353302</text:p>
              </table:table-cell>
              <table:table-cell office:value-type="float" office:value="65031.3706059592">
                <text:p>65031.37060595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.8160829544067">
                <text:p>65.8160829544067</text:p>
              </table:table-cell>
              <table:table-cell office:value-type="float" office:value="65652.3543606652">
                <text:p>65652.35436066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5.9073421955109">
                <text:p>65.9073421955109</text:p>
              </table:table-cell>
              <table:table-cell office:value-type="float" office:value="67500.0134284647">
                <text:p>67500.01342846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.9999482631683">
                <text:p>65.9999482631683</text:p>
              </table:table-cell>
              <table:table-cell office:value-type="float" office:value="67727.7435340278">
                <text:p>67727.743534027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6.0913450717926">
                <text:p>66.0913450717926</text:p>
              </table:table-cell>
              <table:table-cell office:value-type="float" office:value="69936.7964397698">
                <text:p>69936.79643976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6.1828083992004">
                <text:p>66.1828083992004</text:p>
              </table:table-cell>
              <table:table-cell office:value-type="float" office:value="71110.4678162268">
                <text:p>71110.46781622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6.2747690677643">
                <text:p>66.2747690677643</text:p>
              </table:table-cell>
              <table:table-cell office:value-type="float" office:value="71943.800576079">
                <text:p>71943.8005760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6.3657650947571">
                <text:p>66.3657650947571</text:p>
              </table:table-cell>
              <table:table-cell office:value-type="float" office:value="73849.3780671531">
                <text:p>73849.37806715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.4584794044495">
                <text:p>66.4584794044495</text:p>
              </table:table-cell>
              <table:table-cell office:value-type="float" office:value="73688.7328683989">
                <text:p>73688.73286839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6.5501160621643">
                <text:p>66.5501160621643</text:p>
              </table:table-cell>
              <table:table-cell office:value-type="float" office:value="75690.2332861544">
                <text:p>75690.23328615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6.6418144702911">
                <text:p>66.6418144702911</text:p>
              </table:table-cell>
              <table:table-cell office:value-type="float" office:value="76686.1731151735">
                <text:p>76686.17311517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6.7331745624542">
                <text:p>66.7331745624542</text:p>
              </table:table-cell>
              <table:table-cell office:value-type="float" office:value="78020.9370550533">
                <text:p>78020.93705505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6.8242495059967">
                <text:p>66.8242495059967</text:p>
              </table:table-cell>
              <table:table-cell office:value-type="float" office:value="79319.2915527911">
                <text:p>79319.29155279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6.9167375564575">
                <text:p>66.9167375564575</text:p>
              </table:table-cell>
              <table:table-cell office:value-type="float" office:value="79058.8618050489">
                <text:p>79058.86180504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7.0076603889465">
                <text:p>67.0076603889465</text:p>
              </table:table-cell>
              <table:table-cell office:value-type="float" office:value="81299.7109487673">
                <text:p>81299.71094876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7.0998296737671">
                <text:p>67.0998296737671</text:p>
              </table:table-cell>
              <table:table-cell office:value-type="float" office:value="80981.4247179153">
                <text:p>80981.424717915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7.1912069320679">
                <text:p>67.1912069320679</text:p>
              </table:table-cell>
              <table:table-cell office:value-type="float" office:value="82471.2859647658">
                <text:p>82471.28596476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7.2844467163086">
                <text:p>67.2844467163086</text:p>
              </table:table-cell>
              <table:table-cell office:value-type="float" office:value="81596.0704108664">
                <text:p>81596.07041086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7.3760149478912">
                <text:p>67.3760149478912</text:p>
              </table:table-cell>
              <table:table-cell office:value-type="float" office:value="83697.1498470311">
                <text:p>83697.14984703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7.4672923088074">
                <text:p>67.4672923088074</text:p>
              </table:table-cell>
              <table:table-cell office:value-type="float" office:value="84577.379566143">
                <text:p>84577.3795661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7.5596485137939">
                <text:p>67.5596485137939</text:p>
              </table:table-cell>
              <table:table-cell office:value-type="float" office:value="84022.5082995586">
                <text:p>84022.50829955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7.6508312225342">
                <text:p>67.6508312225342</text:p>
              </table:table-cell>
              <table:table-cell office:value-type="float" office:value="85542.5344099067">
                <text:p>85542.53440990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7.743262052536">
                <text:p>67.743262052536</text:p>
              </table:table-cell>
              <table:table-cell office:value-type="float" office:value="84733.6327050709">
                <text:p>84733.63270507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7.8348698616028">
                <text:p>67.8348698616028</text:p>
              </table:table-cell>
              <table:table-cell office:value-type="float" office:value="85844.2100090831">
                <text:p>85844.210009083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7.9272167682648">
                <text:p>67.9272167682648</text:p>
              </table:table-cell>
              <table:table-cell office:value-type="float" office:value="85330.4164138682">
                <text:p>85330.41641386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8.019063949585">
                <text:p>68.019063949585</text:p>
              </table:table-cell>
              <table:table-cell office:value-type="float" office:value="85881.7863174426">
                <text:p>85881.78631744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8.1106109619141">
                <text:p>68.1106109619141</text:p>
              </table:table-cell>
              <table:table-cell office:value-type="float" office:value="86163.3798779091">
                <text:p>86163.37987790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8.203328371048">
                <text:p>68.203328371048</text:p>
              </table:table-cell>
              <table:table-cell office:value-type="float" office:value="85075.7163480206">
                <text:p>85075.716348020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8.2946884632111">
                <text:p>68.2946884632111</text:p>
              </table:table-cell>
              <table:table-cell office:value-type="float" office:value="86164.5365456481">
                <text:p>86164.53654564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8.3872191905975">
                <text:p>68.3872191905975</text:p>
              </table:table-cell>
              <table:table-cell office:value-type="float" office:value="84901.5264646923">
                <text:p>84901.52646469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8.4784655570984">
                <text:p>68.4784655570984</text:p>
              </table:table-cell>
              <table:table-cell office:value-type="float" office:value="85833.5548071019">
                <text:p>85833.55480710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8.5704855918884">
                <text:p>68.5704855918884</text:p>
              </table:table-cell>
              <table:table-cell office:value-type="float" office:value="84764.1496528138">
                <text:p>84764.14965281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8.6618628501892">
                <text:p>68.6618628501892</text:p>
              </table:table-cell>
              <table:table-cell office:value-type="float" office:value="84922.6617683894">
                <text:p>84922.66176838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8.7534174919128">
                <text:p>68.7534174919128</text:p>
              </table:table-cell>
              <table:table-cell office:value-type="float" office:value="84233.8504614487">
                <text:p>84233.85046144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8.8455245494843">
                <text:p>68.8455245494843</text:p>
              </table:table-cell>
              <table:table-cell office:value-type="float" office:value="83120.6663405164">
                <text:p>83120.66634051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8.9369494915009">
                <text:p>68.9369494915009</text:p>
              </table:table-cell>
              <table:table-cell office:value-type="float" office:value="83040.7964450379">
                <text:p>83040.79644503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9.0299620628357">
                <text:p>69.0299620628357</text:p>
              </table:table-cell>
              <table:table-cell office:value-type="float" office:value="80935.2960784163">
                <text:p>80935.29607841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9.1216351985931">
                <text:p>69.1216351985931</text:p>
              </table:table-cell>
              <table:table-cell office:value-type="float" office:value="81332.4420332635">
                <text:p>81332.44203326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9.2140905857086">
                <text:p>69.2140905857086</text:p>
              </table:table-cell>
              <table:table-cell office:value-type="float" office:value="79779.0180769806">
                <text:p>79779.01807698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9.3060472011566">
                <text:p>69.3060472011566</text:p>
              </table:table-cell>
              <table:table-cell office:value-type="float" office:value="79341.7631179121">
                <text:p>79341.76311791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9.3972489833832">
                <text:p>69.3972489833832</text:p>
              </table:table-cell>
              <table:table-cell office:value-type="float" office:value="79033.5432491216">
                <text:p>79033.54324912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9.4897582530975">
                <text:p>69.4897582530975</text:p>
              </table:table-cell>
              <table:table-cell office:value-type="float" office:value="76878.7822232302">
                <text:p>76878.78222323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9.5808198451996">
                <text:p>69.5808198451996</text:p>
              </table:table-cell>
              <table:table-cell office:value-type="float" office:value="77046.7530606902">
                <text:p>77046.753060690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.6730289459229">
                <text:p>69.6730289459229</text:p>
              </table:table-cell>
              <table:table-cell office:value-type="float" office:value="74960.0630066218">
                <text:p>74960.06300662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.7641160488129">
                <text:p>69.7641160488129</text:p>
              </table:table-cell>
              <table:table-cell office:value-type="float" office:value="74741.6460069049">
                <text:p>74741.64600690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9.8566973209381">
                <text:p>69.8566973209381</text:p>
              </table:table-cell>
              <table:table-cell office:value-type="float" office:value="72412.0531734627">
                <text:p>72412.05317346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9.9477548599243">
                <text:p>69.9477548599243</text:p>
              </table:table-cell>
              <table:table-cell office:value-type="float" office:value="72393.7860982449">
                <text:p>72393.78609824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0.0388939380646">
                <text:p>70.0388939380646</text:p>
              </table:table-cell>
              <table:table-cell office:value-type="float" office:value="71187.9046002119">
                <text:p>71187.90460021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.1306188106537">
                <text:p>70.1306188106537</text:p>
              </table:table-cell>
              <table:table-cell office:value-type="float" office:value="69425.0078550226">
                <text:p>69425.00785502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0.2217938899994">
                <text:p>70.2217938899994</text:p>
              </table:table-cell>
              <table:table-cell office:value-type="float" office:value="68615.2405338689">
                <text:p>68615.24053386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0.3139474391937">
                <text:p>70.3139474391937</text:p>
              </table:table-cell>
              <table:table-cell office:value-type="float" office:value="66671.3333747283">
                <text:p>66671.33337472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0.4052214622498">
                <text:p>70.4052214622498</text:p>
              </table:table-cell>
              <table:table-cell office:value-type="float" office:value="65999.063022587">
                <text:p>65999.0630225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0.4970872402191">
                <text:p>70.4970872402191</text:p>
              </table:table-cell>
              <table:table-cell office:value-type="float" office:value="64354.7589829567">
                <text:p>64354.75898295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0.5879728794098">
                <text:p>70.5879728794098</text:p>
              </table:table-cell>
              <table:table-cell office:value-type="float" office:value="63816.4626628402">
                <text:p>63816.462662840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0.6792662143707">
                <text:p>70.6792662143707</text:p>
              </table:table-cell>
              <table:table-cell office:value-type="float" office:value="62304.6578639479">
                <text:p>62304.65786394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0.771698474884">
                <text:p>70.771698474884</text:p>
              </table:table-cell>
              <table:table-cell office:value-type="float" office:value="60325.2584004189">
                <text:p>60325.25840041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0.8625946044922">
                <text:p>70.8625946044922</text:p>
              </table:table-cell>
              <table:table-cell office:value-type="float" office:value="60112.5705082807">
                <text:p>60112.57050828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0.9545288085937">
                <text:p>70.9545288085937</text:p>
              </table:table-cell>
              <table:table-cell office:value-type="float" office:value="58302.5659751037">
                <text:p>58302.565975103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1.0452492237091">
                <text:p>71.0452492237091</text:p>
              </table:table-cell>
              <table:table-cell office:value-type="float" office:value="57936.2428326268">
                <text:p>57936.24283262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1.1369962692261">
                <text:p>71.1369962692261</text:p>
              </table:table-cell>
              <table:table-cell office:value-type="float" office:value="56154.3968088562">
                <text:p>56154.39680885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1.2280690670013">
                <text:p>71.2280690670013</text:p>
              </table:table-cell>
              <table:table-cell office:value-type="float" office:value="55516.028095197">
                <text:p>55516.0280951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1.3189520835877">
                <text:p>71.3189520835877</text:p>
              </table:table-cell>
              <table:table-cell office:value-type="float" office:value="54663.6785023781">
                <text:p>54663.67850237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.4104516506195">
                <text:p>71.4104516506195</text:p>
              </table:table-cell>
              <table:table-cell office:value-type="float" office:value="53333.5857021135">
                <text:p>53333.58570211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1.501416683197">
                <text:p>71.501416683197</text:p>
              </table:table-cell>
              <table:table-cell office:value-type="float" office:value="52767.5290602435">
                <text:p>52767.52906024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1.5936605930328">
                <text:p>71.5936605930328</text:p>
              </table:table-cell>
              <table:table-cell office:value-type="float" office:value="51168.6897097175">
                <text:p>51168.68970971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1.6846287250519">
                <text:p>71.6846287250519</text:p>
              </table:table-cell>
              <table:table-cell office:value-type="float" office:value="51094.8163586233">
                <text:p>51094.81635862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1.7763299942017">
                <text:p>71.7763299942017</text:p>
              </table:table-cell>
              <table:table-cell office:value-type="float" office:value="49988.4030232201">
                <text:p>49988.40302322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1.8669266700745">
                <text:p>71.8669266700745</text:p>
              </table:table-cell>
              <table:table-cell office:value-type="float" office:value="49979.7587094397">
                <text:p>49979.75870943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1.9577286243439">
                <text:p>71.9577286243439</text:p>
              </table:table-cell>
              <table:table-cell office:value-type="float" office:value="49250.0413232472">
                <text:p>49250.04132324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2.0491728782654">
                <text:p>72.0491728782654</text:p>
              </table:table-cell>
              <table:table-cell office:value-type="float" office:value="48379.2016477858">
                <text:p>48379.20164778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2.1398952007294">
                <text:p>72.1398952007294</text:p>
              </table:table-cell>
              <table:table-cell office:value-type="float" office:value="48323.2778982279">
                <text:p>48323.27789822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2.2322747707367">
                <text:p>72.2322747707367</text:p>
              </table:table-cell>
              <table:table-cell office:value-type="float" office:value="47109.9832966852">
                <text:p>47109.98329668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.3231761455536">
                <text:p>72.3231761455536</text:p>
              </table:table-cell>
              <table:table-cell office:value-type="float" office:value="47612.0411678924">
                <text:p>47612.04116789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2.4144811630249">
                <text:p>72.4144811630249</text:p>
              </table:table-cell>
              <table:table-cell office:value-type="float" office:value="47138.7018939265">
                <text:p>47138.70189392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2.5054216384888">
                <text:p>72.5054216384888</text:p>
              </table:table-cell>
              <table:table-cell office:value-type="float" office:value="47239.6914364815">
                <text:p>47239.69143648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2.5969247817993">
                <text:p>72.5969247817993</text:p>
              </table:table-cell>
              <table:table-cell office:value-type="float" office:value="46949.206820361">
                <text:p>46949.20682036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2.6886088848114">
                <text:p>72.6886088848114</text:p>
              </table:table-cell>
              <table:table-cell office:value-type="float" office:value="46856.5417434879">
                <text:p>46856.541743487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2.779009103775">
                <text:p>72.779009103775</text:p>
              </table:table-cell>
              <table:table-cell office:value-type="float" office:value="47610.5041485787">
                <text:p>47610.50414857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2.8707649707794">
                <text:p>72.8707649707794</text:p>
              </table:table-cell>
              <table:table-cell office:value-type="float" office:value="47081.4580150292">
                <text:p>47081.45801502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2.9611101150513">
                <text:p>72.9611101150513</text:p>
              </table:table-cell>
              <table:table-cell office:value-type="float" office:value="48082.2742053386">
                <text:p>48082.27420533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3.053624868393">
                <text:p>73.053624868393</text:p>
              </table:table-cell>
              <table:table-cell office:value-type="float" office:value="47387.0365714433">
                <text:p>47387.03657144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3.1442763805389">
                <text:p>73.1442763805389</text:p>
              </table:table-cell>
              <table:table-cell office:value-type="float" office:value="48714.0246804482">
                <text:p>48714.02468044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3.2355351448059">
                <text:p>73.2355351448059</text:p>
              </table:table-cell>
              <table:table-cell office:value-type="float" office:value="48915.8497362625">
                <text:p>48915.84973626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3.3276734352112">
                <text:p>73.3276734352112</text:p>
              </table:table-cell>
              <table:table-cell office:value-type="float" office:value="49056.6948889395">
                <text:p>49056.69488893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3.4181613922119">
                <text:p>73.4181613922119</text:p>
              </table:table-cell>
              <table:table-cell office:value-type="float" office:value="50570.2653886081">
                <text:p>50570.26538860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3.5101182460785">
                <text:p>73.5101182460785</text:p>
              </table:table-cell>
              <table:table-cell office:value-type="float" office:value="50458.4465964039">
                <text:p>50458.44659640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3.6009728908539">
                <text:p>73.6009728908539</text:p>
              </table:table-cell>
              <table:table-cell office:value-type="float" office:value="51863.0611747911">
                <text:p>51863.06117479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3.6930656433106">
                <text:p>73.6930656433106</text:p>
              </table:table-cell>
              <table:table-cell office:value-type="float" office:value="52034.4964415621">
                <text:p>52034.49644156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3.7840487957001">
                <text:p>73.7840487957001</text:p>
              </table:table-cell>
              <table:table-cell office:value-type="float" office:value="53548.3754084657">
                <text:p>53548.37540846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3.8749344348908">
                <text:p>73.8749344348908</text:p>
              </table:table-cell>
              <table:table-cell office:value-type="float" office:value="54486.0557079973">
                <text:p>54486.05570799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3.9679307937622">
                <text:p>73.9679307937622</text:p>
              </table:table-cell>
              <table:table-cell office:value-type="float" office:value="54281.6951250465">
                <text:p>54281.69512504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4.058974981308">
                <text:p>74.058974981308</text:p>
              </table:table-cell>
              <table:table-cell office:value-type="float" office:value="56500.0373847439">
                <text:p>56500.037384743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4.1507034301758">
                <text:p>74.1507034301758</text:p>
              </table:table-cell>
              <table:table-cell office:value-type="float" office:value="57125.1347283989">
                <text:p>57125.134728398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4.2418835163116">
                <text:p>74.2418835163116</text:p>
              </table:table-cell>
              <table:table-cell office:value-type="float" office:value="58609.2887874343">
                <text:p>58609.28878743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4.3337914943695">
                <text:p>74.3337914943695</text:p>
              </table:table-cell>
              <table:table-cell office:value-type="float" office:value="59363.7257101352">
                <text:p>59363.72571013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4.4251978397369">
                <text:p>74.4251978397369</text:p>
              </table:table-cell>
              <table:table-cell office:value-type="float" office:value="60827.2869640519">
                <text:p>60827.28696405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4.5160622596741">
                <text:p>74.5160622596741</text:p>
              </table:table-cell>
              <table:table-cell office:value-type="float" office:value="62422.6732963714">
                <text:p>62422.67329637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4.6089146137238">
                <text:p>74.6089146137238</text:p>
              </table:table-cell>
              <table:table-cell office:value-type="float" office:value="62292.4433009544">
                <text:p>62292.44330095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4.7001552581787">
                <text:p>74.7001552581787</text:p>
              </table:table-cell>
              <table:table-cell office:value-type="float" office:value="64620.323927137">
                <text:p>64620.3239271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4.7931926250458">
                <text:p>74.7931926250458</text:p>
              </table:table-cell>
              <table:table-cell office:value-type="float" office:value="64662.191145154">
                <text:p>64662.1911451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4.8844208717346">
                <text:p>74.8844208717346</text:p>
              </table:table-cell>
              <table:table-cell office:value-type="float" office:value="67172.1777236508">
                <text:p>67172.17772365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4.9763925075531">
                <text:p>74.9763925075531</text:p>
              </table:table-cell>
              <table:table-cell office:value-type="float" office:value="67933.9879561486">
                <text:p>67933.98795614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5.0676333904266">
                <text:p>75.0676333904266</text:p>
              </table:table-cell>
              <table:table-cell office:value-type="float" office:value="69705.5946818852">
                <text:p>69705.59468188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5.159252166748">
                <text:p>75.159252166748</text:p>
              </table:table-cell>
              <table:table-cell office:value-type="float" office:value="70640.541817491">
                <text:p>70640.5418174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5.252014875412">
                <text:p>75.252014875412</text:p>
              </table:table-cell>
              <table:table-cell office:value-type="float" office:value="70976.7976251365">
                <text:p>70976.79762513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5.3435385227203">
                <text:p>75.3435385227203</text:p>
              </table:table-cell>
              <table:table-cell office:value-type="float" office:value="73161.4199928102">
                <text:p>73161.41999281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.4356129169464">
                <text:p>75.4356129169464</text:p>
              </table:table-cell>
              <table:table-cell office:value-type="float" office:value="73853.3232518877">
                <text:p>73853.32325188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5.5271527767181">
                <text:p>75.5271527767181</text:p>
              </table:table-cell>
              <table:table-cell office:value-type="float" office:value="75420.6967021404">
                <text:p>75420.69670214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5.6200227737427">
                <text:p>75.6200227737427</text:p>
              </table:table-cell>
              <table:table-cell office:value-type="float" office:value="75460.3232963224">
                <text:p>75460.32329632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5.7111532688141">
                <text:p>75.7111532688141</text:p>
              </table:table-cell>
              <table:table-cell office:value-type="float" office:value="77954.1469014648">
                <text:p>77954.14690146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5.802497625351">
                <text:p>75.802497625351</text:p>
              </table:table-cell>
              <table:table-cell office:value-type="float" office:value="78822.6035299092">
                <text:p>78822.60352990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.8952045440674">
                <text:p>75.8952045440674</text:p>
              </table:table-cell>
              <table:table-cell office:value-type="float" office:value="78613.3343757474">
                <text:p>78613.33437574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5.9865229129791">
                <text:p>75.9865229129791</text:p>
              </table:table-cell>
              <table:table-cell office:value-type="float" office:value="80772.3581564265">
                <text:p>80772.35815642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6.0790257453918">
                <text:p>76.0790257453918</text:p>
              </table:table-cell>
              <table:table-cell office:value-type="float" office:value="80516.45345052">
                <text:p>80516.453450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6.1702139377594">
                <text:p>76.1702139377594</text:p>
              </table:table-cell>
              <table:table-cell office:value-type="float" office:value="82466.817301181">
                <text:p>82466.81730118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6.2629261016846">
                <text:p>76.2629261016846</text:p>
              </table:table-cell>
              <table:table-cell office:value-type="float" office:value="81887.8524518918">
                <text:p>81887.85245189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6.3540763854981">
                <text:p>76.3540763854981</text:p>
              </table:table-cell>
              <table:table-cell office:value-type="float" office:value="83905.3887714746">
                <text:p>83905.38877147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6.4453892707825">
                <text:p>76.4453892707825</text:p>
              </table:table-cell>
              <table:table-cell office:value-type="float" office:value="84369.2538682068">
                <text:p>84369.25386820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6.5384473800659">
                <text:p>76.5384473800659</text:p>
              </table:table-cell>
              <table:table-cell office:value-type="float" office:value="83302.7885446077">
                <text:p>83302.78854460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6.6301894187927">
                <text:p>76.6301894187927</text:p>
              </table:table-cell>
              <table:table-cell office:value-type="float" office:value="84933.8003399221">
                <text:p>84933.80033992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6.7224364280701">
                <text:p>76.7224364280701</text:p>
              </table:table-cell>
              <table:table-cell office:value-type="float" office:value="84902.4815151766">
                <text:p>84902.48151517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6.8137323856354">
                <text:p>76.8137323856354</text:p>
              </table:table-cell>
              <table:table-cell office:value-type="float" office:value="86049.8121658924">
                <text:p>86049.81216589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6.905971288681">
                <text:p>76.905971288681</text:p>
              </table:table-cell>
              <table:table-cell office:value-type="float" office:value="85343.5995016517">
                <text:p>85343.59950165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6.9977836608887">
                <text:p>76.9977836608887</text:p>
              </table:table-cell>
              <table:table-cell office:value-type="float" office:value="85914.3469483678">
                <text:p>85914.346948367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7.0893876552582">
                <text:p>77.0893876552582</text:p>
              </table:table-cell>
              <table:table-cell office:value-type="float" office:value="86109.7821584269">
                <text:p>86109.782158426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7.1815083026886">
                <text:p>77.1815083026886</text:p>
              </table:table-cell>
              <table:table-cell office:value-type="float" office:value="85626.8406706317">
                <text:p>85626.840670631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7.2729804515839">
                <text:p>77.2729804515839</text:p>
              </table:table-cell>
              <table:table-cell office:value-type="float" office:value="86146.4401478385">
                <text:p>86146.44014783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7.3661534786224">
                <text:p>77.3661534786224</text:p>
              </table:table-cell>
              <table:table-cell office:value-type="float" office:value="84402.1091720489">
                <text:p>84402.10917204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7.4574093818665">
                <text:p>77.4574093818665</text:p>
              </table:table-cell>
              <table:table-cell office:value-type="float" office:value="85912.2502906559">
                <text:p>85912.250290655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7.5495355129242">
                <text:p>77.5495355129242</text:p>
              </table:table-cell>
              <table:table-cell office:value-type="float" office:value="84753.3692162368">
                <text:p>84753.369216236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7.6407110691071">
                <text:p>77.6407110691071</text:p>
              </table:table-cell>
              <table:table-cell office:value-type="float" office:value="85198.2738051033">
                <text:p>85198.273805103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7.7326431274414">
                <text:p>77.7326431274414</text:p>
              </table:table-cell>
              <table:table-cell office:value-type="float" office:value="83975.0587539647">
                <text:p>83975.05875396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7.8259139060974">
                <text:p>77.8259139060974</text:p>
              </table:table-cell>
              <table:table-cell office:value-type="float" office:value="82255.1297474988">
                <text:p>82255.12974749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7.9178092479706">
                <text:p>77.9178092479706</text:p>
              </table:table-cell>
              <table:table-cell office:value-type="float" office:value="82789.8329221118">
                <text:p>82789.83292211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8.0104629993439">
                <text:p>78.0104629993439</text:p>
              </table:table-cell>
              <table:table-cell office:value-type="float" office:value="81421.4199445214">
                <text:p>81421.41994452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8.1015510559082">
                <text:p>78.1015510559082</text:p>
              </table:table-cell>
              <table:table-cell office:value-type="float" office:value="82030.51291058">
                <text:p>82030.5129105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8.194415807724">
                <text:p>78.194415807724</text:p>
              </table:table-cell>
              <table:table-cell office:value-type="float" office:value="79599.6312428916">
                <text:p>79599.63124289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8.2855658531189">
                <text:p>78.2855658531189</text:p>
              </table:table-cell>
              <table:table-cell office:value-type="float" office:value="80219.3785896822">
                <text:p>80219.378589682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8.37668800354">
                <text:p>78.37668800354</text:p>
              </table:table-cell>
              <table:table-cell office:value-type="float" office:value="79278.1992809934">
                <text:p>79278.19928099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8.4688367843628">
                <text:p>78.4688367843628</text:p>
              </table:table-cell>
              <table:table-cell office:value-type="float" office:value="77439.982778784">
                <text:p>77439.98277878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8.5598306655884">
                <text:p>78.5598306655884</text:p>
              </table:table-cell>
              <table:table-cell office:value-type="float" office:value="77367.8395204058">
                <text:p>77367.83952040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8.6519362926483">
                <text:p>78.6519362926483</text:p>
              </table:table-cell>
              <table:table-cell office:value-type="float" office:value="75304.8453324843">
                <text:p>75304.845332484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8.7431180477142">
                <text:p>78.7431180477142</text:p>
              </table:table-cell>
              <table:table-cell office:value-type="float" office:value="74927.2702094947">
                <text:p>74927.270209494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8.8349506855011">
                <text:p>78.8349506855011</text:p>
              </table:table-cell>
              <table:table-cell office:value-type="float" office:value="73263.7127947369">
                <text:p>73263.71279473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8.9260263442993">
                <text:p>78.9260263442993</text:p>
              </table:table-cell>
              <table:table-cell office:value-type="float" office:value="72730.739337014">
                <text:p>72730.7393370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9.0172719955444">
                <text:p>79.0172719955444</text:p>
              </table:table-cell>
              <table:table-cell office:value-type="float" office:value="71367.7847781099">
                <text:p>71367.78477810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9.1094751358032">
                <text:p>79.1094751358032</text:p>
              </table:table-cell>
              <table:table-cell office:value-type="float" office:value="69411.9525868311">
                <text:p>69411.95258683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9.2008435726166">
                <text:p>79.2008435726166</text:p>
              </table:table-cell>
              <table:table-cell office:value-type="float" office:value="68732.7070378653">
                <text:p>68732.70703786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9.2932176589966">
                <text:p>79.2932176589966</text:p>
              </table:table-cell>
              <table:table-cell office:value-type="float" office:value="66771.9729819716">
                <text:p>66771.97298197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9.3842837810516">
                <text:p>79.3842837810516</text:p>
              </table:table-cell>
              <table:table-cell office:value-type="float" office:value="66501.1297652366">
                <text:p>66501.12976523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9.4760527610779">
                <text:p>79.4760527610779</text:p>
              </table:table-cell>
              <table:table-cell office:value-type="float" office:value="64684.1666792238">
                <text:p>64684.166679223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9.5668370723724">
                <text:p>79.5668370723724</text:p>
              </table:table-cell>
              <table:table-cell office:value-type="float" office:value="64152.0535536548">
                <text:p>64152.05355365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9.6579215526581">
                <text:p>79.6579215526581</text:p>
              </table:table-cell>
              <table:table-cell office:value-type="float" office:value="62711.0127003738">
                <text:p>62711.012700373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9.7509894371033">
                <text:p>79.7509894371033</text:p>
              </table:table-cell>
              <table:table-cell office:value-type="float" office:value="60171.1324307361">
                <text:p>60171.13243073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9.8416135311127">
                <text:p>79.8416135311127</text:p>
              </table:table-cell>
              <table:table-cell office:value-type="float" office:value="60557.8467844411">
                <text:p>60557.84678444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9.9340081214905">
                <text:p>79.9340081214905</text:p>
              </table:table-cell>
              <table:table-cell office:value-type="float" office:value="58271.8098319876">
                <text:p>58271.80983198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0.0252618789673">
                <text:p>80.0252618789673</text:p>
              </table:table-cell>
              <table:table-cell office:value-type="float" office:value="57860.6311235127">
                <text:p>57860.631123512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0.1171476840973">
                <text:p>80.1171476840973</text:p>
              </table:table-cell>
              <table:table-cell office:value-type="float" office:value="56330.7900788019">
                <text:p>56330.79007880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0.2084555625916">
                <text:p>80.2084555625916</text:p>
              </table:table-cell>
              <table:table-cell office:value-type="float" office:value="55635.9438393829">
                <text:p>55635.943839382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0.2993056774139">
                <text:p>80.2993056774139</text:p>
              </table:table-cell>
              <table:table-cell office:value-type="float" office:value="54859.5894429384">
                <text:p>54859.589442938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0.3908638954163">
                <text:p>80.3908638954163</text:p>
              </table:table-cell>
              <table:table-cell office:value-type="float" office:value="53474.1731198392">
                <text:p>53474.17311983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0.4816420078278">
                <text:p>80.4816420078278</text:p>
              </table:table-cell>
              <table:table-cell office:value-type="float" office:value="53052.4360119868">
                <text:p>53052.43601198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0.5741620063782">
                <text:p>80.5741620063782</text:p>
              </table:table-cell>
              <table:table-cell office:value-type="float" office:value="51188.9329248023">
                <text:p>51188.93292480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0.6651902198792">
                <text:p>80.6651902198792</text:p>
              </table:table-cell>
              <table:table-cell office:value-type="float" office:value="51236.861854374">
                <text:p>51236.8618543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0.7567348480225">
                <text:p>80.7567348480225</text:p>
              </table:table-cell>
              <table:table-cell office:value-type="float" office:value="50248.715771709">
                <text:p>50248.7157717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0.8473591804504">
                <text:p>80.8473591804504</text:p>
              </table:table-cell>
              <table:table-cell office:value-type="float" office:value="50052.7824975138">
                <text:p>50052.782497513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0.9379479885101">
                <text:p>80.9379479885101</text:p>
              </table:table-cell>
              <table:table-cell office:value-type="float" office:value="49454.2327684449">
                <text:p>49454.232768444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1.0295202732086">
                <text:p>81.0295202732086</text:p>
              </table:table-cell>
              <table:table-cell office:value-type="float" office:value="48398.9234798819">
                <text:p>48398.92347988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.1202383041382">
                <text:p>81.1202383041382</text:p>
              </table:table-cell>
              <table:table-cell office:value-type="float" office:value="48413.7492293015">
                <text:p>48413.74922930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1.2122280597687">
                <text:p>81.2122280597687</text:p>
              </table:table-cell>
              <table:table-cell office:value-type="float" office:value="47396.5820445633">
                <text:p>47396.58204456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1.3029456138611">
                <text:p>81.3029456138611</text:p>
              </table:table-cell>
              <table:table-cell office:value-type="float" office:value="47708.5173128829">
                <text:p>47708.51731288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1.3957552909851">
                <text:p>81.3957552909851</text:p>
              </table:table-cell>
              <table:table-cell office:value-type="float" office:value="46460.6723524939">
                <text:p>46460.67235249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1.4862561225891">
                <text:p>81.4862561225891</text:p>
              </table:table-cell>
              <table:table-cell office:value-type="float" office:value="47469.1770656607">
                <text:p>47469.17706566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1.5774056911469">
                <text:p>81.5774056911469</text:p>
              </table:table-cell>
              <table:table-cell office:value-type="float" office:value="47131.3256658881">
                <text:p>47131.325665888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1.6689627170563">
                <text:p>81.6689627170563</text:p>
              </table:table-cell>
              <table:table-cell office:value-type="float" office:value="46921.5765510992">
                <text:p>46921.57655109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1.7593891620636">
                <text:p>81.7593891620636</text:p>
              </table:table-cell>
              <table:table-cell office:value-type="float" office:value="47596.6958520972">
                <text:p>47596.69585209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1.851194858551">
                <text:p>81.851194858551</text:p>
              </table:table-cell>
              <table:table-cell office:value-type="float" office:value="47055.9035581375">
                <text:p>47055.90355813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1.9417853355408">
                <text:p>81.9417853355408</text:p>
              </table:table-cell>
              <table:table-cell office:value-type="float" office:value="47952.0601320125">
                <text:p>47952.06013201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2.0332639217377">
                <text:p>82.0332639217377</text:p>
              </table:table-cell>
              <table:table-cell office:value-type="float" office:value="47836.3317791232">
                <text:p>47836.33177912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2.1242136955261">
                <text:p>82.1242136955261</text:p>
              </table:table-cell>
              <table:table-cell office:value-type="float" office:value="48466.3107601889">
                <text:p>48466.31076018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2.2150964736938">
                <text:p>82.2150964736938</text:p>
              </table:table-cell>
              <table:table-cell office:value-type="float" office:value="49030.1913061728">
                <text:p>49030.19130617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2.3075461387634">
                <text:p>82.3075461387634</text:p>
              </table:table-cell>
              <table:table-cell office:value-type="float" office:value="48718.4025665228">
                <text:p>48718.40256652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2.3981621265411">
                <text:p>82.3981621265411</text:p>
              </table:table-cell>
              <table:table-cell office:value-type="float" office:value="50322.2456856745">
                <text:p>50322.24568567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.489869594574">
                <text:p>82.489869594574</text:p>
              </table:table-cell>
              <table:table-cell office:value-type="float" office:value="50421.1935972796">
                <text:p>50421.193597279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2.5805501937866">
                <text:p>82.5805501937866</text:p>
              </table:table-cell>
              <table:table-cell office:value-type="float" office:value="51786.1597825115">
                <text:p>51786.15978251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2.6719591617584">
                <text:p>82.6719591617584</text:p>
              </table:table-cell>
              <table:table-cell office:value-type="float" office:value="52161.1840259574">
                <text:p>52161.18402595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2.7629833221436">
                <text:p>82.7629833221436</text:p>
              </table:table-cell>
              <table:table-cell office:value-type="float" office:value="53260.5846567291">
                <text:p>53260.58465672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2.8539366722107">
                <text:p>82.8539366722107</text:p>
              </table:table-cell>
              <table:table-cell office:value-type="float" office:value="54269.5788154742">
                <text:p>54269.578815474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2.9455456733704">
                <text:p>82.9455456733704</text:p>
              </table:table-cell>
              <table:table-cell office:value-type="float" office:value="54841.7724939881">
                <text:p>54841.77249398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3.0363988876343">
                <text:p>83.0363988876343</text:p>
              </table:table-cell>
              <table:table-cell office:value-type="float" office:value="56354.6379892197">
                <text:p>56354.63798921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3.1288754940033">
                <text:p>83.1288754940033</text:p>
              </table:table-cell>
              <table:table-cell office:value-type="float" office:value="56403.4538549791">
                <text:p>56403.45385497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3.2201404571533">
                <text:p>83.2201404571533</text:p>
              </table:table-cell>
              <table:table-cell office:value-type="float" office:value="58291.8111877699">
                <text:p>58291.81118776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3.3121626377106">
                <text:p>83.3121626377106</text:p>
              </table:table-cell>
              <table:table-cell office:value-type="float" office:value="58942.3111597045">
                <text:p>58942.31115970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.4033501148224">
                <text:p>83.4033501148224</text:p>
              </table:table-cell>
              <table:table-cell office:value-type="float" office:value="60710.0906324189">
                <text:p>60710.09063241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3.4942421913147">
                <text:p>83.4942421913147</text:p>
              </table:table-cell>
              <table:table-cell office:value-type="float" office:value="62139.6299651915">
                <text:p>62139.62996519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3.5865263938904">
                <text:p>83.5865263938904</text:p>
              </table:table-cell>
              <table:table-cell office:value-type="float" office:value="62415.8831006438">
                <text:p>62415.883100643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3.6774868965149">
                <text:p>83.6774868965149</text:p>
              </table:table-cell>
              <table:table-cell office:value-type="float" office:value="64555.4920055777">
                <text:p>64555.49200557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3.7695577144623">
                <text:p>83.7695577144623</text:p>
              </table:table-cell>
              <table:table-cell office:value-type="float" office:value="64993.4488843083">
                <text:p>64993.44888430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3.8607006072998">
                <text:p>83.8607006072998</text:p>
              </table:table-cell>
              <table:table-cell office:value-type="float" office:value="66971.7606054185">
                <text:p>66971.76060541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3.9530937671661">
                <text:p>83.9530937671661</text:p>
              </table:table-cell>
              <table:table-cell office:value-type="float" office:value="67277.7076678924">
                <text:p>67277.70766789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4.044529914856">
                <text:p>84.044529914856</text:p>
              </table:table-cell>
              <table:table-cell office:value-type="float" office:value="69206.7651566709">
                <text:p>69206.765156670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4.1358499526978">
                <text:p>84.1358499526978</text:p>
              </table:table-cell>
              <table:table-cell office:value-type="float" office:value="70608.8187476503">
                <text:p>70608.818747650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4.2282741069794">
                <text:p>84.2282741069794</text:p>
              </table:table-cell>
              <table:table-cell office:value-type="float" office:value="70977.1168693813">
                <text:p>70977.11686938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4.3199014663696">
                <text:p>84.3199014663696</text:p>
              </table:table-cell>
              <table:table-cell office:value-type="float" office:value="72729.3686552367">
                <text:p>72729.368655236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4.4119784832001">
                <text:p>84.4119784832001</text:p>
              </table:table-cell>
              <table:table-cell office:value-type="float" office:value="73590.5683442992">
                <text:p>73590.56834429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4.5033864974976">
                <text:p>84.5033864974976</text:p>
              </table:table-cell>
              <table:table-cell office:value-type="float" office:value="75266.9232875926">
                <text:p>75266.92328759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4.5955421924591">
                <text:p>84.5955421924591</text:p>
              </table:table-cell>
              <table:table-cell office:value-type="float" office:value="75784.7901088922">
                <text:p>75784.79010889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4.6869993209839">
                <text:p>84.6869993209839</text:p>
              </table:table-cell>
              <table:table-cell office:value-type="float" office:value="77413.3204726811">
                <text:p>77413.32047268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4.7783482074738">
                <text:p>84.7783482074738</text:p>
              </table:table-cell>
              <table:table-cell office:value-type="float" office:value="78555.9657675293">
                <text:p>78555.96576752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4.8709540367127">
                <text:p>84.8709540367127</text:p>
              </table:table-cell>
              <table:table-cell office:value-type="float" office:value="78439.9865505372">
                <text:p>78439.98655053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4.9621171951294">
                <text:p>84.9621171951294</text:p>
              </table:table-cell>
              <table:table-cell office:value-type="float" office:value="80646.6134750475">
                <text:p>80646.61347504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5.0547590255737">
                <text:p>85.0547590255737</text:p>
              </table:table-cell>
              <table:table-cell office:value-type="float" office:value="80222.9399435877">
                <text:p>80222.93994358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5.1462283134461">
                <text:p>85.1462283134461</text:p>
              </table:table-cell>
              <table:table-cell office:value-type="float" office:value="82038.4653095269">
                <text:p>82038.46530952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5.2391338348389">
                <text:p>85.2391338348389</text:p>
              </table:table-cell>
              <table:table-cell office:value-type="float" office:value="81545.2072860904">
                <text:p>81545.20728609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5.3310925960541">
                <text:p>85.3310925960541</text:p>
              </table:table-cell>
              <table:table-cell office:value-type="float" office:value="83080.7189988152">
                <text:p>83080.71899881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.4222800731659">
                <text:p>85.4222800731659</text:p>
              </table:table-cell>
              <table:table-cell office:value-type="float" office:value="84397.5537404437">
                <text:p>84397.55374044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5.5144128799438">
                <text:p>85.5144128799438</text:p>
              </table:table-cell>
              <table:table-cell office:value-type="float" office:value="84052.5787807977">
                <text:p>84052.57878079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5.6056563854218">
                <text:p>85.6056563854218</text:p>
              </table:table-cell>
              <table:table-cell office:value-type="float" office:value="85310.181357345">
                <text:p>85310.1813573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5.6987886428833">
                <text:p>85.6987886428833</text:p>
              </table:table-cell>
              <table:table-cell office:value-type="float" office:value="84009.56030976">
                <text:p>84009.560309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5.7906658649445">
                <text:p>85.7906658649445</text:p>
              </table:table-cell>
              <table:table-cell office:value-type="float" office:value="85418.342260893">
                <text:p>85418.3422608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5.8828251361847">
                <text:p>85.8828251361847</text:p>
              </table:table-cell>
              <table:table-cell office:value-type="float" office:value="85417.342108531">
                <text:p>85417.3421085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5.9742977619171">
                <text:p>85.9742977619171</text:p>
              </table:table-cell>
              <table:table-cell office:value-type="float" office:value="86233.4489344844">
                <text:p>86233.44893448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6.0656938552856">
                <text:p>86.0656938552856</text:p>
              </table:table-cell>
              <table:table-cell office:value-type="float" office:value="86305.6582538354">
                <text:p>86305.658253835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6.1581003665924">
                <text:p>86.1581003665924</text:p>
              </table:table-cell>
              <table:table-cell office:value-type="float" office:value="85361.95002335">
                <text:p>85361.950023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6.2493982315064">
                <text:p>86.2493982315064</text:p>
              </table:table-cell>
              <table:table-cell office:value-type="float" office:value="86310.8902648258">
                <text:p>86310.890264825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6.3416748046875">
                <text:p>86.3416748046875</text:p>
              </table:table-cell>
              <table:table-cell office:value-type="float" office:value="85222.0637253382">
                <text:p>85222.063725338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6.4329674243927">
                <text:p>86.4329674243927</text:p>
              </table:table-cell>
              <table:table-cell office:value-type="float" office:value="85965.3280335537">
                <text:p>85965.32803355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6.5255069732666">
                <text:p>86.5255069732666</text:p>
              </table:table-cell>
              <table:table-cell office:value-type="float" office:value="84461.1854619093">
                <text:p>84461.18546190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6.6168820858002">
                <text:p>86.6168820858002</text:p>
              </table:table-cell>
              <table:table-cell office:value-type="float" office:value="85099.7583958461">
                <text:p>85099.758395846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6.7083933353424">
                <text:p>86.7083933353424</text:p>
              </table:table-cell>
              <table:table-cell office:value-type="float" office:value="84536.0547331343">
                <text:p>84536.05473313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6.8005087375641">
                <text:p>86.8005087375641</text:p>
              </table:table-cell>
              <table:table-cell office:value-type="float" office:value="83373.6792628637">
                <text:p>83373.67926286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6.8917579650879">
                <text:p>86.8917579650879</text:p>
              </table:table-cell>
              <table:table-cell office:value-type="float" office:value="83551.3922351964">
                <text:p>83551.39223519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6.9840393066406">
                <text:p>86.9840393066406</text:p>
              </table:table-cell>
              <table:table-cell office:value-type="float" office:value="81923.3863833657">
                <text:p>81923.38638336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7.0753257274628">
                <text:p>87.0753257274628</text:p>
              </table:table-cell>
              <table:table-cell office:value-type="float" office:value="82115.1703888655">
                <text:p>82115.17038886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7.1679427623749">
                <text:p>87.1679427623749</text:p>
              </table:table-cell>
              <table:table-cell office:value-type="float" office:value="80071.6629185716">
                <text:p>80071.66291857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7.2596225738525">
                <text:p>87.2596225738525</text:p>
              </table:table-cell>
              <table:table-cell office:value-type="float" office:value="80017.6165478646">
                <text:p>80017.61654786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7.3510167598724">
                <text:p>87.3510167598724</text:p>
              </table:table-cell>
              <table:table-cell office:value-type="float" office:value="79304.8257842357">
                <text:p>79304.82578423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7.4431211948395">
                <text:p>87.4431211948395</text:p>
              </table:table-cell>
              <table:table-cell office:value-type="float" office:value="77737.841859213">
                <text:p>77737.8418592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7.5344905853271">
                <text:p>87.5344905853271</text:p>
              </table:table-cell>
              <table:table-cell office:value-type="float" office:value="77312.5437555939">
                <text:p>77312.54375559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7.6268615722656">
                <text:p>87.6268615722656</text:p>
              </table:table-cell>
              <table:table-cell office:value-type="float" office:value="75434.9415432902">
                <text:p>75434.94154329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7.7179546356201">
                <text:p>87.7179546356201</text:p>
              </table:table-cell>
              <table:table-cell office:value-type="float" office:value="75351.511380054">
                <text:p>75351.5113800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7.8098013401032">
                <text:p>87.8098013401032</text:p>
              </table:table-cell>
              <table:table-cell office:value-type="float" office:value="73600.8987807379">
                <text:p>73600.898780737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7.9008219242096">
                <text:p>87.9008219242096</text:p>
              </table:table-cell>
              <table:table-cell office:value-type="float" office:value="73038.4238385616">
                <text:p>73038.42383856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7.9925026893616">
                <text:p>87.9925026893616</text:p>
              </table:table-cell>
              <table:table-cell office:value-type="float" office:value="71378.1128369962">
                <text:p>71378.11283699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8.0850176811218">
                <text:p>88.0850176811218</text:p>
              </table:table-cell>
              <table:table-cell office:value-type="float" office:value="69437.3947159542">
                <text:p>69437.39471595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8.1756932735443">
                <text:p>88.1756932735443</text:p>
              </table:table-cell>
              <table:table-cell office:value-type="float" office:value="69610.7941659808">
                <text:p>69610.79416598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8.2675113677979">
                <text:p>88.2675113677979</text:p>
              </table:table-cell>
              <table:table-cell office:value-type="float" office:value="67524.8168719311">
                <text:p>67524.81687193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8.3585765361786">
                <text:p>88.3585765361786</text:p>
              </table:table-cell>
              <table:table-cell office:value-type="float" office:value="66853.2228979854">
                <text:p>66853.22289798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8.4503033161163">
                <text:p>88.4503033161163</text:p>
              </table:table-cell>
              <table:table-cell office:value-type="float" office:value="65062.7875964962">
                <text:p>65062.78759649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8.5408973693848">
                <text:p>88.5408973693848</text:p>
              </table:table-cell>
              <table:table-cell office:value-type="float" office:value="64640.0043791894">
                <text:p>64640.00437918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8.6320905685425">
                <text:p>88.6320905685425</text:p>
              </table:table-cell>
              <table:table-cell office:value-type="float" office:value="62987.1531326145">
                <text:p>62987.153132614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8.7237825393677">
                <text:p>88.7237825393677</text:p>
              </table:table-cell>
              <table:table-cell office:value-type="float" office:value="61423.0444532274">
                <text:p>61423.044453227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8.8142731189728">
                <text:p>88.8142731189728</text:p>
              </table:table-cell>
              <table:table-cell office:value-type="float" office:value="61000.824882425">
                <text:p>61000.8248824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8.9067416191101">
                <text:p>88.9067416191101</text:p>
              </table:table-cell>
              <table:table-cell office:value-type="float" office:value="58571.2971655911">
                <text:p>58571.29716559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8.9977281093598">
                <text:p>88.9977281093598</text:p>
              </table:table-cell>
              <table:table-cell office:value-type="float" office:value="58382.2937386178">
                <text:p>58382.29373861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9.0896139144897">
                <text:p>89.0896139144897</text:p>
              </table:table-cell>
              <table:table-cell office:value-type="float" office:value="56679.0484409583">
                <text:p>56679.048440958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9.1805417537689">
                <text:p>89.1805417537689</text:p>
              </table:table-cell>
              <table:table-cell office:value-type="float" office:value="56220.4055493354">
                <text:p>56220.40554933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9.2712914943695">
                <text:p>89.2712914943695</text:p>
              </table:table-cell>
              <table:table-cell office:value-type="float" office:value="55272.8852645075">
                <text:p>55272.88526450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9.3631041049957">
                <text:p>89.3631041049957</text:p>
              </table:table-cell>
              <table:table-cell office:value-type="float" office:value="53674.5439040224">
                <text:p>53674.54390402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9.4542565345764">
                <text:p>89.4542565345764</text:p>
              </table:table-cell>
              <table:table-cell office:value-type="float" office:value="53097.8715791181">
                <text:p>53097.871579118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9.5458862781525">
                <text:p>89.5458862781525</text:p>
              </table:table-cell>
              <table:table-cell office:value-type="float" office:value="51948.1973236054">
                <text:p>51948.197323605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9.636444568634">
                <text:p>89.636444568634</text:p>
              </table:table-cell>
              <table:table-cell office:value-type="float" office:value="51767.7616822307">
                <text:p>51767.76168223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9.7284805774689">
                <text:p>89.7284805774689</text:p>
              </table:table-cell>
              <table:table-cell office:value-type="float" office:value="50154.2826382611">
                <text:p>50154.28263826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9.8193800449371">
                <text:p>89.8193800449371</text:p>
              </table:table-cell>
              <table:table-cell office:value-type="float" office:value="50077.3010753816">
                <text:p>50077.30107538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9.9099793434143">
                <text:p>89.9099793434143</text:p>
              </table:table-cell>
              <table:table-cell office:value-type="float" office:value="49625.1083128729">
                <text:p>49625.108312872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0.0018062591553">
                <text:p>90.0018062591553</text:p>
              </table:table-cell>
              <table:table-cell office:value-type="float" office:value="48438.9567493184">
                <text:p>48438.956749318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0.0922057628632">
                <text:p>90.0922057628632</text:p>
              </table:table-cell>
              <table:table-cell office:value-type="float" office:value="48761.3296445065">
                <text:p>48761.32964450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0.1837265491486">
                <text:p>90.1837265491486</text:p>
              </table:table-cell>
              <table:table-cell office:value-type="float" office:value="47726.8626864583">
                <text:p>47726.86268645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0.2745568752289">
                <text:p>90.2745568752289</text:p>
              </table:table-cell>
              <table:table-cell office:value-type="float" office:value="47737.3602750873">
                <text:p>47737.36027508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0.3663291931152">
                <text:p>90.3663291931152</text:p>
              </table:table-cell>
              <table:table-cell office:value-type="float" office:value="47073.0183076527">
                <text:p>47073.01830765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0.4569039344788">
                <text:p>90.4569039344788</text:p>
              </table:table-cell>
              <table:table-cell office:value-type="float" office:value="47518.7666584188">
                <text:p>47518.76665841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0.5477747917175">
                <text:p>90.5477747917175</text:p>
              </table:table-cell>
              <table:table-cell office:value-type="float" office:value="47275.8828357034">
                <text:p>47275.88283570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0.6406621932984">
                <text:p>90.6406621932984</text:p>
              </table:table-cell>
              <table:table-cell office:value-type="float" office:value="46249.5443611107">
                <text:p>46249.5443611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